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  <style:font-face style:name="Arial" svg:font-family="Arial"/>
  </office:font-face-decls>
  <office:automatic-styles>
    <style:style style:name="ce1" style:family="table-cell" style:parent-style-name="Hiperlink" style:data-style-name="N0">
      <style:table-cell-properties style:vertical-align="middle" fo:background-color="#FFFFFF" style:repeat-content="false"/>
      <style:paragraph-properties fo:text-align="center"/>
      <style:text-properties fo:color="#0563C1" style:text-underline-style="solid" style:text-underline-type="single" fo:font-weight="bold" style:font-weight-asian="bold" style:font-weight-complex="bold"/>
    </style:style>
    <style:style style:name="ce2" style:family="table-cell" style:parent-style-name="Default" style:data-style-name="N0">
      <style:table-cell-properties style:vertical-align="middle"/>
    </style:style>
    <style:style style:name="ce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/>
    </style:style>
    <style:style style:name="ce7" style:family="table-cell" style:parent-style-name="Default" style:data-style-name="N0">
      <style:table-cell-properties style:vertical-align="middle" fo:wrap-option="wrap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366092" style:repeat-content="false"/>
      <style:paragraph-properties fo:text-align="center"/>
      <style:text-properties fo:color="#FFFFFF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wrap-option="wrap" fo:background-color="#366092" style:repeat-content="false"/>
      <style:paragraph-properties fo:text-align="center"/>
      <style:text-properties fo:color="#FFFFFF" fo:font-weight="bold" style:font-weight-asian="bold" style:font-weight-complex="bold"/>
    </style:style>
    <style:style style:name="ce11" style:family="table-cell" style:parent-style-name="Normal_32_3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12" style:family="table-cell" style:parent-style-name="Normal_32_3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#FFFFFF"/>
    </style:style>
    <style:style style:name="ce14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</style:style>
    <style:style style:name="ce15" style:family="table-cell" style:parent-style-name="Normal_32_3" style:data-style-name="N0">
      <style:table-cell-properties fo:border="thin solid #000000" style:vertical-align="middle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/>
    </style:style>
    <style:style style:name="ce17" style:family="table-cell" style:parent-style-name="Normal_32_3" style:data-style-name="N0">
      <style:table-cell-properties fo:border="thin solid #000000" style:vertical-align="middle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8" style:family="table-cell" style:parent-style-name="Normal_32_3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19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fo:color="#000000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/>
    </style:style>
    <style:style style:name="ce21" style:family="table-cell" style:parent-style-name="Normal_32_3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22" style:family="table-cell" style:parent-style-name="Default" style:data-style-name="N0">
      <style:table-cell-properties fo:border="thin solid #000000" style:vertical-align="middle" fo:wrap-option="wrap"/>
    </style:style>
    <style:style style:name="ce2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/>
      <style:text-properties fo:color="#000000"/>
    </style:style>
    <style:style style:name="ce24" style:family="table-cell" style:parent-style-name="Normal_32_3" style:data-style-name="N0">
      <style:table-cell-properties fo:border="thin solid #000000" style:vertical-align="middle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25" style:family="table-cell" style:parent-style-name="Normal_32_3" style:data-style-name="N0">
      <style:table-cell-properties fo:border="thin solid #000000" style:vertical-align="middle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26" style:family="table-cell" style:parent-style-name="Default" style:data-style-name="N0">
      <style:table-cell-properties fo:border="thin solid #000000" style:vertical-align="middle" fo:wrap-option="wrap" fo:background-color="#FFFFFF"/>
    </style:style>
    <style:style style:name="ce27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fo:color="#000000"/>
    </style:style>
    <style:style style:name="ce28" style:family="table-cell" style:parent-style-name="Default" style:data-style-name="N0">
      <style:table-cell-properties fo:border="thin solid #000000" style:vertical-align="middle" fo:wrap-option="wrap"/>
      <style:text-properties fo:color="#000000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/>
    </style:style>
    <style:style style:name="ce30" style:family="table-cell" style:parent-style-name="Default" style:data-style-name="N0">
      <style:table-cell-properties fo:border="thin solid #000000" style:vertical-align="middle" fo:wrap-option="wrap" fo:background-color="transparent"/>
    </style:style>
    <style:style style:name="ce31" style:family="table-cell" style:parent-style-name="Normal_32_2" style:data-style-name="N0">
      <style:table-cell-properties fo:border="thin solid #000000" style:vertical-align="middle" fo:wrap-option="wrap" fo:background-color="transparent" style:cell-protect="protected"/>
    </style:style>
    <style:style style:name="ce32" style:family="table-cell" style:parent-style-name="Normal_32_2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</style:style>
    <style:style style:name="ce33" style:family="table-cell" style:parent-style-name="Normal_32_2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start" fo:margin-left="0cm"/>
    </style:style>
    <style:style style:name="ce34" style:family="table-cell" style:parent-style-name="Normal_32_2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center"/>
    </style:style>
    <style:style style:name="ce35" style:family="table-cell" style:parent-style-name="Normal_32_2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</style:style>
    <style:style style:name="ce36" style:family="table-cell" style:parent-style-name="Default" style:data-style-name="N0">
      <style:table-cell-properties fo:background-color="#FFFFFF"/>
      <style:text-properties fo:color="#000000"/>
    </style:style>
    <style:style style:name="ce37" style:family="table-cell" style:parent-style-name="Default" style:data-style-name="N0">
      <style:table-cell-properties fo:border="thin solid #000000" style:vertical-align="automatic" fo:background-color="#305496" style:repeat-content="false"/>
      <style:paragraph-properties fo:text-align="center"/>
      <style:text-properties fo:color="#FFFFFF" fo:font-weight="bold" style:font-weight-asian="bold" style:font-weight-complex="bold"/>
    </style:style>
    <style:style style:name="ce38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000000"/>
    </style:style>
    <style:style style:name="ce39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</style:style>
    <style:style style:name="ce4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</style:style>
    <style:style style:name="ce4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00"/>
    </style:style>
    <style:style style:name="ce42" style:family="table-cell" style:parent-style-name="Hiperlink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563C1" style:text-underline-style="solid" style:text-underline-type="single" fo:font-weight="bold" style:font-weight-asian="bold" style:font-weight-complex="bold"/>
    </style:style>
    <style:style style:name="ce4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</style:style>
    <style:style style:name="ce44" style:family="table-cell" style:parent-style-name="Normal_32_3" style:data-style-name="N0">
      <style:table-cell-properties fo:border-top="thin solid #000000" fo:border-bottom="thin solid #000000" fo:border-left="thin solid #000000" fo:border-right="none" style:vertical-align="middle" fo:background-color="#D9E1F2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45" style:family="table-cell" style:parent-style-name="Normal_32_3" style:data-style-name="N0">
      <style:table-cell-properties fo:border-top="thin solid #000000" fo:border-bottom="thin solid #000000" fo:border-left="none" fo:border-right="none" style:vertical-align="middle" fo:background-color="#D9E1F2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46" style:family="table-cell" style:parent-style-name="Normal_32_3" style:data-style-name="N0">
      <style:table-cell-properties fo:border-top="thin solid #000000" fo:border-bottom="thin solid #000000" fo:border-left="none" fo:border-right="thin solid #000000" style:vertical-align="middle" fo:background-color="#D9E1F2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47" style:family="table-cell" style:parent-style-name="Normal_32_2" style:data-style-name="N0">
      <style:table-cell-properties fo:border-top="thin solid #000000" fo:border-bottom="thin solid #000000" fo:border-left="thin solid #000000" fo:border-right="none" style:vertical-align="middle" fo:wrap-option="wrap" fo:background-color="#D6DCE4" style:cell-protect="protected" style:repeat-content="false"/>
      <style:paragraph-properties fo:text-align="center"/>
    </style:style>
    <style:style style:name="ce48" style:family="table-cell" style:parent-style-name="Normal_32_2" style:data-style-name="N0">
      <style:table-cell-properties fo:border-top="thin solid #000000" fo:border-bottom="thin solid #000000" fo:border-left="none" fo:border-right="none" style:vertical-align="middle" fo:wrap-option="wrap" fo:background-color="#D6DCE4" style:cell-protect="protected" style:repeat-content="false"/>
      <style:paragraph-properties fo:text-align="center"/>
    </style:style>
    <style:style style:name="ce49" style:family="table-cell" style:parent-style-name="Normal_32_2" style:data-style-name="N0">
      <style:table-cell-properties fo:border-top="thin solid #000000" fo:border-bottom="thin solid #000000" fo:border-left="none" fo:border-right="thin solid #000000" style:vertical-align="middle" fo:wrap-option="wrap" fo:background-color="#D6DCE4" style:cell-protect="protected" style:repeat-content="false"/>
      <style:paragraph-properties fo:text-align="center"/>
    </style:style>
    <style:style style:name="ce50" style:family="table-cell" style:parent-style-name="Normal_32_3" style:data-style-name="N0">
      <style:table-cell-properties fo:border-top="thin solid #000000" fo:border-bottom="thin solid #000000" fo:border-left="thin solid #000000" fo:border-right="none" style:vertical-align="middle" fo:background-color="#B4C6E7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51" style:family="table-cell" style:parent-style-name="Normal_32_3" style:data-style-name="N0">
      <style:table-cell-properties fo:border-top="thin solid #000000" fo:border-bottom="thin solid #000000" fo:border-left="none" fo:border-right="none" style:vertical-align="middle" fo:background-color="#B4C6E7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52" style:family="table-cell" style:parent-style-name="Normal_32_3" style:data-style-name="N0">
      <style:table-cell-properties fo:border-top="thin solid #000000" fo:border-bottom="thin solid #000000" fo:border-left="none" fo:border-right="thin solid #000000" style:vertical-align="middle" fo:background-color="#B4C6E7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53" style:family="table-cell" style:parent-style-name="Normal_32_3" style:data-style-name="N0">
      <style:table-cell-properties fo:border-top="thin solid #000000" fo:border-bottom="thin solid #000000" fo:border-left="thin solid #000000" fo:border-right="none" style:vertical-align="middle" fo:wrap-option="wrap" fo:background-color="#D9E1F2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54" style:family="table-cell" style:parent-style-name="Normal_32_3" style:data-style-name="N0">
      <style:table-cell-properties fo:border-top="thin solid #000000" fo:border-bottom="thin solid #000000" fo:border-left="none" fo:border-right="none" style:vertical-align="middle" fo:wrap-option="wrap" fo:background-color="#D9E1F2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55" style:family="table-cell" style:parent-style-name="Normal_32_3" style:data-style-name="N0">
      <style:table-cell-properties fo:border-top="thin solid #000000" fo:border-bottom="thin solid #000000" fo:border-left="none" fo:border-right="thin solid #000000" style:vertical-align="middle" fo:wrap-option="wrap" fo:background-color="#D9E1F2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5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59" style:family="table-cell" style:parent-style-name="Default" style:data-style-name="N0">
      <style:table-cell-properties fo:border="thin solid #000000" style:vertical-align="automatic" fo:background-color="#305496" style:repeat-content="false"/>
      <style:paragraph-properties fo:text-align="center"/>
      <style:text-properties fo:color="#FFFFFF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FFFFFF" style:repeat-content="false"/>
      <style:paragraph-properties fo:text-align="start" fo:margin-left="0cm"/>
      <style:text-properties fo:color="#000000"/>
    </style:style>
    <style:style style:name="ce61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fo:color="#000000"/>
    </style:style>
    <style:style style:name="ce6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#FFFFFF" style:repeat-content="false"/>
      <style:paragraph-properties fo:text-align="start" fo:margin-left="0cm"/>
      <style:text-properties fo:color="#000000"/>
    </style:style>
    <style:style style:name="ce63" style:family="table-cell" style:parent-style-name="Normal_32_3" style:data-style-name="N0">
      <style:table-cell-properties fo:border="thin solid #000000" style:vertical-align="middle" fo:wrap-option="wrap" fo:background-color="#D9E1F2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64" style:family="table-cell" style:parent-style-name="Normal_32_3" style:data-style-name="N0">
      <style:table-cell-properties fo:border="thin solid #000000" style:vertical-align="middle" fo:background-color="#B4C6E7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65" style:family="table-cell" style:parent-style-name="Default" style:data-style-name="N0">
      <style:table-cell-properties fo:border="thin solid #000000" style:vertical-align="middle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66" style:family="table-cell" style:parent-style-name="Normal_32_3" style:data-style-name="N0">
      <style:table-cell-properties fo:border="thin solid #000000" style:vertical-align="middle" fo:background-color="#D9E1F2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67" style:family="table-cell" style:parent-style-name="Normal_32_2" style:data-style-name="N0">
      <style:table-cell-properties fo:border="thin solid #000000" style:vertical-align="middle" fo:wrap-option="wrap" fo:background-color="#D6DCE4" style:cell-protect="protected" style:repeat-content="false"/>
      <style:paragraph-properties fo:text-align="center"/>
    </style:style>
    <style:style style:name="ce68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start" fo:margin-left="0cm"/>
      <style:text-properties fo:color="#000000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563C1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4.365625cm" style:use-optimal-column-width="true"/>
    </style:style>
    <style:style style:name="co3" style:family="table-column">
      <style:table-column-properties fo:break-before="auto" style:column-width="4.048125cm"/>
    </style:style>
    <style:style style:name="co4" style:family="table-column">
      <style:table-column-properties fo:break-before="auto" style:column-width="12.0914583333333cm"/>
    </style:style>
    <style:style style:name="co5" style:family="table-column">
      <style:table-column-properties fo:break-before="auto" style:column-width="18.9441666666667cm"/>
    </style:style>
    <style:style style:name="co6" style:family="table-column">
      <style:table-column-properties fo:break-before="auto" style:column-width="0.767291666666667cm"/>
    </style:style>
    <style:style style:name="co7" style:family="table-column">
      <style:table-column-properties fo:break-before="auto" style:column-width="5.92666666666667cm"/>
    </style:style>
    <style:style style:name="co8" style:family="table-column">
      <style:table-column-properties fo:break-before="auto" style:column-width="10.5039583333333cm"/>
    </style:style>
    <style:style style:name="co9" style:family="table-column">
      <style:table-column-properties fo:break-before="auto" style:column-width="3.28083333333333cm"/>
    </style:style>
    <style:style style:name="co10" style:family="table-column">
      <style:table-column-properties fo:break-before="auto" style:column-width="0cm"/>
    </style:style>
    <style:style style:name="ro1" style:family="table-row">
      <style:table-row-properties style:row-height="27pt" style:use-optimal-row-height="false" fo:break-before="auto"/>
    </style:style>
    <style:style style:name="ro2" style:family="table-row">
      <style:table-row-properties style:row-height="19.5pt" style:use-optimal-row-height="false" fo:break-before="auto"/>
    </style:style>
    <style:style style:name="ro3" style:family="table-row">
      <style:table-row-properties style:row-height="18.7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36pt" style:use-optimal-row-height="false" fo:break-before="auto"/>
    </style:style>
    <style:style style:name="ro6" style:family="table-row">
      <style:table-row-properties style:row-height="195pt" style:use-optimal-row-height="true" fo:break-before="auto"/>
    </style:style>
    <style:style style:name="ro7" style:family="table-row">
      <style:table-row-properties style:row-height="75pt" style:use-optimal-row-height="true" fo:break-before="auto"/>
    </style:style>
    <style:style style:name="ro8" style:family="table-row">
      <style:table-row-properties style:row-height="390pt" style:use-optimal-row-height="true" fo:break-before="auto"/>
    </style:style>
    <style:style style:name="ro9" style:family="table-row">
      <style:table-row-properties style:row-height="30pt" style:use-optimal-row-height="true" fo:break-before="auto"/>
    </style:style>
    <style:style style:name="ro10" style:family="table-row">
      <style:table-row-properties style:row-height="210pt" style:use-optimal-row-height="true" fo:break-before="auto"/>
    </style:style>
    <style:style style:name="ro11" style:family="table-row">
      <style:table-row-properties style:row-height="45pt" style:use-optimal-row-height="true" fo:break-before="auto"/>
    </style:style>
    <style:style style:name="ro12" style:family="table-row">
      <style:table-row-properties style:row-height="47.25pt" style:use-optimal-row-height="false" fo:break-before="auto"/>
    </style:style>
    <style:style style:name="ro13" style:family="table-row">
      <style:table-row-properties style:row-height="105pt" style:use-optimal-row-height="true" fo:break-before="auto"/>
    </style:style>
    <style:style style:name="ro14" style:family="table-row">
      <style:table-row-properties style:row-height="60pt" style:use-optimal-row-height="true" fo:break-before="auto"/>
    </style:style>
    <style:style style:name="ro15" style:family="table-row">
      <style:table-row-properties style:row-height="90pt" style:use-optimal-row-height="true" fo:break-before="auto"/>
    </style:style>
    <style:style style:name="ro16" style:family="table-row">
      <style:table-row-properties style:row-height="22.5pt" style:use-optimal-row-height="false" fo:break-before="auto"/>
    </style:style>
    <style:style style:name="ro17" style:family="table-row">
      <style:table-row-properties style:row-height="120pt" style:use-optimal-row-height="true" fo:break-before="auto"/>
    </style:style>
    <style:style style:name="ro18" style:family="table-row">
      <style:table-row-properties style:row-height="165pt" style:use-optimal-row-height="true" fo:break-before="auto"/>
    </style:style>
    <style:style style:name="ro19" style:family="table-row">
      <style:table-row-properties style:row-height="135pt" style:use-optimal-row-height="true" fo:break-before="auto"/>
    </style:style>
    <style:style style:name="ro20" style:family="table-row">
      <style:table-row-properties style:row-height="30pt" style:use-optimal-row-height="false" fo:break-before="auto"/>
    </style:style>
    <style:style style:name="ro21" style:family="table-row">
      <style:table-row-properties style:row-height="0pt" style:use-optimal-row-height="true" fo:break-before="auto"/>
    </style:style>
    <style:style style:name="ro22" style:family="table-row">
      <style:table-row-properties style:row-height="79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ICIONÁRIO" table:style-name="ta1">
        <table:table-column table:style-name="co1" table:default-cell-style-name="ce3"/>
        <table:table-column table:style-name="co2" table:default-cell-style-name="ce4"/>
        <table:table-column table:style-name="co3" table:number-columns-repeated="2" table:default-cell-style-name="ce4"/>
        <table:table-column table:style-name="co4" table:default-cell-style-name="ce7"/>
        <table:table-column table:style-name="co5" table:default-cell-style-name="ce8"/>
        <table:table-column table:style-name="co1" table:number-columns-repeated="16378" table:default-cell-style-name="ce4" table:visibility="collapse"/>
        <table:table-row table:style-name="ro1">
          <table:table-cell office:value-type="string" table:number-columns-spanned="6" table:number-rows-spanned="1" table:style-name="ce65">
            <text:p>DICIONÁRIO DE VARIÁVEIS - ENADE 2015</text:p>
          </table:table-cell>
          <table:covered-table-cell table:number-columns-repeated="5"/>
          <table:table-cell table:number-columns-repeated="16378" table:style-name="ce2"/>
        </table:table-row>
        <table:table-row table:style-name="ro2">
          <table:table-cell office:value-type="string" table:style-name="ce9">
            <text:p>Nº</text:p>
          </table:table-cell>
          <table:table-cell office:value-type="string" table:style-name="ce9">
            <text:p>Nome</text:p>
          </table:table-cell>
          <table:table-cell office:value-type="string" table:style-name="ce10">
            <text:p>Tipo</text:p>
          </table:table-cell>
          <table:table-cell office:value-type="string" table:style-name="ce10">
            <text:p>Tamanho</text:p>
          </table:table-cell>
          <table:table-cell office:value-type="string" table:style-name="ce10">
            <text:p>Descrição</text:p>
          </table:table-cell>
          <table:table-cell office:value-type="string" table:style-name="ce10">
            <text:p>Categoria</text:p>
          </table:table-cell>
          <table:table-cell table:number-columns-repeated="16378" table:style-name="ce2"/>
        </table:table-row>
        <table:table-row table:style-name="ro3">
          <table:table-cell office:value-type="float" office:value="1" table:style-name="ce3">
            <text:p>1</text:p>
          </table:table-cell>
          <table:table-cell office:value-type="string" table:style-name="ce5">
            <text:p>NU_ANO</text:p>
          </table:table-cell>
          <table:table-cell office:value-type="string" table:style-name="ce11">
            <text:p>Numérica</text:p>
          </table:table-cell>
          <table:table-cell office:value-type="float" office:value="4" table:style-name="ce12">
            <text:p>4</text:p>
          </table:table-cell>
          <table:table-cell office:value-type="string" table:style-name="ce13">
            <text:p>Ano de realização do exame</text:p>
          </table:table-cell>
          <table:table-cell office:value-type="float" office:value="2015" table:style-name="ce14">
            <text:p>2015</text:p>
          </table:table-cell>
          <table:table-cell table:number-columns-repeated="16378" table:style-name="ce2"/>
        </table:table-row>
        <table:table-row table:style-name="ro4">
          <table:table-cell office:value-type="string" table:number-columns-spanned="6" table:number-rows-spanned="1" table:style-name="ce63">
            <text:p>PARTE 1 - INFORMAÇÕES DA INSTITUIÇÃO DE ENSINO SUPERIOR E DO CURSO</text:p>
          </table:table-cell>
          <table:covered-table-cell table:number-columns-repeated="5"/>
          <table:table-cell table:number-columns-repeated="16378" table:style-name="ce2"/>
        </table:table-row>
        <table:table-row table:style-name="ro5">
          <table:table-cell office:value-type="float" office:value="2" table:style-name="ce3">
            <text:p>2</text:p>
          </table:table-cell>
          <table:table-cell office:value-type="string" table:style-name="ce5">
            <text:p>CO_IES</text:p>
          </table:table-cell>
          <table:table-cell office:value-type="string" table:style-name="ce24">
            <text:p>Caracter</text:p>
          </table:table-cell>
          <table:table-cell office:value-type="float" office:value="5" table:style-name="ce18">
            <text:p>5</text:p>
          </table:table-cell>
          <table:table-cell office:value-type="string" table:style-name="ce30">
            <text:p>Código da IES (e-Mec)</text:p>
          </table:table-cell>
          <table:table-cell office:value-type="string" table:style-name="ce43">
            <text:p>Entre 1 e 19588 (Identificação da IES conforme e-MEC)</text:p>
            <text:p>DJ1 (Identificação da IES retirada decorrente de decisão judicial)</text:p>
          </table:table-cell>
          <table:table-cell table:number-columns-repeated="16378" table:style-name="ce2"/>
        </table:table-row>
        <table:table-row table:style-name="ro6">
          <table:table-cell office:value-type="float" office:value="3" table:style-name="ce3">
            <text:p>3</text:p>
          </table:table-cell>
          <table:table-cell office:value-type="string" table:style-name="ce16">
            <text:p>CO_CATEGAD</text:p>
          </table:table-cell>
          <table:table-cell office:value-type="string" table:style-name="ce17">
            <text:p>Numérica</text:p>
          </table:table-cell>
          <table:table-cell office:value-type="float" office:value="5" table:style-name="ce18">
            <text:p>5</text:p>
          </table:table-cell>
          <table:table-cell office:value-type="string" table:style-name="ce13">
            <text:p>Código da categoria administrativa da IES</text:p>
          </table:table-cell>
          <table:table-cell office:value-type="string" table:style-name="ce19">
            <text:p>93 = Pessoa Jurídica de Direito Público - Federal<text:s/></text:p>
            <text:p>115 = Pessoa Jurídica de Direito Público - Estadual</text:p>
            <text:p>116 = Pessoa Jurídica de Direito Público - Municipal</text:p>
            <text:p>118 = Pessoa Jurídica de Direito Privado - Com fins lucrativos - Sociedade Civil</text:p>
            <text:p>121 = Pessoa Jurídica de Direito Privado - Sem fins lucrativos - Fundação</text:p>
            <text:p>10001 = Pessoa Jurídica de Direito Público - Estadual</text:p>
            <text:p>10002 = Pessoa Jurídica de Direito Público - Federal</text:p>
            <text:p>10003 = Pessoa Jurídica de Direito Público - Municipal</text:p>
            <text:p>10005 = Privada com fins lucrativos</text:p>
            <text:p>10006 = Pessoa Jurídica de Direito Privado - Com fins lucrativos - Sociedade Mercantil ou Comercial</text:p>
            <text:p>10007 = Pessoa Jurídica de Direito Privado - Sem fins lucrativos - Associação de Utilidade Pública</text:p>
            <text:p>10008 = Privada sem fins lucrativos</text:p>
            <text:p>10009 = Pessoa Jurídica de Direito Privado - Sem fins lucrativos - Sociedade</text:p>
          </table:table-cell>
          <table:table-cell table:number-columns-repeated="16378" table:style-name="ce2"/>
        </table:table-row>
        <table:table-row table:style-name="ro7">
          <table:table-cell office:value-type="float" office:value="4" table:style-name="ce3">
            <text:p>4</text:p>
          </table:table-cell>
          <table:table-cell office:value-type="string" table:style-name="ce16">
            <text:p>CO_ORGACAD</text:p>
          </table:table-cell>
          <table:table-cell office:value-type="string" table:style-name="ce17">
            <text:p>Numérica</text:p>
          </table:table-cell>
          <table:table-cell office:value-type="float" office:value="5" table:style-name="ce18">
            <text:p>5</text:p>
          </table:table-cell>
          <table:table-cell office:value-type="string" table:style-name="ce13">
            <text:p>Código da organização acadêmica da IES</text:p>
          </table:table-cell>
          <table:table-cell office:value-type="string" table:style-name="ce19">
            <text:p>10019 = Centro Federal de Educação Tecnológica</text:p>
            <text:p>10020 = Centro Universitário</text:p>
            <text:p>10022 = Faculdade<text:s/></text:p>
            <text:p>10026 = Instituto Federal de Educação, Ciência e Tecnologia</text:p>
            <text:p>10028 = Universidade</text:p>
          </table:table-cell>
          <table:table-cell table:number-columns-repeated="16378" table:style-name="ce2"/>
        </table:table-row>
        <table:table-row table:style-name="ro8">
          <table:table-cell office:value-type="float" office:value="5" table:style-name="ce3">
            <text:p>5</text:p>
          </table:table-cell>
          <table:table-cell office:value-type="string" table:style-name="ce5">
            <text:p>CO_GRUPO</text:p>
          </table:table-cell>
          <table:table-cell office:value-type="string" table:style-name="ce17">
            <text:p>Numérica</text:p>
          </table:table-cell>
          <table:table-cell office:value-type="float" office:value="3" table:style-name="ce18">
            <text:p>3</text:p>
          </table:table-cell>
          <table:table-cell office:value-type="string" table:style-name="ce13">
            <text:p>Código da área de enquadramento do curso no Enade</text:p>
          </table:table-cell>
          <table:table-cell office:value-type="string" table:style-name="ce19">
            <text:p>1 = ADMINISTRAÇÃO</text:p>
            <text:p>2 = DIREITO</text:p>
            <text:p>13 = CIÊNCIAS ECONÔMICAS</text:p>
            <text:p>18 = PSICOLOGIA</text:p>
            <text:p>22 = CIÊNCIAS CONTÁBEIS</text:p>
            <text:p>26 = DESIGN</text:p>
            <text:p>29 = TURISMO</text:p>
            <text:p>67 = SECRETARIADO EXECUTIVO</text:p>
            <text:p>81 = RELAÇÕES INTERNACIONAIS</text:p>
            <text:p>83 = TECNOLOGIA EM DESIGN DE MODA</text:p>
            <text:p>84 = TECNOLOGIA EM MARKETING</text:p>
            <text:p>85 = TECNOLOGIA EM PROCESSOS GERENCIAIS</text:p>
            <text:p>86 = TECNOLOGIA EM GESTÃO DE RECURSOS HUMANOS</text:p>
            <text:p>87 = TECNOLOGIA EM GESTÃO FINANCEIRA</text:p>
            <text:p>88 = TECNOLOGIA EM GASTRONOMIA</text:p>
            <text:p>93 = TECNOLOGIA EM GESTÃO COMERCIAL</text:p>
            <text:p>94 = TECNOLOGIA EM LOGÍSTICA</text:p>
            <text:p>100 = ADMINISTRAÇÃO PÚBLICA</text:p>
            <text:p>101 = TEOLOGIA</text:p>
            <text:p>102 = TECNOLOGIA EM COMÉRCIO EXTERIOR</text:p>
            <text:p>103 = TECNOLOGIA EM DESIGN DE INTERIORES</text:p>
            <text:p>104 = TECNOLOGIA EM DESIGN GRÁFICO</text:p>
            <text:p>105 = TECNOLOGIA EM GESTÃO DA QUALIDADE</text:p>
            <text:p>106 = TECNOLOGIA EM GESTÃO PÚBLICA</text:p>
            <text:p>803 = JORNALISMO</text:p>
            <text:p>804 = PUBLICIDADE E PROPAGANDA</text:p>
          </table:table-cell>
          <table:table-cell table:number-columns-repeated="16378" table:style-name="ce2"/>
        </table:table-row>
        <table:table-row table:style-name="ro5">
          <table:table-cell office:value-type="float" office:value="6" table:style-name="ce3">
            <text:p>6</text:p>
          </table:table-cell>
          <table:table-cell office:value-type="string" table:style-name="ce5">
            <text:p>CO_CURSO</text:p>
          </table:table-cell>
          <table:table-cell office:value-type="string" table:style-name="ce17">
            <text:p>Caracter</text:p>
          </table:table-cell>
          <table:table-cell office:value-type="float" office:value="7" table:style-name="ce18">
            <text:p>7</text:p>
          </table:table-cell>
          <table:table-cell office:value-type="string" table:style-name="ce30">
            <text:p>Código do curso no Enade</text:p>
          </table:table-cell>
          <table:table-cell office:value-type="string" table:style-name="ce40">
            <text:p>Entre 1 e 5001295 (Identificação do Curso conforme e-MEC)</text:p>
            <text:p>DJ1 (Identificação do Curso retirada decorrente de decisão judicial)</text:p>
          </table:table-cell>
          <table:table-cell table:number-columns-repeated="16378" table:style-name="ce2"/>
        </table:table-row>
        <table:table-row table:style-name="ro9">
          <table:table-cell office:value-type="float" office:value="7" table:style-name="ce3">
            <text:p>7</text:p>
          </table:table-cell>
          <table:table-cell office:value-type="string" table:style-name="ce20">
            <text:p>CO_MODALIDADE</text:p>
          </table:table-cell>
          <table:table-cell office:value-type="string" table:style-name="ce21">
            <text:p>Numérica</text:p>
          </table:table-cell>
          <table:table-cell office:value-type="float" office:value="1" table:style-name="ce18">
            <text:p>1</text:p>
          </table:table-cell>
          <table:table-cell office:value-type="string" table:style-name="ce30">
            <text:p>Código da modalidade de Ensino</text:p>
          </table:table-cell>
          <table:table-cell office:value-type="string" table:style-name="ce41">
            <text:p>0 = EaD<text:s/></text:p>
            <text:p>1 = Presencial</text:p>
          </table:table-cell>
          <table:table-cell table:number-columns-repeated="16378" table:style-name="ce2"/>
        </table:table-row>
        <table:table-row table:style-name="ro9">
          <table:table-cell office:value-type="float" office:value="8" table:style-name="ce3">
            <text:p>8</text:p>
          </table:table-cell>
          <table:table-cell office:value-type="string" table:style-name="ce23">
            <text:p>CO_MUNIC_CURSO</text:p>
          </table:table-cell>
          <table:table-cell office:value-type="string" table:style-name="ce24">
            <text:p>Caracter</text:p>
          </table:table-cell>
          <table:table-cell office:value-type="float" office:value="7" table:style-name="ce18">
            <text:p>7</text:p>
          </table:table-cell>
          <table:table-cell office:value-type="string" table:style-name="ce30">
            <text:p>Código do município de funcionamento do curso</text:p>
          </table:table-cell>
          <table:table-cell office:value-type="string" table:style-name="ce42">
            <text:p><text:a xlink:href="#MUNICÍPIOS.A1"><text:span text:style-name="T1">Entre 1100023 e 5300108 (Identificação do Muncípio conforme IBGE -</text:span><text:s/>Ir para a Planilha de Municípios<text:span text:style-name="T1">)</text:span><text:line-break/><text:span text:style-name="T1">DJ1 (Identificação do Município retirada decorrente de decisão judicial)</text:span></text:a></text:p>
          </table:table-cell>
          <table:table-cell table:number-columns-repeated="16378" table:style-name="ce2"/>
        </table:table-row>
        <table:table-row table:style-name="ro10">
          <table:table-cell office:value-type="float" office:value="9" table:style-name="ce3">
            <text:p>9</text:p>
          </table:table-cell>
          <table:table-cell office:value-type="string" table:style-name="ce5">
            <text:p>CO_UF_CURSO</text:p>
          </table:table-cell>
          <table:table-cell office:value-type="string" table:style-name="ce25">
            <text:p>Numérica</text:p>
          </table:table-cell>
          <table:table-cell office:value-type="float" office:value="2" table:style-name="ce12">
            <text:p>2</text:p>
          </table:table-cell>
          <table:table-cell office:value-type="string" table:style-name="ce13">
            <text:p>Código da UF de funcionamento do curso</text:p>
          </table:table-cell>
          <table:table-cell office:value-type="string" table:style-name="ce19">
            <text:p>11 = Rondônia (RO) <text:s text:c="25"/>28 = Sergipe (SE)</text:p>
            <text:p>12 = Acre (AC) <text:s text:c="37"/>29 = Bahia (BA)</text:p>
            <text:p>13 = Amazonas (AM) <text:s text:c="24"/>31 = Minas Gerais (MG)</text:p>
            <text:p>14 = Roraima (RR) <text:s text:c="30"/>32 = Espírito Santo (ES)</text:p>
            <text:p>15 = Pará (PA) <text:s text:c="38"/>33 = Rio de Janeiro (RJ)</text:p>
            <text:p>16 = Amapa (AP) <text:s text:c="33"/>35 = São Paulo (SP)</text:p>
            <text:p>17 = Tocantins (TO) <text:s text:c="28"/>41 = Paraná (PR)</text:p>
            <text:p>21 = Maranhão (MA) <text:s text:c="25"/>42 = Santa Catarina (SC)</text:p>
            <text:p>22 = Piauí (PI) <text:s text:c="39"/>43 = Rio Grande do Sul (RS)</text:p>
            <text:p>23 = Ceará (CE) <text:s text:c="36"/>50 = Mato Grosso do Sul (MS)</text:p>
            <text:p>24 = Rio Grande do Norte (RN) <text:s text:c="5"/>51 = Mato Grosso (MT)</text:p>
            <text:p>25 = Paraíba (PB) <text:s text:c="33"/>52 = Goiás (GO)</text:p>
            <text:p>26 = Pernambuco (PE) <text:s text:c="22"/>53 = Distrito Federal (DF)</text:p>
            <text:p>27 = Alagoas (AL)</text:p>
          </table:table-cell>
          <table:table-cell table:number-columns-repeated="16378" table:style-name="ce2"/>
        </table:table-row>
        <table:table-row table:style-name="ro7">
          <table:table-cell office:value-type="float" office:value="10" table:style-name="ce3">
            <text:p>10</text:p>
          </table:table-cell>
          <table:table-cell office:value-type="string" table:style-name="ce5">
            <text:p>CO_REGIAO_CURSO</text:p>
          </table:table-cell>
          <table:table-cell office:value-type="string" table:style-name="ce25">
            <text:p>Numérica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Código da região de funcionamento do curso</text:p>
          </table:table-cell>
          <table:table-cell office:value-type="string" table:style-name="ce19">
            <text:p>1 = Norte</text:p>
            <text:p>2 = Nordeste</text:p>
            <text:p>3 = Sudeste</text:p>
            <text:p>4 = Sul</text:p>
            <text:p>5 = Centro-Oeste</text:p>
          </table:table-cell>
          <table:table-cell table:number-columns-repeated="16378" table:style-name="ce2"/>
        </table:table-row>
        <table:table-row table:style-name="ro4">
          <table:table-cell office:value-type="string" table:number-columns-spanned="6" table:number-rows-spanned="1" table:style-name="ce63">
            <text:p>PARTE 2 - INFORMAÇÕES DO ESTUDANTE</text:p>
          </table:table-cell>
          <table:covered-table-cell table:number-columns-repeated="5"/>
          <table:table-cell table:number-columns-repeated="16378" table:style-name="ce2"/>
        </table:table-row>
        <table:table-row table:style-name="ro9">
          <table:table-cell office:value-type="float" office:value="11" table:style-name="ce3">
            <text:p>11</text:p>
          </table:table-cell>
          <table:table-cell office:value-type="string" table:style-name="ce5">
            <text:p>NU_IDADE</text:p>
          </table:table-cell>
          <table:table-cell office:value-type="string" table:style-name="ce15">
            <text:p>Numérica</text:p>
          </table:table-cell>
          <table:table-cell office:value-type="float" office:value="2" table:style-name="ce12">
            <text:p>2</text:p>
          </table:table-cell>
          <table:table-cell office:value-type="string" table:style-name="ce26">
            <text:p>Idade do inscrito em<text:s/><text:span text:style-name="T2">22/11/2015</text:span></text:p>
          </table:table-cell>
          <table:table-cell office:value-type="string" table:style-name="ce19">
            <text:p>min= 16<text:s/></text:p>
            <text:p>max= 88</text:p>
          </table:table-cell>
          <table:table-cell table:number-columns-repeated="16378" table:style-name="ce2"/>
        </table:table-row>
        <table:table-row table:style-name="ro11">
          <table:table-cell office:value-type="float" office:value="12" table:style-name="ce3">
            <text:p>12</text:p>
          </table:table-cell>
          <table:table-cell office:value-type="string" table:style-name="ce5">
            <text:p>TP_SEXO</text:p>
          </table:table-cell>
          <table:table-cell office:value-type="string" table:style-name="ce15">
            <text:p>Caracter</text:p>
          </table:table-cell>
          <table:table-cell office:value-type="float" office:value="1" table:style-name="ce12">
            <text:p>1</text:p>
          </table:table-cell>
          <table:table-cell office:value-type="string" table:style-name="ce22">
            <text:p>Sexo</text:p>
          </table:table-cell>
          <table:table-cell office:value-type="string" table:style-name="ce19">
            <text:p>M = Masculino</text:p>
            <text:p>F = Feminino</text:p>
            <text:p>N = Não Informado</text:p>
          </table:table-cell>
          <table:table-cell table:number-columns-repeated="16378" table:style-name="ce2"/>
        </table:table-row>
        <table:table-row table:style-name="ro9">
          <table:table-cell office:value-type="float" office:value="13" table:style-name="ce3">
            <text:p>13</text:p>
          </table:table-cell>
          <table:table-cell office:value-type="string" table:style-name="ce5">
            <text:p>ANO_FIM_2G</text:p>
          </table:table-cell>
          <table:table-cell office:value-type="string" table:style-name="ce15">
            <text:p>Numérica</text:p>
          </table:table-cell>
          <table:table-cell office:value-type="float" office:value="4" table:style-name="ce12">
            <text:p>4</text:p>
          </table:table-cell>
          <table:table-cell office:value-type="string" table:style-name="ce13">
            <text:p>Ano de conclusão do Ensino Médio</text:p>
          </table:table-cell>
          <table:table-cell office:value-type="string" table:style-name="ce19">
            <text:p>min= 1949<text:s text:c="2"/></text:p>
            <text:p>max= 2015</text:p>
          </table:table-cell>
          <table:table-cell table:number-columns-repeated="16378" table:style-name="ce2"/>
        </table:table-row>
        <table:table-row table:style-name="ro9">
          <table:table-cell office:value-type="float" office:value="14" table:style-name="ce3">
            <text:p>14</text:p>
          </table:table-cell>
          <table:table-cell office:value-type="string" table:style-name="ce5">
            <text:p>ANO_IN_GRAD</text:p>
          </table:table-cell>
          <table:table-cell office:value-type="string" table:style-name="ce15">
            <text:p>Numérica</text:p>
          </table:table-cell>
          <table:table-cell office:value-type="float" office:value="4" table:style-name="ce12">
            <text:p>4</text:p>
          </table:table-cell>
          <table:table-cell office:value-type="string" table:style-name="ce13">
            <text:p>Ano de início da graduação</text:p>
          </table:table-cell>
          <table:table-cell office:value-type="string" table:style-name="ce19">
            <text:p>min= 1972<text:s text:c="2"/></text:p>
            <text:p>max= 2015</text:p>
          </table:table-cell>
          <table:table-cell table:number-columns-repeated="16378" table:style-name="ce2"/>
        </table:table-row>
        <table:table-row table:style-name="ro4">
          <table:table-cell office:value-type="float" office:value="15" table:style-name="ce3">
            <text:p>15</text:p>
          </table:table-cell>
          <table:table-cell office:value-type="string" table:style-name="ce5">
            <text:p>TP_SEMESTRE</text:p>
          </table:table-cell>
          <table:table-cell office:value-type="string" table:style-name="ce15">
            <text:p>Numérica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Tipo de semestre de graduação</text:p>
          </table:table-cell>
          <table:table-cell office:value-type="string" table:style-name="ce19">
            <text:p>2 = 2º semestre</text:p>
          </table:table-cell>
          <table:table-cell table:number-columns-repeated="16378" table:style-name="ce2"/>
        </table:table-row>
        <table:table-row table:style-name="ro9">
          <table:table-cell office:value-type="float" office:value="16" table:style-name="ce3">
            <text:p>16</text:p>
          </table:table-cell>
          <table:table-cell office:value-type="string" table:style-name="ce5">
            <text:p>IN_MATUT</text:p>
          </table:table-cell>
          <table:table-cell office:value-type="string" table:style-name="ce15">
            <text:p>Numérica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Indicador de turno matutino</text:p>
          </table:table-cell>
          <table:table-cell office:value-type="string" table:style-name="ce19">
            <text:p>0 = Não</text:p>
            <text:p>1 = Sim</text:p>
          </table:table-cell>
          <table:table-cell table:number-columns-repeated="16378" table:style-name="ce2"/>
        </table:table-row>
        <table:table-row table:style-name="ro9">
          <table:table-cell office:value-type="float" office:value="17" table:style-name="ce3">
            <text:p>17</text:p>
          </table:table-cell>
          <table:table-cell office:value-type="string" table:style-name="ce5">
            <text:p>IN_VESPER</text:p>
          </table:table-cell>
          <table:table-cell office:value-type="string" table:style-name="ce15">
            <text:p>Numérica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Indicador de turno vespertino</text:p>
          </table:table-cell>
          <table:table-cell office:value-type="string" table:style-name="ce19">
            <text:p>0 = Não</text:p>
            <text:p>1 = Sim</text:p>
          </table:table-cell>
          <table:table-cell table:number-columns-repeated="16378" table:style-name="ce2"/>
        </table:table-row>
        <table:table-row table:style-name="ro9">
          <table:table-cell office:value-type="float" office:value="18" table:style-name="ce3">
            <text:p>18</text:p>
          </table:table-cell>
          <table:table-cell office:value-type="string" table:style-name="ce5">
            <text:p>IN_NOTURNO</text:p>
          </table:table-cell>
          <table:table-cell office:value-type="string" table:style-name="ce15">
            <text:p>Numérica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Indicador de turno noturno</text:p>
          </table:table-cell>
          <table:table-cell office:value-type="string" table:style-name="ce19">
            <text:p>0 = Não</text:p>
            <text:p>1 = Sim</text:p>
          </table:table-cell>
          <table:table-cell table:number-columns-repeated="16378" table:style-name="ce2"/>
        </table:table-row>
        <table:table-row table:style-name="ro4">
          <table:table-cell office:value-type="float" office:value="19" table:style-name="ce3">
            <text:p>19</text:p>
          </table:table-cell>
          <table:table-cell office:value-type="string" table:style-name="ce5">
            <text:p>ID_STATUS</text:p>
          </table:table-cell>
          <table:table-cell office:value-type="string" table:style-name="ce15">
            <text:p>Numérica</text:p>
          </table:table-cell>
          <table:table-cell office:value-type="float" office:value="1" table:style-name="ce12">
            <text:p>1</text:p>
          </table:table-cell>
          <table:table-cell office:value-type="string" table:style-name="ce27">
            <text:p>Indicativo de inscrito regular ou irregular</text:p>
          </table:table-cell>
          <table:table-cell office:value-type="string" table:style-name="ce19">
            <text:p>1 = Regular</text:p>
          </table:table-cell>
          <table:table-cell table:number-columns-repeated="16378" table:style-name="ce2"/>
        </table:table-row>
        <table:table-row table:style-name="ro4">
          <table:table-cell office:value-type="float" office:value="20" table:style-name="ce3">
            <text:p>20</text:p>
          </table:table-cell>
          <table:table-cell office:value-type="string" table:style-name="ce5">
            <text:p>AMOSTRA</text:p>
          </table:table-cell>
          <table:table-cell office:value-type="string" table:style-name="ce15">
            <text:p>Numérica</text:p>
          </table:table-cell>
          <table:table-cell office:value-type="float" office:value="1" table:style-name="ce12">
            <text:p>1</text:p>
          </table:table-cell>
          <table:table-cell office:value-type="string" table:style-name="ce22">
            <text:p>Estudante selecionado para participar da prova</text:p>
          </table:table-cell>
          <table:table-cell office:value-type="string" table:style-name="ce19">
            <text:p>1 = Estudante selecionado</text:p>
          </table:table-cell>
          <table:table-cell table:number-columns-repeated="16378" table:style-name="ce2"/>
        </table:table-row>
        <table:table-row table:style-name="ro4">
          <table:table-cell office:value-type="float" office:value="21" table:style-name="ce3">
            <text:p>21</text:p>
          </table:table-cell>
          <table:table-cell office:value-type="string" table:style-name="ce5">
            <text:p>TP_INSCRICAO</text:p>
          </table:table-cell>
          <table:table-cell office:value-type="string" table:style-name="ce15">
            <text:p>Numérica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Tipo de inscrição</text:p>
          </table:table-cell>
          <table:table-cell office:value-type="string" table:style-name="ce19">
            <text:p>0 = Concluinte</text:p>
          </table:table-cell>
          <table:table-cell table:number-columns-repeated="16378" table:style-name="ce2"/>
        </table:table-row>
        <table:table-row table:style-name="ro4">
          <table:table-cell office:value-type="string" table:number-columns-spanned="6" table:number-rows-spanned="1" table:style-name="ce64">
            <text:p>AVALIAÇÃO - FORMAÇÃO GERAL E COMPONENTE ESPECÍFICO</text:p>
          </table:table-cell>
          <table:covered-table-cell table:number-columns-repeated="5"/>
          <table:table-cell table:number-columns-repeated="16378" table:style-name="ce2"/>
        </table:table-row>
        <table:table-row table:style-name="ro4">
          <table:table-cell office:value-type="string" table:number-columns-spanned="6" table:number-rows-spanned="1" table:style-name="ce66">
            <text:p>PARTE 3 - NÚMERO DE ITENS DA PARTE OBJETIVA</text:p>
          </table:table-cell>
          <table:covered-table-cell table:number-columns-repeated="5"/>
          <table:table-cell table:number-columns-repeated="16378" table:style-name="ce2"/>
        </table:table-row>
        <table:table-row table:style-name="ro4">
          <table:table-cell office:value-type="float" office:value="22" table:style-name="ce3">
            <text:p>22</text:p>
          </table:table-cell>
          <table:table-cell office:value-type="string" table:style-name="ce5">
            <text:p>NU_ITEM_OFG</text:p>
          </table:table-cell>
          <table:table-cell office:value-type="string" table:style-name="ce24">
            <text:p>Numérica</text:p>
          </table:table-cell>
          <table:table-cell office:value-type="float" office:value="1" table:style-name="ce18">
            <text:p>1</text:p>
          </table:table-cell>
          <table:table-cell office:value-type="string" table:style-name="ce28">
            <text:p>Número de itens da parte objetiva de Formação Geral</text:p>
          </table:table-cell>
          <table:table-cell office:value-type="float" office:value="8" table:style-name="ce19">
            <text:p>8</text:p>
          </table:table-cell>
          <table:table-cell table:number-columns-repeated="16378" table:style-name="ce2"/>
        </table:table-row>
        <table:table-row table:style-name="ro9">
          <table:table-cell office:value-type="float" office:value="23" table:style-name="ce3">
            <text:p>23</text:p>
          </table:table-cell>
          <table:table-cell office:value-type="string" table:style-name="ce5">
            <text:p>NU_ITEM_OFG_Z</text:p>
          </table:table-cell>
          <table:table-cell office:value-type="string" table:style-name="ce24">
            <text:p>Numérica</text:p>
          </table:table-cell>
          <table:table-cell office:value-type="float" office:value="1" table:style-name="ce18">
            <text:p>1</text:p>
          </table:table-cell>
          <table:table-cell office:value-type="string" table:style-name="ce22">
            <text:p>Número de itens da parte objetiva de Formação Geral que foram excluídos devido a anulação</text:p>
          </table:table-cell>
          <table:table-cell office:value-type="string" table:style-name="ce19">
            <text:p>min= 0<text:s text:c="2"/></text:p>
            <text:p>max= 0</text:p>
          </table:table-cell>
          <table:table-cell table:number-columns-repeated="16378" table:style-name="ce2"/>
        </table:table-row>
        <table:table-row table:style-name="ro9">
          <table:table-cell office:value-type="float" office:value="24" table:style-name="ce3">
            <text:p>24</text:p>
          </table:table-cell>
          <table:table-cell office:value-type="string" table:style-name="ce16">
            <text:p>NU_ITEM_OFG_X</text:p>
          </table:table-cell>
          <table:table-cell office:value-type="string" table:style-name="ce24">
            <text:p>Numérica</text:p>
          </table:table-cell>
          <table:table-cell office:value-type="float" office:value="1" table:style-name="ce18">
            <text:p>1</text:p>
          </table:table-cell>
          <table:table-cell office:value-type="string" table:style-name="ce22">
            <text:p>Número de itens da parte objetiva de Formação Geral que foram excluídos devido ao coeficiente pontobisserial menor que 0,20</text:p>
          </table:table-cell>
          <table:table-cell office:value-type="string" table:style-name="ce19">
            <text:p>min= 0<text:s/></text:p>
            <text:p>max= 0</text:p>
          </table:table-cell>
          <table:table-cell table:number-columns-repeated="16378" table:style-name="ce2"/>
        </table:table-row>
        <table:table-row table:style-name="ro9">
          <table:table-cell office:value-type="float" office:value="25" table:style-name="ce3">
            <text:p>25</text:p>
          </table:table-cell>
          <table:table-cell office:value-type="string" table:style-name="ce16">
            <text:p>NU_ITEM_OFG_N</text:p>
          </table:table-cell>
          <table:table-cell office:value-type="string" table:style-name="ce24">
            <text:p>Numérica</text:p>
          </table:table-cell>
          <table:table-cell office:value-type="float" office:value="1" table:style-name="ce18">
            <text:p>1</text:p>
          </table:table-cell>
          <table:table-cell office:value-type="string" table:style-name="ce22">
            <text:p>Número de itens da parte objetiva de Formação Geral que não se aplicam ao grupo de curso</text:p>
          </table:table-cell>
          <table:table-cell office:value-type="string" table:style-name="ce19">
            <text:p>min= 0<text:s/></text:p>
            <text:p>max= 0</text:p>
          </table:table-cell>
          <table:table-cell table:number-columns-repeated="16378" table:style-name="ce2"/>
        </table:table-row>
        <table:table-row table:style-name="ro4">
          <table:table-cell office:value-type="float" office:value="26" table:style-name="ce3">
            <text:p>26</text:p>
          </table:table-cell>
          <table:table-cell office:value-type="string" table:style-name="ce16">
            <text:p>NU_ITEM_OCE</text:p>
          </table:table-cell>
          <table:table-cell office:value-type="string" table:style-name="ce24">
            <text:p>Numérica</text:p>
          </table:table-cell>
          <table:table-cell office:value-type="float" office:value="2" table:style-name="ce18">
            <text:p>2</text:p>
          </table:table-cell>
          <table:table-cell office:value-type="string" table:style-name="ce22">
            <text:p>Número de itens da parte objetiva de Componente Específico</text:p>
          </table:table-cell>
          <table:table-cell office:value-type="float" office:value="27" table:style-name="ce19">
            <text:p>27</text:p>
          </table:table-cell>
          <table:table-cell table:number-columns-repeated="16378" table:style-name="ce2"/>
        </table:table-row>
        <table:table-row table:style-name="ro12">
          <table:table-cell office:value-type="float" office:value="27" table:style-name="ce3">
            <text:p>27</text:p>
          </table:table-cell>
          <table:table-cell office:value-type="string" table:style-name="ce16">
            <text:p>NU_ITEM_OCE_Z</text:p>
          </table:table-cell>
          <table:table-cell office:value-type="string" table:style-name="ce24">
            <text:p>Numérica</text:p>
          </table:table-cell>
          <table:table-cell office:value-type="float" office:value="1" table:style-name="ce12">
            <text:p>1</text:p>
          </table:table-cell>
          <table:table-cell office:value-type="string" table:style-name="ce22">
            <text:p>Número de itens da parte objetiva de Componente Específico que foram excluídos devido a anulação</text:p>
          </table:table-cell>
          <table:table-cell office:value-type="string" table:style-name="ce19">
            <text:p>0 = áreas 1, 13, 26, 81, 83, 85, 87, 88, 93, 94, 100, 101, 102, 103, 104, 105, 803, 804</text:p>
            <text:p>1 = áreas 2, 18, 22, 67, 84, 106</text:p>
            <text:p>2 = áreas 29, 86</text:p>
          </table:table-cell>
          <table:table-cell table:number-columns-repeated="16378" table:style-name="ce2"/>
        </table:table-row>
        <table:table-row table:style-name="ro13">
          <table:table-cell office:value-type="float" office:value="28" table:style-name="ce3">
            <text:p>28</text:p>
          </table:table-cell>
          <table:table-cell office:value-type="string" table:style-name="ce16">
            <text:p>NU_ITEM_OCE_X</text:p>
          </table:table-cell>
          <table:table-cell office:value-type="string" table:style-name="ce24">
            <text:p>Numérica</text:p>
          </table:table-cell>
          <table:table-cell office:value-type="float" office:value="1" table:style-name="ce12">
            <text:p>1</text:p>
          </table:table-cell>
          <table:table-cell office:value-type="string" table:style-name="ce22">
            <text:p>Número de itens da parte objetiva de Componente Específico que foram excluídos devido ao coeficiente pontobisserial menor que 0,20</text:p>
          </table:table-cell>
          <table:table-cell office:value-type="string" table:style-name="ce19">
            <text:p>1 = <text:s/>áreas 106, 803</text:p>
            <text:p>2 = <text:s/>áreas <text:s/>1, 85, 101, 104</text:p>
            <text:p>3 = <text:s/>áreas 2, 67, 83, 102</text:p>
            <text:p>4 = <text:s/>áreas 13, 81, 86, 87, 88, 93</text:p>
            <text:p>5 = <text:s/>áreas 18, 29, 84, 100, 804</text:p>
            <text:p>6 = <text:s/>áreas 22, 103</text:p>
            <text:p>7 = <text:s/>áreas 26, 94, 105</text:p>
          </table:table-cell>
          <table:table-cell table:number-columns-repeated="16378" table:style-name="ce2"/>
        </table:table-row>
        <table:table-row table:style-name="ro9">
          <table:table-cell office:value-type="float" office:value="29" table:style-name="ce3">
            <text:p>29</text:p>
          </table:table-cell>
          <table:table-cell office:value-type="string" table:style-name="ce16">
            <text:p>NU_ITEM_OCE_N</text:p>
          </table:table-cell>
          <table:table-cell office:value-type="string" table:style-name="ce24">
            <text:p>Numérica</text:p>
          </table:table-cell>
          <table:table-cell office:value-type="float" office:value="1" table:style-name="ce12">
            <text:p>1</text:p>
          </table:table-cell>
          <table:table-cell office:value-type="string" table:style-name="ce22">
            <text:p>Número de itens da parte objetiva de Componente Específico que não se aplicam ao grupo de curso</text:p>
          </table:table-cell>
          <table:table-cell office:value-type="string" table:style-name="ce19">
            <text:p>min= 0<text:s text:c="2"/></text:p>
            <text:p>max= 0</text:p>
          </table:table-cell>
          <table:table-cell table:style-name="ce4"/>
          <table:table-cell table:number-columns-repeated="16377" table:style-name="ce2"/>
        </table:table-row>
        <table:table-row table:style-name="ro4">
          <table:table-cell office:value-type="string" table:number-columns-spanned="6" table:number-rows-spanned="1" table:style-name="ce66">
            <text:p>PARTE 4 - VETORES</text:p>
          </table:table-cell>
          <table:covered-table-cell table:number-columns-repeated="5"/>
          <table:table-cell table:number-columns-repeated="16378" table:style-name="ce2"/>
        </table:table-row>
        <table:table-row table:style-name="ro9">
          <table:table-cell office:value-type="float" office:value="30" table:style-name="ce3">
            <text:p>30</text:p>
          </table:table-cell>
          <table:table-cell office:value-type="string" table:style-name="ce16">
            <text:p>DS_VT_GAB_OFG_ORIG</text:p>
          </table:table-cell>
          <table:table-cell office:value-type="string" table:style-name="ce15">
            <text:p>Caracter</text:p>
          </table:table-cell>
          <table:table-cell office:value-type="float" office:value="8" table:style-name="ce12">
            <text:p>8</text:p>
          </table:table-cell>
          <table:table-cell office:value-type="string" table:style-name="ce13">
            <text:p>Vetor que representa o gabarito original de Formação Geral</text:p>
          </table:table-cell>
          <table:table-cell office:value-type="string" table:style-name="ce19">
            <text:p>Z = Questão excluída devido a anulação</text:p>
            <text:p>N = <text:s/>Questão não se aplica ao grupo de curso</text:p>
          </table:table-cell>
          <table:table-cell table:number-columns-repeated="16378" table:style-name="ce2"/>
        </table:table-row>
        <table:table-row table:style-name="ro11">
          <table:table-cell office:value-type="float" office:value="31" table:style-name="ce3">
            <text:p>31</text:p>
          </table:table-cell>
          <table:table-cell office:value-type="string" table:style-name="ce5">
            <text:p>DS_VT_GAB_OFG_FIN</text:p>
          </table:table-cell>
          <table:table-cell office:value-type="string" table:style-name="ce15">
            <text:p>Caracter</text:p>
          </table:table-cell>
          <table:table-cell office:value-type="float" office:value="8" table:style-name="ce12">
            <text:p>8</text:p>
          </table:table-cell>
          <table:table-cell office:value-type="string" table:style-name="ce13">
            <text:p>Vetor que representa o gabarito final de Formação Geral</text:p>
          </table:table-cell>
          <table:table-cell office:value-type="string" table:style-name="ce19">
            <text:p>Z = Questão excluída devido a anulação</text:p>
            <text:p>X = Questão excluída devido ao coeficiente pontobisserial menor que 0,20</text:p>
            <text:p>N = <text:s/>Questão não se aplica ao grupo de curso</text:p>
          </table:table-cell>
          <table:table-cell table:number-columns-repeated="16378" table:style-name="ce2"/>
        </table:table-row>
        <table:table-row table:style-name="ro9">
          <table:table-cell office:value-type="float" office:value="32" table:style-name="ce3">
            <text:p>32</text:p>
          </table:table-cell>
          <table:table-cell office:value-type="string" table:style-name="ce5">
            <text:p>DS_VT_GAB_OCE_ORIG</text:p>
          </table:table-cell>
          <table:table-cell office:value-type="string" table:style-name="ce15">
            <text:p>Caracter</text:p>
          </table:table-cell>
          <table:table-cell office:value-type="float" office:value="27" table:style-name="ce12">
            <text:p>27</text:p>
          </table:table-cell>
          <table:table-cell office:value-type="string" table:style-name="ce13">
            <text:p>Vetor que representa o gabarito original de Componente Específico</text:p>
          </table:table-cell>
          <table:table-cell office:value-type="string" table:style-name="ce19">
            <text:p>Z = Questão excluída devido a anulação</text:p>
            <text:p>N = <text:s/>Questão não se aplica ao grupo de curso</text:p>
          </table:table-cell>
          <table:table-cell table:number-columns-repeated="16378" table:style-name="ce2"/>
        </table:table-row>
        <table:table-row table:style-name="ro11">
          <table:table-cell office:value-type="float" office:value="33" table:style-name="ce3">
            <text:p>33</text:p>
          </table:table-cell>
          <table:table-cell office:value-type="string" table:style-name="ce5">
            <text:p>DS_VT_GAB_OCE_FIN</text:p>
          </table:table-cell>
          <table:table-cell office:value-type="string" table:style-name="ce24">
            <text:p>Caracter</text:p>
          </table:table-cell>
          <table:table-cell office:value-type="float" office:value="27" table:style-name="ce12">
            <text:p>27</text:p>
          </table:table-cell>
          <table:table-cell office:value-type="string" table:style-name="ce13">
            <text:p>Vetor que representa o gabarito final de Componente Específico</text:p>
          </table:table-cell>
          <table:table-cell office:value-type="string" table:style-name="ce19">
            <text:p>Z = Questão excluída devido a anulação</text:p>
            <text:p>X = Questão excluída devido ao coeficiente pontobisserial menor que 0,20</text:p>
            <text:p>N = <text:s/>Questão não se aplica ao grupo de curso</text:p>
          </table:table-cell>
          <table:table-cell table:number-columns-repeated="16378" table:style-name="ce2"/>
        </table:table-row>
        <table:table-row table:style-name="ro9">
          <table:table-cell office:value-type="float" office:value="34" table:style-name="ce3">
            <text:p>34</text:p>
          </table:table-cell>
          <table:table-cell office:value-type="string" table:style-name="ce5">
            <text:p>DS_VT_ESC_OFG</text:p>
          </table:table-cell>
          <table:table-cell office:value-type="string" table:style-name="ce15">
            <text:p>Caracter</text:p>
          </table:table-cell>
          <table:table-cell office:value-type="float" office:value="8" table:style-name="ce12">
            <text:p>8</text:p>
          </table:table-cell>
          <table:table-cell office:value-type="string" table:style-name="ce22">
            <text:p>Vetor que representa a escolha de resposta da parte objetiva da formação geral</text:p>
          </table:table-cell>
          <table:table-cell office:value-type="string" table:style-name="ce19">
            <text:p>-</text:p>
          </table:table-cell>
          <table:table-cell table:number-columns-repeated="16378" table:style-name="ce2"/>
        </table:table-row>
        <table:table-row table:style-name="ro14">
          <table:table-cell office:value-type="float" office:value="35" table:style-name="ce3">
            <text:p>35</text:p>
          </table:table-cell>
          <table:table-cell office:value-type="string" table:style-name="ce5">
            <text:p>DS_VT_ACE_OFG</text:p>
          </table:table-cell>
          <table:table-cell office:value-type="string" table:style-name="ce15">
            <text:p>Caracter</text:p>
          </table:table-cell>
          <table:table-cell office:value-type="float" office:value="8" table:style-name="ce12">
            <text:p>8</text:p>
          </table:table-cell>
          <table:table-cell office:value-type="string" table:style-name="ce13">
            <text:p>Vetor que representa os acertos da parte objetiva na formação geral</text:p>
          </table:table-cell>
          <table:table-cell office:value-type="string" table:style-name="ce19">
            <text:p>0 = Errado</text:p>
            <text:p>1 = Certo</text:p>
            <text:p>8 = Anulada pela comissão</text:p>
            <text:p>9 = Anulada pelo índice de discriminação (correlação pontobisserial &lt; 0,20)</text:p>
          </table:table-cell>
          <table:table-cell table:number-columns-repeated="16378" table:style-name="ce2"/>
        </table:table-row>
        <table:table-row table:style-name="ro9">
          <table:table-cell office:value-type="float" office:value="36" table:style-name="ce3">
            <text:p>36</text:p>
          </table:table-cell>
          <table:table-cell office:value-type="string" table:style-name="ce5">
            <text:p>DS_VT_ESC_OCE</text:p>
          </table:table-cell>
          <table:table-cell office:value-type="string" table:style-name="ce15">
            <text:p>Caracter</text:p>
          </table:table-cell>
          <table:table-cell office:value-type="float" office:value="27" table:style-name="ce12">
            <text:p>27</text:p>
          </table:table-cell>
          <table:table-cell office:value-type="string" table:style-name="ce22">
            <text:p>Vetor que representa a escolha de resposta da parte objetiva do componente específico</text:p>
          </table:table-cell>
          <table:table-cell office:value-type="string" table:style-name="ce19">
            <text:p>-</text:p>
          </table:table-cell>
          <table:table-cell table:number-columns-repeated="16378" table:style-name="ce2"/>
        </table:table-row>
        <table:table-row table:style-name="ro14">
          <table:table-cell office:value-type="float" office:value="37" table:style-name="ce3">
            <text:p>37</text:p>
          </table:table-cell>
          <table:table-cell office:value-type="string" table:style-name="ce5">
            <text:p>DS_VT_ACE_OCE</text:p>
          </table:table-cell>
          <table:table-cell office:value-type="string" table:style-name="ce15">
            <text:p>Caracter</text:p>
          </table:table-cell>
          <table:table-cell office:value-type="float" office:value="27" table:style-name="ce12">
            <text:p>27</text:p>
          </table:table-cell>
          <table:table-cell office:value-type="string" table:style-name="ce13">
            <text:p>Vetor que representa os acertos da parte objetiva do componente específico</text:p>
          </table:table-cell>
          <table:table-cell office:value-type="string" table:style-name="ce19">
            <text:p>0 = Errado</text:p>
            <text:p>1 = Certo</text:p>
            <text:p>8 = Anulada pela comissão</text:p>
            <text:p>9 = Anulada pelo índice de discriminação</text:p>
          </table:table-cell>
          <table:table-cell table:number-columns-repeated="16378" table:style-name="ce2"/>
        </table:table-row>
        <table:table-row table:style-name="ro4">
          <table:table-cell office:value-type="string" table:number-columns-spanned="6" table:number-rows-spanned="1" table:style-name="ce66">
            <text:p>PARTE 5 - TIPOS DE PRESENÇA</text:p>
          </table:table-cell>
          <table:covered-table-cell table:number-columns-repeated="5"/>
          <table:table-cell table:number-columns-repeated="16378" table:style-name="ce2"/>
        </table:table-row>
        <table:table-row table:style-name="ro15">
          <table:table-cell office:value-type="float" office:value="38" table:style-name="ce3">
            <text:p>38</text:p>
          </table:table-cell>
          <table:table-cell office:value-type="string" table:style-name="ce5">
            <text:p>TP_PRES</text:p>
          </table:table-cell>
          <table:table-cell office:value-type="string" table:style-name="ce15">
            <text:p>Numérica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Tipo de presença no Enade</text:p>
          </table:table-cell>
          <table:table-cell office:value-type="string" table:style-name="ce19">
            <text:p>222 = Ausente</text:p>
            <text:p>334 = Eliminado por participação indevida</text:p>
            <text:p>444 = Ausente devido a dupla graduação</text:p>
            <text:p>555 = Presente com resultado válido</text:p>
            <text:p>556 = Presente com resultado desconsiderado pela Aplicadora</text:p>
            <text:p>888 = Presente com resultado desconsiderado pelo Inep</text:p>
          </table:table-cell>
          <table:table-cell table:number-columns-repeated="16378" table:style-name="ce2"/>
        </table:table-row>
        <table:table-row table:style-name="ro15">
          <table:table-cell office:value-type="float" office:value="39" table:style-name="ce3">
            <text:p>39</text:p>
          </table:table-cell>
          <table:table-cell office:value-type="string" table:style-name="ce5">
            <text:p>TP_PR_GER</text:p>
          </table:table-cell>
          <table:table-cell office:value-type="string" table:style-name="ce15">
            <text:p>Numérica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Tipo de presença na prova</text:p>
          </table:table-cell>
          <table:table-cell office:value-type="string" table:style-name="ce39">
            <text:p>222 = Ausente</text:p>
            <text:p>333 = Participante com prova em branco</text:p>
            <text:p>555 = Participante com respostas válidas na prova</text:p>
            <text:p>556 = Participante com resultado desconsiderado pela Aplicadora</text:p>
            <text:p>888 = Participante com resultado desconsiderado pelo Inep</text:p>
            <text:p>889 = Participante com prova não realizada por problemas administrativos</text:p>
          </table:table-cell>
          <table:table-cell table:number-columns-repeated="16378" table:style-name="ce2"/>
        </table:table-row>
        <table:table-row table:style-name="ro15">
          <table:table-cell office:value-type="float" office:value="40" table:style-name="ce3">
            <text:p>40</text:p>
          </table:table-cell>
          <table:table-cell office:value-type="string" table:style-name="ce5">
            <text:p>TP_PR_OB_FG</text:p>
          </table:table-cell>
          <table:table-cell office:value-type="string" table:style-name="ce15">
            <text:p>Numérica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Tipo de presença na parte objetiva na formação geral</text:p>
          </table:table-cell>
          <table:table-cell office:value-type="string" table:style-name="ce19">
            <text:p>222 = Ausente</text:p>
            <text:p>333 = Participante com prova em branco</text:p>
            <text:p>555 = Participante com respostas válidas na prova<text:s/></text:p>
            <text:p>556 = Participante com resultado desconsiderado pela Aplicadora</text:p>
            <text:p>888 = Participante com resultado desconsiderado pelo Inep</text:p>
            <text:p>889 = Participante com prova não realizada por problemas administrativos</text:p>
          </table:table-cell>
          <table:table-cell table:number-columns-repeated="16378" table:style-name="ce2"/>
        </table:table-row>
        <table:table-row table:style-name="ro15">
          <table:table-cell office:value-type="float" office:value="41" table:style-name="ce3">
            <text:p>41</text:p>
          </table:table-cell>
          <table:table-cell office:value-type="string" table:style-name="ce5">
            <text:p>TP_PR_DI_FG</text:p>
          </table:table-cell>
          <table:table-cell office:value-type="string" table:style-name="ce15">
            <text:p>Numérica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Tipo de presença na parte discursiva na formação geral</text:p>
          </table:table-cell>
          <table:table-cell office:value-type="string" table:style-name="ce19">
            <text:p>222 = Ausente</text:p>
            <text:p>333 = Participante com prova em branco</text:p>
            <text:p>555 = Participante com respostas válidas na prova<text:s/></text:p>
            <text:p>556 = Participante com resultado desconsiderado pela Aplicadora</text:p>
            <text:p>888 = Participante com resultado desconsiderado pelo Inep</text:p>
            <text:p>889 = Participante com prova não realizada por problemas administrativos</text:p>
          </table:table-cell>
          <table:table-cell table:number-columns-repeated="16378" table:style-name="ce2"/>
        </table:table-row>
        <table:table-row table:style-name="ro15">
          <table:table-cell office:value-type="float" office:value="42" table:style-name="ce3">
            <text:p>42</text:p>
          </table:table-cell>
          <table:table-cell office:value-type="string" table:style-name="ce5">
            <text:p>TP_PR_OB_CE</text:p>
          </table:table-cell>
          <table:table-cell office:value-type="string" table:style-name="ce15">
            <text:p>Numérica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Tipo de presença na parte objetiva no componente específico</text:p>
          </table:table-cell>
          <table:table-cell office:value-type="string" table:style-name="ce19">
            <text:p>222 = Ausente</text:p>
            <text:p>333 = Participante com prova em branco</text:p>
            <text:p>555 = Participante com respostas válidas na prova<text:s/></text:p>
            <text:p>556 = Participante com resultado desconsiderado pela Aplicadora</text:p>
            <text:p>888 = Participante com resultado desconsiderado pelo Inep</text:p>
            <text:p>889 = Participante com prova não realizada por problemas administrativos</text:p>
          </table:table-cell>
          <table:table-cell table:number-columns-repeated="16378" table:style-name="ce2"/>
        </table:table-row>
        <table:table-row table:style-name="ro15">
          <table:table-cell office:value-type="float" office:value="43" table:style-name="ce3">
            <text:p>43</text:p>
          </table:table-cell>
          <table:table-cell office:value-type="string" table:style-name="ce5">
            <text:p>TP_PR_DI_CE</text:p>
          </table:table-cell>
          <table:table-cell office:value-type="string" table:style-name="ce15">
            <text:p>Numérica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Tipo de presença na parte discursiva no componente específico</text:p>
          </table:table-cell>
          <table:table-cell office:value-type="string" table:style-name="ce19">
            <text:p>222 = Ausente</text:p>
            <text:p>333 = Participante com prova em branco</text:p>
            <text:p>555 = Participante com respostas válidas na prova<text:s/></text:p>
            <text:p>556 = Participante com resultado desconsiderado pela Aplicadora</text:p>
            <text:p>888 = Participante com resultado desconsiderado pelo Inep</text:p>
            <text:p>889 = Participante com prova não realizada por problemas administrativos</text:p>
          </table:table-cell>
          <table:table-cell table:number-columns-repeated="16378" table:style-name="ce2"/>
        </table:table-row>
        <table:table-row table:style-name="ro4">
          <table:table-cell office:value-type="string" table:number-columns-spanned="6" table:number-rows-spanned="1" table:style-name="ce66">
            <text:p>PARTE 6 - TIPOS DE SITUAÇÃO DAS QUESTÕES DA PARTE DISCURSIVA</text:p>
          </table:table-cell>
          <table:covered-table-cell table:number-columns-repeated="5"/>
          <table:table-cell table:number-columns-repeated="16378" table:style-name="ce2"/>
        </table:table-row>
        <table:table-row table:style-name="ro16">
          <table:table-cell office:value-type="string" table:number-columns-spanned="6" table:number-rows-spanned="1" table:style-name="ce67">
            <text:p>(*) significa resultados considerados para o cálculo da nota do estudante e (**) significa resultado desconsiderado para o cálculo da nota do estudante.</text:p>
          </table:table-cell>
          <table:covered-table-cell table:number-columns-repeated="5"/>
          <table:table-cell table:number-columns-repeated="16378" table:style-name="ce2"/>
        </table:table-row>
        <table:table-row table:style-name="ro13">
          <table:table-cell office:value-type="float" office:value="44" table:style-name="ce3">
            <text:p>44</text:p>
          </table:table-cell>
          <table:table-cell office:value-type="string" table:style-name="ce5">
            <text:p>TP_SFG_D1</text:p>
          </table:table-cell>
          <table:table-cell office:value-type="string" table:style-name="ce15">
            <text:p>Numérica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Tipo de situação da questão 1 da parte discursiva da formação geral</text:p>
          </table:table-cell>
          <table:table-cell office:value-type="string" table:style-name="ce39">
            <text:p>222 = Não se aplica (estudante ausente)**</text:p>
            <text:p>333 = Questão em branco (estudante presente)*</text:p>
            <text:p>335 = Questão zerada por motivo de resposta nula*</text:p>
            <text:p>336 = Questão zerada por motivo de resposta divergente com a temática*</text:p>
            <text:p>555 = Questão com resultado válido*</text:p>
            <text:p>556 = Questão com resultado desconsiderado devido a problemas administrativos**</text:p>
            <text:p>888 = Questão não respondida por problemas administrativos**</text:p>
          </table:table-cell>
          <table:table-cell table:number-columns-repeated="16378" table:style-name="ce2"/>
        </table:table-row>
        <table:table-row table:style-name="ro13">
          <table:table-cell office:value-type="float" office:value="45" table:style-name="ce3">
            <text:p>45</text:p>
          </table:table-cell>
          <table:table-cell office:value-type="string" table:style-name="ce5">
            <text:p>TP_SFG_D2</text:p>
          </table:table-cell>
          <table:table-cell office:value-type="string" table:style-name="ce15">
            <text:p>Numérica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Tipo de situação da questão 2 da parte discursiva da formação geral</text:p>
          </table:table-cell>
          <table:table-cell office:value-type="string" table:style-name="ce39">
            <text:p>222 = Não se aplica (estudante ausente)**</text:p>
            <text:p>333 = Questão em branco (estudante presente)*</text:p>
            <text:p>335 = Questão zerada por motivo de resposta nula*</text:p>
            <text:p>336 = Questão zerada por motivo de resposta divergente com a temática*</text:p>
            <text:p>555 = Questão com resultado válido*</text:p>
            <text:p>556 = Questão com resultado desconsiderado devido a problemas administrativos**</text:p>
            <text:p>888 = Questão não respondida por problemas administrativos**</text:p>
          </table:table-cell>
          <table:table-cell table:number-columns-repeated="16378" table:style-name="ce2"/>
        </table:table-row>
        <table:table-row table:style-name="ro13">
          <table:table-cell office:value-type="float" office:value="46" table:style-name="ce3">
            <text:p>46</text:p>
          </table:table-cell>
          <table:table-cell office:value-type="string" table:style-name="ce5">
            <text:p>TP_SCE_D1</text:p>
          </table:table-cell>
          <table:table-cell office:value-type="string" table:style-name="ce15">
            <text:p>Numérica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Tipo de situação da questão 1 da parte discursiva do componente específico</text:p>
          </table:table-cell>
          <table:table-cell office:value-type="string" table:style-name="ce39">
            <text:p>222 = Não se aplica (estudante ausente)**</text:p>
            <text:p>333 = Questão em branco (estudante presente)*</text:p>
            <text:p>335 = Questão zerada por motivo de resposta nula*</text:p>
            <text:p>336 = Questão zerada por motivo de resposta divergente com a temática*</text:p>
            <text:p>555 = Questão com resultado válido*</text:p>
            <text:p>556 = Questão com resultado desconsiderado devido a problemas administrativos**</text:p>
            <text:p>888 = Questão não respondida por problemas administrativos**</text:p>
          </table:table-cell>
          <table:table-cell table:number-columns-repeated="16378" table:style-name="ce2"/>
        </table:table-row>
        <table:table-row table:style-name="ro13">
          <table:table-cell office:value-type="float" office:value="47" table:style-name="ce3">
            <text:p>47</text:p>
          </table:table-cell>
          <table:table-cell office:value-type="string" table:style-name="ce5">
            <text:p>TP_SCE_D2</text:p>
          </table:table-cell>
          <table:table-cell office:value-type="string" table:style-name="ce15">
            <text:p>Numérica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Tipo de situação da questão 2 da parte discursiva do componente específico</text:p>
          </table:table-cell>
          <table:table-cell office:value-type="string" table:style-name="ce39">
            <text:p>222 = Não se aplica (estudante ausente)**</text:p>
            <text:p>333 = Questão em branco (estudante presente)*</text:p>
            <text:p>335 = Questão zerada por motivo de resposta nula*</text:p>
            <text:p>336 = Questão zerada por motivo de resposta divergente com a temática*</text:p>
            <text:p>555 = Questão com resultado válido*</text:p>
            <text:p>556 = Questão com resultado desconsiderado devido a problemas administrativos**</text:p>
            <text:p>888 = Questão não respondida por problemas administrativos**</text:p>
          </table:table-cell>
          <table:table-cell table:number-columns-repeated="16378" table:style-name="ce2"/>
        </table:table-row>
        <table:table-row table:style-name="ro17">
          <table:table-cell office:value-type="float" office:value="48" table:style-name="ce3">
            <text:p>48</text:p>
          </table:table-cell>
          <table:table-cell office:value-type="string" table:style-name="ce5">
            <text:p>TP_SCE_D3</text:p>
          </table:table-cell>
          <table:table-cell office:value-type="string" table:style-name="ce15">
            <text:p>Numérica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Tipo de situação da questão 3 da parte discursiva do componente específico</text:p>
          </table:table-cell>
          <table:table-cell office:value-type="string" table:style-name="ce39">
            <text:p>222 = Não se aplica (estudante ausente)**</text:p>
            <text:p>333 = Questão em branco (estudante presente)*</text:p>
            <text:p>335 = Questão zerada por motivo de resposta nula*</text:p>
            <text:p>336 = Questão zerada por motivo de resposta divergente com a temática*</text:p>
            <text:p>555 = Questão com resultado válido*</text:p>
            <text:p>556 = Questão com resultado desconsiderado devido a problemas administrativos**</text:p>
            <text:p>666 = Questão anulada**</text:p>
            <text:p>888 = Questão não respondida por problemas administrativos**</text:p>
          </table:table-cell>
          <table:table-cell table:number-columns-repeated="16378" table:style-name="ce2"/>
        </table:table-row>
        <table:table-row table:style-name="ro4">
          <table:table-cell table:style-name="ce3"/>
          <table:table-cell office:value-type="string" table:number-columns-spanned="5" table:number-rows-spanned="1" table:style-name="ce66">
            <text:p>PARTE 7 - NOTAS NA FORMAÇÃO GERAL E COMPONENTE ESPECÍFICO</text:p>
          </table:table-cell>
          <table:covered-table-cell table:number-columns-repeated="4"/>
          <table:table-cell table:number-columns-repeated="16378" table:style-name="ce2"/>
        </table:table-row>
        <table:table-row table:style-name="ro9">
          <table:table-cell office:value-type="float" office:value="49" table:style-name="ce3">
            <text:p>49</text:p>
          </table:table-cell>
          <table:table-cell office:value-type="string" table:style-name="ce5">
            <text:p>NT_GER</text:p>
          </table:table-cell>
          <table:table-cell office:value-type="string" table:style-name="ce15">
            <text:p>Numérica</text:p>
          </table:table-cell>
          <table:table-cell office:value-type="float" office:value="4" table:style-name="ce12">
            <text:p>4</text:p>
          </table:table-cell>
          <table:table-cell office:value-type="string" table:style-name="ce13">
            <text:p>Nota bruta da prova - Média ponderada da formação geral (25%) e componente específico (75%). (valor de 0 a 100)</text:p>
          </table:table-cell>
          <table:table-cell office:value-type="string" table:style-name="ce19">
            <text:p>min= 0<text:s text:c="2"/></text:p>
            <text:p>max= 95.5</text:p>
          </table:table-cell>
          <table:table-cell table:number-columns-repeated="16378" table:style-name="ce2"/>
        </table:table-row>
        <table:table-row table:style-name="ro9">
          <table:table-cell office:value-type="float" office:value="50" table:style-name="ce3">
            <text:p>50</text:p>
          </table:table-cell>
          <table:table-cell office:value-type="string" table:style-name="ce5">
            <text:p>NT_FG</text:p>
          </table:table-cell>
          <table:table-cell office:value-type="string" table:style-name="ce15">
            <text:p>Numérica</text:p>
          </table:table-cell>
          <table:table-cell office:value-type="float" office:value="4" table:style-name="ce12">
            <text:p>4</text:p>
          </table:table-cell>
          <table:table-cell office:value-type="string" table:style-name="ce13">
            <text:p>Nota bruta na formação geral - Média ponderada da parte objetiva (60%) e discursiva (40%) na formação geral.(valor de 0 a 100)</text:p>
          </table:table-cell>
          <table:table-cell office:value-type="string" table:style-name="ce19">
            <text:p>min= 0<text:s text:c="2"/></text:p>
            <text:p>max= 99.2</text:p>
          </table:table-cell>
          <table:table-cell table:number-columns-repeated="16378" table:style-name="ce2"/>
        </table:table-row>
        <table:table-row table:style-name="ro9">
          <table:table-cell office:value-type="float" office:value="51" table:style-name="ce3">
            <text:p>51</text:p>
          </table:table-cell>
          <table:table-cell office:value-type="string" table:style-name="ce5">
            <text:p>NT_OBJ_FG</text:p>
          </table:table-cell>
          <table:table-cell office:value-type="string" table:style-name="ce15">
            <text:p>Numérica</text:p>
          </table:table-cell>
          <table:table-cell office:value-type="float" office:value="4" table:style-name="ce12">
            <text:p>4</text:p>
          </table:table-cell>
          <table:table-cell office:value-type="string" table:style-name="ce13">
            <text:p>Nota bruta na parte objetiva da formação geral. (valor de 0 a 100)</text:p>
          </table:table-cell>
          <table:table-cell office:value-type="string" table:style-name="ce19">
            <text:p>min= 0<text:s text:c="2"/></text:p>
            <text:p>max= 100</text:p>
          </table:table-cell>
          <table:table-cell table:number-columns-repeated="16378" table:style-name="ce2"/>
        </table:table-row>
        <table:table-row table:style-name="ro9">
          <table:table-cell office:value-type="float" office:value="52" table:style-name="ce3">
            <text:p>52</text:p>
          </table:table-cell>
          <table:table-cell office:value-type="string" table:style-name="ce5">
            <text:p>NT_DIS_FG</text:p>
          </table:table-cell>
          <table:table-cell office:value-type="string" table:style-name="ce15">
            <text:p>Numérica</text:p>
          </table:table-cell>
          <table:table-cell office:value-type="float" office:value="4" table:style-name="ce12">
            <text:p>4</text:p>
          </table:table-cell>
          <table:table-cell office:value-type="string" table:style-name="ce13">
            <text:p>Nota bruta na parte discursiva da formação geral. (valor de 0 a 100)</text:p>
          </table:table-cell>
          <table:table-cell office:value-type="string" table:style-name="ce19">
            <text:p>min= 0<text:s text:c="2"/></text:p>
            <text:p>max= 99</text:p>
          </table:table-cell>
          <table:table-cell table:number-columns-repeated="16378" table:style-name="ce2"/>
        </table:table-row>
        <table:table-row table:style-name="ro11">
          <table:table-cell office:value-type="float" office:value="53" table:style-name="ce3">
            <text:p>53</text:p>
          </table:table-cell>
          <table:table-cell office:value-type="string" table:style-name="ce29">
            <text:p>NT_FG_D1</text:p>
          </table:table-cell>
          <table:table-cell office:value-type="string" table:style-name="ce15">
            <text:p>Numérica</text:p>
          </table:table-cell>
          <table:table-cell office:value-type="float" office:value="3" table:style-name="ce12">
            <text:p>3</text:p>
          </table:table-cell>
          <table:table-cell office:value-type="string" table:style-name="ce30">
            <text:p>Nota da questão 1 da parte discursiva da formação geral - Média ponderada da parte de Língua Portuguesa (20%) e Conteúdo (80%) da Questão 1 da parte discursiva. (valor de 0 a 100)</text:p>
          </table:table-cell>
          <table:table-cell office:value-type="string" table:style-name="ce19">
            <text:p>min= 0<text:s text:c="2"/></text:p>
            <text:p>max= 100</text:p>
          </table:table-cell>
          <table:table-cell table:number-columns-repeated="16378" table:style-name="ce2"/>
        </table:table-row>
        <table:table-row table:style-name="ro9">
          <table:table-cell office:value-type="float" office:value="54" table:style-name="ce3">
            <text:p>54</text:p>
          </table:table-cell>
          <table:table-cell office:value-type="string" table:style-name="ce5">
            <text:p>NT_FG_D1_PT</text:p>
          </table:table-cell>
          <table:table-cell office:value-type="string" table:style-name="ce15">
            <text:p>Numérica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Nota de Língua Portuguesa da questão 1 da parte discursiva da formação geral. (valor de 0 a 100)</text:p>
          </table:table-cell>
          <table:table-cell office:value-type="string" table:style-name="ce19">
            <text:p>min= 0<text:s text:c="2"/></text:p>
            <text:p>max= 100</text:p>
          </table:table-cell>
          <table:table-cell table:number-columns-repeated="16378" table:style-name="ce2"/>
        </table:table-row>
        <table:table-row table:style-name="ro9">
          <table:table-cell office:value-type="float" office:value="55" table:style-name="ce3">
            <text:p>55</text:p>
          </table:table-cell>
          <table:table-cell office:value-type="string" table:style-name="ce5">
            <text:p>NT_FG_D1_CT</text:p>
          </table:table-cell>
          <table:table-cell office:value-type="string" table:style-name="ce15">
            <text:p>Numérica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Nota de Conteúdo da questão 1 da parte discursiva da formação geral. (valor de 0 a 100)</text:p>
          </table:table-cell>
          <table:table-cell office:value-type="string" table:style-name="ce19">
            <text:p>min= 0<text:s text:c="2"/></text:p>
            <text:p>max= 100</text:p>
          </table:table-cell>
          <table:table-cell table:number-columns-repeated="16378" table:style-name="ce2"/>
        </table:table-row>
        <table:table-row table:style-name="ro11">
          <table:table-cell office:value-type="float" office:value="56" table:style-name="ce3">
            <text:p>56</text:p>
          </table:table-cell>
          <table:table-cell office:value-type="string" table:style-name="ce29">
            <text:p>NT_FG_D2</text:p>
          </table:table-cell>
          <table:table-cell office:value-type="string" table:style-name="ce15">
            <text:p>Numérica</text:p>
          </table:table-cell>
          <table:table-cell office:value-type="float" office:value="3" table:style-name="ce12">
            <text:p>3</text:p>
          </table:table-cell>
          <table:table-cell office:value-type="string" table:style-name="ce30">
            <text:p>Nota da questão 2 da parte discursiva na formação geral - Média ponderada da parte de Língua Portuguesa (20%) e Conteúdo (80%) da Questão 2 da parte discursiva. (valor de 0 a 100)</text:p>
          </table:table-cell>
          <table:table-cell office:value-type="string" table:style-name="ce19">
            <text:p>min= 0<text:s text:c="2"/></text:p>
            <text:p>max= 100</text:p>
          </table:table-cell>
          <table:table-cell table:number-columns-repeated="16378" table:style-name="ce2"/>
        </table:table-row>
        <table:table-row table:style-name="ro9">
          <table:table-cell office:value-type="float" office:value="57" table:style-name="ce3">
            <text:p>57</text:p>
          </table:table-cell>
          <table:table-cell office:value-type="string" table:style-name="ce5">
            <text:p>NT_FG_D2_PT</text:p>
          </table:table-cell>
          <table:table-cell office:value-type="string" table:style-name="ce15">
            <text:p>Numérica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Nota de Língua Portuguesa da questão 2 da parte discursiva da formação geral.(valor de 0 a 100)</text:p>
          </table:table-cell>
          <table:table-cell office:value-type="string" table:style-name="ce19">
            <text:p>min= 0<text:s text:c="2"/></text:p>
            <text:p>max= 100</text:p>
          </table:table-cell>
          <table:table-cell table:number-columns-repeated="16378" table:style-name="ce2"/>
        </table:table-row>
        <table:table-row table:style-name="ro9">
          <table:table-cell office:value-type="float" office:value="58" table:style-name="ce3">
            <text:p>58</text:p>
          </table:table-cell>
          <table:table-cell office:value-type="string" table:style-name="ce5">
            <text:p>NT_FG_D2_CT</text:p>
          </table:table-cell>
          <table:table-cell office:value-type="string" table:style-name="ce15">
            <text:p>Numérica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Nota de Conteúdo da questão 2 da parte discursiva da formação geral. (valor de 0 a 100)</text:p>
          </table:table-cell>
          <table:table-cell office:value-type="string" table:style-name="ce19">
            <text:p>min= 0<text:s text:c="2"/></text:p>
            <text:p>max= 100</text:p>
          </table:table-cell>
          <table:table-cell table:number-columns-repeated="16378" table:style-name="ce2"/>
        </table:table-row>
        <table:table-row table:style-name="ro11">
          <table:table-cell office:value-type="float" office:value="59" table:style-name="ce3">
            <text:p>59</text:p>
          </table:table-cell>
          <table:table-cell office:value-type="string" table:style-name="ce5">
            <text:p>NT_CE</text:p>
          </table:table-cell>
          <table:table-cell office:value-type="string" table:style-name="ce15">
            <text:p>Numérica</text:p>
          </table:table-cell>
          <table:table-cell office:value-type="float" office:value="4" table:style-name="ce12">
            <text:p>4</text:p>
          </table:table-cell>
          <table:table-cell office:value-type="string" table:style-name="ce13">
            <text:p>Nota bruta no componente específico - Média ponderada da parte objetiva (85%) e discursiva (15%) no componente específico. (valor de 0 a 100)</text:p>
          </table:table-cell>
          <table:table-cell office:value-type="string" table:style-name="ce19">
            <text:p>min= 0<text:s text:c="2"/></text:p>
            <text:p>max= 100</text:p>
          </table:table-cell>
          <table:table-cell table:number-columns-repeated="16378" table:style-name="ce2"/>
        </table:table-row>
        <table:table-row table:style-name="ro9">
          <table:table-cell office:value-type="float" office:value="60" table:style-name="ce3">
            <text:p>60</text:p>
          </table:table-cell>
          <table:table-cell office:value-type="string" table:style-name="ce5">
            <text:p>NT_OBJ_CE</text:p>
          </table:table-cell>
          <table:table-cell office:value-type="string" table:style-name="ce15">
            <text:p>Numérica</text:p>
          </table:table-cell>
          <table:table-cell office:value-type="float" office:value="4" table:style-name="ce12">
            <text:p>4</text:p>
          </table:table-cell>
          <table:table-cell office:value-type="string" table:style-name="ce13">
            <text:p>Nota bruta na parte objetiva do componente específico. (valor de 0 a 100)</text:p>
          </table:table-cell>
          <table:table-cell office:value-type="string" table:style-name="ce19">
            <text:p>min= 0<text:s text:c="2"/></text:p>
            <text:p>max= 100</text:p>
          </table:table-cell>
          <table:table-cell table:number-columns-repeated="16378" table:style-name="ce2"/>
        </table:table-row>
        <table:table-row table:style-name="ro9">
          <table:table-cell office:value-type="float" office:value="61" table:style-name="ce3">
            <text:p>61</text:p>
          </table:table-cell>
          <table:table-cell office:value-type="string" table:style-name="ce5">
            <text:p>NT_DIS_CE</text:p>
          </table:table-cell>
          <table:table-cell office:value-type="string" table:style-name="ce15">
            <text:p>Numérica</text:p>
          </table:table-cell>
          <table:table-cell office:value-type="float" office:value="4" table:style-name="ce12">
            <text:p>4</text:p>
          </table:table-cell>
          <table:table-cell office:value-type="string" table:style-name="ce13">
            <text:p>Nota bruta na parte discursiva do componente específico. (valor de 0 a 100)</text:p>
          </table:table-cell>
          <table:table-cell office:value-type="string" table:style-name="ce19">
            <text:p>min= 0<text:s text:c="2"/></text:p>
            <text:p>max= 100</text:p>
          </table:table-cell>
          <table:table-cell table:number-columns-repeated="16378" table:style-name="ce2"/>
        </table:table-row>
        <table:table-row table:style-name="ro9">
          <table:table-cell office:value-type="float" office:value="62" table:style-name="ce3">
            <text:p>62</text:p>
          </table:table-cell>
          <table:table-cell office:value-type="string" table:style-name="ce5">
            <text:p>NT_CE_D1</text:p>
          </table:table-cell>
          <table:table-cell office:value-type="string" table:style-name="ce15">
            <text:p>Numérica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Nota da questão 1 da parte discursiva do componente específico. (valor de 0 a 100)</text:p>
          </table:table-cell>
          <table:table-cell office:value-type="string" table:style-name="ce19">
            <text:p>min= 0<text:s text:c="2"/></text:p>
            <text:p>max= 100</text:p>
          </table:table-cell>
          <table:table-cell table:number-columns-repeated="16378" table:style-name="ce2"/>
        </table:table-row>
        <table:table-row table:style-name="ro9">
          <table:table-cell office:value-type="float" office:value="63" table:style-name="ce3">
            <text:p>63</text:p>
          </table:table-cell>
          <table:table-cell office:value-type="string" table:style-name="ce5">
            <text:p>NT_CE_D2</text:p>
          </table:table-cell>
          <table:table-cell office:value-type="string" table:style-name="ce15">
            <text:p>Numérica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Nota da questão 2 da parte discursiva do componente específico. (valor de 0 a 100)</text:p>
          </table:table-cell>
          <table:table-cell office:value-type="string" table:style-name="ce19">
            <text:p>min= 0<text:s text:c="2"/></text:p>
            <text:p>max= 100</text:p>
          </table:table-cell>
          <table:table-cell table:number-columns-repeated="16378" table:style-name="ce2"/>
        </table:table-row>
        <table:table-row table:style-name="ro9">
          <table:table-cell office:value-type="float" office:value="64" table:style-name="ce3">
            <text:p>64</text:p>
          </table:table-cell>
          <table:table-cell office:value-type="string" table:style-name="ce5">
            <text:p>NT_CE_D3</text:p>
          </table:table-cell>
          <table:table-cell office:value-type="string" table:style-name="ce15">
            <text:p>Numérica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Nota da questão 3 da parte discursiva do componente específico. (valor de 0 a 100)</text:p>
          </table:table-cell>
          <table:table-cell office:value-type="string" table:style-name="ce19">
            <text:p>min= 0<text:s text:c="2"/></text:p>
            <text:p>max= 100</text:p>
          </table:table-cell>
          <table:table-cell table:number-columns-repeated="16378" table:style-name="ce2"/>
        </table:table-row>
        <table:table-row table:style-name="ro4">
          <table:table-cell office:value-type="string" table:number-columns-spanned="6" table:number-rows-spanned="1" table:style-name="ce64">
            <text:p>QUESTINÁRIOS</text:p>
          </table:table-cell>
          <table:covered-table-cell table:number-columns-repeated="5"/>
          <table:table-cell table:number-columns-repeated="16378" table:style-name="ce2"/>
        </table:table-row>
        <table:table-row table:style-name="ro4">
          <table:table-cell office:value-type="string" table:number-columns-spanned="6" table:number-rows-spanned="1" table:style-name="ce66">
            <text:p>PARTE 8 - QUESTIONÁRIO DE PERCEPÇÃO DA PROVA</text:p>
          </table:table-cell>
          <table:covered-table-cell table:number-columns-repeated="5"/>
          <table:table-cell table:number-columns-repeated="16378" table:style-name="ce2"/>
        </table:table-row>
        <table:table-row table:style-name="ro13">
          <table:table-cell office:value-type="float" office:value="65" table:style-name="ce3">
            <text:p>65</text:p>
          </table:table-cell>
          <table:table-cell office:value-type="string" table:style-name="ce20">
            <text:p>CO_RS_I1</text:p>
          </table:table-cell>
          <table:table-cell office:value-type="string" table:style-name="ce15">
            <text:p>Caracter</text:p>
          </table:table-cell>
          <table:table-cell office:value-type="float" office:value="1" table:style-name="ce12">
            <text:p>1</text:p>
          </table:table-cell>
          <table:table-cell office:value-type="string" table:style-name="ce27">
            <text:p>1 - Qual o grau de dificuldade desta prova na parte de Formação Geral?</text:p>
          </table:table-cell>
          <table:table-cell office:value-type="string" table:style-name="ce19">
            <text:p>A = Muito fácil.</text:p>
            <text:p>B = Fácil.</text:p>
            <text:p>C = Médio.</text:p>
            <text:p>D = Difícil.</text:p>
            <text:p>E = Muito difícil.</text:p>
            <text:p>* = Resposta anulada</text:p>
            <text:p>. = Não respondeu</text:p>
          </table:table-cell>
          <table:table-cell table:number-columns-repeated="16378" table:style-name="ce2"/>
        </table:table-row>
        <table:table-row table:style-name="ro13">
          <table:table-cell office:value-type="float" office:value="66" table:style-name="ce3">
            <text:p>66</text:p>
          </table:table-cell>
          <table:table-cell office:value-type="string" table:style-name="ce20">
            <text:p>CO_RS_I2</text:p>
          </table:table-cell>
          <table:table-cell office:value-type="string" table:style-name="ce15">
            <text:p>Caracter</text:p>
          </table:table-cell>
          <table:table-cell office:value-type="float" office:value="1" table:style-name="ce12">
            <text:p>1</text:p>
          </table:table-cell>
          <table:table-cell office:value-type="string" table:style-name="ce27">
            <text:p>2 - Qual o grau de dificuldade desta prova na parte do Componente Específico?</text:p>
          </table:table-cell>
          <table:table-cell office:value-type="string" table:style-name="ce19">
            <text:p>A = Muito fácil.</text:p>
            <text:p>B = Fácil.</text:p>
            <text:p>C = Médio.</text:p>
            <text:p>D = Difícil.</text:p>
            <text:p>E = Muito difícil.</text:p>
            <text:p>* = Resposta anulada</text:p>
            <text:p>. = Não respondeu</text:p>
          </table:table-cell>
          <table:table-cell table:number-columns-repeated="16378" table:style-name="ce2"/>
        </table:table-row>
        <table:table-row table:style-name="ro13">
          <table:table-cell office:value-type="float" office:value="67" table:style-name="ce3">
            <text:p>67</text:p>
          </table:table-cell>
          <table:table-cell office:value-type="string" table:style-name="ce20">
            <text:p>CO_RS_I3</text:p>
          </table:table-cell>
          <table:table-cell office:value-type="string" table:style-name="ce15">
            <text:p>Caracter</text:p>
          </table:table-cell>
          <table:table-cell office:value-type="float" office:value="1" table:style-name="ce12">
            <text:p>1</text:p>
          </table:table-cell>
          <table:table-cell office:value-type="string" table:style-name="ce27">
            <text:p>3 - Considerando a extensão da prova, em relação ao tempo total, você considera que a prova foi:</text:p>
          </table:table-cell>
          <table:table-cell office:value-type="string" table:style-name="ce19">
            <text:p>A = Muito longa.</text:p>
            <text:p>B = Longa.</text:p>
            <text:p>C = Adequada.</text:p>
            <text:p>D = Curta.</text:p>
            <text:p>E = Muito curta.</text:p>
            <text:p>* = Resposta anulada</text:p>
            <text:p>. = Não respondeu</text:p>
          </table:table-cell>
          <table:table-cell table:number-columns-repeated="16378" table:style-name="ce2"/>
        </table:table-row>
        <table:table-row table:style-name="ro13">
          <table:table-cell office:value-type="float" office:value="68" table:style-name="ce3">
            <text:p>68</text:p>
          </table:table-cell>
          <table:table-cell office:value-type="string" table:style-name="ce20">
            <text:p>CO_RS_I4</text:p>
          </table:table-cell>
          <table:table-cell office:value-type="string" table:style-name="ce15">
            <text:p>Caracter</text:p>
          </table:table-cell>
          <table:table-cell office:value-type="float" office:value="1" table:style-name="ce12">
            <text:p>1</text:p>
          </table:table-cell>
          <table:table-cell office:value-type="string" table:style-name="ce27">
            <text:p>4 - Os enunciados das questões da prova na parte de Formação Geral estavam claros e objetivos?</text:p>
          </table:table-cell>
          <table:table-cell office:value-type="string" table:style-name="ce19">
            <text:p>A = Sim, todos.</text:p>
            <text:p>B = Sim, a maioria.</text:p>
            <text:p>C = Apenas cerca da metade.</text:p>
            <text:p>D = Poucos.</text:p>
            <text:p>E = Não, nenhum.</text:p>
            <text:p>* = Resposta anulada</text:p>
            <text:p>. = Não respondeu</text:p>
          </table:table-cell>
          <table:table-cell table:number-columns-repeated="16378" table:style-name="ce2"/>
        </table:table-row>
        <table:table-row table:style-name="ro13">
          <table:table-cell office:value-type="float" office:value="69" table:style-name="ce3">
            <text:p>69</text:p>
          </table:table-cell>
          <table:table-cell office:value-type="string" table:style-name="ce20">
            <text:p>CO_RS_I5</text:p>
          </table:table-cell>
          <table:table-cell office:value-type="string" table:style-name="ce15">
            <text:p>Caracter</text:p>
          </table:table-cell>
          <table:table-cell office:value-type="float" office:value="1" table:style-name="ce12">
            <text:p>1</text:p>
          </table:table-cell>
          <table:table-cell office:value-type="string" table:style-name="ce27">
            <text:p>5 - Os enunciados das questões na parte do Componente Específico estavam claros e objetivos?</text:p>
          </table:table-cell>
          <table:table-cell office:value-type="string" table:style-name="ce19">
            <text:p>A = Sim, todos.</text:p>
            <text:p>B = Sim, a maioria.</text:p>
            <text:p>C = Apenas cerca da metade.</text:p>
            <text:p>D = Poucos se apresentam.</text:p>
            <text:p>E = Não, nenhum.</text:p>
            <text:p>* = Resposta anulada</text:p>
            <text:p>. = Não respondeu</text:p>
          </table:table-cell>
          <table:table-cell table:number-columns-repeated="16378" table:style-name="ce2"/>
        </table:table-row>
        <table:table-row table:style-name="ro13">
          <table:table-cell office:value-type="float" office:value="70" table:style-name="ce3">
            <text:p>70</text:p>
          </table:table-cell>
          <table:table-cell office:value-type="string" table:style-name="ce20">
            <text:p>CO_RS_I6</text:p>
          </table:table-cell>
          <table:table-cell office:value-type="string" table:style-name="ce15">
            <text:p>Caracter</text:p>
          </table:table-cell>
          <table:table-cell office:value-type="float" office:value="1" table:style-name="ce12">
            <text:p>1</text:p>
          </table:table-cell>
          <table:table-cell office:value-type="string" table:style-name="ce27">
            <text:p>6 - As informações/instruções fornecidas para a resolução das questões foram suficientes para resolvê-las?</text:p>
          </table:table-cell>
          <table:table-cell office:value-type="string" table:style-name="ce19">
            <text:p>A = Sim, até excessivas.</text:p>
            <text:p>B = Sim, em todas elas.</text:p>
            <text:p>C = Sim, na maioria delas.</text:p>
            <text:p>D = Sim, somente em algumas.</text:p>
            <text:p>E = Não, em nenhuma delas.</text:p>
            <text:p>* = Resposta anulada</text:p>
            <text:p>. = Não respondeu</text:p>
          </table:table-cell>
          <table:table-cell table:number-columns-repeated="16378" table:style-name="ce2"/>
        </table:table-row>
        <table:table-row table:style-name="ro13">
          <table:table-cell office:value-type="float" office:value="71" table:style-name="ce3">
            <text:p>71</text:p>
          </table:table-cell>
          <table:table-cell office:value-type="string" table:style-name="ce20">
            <text:p>CO_RS_I7</text:p>
          </table:table-cell>
          <table:table-cell office:value-type="string" table:style-name="ce15">
            <text:p>Caracter</text:p>
          </table:table-cell>
          <table:table-cell office:value-type="float" office:value="1" table:style-name="ce12">
            <text:p>1</text:p>
          </table:table-cell>
          <table:table-cell office:value-type="string" table:style-name="ce27">
            <text:p>7 - Você se deparou com alguma dificuldade ao responder à prova. Qual?</text:p>
          </table:table-cell>
          <table:table-cell office:value-type="string" table:style-name="ce19">
            <text:p>A = Desconhecimento do conteúdo.</text:p>
            <text:p>B = Forma diferente de abordagem do conteúdo.</text:p>
            <text:p>C = Espaço insuficiente para responder às questões.</text:p>
            <text:p>D = Falta de motivação para fazer a prova.</text:p>
            <text:p>E = Não tive qualquer tipo de dificuldade para responder à prova.</text:p>
            <text:p>* = Resposta anulada</text:p>
            <text:p>. = Não respondeu</text:p>
          </table:table-cell>
          <table:table-cell table:number-columns-repeated="16378" table:style-name="ce2"/>
        </table:table-row>
        <table:table-row table:style-name="ro13">
          <table:table-cell office:value-type="float" office:value="72" table:style-name="ce3">
            <text:p>72</text:p>
          </table:table-cell>
          <table:table-cell office:value-type="string" table:style-name="ce20">
            <text:p>CO_RS_I8</text:p>
          </table:table-cell>
          <table:table-cell office:value-type="string" table:style-name="ce15">
            <text:p>Caracter</text:p>
          </table:table-cell>
          <table:table-cell office:value-type="float" office:value="1" table:style-name="ce12">
            <text:p>1</text:p>
          </table:table-cell>
          <table:table-cell office:value-type="string" table:style-name="ce27">
            <text:p>8 - Considerando apenas as questões objetivas da prova, você percebeu que:</text:p>
          </table:table-cell>
          <table:table-cell office:value-type="string" table:style-name="ce19">
            <text:p>A = Não estudou ainda a maioria desses conteúdos.</text:p>
            <text:p>B = Estudou alguns desses conteúdos, mas não os aprendeu.</text:p>
            <text:p>C = Estudou a maioria desses conteúdos, mas não os aprendeu.</text:p>
            <text:p>D = Estudou e aprendeu muitos desses conteúdos.</text:p>
            <text:p>E = Estudou e aprendeu todos esses conteúdos.</text:p>
            <text:p>* = Resposta anulada</text:p>
            <text:p>. = Não respondeu</text:p>
          </table:table-cell>
          <table:table-cell table:number-columns-repeated="16378" table:style-name="ce2"/>
        </table:table-row>
        <table:table-row table:style-name="ro13">
          <table:table-cell office:value-type="float" office:value="73" table:style-name="ce3">
            <text:p>73</text:p>
          </table:table-cell>
          <table:table-cell office:value-type="string" table:style-name="ce20">
            <text:p>CO_RS_I9</text:p>
          </table:table-cell>
          <table:table-cell office:value-type="string" table:style-name="ce15">
            <text:p>Caracter</text:p>
          </table:table-cell>
          <table:table-cell office:value-type="float" office:value="1" table:style-name="ce12">
            <text:p>1</text:p>
          </table:table-cell>
          <table:table-cell office:value-type="string" table:style-name="ce27">
            <text:p>9 - Qual foi o tempo gasto por você para concluir a prova?</text:p>
          </table:table-cell>
          <table:table-cell office:value-type="string" table:style-name="ce19">
            <text:p>A = Menos de uma hora.</text:p>
            <text:p>B = Entre uma e duas horas.</text:p>
            <text:p>C = Entre duas e três horas.</text:p>
            <text:p>D = Entre três e quatro horas.</text:p>
            <text:p>E = Quatro horas e não consegui terminar.</text:p>
            <text:p>* = Resposta anulada</text:p>
            <text:p>. = Não respondeu</text:p>
          </table:table-cell>
          <table:table-cell table:number-columns-repeated="16378" table:style-name="ce2"/>
        </table:table-row>
        <table:table-row table:style-name="ro4">
          <table:table-cell office:value-type="string" table:number-columns-spanned="6" table:number-rows-spanned="1" table:style-name="ce66">
            <text:p>PARTE 9 - QUESTIONÁRIO DO ESTUDANTE</text:p>
          </table:table-cell>
          <table:covered-table-cell table:number-columns-repeated="5"/>
          <table:table-cell table:number-columns-repeated="16378" table:style-name="ce2"/>
        </table:table-row>
        <table:table-row table:style-name="ro7">
          <table:table-cell office:value-type="float" office:value="74" table:style-name="ce3">
            <text:p>74</text:p>
          </table:table-cell>
          <table:table-cell office:value-type="string" table:style-name="ce5">
            <text:p>QE_I01</text:p>
          </table:table-cell>
          <table:table-cell office:value-type="string" table:style-name="ce31">
            <text:p>Caracter</text:p>
          </table:table-cell>
          <table:table-cell office:value-type="float" office:value="1" table:style-name="ce12">
            <text:p>1</text:p>
          </table:table-cell>
          <table:table-cell office:value-type="string" table:style-name="ce32">
            <text:p>Qual o seu estado civil?</text:p>
          </table:table-cell>
          <table:table-cell office:value-type="string" table:style-name="ce19">
            <text:p>A = Solteiro(a).</text:p>
            <text:p>B = Casado(a).</text:p>
            <text:p>C = Separado(a) judicialmente/divorciado(a).</text:p>
            <text:p>D = Viúvo(a).</text:p>
            <text:p>E = Outro.</text:p>
          </table:table-cell>
          <table:table-cell table:number-columns-repeated="16378" table:style-name="ce2"/>
        </table:table-row>
        <table:table-row table:style-name="ro7">
          <table:table-cell office:value-type="float" office:value="75" table:style-name="ce3">
            <text:p>75</text:p>
          </table:table-cell>
          <table:table-cell office:value-type="string" table:style-name="ce5">
            <text:p>QE_I02</text:p>
          </table:table-cell>
          <table:table-cell office:value-type="string" table:style-name="ce25">
            <text:p>Caracter</text:p>
          </table:table-cell>
          <table:table-cell office:value-type="float" office:value="1" table:style-name="ce12">
            <text:p>1</text:p>
          </table:table-cell>
          <table:table-cell office:value-type="string" table:style-name="ce32">
            <text:p>Como você se considera?</text:p>
          </table:table-cell>
          <table:table-cell office:value-type="string" table:style-name="ce19">
            <text:p>A = Branco(a).</text:p>
            <text:p>B = Negro(a).</text:p>
            <text:p>C = Pardo(a)/mulato(a).</text:p>
            <text:p>D = Amarelo(a) (de origem oriental).</text:p>
            <text:p>E = Indígena ou de origem indígena.</text:p>
          </table:table-cell>
          <table:table-cell table:number-columns-repeated="16378" table:style-name="ce2"/>
        </table:table-row>
        <table:table-row table:style-name="ro11">
          <table:table-cell office:value-type="float" office:value="76" table:style-name="ce3">
            <text:p>76</text:p>
          </table:table-cell>
          <table:table-cell office:value-type="string" table:style-name="ce5">
            <text:p>QE_I03</text:p>
          </table:table-cell>
          <table:table-cell office:value-type="string" table:style-name="ce25">
            <text:p>Caracter</text:p>
          </table:table-cell>
          <table:table-cell office:value-type="float" office:value="1" table:style-name="ce12">
            <text:p>1</text:p>
          </table:table-cell>
          <table:table-cell office:value-type="string" table:style-name="ce32">
            <text:p>Qual a sua nacionalidade?</text:p>
          </table:table-cell>
          <table:table-cell office:value-type="string" table:style-name="ce19">
            <text:p>A = Brasileira.</text:p>
            <text:p>B = Brasileira naturalizada.</text:p>
            <text:p>C = Estrangeira.</text:p>
          </table:table-cell>
          <table:table-cell table:number-columns-repeated="16378" table:style-name="ce2"/>
        </table:table-row>
        <table:table-row table:style-name="ro15">
          <table:table-cell office:value-type="float" office:value="77" table:style-name="ce3">
            <text:p>77</text:p>
          </table:table-cell>
          <table:table-cell office:value-type="string" table:style-name="ce5">
            <text:p>QE_I04</text:p>
          </table:table-cell>
          <table:table-cell office:value-type="string" table:style-name="ce25">
            <text:p>Caracter</text:p>
          </table:table-cell>
          <table:table-cell office:value-type="float" office:value="1" table:style-name="ce12">
            <text:p>1</text:p>
          </table:table-cell>
          <table:table-cell office:value-type="string" table:style-name="ce32">
            <text:p>Até que etapa de escolarização seu pai concluiu?</text:p>
          </table:table-cell>
          <table:table-cell office:value-type="string" table:style-name="ce19">
            <text:p>A = Nenhuma.</text:p>
            <text:p>B = Ensino Fundamental: 1º ao 5º ano (1ª a 4ª série).</text:p>
            <text:p>C = Ensino Fundamental: 6º ao 9º ano (5ª a 8ª série).</text:p>
            <text:p>D = Ensino Médio.</text:p>
            <text:p>E = Ensino Superior - Graduação.</text:p>
            <text:p>F = Pós-graduação.</text:p>
          </table:table-cell>
          <table:table-cell table:number-columns-repeated="16378" table:style-name="ce2"/>
        </table:table-row>
        <table:table-row table:style-name="ro15">
          <table:table-cell office:value-type="float" office:value="78" table:style-name="ce3">
            <text:p>78</text:p>
          </table:table-cell>
          <table:table-cell office:value-type="string" table:style-name="ce5">
            <text:p>QE_I05</text:p>
          </table:table-cell>
          <table:table-cell office:value-type="string" table:style-name="ce25">
            <text:p>Caracter</text:p>
          </table:table-cell>
          <table:table-cell office:value-type="float" office:value="1" table:style-name="ce12">
            <text:p>1</text:p>
          </table:table-cell>
          <table:table-cell office:value-type="string" table:style-name="ce32">
            <text:p>Até que etapa de escolarização sua mãe concluiu?</text:p>
          </table:table-cell>
          <table:table-cell office:value-type="string" table:style-name="ce19">
            <text:p>A = Nenhuma.</text:p>
            <text:p>B = Ensino fundamental: 1º ao 5º ano (1ª a 4ª série).</text:p>
            <text:p>C = Ensino fundamental: 6º ao 9º ano (5ª a 8ª série).</text:p>
            <text:p>D = Ensino médio.</text:p>
            <text:p>E = Ensino Superior - Graduação.</text:p>
            <text:p>F = Pós-graduação.</text:p>
          </table:table-cell>
          <table:table-cell table:number-columns-repeated="16378" table:style-name="ce2"/>
        </table:table-row>
        <table:table-row table:style-name="ro15">
          <table:table-cell office:value-type="float" office:value="79" table:style-name="ce3">
            <text:p>79</text:p>
          </table:table-cell>
          <table:table-cell office:value-type="string" table:style-name="ce5">
            <text:p>QE_I06</text:p>
          </table:table-cell>
          <table:table-cell office:value-type="string" table:style-name="ce25">
            <text:p>Caracter</text:p>
          </table:table-cell>
          <table:table-cell office:value-type="float" office:value="1" table:style-name="ce12">
            <text:p>1</text:p>
          </table:table-cell>
          <table:table-cell office:value-type="string" table:style-name="ce32">
            <text:p>Onde e com quem você mora atualmente?</text:p>
          </table:table-cell>
          <table:table-cell office:value-type="string" table:style-name="ce19">
            <text:p>A = Em casa ou apartamento, sozinho.</text:p>
            <text:p>B = Em casa ou apartamento, com pais e/ou parentes.</text:p>
            <text:p>C = Em casa ou apartamento, com cônjuge e/ou filhos.</text:p>
            <text:p>D = Em casa ou apartamento, com outras pessoas (incluindo república).</text:p>
            <text:p>E = Em alojamento universitário da própria instituição.</text:p>
            <text:p>F = Em outros tipos de habitação individual ou coletiva (hotel, hospedaria, pensão ou outro)</text:p>
          </table:table-cell>
          <table:table-cell table:number-columns-repeated="16378" table:style-name="ce2"/>
        </table:table-row>
        <table:table-row table:style-name="ro17">
          <table:table-cell office:value-type="float" office:value="80" table:style-name="ce3">
            <text:p>80</text:p>
          </table:table-cell>
          <table:table-cell office:value-type="string" table:style-name="ce5">
            <text:p>QE_I07</text:p>
          </table:table-cell>
          <table:table-cell office:value-type="string" table:style-name="ce25">
            <text:p>Caracter</text:p>
          </table:table-cell>
          <table:table-cell office:value-type="float" office:value="1" table:style-name="ce12">
            <text:p>1</text:p>
          </table:table-cell>
          <table:table-cell office:value-type="string" table:style-name="ce32">
            <text:p>Quantas pessoas da sua família moram com você? Considere seus pais, irmãos, cônjuge, filhos e outros parentes que moram na mesma casa com você.</text:p>
          </table:table-cell>
          <table:table-cell office:value-type="string" table:style-name="ce19">
            <text:p>A = Nenhuma.</text:p>
            <text:p>B = Uma.</text:p>
            <text:p>C = Duas.</text:p>
            <text:p>D = Três.</text:p>
            <text:p>E = Quatro.</text:p>
            <text:p>F = Cinco.</text:p>
            <text:p>G = Seis.</text:p>
            <text:p>H = Sete ou mais.</text:p>
          </table:table-cell>
          <table:table-cell table:number-columns-repeated="16378" table:style-name="ce2"/>
        </table:table-row>
        <table:table-row table:style-name="ro13">
          <table:table-cell office:value-type="float" office:value="81" table:style-name="ce3">
            <text:p>81</text:p>
          </table:table-cell>
          <table:table-cell office:value-type="string" table:style-name="ce5">
            <text:p>QE_I08</text:p>
          </table:table-cell>
          <table:table-cell office:value-type="string" table:style-name="ce25">
            <text:p>Caracter</text:p>
          </table:table-cell>
          <table:table-cell office:value-type="float" office:value="1" table:style-name="ce12">
            <text:p>1</text:p>
          </table:table-cell>
          <table:table-cell office:value-type="string" table:style-name="ce32">
            <text:p>Qual a renda total de sua família, incluindo seus rendimentos?</text:p>
          </table:table-cell>
          <table:table-cell office:value-type="string" table:style-name="ce19">
            <text:p>A = Até 1,5 salário mínimo (até R$ 1.086,00).</text:p>
            <text:p>B = De 1,5 a 3 salários mínimos (R$ 1.086,01 a R$ 2.172,00).</text:p>
            <text:p>C = De 3 a 4,5 salários mínimos (R$ 2.172,01 a R$ 3.258,00).</text:p>
            <text:p>D = De 4,5 a 6 salários mínimos (R$ 3.258,01 a R$ 4.344,00).</text:p>
            <text:p>E = De 6 a 10 salários mínimos (R$ 4.344,01 a R$ 7.240,00).</text:p>
            <text:p>F = De 10 a 30 salários mínimos (R$ 7.240,01 a R$ 21.720,00).</text:p>
            <text:p>G = Acima de 30 salários mínimos (mais de R$ 21.720,01).</text:p>
          </table:table-cell>
          <table:table-cell table:number-columns-repeated="16378" table:style-name="ce2"/>
        </table:table-row>
        <table:table-row table:style-name="ro15">
          <table:table-cell office:value-type="float" office:value="82" table:style-name="ce3">
            <text:p>82</text:p>
          </table:table-cell>
          <table:table-cell office:value-type="string" table:style-name="ce5">
            <text:p>QE_I09</text:p>
          </table:table-cell>
          <table:table-cell office:value-type="string" table:style-name="ce25">
            <text:p>Caracter</text:p>
          </table:table-cell>
          <table:table-cell office:value-type="float" office:value="1" table:style-name="ce12">
            <text:p>1</text:p>
          </table:table-cell>
          <table:table-cell office:value-type="string" table:style-name="ce32">
            <text:p>Qual alternativa a seguir melhor descreve sua situação financeira (incluindo bolsas)?</text:p>
          </table:table-cell>
          <table:table-cell office:value-type="string" table:style-name="ce19">
            <text:p>A = Não tenho renda e meus gastos são financiados por programas governamentais.</text:p>
            <text:p>B = Não tenho renda e meus gastos são financiados pela minha família ou por outras pessoas.</text:p>
            <text:p>C = Tenho renda, mas recebo ajuda da família ou de outras pessoas para financiar meus gastos.</text:p>
            <text:p>D = Tenho renda e não preciso de ajuda para financiar meus gastos.</text:p>
            <text:p>E = Tenho renda e contribuo com o sustento da família.</text:p>
            <text:p>F = Sou o principal responsável pelo sustento da família.</text:p>
          </table:table-cell>
          <table:table-cell table:number-columns-repeated="16378" table:style-name="ce2"/>
        </table:table-row>
        <table:table-row table:style-name="ro7">
          <table:table-cell office:value-type="float" office:value="83" table:style-name="ce3">
            <text:p>83</text:p>
          </table:table-cell>
          <table:table-cell office:value-type="string" table:style-name="ce5">
            <text:p>QE_I10</text:p>
          </table:table-cell>
          <table:table-cell office:value-type="string" table:style-name="ce25">
            <text:p>Caracter</text:p>
          </table:table-cell>
          <table:table-cell office:value-type="float" office:value="1" table:style-name="ce12">
            <text:p>1</text:p>
          </table:table-cell>
          <table:table-cell office:value-type="string" table:style-name="ce32">
            <text:p>Qual alternativa a seguir melhor descreve sua situação de trabalho (exceto estágio ou bolsas)?</text:p>
          </table:table-cell>
          <table:table-cell office:value-type="string" table:style-name="ce19">
            <text:p>A = Não estou trabalhando.</text:p>
            <text:p>B = Trabalho eventualmente.</text:p>
            <text:p>C = Trabalho até 20 horas semanais.</text:p>
            <text:p>D = Trabalho de 21 a 39 horas semanais.</text:p>
            <text:p>E = Trabalho 40 horas semanais ou mais.</text:p>
          </table:table-cell>
          <table:table-cell table:number-columns-repeated="16378" table:style-name="ce2"/>
        </table:table-row>
        <table:table-row table:style-name="ro18">
          <table:table-cell office:value-type="float" office:value="84" table:style-name="ce3">
            <text:p>84</text:p>
          </table:table-cell>
          <table:table-cell office:value-type="string" table:style-name="ce5">
            <text:p>QE_I11</text:p>
          </table:table-cell>
          <table:table-cell office:value-type="string" table:style-name="ce25">
            <text:p>Caracter</text:p>
          </table:table-cell>
          <table:table-cell office:value-type="float" office:value="1" table:style-name="ce12">
            <text:p>1</text:p>
          </table:table-cell>
          <table:table-cell office:value-type="string" table:style-name="ce32">
            <text:p>Que tipo de bolsa de estudos ou<text:span text:style-name="T2"><text:s/>financiamento do curso</text:span><text:s/>você recebeu para custear todas ou a maior parte das mensalidades? No caso de haver mais de uma opção, marcar apenas a bolsa de maior duração.</text:p>
          </table:table-cell>
          <table:table-cell office:value-type="string" table:style-name="ce19">
            <text:p>A = Nenhum, pois meu curso é gratuito.</text:p>
            <text:p>B = Nenhum, embora meu curso não seja gratuito.</text:p>
            <text:p>C = ProUni integral.</text:p>
            <text:p>D = ProUni parcial, apenas.</text:p>
            <text:p>E = FIES, apenas.</text:p>
            <text:p>F = ProUni Parcial e FIES.</text:p>
            <text:p>G = Bolsa oferecida por governo estadual, distrital ou municipal.</text:p>
            <text:p>H = Bolsa oferecida pela própria instituição.</text:p>
            <text:p>I = Bolsa oferecida por outra entidade (empresa, ONG, outra).</text:p>
            <text:p>J = Financiamento oferecido pela própria instituição.</text:p>
            <text:p>K = Financiamento bancário.</text:p>
          </table:table-cell>
          <table:table-cell table:number-columns-repeated="16378" table:style-name="ce2"/>
        </table:table-row>
        <table:table-row table:style-name="ro15">
          <table:table-cell office:value-type="float" office:value="85" table:style-name="ce3">
            <text:p>85</text:p>
          </table:table-cell>
          <table:table-cell office:value-type="string" table:style-name="ce5">
            <text:p>QE_I12</text:p>
          </table:table-cell>
          <table:table-cell office:value-type="string" table:style-name="ce25">
            <text:p>Caracter</text:p>
          </table:table-cell>
          <table:table-cell office:value-type="float" office:value="1" table:style-name="ce12">
            <text:p>1</text:p>
          </table:table-cell>
          <table:table-cell office:value-type="string" table:style-name="ce32">
            <text:p>Ao longo da sua trajetória acadêmica, você recebeu algum tipo de auxílio permanência? No caso de haver mais de uma opção, marcar apenas a bolsa de maior duração.</text:p>
          </table:table-cell>
          <table:table-cell office:value-type="string" table:style-name="ce19">
            <text:p>A = Nenhum.</text:p>
            <text:p>B = Auxílio moradia.</text:p>
            <text:p>C = Auxílio alimentação.</text:p>
            <text:p>D = Auxílio moradia e alimentação.</text:p>
            <text:p>E = Auxílio permanência.</text:p>
            <text:p>F = Outro tipo de auxílio.</text:p>
          </table:table-cell>
          <table:table-cell table:number-columns-repeated="16378" table:style-name="ce2"/>
        </table:table-row>
        <table:table-row table:style-name="ro15">
          <table:table-cell office:value-type="float" office:value="86" table:style-name="ce3">
            <text:p>86</text:p>
          </table:table-cell>
          <table:table-cell office:value-type="string" table:style-name="ce5">
            <text:p>QE_I13</text:p>
          </table:table-cell>
          <table:table-cell office:value-type="string" table:style-name="ce25">
            <text:p>Caracter</text:p>
          </table:table-cell>
          <table:table-cell office:value-type="float" office:value="1" table:style-name="ce12">
            <text:p>1</text:p>
          </table:table-cell>
          <table:table-cell office:value-type="string" table:style-name="ce32">
            <text:p>Ao longo da sua trajetória acadêmica, você recebeu algum tipo de bolsa acadêmica? No caso de haver mais de uma opção, marcar apenas a bolsa de maior duração.</text:p>
          </table:table-cell>
          <table:table-cell office:value-type="string" table:style-name="ce19">
            <text:p>A = Nenhum.</text:p>
            <text:p>B = Bolsa de iniciação científica.</text:p>
            <text:p>C = Bolsa de extensão.</text:p>
            <text:p>D = Bolsa de monitoria/tutoria.</text:p>
            <text:p>E = Bolsa PET.</text:p>
            <text:p>F = Outro tipo de bolsa acadêmica.</text:p>
          </table:table-cell>
          <table:table-cell table:number-columns-repeated="16378" table:style-name="ce2"/>
        </table:table-row>
        <table:table-row table:style-name="ro15">
          <table:table-cell office:value-type="float" office:value="87" table:style-name="ce3">
            <text:p>87</text:p>
          </table:table-cell>
          <table:table-cell office:value-type="string" table:style-name="ce5">
            <text:p>QE_I14</text:p>
          </table:table-cell>
          <table:table-cell office:value-type="string" table:style-name="ce25">
            <text:p>Caracter</text:p>
          </table:table-cell>
          <table:table-cell office:value-type="float" office:value="1" table:style-name="ce12">
            <text:p>1</text:p>
          </table:table-cell>
          <table:table-cell office:value-type="string" table:style-name="ce32">
            <text:p>Durante o curso de graduação você participou de programas e/ou atividades curriculares no exterior?</text:p>
          </table:table-cell>
          <table:table-cell office:value-type="string" table:style-name="ce19">
            <text:p>A = Não participei.</text:p>
            <text:p>B = Sim, Programa Ciência sem Fronteiras.</text:p>
            <text:p>C = Sim, programa de intercâmbio financiado pelo Governo Federal (Marca; Brafitec; PLI; outro).</text:p>
            <text:p>D = Sim, programa de intercâmbio financiado pelo Governo Estadual.</text:p>
            <text:p>E = Sim, programa de intercâmbio da minha instituição.</text:p>
            <text:p>F = Sim, outro intercâmbio não institucional.</text:p>
          </table:table-cell>
          <table:table-cell table:number-columns-repeated="16378" table:style-name="ce2"/>
        </table:table-row>
        <table:table-row table:style-name="ro15">
          <table:table-cell office:value-type="float" office:value="88" table:style-name="ce3">
            <text:p>88</text:p>
          </table:table-cell>
          <table:table-cell office:value-type="string" table:style-name="ce6">
            <text:p>QE_I15</text:p>
          </table:table-cell>
          <table:table-cell office:value-type="string" table:style-name="ce25">
            <text:p>Caracter</text:p>
          </table:table-cell>
          <table:table-cell office:value-type="float" office:value="1" table:style-name="ce12">
            <text:p>1</text:p>
          </table:table-cell>
          <table:table-cell office:value-type="string" table:style-name="ce33">
            <text:p>Seu ingresso no curso de graduação se deu por meio de políticas de ação afirmativa ou inclusão social?</text:p>
          </table:table-cell>
          <table:table-cell office:value-type="string" table:style-name="ce19">
            <text:p>A = Não.</text:p>
            <text:p>B = Sim, por critério étnico-racial.</text:p>
            <text:p>C = Sim, por critério de renda.</text:p>
            <text:p>D = Sim, por ter estudado em escola pública ou particular com bolsa de estudos.</text:p>
            <text:p>E = Sim, por sistema que combina dois ou mais critérios anteriores.</text:p>
            <text:p>F = Sim, por sistema diferente dos anteriores.</text:p>
          </table:table-cell>
          <table:table-cell table:number-columns-repeated="16378" table:style-name="ce2"/>
        </table:table-row>
        <table:table-row table:style-name="ro10">
          <table:table-cell office:value-type="float" office:value="89" table:style-name="ce3">
            <text:p>89</text:p>
          </table:table-cell>
          <table:table-cell office:value-type="string" table:style-name="ce6">
            <text:p>QE_I16</text:p>
          </table:table-cell>
          <table:table-cell office:value-type="string" table:style-name="ce25">
            <text:p>Numérica</text:p>
          </table:table-cell>
          <table:table-cell office:value-type="float" office:value="2" table:style-name="ce34">
            <text:p>2</text:p>
          </table:table-cell>
          <table:table-cell office:value-type="string" table:style-name="ce33">
            <text:p>Em que unidade da Federação você concluiu o ensino médio?</text:p>
          </table:table-cell>
          <table:table-cell office:value-type="string" table:style-name="ce19">
            <text:p>11 = Rondônia (RO) <text:s text:c="25"/>28 = Sergipe (SE)</text:p>
            <text:p>12 = Acre (AC) <text:s text:c="37"/>29 = Bahia (BA)</text:p>
            <text:p>13 = Amazonas (AM) <text:s text:c="24"/>31 = Minas Gerais (MG)</text:p>
            <text:p>14 = Roraima (RR) <text:s text:c="30"/>32 = Espírito Santo (ES)</text:p>
            <text:p>15 = Pará (PA) <text:s text:c="38"/>33 = Rio de Janeiro (RJ)</text:p>
            <text:p>16 = Amapa (AP) <text:s text:c="32"/>35 = São Paulo (SP)</text:p>
            <text:p>17 = Tocantins (TO) <text:s text:c="27"/>41 = Paraná (PR)</text:p>
            <text:p>21 = Maranhão (MA) <text:s text:c="25"/>42 = Santa Catarina (SC)</text:p>
            <text:p>22 = Piauí (PI) <text:s text:c="39"/>43 = Rio Grande do Sul (RS)</text:p>
            <text:p>23 = Ceará (CE) <text:s text:c="36"/>50 = Mato Grosso do Sul (MS)</text:p>
            <text:p>24 = Rio Grande do Norte (RN) <text:s text:c="5"/>51 = Mato Grosso (MT)</text:p>
            <text:p>25 = Paraíba (PB) <text:s text:c="33"/>52 = Goiás (GO)</text:p>
            <text:p>26 = Pernambuco (PE) <text:s text:c="22"/>53 = Distrito Federal (DF)</text:p>
            <text:p>27 = Alagoas (AL) <text:s text:c="32"/>99 = Não se aplica</text:p>
          </table:table-cell>
          <table:table-cell table:number-columns-repeated="16378" table:style-name="ce2"/>
        </table:table-row>
        <table:table-row table:style-name="ro15">
          <table:table-cell office:value-type="float" office:value="90" table:style-name="ce3">
            <text:p>90</text:p>
          </table:table-cell>
          <table:table-cell office:value-type="string" table:style-name="ce5">
            <text:p>QE_I17</text:p>
          </table:table-cell>
          <table:table-cell office:value-type="string" table:style-name="ce25">
            <text:p>Caracter</text:p>
          </table:table-cell>
          <table:table-cell office:value-type="float" office:value="1" table:style-name="ce35">
            <text:p>1</text:p>
          </table:table-cell>
          <table:table-cell office:value-type="string" table:style-name="ce32">
            <text:p>Em que tipo de escola você cursou o ensino médio?</text:p>
          </table:table-cell>
          <table:table-cell office:value-type="string" table:style-name="ce19">
            <text:p>A = Todo em escola pública.</text:p>
            <text:p>B = Todo em escola privada (particular).</text:p>
            <text:p>C = Todo no exterior.</text:p>
            <text:p>D = A maior parte em escola pública.</text:p>
            <text:p>E = A maior parte em escola privada (particular).</text:p>
            <text:p>F = Parte no Brasil e parte no exterior.</text:p>
          </table:table-cell>
          <table:table-cell table:number-columns-repeated="16378" table:style-name="ce2"/>
        </table:table-row>
        <table:table-row table:style-name="ro7">
          <table:table-cell office:value-type="float" office:value="91" table:style-name="ce3">
            <text:p>91</text:p>
          </table:table-cell>
          <table:table-cell office:value-type="string" table:style-name="ce5">
            <text:p>QE_I18</text:p>
          </table:table-cell>
          <table:table-cell office:value-type="string" table:style-name="ce25">
            <text:p>Caracter</text:p>
          </table:table-cell>
          <table:table-cell office:value-type="float" office:value="1" table:style-name="ce35">
            <text:p>1</text:p>
          </table:table-cell>
          <table:table-cell office:value-type="string" table:style-name="ce32">
            <text:p>Qual modalidade de ensino médio você concluiu?</text:p>
          </table:table-cell>
          <table:table-cell office:value-type="string" table:style-name="ce19">
            <text:p>A = Ensino médio tradicional.</text:p>
            <text:p>B = Profissionalizante técnico (eletrônica, contabilidade, agrícola, outro).</text:p>
            <text:p>C = Profissionalizante magistério (Curso Normal).</text:p>
            <text:p>D = Educação de Jovens e Adultos (EJA) e/ou Supletivo.</text:p>
            <text:p>E = Outra modalidade.</text:p>
          </table:table-cell>
          <table:table-cell table:number-columns-repeated="16378" table:style-name="ce2"/>
        </table:table-row>
        <table:table-row table:style-name="ro13">
          <table:table-cell office:value-type="float" office:value="92" table:style-name="ce3">
            <text:p>92</text:p>
          </table:table-cell>
          <table:table-cell office:value-type="string" table:style-name="ce5">
            <text:p>QE_I19</text:p>
          </table:table-cell>
          <table:table-cell office:value-type="string" table:style-name="ce25">
            <text:p>Caracter</text:p>
          </table:table-cell>
          <table:table-cell office:value-type="float" office:value="1" table:style-name="ce35">
            <text:p>1</text:p>
          </table:table-cell>
          <table:table-cell office:value-type="string" table:style-name="ce32">
            <text:p>Quem lhe deu maior incentivo para cursar a graduação?</text:p>
          </table:table-cell>
          <table:table-cell office:value-type="string" table:style-name="ce19">
            <text:p>A = Ninguém.</text:p>
            <text:p>B = Pais.</text:p>
            <text:p>C = Outros membros da família que não os pais.</text:p>
            <text:p>D = Professores.</text:p>
            <text:p>E = Líder ou representante religioso.</text:p>
            <text:p>F = Colegas/Amigos.</text:p>
            <text:p>G = Outras pessoas.</text:p>
          </table:table-cell>
          <table:table-cell table:number-columns-repeated="16378" table:style-name="ce2"/>
        </table:table-row>
        <table:table-row table:style-name="ro18">
          <table:table-cell office:value-type="float" office:value="93" table:style-name="ce3">
            <text:p>93</text:p>
          </table:table-cell>
          <table:table-cell office:value-type="string" table:style-name="ce5">
            <text:p>QE_I20</text:p>
          </table:table-cell>
          <table:table-cell office:value-type="string" table:style-name="ce25">
            <text:p>Caracter</text:p>
          </table:table-cell>
          <table:table-cell office:value-type="float" office:value="1" table:style-name="ce35">
            <text:p>1</text:p>
          </table:table-cell>
          <table:table-cell office:value-type="string" table:style-name="ce32">
            <text:p>Algum dos grupos abaixo foi determinante para você enfrentar dificuldades durante seu curso superior e concluí-lo?</text:p>
          </table:table-cell>
          <table:table-cell office:value-type="string" table:style-name="ce19">
            <text:p>A = Não tive dificuldade.</text:p>
            <text:p>B = Não recebi apoio para enfrentar dificuldades.</text:p>
            <text:p>C = Pais.</text:p>
            <text:p>D = Avós.</text:p>
            <text:p>E = Irmãos, primos ou tios.</text:p>
            <text:p>F = Líder ou representante religioso.</text:p>
            <text:p>G = Colegas de curso ou amigos.</text:p>
            <text:p>H = Professores do curso.</text:p>
            <text:p>I = Profissionais do serviço de apoio ao estudante da IES.</text:p>
            <text:p>J = Colegas de trabalho.</text:p>
            <text:p>K = Outro grupo.</text:p>
          </table:table-cell>
          <table:table-cell table:number-columns-repeated="16378" table:style-name="ce2"/>
        </table:table-row>
        <table:table-row table:style-name="ro9">
          <table:table-cell office:value-type="float" office:value="94" table:style-name="ce3">
            <text:p>94</text:p>
          </table:table-cell>
          <table:table-cell office:value-type="string" table:style-name="ce5">
            <text:p>QE_I21</text:p>
          </table:table-cell>
          <table:table-cell office:value-type="string" table:style-name="ce25">
            <text:p>Caracter</text:p>
          </table:table-cell>
          <table:table-cell office:value-type="float" office:value="1" table:style-name="ce35">
            <text:p>1</text:p>
          </table:table-cell>
          <table:table-cell office:value-type="string" table:style-name="ce32">
            <text:p>Alguém em sua família concluiu um curso superior?</text:p>
          </table:table-cell>
          <table:table-cell office:value-type="string" table:style-name="ce19">
            <text:p>A = Sim.</text:p>
            <text:p>B = Não.</text:p>
          </table:table-cell>
          <table:table-cell table:number-columns-repeated="16378" table:style-name="ce2"/>
        </table:table-row>
        <table:table-row table:style-name="ro7">
          <table:table-cell office:value-type="float" office:value="95" table:style-name="ce3">
            <text:p>95</text:p>
          </table:table-cell>
          <table:table-cell office:value-type="string" table:style-name="ce5">
            <text:p>QE_I22</text:p>
          </table:table-cell>
          <table:table-cell office:value-type="string" table:style-name="ce25">
            <text:p>Caracter</text:p>
          </table:table-cell>
          <table:table-cell office:value-type="float" office:value="1" table:style-name="ce35">
            <text:p>1</text:p>
          </table:table-cell>
          <table:table-cell office:value-type="string" table:style-name="ce32">
            <text:p>Excetuando-se os livros indicados na bibliografia do seu curso, quantos livros você leu neste ano?</text:p>
          </table:table-cell>
          <table:table-cell office:value-type="string" table:style-name="ce19">
            <text:p>A = Nenhum.</text:p>
            <text:p>B = Um ou dois.</text:p>
            <text:p>C = De três a cinco.</text:p>
            <text:p>D = De seis a oito.</text:p>
            <text:p>E = Mais de oito.</text:p>
          </table:table-cell>
          <table:table-cell table:number-columns-repeated="16378" table:style-name="ce2"/>
        </table:table-row>
        <table:table-row table:style-name="ro7">
          <table:table-cell office:value-type="float" office:value="96" table:style-name="ce3">
            <text:p>96</text:p>
          </table:table-cell>
          <table:table-cell office:value-type="string" table:style-name="ce5">
            <text:p>QE_I23</text:p>
          </table:table-cell>
          <table:table-cell office:value-type="string" table:style-name="ce25">
            <text:p>Caracter</text:p>
          </table:table-cell>
          <table:table-cell office:value-type="float" office:value="1" table:style-name="ce35">
            <text:p>1</text:p>
          </table:table-cell>
          <table:table-cell office:value-type="string" table:style-name="ce32">
            <text:p>Quantas horas por semana, aproximadamente, você dedicou aos estudos, excetuando as horas de aula?</text:p>
          </table:table-cell>
          <table:table-cell office:value-type="string" table:style-name="ce19">
            <text:p>A = Nenhuma, apenas assisto às aulas.</text:p>
            <text:p>B = De uma a três.</text:p>
            <text:p>C = De quatro a sete.</text:p>
            <text:p>D = De oito a doze.</text:p>
            <text:p>E = Mais de doze.</text:p>
          </table:table-cell>
          <table:table-cell table:number-columns-repeated="16378" table:style-name="ce2"/>
        </table:table-row>
        <table:table-row table:style-name="ro7">
          <table:table-cell office:value-type="float" office:value="97" table:style-name="ce3">
            <text:p>97</text:p>
          </table:table-cell>
          <table:table-cell office:value-type="string" table:style-name="ce5">
            <text:p>QE_I24</text:p>
          </table:table-cell>
          <table:table-cell office:value-type="string" table:style-name="ce25">
            <text:p>Caracter</text:p>
          </table:table-cell>
          <table:table-cell office:value-type="float" office:value="1" table:style-name="ce35">
            <text:p>1</text:p>
          </table:table-cell>
          <table:table-cell office:value-type="string" table:style-name="ce32">
            <text:p>Você teve oportunidade de aprendizado de idioma estrangeiro na Instituição?</text:p>
          </table:table-cell>
          <table:table-cell office:value-type="string" table:style-name="ce19">
            <text:p>A = Sim, somente na modalidade presencial.</text:p>
            <text:p>B = Sim, somente na modalidade semipresencial.</text:p>
            <text:p>C = Sim, parte na modalidade presencial e parte na modalidade semipresencial.</text:p>
            <text:p>D = Sim, na modalidade a distância.</text:p>
            <text:p>E = Não.</text:p>
          </table:table-cell>
          <table:table-cell table:number-columns-repeated="16378" table:style-name="ce2"/>
        </table:table-row>
        <table:table-row table:style-name="ro17">
          <table:table-cell office:value-type="float" office:value="98" table:style-name="ce3">
            <text:p>98</text:p>
          </table:table-cell>
          <table:table-cell office:value-type="string" table:style-name="ce5">
            <text:p>QE_I25</text:p>
          </table:table-cell>
          <table:table-cell office:value-type="string" table:style-name="ce25">
            <text:p>Caracter</text:p>
          </table:table-cell>
          <table:table-cell office:value-type="float" office:value="1" table:style-name="ce35">
            <text:p>1</text:p>
          </table:table-cell>
          <table:table-cell office:value-type="string" table:style-name="ce32">
            <text:p>Qual o principal motivo para você ter escolhido este curso?</text:p>
          </table:table-cell>
          <table:table-cell office:value-type="string" table:style-name="ce19">
            <text:p>A = Inserção no mercado de trabalho.</text:p>
            <text:p>B = Influência familiar.</text:p>
            <text:p>C = Valorização profissional.</text:p>
            <text:p>D = Prestígio Social.</text:p>
            <text:p>E = Vocação.</text:p>
            <text:p>F = Oferecido na modalidade a distância.</text:p>
            <text:p>G = Baixa concorrência para ingresso.</text:p>
            <text:p>H = Outro motivo.</text:p>
          </table:table-cell>
          <table:table-cell table:number-columns-repeated="16378" table:style-name="ce2"/>
        </table:table-row>
        <table:table-row table:style-name="ro19">
          <table:table-cell office:value-type="float" office:value="99" table:style-name="ce3">
            <text:p>99</text:p>
          </table:table-cell>
          <table:table-cell office:value-type="string" table:style-name="ce5">
            <text:p>QE_I26</text:p>
          </table:table-cell>
          <table:table-cell office:value-type="string" table:style-name="ce25">
            <text:p>Caracter</text:p>
          </table:table-cell>
          <table:table-cell office:value-type="float" office:value="1" table:style-name="ce35">
            <text:p>1</text:p>
          </table:table-cell>
          <table:table-cell office:value-type="string" table:style-name="ce32">
            <text:p>Qual a principal razão para você ter escolhido a sua instituição de educação superior?</text:p>
          </table:table-cell>
          <table:table-cell office:value-type="string" table:style-name="ce19">
            <text:p>A = Gratuidade.</text:p>
            <text:p>B = Preço da mensalidade.</text:p>
            <text:p>C = Proximidade da minha residência.</text:p>
            <text:p>D = Proximidade do meu trabalho.</text:p>
            <text:p>E = Facilidade de acesso.</text:p>
            <text:p>F = Qualidade/reputação.</text:p>
            <text:p>G = Foi a única onde tive aprovação.</text:p>
            <text:p>H = Possibilidade de ter bolsa de estudo.</text:p>
            <text:p>I = Outro motivo.</text:p>
          </table:table-cell>
          <table:table-cell table:number-columns-repeated="16378" table:style-name="ce2"/>
        </table:table-row>
        <table:table-row table:style-name="ro20">
          <table:table-cell office:value-type="string" table:number-columns-spanned="6" table:number-rows-spanned="1" table:style-name="ce67">
            <text:p>As variáveis qe_i27 a qe_i68 foram marcadas conforme o grau de concordância do aluno para cada assertiva, segundo a escala que varia de 1 (discordância total) a 6 (concordância total). A resposta 7 foi marcada quando julgado "não ter elementos para avaliar a assertiva" e resposta 8 para quando "considerar não pertinente ao curso".</text:p>
          </table:table-cell>
          <table:covered-table-cell table:number-columns-repeated="5"/>
          <table:table-cell table:number-columns-repeated="16378" table:style-name="ce2"/>
        </table:table-row>
        <table:table-row table:style-name="ro17">
          <table:table-cell office:value-type="float" office:value="100" table:style-name="ce3">
            <text:p>100</text:p>
          </table:table-cell>
          <table:table-cell office:value-type="string" table:style-name="ce5">
            <text:p>QE_I27</text:p>
          </table:table-cell>
          <table:table-cell office:value-type="string" table:style-name="ce25">
            <text:p>Numérica</text:p>
          </table:table-cell>
          <table:table-cell office:value-type="float" office:value="1" table:style-name="ce35">
            <text:p>1</text:p>
          </table:table-cell>
          <table:table-cell office:value-type="string" table:style-name="ce32">
            <text:p>As disciplinas cursadas contribuíram para sua formação integral, como cidadão e profissional.</text:p>
          </table:table-cell>
          <table:table-cell office:value-type="string" table:style-name="ce19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6378" table:style-name="ce2"/>
        </table:table-row>
        <table:table-row table:style-name="ro17">
          <table:table-cell office:value-type="float" office:value="101" table:style-name="ce3">
            <text:p>101</text:p>
          </table:table-cell>
          <table:table-cell office:value-type="string" table:style-name="ce5">
            <text:p>QE_I28</text:p>
          </table:table-cell>
          <table:table-cell office:value-type="string" table:style-name="ce25">
            <text:p>Numérica</text:p>
          </table:table-cell>
          <table:table-cell office:value-type="float" office:value="1" table:style-name="ce35">
            <text:p>1</text:p>
          </table:table-cell>
          <table:table-cell office:value-type="string" table:style-name="ce32">
            <text:p>Os conteúdos abordados nas disciplinas do curso favoreceram sua atuação em estágios ou em atividades de iniciação profissional.</text:p>
          </table:table-cell>
          <table:table-cell office:value-type="string" table:style-name="ce19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6378" table:style-name="ce2"/>
        </table:table-row>
        <table:table-row table:style-name="ro17">
          <table:table-cell office:value-type="float" office:value="102" table:style-name="ce3">
            <text:p>102</text:p>
          </table:table-cell>
          <table:table-cell office:value-type="string" table:style-name="ce5">
            <text:p>QE_I29</text:p>
          </table:table-cell>
          <table:table-cell office:value-type="string" table:style-name="ce25">
            <text:p>Numérica</text:p>
          </table:table-cell>
          <table:table-cell office:value-type="float" office:value="1" table:style-name="ce35">
            <text:p>1</text:p>
          </table:table-cell>
          <table:table-cell office:value-type="string" table:style-name="ce32">
            <text:p>As metodologias de ensino utilizadas no curso desafiaram você a aprofundar conhecimentos e desenvolver competências reflexivas e críticas.</text:p>
          </table:table-cell>
          <table:table-cell office:value-type="string" table:style-name="ce19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6378" table:style-name="ce2"/>
        </table:table-row>
        <table:table-row table:style-name="ro17">
          <table:table-cell office:value-type="float" office:value="103" table:style-name="ce3">
            <text:p>103</text:p>
          </table:table-cell>
          <table:table-cell office:value-type="string" table:style-name="ce5">
            <text:p>QE_I30</text:p>
          </table:table-cell>
          <table:table-cell office:value-type="string" table:style-name="ce25">
            <text:p>Numérica</text:p>
          </table:table-cell>
          <table:table-cell office:value-type="float" office:value="1" table:style-name="ce35">
            <text:p>1</text:p>
          </table:table-cell>
          <table:table-cell office:value-type="string" table:style-name="ce32">
            <text:p>O curso propiciou experiências de aprendizagem inovadoras.</text:p>
          </table:table-cell>
          <table:table-cell office:value-type="string" table:style-name="ce19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6378" table:style-name="ce2"/>
        </table:table-row>
        <table:table-row table:style-name="ro17">
          <table:table-cell office:value-type="float" office:value="104" table:style-name="ce3">
            <text:p>104</text:p>
          </table:table-cell>
          <table:table-cell office:value-type="string" table:style-name="ce5">
            <text:p>QE_I31</text:p>
          </table:table-cell>
          <table:table-cell office:value-type="string" table:style-name="ce25">
            <text:p>Numérica</text:p>
          </table:table-cell>
          <table:table-cell office:value-type="float" office:value="1" table:style-name="ce35">
            <text:p>1</text:p>
          </table:table-cell>
          <table:table-cell office:value-type="string" table:style-name="ce32">
            <text:p>O curso contribuiu para o desenvolvimento da sua consciência ética para o exercício profissional.</text:p>
          </table:table-cell>
          <table:table-cell office:value-type="string" table:style-name="ce19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6378" table:style-name="ce2"/>
        </table:table-row>
        <table:table-row table:style-name="ro17">
          <table:table-cell office:value-type="float" office:value="105" table:style-name="ce3">
            <text:p>105</text:p>
          </table:table-cell>
          <table:table-cell office:value-type="string" table:style-name="ce5">
            <text:p>QE_I32</text:p>
          </table:table-cell>
          <table:table-cell office:value-type="string" table:style-name="ce25">
            <text:p>Numérica</text:p>
          </table:table-cell>
          <table:table-cell office:value-type="float" office:value="1" table:style-name="ce35">
            <text:p>1</text:p>
          </table:table-cell>
          <table:table-cell office:value-type="string" table:style-name="ce32">
            <text:p>No curso você teve oportunidade de aprender a trabalhar em equipe.</text:p>
          </table:table-cell>
          <table:table-cell office:value-type="string" table:style-name="ce19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6378" table:style-name="ce2"/>
        </table:table-row>
        <table:table-row table:style-name="ro17">
          <table:table-cell office:value-type="float" office:value="106" table:style-name="ce3">
            <text:p>106</text:p>
          </table:table-cell>
          <table:table-cell office:value-type="string" table:style-name="ce5">
            <text:p>QE_I33</text:p>
          </table:table-cell>
          <table:table-cell office:value-type="string" table:style-name="ce25">
            <text:p>Numérica</text:p>
          </table:table-cell>
          <table:table-cell office:value-type="float" office:value="1" table:style-name="ce35">
            <text:p>1</text:p>
          </table:table-cell>
          <table:table-cell office:value-type="string" table:style-name="ce32">
            <text:p>O curso possibilitou aumentar sua capacidade de reflexão e argumentação.</text:p>
          </table:table-cell>
          <table:table-cell office:value-type="string" table:style-name="ce19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6378" table:style-name="ce2"/>
        </table:table-row>
        <table:table-row table:style-name="ro17">
          <table:table-cell office:value-type="float" office:value="107" table:style-name="ce3">
            <text:p>107</text:p>
          </table:table-cell>
          <table:table-cell office:value-type="string" table:style-name="ce5">
            <text:p>QE_I34</text:p>
          </table:table-cell>
          <table:table-cell office:value-type="string" table:style-name="ce25">
            <text:p>Numérica</text:p>
          </table:table-cell>
          <table:table-cell office:value-type="float" office:value="1" table:style-name="ce35">
            <text:p>1</text:p>
          </table:table-cell>
          <table:table-cell office:value-type="string" table:style-name="ce32">
            <text:p>O curso promoveu o desenvolvimento da sua capacidade de pensar criticamente, analisar e refletir sobre soluções para problemas da sociedade.</text:p>
          </table:table-cell>
          <table:table-cell office:value-type="string" table:style-name="ce19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6378" table:style-name="ce2"/>
        </table:table-row>
        <table:table-row table:style-name="ro17">
          <table:table-cell office:value-type="float" office:value="108" table:style-name="ce3">
            <text:p>108</text:p>
          </table:table-cell>
          <table:table-cell office:value-type="string" table:style-name="ce5">
            <text:p>QE_I35</text:p>
          </table:table-cell>
          <table:table-cell office:value-type="string" table:style-name="ce25">
            <text:p>Numérica</text:p>
          </table:table-cell>
          <table:table-cell office:value-type="float" office:value="1" table:style-name="ce35">
            <text:p>1</text:p>
          </table:table-cell>
          <table:table-cell office:value-type="string" table:style-name="ce32">
            <text:p>O curso contribuiu para você ampliar sua capacidade de comunicação nas formas oral e escrita.</text:p>
          </table:table-cell>
          <table:table-cell office:value-type="string" table:style-name="ce19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6378" table:style-name="ce2"/>
        </table:table-row>
        <table:table-row table:style-name="ro17">
          <table:table-cell office:value-type="float" office:value="109" table:style-name="ce3">
            <text:p>109</text:p>
          </table:table-cell>
          <table:table-cell office:value-type="string" table:style-name="ce5">
            <text:p>QE_I36</text:p>
          </table:table-cell>
          <table:table-cell office:value-type="string" table:style-name="ce25">
            <text:p>Numérica</text:p>
          </table:table-cell>
          <table:table-cell office:value-type="float" office:value="1" table:style-name="ce35">
            <text:p>1</text:p>
          </table:table-cell>
          <table:table-cell office:value-type="string" table:style-name="ce32">
            <text:p>O curso contribuiu para o desenvolvimento da sua capacidade de aprender e atualizar-se permanentemente.</text:p>
          </table:table-cell>
          <table:table-cell office:value-type="string" table:style-name="ce19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6378" table:style-name="ce2"/>
        </table:table-row>
        <table:table-row table:style-name="ro17">
          <table:table-cell office:value-type="float" office:value="110" table:style-name="ce3">
            <text:p>110</text:p>
          </table:table-cell>
          <table:table-cell office:value-type="string" table:style-name="ce5">
            <text:p>QE_I37</text:p>
          </table:table-cell>
          <table:table-cell office:value-type="string" table:style-name="ce25">
            <text:p>Numérica</text:p>
          </table:table-cell>
          <table:table-cell office:value-type="float" office:value="1" table:style-name="ce35">
            <text:p>1</text:p>
          </table:table-cell>
          <table:table-cell office:value-type="string" table:style-name="ce32">
            <text:p>As relações professor-aluno ao longo do curso estimularam você a estudar e aprender.</text:p>
          </table:table-cell>
          <table:table-cell office:value-type="string" table:style-name="ce19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6378" table:style-name="ce2"/>
        </table:table-row>
        <table:table-row table:style-name="ro17">
          <table:table-cell office:value-type="float" office:value="111" table:style-name="ce3">
            <text:p>111</text:p>
          </table:table-cell>
          <table:table-cell office:value-type="string" table:style-name="ce5">
            <text:p>QE_I38</text:p>
          </table:table-cell>
          <table:table-cell office:value-type="string" table:style-name="ce25">
            <text:p>Numérica</text:p>
          </table:table-cell>
          <table:table-cell office:value-type="float" office:value="1" table:style-name="ce35">
            <text:p>1</text:p>
          </table:table-cell>
          <table:table-cell office:value-type="string" table:style-name="ce32">
            <text:p>Os planos de ensino apresentados pelos professores contribuíram para o desenvolvimento das atividades acadêmicas e para seus estudos.</text:p>
          </table:table-cell>
          <table:table-cell office:value-type="string" table:style-name="ce19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6378" table:style-name="ce2"/>
        </table:table-row>
        <table:table-row table:style-name="ro17">
          <table:table-cell office:value-type="float" office:value="112" table:style-name="ce3">
            <text:p>112</text:p>
          </table:table-cell>
          <table:table-cell office:value-type="string" table:style-name="ce5">
            <text:p>QE_I39</text:p>
          </table:table-cell>
          <table:table-cell office:value-type="string" table:style-name="ce25">
            <text:p>Numérica</text:p>
          </table:table-cell>
          <table:table-cell office:value-type="float" office:value="1" table:style-name="ce35">
            <text:p>1</text:p>
          </table:table-cell>
          <table:table-cell office:value-type="string" table:style-name="ce32">
            <text:p>As referências bibliográficas indicadas pelos professores nos planos de ensino contribuíram para seus estudos e aprendizagens.</text:p>
          </table:table-cell>
          <table:table-cell office:value-type="string" table:style-name="ce19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6378" table:style-name="ce2"/>
        </table:table-row>
        <table:table-row table:style-name="ro17">
          <table:table-cell office:value-type="float" office:value="113" table:style-name="ce3">
            <text:p>113</text:p>
          </table:table-cell>
          <table:table-cell office:value-type="string" table:style-name="ce5">
            <text:p>QE_I40</text:p>
          </table:table-cell>
          <table:table-cell office:value-type="string" table:style-name="ce25">
            <text:p>Numérica</text:p>
          </table:table-cell>
          <table:table-cell office:value-type="float" office:value="1" table:style-name="ce35">
            <text:p>1</text:p>
          </table:table-cell>
          <table:table-cell office:value-type="string" table:style-name="ce32">
            <text:p>Foram oferecidas oportunidades para os estudantes superarem dificuldades relacionadas ao processo de formação.</text:p>
          </table:table-cell>
          <table:table-cell office:value-type="string" table:style-name="ce19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6378" table:style-name="ce2"/>
        </table:table-row>
        <table:table-row table:style-name="ro17">
          <table:table-cell office:value-type="float" office:value="114" table:style-name="ce3">
            <text:p>114</text:p>
          </table:table-cell>
          <table:table-cell office:value-type="string" table:style-name="ce5">
            <text:p>QE_I41</text:p>
          </table:table-cell>
          <table:table-cell office:value-type="string" table:style-name="ce25">
            <text:p>Numérica</text:p>
          </table:table-cell>
          <table:table-cell office:value-type="float" office:value="1" table:style-name="ce35">
            <text:p>1</text:p>
          </table:table-cell>
          <table:table-cell office:value-type="string" table:style-name="ce32">
            <text:p>A coordenação do curso esteve disponível para orientação acadêmica dos estudantes.</text:p>
          </table:table-cell>
          <table:table-cell office:value-type="string" table:style-name="ce19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6378" table:style-name="ce2"/>
        </table:table-row>
        <table:table-row table:style-name="ro17">
          <table:table-cell office:value-type="float" office:value="115" table:style-name="ce3">
            <text:p>115</text:p>
          </table:table-cell>
          <table:table-cell office:value-type="string" table:style-name="ce5">
            <text:p>QE_I42</text:p>
          </table:table-cell>
          <table:table-cell office:value-type="string" table:style-name="ce25">
            <text:p>Numérica</text:p>
          </table:table-cell>
          <table:table-cell office:value-type="float" office:value="1" table:style-name="ce35">
            <text:p>1</text:p>
          </table:table-cell>
          <table:table-cell office:value-type="string" table:style-name="ce32">
            <text:p>O curso exigiu de você organização e dedicação frequente aos estudos.</text:p>
          </table:table-cell>
          <table:table-cell office:value-type="string" table:style-name="ce19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6378" table:style-name="ce2"/>
        </table:table-row>
        <table:table-row table:style-name="ro17">
          <table:table-cell office:value-type="float" office:value="116" table:style-name="ce3">
            <text:p>116</text:p>
          </table:table-cell>
          <table:table-cell office:value-type="string" table:style-name="ce5">
            <text:p>QE_I43</text:p>
          </table:table-cell>
          <table:table-cell office:value-type="string" table:style-name="ce25">
            <text:p>Numérica</text:p>
          </table:table-cell>
          <table:table-cell office:value-type="float" office:value="1" table:style-name="ce35">
            <text:p>1</text:p>
          </table:table-cell>
          <table:table-cell office:value-type="string" table:style-name="ce32">
            <text:p>Foram oferecidas oportunidades para os estudantes participarem de programas, projetos ou atividades de extensão universitária.</text:p>
          </table:table-cell>
          <table:table-cell office:value-type="string" table:style-name="ce19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6378" table:style-name="ce2"/>
        </table:table-row>
        <table:table-row table:style-name="ro17">
          <table:table-cell office:value-type="float" office:value="117" table:style-name="ce3">
            <text:p>117</text:p>
          </table:table-cell>
          <table:table-cell office:value-type="string" table:style-name="ce5">
            <text:p>QE_I44</text:p>
          </table:table-cell>
          <table:table-cell office:value-type="string" table:style-name="ce25">
            <text:p>Numérica</text:p>
          </table:table-cell>
          <table:table-cell office:value-type="float" office:value="1" table:style-name="ce35">
            <text:p>1</text:p>
          </table:table-cell>
          <table:table-cell office:value-type="string" table:style-name="ce32">
            <text:p>Foram oferecidas oportunidades para os estudantes participarem de projetos de iniciação científica e de atividades que estimularam a investigação acadêmica.</text:p>
          </table:table-cell>
          <table:table-cell office:value-type="string" table:style-name="ce19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6378" table:style-name="ce2"/>
        </table:table-row>
        <table:table-row table:style-name="ro17">
          <table:table-cell office:value-type="float" office:value="118" table:style-name="ce3">
            <text:p>118</text:p>
          </table:table-cell>
          <table:table-cell office:value-type="string" table:style-name="ce5">
            <text:p>QE_I45</text:p>
          </table:table-cell>
          <table:table-cell office:value-type="string" table:style-name="ce25">
            <text:p>Numérica</text:p>
          </table:table-cell>
          <table:table-cell office:value-type="float" office:value="1" table:style-name="ce35">
            <text:p>1</text:p>
          </table:table-cell>
          <table:table-cell office:value-type="string" table:style-name="ce32">
            <text:p>O curso ofereceu condições para os estudantes participarem de eventos internos e/ou externos à instituição.</text:p>
          </table:table-cell>
          <table:table-cell office:value-type="string" table:style-name="ce19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6378" table:style-name="ce2"/>
        </table:table-row>
        <table:table-row table:style-name="ro17">
          <table:table-cell office:value-type="float" office:value="119" table:style-name="ce3">
            <text:p>119</text:p>
          </table:table-cell>
          <table:table-cell office:value-type="string" table:style-name="ce5">
            <text:p>QE_I46</text:p>
          </table:table-cell>
          <table:table-cell office:value-type="string" table:style-name="ce25">
            <text:p>Numérica</text:p>
          </table:table-cell>
          <table:table-cell office:value-type="float" office:value="1" table:style-name="ce35">
            <text:p>1</text:p>
          </table:table-cell>
          <table:table-cell office:value-type="string" table:style-name="ce32">
            <text:p>A instituição ofereceu oportunidades para os estudantes atuarem como representantes em órgãos colegiados.</text:p>
          </table:table-cell>
          <table:table-cell office:value-type="string" table:style-name="ce19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6378" table:style-name="ce2"/>
        </table:table-row>
        <table:table-row table:style-name="ro17">
          <table:table-cell office:value-type="float" office:value="120" table:style-name="ce3">
            <text:p>120</text:p>
          </table:table-cell>
          <table:table-cell office:value-type="string" table:style-name="ce5">
            <text:p>QE_I47</text:p>
          </table:table-cell>
          <table:table-cell office:value-type="string" table:style-name="ce25">
            <text:p>Numérica</text:p>
          </table:table-cell>
          <table:table-cell office:value-type="float" office:value="1" table:style-name="ce35">
            <text:p>1</text:p>
          </table:table-cell>
          <table:table-cell office:value-type="string" table:style-name="ce32">
            <text:p>O curso favoreceu a articulação do conhecimento teórico com atividades práticas.</text:p>
          </table:table-cell>
          <table:table-cell office:value-type="string" table:style-name="ce19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6378" table:style-name="ce2"/>
        </table:table-row>
        <table:table-row table:style-name="ro17">
          <table:table-cell office:value-type="float" office:value="121" table:style-name="ce3">
            <text:p>121</text:p>
          </table:table-cell>
          <table:table-cell office:value-type="string" table:style-name="ce5">
            <text:p>QE_I48</text:p>
          </table:table-cell>
          <table:table-cell office:value-type="string" table:style-name="ce25">
            <text:p>Numérica</text:p>
          </table:table-cell>
          <table:table-cell office:value-type="float" office:value="1" table:style-name="ce35">
            <text:p>1</text:p>
          </table:table-cell>
          <table:table-cell office:value-type="string" table:style-name="ce32">
            <text:p>As atividades práticas foram suficientes para relacionar os conteúdos do curso com a prática, contribuindo para sua formação profissional.</text:p>
          </table:table-cell>
          <table:table-cell office:value-type="string" table:style-name="ce19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6378" table:style-name="ce2"/>
        </table:table-row>
        <table:table-row table:style-name="ro17">
          <table:table-cell office:value-type="float" office:value="122" table:style-name="ce3">
            <text:p>122</text:p>
          </table:table-cell>
          <table:table-cell office:value-type="string" table:style-name="ce5">
            <text:p>QE_I49</text:p>
          </table:table-cell>
          <table:table-cell office:value-type="string" table:style-name="ce25">
            <text:p>Numérica</text:p>
          </table:table-cell>
          <table:table-cell office:value-type="float" office:value="1" table:style-name="ce35">
            <text:p>1</text:p>
          </table:table-cell>
          <table:table-cell office:value-type="string" table:style-name="ce32">
            <text:p>O curso propiciou acesso a conhecimentos atualizados e/ou contemporâneos em sua área de formação.</text:p>
          </table:table-cell>
          <table:table-cell office:value-type="string" table:style-name="ce19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6378" table:style-name="ce2"/>
        </table:table-row>
        <table:table-row table:style-name="ro17">
          <table:table-cell office:value-type="float" office:value="123" table:style-name="ce3">
            <text:p>123</text:p>
          </table:table-cell>
          <table:table-cell office:value-type="string" table:style-name="ce5">
            <text:p>QE_I50</text:p>
          </table:table-cell>
          <table:table-cell office:value-type="string" table:style-name="ce25">
            <text:p>Numérica</text:p>
          </table:table-cell>
          <table:table-cell office:value-type="float" office:value="1" table:style-name="ce35">
            <text:p>1</text:p>
          </table:table-cell>
          <table:table-cell office:value-type="string" table:style-name="ce32">
            <text:p>O estágio supervisionado proporcionou experiências diversificadas para a sua formação.</text:p>
          </table:table-cell>
          <table:table-cell office:value-type="string" table:style-name="ce19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6378" table:style-name="ce2"/>
        </table:table-row>
        <table:table-row table:style-name="ro17">
          <table:table-cell office:value-type="float" office:value="124" table:style-name="ce3">
            <text:p>124</text:p>
          </table:table-cell>
          <table:table-cell office:value-type="string" table:style-name="ce5">
            <text:p>QE_I51</text:p>
          </table:table-cell>
          <table:table-cell office:value-type="string" table:style-name="ce25">
            <text:p>Numérica</text:p>
          </table:table-cell>
          <table:table-cell office:value-type="float" office:value="1" table:style-name="ce35">
            <text:p>1</text:p>
          </table:table-cell>
          <table:table-cell office:value-type="string" table:style-name="ce32">
            <text:p>As atividades realizadas durante seu trabalho de conclusão de curso contribuíram para qualificar sua formação profissional</text:p>
          </table:table-cell>
          <table:table-cell office:value-type="string" table:style-name="ce19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6378" table:style-name="ce2"/>
        </table:table-row>
        <table:table-row table:style-name="ro17">
          <table:table-cell office:value-type="float" office:value="125" table:style-name="ce3">
            <text:p>125</text:p>
          </table:table-cell>
          <table:table-cell office:value-type="string" table:style-name="ce5">
            <text:p>QE_I52</text:p>
          </table:table-cell>
          <table:table-cell office:value-type="string" table:style-name="ce25">
            <text:p>Numérica</text:p>
          </table:table-cell>
          <table:table-cell office:value-type="float" office:value="1" table:style-name="ce35">
            <text:p>1</text:p>
          </table:table-cell>
          <table:table-cell office:value-type="string" table:style-name="ce32">
            <text:p>Foram oferecidas oportunidades para os estudantes realizarem intercâmbios e/ou estágios no país.</text:p>
          </table:table-cell>
          <table:table-cell office:value-type="string" table:style-name="ce19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6378" table:style-name="ce2"/>
        </table:table-row>
        <table:table-row table:style-name="ro17">
          <table:table-cell office:value-type="float" office:value="126" table:style-name="ce3">
            <text:p>126</text:p>
          </table:table-cell>
          <table:table-cell office:value-type="string" table:style-name="ce5">
            <text:p>QE_I53</text:p>
          </table:table-cell>
          <table:table-cell office:value-type="string" table:style-name="ce25">
            <text:p>Numérica</text:p>
          </table:table-cell>
          <table:table-cell office:value-type="float" office:value="1" table:style-name="ce35">
            <text:p>1</text:p>
          </table:table-cell>
          <table:table-cell office:value-type="string" table:style-name="ce32">
            <text:p>Foram oferecidas oportunidades para os estudantes realizarem intercâmbios e/ou estágios fora do país.</text:p>
          </table:table-cell>
          <table:table-cell office:value-type="string" table:style-name="ce19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6378" table:style-name="ce2"/>
        </table:table-row>
        <table:table-row table:style-name="ro17">
          <table:table-cell office:value-type="float" office:value="127" table:style-name="ce3">
            <text:p>127</text:p>
          </table:table-cell>
          <table:table-cell office:value-type="string" table:style-name="ce5">
            <text:p>QE_I54</text:p>
          </table:table-cell>
          <table:table-cell office:value-type="string" table:style-name="ce25">
            <text:p>Numérica</text:p>
          </table:table-cell>
          <table:table-cell office:value-type="float" office:value="1" table:style-name="ce35">
            <text:p>1</text:p>
          </table:table-cell>
          <table:table-cell office:value-type="string" table:style-name="ce32">
            <text:p>Os estudantes participaram de avaliações periódicas do curso (disciplinas, atuação dos professores, infraestrutura).</text:p>
          </table:table-cell>
          <table:table-cell office:value-type="string" table:style-name="ce19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6378" table:style-name="ce2"/>
        </table:table-row>
        <table:table-row table:style-name="ro17">
          <table:table-cell office:value-type="float" office:value="128" table:style-name="ce3">
            <text:p>128</text:p>
          </table:table-cell>
          <table:table-cell office:value-type="string" table:style-name="ce5">
            <text:p>QE_I55</text:p>
          </table:table-cell>
          <table:table-cell office:value-type="string" table:style-name="ce25">
            <text:p>Numérica</text:p>
          </table:table-cell>
          <table:table-cell office:value-type="float" office:value="1" table:style-name="ce35">
            <text:p>1</text:p>
          </table:table-cell>
          <table:table-cell office:value-type="string" table:style-name="ce32">
            <text:p>As avaliações da aprendizagem realizadas durante o curso foram compatíveis com os conteúdos ou temas trabalhados pelos professores.</text:p>
          </table:table-cell>
          <table:table-cell office:value-type="string" table:style-name="ce19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6378" table:style-name="ce2"/>
        </table:table-row>
        <table:table-row table:style-name="ro17">
          <table:table-cell office:value-type="float" office:value="129" table:style-name="ce3">
            <text:p>129</text:p>
          </table:table-cell>
          <table:table-cell office:value-type="string" table:style-name="ce5">
            <text:p>QE_I56</text:p>
          </table:table-cell>
          <table:table-cell office:value-type="string" table:style-name="ce25">
            <text:p>Numérica</text:p>
          </table:table-cell>
          <table:table-cell office:value-type="float" office:value="1" table:style-name="ce35">
            <text:p>1</text:p>
          </table:table-cell>
          <table:table-cell office:value-type="string" table:style-name="ce32">
            <text:p>Os professores apresentaram disponibilidade para atender os estudantes fora do horário das aulas.</text:p>
          </table:table-cell>
          <table:table-cell office:value-type="string" table:style-name="ce19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6378" table:style-name="ce2"/>
        </table:table-row>
        <table:table-row table:style-name="ro17">
          <table:table-cell office:value-type="float" office:value="130" table:style-name="ce3">
            <text:p>130</text:p>
          </table:table-cell>
          <table:table-cell office:value-type="string" table:style-name="ce5">
            <text:p>QE_I57</text:p>
          </table:table-cell>
          <table:table-cell office:value-type="string" table:style-name="ce25">
            <text:p>Numérica</text:p>
          </table:table-cell>
          <table:table-cell office:value-type="float" office:value="1" table:style-name="ce35">
            <text:p>1</text:p>
          </table:table-cell>
          <table:table-cell office:value-type="string" table:style-name="ce32">
            <text:p>Os professores demonstraram domínio dos conteúdos abordados nas disciplinas.</text:p>
          </table:table-cell>
          <table:table-cell office:value-type="string" table:style-name="ce19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6378" table:style-name="ce2"/>
        </table:table-row>
        <table:table-row table:style-name="ro17">
          <table:table-cell office:value-type="float" office:value="131" table:style-name="ce3">
            <text:p>131</text:p>
          </table:table-cell>
          <table:table-cell office:value-type="string" table:style-name="ce5">
            <text:p>QE_I58</text:p>
          </table:table-cell>
          <table:table-cell office:value-type="string" table:style-name="ce25">
            <text:p>Numérica</text:p>
          </table:table-cell>
          <table:table-cell office:value-type="float" office:value="1" table:style-name="ce35">
            <text:p>1</text:p>
          </table:table-cell>
          <table:table-cell office:value-type="string" table:style-name="ce32">
            <text:p>Os professores utilizaram tecnologias da informação e comunicação (TICs) como estratégia de ensino (projetor multimídia, laboratório de informática, ambiente virtual de aprendizagem).</text:p>
          </table:table-cell>
          <table:table-cell office:value-type="string" table:style-name="ce19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6378" table:style-name="ce2"/>
        </table:table-row>
        <table:table-row table:style-name="ro17">
          <table:table-cell office:value-type="float" office:value="132" table:style-name="ce3">
            <text:p>132</text:p>
          </table:table-cell>
          <table:table-cell office:value-type="string" table:style-name="ce5">
            <text:p>QE_I59</text:p>
          </table:table-cell>
          <table:table-cell office:value-type="string" table:style-name="ce25">
            <text:p>Numérica</text:p>
          </table:table-cell>
          <table:table-cell office:value-type="float" office:value="1" table:style-name="ce35">
            <text:p>1</text:p>
          </table:table-cell>
          <table:table-cell office:value-type="string" table:style-name="ce32">
            <text:p>A instituição dispôs de quantidade suficiente de funcionários para o apoio administrativo e acadêmico.</text:p>
          </table:table-cell>
          <table:table-cell office:value-type="string" table:style-name="ce19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6378"/>
        </table:table-row>
        <table:table-row table:style-name="ro17">
          <table:table-cell office:value-type="float" office:value="133" table:style-name="ce3">
            <text:p>133</text:p>
          </table:table-cell>
          <table:table-cell office:value-type="string" table:style-name="ce5">
            <text:p>QE_I60</text:p>
          </table:table-cell>
          <table:table-cell office:value-type="string" table:style-name="ce25">
            <text:p>Numérica</text:p>
          </table:table-cell>
          <table:table-cell office:value-type="float" office:value="1" table:style-name="ce35">
            <text:p>1</text:p>
          </table:table-cell>
          <table:table-cell office:value-type="string" table:style-name="ce32">
            <text:p>O curso disponibilizou monitores ou tutores para auxiliar os estudantes.</text:p>
          </table:table-cell>
          <table:table-cell office:value-type="string" table:style-name="ce19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6378"/>
        </table:table-row>
        <table:table-row table:style-name="ro17">
          <table:table-cell office:value-type="float" office:value="134" table:style-name="ce3">
            <text:p>134</text:p>
          </table:table-cell>
          <table:table-cell office:value-type="string" table:style-name="ce5">
            <text:p>QE_I61</text:p>
          </table:table-cell>
          <table:table-cell office:value-type="string" table:style-name="ce25">
            <text:p>Numérica</text:p>
          </table:table-cell>
          <table:table-cell office:value-type="float" office:value="1" table:style-name="ce35">
            <text:p>1</text:p>
          </table:table-cell>
          <table:table-cell office:value-type="string" table:style-name="ce32">
            <text:p>As condições de infraestrutura das salas de aula foram adequadas.</text:p>
          </table:table-cell>
          <table:table-cell office:value-type="string" table:style-name="ce19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6378"/>
        </table:table-row>
        <table:table-row table:style-name="ro17">
          <table:table-cell office:value-type="float" office:value="135" table:style-name="ce3">
            <text:p>135</text:p>
          </table:table-cell>
          <table:table-cell office:value-type="string" table:style-name="ce5">
            <text:p>QE_I62</text:p>
          </table:table-cell>
          <table:table-cell office:value-type="string" table:style-name="ce25">
            <text:p>Numérica</text:p>
          </table:table-cell>
          <table:table-cell office:value-type="float" office:value="1" table:style-name="ce35">
            <text:p>1</text:p>
          </table:table-cell>
          <table:table-cell office:value-type="string" table:style-name="ce32">
            <text:p>Os equipamentos e materiais disponíveis para as aulas práticas foram adequados para a quantidade de estudantes.</text:p>
          </table:table-cell>
          <table:table-cell office:value-type="string" table:style-name="ce19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6378"/>
        </table:table-row>
        <table:table-row table:style-name="ro17">
          <table:table-cell office:value-type="float" office:value="136" table:style-name="ce3">
            <text:p>136</text:p>
          </table:table-cell>
          <table:table-cell office:value-type="string" table:style-name="ce5">
            <text:p>QE_I63</text:p>
          </table:table-cell>
          <table:table-cell office:value-type="string" table:style-name="ce25">
            <text:p>Numérica</text:p>
          </table:table-cell>
          <table:table-cell office:value-type="float" office:value="1" table:style-name="ce35">
            <text:p>1</text:p>
          </table:table-cell>
          <table:table-cell office:value-type="string" table:style-name="ce32">
            <text:p>Os ambientes e equipamentos destinados às aulas práticas foram adequados ao curso.</text:p>
          </table:table-cell>
          <table:table-cell office:value-type="string" table:style-name="ce19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6378"/>
        </table:table-row>
        <table:table-row table:style-name="ro17">
          <table:table-cell office:value-type="float" office:value="137" table:style-name="ce3">
            <text:p>137</text:p>
          </table:table-cell>
          <table:table-cell office:value-type="string" table:style-name="ce5">
            <text:p>QE_I64</text:p>
          </table:table-cell>
          <table:table-cell office:value-type="string" table:style-name="ce25">
            <text:p>Numérica</text:p>
          </table:table-cell>
          <table:table-cell office:value-type="float" office:value="1" table:style-name="ce35">
            <text:p>1</text:p>
          </table:table-cell>
          <table:table-cell office:value-type="string" table:style-name="ce32">
            <text:p>A biblioteca dispôs das referências bibliográficas que os estudantes necessitaram.</text:p>
          </table:table-cell>
          <table:table-cell office:value-type="string" table:style-name="ce19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6378"/>
        </table:table-row>
        <table:table-row table:style-name="ro17">
          <table:table-cell office:value-type="float" office:value="138" table:style-name="ce3">
            <text:p>138</text:p>
          </table:table-cell>
          <table:table-cell office:value-type="string" table:style-name="ce5">
            <text:p>QE_I65</text:p>
          </table:table-cell>
          <table:table-cell office:value-type="string" table:style-name="ce25">
            <text:p>Numérica</text:p>
          </table:table-cell>
          <table:table-cell office:value-type="float" office:value="1" table:style-name="ce35">
            <text:p>1</text:p>
          </table:table-cell>
          <table:table-cell office:value-type="string" table:style-name="ce32">
            <text:p>A instituição contou com biblioteca virtual ou conferiu acesso a obras disponíveis em acervos virtuais.</text:p>
          </table:table-cell>
          <table:table-cell office:value-type="string" table:style-name="ce19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6378"/>
        </table:table-row>
        <table:table-row table:style-name="ro17">
          <table:table-cell office:value-type="float" office:value="139" table:style-name="ce3">
            <text:p>139</text:p>
          </table:table-cell>
          <table:table-cell office:value-type="string" table:style-name="ce5">
            <text:p>QE_I66</text:p>
          </table:table-cell>
          <table:table-cell office:value-type="string" table:style-name="ce25">
            <text:p>Numérica</text:p>
          </table:table-cell>
          <table:table-cell office:value-type="float" office:value="1" table:style-name="ce35">
            <text:p>1</text:p>
          </table:table-cell>
          <table:table-cell office:value-type="string" table:style-name="ce32">
            <text:p>As atividades acadêmicas desenvolvidas dentro e fora da sala de aula possibilitaram reflexão, convivência e respeito à diversidade.</text:p>
          </table:table-cell>
          <table:table-cell office:value-type="string" table:style-name="ce19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6378"/>
        </table:table-row>
        <table:table-row table:style-name="ro17">
          <table:table-cell office:value-type="float" office:value="140" table:style-name="ce3">
            <text:p>140</text:p>
          </table:table-cell>
          <table:table-cell office:value-type="string" table:style-name="ce5">
            <text:p>QE_I67</text:p>
          </table:table-cell>
          <table:table-cell office:value-type="string" table:style-name="ce25">
            <text:p>Numérica</text:p>
          </table:table-cell>
          <table:table-cell office:value-type="float" office:value="1" table:style-name="ce35">
            <text:p>1</text:p>
          </table:table-cell>
          <table:table-cell office:value-type="string" table:style-name="ce32">
            <text:p>A instituição promoveu atividades de cultura, de lazer e de interação social.</text:p>
          </table:table-cell>
          <table:table-cell office:value-type="string" table:style-name="ce19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6378"/>
        </table:table-row>
        <table:table-row table:style-name="ro17">
          <table:table-cell office:value-type="float" office:value="141" table:style-name="ce3">
            <text:p>141</text:p>
          </table:table-cell>
          <table:table-cell office:value-type="string" table:style-name="ce5">
            <text:p>QE_I68</text:p>
          </table:table-cell>
          <table:table-cell office:value-type="string" table:style-name="ce25">
            <text:p>Numérica</text:p>
          </table:table-cell>
          <table:table-cell office:value-type="float" office:value="1" table:style-name="ce35">
            <text:p>1</text:p>
          </table:table-cell>
          <table:table-cell office:value-type="string" table:style-name="ce32">
            <text:p>A instituição dispôs de refeitório, cantina e banheiros em condições adequadas que atenderam as necessidades dos seus usuários.</text:p>
          </table:table-cell>
          <table:table-cell office:value-type="string" table:style-name="ce19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6378"/>
        </table:table-row>
        <table:table-row table:number-rows-repeated="1048420" table:style-name="ro21">
          <table:table-cell table:number-columns-repeated="16384"/>
        </table:table-row>
      </table:table>
      <table:table table:name="MUNICÍPIOS" table:style-name="ta1">
        <table:table-column table:style-name="co6" table:default-cell-style-name="ce36" table:visibility="collapse"/>
        <table:table-column table:style-name="co7" table:default-cell-style-name="ce36"/>
        <table:table-column table:style-name="co8" table:default-cell-style-name="ce36"/>
        <table:table-column table:style-name="co9" table:default-cell-style-name="ce36"/>
        <table:table-column table:style-name="co10" table:number-columns-repeated="253" table:default-cell-style-name="ce36" table:visibility="collapse"/>
        <table:table-column table:style-name="co7" table:default-cell-style-name="ce36"/>
        <table:table-column table:style-name="co8" table:default-cell-style-name="ce36" table:visibility="collapse"/>
        <table:table-column table:style-name="co9" table:default-cell-style-name="ce36" table:visibility="collapse"/>
        <table:table-column table:style-name="co10" table:number-columns-repeated="253" table:default-cell-style-name="ce36" table:visibility="collapse"/>
        <table:table-column table:style-name="co7" table:default-cell-style-name="ce36" table:visibility="collapse"/>
        <table:table-column table:style-name="co8" table:default-cell-style-name="ce36" table:visibility="collapse"/>
        <table:table-column table:style-name="co9" table:default-cell-style-name="ce36" table:visibility="collapse"/>
        <table:table-column table:style-name="co10" table:number-columns-repeated="253" table:default-cell-style-name="ce36" table:visibility="collapse"/>
        <table:table-column table:style-name="co7" table:default-cell-style-name="ce36" table:visibility="collapse"/>
        <table:table-column table:style-name="co8" table:default-cell-style-name="ce36" table:visibility="collapse"/>
        <table:table-column table:style-name="co9" table:default-cell-style-name="ce36" table:visibility="collapse"/>
        <table:table-column table:style-name="co10" table:number-columns-repeated="253" table:default-cell-style-name="ce36" table:visibility="collapse"/>
        <table:table-column table:style-name="co7" table:default-cell-style-name="ce36" table:visibility="collapse"/>
        <table:table-column table:style-name="co8" table:default-cell-style-name="ce36" table:visibility="collapse"/>
        <table:table-column table:style-name="co9" table:default-cell-style-name="ce36" table:visibility="collapse"/>
        <table:table-column table:style-name="co10" table:number-columns-repeated="253" table:default-cell-style-name="ce36" table:visibility="collapse"/>
        <table:table-column table:style-name="co7" table:default-cell-style-name="ce36" table:visibility="collapse"/>
        <table:table-column table:style-name="co8" table:default-cell-style-name="ce36" table:visibility="collapse"/>
        <table:table-column table:style-name="co9" table:default-cell-style-name="ce36" table:visibility="collapse"/>
        <table:table-column table:style-name="co10" table:number-columns-repeated="253" table:default-cell-style-name="ce36" table:visibility="collapse"/>
        <table:table-column table:style-name="co7" table:default-cell-style-name="ce36" table:visibility="collapse"/>
        <table:table-column table:style-name="co8" table:default-cell-style-name="ce36" table:visibility="collapse"/>
        <table:table-column table:style-name="co9" table:default-cell-style-name="ce36" table:visibility="collapse"/>
        <table:table-column table:style-name="co10" table:number-columns-repeated="253" table:default-cell-style-name="ce36" table:visibility="collapse"/>
        <table:table-column table:style-name="co7" table:default-cell-style-name="ce36" table:visibility="collapse"/>
        <table:table-column table:style-name="co8" table:default-cell-style-name="ce36" table:visibility="collapse"/>
        <table:table-column table:style-name="co9" table:default-cell-style-name="ce36" table:visibility="collapse"/>
        <table:table-column table:style-name="co10" table:number-columns-repeated="253" table:default-cell-style-name="ce36" table:visibility="collapse"/>
        <table:table-column table:style-name="co7" table:default-cell-style-name="ce36" table:visibility="collapse"/>
        <table:table-column table:style-name="co8" table:default-cell-style-name="ce36" table:visibility="collapse"/>
        <table:table-column table:style-name="co9" table:default-cell-style-name="ce36" table:visibility="collapse"/>
        <table:table-column table:style-name="co10" table:number-columns-repeated="253" table:default-cell-style-name="ce36" table:visibility="collapse"/>
        <table:table-column table:style-name="co7" table:default-cell-style-name="ce36" table:visibility="collapse"/>
        <table:table-column table:style-name="co8" table:default-cell-style-name="ce36" table:visibility="collapse"/>
        <table:table-column table:style-name="co9" table:default-cell-style-name="ce36" table:visibility="collapse"/>
        <table:table-column table:style-name="co10" table:number-columns-repeated="253" table:default-cell-style-name="ce36" table:visibility="collapse"/>
        <table:table-column table:style-name="co7" table:default-cell-style-name="ce36" table:visibility="collapse"/>
        <table:table-column table:style-name="co8" table:default-cell-style-name="ce36" table:visibility="collapse"/>
        <table:table-column table:style-name="co9" table:default-cell-style-name="ce36" table:visibility="collapse"/>
        <table:table-column table:style-name="co10" table:number-columns-repeated="253" table:default-cell-style-name="ce36" table:visibility="collapse"/>
        <table:table-column table:style-name="co7" table:default-cell-style-name="ce36" table:visibility="collapse"/>
        <table:table-column table:style-name="co8" table:default-cell-style-name="ce36" table:visibility="collapse"/>
        <table:table-column table:style-name="co9" table:default-cell-style-name="ce36" table:visibility="collapse"/>
        <table:table-column table:style-name="co10" table:number-columns-repeated="253" table:default-cell-style-name="ce36" table:visibility="collapse"/>
        <table:table-column table:style-name="co7" table:default-cell-style-name="ce36" table:visibility="collapse"/>
        <table:table-column table:style-name="co8" table:default-cell-style-name="ce36" table:visibility="collapse"/>
        <table:table-column table:style-name="co9" table:default-cell-style-name="ce36" table:visibility="collapse"/>
        <table:table-column table:style-name="co10" table:number-columns-repeated="253" table:default-cell-style-name="ce36" table:visibility="collapse"/>
        <table:table-column table:style-name="co7" table:default-cell-style-name="ce36" table:visibility="collapse"/>
        <table:table-column table:style-name="co8" table:default-cell-style-name="ce36" table:visibility="collapse"/>
        <table:table-column table:style-name="co9" table:default-cell-style-name="ce36" table:visibility="collapse"/>
        <table:table-column table:style-name="co10" table:number-columns-repeated="253" table:default-cell-style-name="ce36" table:visibility="collapse"/>
        <table:table-column table:style-name="co7" table:default-cell-style-name="ce36" table:visibility="collapse"/>
        <table:table-column table:style-name="co8" table:default-cell-style-name="ce36" table:visibility="collapse"/>
        <table:table-column table:style-name="co9" table:default-cell-style-name="ce36" table:visibility="collapse"/>
        <table:table-column table:style-name="co10" table:number-columns-repeated="253" table:default-cell-style-name="ce36" table:visibility="collapse"/>
        <table:table-column table:style-name="co7" table:default-cell-style-name="ce36" table:visibility="collapse"/>
        <table:table-column table:style-name="co8" table:default-cell-style-name="ce36" table:visibility="collapse"/>
        <table:table-column table:style-name="co9" table:default-cell-style-name="ce36" table:visibility="collapse"/>
        <table:table-column table:style-name="co10" table:number-columns-repeated="253" table:default-cell-style-name="ce36" table:visibility="collapse"/>
        <table:table-column table:style-name="co7" table:default-cell-style-name="ce36" table:visibility="collapse"/>
        <table:table-column table:style-name="co8" table:default-cell-style-name="ce36" table:visibility="collapse"/>
        <table:table-column table:style-name="co9" table:default-cell-style-name="ce36" table:visibility="collapse"/>
        <table:table-column table:style-name="co10" table:number-columns-repeated="253" table:default-cell-style-name="ce36" table:visibility="collapse"/>
        <table:table-column table:style-name="co7" table:default-cell-style-name="ce36" table:visibility="collapse"/>
        <table:table-column table:style-name="co8" table:default-cell-style-name="ce36" table:visibility="collapse"/>
        <table:table-column table:style-name="co9" table:default-cell-style-name="ce36" table:visibility="collapse"/>
        <table:table-column table:style-name="co10" table:number-columns-repeated="253" table:default-cell-style-name="ce36" table:visibility="collapse"/>
        <table:table-column table:style-name="co7" table:default-cell-style-name="ce36" table:visibility="collapse"/>
        <table:table-column table:style-name="co8" table:default-cell-style-name="ce36" table:visibility="collapse"/>
        <table:table-column table:style-name="co9" table:default-cell-style-name="ce36" table:visibility="collapse"/>
        <table:table-column table:style-name="co10" table:number-columns-repeated="253" table:default-cell-style-name="ce36" table:visibility="collapse"/>
        <table:table-column table:style-name="co7" table:default-cell-style-name="ce36" table:visibility="collapse"/>
        <table:table-column table:style-name="co8" table:default-cell-style-name="ce36" table:visibility="collapse"/>
        <table:table-column table:style-name="co9" table:default-cell-style-name="ce36" table:visibility="collapse"/>
        <table:table-column table:style-name="co10" table:number-columns-repeated="253" table:default-cell-style-name="ce36" table:visibility="collapse"/>
        <table:table-column table:style-name="co7" table:default-cell-style-name="ce36" table:visibility="collapse"/>
        <table:table-column table:style-name="co8" table:default-cell-style-name="ce36" table:visibility="collapse"/>
        <table:table-column table:style-name="co9" table:default-cell-style-name="ce36" table:visibility="collapse"/>
        <table:table-column table:style-name="co10" table:number-columns-repeated="253" table:default-cell-style-name="ce36" table:visibility="collapse"/>
        <table:table-column table:style-name="co7" table:default-cell-style-name="ce36" table:visibility="collapse"/>
        <table:table-column table:style-name="co8" table:default-cell-style-name="ce36" table:visibility="collapse"/>
        <table:table-column table:style-name="co9" table:default-cell-style-name="ce36" table:visibility="collapse"/>
        <table:table-column table:style-name="co10" table:number-columns-repeated="253" table:default-cell-style-name="ce36" table:visibility="collapse"/>
        <table:table-column table:style-name="co7" table:default-cell-style-name="ce36" table:visibility="collapse"/>
        <table:table-column table:style-name="co8" table:default-cell-style-name="ce36" table:visibility="collapse"/>
        <table:table-column table:style-name="co9" table:default-cell-style-name="ce36" table:visibility="collapse"/>
        <table:table-column table:style-name="co10" table:number-columns-repeated="253" table:default-cell-style-name="ce36" table:visibility="collapse"/>
        <table:table-column table:style-name="co7" table:default-cell-style-name="ce36" table:visibility="collapse"/>
        <table:table-column table:style-name="co8" table:default-cell-style-name="ce36" table:visibility="collapse"/>
        <table:table-column table:style-name="co9" table:default-cell-style-name="ce36" table:visibility="collapse"/>
        <table:table-column table:style-name="co10" table:number-columns-repeated="253" table:default-cell-style-name="ce36" table:visibility="collapse"/>
        <table:table-column table:style-name="co7" table:default-cell-style-name="ce36" table:visibility="collapse"/>
        <table:table-column table:style-name="co8" table:default-cell-style-name="ce36" table:visibility="collapse"/>
        <table:table-column table:style-name="co9" table:default-cell-style-name="ce36" table:visibility="collapse"/>
        <table:table-column table:style-name="co10" table:number-columns-repeated="253" table:default-cell-style-name="ce36" table:visibility="collapse"/>
        <table:table-column table:style-name="co7" table:default-cell-style-name="ce36" table:visibility="collapse"/>
        <table:table-column table:style-name="co8" table:default-cell-style-name="ce36" table:visibility="collapse"/>
        <table:table-column table:style-name="co9" table:default-cell-style-name="ce36" table:visibility="collapse"/>
        <table:table-column table:style-name="co10" table:number-columns-repeated="253" table:default-cell-style-name="ce36" table:visibility="collapse"/>
        <table:table-column table:style-name="co7" table:default-cell-style-name="ce36" table:visibility="collapse"/>
        <table:table-column table:style-name="co8" table:default-cell-style-name="ce36" table:visibility="collapse"/>
        <table:table-column table:style-name="co9" table:default-cell-style-name="ce36" table:visibility="collapse"/>
        <table:table-column table:style-name="co10" table:number-columns-repeated="253" table:default-cell-style-name="ce36" table:visibility="collapse"/>
        <table:table-column table:style-name="co7" table:default-cell-style-name="ce36" table:visibility="collapse"/>
        <table:table-column table:style-name="co8" table:default-cell-style-name="ce36" table:visibility="collapse"/>
        <table:table-column table:style-name="co9" table:default-cell-style-name="ce36" table:visibility="collapse"/>
        <table:table-column table:style-name="co10" table:number-columns-repeated="253" table:default-cell-style-name="ce36" table:visibility="collapse"/>
        <table:table-column table:style-name="co7" table:default-cell-style-name="ce36" table:visibility="collapse"/>
        <table:table-column table:style-name="co8" table:default-cell-style-name="ce36" table:visibility="collapse"/>
        <table:table-column table:style-name="co9" table:default-cell-style-name="ce36" table:visibility="collapse"/>
        <table:table-column table:style-name="co10" table:number-columns-repeated="253" table:default-cell-style-name="ce36" table:visibility="collapse"/>
        <table:table-column table:style-name="co7" table:default-cell-style-name="ce36" table:visibility="collapse"/>
        <table:table-column table:style-name="co8" table:default-cell-style-name="ce36" table:visibility="collapse"/>
        <table:table-column table:style-name="co9" table:default-cell-style-name="ce36" table:visibility="collapse"/>
        <table:table-column table:style-name="co10" table:number-columns-repeated="253" table:default-cell-style-name="ce36" table:visibility="collapse"/>
        <table:table-column table:style-name="co7" table:default-cell-style-name="ce36" table:visibility="collapse"/>
        <table:table-column table:style-name="co8" table:default-cell-style-name="ce36" table:visibility="collapse"/>
        <table:table-column table:style-name="co9" table:default-cell-style-name="ce36" table:visibility="collapse"/>
        <table:table-column table:style-name="co10" table:number-columns-repeated="253" table:default-cell-style-name="ce36" table:visibility="collapse"/>
        <table:table-column table:style-name="co7" table:default-cell-style-name="ce36" table:visibility="collapse"/>
        <table:table-column table:style-name="co8" table:default-cell-style-name="ce36" table:visibility="collapse"/>
        <table:table-column table:style-name="co9" table:default-cell-style-name="ce36" table:visibility="collapse"/>
        <table:table-column table:style-name="co10" table:number-columns-repeated="253" table:default-cell-style-name="ce36" table:visibility="collapse"/>
        <table:table-column table:style-name="co7" table:default-cell-style-name="ce36" table:visibility="collapse"/>
        <table:table-column table:style-name="co8" table:default-cell-style-name="ce36" table:visibility="collapse"/>
        <table:table-column table:style-name="co9" table:default-cell-style-name="ce36" table:visibility="collapse"/>
        <table:table-column table:style-name="co10" table:number-columns-repeated="253" table:default-cell-style-name="ce36" table:visibility="collapse"/>
        <table:table-column table:style-name="co7" table:default-cell-style-name="ce36" table:visibility="collapse"/>
        <table:table-column table:style-name="co8" table:default-cell-style-name="ce36" table:visibility="collapse"/>
        <table:table-column table:style-name="co9" table:default-cell-style-name="ce36" table:visibility="collapse"/>
        <table:table-column table:style-name="co10" table:number-columns-repeated="253" table:default-cell-style-name="ce36" table:visibility="collapse"/>
        <table:table-column table:style-name="co7" table:default-cell-style-name="ce36" table:visibility="collapse"/>
        <table:table-column table:style-name="co8" table:default-cell-style-name="ce36" table:visibility="collapse"/>
        <table:table-column table:style-name="co9" table:default-cell-style-name="ce36" table:visibility="collapse"/>
        <table:table-column table:style-name="co10" table:number-columns-repeated="253" table:default-cell-style-name="ce36" table:visibility="collapse"/>
        <table:table-column table:style-name="co7" table:default-cell-style-name="ce36" table:visibility="collapse"/>
        <table:table-column table:style-name="co8" table:default-cell-style-name="ce36" table:visibility="collapse"/>
        <table:table-column table:style-name="co9" table:default-cell-style-name="ce36" table:visibility="collapse"/>
        <table:table-column table:style-name="co10" table:number-columns-repeated="253" table:default-cell-style-name="ce36" table:visibility="collapse"/>
        <table:table-column table:style-name="co7" table:default-cell-style-name="ce36" table:visibility="collapse"/>
        <table:table-column table:style-name="co8" table:default-cell-style-name="ce36" table:visibility="collapse"/>
        <table:table-column table:style-name="co9" table:default-cell-style-name="ce36" table:visibility="collapse"/>
        <table:table-column table:style-name="co10" table:number-columns-repeated="253" table:default-cell-style-name="ce36" table:visibility="collapse"/>
        <table:table-column table:style-name="co7" table:default-cell-style-name="ce36" table:visibility="collapse"/>
        <table:table-column table:style-name="co8" table:default-cell-style-name="ce36" table:visibility="collapse"/>
        <table:table-column table:style-name="co9" table:default-cell-style-name="ce36" table:visibility="collapse"/>
        <table:table-column table:style-name="co10" table:number-columns-repeated="253" table:default-cell-style-name="ce36" table:visibility="collapse"/>
        <table:table-column table:style-name="co7" table:default-cell-style-name="ce36" table:visibility="collapse"/>
        <table:table-column table:style-name="co8" table:default-cell-style-name="ce36" table:visibility="collapse"/>
        <table:table-column table:style-name="co9" table:default-cell-style-name="ce36" table:visibility="collapse"/>
        <table:table-column table:style-name="co10" table:number-columns-repeated="253" table:default-cell-style-name="ce36" table:visibility="collapse"/>
        <table:table-column table:style-name="co7" table:default-cell-style-name="ce36" table:visibility="collapse"/>
        <table:table-column table:style-name="co8" table:default-cell-style-name="ce36" table:visibility="collapse"/>
        <table:table-column table:style-name="co9" table:default-cell-style-name="ce36" table:visibility="collapse"/>
        <table:table-column table:style-name="co10" table:number-columns-repeated="253" table:default-cell-style-name="ce36" table:visibility="collapse"/>
        <table:table-column table:style-name="co7" table:default-cell-style-name="ce36" table:visibility="collapse"/>
        <table:table-column table:style-name="co8" table:default-cell-style-name="ce36" table:visibility="collapse"/>
        <table:table-column table:style-name="co9" table:default-cell-style-name="ce36" table:visibility="collapse"/>
        <table:table-column table:style-name="co10" table:number-columns-repeated="253" table:default-cell-style-name="ce36" table:visibility="collapse"/>
        <table:table-column table:style-name="co7" table:default-cell-style-name="ce36" table:visibility="collapse"/>
        <table:table-column table:style-name="co8" table:default-cell-style-name="ce36" table:visibility="collapse"/>
        <table:table-column table:style-name="co9" table:default-cell-style-name="ce36" table:visibility="collapse"/>
        <table:table-column table:style-name="co10" table:number-columns-repeated="253" table:default-cell-style-name="ce36" table:visibility="collapse"/>
        <table:table-column table:style-name="co7" table:default-cell-style-name="ce36" table:visibility="collapse"/>
        <table:table-column table:style-name="co8" table:default-cell-style-name="ce36" table:visibility="collapse"/>
        <table:table-column table:style-name="co9" table:default-cell-style-name="ce36" table:visibility="collapse"/>
        <table:table-column table:style-name="co10" table:number-columns-repeated="253" table:default-cell-style-name="ce36" table:visibility="collapse"/>
        <table:table-column table:style-name="co7" table:default-cell-style-name="ce36" table:visibility="collapse"/>
        <table:table-column table:style-name="co8" table:default-cell-style-name="ce36" table:visibility="collapse"/>
        <table:table-column table:style-name="co9" table:default-cell-style-name="ce36" table:visibility="collapse"/>
        <table:table-column table:style-name="co10" table:number-columns-repeated="253" table:default-cell-style-name="ce36" table:visibility="collapse"/>
        <table:table-column table:style-name="co7" table:default-cell-style-name="ce36" table:visibility="collapse"/>
        <table:table-column table:style-name="co8" table:default-cell-style-name="ce36" table:visibility="collapse"/>
        <table:table-column table:style-name="co9" table:default-cell-style-name="ce36" table:visibility="collapse"/>
        <table:table-column table:style-name="co10" table:number-columns-repeated="253" table:default-cell-style-name="ce36" table:visibility="collapse"/>
        <table:table-column table:style-name="co7" table:default-cell-style-name="ce36" table:visibility="collapse"/>
        <table:table-column table:style-name="co8" table:default-cell-style-name="ce36" table:visibility="collapse"/>
        <table:table-column table:style-name="co9" table:default-cell-style-name="ce36" table:visibility="collapse"/>
        <table:table-column table:style-name="co10" table:number-columns-repeated="253" table:default-cell-style-name="ce36" table:visibility="collapse"/>
        <table:table-column table:style-name="co7" table:default-cell-style-name="ce36" table:visibility="collapse"/>
        <table:table-column table:style-name="co8" table:default-cell-style-name="ce36" table:visibility="collapse"/>
        <table:table-column table:style-name="co9" table:default-cell-style-name="ce36" table:visibility="collapse"/>
        <table:table-column table:style-name="co10" table:number-columns-repeated="253" table:default-cell-style-name="ce36" table:visibility="collapse"/>
        <table:table-column table:style-name="co7" table:default-cell-style-name="ce36" table:visibility="collapse"/>
        <table:table-column table:style-name="co8" table:default-cell-style-name="ce36" table:visibility="collapse"/>
        <table:table-column table:style-name="co9" table:default-cell-style-name="ce36" table:visibility="collapse"/>
        <table:table-column table:style-name="co10" table:number-columns-repeated="253" table:default-cell-style-name="ce36" table:visibility="collapse"/>
        <table:table-column table:style-name="co7" table:default-cell-style-name="ce36" table:visibility="collapse"/>
        <table:table-column table:style-name="co8" table:default-cell-style-name="ce36" table:visibility="collapse"/>
        <table:table-column table:style-name="co9" table:default-cell-style-name="ce36" table:visibility="collapse"/>
        <table:table-column table:style-name="co10" table:number-columns-repeated="253" table:default-cell-style-name="ce36" table:visibility="collapse"/>
        <table:table-column table:style-name="co7" table:default-cell-style-name="ce36" table:visibility="collapse"/>
        <table:table-column table:style-name="co8" table:default-cell-style-name="ce36" table:visibility="collapse"/>
        <table:table-column table:style-name="co9" table:default-cell-style-name="ce36" table:visibility="collapse"/>
        <table:table-column table:style-name="co10" table:number-columns-repeated="253" table:default-cell-style-name="ce36" table:visibility="collapse"/>
        <table:table-column table:style-name="co7" table:default-cell-style-name="ce36" table:visibility="collapse"/>
        <table:table-column table:style-name="co8" table:default-cell-style-name="ce36" table:visibility="collapse"/>
        <table:table-column table:style-name="co9" table:default-cell-style-name="ce36" table:visibility="collapse"/>
        <table:table-column table:style-name="co10" table:number-columns-repeated="253" table:default-cell-style-name="ce36" table:visibility="collapse"/>
        <table:table-column table:style-name="co7" table:default-cell-style-name="ce36" table:visibility="collapse"/>
        <table:table-column table:style-name="co8" table:default-cell-style-name="ce36" table:visibility="collapse"/>
        <table:table-column table:style-name="co9" table:default-cell-style-name="ce36" table:visibility="collapse"/>
        <table:table-column table:style-name="co10" table:number-columns-repeated="253" table:default-cell-style-name="ce36" table:visibility="collapse"/>
        <table:table-column table:style-name="co7" table:default-cell-style-name="ce36" table:visibility="collapse"/>
        <table:table-column table:style-name="co8" table:default-cell-style-name="ce36" table:visibility="collapse"/>
        <table:table-column table:style-name="co9" table:default-cell-style-name="ce36" table:visibility="collapse"/>
        <table:table-column table:style-name="co10" table:number-columns-repeated="253" table:default-cell-style-name="ce36" table:visibility="collapse"/>
        <table:table-column table:style-name="co7" table:default-cell-style-name="ce36" table:visibility="collapse"/>
        <table:table-column table:style-name="co8" table:default-cell-style-name="ce36" table:visibility="collapse"/>
        <table:table-column table:style-name="co9" table:default-cell-style-name="ce36" table:visibility="collapse"/>
        <table:table-column table:style-name="co10" table:number-columns-repeated="253" table:default-cell-style-name="ce36" table:visibility="collapse"/>
        <table:table-column table:style-name="co7" table:default-cell-style-name="ce36" table:visibility="collapse"/>
        <table:table-column table:style-name="co8" table:default-cell-style-name="ce36" table:visibility="collapse"/>
        <table:table-column table:style-name="co9" table:default-cell-style-name="ce36" table:visibility="collapse"/>
        <table:table-column table:style-name="co10" table:number-columns-repeated="253" table:default-cell-style-name="ce36" table:visibility="collapse"/>
        <table:table-column table:style-name="co7" table:default-cell-style-name="ce36" table:visibility="collapse"/>
        <table:table-column table:style-name="co8" table:default-cell-style-name="ce36" table:visibility="collapse"/>
        <table:table-column table:style-name="co9" table:default-cell-style-name="ce36" table:visibility="collapse"/>
        <table:table-column table:style-name="co10" table:number-columns-repeated="253" table:default-cell-style-name="ce36" table:visibility="collapse"/>
        <table:table-column table:style-name="co7" table:default-cell-style-name="ce36" table:visibility="collapse"/>
        <table:table-column table:style-name="co8" table:default-cell-style-name="ce36" table:visibility="collapse"/>
        <table:table-column table:style-name="co9" table:default-cell-style-name="ce36" table:visibility="collapse"/>
        <table:table-column table:style-name="co10" table:number-columns-repeated="253" table:default-cell-style-name="ce36" table:visibility="collapse"/>
        <table:table-column table:style-name="co7" table:default-cell-style-name="ce36" table:visibility="collapse"/>
        <table:table-column table:style-name="co8" table:default-cell-style-name="ce36" table:visibility="collapse"/>
        <table:table-column table:style-name="co9" table:default-cell-style-name="ce36" table:visibility="collapse"/>
        <table:table-column table:style-name="co10" table:number-columns-repeated="253" table:default-cell-style-name="ce36" table:visibility="collapse"/>
        <table:table-column table:style-name="co7" table:default-cell-style-name="ce36" table:visibility="collapse"/>
        <table:table-column table:style-name="co8" table:default-cell-style-name="ce36" table:visibility="collapse"/>
        <table:table-column table:style-name="co9" table:default-cell-style-name="ce36" table:visibility="collapse"/>
        <table:table-column table:style-name="co10" table:number-columns-repeated="253" table:default-cell-style-name="ce36" table:visibility="collapse"/>
        <table:table-column table:style-name="co7" table:default-cell-style-name="ce36" table:visibility="collapse"/>
        <table:table-column table:style-name="co8" table:default-cell-style-name="ce36" table:visibility="collapse"/>
        <table:table-column table:style-name="co9" table:default-cell-style-name="ce36" table:visibility="collapse"/>
        <table:table-column table:style-name="co10" table:number-columns-repeated="253" table:default-cell-style-name="ce36" table:visibility="collapse"/>
        <table:table-column table:style-name="co7" table:default-cell-style-name="ce36" table:visibility="collapse"/>
        <table:table-column table:style-name="co8" table:default-cell-style-name="ce36" table:visibility="collapse"/>
        <table:table-column table:style-name="co9" table:default-cell-style-name="ce36" table:visibility="collapse"/>
        <table:table-column table:style-name="co10" table:number-columns-repeated="253" table:default-cell-style-name="ce36" table:visibility="collapse"/>
        <table:table-column table:style-name="co7" table:default-cell-style-name="ce36" table:visibility="collapse"/>
        <table:table-column table:style-name="co8" table:default-cell-style-name="ce36" table:visibility="collapse"/>
        <table:table-column table:style-name="co9" table:default-cell-style-name="ce36" table:visibility="collapse"/>
        <table:table-column table:style-name="co10" table:number-columns-repeated="253" table:default-cell-style-name="ce36" table:visibility="collapse"/>
        <table:table-column table:style-name="co7" table:default-cell-style-name="ce36" table:visibility="collapse"/>
        <table:table-column table:style-name="co8" table:default-cell-style-name="ce36" table:visibility="collapse"/>
        <table:table-column table:style-name="co9" table:default-cell-style-name="ce36" table:visibility="collapse"/>
        <table:table-column table:style-name="co10" table:number-columns-repeated="253" table:default-cell-style-name="ce36" table:visibility="collapse"/>
        <table:table-column table:style-name="co7" table:default-cell-style-name="ce36" table:visibility="collapse"/>
        <table:table-column table:style-name="co8" table:default-cell-style-name="ce36" table:visibility="collapse"/>
        <table:table-column table:style-name="co9" table:default-cell-style-name="ce36" table:visibility="collapse"/>
        <table:table-column table:style-name="co10" table:number-columns-repeated="252" table:default-cell-style-name="ce36" table:visibility="collapse"/>
        <table:table-row table:style-name="ro4" table:visibility="collapse">
          <table:table-cell/>
          <table:table-cell table:number-columns-repeated="16383" table:style-name="ce36"/>
        </table:table-row>
        <table:table-row table:style-name="ro4">
          <table:table-cell/>
          <table:table-cell office:value-type="string" table:number-columns-spanned="3" table:number-rows-spanned="1" table:style-name="ce59">
            <text:p>CÓDIGOS DE MUNICÍPIOS (IBGE)</text:p>
          </table:table-cell>
          <table:covered-table-cell table:number-columns-repeated="2"/>
          <table:table-cell table:number-columns-repeated="16380" table:style-name="ce36"/>
        </table:table-row>
        <table:table-row table:style-name="ro22">
          <table:table-cell/>
          <table:table-cell office:value-type="string" table:number-columns-spanned="3" table:number-rows-spanned="1" table:style-name="ce68">
            <text:p>1º dígito: Região;<text:s text:c="2"/></text:p>
            <text:p>1º e 2º dígitos: UF;<text:s text:c="2"/></text:p>
            <text:p>3º, 4º, 5º e 6º dígitos: Município;<text:s text:c="2"/></text:p>
            <text:p>7º dígito: DV.</text:p>
          </table:table-cell>
          <table:covered-table-cell table:number-columns-repeated="2"/>
          <table:table-cell table:number-columns-repeated="253" table:style-name="ce36"/>
          <table:table-cell office:value-type="string" table:style-name="ce1">
            <text:p><text:a xlink:href="#DICIONÁRIO.A1">Ir para planilha do Dicionário</text:a></text:p>
          </table:table-cell>
          <table:table-cell table:number-columns-repeated="16126"/>
        </table:table-row>
        <table:table-row table:style-name="ro4">
          <table:table-cell/>
          <table:table-cell office:value-type="string" table:style-name="ce37">
            <text:p>CÓDIGO DO MUNICÍPIO</text:p>
          </table:table-cell>
          <table:table-cell office:value-type="string" table:style-name="ce37">
            <text:p>NOME DO MUNICÍPIO</text:p>
          </table:table-cell>
          <table:table-cell office:value-type="string" table:style-name="ce37">
            <text:p>UF</text:p>
          </table:table-cell>
          <table:table-cell table:number-columns-repeated="16380" table:style-name="ce36"/>
        </table:table-row>
        <table:table-row table:style-name="ro4">
          <table:table-cell/>
          <table:table-cell office:value-type="float" office:value="1100015" table:style-name="ce38">
            <text:p>1100015</text:p>
          </table:table-cell>
          <table:table-cell office:value-type="string" table:style-name="ce38">
            <text:p>ALTA FLORESTA D´OESTE</text:p>
          </table:table-cell>
          <table:table-cell office:value-type="string" table:style-name="ce38">
            <text:p>RO</text:p>
          </table:table-cell>
          <table:table-cell table:number-columns-repeated="16380" table:style-name="ce36"/>
        </table:table-row>
        <table:table-row table:style-name="ro4">
          <table:table-cell/>
          <table:table-cell office:value-type="float" office:value="1100023" table:style-name="ce38">
            <text:p>1100023</text:p>
          </table:table-cell>
          <table:table-cell office:value-type="string" table:style-name="ce38">
            <text:p>ARIQUEMES</text:p>
          </table:table-cell>
          <table:table-cell office:value-type="string" table:style-name="ce38">
            <text:p>RO</text:p>
          </table:table-cell>
          <table:table-cell table:number-columns-repeated="16380" table:style-name="ce36"/>
        </table:table-row>
        <table:table-row table:style-name="ro4">
          <table:table-cell/>
          <table:table-cell office:value-type="float" office:value="1100031" table:style-name="ce38">
            <text:p>1100031</text:p>
          </table:table-cell>
          <table:table-cell office:value-type="string" table:style-name="ce38">
            <text:p>CABIXI</text:p>
          </table:table-cell>
          <table:table-cell office:value-type="string" table:style-name="ce38">
            <text:p>RO</text:p>
          </table:table-cell>
          <table:table-cell table:number-columns-repeated="16380" table:style-name="ce36"/>
        </table:table-row>
        <table:table-row table:style-name="ro4">
          <table:table-cell/>
          <table:table-cell office:value-type="float" office:value="1100049" table:style-name="ce38">
            <text:p>1100049</text:p>
          </table:table-cell>
          <table:table-cell office:value-type="string" table:style-name="ce38">
            <text:p>CACOAL</text:p>
          </table:table-cell>
          <table:table-cell office:value-type="string" table:style-name="ce38">
            <text:p>RO</text:p>
          </table:table-cell>
          <table:table-cell table:number-columns-repeated="16380" table:style-name="ce36"/>
        </table:table-row>
        <table:table-row table:style-name="ro4">
          <table:table-cell/>
          <table:table-cell office:value-type="float" office:value="1100056" table:style-name="ce38">
            <text:p>1100056</text:p>
          </table:table-cell>
          <table:table-cell office:value-type="string" table:style-name="ce38">
            <text:p>CEREJEIRAS</text:p>
          </table:table-cell>
          <table:table-cell office:value-type="string" table:style-name="ce38">
            <text:p>RO</text:p>
          </table:table-cell>
          <table:table-cell table:number-columns-repeated="16380" table:style-name="ce36"/>
        </table:table-row>
        <table:table-row table:style-name="ro4">
          <table:table-cell/>
          <table:table-cell office:value-type="float" office:value="1100064" table:style-name="ce38">
            <text:p>1100064</text:p>
          </table:table-cell>
          <table:table-cell office:value-type="string" table:style-name="ce38">
            <text:p>COLORADO DO OESTE</text:p>
          </table:table-cell>
          <table:table-cell office:value-type="string" table:style-name="ce38">
            <text:p>RO</text:p>
          </table:table-cell>
          <table:table-cell table:number-columns-repeated="16380" table:style-name="ce36"/>
        </table:table-row>
        <table:table-row table:style-name="ro4">
          <table:table-cell/>
          <table:table-cell office:value-type="float" office:value="1100072" table:style-name="ce38">
            <text:p>1100072</text:p>
          </table:table-cell>
          <table:table-cell office:value-type="string" table:style-name="ce38">
            <text:p>CORUMBIARA</text:p>
          </table:table-cell>
          <table:table-cell office:value-type="string" table:style-name="ce38">
            <text:p>RO</text:p>
          </table:table-cell>
          <table:table-cell table:number-columns-repeated="16380" table:style-name="ce36"/>
        </table:table-row>
        <table:table-row table:style-name="ro4">
          <table:table-cell/>
          <table:table-cell office:value-type="float" office:value="1100080" table:style-name="ce38">
            <text:p>1100080</text:p>
          </table:table-cell>
          <table:table-cell office:value-type="string" table:style-name="ce38">
            <text:p>COSTA MARQUES</text:p>
          </table:table-cell>
          <table:table-cell office:value-type="string" table:style-name="ce38">
            <text:p>RO</text:p>
          </table:table-cell>
          <table:table-cell table:number-columns-repeated="16380" table:style-name="ce36"/>
        </table:table-row>
        <table:table-row table:style-name="ro4">
          <table:table-cell/>
          <table:table-cell office:value-type="float" office:value="1100098" table:style-name="ce38">
            <text:p>1100098</text:p>
          </table:table-cell>
          <table:table-cell office:value-type="string" table:style-name="ce38">
            <text:p>ESPIGAO D´OESTE</text:p>
          </table:table-cell>
          <table:table-cell office:value-type="string" table:style-name="ce38">
            <text:p>RO</text:p>
          </table:table-cell>
          <table:table-cell table:number-columns-repeated="16380" table:style-name="ce36"/>
        </table:table-row>
        <table:table-row table:style-name="ro4">
          <table:table-cell/>
          <table:table-cell office:value-type="float" office:value="1100106" table:style-name="ce38">
            <text:p>1100106</text:p>
          </table:table-cell>
          <table:table-cell office:value-type="string" table:style-name="ce38">
            <text:p>GUAJARA-MIRIM</text:p>
          </table:table-cell>
          <table:table-cell office:value-type="string" table:style-name="ce38">
            <text:p>RO</text:p>
          </table:table-cell>
          <table:table-cell table:number-columns-repeated="16380" table:style-name="ce36"/>
        </table:table-row>
        <table:table-row table:style-name="ro4">
          <table:table-cell/>
          <table:table-cell office:value-type="float" office:value="1100114" table:style-name="ce38">
            <text:p>1100114</text:p>
          </table:table-cell>
          <table:table-cell office:value-type="string" table:style-name="ce38">
            <text:p>JARU</text:p>
          </table:table-cell>
          <table:table-cell office:value-type="string" table:style-name="ce38">
            <text:p>RO</text:p>
          </table:table-cell>
          <table:table-cell table:number-columns-repeated="16380" table:style-name="ce36"/>
        </table:table-row>
        <table:table-row table:style-name="ro4">
          <table:table-cell/>
          <table:table-cell office:value-type="float" office:value="1100122" table:style-name="ce38">
            <text:p>1100122</text:p>
          </table:table-cell>
          <table:table-cell office:value-type="string" table:style-name="ce38">
            <text:p>JI-PARANA</text:p>
          </table:table-cell>
          <table:table-cell office:value-type="string" table:style-name="ce38">
            <text:p>RO</text:p>
          </table:table-cell>
          <table:table-cell table:number-columns-repeated="16380" table:style-name="ce36"/>
        </table:table-row>
        <table:table-row table:style-name="ro4">
          <table:table-cell/>
          <table:table-cell office:value-type="float" office:value="1100130" table:style-name="ce38">
            <text:p>1100130</text:p>
          </table:table-cell>
          <table:table-cell office:value-type="string" table:style-name="ce38">
            <text:p>MACHADINHO D´OESTE</text:p>
          </table:table-cell>
          <table:table-cell office:value-type="string" table:style-name="ce38">
            <text:p>R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100148" table:style-name="ce38">
            <text:p>1100148</text:p>
          </table:table-cell>
          <table:table-cell office:value-type="string" table:style-name="ce38">
            <text:p>NOVA BRASILANDIA D´OESTE</text:p>
          </table:table-cell>
          <table:table-cell office:value-type="string" table:style-name="ce38">
            <text:p>R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100155" table:style-name="ce38">
            <text:p>1100155</text:p>
          </table:table-cell>
          <table:table-cell office:value-type="string" table:style-name="ce38">
            <text:p>OURO PRETO DO OESTE</text:p>
          </table:table-cell>
          <table:table-cell office:value-type="string" table:style-name="ce38">
            <text:p>R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100189" table:style-name="ce38">
            <text:p>1100189</text:p>
          </table:table-cell>
          <table:table-cell office:value-type="string" table:style-name="ce38">
            <text:p>PIMENTA BUENO</text:p>
          </table:table-cell>
          <table:table-cell office:value-type="string" table:style-name="ce38">
            <text:p>R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100205" table:style-name="ce38">
            <text:p>1100205</text:p>
          </table:table-cell>
          <table:table-cell office:value-type="string" table:style-name="ce38">
            <text:p>PORTO VELHO</text:p>
          </table:table-cell>
          <table:table-cell office:value-type="string" table:style-name="ce38">
            <text:p>R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100254" table:style-name="ce38">
            <text:p>1100254</text:p>
          </table:table-cell>
          <table:table-cell office:value-type="string" table:style-name="ce38">
            <text:p>PRESIDENTE MEDICI</text:p>
          </table:table-cell>
          <table:table-cell office:value-type="string" table:style-name="ce38">
            <text:p>R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100262" table:style-name="ce38">
            <text:p>1100262</text:p>
          </table:table-cell>
          <table:table-cell office:value-type="string" table:style-name="ce38">
            <text:p>RIO CRESPO</text:p>
          </table:table-cell>
          <table:table-cell office:value-type="string" table:style-name="ce38">
            <text:p>R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100288" table:style-name="ce38">
            <text:p>1100288</text:p>
          </table:table-cell>
          <table:table-cell office:value-type="string" table:style-name="ce38">
            <text:p>ROLIM DE MOURA</text:p>
          </table:table-cell>
          <table:table-cell office:value-type="string" table:style-name="ce38">
            <text:p>R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100296" table:style-name="ce38">
            <text:p>1100296</text:p>
          </table:table-cell>
          <table:table-cell office:value-type="string" table:style-name="ce38">
            <text:p>SANTA LUZIA D´OESTE</text:p>
          </table:table-cell>
          <table:table-cell office:value-type="string" table:style-name="ce38">
            <text:p>R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100304" table:style-name="ce38">
            <text:p>1100304</text:p>
          </table:table-cell>
          <table:table-cell office:value-type="string" table:style-name="ce38">
            <text:p>VILHENA</text:p>
          </table:table-cell>
          <table:table-cell office:value-type="string" table:style-name="ce38">
            <text:p>R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100320" table:style-name="ce38">
            <text:p>1100320</text:p>
          </table:table-cell>
          <table:table-cell office:value-type="string" table:style-name="ce38">
            <text:p>SAO MIGUEL DO GUAPORE</text:p>
          </table:table-cell>
          <table:table-cell office:value-type="string" table:style-name="ce38">
            <text:p>R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100338" table:style-name="ce38">
            <text:p>1100338</text:p>
          </table:table-cell>
          <table:table-cell office:value-type="string" table:style-name="ce38">
            <text:p>NOVA MAMORE</text:p>
          </table:table-cell>
          <table:table-cell office:value-type="string" table:style-name="ce38">
            <text:p>R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100346" table:style-name="ce38">
            <text:p>1100346</text:p>
          </table:table-cell>
          <table:table-cell office:value-type="string" table:style-name="ce38">
            <text:p>ALVORADA D´OESTE</text:p>
          </table:table-cell>
          <table:table-cell office:value-type="string" table:style-name="ce38">
            <text:p>R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100379" table:style-name="ce38">
            <text:p>1100379</text:p>
          </table:table-cell>
          <table:table-cell office:value-type="string" table:style-name="ce38">
            <text:p>ALTO ALEGRE DO PARECIS</text:p>
          </table:table-cell>
          <table:table-cell office:value-type="string" table:style-name="ce38">
            <text:p>R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100403" table:style-name="ce38">
            <text:p>1100403</text:p>
          </table:table-cell>
          <table:table-cell office:value-type="string" table:style-name="ce38">
            <text:p>ALTO PARAISO</text:p>
          </table:table-cell>
          <table:table-cell office:value-type="string" table:style-name="ce38">
            <text:p>R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100452" table:style-name="ce38">
            <text:p>1100452</text:p>
          </table:table-cell>
          <table:table-cell office:value-type="string" table:style-name="ce38">
            <text:p>BURITIS</text:p>
          </table:table-cell>
          <table:table-cell office:value-type="string" table:style-name="ce38">
            <text:p>R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100502" table:style-name="ce38">
            <text:p>1100502</text:p>
          </table:table-cell>
          <table:table-cell office:value-type="string" table:style-name="ce38">
            <text:p>NOVO HORIZONTE DO OESTE</text:p>
          </table:table-cell>
          <table:table-cell office:value-type="string" table:style-name="ce38">
            <text:p>R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100601" table:style-name="ce38">
            <text:p>1100601</text:p>
          </table:table-cell>
          <table:table-cell office:value-type="string" table:style-name="ce38">
            <text:p>CACAULANDIA</text:p>
          </table:table-cell>
          <table:table-cell office:value-type="string" table:style-name="ce38">
            <text:p>R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100700" table:style-name="ce38">
            <text:p>1100700</text:p>
          </table:table-cell>
          <table:table-cell office:value-type="string" table:style-name="ce38">
            <text:p>CAMPO NOVO DE RONDONIA</text:p>
          </table:table-cell>
          <table:table-cell office:value-type="string" table:style-name="ce38">
            <text:p>R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100809" table:style-name="ce38">
            <text:p>1100809</text:p>
          </table:table-cell>
          <table:table-cell office:value-type="string" table:style-name="ce38">
            <text:p>CANDEIAS DO JAMARI</text:p>
          </table:table-cell>
          <table:table-cell office:value-type="string" table:style-name="ce38">
            <text:p>R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100908" table:style-name="ce38">
            <text:p>1100908</text:p>
          </table:table-cell>
          <table:table-cell office:value-type="string" table:style-name="ce38">
            <text:p>CASTANHEIRAS</text:p>
          </table:table-cell>
          <table:table-cell office:value-type="string" table:style-name="ce38">
            <text:p>R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100924" table:style-name="ce38">
            <text:p>1100924</text:p>
          </table:table-cell>
          <table:table-cell office:value-type="string" table:style-name="ce38">
            <text:p>CHUPINGUAIA</text:p>
          </table:table-cell>
          <table:table-cell office:value-type="string" table:style-name="ce38">
            <text:p>R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100940" table:style-name="ce38">
            <text:p>1100940</text:p>
          </table:table-cell>
          <table:table-cell office:value-type="string" table:style-name="ce38">
            <text:p>CUJUBIM</text:p>
          </table:table-cell>
          <table:table-cell office:value-type="string" table:style-name="ce38">
            <text:p>R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101005" table:style-name="ce38">
            <text:p>1101005</text:p>
          </table:table-cell>
          <table:table-cell office:value-type="string" table:style-name="ce38">
            <text:p>GOVERNADOR JORGE TEIXEIRA</text:p>
          </table:table-cell>
          <table:table-cell office:value-type="string" table:style-name="ce38">
            <text:p>R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101104" table:style-name="ce38">
            <text:p>1101104</text:p>
          </table:table-cell>
          <table:table-cell office:value-type="string" table:style-name="ce38">
            <text:p>ITAPUA DO OESTE</text:p>
          </table:table-cell>
          <table:table-cell office:value-type="string" table:style-name="ce38">
            <text:p>R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101203" table:style-name="ce38">
            <text:p>1101203</text:p>
          </table:table-cell>
          <table:table-cell office:value-type="string" table:style-name="ce38">
            <text:p>MINISTRO ANDREAZZA</text:p>
          </table:table-cell>
          <table:table-cell office:value-type="string" table:style-name="ce38">
            <text:p>R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101302" table:style-name="ce38">
            <text:p>1101302</text:p>
          </table:table-cell>
          <table:table-cell office:value-type="string" table:style-name="ce38">
            <text:p>MIRANTE DA SERRA</text:p>
          </table:table-cell>
          <table:table-cell office:value-type="string" table:style-name="ce38">
            <text:p>R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101401" table:style-name="ce38">
            <text:p>1101401</text:p>
          </table:table-cell>
          <table:table-cell office:value-type="string" table:style-name="ce38">
            <text:p>MONTE NEGRO</text:p>
          </table:table-cell>
          <table:table-cell office:value-type="string" table:style-name="ce38">
            <text:p>R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101435" table:style-name="ce38">
            <text:p>1101435</text:p>
          </table:table-cell>
          <table:table-cell office:value-type="string" table:style-name="ce38">
            <text:p>NOVA UNIAO</text:p>
          </table:table-cell>
          <table:table-cell office:value-type="string" table:style-name="ce38">
            <text:p>R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101450" table:style-name="ce38">
            <text:p>1101450</text:p>
          </table:table-cell>
          <table:table-cell office:value-type="string" table:style-name="ce38">
            <text:p>PARECIS</text:p>
          </table:table-cell>
          <table:table-cell office:value-type="string" table:style-name="ce38">
            <text:p>R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101468" table:style-name="ce38">
            <text:p>1101468</text:p>
          </table:table-cell>
          <table:table-cell office:value-type="string" table:style-name="ce38">
            <text:p>PIMENTEIRAS DO OESTE</text:p>
          </table:table-cell>
          <table:table-cell office:value-type="string" table:style-name="ce38">
            <text:p>R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101476" table:style-name="ce38">
            <text:p>1101476</text:p>
          </table:table-cell>
          <table:table-cell office:value-type="string" table:style-name="ce38">
            <text:p>PRIMAVERA DE RONDONIA</text:p>
          </table:table-cell>
          <table:table-cell office:value-type="string" table:style-name="ce38">
            <text:p>R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101484" table:style-name="ce38">
            <text:p>1101484</text:p>
          </table:table-cell>
          <table:table-cell office:value-type="string" table:style-name="ce38">
            <text:p>SAO FELIPE D OESTE</text:p>
          </table:table-cell>
          <table:table-cell office:value-type="string" table:style-name="ce38">
            <text:p>R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101492" table:style-name="ce38">
            <text:p>1101492</text:p>
          </table:table-cell>
          <table:table-cell office:value-type="string" table:style-name="ce38">
            <text:p>SAO FRANCISCO DO GUAPORE</text:p>
          </table:table-cell>
          <table:table-cell office:value-type="string" table:style-name="ce38">
            <text:p>R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101500" table:style-name="ce38">
            <text:p>1101500</text:p>
          </table:table-cell>
          <table:table-cell office:value-type="string" table:style-name="ce38">
            <text:p>SERINGUEIRAS</text:p>
          </table:table-cell>
          <table:table-cell office:value-type="string" table:style-name="ce38">
            <text:p>R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101559" table:style-name="ce38">
            <text:p>1101559</text:p>
          </table:table-cell>
          <table:table-cell office:value-type="string" table:style-name="ce38">
            <text:p>TEIXEIROPOLIS</text:p>
          </table:table-cell>
          <table:table-cell office:value-type="string" table:style-name="ce38">
            <text:p>R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101609" table:style-name="ce38">
            <text:p>1101609</text:p>
          </table:table-cell>
          <table:table-cell office:value-type="string" table:style-name="ce38">
            <text:p>THEOBROMA</text:p>
          </table:table-cell>
          <table:table-cell office:value-type="string" table:style-name="ce38">
            <text:p>R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101708" table:style-name="ce38">
            <text:p>1101708</text:p>
          </table:table-cell>
          <table:table-cell office:value-type="string" table:style-name="ce38">
            <text:p>URUPA</text:p>
          </table:table-cell>
          <table:table-cell office:value-type="string" table:style-name="ce38">
            <text:p>R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101757" table:style-name="ce38">
            <text:p>1101757</text:p>
          </table:table-cell>
          <table:table-cell office:value-type="string" table:style-name="ce38">
            <text:p>VALE DO ANARI</text:p>
          </table:table-cell>
          <table:table-cell office:value-type="string" table:style-name="ce38">
            <text:p>R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101807" table:style-name="ce38">
            <text:p>1101807</text:p>
          </table:table-cell>
          <table:table-cell office:value-type="string" table:style-name="ce38">
            <text:p>VALE DO PARAISO</text:p>
          </table:table-cell>
          <table:table-cell office:value-type="string" table:style-name="ce38">
            <text:p>R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200013" table:style-name="ce38">
            <text:p>1200013</text:p>
          </table:table-cell>
          <table:table-cell office:value-type="string" table:style-name="ce38">
            <text:p>ACRELANDIA</text:p>
          </table:table-cell>
          <table:table-cell office:value-type="string" table:style-name="ce38">
            <text:p>A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200054" table:style-name="ce38">
            <text:p>1200054</text:p>
          </table:table-cell>
          <table:table-cell office:value-type="string" table:style-name="ce38">
            <text:p>ASSIS BRASIL</text:p>
          </table:table-cell>
          <table:table-cell office:value-type="string" table:style-name="ce38">
            <text:p>A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200104" table:style-name="ce38">
            <text:p>1200104</text:p>
          </table:table-cell>
          <table:table-cell office:value-type="string" table:style-name="ce38">
            <text:p>BRASILEIA</text:p>
          </table:table-cell>
          <table:table-cell office:value-type="string" table:style-name="ce38">
            <text:p>A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200138" table:style-name="ce38">
            <text:p>1200138</text:p>
          </table:table-cell>
          <table:table-cell office:value-type="string" table:style-name="ce38">
            <text:p>BUJARI</text:p>
          </table:table-cell>
          <table:table-cell office:value-type="string" table:style-name="ce38">
            <text:p>A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200179" table:style-name="ce38">
            <text:p>1200179</text:p>
          </table:table-cell>
          <table:table-cell office:value-type="string" table:style-name="ce38">
            <text:p>CAPIXABA</text:p>
          </table:table-cell>
          <table:table-cell office:value-type="string" table:style-name="ce38">
            <text:p>A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200203" table:style-name="ce38">
            <text:p>1200203</text:p>
          </table:table-cell>
          <table:table-cell office:value-type="string" table:style-name="ce38">
            <text:p>CRUZEIRO DO SUL</text:p>
          </table:table-cell>
          <table:table-cell office:value-type="string" table:style-name="ce38">
            <text:p>A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200252" table:style-name="ce38">
            <text:p>1200252</text:p>
          </table:table-cell>
          <table:table-cell office:value-type="string" table:style-name="ce38">
            <text:p>EPITACIOLANDIA</text:p>
          </table:table-cell>
          <table:table-cell office:value-type="string" table:style-name="ce38">
            <text:p>A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200302" table:style-name="ce38">
            <text:p>1200302</text:p>
          </table:table-cell>
          <table:table-cell office:value-type="string" table:style-name="ce38">
            <text:p>FEIJO</text:p>
          </table:table-cell>
          <table:table-cell office:value-type="string" table:style-name="ce38">
            <text:p>A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200328" table:style-name="ce38">
            <text:p>1200328</text:p>
          </table:table-cell>
          <table:table-cell office:value-type="string" table:style-name="ce38">
            <text:p>JORDAO</text:p>
          </table:table-cell>
          <table:table-cell office:value-type="string" table:style-name="ce38">
            <text:p>A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200336" table:style-name="ce38">
            <text:p>1200336</text:p>
          </table:table-cell>
          <table:table-cell office:value-type="string" table:style-name="ce38">
            <text:p>MANCIO LIMA</text:p>
          </table:table-cell>
          <table:table-cell office:value-type="string" table:style-name="ce38">
            <text:p>A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200344" table:style-name="ce38">
            <text:p>1200344</text:p>
          </table:table-cell>
          <table:table-cell office:value-type="string" table:style-name="ce38">
            <text:p>MANOEL URBANO</text:p>
          </table:table-cell>
          <table:table-cell office:value-type="string" table:style-name="ce38">
            <text:p>A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200351" table:style-name="ce38">
            <text:p>1200351</text:p>
          </table:table-cell>
          <table:table-cell office:value-type="string" table:style-name="ce38">
            <text:p>MARECHAL THAUMATURGO</text:p>
          </table:table-cell>
          <table:table-cell office:value-type="string" table:style-name="ce38">
            <text:p>A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200385" table:style-name="ce38">
            <text:p>1200385</text:p>
          </table:table-cell>
          <table:table-cell office:value-type="string" table:style-name="ce38">
            <text:p>PLACIDO DE CASTRO</text:p>
          </table:table-cell>
          <table:table-cell office:value-type="string" table:style-name="ce38">
            <text:p>A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200393" table:style-name="ce38">
            <text:p>1200393</text:p>
          </table:table-cell>
          <table:table-cell office:value-type="string" table:style-name="ce38">
            <text:p>PORTO WALTER</text:p>
          </table:table-cell>
          <table:table-cell office:value-type="string" table:style-name="ce38">
            <text:p>A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200401" table:style-name="ce38">
            <text:p>1200401</text:p>
          </table:table-cell>
          <table:table-cell office:value-type="string" table:style-name="ce38">
            <text:p>RIO BRANCO</text:p>
          </table:table-cell>
          <table:table-cell office:value-type="string" table:style-name="ce38">
            <text:p>A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200427" table:style-name="ce38">
            <text:p>1200427</text:p>
          </table:table-cell>
          <table:table-cell office:value-type="string" table:style-name="ce38">
            <text:p>RODRIGUES ALVES</text:p>
          </table:table-cell>
          <table:table-cell office:value-type="string" table:style-name="ce38">
            <text:p>A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200435" table:style-name="ce38">
            <text:p>1200435</text:p>
          </table:table-cell>
          <table:table-cell office:value-type="string" table:style-name="ce38">
            <text:p>SANTA ROSA DO PURUS</text:p>
          </table:table-cell>
          <table:table-cell office:value-type="string" table:style-name="ce38">
            <text:p>A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200450" table:style-name="ce38">
            <text:p>1200450</text:p>
          </table:table-cell>
          <table:table-cell office:value-type="string" table:style-name="ce38">
            <text:p>SENADOR GUIOMARD</text:p>
          </table:table-cell>
          <table:table-cell office:value-type="string" table:style-name="ce38">
            <text:p>A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200500" table:style-name="ce38">
            <text:p>1200500</text:p>
          </table:table-cell>
          <table:table-cell office:value-type="string" table:style-name="ce38">
            <text:p>SENA MADUREIRA</text:p>
          </table:table-cell>
          <table:table-cell office:value-type="string" table:style-name="ce38">
            <text:p>A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200609" table:style-name="ce38">
            <text:p>1200609</text:p>
          </table:table-cell>
          <table:table-cell office:value-type="string" table:style-name="ce38">
            <text:p>TARAUACA</text:p>
          </table:table-cell>
          <table:table-cell office:value-type="string" table:style-name="ce38">
            <text:p>A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200708" table:style-name="ce38">
            <text:p>1200708</text:p>
          </table:table-cell>
          <table:table-cell office:value-type="string" table:style-name="ce38">
            <text:p>XAPURI</text:p>
          </table:table-cell>
          <table:table-cell office:value-type="string" table:style-name="ce38">
            <text:p>A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200807" table:style-name="ce38">
            <text:p>1200807</text:p>
          </table:table-cell>
          <table:table-cell office:value-type="string" table:style-name="ce38">
            <text:p>PORTO ACRE</text:p>
          </table:table-cell>
          <table:table-cell office:value-type="string" table:style-name="ce38">
            <text:p>A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300029" table:style-name="ce38">
            <text:p>1300029</text:p>
          </table:table-cell>
          <table:table-cell office:value-type="string" table:style-name="ce38">
            <text:p>ALVARAES</text:p>
          </table:table-cell>
          <table:table-cell office:value-type="string" table:style-name="ce38">
            <text:p>AM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300060" table:style-name="ce38">
            <text:p>1300060</text:p>
          </table:table-cell>
          <table:table-cell office:value-type="string" table:style-name="ce38">
            <text:p>AMATURA</text:p>
          </table:table-cell>
          <table:table-cell office:value-type="string" table:style-name="ce38">
            <text:p>AM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300086" table:style-name="ce38">
            <text:p>1300086</text:p>
          </table:table-cell>
          <table:table-cell office:value-type="string" table:style-name="ce38">
            <text:p>ANAMA</text:p>
          </table:table-cell>
          <table:table-cell office:value-type="string" table:style-name="ce38">
            <text:p>AM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300102" table:style-name="ce38">
            <text:p>1300102</text:p>
          </table:table-cell>
          <table:table-cell office:value-type="string" table:style-name="ce38">
            <text:p>ANORI</text:p>
          </table:table-cell>
          <table:table-cell office:value-type="string" table:style-name="ce38">
            <text:p>AM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300144" table:style-name="ce38">
            <text:p>1300144</text:p>
          </table:table-cell>
          <table:table-cell office:value-type="string" table:style-name="ce38">
            <text:p>APUI</text:p>
          </table:table-cell>
          <table:table-cell office:value-type="string" table:style-name="ce38">
            <text:p>AM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300201" table:style-name="ce38">
            <text:p>1300201</text:p>
          </table:table-cell>
          <table:table-cell office:value-type="string" table:style-name="ce38">
            <text:p>ATALAIA DO NORTE</text:p>
          </table:table-cell>
          <table:table-cell office:value-type="string" table:style-name="ce38">
            <text:p>AM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300300" table:style-name="ce38">
            <text:p>1300300</text:p>
          </table:table-cell>
          <table:table-cell office:value-type="string" table:style-name="ce38">
            <text:p>AUTAZES</text:p>
          </table:table-cell>
          <table:table-cell office:value-type="string" table:style-name="ce38">
            <text:p>AM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300409" table:style-name="ce38">
            <text:p>1300409</text:p>
          </table:table-cell>
          <table:table-cell office:value-type="string" table:style-name="ce38">
            <text:p>BARCELOS</text:p>
          </table:table-cell>
          <table:table-cell office:value-type="string" table:style-name="ce38">
            <text:p>AM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300508" table:style-name="ce38">
            <text:p>1300508</text:p>
          </table:table-cell>
          <table:table-cell office:value-type="string" table:style-name="ce38">
            <text:p>BARREIRINHA</text:p>
          </table:table-cell>
          <table:table-cell office:value-type="string" table:style-name="ce38">
            <text:p>AM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300607" table:style-name="ce38">
            <text:p>1300607</text:p>
          </table:table-cell>
          <table:table-cell office:value-type="string" table:style-name="ce38">
            <text:p>BENJAMIN CONSTANT</text:p>
          </table:table-cell>
          <table:table-cell office:value-type="string" table:style-name="ce38">
            <text:p>AM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300631" table:style-name="ce38">
            <text:p>1300631</text:p>
          </table:table-cell>
          <table:table-cell office:value-type="string" table:style-name="ce38">
            <text:p>BERURI</text:p>
          </table:table-cell>
          <table:table-cell office:value-type="string" table:style-name="ce38">
            <text:p>AM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300680" table:style-name="ce38">
            <text:p>1300680</text:p>
          </table:table-cell>
          <table:table-cell office:value-type="string" table:style-name="ce38">
            <text:p>BOA VISTA DO RAMOS</text:p>
          </table:table-cell>
          <table:table-cell office:value-type="string" table:style-name="ce38">
            <text:p>AM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300706" table:style-name="ce38">
            <text:p>1300706</text:p>
          </table:table-cell>
          <table:table-cell office:value-type="string" table:style-name="ce38">
            <text:p>BOCA DO ACRE</text:p>
          </table:table-cell>
          <table:table-cell office:value-type="string" table:style-name="ce38">
            <text:p>AM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300805" table:style-name="ce38">
            <text:p>1300805</text:p>
          </table:table-cell>
          <table:table-cell office:value-type="string" table:style-name="ce38">
            <text:p>BORBA</text:p>
          </table:table-cell>
          <table:table-cell office:value-type="string" table:style-name="ce38">
            <text:p>AM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300839" table:style-name="ce38">
            <text:p>1300839</text:p>
          </table:table-cell>
          <table:table-cell office:value-type="string" table:style-name="ce38">
            <text:p>CAAPIRANGA</text:p>
          </table:table-cell>
          <table:table-cell office:value-type="string" table:style-name="ce38">
            <text:p>AM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300904" table:style-name="ce38">
            <text:p>1300904</text:p>
          </table:table-cell>
          <table:table-cell office:value-type="string" table:style-name="ce38">
            <text:p>CANUTAMA</text:p>
          </table:table-cell>
          <table:table-cell office:value-type="string" table:style-name="ce38">
            <text:p>AM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301001" table:style-name="ce38">
            <text:p>1301001</text:p>
          </table:table-cell>
          <table:table-cell office:value-type="string" table:style-name="ce38">
            <text:p>CARAUARI</text:p>
          </table:table-cell>
          <table:table-cell office:value-type="string" table:style-name="ce38">
            <text:p>AM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301100" table:style-name="ce38">
            <text:p>1301100</text:p>
          </table:table-cell>
          <table:table-cell office:value-type="string" table:style-name="ce38">
            <text:p>CAREIRO</text:p>
          </table:table-cell>
          <table:table-cell office:value-type="string" table:style-name="ce38">
            <text:p>AM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301159" table:style-name="ce38">
            <text:p>1301159</text:p>
          </table:table-cell>
          <table:table-cell office:value-type="string" table:style-name="ce38">
            <text:p>CAREIRO DA VARZEA</text:p>
          </table:table-cell>
          <table:table-cell office:value-type="string" table:style-name="ce38">
            <text:p>AM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301209" table:style-name="ce38">
            <text:p>1301209</text:p>
          </table:table-cell>
          <table:table-cell office:value-type="string" table:style-name="ce38">
            <text:p>COARI</text:p>
          </table:table-cell>
          <table:table-cell office:value-type="string" table:style-name="ce38">
            <text:p>AM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301308" table:style-name="ce38">
            <text:p>1301308</text:p>
          </table:table-cell>
          <table:table-cell office:value-type="string" table:style-name="ce38">
            <text:p>CODAJAS</text:p>
          </table:table-cell>
          <table:table-cell office:value-type="string" table:style-name="ce38">
            <text:p>AM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301407" table:style-name="ce38">
            <text:p>1301407</text:p>
          </table:table-cell>
          <table:table-cell office:value-type="string" table:style-name="ce38">
            <text:p>EIRUNEPE</text:p>
          </table:table-cell>
          <table:table-cell office:value-type="string" table:style-name="ce38">
            <text:p>AM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301506" table:style-name="ce38">
            <text:p>1301506</text:p>
          </table:table-cell>
          <table:table-cell office:value-type="string" table:style-name="ce38">
            <text:p>ENVIRA</text:p>
          </table:table-cell>
          <table:table-cell office:value-type="string" table:style-name="ce38">
            <text:p>AM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301605" table:style-name="ce38">
            <text:p>1301605</text:p>
          </table:table-cell>
          <table:table-cell office:value-type="string" table:style-name="ce38">
            <text:p>FONTE BOA</text:p>
          </table:table-cell>
          <table:table-cell office:value-type="string" table:style-name="ce38">
            <text:p>AM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301654" table:style-name="ce38">
            <text:p>1301654</text:p>
          </table:table-cell>
          <table:table-cell office:value-type="string" table:style-name="ce38">
            <text:p>GUAJARA</text:p>
          </table:table-cell>
          <table:table-cell office:value-type="string" table:style-name="ce38">
            <text:p>AM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301704" table:style-name="ce38">
            <text:p>1301704</text:p>
          </table:table-cell>
          <table:table-cell office:value-type="string" table:style-name="ce38">
            <text:p>HUMAITA</text:p>
          </table:table-cell>
          <table:table-cell office:value-type="string" table:style-name="ce38">
            <text:p>AM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301803" table:style-name="ce38">
            <text:p>1301803</text:p>
          </table:table-cell>
          <table:table-cell office:value-type="string" table:style-name="ce38">
            <text:p>IPIXUNA</text:p>
          </table:table-cell>
          <table:table-cell office:value-type="string" table:style-name="ce38">
            <text:p>AM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301852" table:style-name="ce38">
            <text:p>1301852</text:p>
          </table:table-cell>
          <table:table-cell office:value-type="string" table:style-name="ce38">
            <text:p>IRANDUBA</text:p>
          </table:table-cell>
          <table:table-cell office:value-type="string" table:style-name="ce38">
            <text:p>AM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301902" table:style-name="ce38">
            <text:p>1301902</text:p>
          </table:table-cell>
          <table:table-cell office:value-type="string" table:style-name="ce38">
            <text:p>ITACOATIARA</text:p>
          </table:table-cell>
          <table:table-cell office:value-type="string" table:style-name="ce38">
            <text:p>AM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301951" table:style-name="ce38">
            <text:p>1301951</text:p>
          </table:table-cell>
          <table:table-cell office:value-type="string" table:style-name="ce38">
            <text:p>ITAMARATI</text:p>
          </table:table-cell>
          <table:table-cell office:value-type="string" table:style-name="ce38">
            <text:p>AM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302009" table:style-name="ce38">
            <text:p>1302009</text:p>
          </table:table-cell>
          <table:table-cell office:value-type="string" table:style-name="ce38">
            <text:p>ITAPIRANGA</text:p>
          </table:table-cell>
          <table:table-cell office:value-type="string" table:style-name="ce38">
            <text:p>AM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302108" table:style-name="ce38">
            <text:p>1302108</text:p>
          </table:table-cell>
          <table:table-cell office:value-type="string" table:style-name="ce38">
            <text:p>JAPURA</text:p>
          </table:table-cell>
          <table:table-cell office:value-type="string" table:style-name="ce38">
            <text:p>AM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302207" table:style-name="ce38">
            <text:p>1302207</text:p>
          </table:table-cell>
          <table:table-cell office:value-type="string" table:style-name="ce38">
            <text:p>JURUA</text:p>
          </table:table-cell>
          <table:table-cell office:value-type="string" table:style-name="ce38">
            <text:p>AM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302306" table:style-name="ce38">
            <text:p>1302306</text:p>
          </table:table-cell>
          <table:table-cell office:value-type="string" table:style-name="ce38">
            <text:p>JUTAI</text:p>
          </table:table-cell>
          <table:table-cell office:value-type="string" table:style-name="ce38">
            <text:p>AM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302405" table:style-name="ce38">
            <text:p>1302405</text:p>
          </table:table-cell>
          <table:table-cell office:value-type="string" table:style-name="ce38">
            <text:p>LABREA</text:p>
          </table:table-cell>
          <table:table-cell office:value-type="string" table:style-name="ce38">
            <text:p>AM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302504" table:style-name="ce38">
            <text:p>1302504</text:p>
          </table:table-cell>
          <table:table-cell office:value-type="string" table:style-name="ce38">
            <text:p>MANACAPURU</text:p>
          </table:table-cell>
          <table:table-cell office:value-type="string" table:style-name="ce38">
            <text:p>AM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302553" table:style-name="ce38">
            <text:p>1302553</text:p>
          </table:table-cell>
          <table:table-cell office:value-type="string" table:style-name="ce38">
            <text:p>MANAQUIRI</text:p>
          </table:table-cell>
          <table:table-cell office:value-type="string" table:style-name="ce38">
            <text:p>AM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302603" table:style-name="ce38">
            <text:p>1302603</text:p>
          </table:table-cell>
          <table:table-cell office:value-type="string" table:style-name="ce38">
            <text:p>MANAUS</text:p>
          </table:table-cell>
          <table:table-cell office:value-type="string" table:style-name="ce38">
            <text:p>AM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302702" table:style-name="ce38">
            <text:p>1302702</text:p>
          </table:table-cell>
          <table:table-cell office:value-type="string" table:style-name="ce38">
            <text:p>MANICORE</text:p>
          </table:table-cell>
          <table:table-cell office:value-type="string" table:style-name="ce38">
            <text:p>AM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302801" table:style-name="ce38">
            <text:p>1302801</text:p>
          </table:table-cell>
          <table:table-cell office:value-type="string" table:style-name="ce38">
            <text:p>MARAA</text:p>
          </table:table-cell>
          <table:table-cell office:value-type="string" table:style-name="ce38">
            <text:p>AM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302900" table:style-name="ce38">
            <text:p>1302900</text:p>
          </table:table-cell>
          <table:table-cell office:value-type="string" table:style-name="ce38">
            <text:p>MAUES</text:p>
          </table:table-cell>
          <table:table-cell office:value-type="string" table:style-name="ce38">
            <text:p>AM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303007" table:style-name="ce38">
            <text:p>1303007</text:p>
          </table:table-cell>
          <table:table-cell office:value-type="string" table:style-name="ce38">
            <text:p>NHAMUNDA</text:p>
          </table:table-cell>
          <table:table-cell office:value-type="string" table:style-name="ce38">
            <text:p>AM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303106" table:style-name="ce38">
            <text:p>1303106</text:p>
          </table:table-cell>
          <table:table-cell office:value-type="string" table:style-name="ce38">
            <text:p>NOVA OLINDA DO NORTE</text:p>
          </table:table-cell>
          <table:table-cell office:value-type="string" table:style-name="ce38">
            <text:p>AM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303205" table:style-name="ce38">
            <text:p>1303205</text:p>
          </table:table-cell>
          <table:table-cell office:value-type="string" table:style-name="ce38">
            <text:p>NOVO AIRAO</text:p>
          </table:table-cell>
          <table:table-cell office:value-type="string" table:style-name="ce38">
            <text:p>AM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303304" table:style-name="ce38">
            <text:p>1303304</text:p>
          </table:table-cell>
          <table:table-cell office:value-type="string" table:style-name="ce38">
            <text:p>NOVO ARIPUANA</text:p>
          </table:table-cell>
          <table:table-cell office:value-type="string" table:style-name="ce38">
            <text:p>AM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303403" table:style-name="ce38">
            <text:p>1303403</text:p>
          </table:table-cell>
          <table:table-cell office:value-type="string" table:style-name="ce38">
            <text:p>PARINTINS</text:p>
          </table:table-cell>
          <table:table-cell office:value-type="string" table:style-name="ce38">
            <text:p>AM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303502" table:style-name="ce38">
            <text:p>1303502</text:p>
          </table:table-cell>
          <table:table-cell office:value-type="string" table:style-name="ce38">
            <text:p>PAUINI</text:p>
          </table:table-cell>
          <table:table-cell office:value-type="string" table:style-name="ce38">
            <text:p>AM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303536" table:style-name="ce38">
            <text:p>1303536</text:p>
          </table:table-cell>
          <table:table-cell office:value-type="string" table:style-name="ce38">
            <text:p>PRESIDENTE FIGUEIREDO</text:p>
          </table:table-cell>
          <table:table-cell office:value-type="string" table:style-name="ce38">
            <text:p>AM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303569" table:style-name="ce38">
            <text:p>1303569</text:p>
          </table:table-cell>
          <table:table-cell office:value-type="string" table:style-name="ce38">
            <text:p>RIO PRETO DA EVA</text:p>
          </table:table-cell>
          <table:table-cell office:value-type="string" table:style-name="ce38">
            <text:p>AM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303601" table:style-name="ce38">
            <text:p>1303601</text:p>
          </table:table-cell>
          <table:table-cell office:value-type="string" table:style-name="ce38">
            <text:p>SANTA ISABEL DO RIO NEGRO</text:p>
          </table:table-cell>
          <table:table-cell office:value-type="string" table:style-name="ce38">
            <text:p>AM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303700" table:style-name="ce38">
            <text:p>1303700</text:p>
          </table:table-cell>
          <table:table-cell office:value-type="string" table:style-name="ce38">
            <text:p>SANTO ANTONIO DO ICA</text:p>
          </table:table-cell>
          <table:table-cell office:value-type="string" table:style-name="ce38">
            <text:p>AM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303809" table:style-name="ce38">
            <text:p>1303809</text:p>
          </table:table-cell>
          <table:table-cell office:value-type="string" table:style-name="ce38">
            <text:p>SAO GABRIEL DA CACHOEIRA</text:p>
          </table:table-cell>
          <table:table-cell office:value-type="string" table:style-name="ce38">
            <text:p>AM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303908" table:style-name="ce38">
            <text:p>1303908</text:p>
          </table:table-cell>
          <table:table-cell office:value-type="string" table:style-name="ce38">
            <text:p>SAO PAULO DE OLIVENCA</text:p>
          </table:table-cell>
          <table:table-cell office:value-type="string" table:style-name="ce38">
            <text:p>AM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303957" table:style-name="ce38">
            <text:p>1303957</text:p>
          </table:table-cell>
          <table:table-cell office:value-type="string" table:style-name="ce38">
            <text:p>SAO SEBASTIAO DO UATUMA</text:p>
          </table:table-cell>
          <table:table-cell office:value-type="string" table:style-name="ce38">
            <text:p>AM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304005" table:style-name="ce38">
            <text:p>1304005</text:p>
          </table:table-cell>
          <table:table-cell office:value-type="string" table:style-name="ce38">
            <text:p>SILVES</text:p>
          </table:table-cell>
          <table:table-cell office:value-type="string" table:style-name="ce38">
            <text:p>AM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304062" table:style-name="ce38">
            <text:p>1304062</text:p>
          </table:table-cell>
          <table:table-cell office:value-type="string" table:style-name="ce38">
            <text:p>TABATINGA</text:p>
          </table:table-cell>
          <table:table-cell office:value-type="string" table:style-name="ce38">
            <text:p>AM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304104" table:style-name="ce38">
            <text:p>1304104</text:p>
          </table:table-cell>
          <table:table-cell office:value-type="string" table:style-name="ce38">
            <text:p>TAPAUA</text:p>
          </table:table-cell>
          <table:table-cell office:value-type="string" table:style-name="ce38">
            <text:p>AM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304203" table:style-name="ce38">
            <text:p>1304203</text:p>
          </table:table-cell>
          <table:table-cell office:value-type="string" table:style-name="ce38">
            <text:p>TEFE</text:p>
          </table:table-cell>
          <table:table-cell office:value-type="string" table:style-name="ce38">
            <text:p>AM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304237" table:style-name="ce38">
            <text:p>1304237</text:p>
          </table:table-cell>
          <table:table-cell office:value-type="string" table:style-name="ce38">
            <text:p>TONANTINS</text:p>
          </table:table-cell>
          <table:table-cell office:value-type="string" table:style-name="ce38">
            <text:p>AM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304260" table:style-name="ce38">
            <text:p>1304260</text:p>
          </table:table-cell>
          <table:table-cell office:value-type="string" table:style-name="ce38">
            <text:p>UARINI</text:p>
          </table:table-cell>
          <table:table-cell office:value-type="string" table:style-name="ce38">
            <text:p>AM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304302" table:style-name="ce38">
            <text:p>1304302</text:p>
          </table:table-cell>
          <table:table-cell office:value-type="string" table:style-name="ce38">
            <text:p>URUCARA</text:p>
          </table:table-cell>
          <table:table-cell office:value-type="string" table:style-name="ce38">
            <text:p>AM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304401" table:style-name="ce38">
            <text:p>1304401</text:p>
          </table:table-cell>
          <table:table-cell office:value-type="string" table:style-name="ce38">
            <text:p>URUCURITUBA</text:p>
          </table:table-cell>
          <table:table-cell office:value-type="string" table:style-name="ce38">
            <text:p>AM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400027" table:style-name="ce38">
            <text:p>1400027</text:p>
          </table:table-cell>
          <table:table-cell office:value-type="string" table:style-name="ce38">
            <text:p>AMAJARI</text:p>
          </table:table-cell>
          <table:table-cell office:value-type="string" table:style-name="ce38">
            <text:p>R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400050" table:style-name="ce38">
            <text:p>1400050</text:p>
          </table:table-cell>
          <table:table-cell office:value-type="string" table:style-name="ce38">
            <text:p>ALTO ALEGRE</text:p>
          </table:table-cell>
          <table:table-cell office:value-type="string" table:style-name="ce38">
            <text:p>R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400100" table:style-name="ce38">
            <text:p>1400100</text:p>
          </table:table-cell>
          <table:table-cell office:value-type="string" table:style-name="ce38">
            <text:p>BOA VISTA</text:p>
          </table:table-cell>
          <table:table-cell office:value-type="string" table:style-name="ce38">
            <text:p>R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400159" table:style-name="ce38">
            <text:p>1400159</text:p>
          </table:table-cell>
          <table:table-cell office:value-type="string" table:style-name="ce38">
            <text:p>BONFIM</text:p>
          </table:table-cell>
          <table:table-cell office:value-type="string" table:style-name="ce38">
            <text:p>R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400175" table:style-name="ce38">
            <text:p>1400175</text:p>
          </table:table-cell>
          <table:table-cell office:value-type="string" table:style-name="ce38">
            <text:p>CANTA</text:p>
          </table:table-cell>
          <table:table-cell office:value-type="string" table:style-name="ce38">
            <text:p>R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400209" table:style-name="ce38">
            <text:p>1400209</text:p>
          </table:table-cell>
          <table:table-cell office:value-type="string" table:style-name="ce38">
            <text:p>CARACARAI</text:p>
          </table:table-cell>
          <table:table-cell office:value-type="string" table:style-name="ce38">
            <text:p>R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400233" table:style-name="ce38">
            <text:p>1400233</text:p>
          </table:table-cell>
          <table:table-cell office:value-type="string" table:style-name="ce38">
            <text:p>CAROEBE</text:p>
          </table:table-cell>
          <table:table-cell office:value-type="string" table:style-name="ce38">
            <text:p>R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400282" table:style-name="ce38">
            <text:p>1400282</text:p>
          </table:table-cell>
          <table:table-cell office:value-type="string" table:style-name="ce38">
            <text:p>IRACEMA</text:p>
          </table:table-cell>
          <table:table-cell office:value-type="string" table:style-name="ce38">
            <text:p>R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400308" table:style-name="ce38">
            <text:p>1400308</text:p>
          </table:table-cell>
          <table:table-cell office:value-type="string" table:style-name="ce38">
            <text:p>MUCAJAI</text:p>
          </table:table-cell>
          <table:table-cell office:value-type="string" table:style-name="ce38">
            <text:p>R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400407" table:style-name="ce38">
            <text:p>1400407</text:p>
          </table:table-cell>
          <table:table-cell office:value-type="string" table:style-name="ce38">
            <text:p>NORMANDIA</text:p>
          </table:table-cell>
          <table:table-cell office:value-type="string" table:style-name="ce38">
            <text:p>R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400456" table:style-name="ce38">
            <text:p>1400456</text:p>
          </table:table-cell>
          <table:table-cell office:value-type="string" table:style-name="ce38">
            <text:p>PACARAIMA</text:p>
          </table:table-cell>
          <table:table-cell office:value-type="string" table:style-name="ce38">
            <text:p>R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400472" table:style-name="ce38">
            <text:p>1400472</text:p>
          </table:table-cell>
          <table:table-cell office:value-type="string" table:style-name="ce38">
            <text:p>RORAINOPOLIS</text:p>
          </table:table-cell>
          <table:table-cell office:value-type="string" table:style-name="ce38">
            <text:p>R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400506" table:style-name="ce38">
            <text:p>1400506</text:p>
          </table:table-cell>
          <table:table-cell office:value-type="string" table:style-name="ce38">
            <text:p>SAO JOAO DA BALIZA</text:p>
          </table:table-cell>
          <table:table-cell office:value-type="string" table:style-name="ce38">
            <text:p>R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400605" table:style-name="ce38">
            <text:p>1400605</text:p>
          </table:table-cell>
          <table:table-cell office:value-type="string" table:style-name="ce38">
            <text:p>SAO LUIZ</text:p>
          </table:table-cell>
          <table:table-cell office:value-type="string" table:style-name="ce38">
            <text:p>R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400704" table:style-name="ce38">
            <text:p>1400704</text:p>
          </table:table-cell>
          <table:table-cell office:value-type="string" table:style-name="ce38">
            <text:p>UIRAMUTA</text:p>
          </table:table-cell>
          <table:table-cell office:value-type="string" table:style-name="ce38">
            <text:p>R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0107" table:style-name="ce38">
            <text:p>1500107</text:p>
          </table:table-cell>
          <table:table-cell office:value-type="string" table:style-name="ce38">
            <text:p>ABAETETUBA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0131" table:style-name="ce38">
            <text:p>1500131</text:p>
          </table:table-cell>
          <table:table-cell office:value-type="string" table:style-name="ce38">
            <text:p>ABEL FIGUEIREDO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0206" table:style-name="ce38">
            <text:p>1500206</text:p>
          </table:table-cell>
          <table:table-cell office:value-type="string" table:style-name="ce38">
            <text:p>ACARA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0305" table:style-name="ce38">
            <text:p>1500305</text:p>
          </table:table-cell>
          <table:table-cell office:value-type="string" table:style-name="ce38">
            <text:p>AFUA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0347" table:style-name="ce38">
            <text:p>1500347</text:p>
          </table:table-cell>
          <table:table-cell office:value-type="string" table:style-name="ce38">
            <text:p>AGUA AZUL DO NORTE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0404" table:style-name="ce38">
            <text:p>1500404</text:p>
          </table:table-cell>
          <table:table-cell office:value-type="string" table:style-name="ce38">
            <text:p>ALENQUER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0503" table:style-name="ce38">
            <text:p>1500503</text:p>
          </table:table-cell>
          <table:table-cell office:value-type="string" table:style-name="ce38">
            <text:p>ALMEIRIM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0602" table:style-name="ce38">
            <text:p>1500602</text:p>
          </table:table-cell>
          <table:table-cell office:value-type="string" table:style-name="ce38">
            <text:p>ALTAMIRA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0701" table:style-name="ce38">
            <text:p>1500701</text:p>
          </table:table-cell>
          <table:table-cell office:value-type="string" table:style-name="ce38">
            <text:p>ANAJAS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0800" table:style-name="ce38">
            <text:p>1500800</text:p>
          </table:table-cell>
          <table:table-cell office:value-type="string" table:style-name="ce38">
            <text:p>ANANINDEUA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0859" table:style-name="ce38">
            <text:p>1500859</text:p>
          </table:table-cell>
          <table:table-cell office:value-type="string" table:style-name="ce38">
            <text:p>ANAPU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0909" table:style-name="ce38">
            <text:p>1500909</text:p>
          </table:table-cell>
          <table:table-cell office:value-type="string" table:style-name="ce38">
            <text:p>AUGUSTO CORREA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0958" table:style-name="ce38">
            <text:p>1500958</text:p>
          </table:table-cell>
          <table:table-cell office:value-type="string" table:style-name="ce38">
            <text:p>AURORA DO PARA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1006" table:style-name="ce38">
            <text:p>1501006</text:p>
          </table:table-cell>
          <table:table-cell office:value-type="string" table:style-name="ce38">
            <text:p>AVEIRO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1105" table:style-name="ce38">
            <text:p>1501105</text:p>
          </table:table-cell>
          <table:table-cell office:value-type="string" table:style-name="ce38">
            <text:p>BAGRE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1204" table:style-name="ce38">
            <text:p>1501204</text:p>
          </table:table-cell>
          <table:table-cell office:value-type="string" table:style-name="ce38">
            <text:p>BAIAO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1253" table:style-name="ce38">
            <text:p>1501253</text:p>
          </table:table-cell>
          <table:table-cell office:value-type="string" table:style-name="ce38">
            <text:p>BANNACH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1303" table:style-name="ce38">
            <text:p>1501303</text:p>
          </table:table-cell>
          <table:table-cell office:value-type="string" table:style-name="ce38">
            <text:p>BARCARENA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1402" table:style-name="ce38">
            <text:p>1501402</text:p>
          </table:table-cell>
          <table:table-cell office:value-type="string" table:style-name="ce38">
            <text:p>BELEM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1451" table:style-name="ce38">
            <text:p>1501451</text:p>
          </table:table-cell>
          <table:table-cell office:value-type="string" table:style-name="ce38">
            <text:p>BELTERRA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1501" table:style-name="ce38">
            <text:p>1501501</text:p>
          </table:table-cell>
          <table:table-cell office:value-type="string" table:style-name="ce38">
            <text:p>BENEVIDES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1576" table:style-name="ce38">
            <text:p>1501576</text:p>
          </table:table-cell>
          <table:table-cell office:value-type="string" table:style-name="ce38">
            <text:p>BOM JESUS DO TOCANTINS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1600" table:style-name="ce38">
            <text:p>1501600</text:p>
          </table:table-cell>
          <table:table-cell office:value-type="string" table:style-name="ce38">
            <text:p>BONITO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1709" table:style-name="ce38">
            <text:p>1501709</text:p>
          </table:table-cell>
          <table:table-cell office:value-type="string" table:style-name="ce38">
            <text:p>BRAGANCA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1725" table:style-name="ce38">
            <text:p>1501725</text:p>
          </table:table-cell>
          <table:table-cell office:value-type="string" table:style-name="ce38">
            <text:p>BRASIL NOVO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1758" table:style-name="ce38">
            <text:p>1501758</text:p>
          </table:table-cell>
          <table:table-cell office:value-type="string" table:style-name="ce38">
            <text:p>BREJO GRANDE DO ARAGUAIA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1782" table:style-name="ce38">
            <text:p>1501782</text:p>
          </table:table-cell>
          <table:table-cell office:value-type="string" table:style-name="ce38">
            <text:p>BREU BRANCO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1808" table:style-name="ce38">
            <text:p>1501808</text:p>
          </table:table-cell>
          <table:table-cell office:value-type="string" table:style-name="ce38">
            <text:p>BREVES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1907" table:style-name="ce38">
            <text:p>1501907</text:p>
          </table:table-cell>
          <table:table-cell office:value-type="string" table:style-name="ce38">
            <text:p>BUJARU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1956" table:style-name="ce38">
            <text:p>1501956</text:p>
          </table:table-cell>
          <table:table-cell office:value-type="string" table:style-name="ce38">
            <text:p>CACHOEIRA DO PIRIA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2004" table:style-name="ce38">
            <text:p>1502004</text:p>
          </table:table-cell>
          <table:table-cell office:value-type="string" table:style-name="ce38">
            <text:p>CACHOEIRA DO ARARI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2103" table:style-name="ce38">
            <text:p>1502103</text:p>
          </table:table-cell>
          <table:table-cell office:value-type="string" table:style-name="ce38">
            <text:p>CAMETA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2152" table:style-name="ce38">
            <text:p>1502152</text:p>
          </table:table-cell>
          <table:table-cell office:value-type="string" table:style-name="ce38">
            <text:p>CANAA DO CARAJAS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2202" table:style-name="ce38">
            <text:p>1502202</text:p>
          </table:table-cell>
          <table:table-cell office:value-type="string" table:style-name="ce38">
            <text:p>CAPANEMA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2301" table:style-name="ce38">
            <text:p>1502301</text:p>
          </table:table-cell>
          <table:table-cell office:value-type="string" table:style-name="ce38">
            <text:p>CAPITAO POCO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2400" table:style-name="ce38">
            <text:p>1502400</text:p>
          </table:table-cell>
          <table:table-cell office:value-type="string" table:style-name="ce38">
            <text:p>CASTANHAL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2509" table:style-name="ce38">
            <text:p>1502509</text:p>
          </table:table-cell>
          <table:table-cell office:value-type="string" table:style-name="ce38">
            <text:p>CHAVES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2608" table:style-name="ce38">
            <text:p>1502608</text:p>
          </table:table-cell>
          <table:table-cell office:value-type="string" table:style-name="ce38">
            <text:p>COLARES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2707" table:style-name="ce38">
            <text:p>1502707</text:p>
          </table:table-cell>
          <table:table-cell office:value-type="string" table:style-name="ce38">
            <text:p>CONCEICAO DO ARAGUAIA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2756" table:style-name="ce38">
            <text:p>1502756</text:p>
          </table:table-cell>
          <table:table-cell office:value-type="string" table:style-name="ce38">
            <text:p>CONCORDIA DO PARA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2764" table:style-name="ce38">
            <text:p>1502764</text:p>
          </table:table-cell>
          <table:table-cell office:value-type="string" table:style-name="ce38">
            <text:p>CUMARU DO NORTE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2772" table:style-name="ce38">
            <text:p>1502772</text:p>
          </table:table-cell>
          <table:table-cell office:value-type="string" table:style-name="ce38">
            <text:p>CURIONOPOLIS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2806" table:style-name="ce38">
            <text:p>1502806</text:p>
          </table:table-cell>
          <table:table-cell office:value-type="string" table:style-name="ce38">
            <text:p>CURRALINHO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2855" table:style-name="ce38">
            <text:p>1502855</text:p>
          </table:table-cell>
          <table:table-cell office:value-type="string" table:style-name="ce38">
            <text:p>CURUA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2905" table:style-name="ce38">
            <text:p>1502905</text:p>
          </table:table-cell>
          <table:table-cell office:value-type="string" table:style-name="ce38">
            <text:p>CURUCA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2939" table:style-name="ce38">
            <text:p>1502939</text:p>
          </table:table-cell>
          <table:table-cell office:value-type="string" table:style-name="ce38">
            <text:p>DOM ELISEU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2954" table:style-name="ce38">
            <text:p>1502954</text:p>
          </table:table-cell>
          <table:table-cell office:value-type="string" table:style-name="ce38">
            <text:p>ELDORADO DO CARAJAS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3002" table:style-name="ce38">
            <text:p>1503002</text:p>
          </table:table-cell>
          <table:table-cell office:value-type="string" table:style-name="ce38">
            <text:p>FARO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3044" table:style-name="ce38">
            <text:p>1503044</text:p>
          </table:table-cell>
          <table:table-cell office:value-type="string" table:style-name="ce38">
            <text:p>FLORESTA DO ARAGUAIA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3077" table:style-name="ce38">
            <text:p>1503077</text:p>
          </table:table-cell>
          <table:table-cell office:value-type="string" table:style-name="ce38">
            <text:p>GARRAFAO DO NORTE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3093" table:style-name="ce38">
            <text:p>1503093</text:p>
          </table:table-cell>
          <table:table-cell office:value-type="string" table:style-name="ce38">
            <text:p>GOIANESIA DO PARA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3101" table:style-name="ce38">
            <text:p>1503101</text:p>
          </table:table-cell>
          <table:table-cell office:value-type="string" table:style-name="ce38">
            <text:p>GURUPA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3200" table:style-name="ce38">
            <text:p>1503200</text:p>
          </table:table-cell>
          <table:table-cell office:value-type="string" table:style-name="ce38">
            <text:p>IGARAPE-ACU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3309" table:style-name="ce38">
            <text:p>1503309</text:p>
          </table:table-cell>
          <table:table-cell office:value-type="string" table:style-name="ce38">
            <text:p>IGARAPE-MIRI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3408" table:style-name="ce38">
            <text:p>1503408</text:p>
          </table:table-cell>
          <table:table-cell office:value-type="string" table:style-name="ce38">
            <text:p>INHANGAPI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3457" table:style-name="ce38">
            <text:p>1503457</text:p>
          </table:table-cell>
          <table:table-cell office:value-type="string" table:style-name="ce38">
            <text:p>IPIXUNA DO PARA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3507" table:style-name="ce38">
            <text:p>1503507</text:p>
          </table:table-cell>
          <table:table-cell office:value-type="string" table:style-name="ce38">
            <text:p>IRITUIA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3606" table:style-name="ce38">
            <text:p>1503606</text:p>
          </table:table-cell>
          <table:table-cell office:value-type="string" table:style-name="ce38">
            <text:p>ITAITUBA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3705" table:style-name="ce38">
            <text:p>1503705</text:p>
          </table:table-cell>
          <table:table-cell office:value-type="string" table:style-name="ce38">
            <text:p>ITUPIRANGA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3754" table:style-name="ce38">
            <text:p>1503754</text:p>
          </table:table-cell>
          <table:table-cell office:value-type="string" table:style-name="ce38">
            <text:p>JACAREACANGA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3804" table:style-name="ce38">
            <text:p>1503804</text:p>
          </table:table-cell>
          <table:table-cell office:value-type="string" table:style-name="ce38">
            <text:p>JACUNDA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3903" table:style-name="ce38">
            <text:p>1503903</text:p>
          </table:table-cell>
          <table:table-cell office:value-type="string" table:style-name="ce38">
            <text:p>JURUTI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4000" table:style-name="ce38">
            <text:p>1504000</text:p>
          </table:table-cell>
          <table:table-cell office:value-type="string" table:style-name="ce38">
            <text:p>LIMOEIRO DO AJURU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4059" table:style-name="ce38">
            <text:p>1504059</text:p>
          </table:table-cell>
          <table:table-cell office:value-type="string" table:style-name="ce38">
            <text:p>MAE DO RIO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4109" table:style-name="ce38">
            <text:p>1504109</text:p>
          </table:table-cell>
          <table:table-cell office:value-type="string" table:style-name="ce38">
            <text:p>MAGALHAES BARATA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4208" table:style-name="ce38">
            <text:p>1504208</text:p>
          </table:table-cell>
          <table:table-cell office:value-type="string" table:style-name="ce38">
            <text:p>MARABA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4307" table:style-name="ce38">
            <text:p>1504307</text:p>
          </table:table-cell>
          <table:table-cell office:value-type="string" table:style-name="ce38">
            <text:p>MARACANA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4406" table:style-name="ce38">
            <text:p>1504406</text:p>
          </table:table-cell>
          <table:table-cell office:value-type="string" table:style-name="ce38">
            <text:p>MARAPANIM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4422" table:style-name="ce38">
            <text:p>1504422</text:p>
          </table:table-cell>
          <table:table-cell office:value-type="string" table:style-name="ce38">
            <text:p>MARITUBA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4455" table:style-name="ce38">
            <text:p>1504455</text:p>
          </table:table-cell>
          <table:table-cell office:value-type="string" table:style-name="ce38">
            <text:p>MEDICILANDIA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4505" table:style-name="ce38">
            <text:p>1504505</text:p>
          </table:table-cell>
          <table:table-cell office:value-type="string" table:style-name="ce38">
            <text:p>MELGACO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4604" table:style-name="ce38">
            <text:p>1504604</text:p>
          </table:table-cell>
          <table:table-cell office:value-type="string" table:style-name="ce38">
            <text:p>MOCAJUBA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4703" table:style-name="ce38">
            <text:p>1504703</text:p>
          </table:table-cell>
          <table:table-cell office:value-type="string" table:style-name="ce38">
            <text:p>MOJU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4752" table:style-name="ce38">
            <text:p>1504752</text:p>
          </table:table-cell>
          <table:table-cell office:value-type="string" table:style-name="ce38">
            <text:p>MOJUI DOS CAMPOS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4802" table:style-name="ce38">
            <text:p>1504802</text:p>
          </table:table-cell>
          <table:table-cell office:value-type="string" table:style-name="ce38">
            <text:p>MONTE ALEGRE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4901" table:style-name="ce38">
            <text:p>1504901</text:p>
          </table:table-cell>
          <table:table-cell office:value-type="string" table:style-name="ce38">
            <text:p>MUANA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4950" table:style-name="ce38">
            <text:p>1504950</text:p>
          </table:table-cell>
          <table:table-cell office:value-type="string" table:style-name="ce38">
            <text:p>NOVA ESPERANCA DO PIRIA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4976" table:style-name="ce38">
            <text:p>1504976</text:p>
          </table:table-cell>
          <table:table-cell office:value-type="string" table:style-name="ce38">
            <text:p>NOVA IPIXUNA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5007" table:style-name="ce38">
            <text:p>1505007</text:p>
          </table:table-cell>
          <table:table-cell office:value-type="string" table:style-name="ce38">
            <text:p>NOVA TIMBOTEUA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5031" table:style-name="ce38">
            <text:p>1505031</text:p>
          </table:table-cell>
          <table:table-cell office:value-type="string" table:style-name="ce38">
            <text:p>NOVO PROGRESSO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5064" table:style-name="ce38">
            <text:p>1505064</text:p>
          </table:table-cell>
          <table:table-cell office:value-type="string" table:style-name="ce38">
            <text:p>NOVO REPARTIMENTO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5106" table:style-name="ce38">
            <text:p>1505106</text:p>
          </table:table-cell>
          <table:table-cell office:value-type="string" table:style-name="ce38">
            <text:p>OBIDOS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5205" table:style-name="ce38">
            <text:p>1505205</text:p>
          </table:table-cell>
          <table:table-cell office:value-type="string" table:style-name="ce38">
            <text:p>OEIRAS DO PARA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5304" table:style-name="ce38">
            <text:p>1505304</text:p>
          </table:table-cell>
          <table:table-cell office:value-type="string" table:style-name="ce38">
            <text:p>ORIXIMINA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5403" table:style-name="ce38">
            <text:p>1505403</text:p>
          </table:table-cell>
          <table:table-cell office:value-type="string" table:style-name="ce38">
            <text:p>OUREM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5437" table:style-name="ce38">
            <text:p>1505437</text:p>
          </table:table-cell>
          <table:table-cell office:value-type="string" table:style-name="ce38">
            <text:p>OURILANDIA DO NORTE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5486" table:style-name="ce38">
            <text:p>1505486</text:p>
          </table:table-cell>
          <table:table-cell office:value-type="string" table:style-name="ce38">
            <text:p>PACAJA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5494" table:style-name="ce38">
            <text:p>1505494</text:p>
          </table:table-cell>
          <table:table-cell office:value-type="string" table:style-name="ce38">
            <text:p>PALESTINA DO PARA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5502" table:style-name="ce38">
            <text:p>1505502</text:p>
          </table:table-cell>
          <table:table-cell office:value-type="string" table:style-name="ce38">
            <text:p>PARAGOMINAS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5536" table:style-name="ce38">
            <text:p>1505536</text:p>
          </table:table-cell>
          <table:table-cell office:value-type="string" table:style-name="ce38">
            <text:p>PARAUAPEBAS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5551" table:style-name="ce38">
            <text:p>1505551</text:p>
          </table:table-cell>
          <table:table-cell office:value-type="string" table:style-name="ce38">
            <text:p>PAU D´ARCO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5601" table:style-name="ce38">
            <text:p>1505601</text:p>
          </table:table-cell>
          <table:table-cell office:value-type="string" table:style-name="ce38">
            <text:p>PEIXE-BOI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5635" table:style-name="ce38">
            <text:p>1505635</text:p>
          </table:table-cell>
          <table:table-cell office:value-type="string" table:style-name="ce38">
            <text:p>PICARRA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5650" table:style-name="ce38">
            <text:p>1505650</text:p>
          </table:table-cell>
          <table:table-cell office:value-type="string" table:style-name="ce38">
            <text:p>PLACAS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5700" table:style-name="ce38">
            <text:p>1505700</text:p>
          </table:table-cell>
          <table:table-cell office:value-type="string" table:style-name="ce38">
            <text:p>PONTA DE PEDRAS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5809" table:style-name="ce38">
            <text:p>1505809</text:p>
          </table:table-cell>
          <table:table-cell office:value-type="string" table:style-name="ce38">
            <text:p>PORTEL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5908" table:style-name="ce38">
            <text:p>1505908</text:p>
          </table:table-cell>
          <table:table-cell office:value-type="string" table:style-name="ce38">
            <text:p>PORTO DE MOZ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6005" table:style-name="ce38">
            <text:p>1506005</text:p>
          </table:table-cell>
          <table:table-cell office:value-type="string" table:style-name="ce38">
            <text:p>PRAINHA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6104" table:style-name="ce38">
            <text:p>1506104</text:p>
          </table:table-cell>
          <table:table-cell office:value-type="string" table:style-name="ce38">
            <text:p>PRIMAVERA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6112" table:style-name="ce38">
            <text:p>1506112</text:p>
          </table:table-cell>
          <table:table-cell office:value-type="string" table:style-name="ce38">
            <text:p>QUATIPURU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6138" table:style-name="ce38">
            <text:p>1506138</text:p>
          </table:table-cell>
          <table:table-cell office:value-type="string" table:style-name="ce38">
            <text:p>REDENCAO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6161" table:style-name="ce38">
            <text:p>1506161</text:p>
          </table:table-cell>
          <table:table-cell office:value-type="string" table:style-name="ce38">
            <text:p>RIO MARIA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6187" table:style-name="ce38">
            <text:p>1506187</text:p>
          </table:table-cell>
          <table:table-cell office:value-type="string" table:style-name="ce38">
            <text:p>RONDON DO PARA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6195" table:style-name="ce38">
            <text:p>1506195</text:p>
          </table:table-cell>
          <table:table-cell office:value-type="string" table:style-name="ce38">
            <text:p>RUROPOLIS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6203" table:style-name="ce38">
            <text:p>1506203</text:p>
          </table:table-cell>
          <table:table-cell office:value-type="string" table:style-name="ce38">
            <text:p>SALINOPOLIS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6302" table:style-name="ce38">
            <text:p>1506302</text:p>
          </table:table-cell>
          <table:table-cell office:value-type="string" table:style-name="ce38">
            <text:p>SALVATERRA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6351" table:style-name="ce38">
            <text:p>1506351</text:p>
          </table:table-cell>
          <table:table-cell office:value-type="string" table:style-name="ce38">
            <text:p>SANTA BARBARA DO PARA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6401" table:style-name="ce38">
            <text:p>1506401</text:p>
          </table:table-cell>
          <table:table-cell office:value-type="string" table:style-name="ce38">
            <text:p>SANTA CRUZ DO ARARI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6500" table:style-name="ce38">
            <text:p>1506500</text:p>
          </table:table-cell>
          <table:table-cell office:value-type="string" table:style-name="ce38">
            <text:p>SANTA ISABEL DO PARA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6559" table:style-name="ce38">
            <text:p>1506559</text:p>
          </table:table-cell>
          <table:table-cell office:value-type="string" table:style-name="ce38">
            <text:p>SANTA LUZIA DO PARA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6583" table:style-name="ce38">
            <text:p>1506583</text:p>
          </table:table-cell>
          <table:table-cell office:value-type="string" table:style-name="ce38">
            <text:p>SANTA MARIA DAS BARREIRAS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6609" table:style-name="ce38">
            <text:p>1506609</text:p>
          </table:table-cell>
          <table:table-cell office:value-type="string" table:style-name="ce38">
            <text:p>SANTA MARIA DO PARA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6708" table:style-name="ce38">
            <text:p>1506708</text:p>
          </table:table-cell>
          <table:table-cell office:value-type="string" table:style-name="ce38">
            <text:p>SANTANA DO ARAGUAIA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6807" table:style-name="ce38">
            <text:p>1506807</text:p>
          </table:table-cell>
          <table:table-cell office:value-type="string" table:style-name="ce38">
            <text:p>SANTAREM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6906" table:style-name="ce38">
            <text:p>1506906</text:p>
          </table:table-cell>
          <table:table-cell office:value-type="string" table:style-name="ce38">
            <text:p>SANTAREM NOVO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7003" table:style-name="ce38">
            <text:p>1507003</text:p>
          </table:table-cell>
          <table:table-cell office:value-type="string" table:style-name="ce38">
            <text:p>SANTO ANTONIO DO TAUA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7102" table:style-name="ce38">
            <text:p>1507102</text:p>
          </table:table-cell>
          <table:table-cell office:value-type="string" table:style-name="ce38">
            <text:p>SAO CAETANO DE ODIVELAS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7151" table:style-name="ce38">
            <text:p>1507151</text:p>
          </table:table-cell>
          <table:table-cell office:value-type="string" table:style-name="ce38">
            <text:p>SAO DOMINGOS DO ARAGUAIA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7201" table:style-name="ce38">
            <text:p>1507201</text:p>
          </table:table-cell>
          <table:table-cell office:value-type="string" table:style-name="ce38">
            <text:p>SAO DOMINGOS DO CAPIM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7300" table:style-name="ce38">
            <text:p>1507300</text:p>
          </table:table-cell>
          <table:table-cell office:value-type="string" table:style-name="ce38">
            <text:p>SAO FELIX DO XINGU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7409" table:style-name="ce38">
            <text:p>1507409</text:p>
          </table:table-cell>
          <table:table-cell office:value-type="string" table:style-name="ce38">
            <text:p>SAO FRANCISCO DO PARA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7458" table:style-name="ce38">
            <text:p>1507458</text:p>
          </table:table-cell>
          <table:table-cell office:value-type="string" table:style-name="ce38">
            <text:p>SAO GERALDO DO ARAGUAIA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7466" table:style-name="ce38">
            <text:p>1507466</text:p>
          </table:table-cell>
          <table:table-cell office:value-type="string" table:style-name="ce38">
            <text:p>SAO JOAO DA PONTA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7474" table:style-name="ce38">
            <text:p>1507474</text:p>
          </table:table-cell>
          <table:table-cell office:value-type="string" table:style-name="ce38">
            <text:p>SAO JOAO DE PIRABAS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7508" table:style-name="ce38">
            <text:p>1507508</text:p>
          </table:table-cell>
          <table:table-cell office:value-type="string" table:style-name="ce38">
            <text:p>SAO JOAO DO ARAGUAIA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7607" table:style-name="ce38">
            <text:p>1507607</text:p>
          </table:table-cell>
          <table:table-cell office:value-type="string" table:style-name="ce38">
            <text:p>SAO MIGUEL DO GUAMA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7706" table:style-name="ce38">
            <text:p>1507706</text:p>
          </table:table-cell>
          <table:table-cell office:value-type="string" table:style-name="ce38">
            <text:p>SAO SEBASTIAO DA BOA VISTA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7755" table:style-name="ce38">
            <text:p>1507755</text:p>
          </table:table-cell>
          <table:table-cell office:value-type="string" table:style-name="ce38">
            <text:p>SAPUCAIA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7805" table:style-name="ce38">
            <text:p>1507805</text:p>
          </table:table-cell>
          <table:table-cell office:value-type="string" table:style-name="ce38">
            <text:p>SENADOR JOSE PORFIRIO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7904" table:style-name="ce38">
            <text:p>1507904</text:p>
          </table:table-cell>
          <table:table-cell office:value-type="string" table:style-name="ce38">
            <text:p>SOURE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7953" table:style-name="ce38">
            <text:p>1507953</text:p>
          </table:table-cell>
          <table:table-cell office:value-type="string" table:style-name="ce38">
            <text:p>TAILANDIA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7961" table:style-name="ce38">
            <text:p>1507961</text:p>
          </table:table-cell>
          <table:table-cell office:value-type="string" table:style-name="ce38">
            <text:p>TERRA ALTA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7979" table:style-name="ce38">
            <text:p>1507979</text:p>
          </table:table-cell>
          <table:table-cell office:value-type="string" table:style-name="ce38">
            <text:p>TERRA SANTA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8001" table:style-name="ce38">
            <text:p>1508001</text:p>
          </table:table-cell>
          <table:table-cell office:value-type="string" table:style-name="ce38">
            <text:p>TOME-ACU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8035" table:style-name="ce38">
            <text:p>1508035</text:p>
          </table:table-cell>
          <table:table-cell office:value-type="string" table:style-name="ce38">
            <text:p>TRACUATEUA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8050" table:style-name="ce38">
            <text:p>1508050</text:p>
          </table:table-cell>
          <table:table-cell office:value-type="string" table:style-name="ce38">
            <text:p>TRAIRAO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8084" table:style-name="ce38">
            <text:p>1508084</text:p>
          </table:table-cell>
          <table:table-cell office:value-type="string" table:style-name="ce38">
            <text:p>TUCUMA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8100" table:style-name="ce38">
            <text:p>1508100</text:p>
          </table:table-cell>
          <table:table-cell office:value-type="string" table:style-name="ce38">
            <text:p>TUCURUI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8126" table:style-name="ce38">
            <text:p>1508126</text:p>
          </table:table-cell>
          <table:table-cell office:value-type="string" table:style-name="ce38">
            <text:p>ULIANOPOLIS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8159" table:style-name="ce38">
            <text:p>1508159</text:p>
          </table:table-cell>
          <table:table-cell office:value-type="string" table:style-name="ce38">
            <text:p>URUARA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8209" table:style-name="ce38">
            <text:p>1508209</text:p>
          </table:table-cell>
          <table:table-cell office:value-type="string" table:style-name="ce38">
            <text:p>VIGIA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8308" table:style-name="ce38">
            <text:p>1508308</text:p>
          </table:table-cell>
          <table:table-cell office:value-type="string" table:style-name="ce38">
            <text:p>VISEU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8357" table:style-name="ce38">
            <text:p>1508357</text:p>
          </table:table-cell>
          <table:table-cell office:value-type="string" table:style-name="ce38">
            <text:p>VITORIA DO XINGU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508407" table:style-name="ce38">
            <text:p>1508407</text:p>
          </table:table-cell>
          <table:table-cell office:value-type="string" table:style-name="ce38">
            <text:p>XINGUARA</text:p>
          </table:table-cell>
          <table:table-cell office:value-type="string" table:style-name="ce38">
            <text:p>P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600055" table:style-name="ce38">
            <text:p>1600055</text:p>
          </table:table-cell>
          <table:table-cell office:value-type="string" table:style-name="ce38">
            <text:p>SERRA DO NAVIO</text:p>
          </table:table-cell>
          <table:table-cell office:value-type="string" table:style-name="ce38">
            <text:p>A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600105" table:style-name="ce38">
            <text:p>1600105</text:p>
          </table:table-cell>
          <table:table-cell office:value-type="string" table:style-name="ce38">
            <text:p>AMAPA</text:p>
          </table:table-cell>
          <table:table-cell office:value-type="string" table:style-name="ce38">
            <text:p>A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600154" table:style-name="ce38">
            <text:p>1600154</text:p>
          </table:table-cell>
          <table:table-cell office:value-type="string" table:style-name="ce38">
            <text:p>PEDRA BRANCA DO AMAPARI</text:p>
          </table:table-cell>
          <table:table-cell office:value-type="string" table:style-name="ce38">
            <text:p>A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600204" table:style-name="ce38">
            <text:p>1600204</text:p>
          </table:table-cell>
          <table:table-cell office:value-type="string" table:style-name="ce38">
            <text:p>CALCOENE</text:p>
          </table:table-cell>
          <table:table-cell office:value-type="string" table:style-name="ce38">
            <text:p>A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600212" table:style-name="ce38">
            <text:p>1600212</text:p>
          </table:table-cell>
          <table:table-cell office:value-type="string" table:style-name="ce38">
            <text:p>CUTIAS</text:p>
          </table:table-cell>
          <table:table-cell office:value-type="string" table:style-name="ce38">
            <text:p>A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600238" table:style-name="ce38">
            <text:p>1600238</text:p>
          </table:table-cell>
          <table:table-cell office:value-type="string" table:style-name="ce38">
            <text:p>FERREIRA GOMES</text:p>
          </table:table-cell>
          <table:table-cell office:value-type="string" table:style-name="ce38">
            <text:p>A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600253" table:style-name="ce38">
            <text:p>1600253</text:p>
          </table:table-cell>
          <table:table-cell office:value-type="string" table:style-name="ce38">
            <text:p>ITAUBAL</text:p>
          </table:table-cell>
          <table:table-cell office:value-type="string" table:style-name="ce38">
            <text:p>A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600279" table:style-name="ce38">
            <text:p>1600279</text:p>
          </table:table-cell>
          <table:table-cell office:value-type="string" table:style-name="ce38">
            <text:p>LARANJAL DO JARI</text:p>
          </table:table-cell>
          <table:table-cell office:value-type="string" table:style-name="ce38">
            <text:p>A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600303" table:style-name="ce38">
            <text:p>1600303</text:p>
          </table:table-cell>
          <table:table-cell office:value-type="string" table:style-name="ce38">
            <text:p>MACAPA</text:p>
          </table:table-cell>
          <table:table-cell office:value-type="string" table:style-name="ce38">
            <text:p>A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600402" table:style-name="ce38">
            <text:p>1600402</text:p>
          </table:table-cell>
          <table:table-cell office:value-type="string" table:style-name="ce38">
            <text:p>MAZAGAO</text:p>
          </table:table-cell>
          <table:table-cell office:value-type="string" table:style-name="ce38">
            <text:p>A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600501" table:style-name="ce38">
            <text:p>1600501</text:p>
          </table:table-cell>
          <table:table-cell office:value-type="string" table:style-name="ce38">
            <text:p>OIAPOQUE</text:p>
          </table:table-cell>
          <table:table-cell office:value-type="string" table:style-name="ce38">
            <text:p>A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600535" table:style-name="ce38">
            <text:p>1600535</text:p>
          </table:table-cell>
          <table:table-cell office:value-type="string" table:style-name="ce38">
            <text:p>PORTO GRANDE</text:p>
          </table:table-cell>
          <table:table-cell office:value-type="string" table:style-name="ce38">
            <text:p>A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600550" table:style-name="ce38">
            <text:p>1600550</text:p>
          </table:table-cell>
          <table:table-cell office:value-type="string" table:style-name="ce38">
            <text:p>PRACUUBA</text:p>
          </table:table-cell>
          <table:table-cell office:value-type="string" table:style-name="ce38">
            <text:p>A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600600" table:style-name="ce38">
            <text:p>1600600</text:p>
          </table:table-cell>
          <table:table-cell office:value-type="string" table:style-name="ce38">
            <text:p>SANTANA</text:p>
          </table:table-cell>
          <table:table-cell office:value-type="string" table:style-name="ce38">
            <text:p>A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600709" table:style-name="ce38">
            <text:p>1600709</text:p>
          </table:table-cell>
          <table:table-cell office:value-type="string" table:style-name="ce38">
            <text:p>TARTARUGALZINHO</text:p>
          </table:table-cell>
          <table:table-cell office:value-type="string" table:style-name="ce38">
            <text:p>A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600808" table:style-name="ce38">
            <text:p>1600808</text:p>
          </table:table-cell>
          <table:table-cell office:value-type="string" table:style-name="ce38">
            <text:p>VITORIA DO JARI</text:p>
          </table:table-cell>
          <table:table-cell office:value-type="string" table:style-name="ce38">
            <text:p>A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00251" table:style-name="ce38">
            <text:p>1700251</text:p>
          </table:table-cell>
          <table:table-cell office:value-type="string" table:style-name="ce38">
            <text:p>ABREULANDIA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00301" table:style-name="ce38">
            <text:p>1700301</text:p>
          </table:table-cell>
          <table:table-cell office:value-type="string" table:style-name="ce38">
            <text:p>AGUIARNOPOLIS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00350" table:style-name="ce38">
            <text:p>1700350</text:p>
          </table:table-cell>
          <table:table-cell office:value-type="string" table:style-name="ce38">
            <text:p>ALIANCA DO TOCANTINS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00400" table:style-name="ce38">
            <text:p>1700400</text:p>
          </table:table-cell>
          <table:table-cell office:value-type="string" table:style-name="ce38">
            <text:p>ALMAS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00707" table:style-name="ce38">
            <text:p>1700707</text:p>
          </table:table-cell>
          <table:table-cell office:value-type="string" table:style-name="ce38">
            <text:p>ALVORADA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01002" table:style-name="ce38">
            <text:p>1701002</text:p>
          </table:table-cell>
          <table:table-cell office:value-type="string" table:style-name="ce38">
            <text:p>ANANAS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01051" table:style-name="ce38">
            <text:p>1701051</text:p>
          </table:table-cell>
          <table:table-cell office:value-type="string" table:style-name="ce38">
            <text:p>ANGICO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01101" table:style-name="ce38">
            <text:p>1701101</text:p>
          </table:table-cell>
          <table:table-cell office:value-type="string" table:style-name="ce38">
            <text:p>APARECIDA DO RIO NEGRO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01309" table:style-name="ce38">
            <text:p>1701309</text:p>
          </table:table-cell>
          <table:table-cell office:value-type="string" table:style-name="ce38">
            <text:p>ARAGOMINAS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01903" table:style-name="ce38">
            <text:p>1701903</text:p>
          </table:table-cell>
          <table:table-cell office:value-type="string" table:style-name="ce38">
            <text:p>ARAGUACEMA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02000" table:style-name="ce38">
            <text:p>1702000</text:p>
          </table:table-cell>
          <table:table-cell office:value-type="string" table:style-name="ce38">
            <text:p>ARAGUACU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02109" table:style-name="ce38">
            <text:p>1702109</text:p>
          </table:table-cell>
          <table:table-cell office:value-type="string" table:style-name="ce38">
            <text:p>ARAGUAINA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02158" table:style-name="ce38">
            <text:p>1702158</text:p>
          </table:table-cell>
          <table:table-cell office:value-type="string" table:style-name="ce38">
            <text:p>ARAGUANA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02208" table:style-name="ce38">
            <text:p>1702208</text:p>
          </table:table-cell>
          <table:table-cell office:value-type="string" table:style-name="ce38">
            <text:p>ARAGUATINS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02307" table:style-name="ce38">
            <text:p>1702307</text:p>
          </table:table-cell>
          <table:table-cell office:value-type="string" table:style-name="ce38">
            <text:p>ARAPOEMA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02406" table:style-name="ce38">
            <text:p>1702406</text:p>
          </table:table-cell>
          <table:table-cell office:value-type="string" table:style-name="ce38">
            <text:p>ARRAIAS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02554" table:style-name="ce38">
            <text:p>1702554</text:p>
          </table:table-cell>
          <table:table-cell office:value-type="string" table:style-name="ce38">
            <text:p>AUGUSTINOPOLIS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02703" table:style-name="ce38">
            <text:p>1702703</text:p>
          </table:table-cell>
          <table:table-cell office:value-type="string" table:style-name="ce38">
            <text:p>AURORA DO TOCANTINS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02901" table:style-name="ce38">
            <text:p>1702901</text:p>
          </table:table-cell>
          <table:table-cell office:value-type="string" table:style-name="ce38">
            <text:p>AXIXA DO TOCANTINS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03008" table:style-name="ce38">
            <text:p>1703008</text:p>
          </table:table-cell>
          <table:table-cell office:value-type="string" table:style-name="ce38">
            <text:p>BABACULANDIA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03057" table:style-name="ce38">
            <text:p>1703057</text:p>
          </table:table-cell>
          <table:table-cell office:value-type="string" table:style-name="ce38">
            <text:p>BANDEIRANTES DO TOCANTINS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03073" table:style-name="ce38">
            <text:p>1703073</text:p>
          </table:table-cell>
          <table:table-cell office:value-type="string" table:style-name="ce38">
            <text:p>BARRA DO OURO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03107" table:style-name="ce38">
            <text:p>1703107</text:p>
          </table:table-cell>
          <table:table-cell office:value-type="string" table:style-name="ce38">
            <text:p>BARROLANDIA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03206" table:style-name="ce38">
            <text:p>1703206</text:p>
          </table:table-cell>
          <table:table-cell office:value-type="string" table:style-name="ce38">
            <text:p>BERNARDO SAYAO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03305" table:style-name="ce38">
            <text:p>1703305</text:p>
          </table:table-cell>
          <table:table-cell office:value-type="string" table:style-name="ce38">
            <text:p>BOM JESUS DO TOCANTINS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03602" table:style-name="ce38">
            <text:p>1703602</text:p>
          </table:table-cell>
          <table:table-cell office:value-type="string" table:style-name="ce38">
            <text:p>BRASILANDIA DO TOCANTINS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03701" table:style-name="ce38">
            <text:p>1703701</text:p>
          </table:table-cell>
          <table:table-cell office:value-type="string" table:style-name="ce38">
            <text:p>BREJINHO DE NAZARE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03800" table:style-name="ce38">
            <text:p>1703800</text:p>
          </table:table-cell>
          <table:table-cell office:value-type="string" table:style-name="ce38">
            <text:p>BURITI DO TOCANTINS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03826" table:style-name="ce38">
            <text:p>1703826</text:p>
          </table:table-cell>
          <table:table-cell office:value-type="string" table:style-name="ce38">
            <text:p>CACHOEIRINHA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03842" table:style-name="ce38">
            <text:p>1703842</text:p>
          </table:table-cell>
          <table:table-cell office:value-type="string" table:style-name="ce38">
            <text:p>CAMPOS LINDOS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03867" table:style-name="ce38">
            <text:p>1703867</text:p>
          </table:table-cell>
          <table:table-cell office:value-type="string" table:style-name="ce38">
            <text:p>CARIRI DO TOCANTINS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03883" table:style-name="ce38">
            <text:p>1703883</text:p>
          </table:table-cell>
          <table:table-cell office:value-type="string" table:style-name="ce38">
            <text:p>CARMOLANDIA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03891" table:style-name="ce38">
            <text:p>1703891</text:p>
          </table:table-cell>
          <table:table-cell office:value-type="string" table:style-name="ce38">
            <text:p>CARRASCO BONITO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03909" table:style-name="ce38">
            <text:p>1703909</text:p>
          </table:table-cell>
          <table:table-cell office:value-type="string" table:style-name="ce38">
            <text:p>CASEARA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04105" table:style-name="ce38">
            <text:p>1704105</text:p>
          </table:table-cell>
          <table:table-cell office:value-type="string" table:style-name="ce38">
            <text:p>CENTENARIO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04600" table:style-name="ce38">
            <text:p>1704600</text:p>
          </table:table-cell>
          <table:table-cell office:value-type="string" table:style-name="ce38">
            <text:p>CHAPADA DE AREIA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05102" table:style-name="ce38">
            <text:p>1705102</text:p>
          </table:table-cell>
          <table:table-cell office:value-type="string" table:style-name="ce38">
            <text:p>CHAPADA DA NATIVIDADE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05508" table:style-name="ce38">
            <text:p>1705508</text:p>
          </table:table-cell>
          <table:table-cell office:value-type="string" table:style-name="ce38">
            <text:p>COLINAS DO TOCANTINS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05557" table:style-name="ce38">
            <text:p>1705557</text:p>
          </table:table-cell>
          <table:table-cell office:value-type="string" table:style-name="ce38">
            <text:p>COMBINADO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05607" table:style-name="ce38">
            <text:p>1705607</text:p>
          </table:table-cell>
          <table:table-cell office:value-type="string" table:style-name="ce38">
            <text:p>CONCEICAO DO TOCANTINS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06001" table:style-name="ce38">
            <text:p>1706001</text:p>
          </table:table-cell>
          <table:table-cell office:value-type="string" table:style-name="ce38">
            <text:p>COUTO DE MAGALHAES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06100" table:style-name="ce38">
            <text:p>1706100</text:p>
          </table:table-cell>
          <table:table-cell office:value-type="string" table:style-name="ce38">
            <text:p>CRISTALANDIA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06258" table:style-name="ce38">
            <text:p>1706258</text:p>
          </table:table-cell>
          <table:table-cell office:value-type="string" table:style-name="ce38">
            <text:p>CRIXAS DO TOCANTINS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06506" table:style-name="ce38">
            <text:p>1706506</text:p>
          </table:table-cell>
          <table:table-cell office:value-type="string" table:style-name="ce38">
            <text:p>DARCINOPOLIS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07009" table:style-name="ce38">
            <text:p>1707009</text:p>
          </table:table-cell>
          <table:table-cell office:value-type="string" table:style-name="ce38">
            <text:p>DIANOPOLIS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07108" table:style-name="ce38">
            <text:p>1707108</text:p>
          </table:table-cell>
          <table:table-cell office:value-type="string" table:style-name="ce38">
            <text:p>DIVINOPOLIS DO TOCANTINS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07207" table:style-name="ce38">
            <text:p>1707207</text:p>
          </table:table-cell>
          <table:table-cell office:value-type="string" table:style-name="ce38">
            <text:p>DOIS IRMAOS DO TOCANTINS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07306" table:style-name="ce38">
            <text:p>1707306</text:p>
          </table:table-cell>
          <table:table-cell office:value-type="string" table:style-name="ce38">
            <text:p>DUERE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07405" table:style-name="ce38">
            <text:p>1707405</text:p>
          </table:table-cell>
          <table:table-cell office:value-type="string" table:style-name="ce38">
            <text:p>ESPERANTINA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07553" table:style-name="ce38">
            <text:p>1707553</text:p>
          </table:table-cell>
          <table:table-cell office:value-type="string" table:style-name="ce38">
            <text:p>FATIMA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07652" table:style-name="ce38">
            <text:p>1707652</text:p>
          </table:table-cell>
          <table:table-cell office:value-type="string" table:style-name="ce38">
            <text:p>FIGUEIROPOLIS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07702" table:style-name="ce38">
            <text:p>1707702</text:p>
          </table:table-cell>
          <table:table-cell office:value-type="string" table:style-name="ce38">
            <text:p>FILADELFIA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08205" table:style-name="ce38">
            <text:p>1708205</text:p>
          </table:table-cell>
          <table:table-cell office:value-type="string" table:style-name="ce38">
            <text:p>FORMOSO DO ARAGUAIA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08254" table:style-name="ce38">
            <text:p>1708254</text:p>
          </table:table-cell>
          <table:table-cell office:value-type="string" table:style-name="ce38">
            <text:p>FORTALEZA DO TABOCAO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08304" table:style-name="ce38">
            <text:p>1708304</text:p>
          </table:table-cell>
          <table:table-cell office:value-type="string" table:style-name="ce38">
            <text:p>GOIANORTE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09005" table:style-name="ce38">
            <text:p>1709005</text:p>
          </table:table-cell>
          <table:table-cell office:value-type="string" table:style-name="ce38">
            <text:p>GOIATINS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09302" table:style-name="ce38">
            <text:p>1709302</text:p>
          </table:table-cell>
          <table:table-cell office:value-type="string" table:style-name="ce38">
            <text:p>GUARAI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09500" table:style-name="ce38">
            <text:p>1709500</text:p>
          </table:table-cell>
          <table:table-cell office:value-type="string" table:style-name="ce38">
            <text:p>GURUPI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09807" table:style-name="ce38">
            <text:p>1709807</text:p>
          </table:table-cell>
          <table:table-cell office:value-type="string" table:style-name="ce38">
            <text:p>IPUEIRAS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10508" table:style-name="ce38">
            <text:p>1710508</text:p>
          </table:table-cell>
          <table:table-cell office:value-type="string" table:style-name="ce38">
            <text:p>ITACAJA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10706" table:style-name="ce38">
            <text:p>1710706</text:p>
          </table:table-cell>
          <table:table-cell office:value-type="string" table:style-name="ce38">
            <text:p>ITAGUATINS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10904" table:style-name="ce38">
            <text:p>1710904</text:p>
          </table:table-cell>
          <table:table-cell office:value-type="string" table:style-name="ce38">
            <text:p>ITAPIRATINS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11100" table:style-name="ce38">
            <text:p>1711100</text:p>
          </table:table-cell>
          <table:table-cell office:value-type="string" table:style-name="ce38">
            <text:p>ITAPORA DO TOCANTINS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11506" table:style-name="ce38">
            <text:p>1711506</text:p>
          </table:table-cell>
          <table:table-cell office:value-type="string" table:style-name="ce38">
            <text:p>JAU DO TOCANTINS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11803" table:style-name="ce38">
            <text:p>1711803</text:p>
          </table:table-cell>
          <table:table-cell office:value-type="string" table:style-name="ce38">
            <text:p>JUARINA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11902" table:style-name="ce38">
            <text:p>1711902</text:p>
          </table:table-cell>
          <table:table-cell office:value-type="string" table:style-name="ce38">
            <text:p>LAGOA DA CONFUSAO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11951" table:style-name="ce38">
            <text:p>1711951</text:p>
          </table:table-cell>
          <table:table-cell office:value-type="string" table:style-name="ce38">
            <text:p>LAGOA DO TOCANTINS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12009" table:style-name="ce38">
            <text:p>1712009</text:p>
          </table:table-cell>
          <table:table-cell office:value-type="string" table:style-name="ce38">
            <text:p>LAJEADO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12157" table:style-name="ce38">
            <text:p>1712157</text:p>
          </table:table-cell>
          <table:table-cell office:value-type="string" table:style-name="ce38">
            <text:p>LAVANDEIRA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12405" table:style-name="ce38">
            <text:p>1712405</text:p>
          </table:table-cell>
          <table:table-cell office:value-type="string" table:style-name="ce38">
            <text:p>LIZARDA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12454" table:style-name="ce38">
            <text:p>1712454</text:p>
          </table:table-cell>
          <table:table-cell office:value-type="string" table:style-name="ce38">
            <text:p>LUZINOPOLIS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12504" table:style-name="ce38">
            <text:p>1712504</text:p>
          </table:table-cell>
          <table:table-cell office:value-type="string" table:style-name="ce38">
            <text:p>MARIANOPOLIS DO TOCANTINS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12702" table:style-name="ce38">
            <text:p>1712702</text:p>
          </table:table-cell>
          <table:table-cell office:value-type="string" table:style-name="ce38">
            <text:p>MATEIROS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12801" table:style-name="ce38">
            <text:p>1712801</text:p>
          </table:table-cell>
          <table:table-cell office:value-type="string" table:style-name="ce38">
            <text:p>MAURILANDIA DO TOCANTINS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13205" table:style-name="ce38">
            <text:p>1713205</text:p>
          </table:table-cell>
          <table:table-cell office:value-type="string" table:style-name="ce38">
            <text:p>MIRACEMA DO TOCANTINS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13304" table:style-name="ce38">
            <text:p>1713304</text:p>
          </table:table-cell>
          <table:table-cell office:value-type="string" table:style-name="ce38">
            <text:p>MIRANORTE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13601" table:style-name="ce38">
            <text:p>1713601</text:p>
          </table:table-cell>
          <table:table-cell office:value-type="string" table:style-name="ce38">
            <text:p>MONTE DO CARMO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13700" table:style-name="ce38">
            <text:p>1713700</text:p>
          </table:table-cell>
          <table:table-cell office:value-type="string" table:style-name="ce38">
            <text:p>MONTE SANTO DO TOCANTINS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13809" table:style-name="ce38">
            <text:p>1713809</text:p>
          </table:table-cell>
          <table:table-cell office:value-type="string" table:style-name="ce38">
            <text:p>PALMEIRAS DO TOCANTINS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13957" table:style-name="ce38">
            <text:p>1713957</text:p>
          </table:table-cell>
          <table:table-cell office:value-type="string" table:style-name="ce38">
            <text:p>MURICILANDIA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14203" table:style-name="ce38">
            <text:p>1714203</text:p>
          </table:table-cell>
          <table:table-cell office:value-type="string" table:style-name="ce38">
            <text:p>NATIVIDADE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14302" table:style-name="ce38">
            <text:p>1714302</text:p>
          </table:table-cell>
          <table:table-cell office:value-type="string" table:style-name="ce38">
            <text:p>NAZARE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14880" table:style-name="ce38">
            <text:p>1714880</text:p>
          </table:table-cell>
          <table:table-cell office:value-type="string" table:style-name="ce38">
            <text:p>NOVA OLINDA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15002" table:style-name="ce38">
            <text:p>1715002</text:p>
          </table:table-cell>
          <table:table-cell office:value-type="string" table:style-name="ce38">
            <text:p>NOVA ROSALANDIA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15101" table:style-name="ce38">
            <text:p>1715101</text:p>
          </table:table-cell>
          <table:table-cell office:value-type="string" table:style-name="ce38">
            <text:p>NOVO ACORDO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15150" table:style-name="ce38">
            <text:p>1715150</text:p>
          </table:table-cell>
          <table:table-cell office:value-type="string" table:style-name="ce38">
            <text:p>NOVO ALEGRE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15259" table:style-name="ce38">
            <text:p>1715259</text:p>
          </table:table-cell>
          <table:table-cell office:value-type="string" table:style-name="ce38">
            <text:p>NOVO JARDIM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15507" table:style-name="ce38">
            <text:p>1715507</text:p>
          </table:table-cell>
          <table:table-cell office:value-type="string" table:style-name="ce38">
            <text:p>OLIVEIRA DE FATIMA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15705" table:style-name="ce38">
            <text:p>1715705</text:p>
          </table:table-cell>
          <table:table-cell office:value-type="string" table:style-name="ce38">
            <text:p>PALMEIRANTE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15754" table:style-name="ce38">
            <text:p>1715754</text:p>
          </table:table-cell>
          <table:table-cell office:value-type="string" table:style-name="ce38">
            <text:p>PALMEIROPOLIS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16109" table:style-name="ce38">
            <text:p>1716109</text:p>
          </table:table-cell>
          <table:table-cell office:value-type="string" table:style-name="ce38">
            <text:p>PARAISO DO TOCANTINS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16208" table:style-name="ce38">
            <text:p>1716208</text:p>
          </table:table-cell>
          <table:table-cell office:value-type="string" table:style-name="ce38">
            <text:p>PARANA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16307" table:style-name="ce38">
            <text:p>1716307</text:p>
          </table:table-cell>
          <table:table-cell office:value-type="string" table:style-name="ce38">
            <text:p>PAU D´ARCO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16505" table:style-name="ce38">
            <text:p>1716505</text:p>
          </table:table-cell>
          <table:table-cell office:value-type="string" table:style-name="ce38">
            <text:p>PEDRO AFONSO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16604" table:style-name="ce38">
            <text:p>1716604</text:p>
          </table:table-cell>
          <table:table-cell office:value-type="string" table:style-name="ce38">
            <text:p>PEIXE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16653" table:style-name="ce38">
            <text:p>1716653</text:p>
          </table:table-cell>
          <table:table-cell office:value-type="string" table:style-name="ce38">
            <text:p>PEQUIZEIRO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16703" table:style-name="ce38">
            <text:p>1716703</text:p>
          </table:table-cell>
          <table:table-cell office:value-type="string" table:style-name="ce38">
            <text:p>COLMEIA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17008" table:style-name="ce38">
            <text:p>1717008</text:p>
          </table:table-cell>
          <table:table-cell office:value-type="string" table:style-name="ce38">
            <text:p>PINDORAMA DO TOCANTINS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17206" table:style-name="ce38">
            <text:p>1717206</text:p>
          </table:table-cell>
          <table:table-cell office:value-type="string" table:style-name="ce38">
            <text:p>PIRAQUE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17503" table:style-name="ce38">
            <text:p>1717503</text:p>
          </table:table-cell>
          <table:table-cell office:value-type="string" table:style-name="ce38">
            <text:p>PIUM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17800" table:style-name="ce38">
            <text:p>1717800</text:p>
          </table:table-cell>
          <table:table-cell office:value-type="string" table:style-name="ce38">
            <text:p>PONTE ALTA DO BOM JESUS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17909" table:style-name="ce38">
            <text:p>1717909</text:p>
          </table:table-cell>
          <table:table-cell office:value-type="string" table:style-name="ce38">
            <text:p>PONTE ALTA DO TOCANTINS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18006" table:style-name="ce38">
            <text:p>1718006</text:p>
          </table:table-cell>
          <table:table-cell office:value-type="string" table:style-name="ce38">
            <text:p>PORTO ALEGRE DO TOCANTINS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18204" table:style-name="ce38">
            <text:p>1718204</text:p>
          </table:table-cell>
          <table:table-cell office:value-type="string" table:style-name="ce38">
            <text:p>PORTO NACIONAL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18303" table:style-name="ce38">
            <text:p>1718303</text:p>
          </table:table-cell>
          <table:table-cell office:value-type="string" table:style-name="ce38">
            <text:p>PRAIA NORTE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18402" table:style-name="ce38">
            <text:p>1718402</text:p>
          </table:table-cell>
          <table:table-cell office:value-type="string" table:style-name="ce38">
            <text:p>PRESIDENTE KENNEDY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18451" table:style-name="ce38">
            <text:p>1718451</text:p>
          </table:table-cell>
          <table:table-cell office:value-type="string" table:style-name="ce38">
            <text:p>PUGMIL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18501" table:style-name="ce38">
            <text:p>1718501</text:p>
          </table:table-cell>
          <table:table-cell office:value-type="string" table:style-name="ce38">
            <text:p>RECURSOLANDIA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18550" table:style-name="ce38">
            <text:p>1718550</text:p>
          </table:table-cell>
          <table:table-cell office:value-type="string" table:style-name="ce38">
            <text:p>RIACHINHO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18659" table:style-name="ce38">
            <text:p>1718659</text:p>
          </table:table-cell>
          <table:table-cell office:value-type="string" table:style-name="ce38">
            <text:p>RIO DA CONCEICAO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18709" table:style-name="ce38">
            <text:p>1718709</text:p>
          </table:table-cell>
          <table:table-cell office:value-type="string" table:style-name="ce38">
            <text:p>RIO DO BOIS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18758" table:style-name="ce38">
            <text:p>1718758</text:p>
          </table:table-cell>
          <table:table-cell office:value-type="string" table:style-name="ce38">
            <text:p>RIO SONO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18808" table:style-name="ce38">
            <text:p>1718808</text:p>
          </table:table-cell>
          <table:table-cell office:value-type="string" table:style-name="ce38">
            <text:p>SAMPAIO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18840" table:style-name="ce38">
            <text:p>1718840</text:p>
          </table:table-cell>
          <table:table-cell office:value-type="string" table:style-name="ce38">
            <text:p>SANDOLANDIA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18865" table:style-name="ce38">
            <text:p>1718865</text:p>
          </table:table-cell>
          <table:table-cell office:value-type="string" table:style-name="ce38">
            <text:p>SANTA FE DO ARAGUAIA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18881" table:style-name="ce38">
            <text:p>1718881</text:p>
          </table:table-cell>
          <table:table-cell office:value-type="string" table:style-name="ce38">
            <text:p>SANTA MARIA DO TOCANTINS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18899" table:style-name="ce38">
            <text:p>1718899</text:p>
          </table:table-cell>
          <table:table-cell office:value-type="string" table:style-name="ce38">
            <text:p>SANTA RITA DO TOCANTINS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18907" table:style-name="ce38">
            <text:p>1718907</text:p>
          </table:table-cell>
          <table:table-cell office:value-type="string" table:style-name="ce38">
            <text:p>SANTA ROSA DO TOCANTINS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19004" table:style-name="ce38">
            <text:p>1719004</text:p>
          </table:table-cell>
          <table:table-cell office:value-type="string" table:style-name="ce38">
            <text:p>SANTA TEREZA DO TOCANTINS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20002" table:style-name="ce38">
            <text:p>1720002</text:p>
          </table:table-cell>
          <table:table-cell office:value-type="string" table:style-name="ce38">
            <text:p>SANTA TEREZINHA DO TOCANTINS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20101" table:style-name="ce38">
            <text:p>1720101</text:p>
          </table:table-cell>
          <table:table-cell office:value-type="string" table:style-name="ce38">
            <text:p>SAO BENTO DO TOCANTINS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20150" table:style-name="ce38">
            <text:p>1720150</text:p>
          </table:table-cell>
          <table:table-cell office:value-type="string" table:style-name="ce38">
            <text:p>SAO FELIX DO TOCANTINS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20200" table:style-name="ce38">
            <text:p>1720200</text:p>
          </table:table-cell>
          <table:table-cell office:value-type="string" table:style-name="ce38">
            <text:p>SAO MIGUEL DO TOCANTINS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20259" table:style-name="ce38">
            <text:p>1720259</text:p>
          </table:table-cell>
          <table:table-cell office:value-type="string" table:style-name="ce38">
            <text:p>SAO SALVADOR DO TOCANTINS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20309" table:style-name="ce38">
            <text:p>1720309</text:p>
          </table:table-cell>
          <table:table-cell office:value-type="string" table:style-name="ce38">
            <text:p>SAO SEBASTIAO DO TOCANTINS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20499" table:style-name="ce38">
            <text:p>1720499</text:p>
          </table:table-cell>
          <table:table-cell office:value-type="string" table:style-name="ce38">
            <text:p>SAO VALERIO DA NATIVIDADE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20655" table:style-name="ce38">
            <text:p>1720655</text:p>
          </table:table-cell>
          <table:table-cell office:value-type="string" table:style-name="ce38">
            <text:p>SILVANOPOLIS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20804" table:style-name="ce38">
            <text:p>1720804</text:p>
          </table:table-cell>
          <table:table-cell office:value-type="string" table:style-name="ce38">
            <text:p>SITIO NOVO DO TOCANTINS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20853" table:style-name="ce38">
            <text:p>1720853</text:p>
          </table:table-cell>
          <table:table-cell office:value-type="string" table:style-name="ce38">
            <text:p>SUCUPIRA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20903" table:style-name="ce38">
            <text:p>1720903</text:p>
          </table:table-cell>
          <table:table-cell office:value-type="string" table:style-name="ce38">
            <text:p>TAGUATINGA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20937" table:style-name="ce38">
            <text:p>1720937</text:p>
          </table:table-cell>
          <table:table-cell office:value-type="string" table:style-name="ce38">
            <text:p>TAIPAS DO TOCANTINS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20978" table:style-name="ce38">
            <text:p>1720978</text:p>
          </table:table-cell>
          <table:table-cell office:value-type="string" table:style-name="ce38">
            <text:p>TALISMA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21000" table:style-name="ce38">
            <text:p>1721000</text:p>
          </table:table-cell>
          <table:table-cell office:value-type="string" table:style-name="ce38">
            <text:p>PALMAS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21109" table:style-name="ce38">
            <text:p>1721109</text:p>
          </table:table-cell>
          <table:table-cell office:value-type="string" table:style-name="ce38">
            <text:p>TOCANTINIA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21208" table:style-name="ce38">
            <text:p>1721208</text:p>
          </table:table-cell>
          <table:table-cell office:value-type="string" table:style-name="ce38">
            <text:p>TOCANTINOPOLIS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21257" table:style-name="ce38">
            <text:p>1721257</text:p>
          </table:table-cell>
          <table:table-cell office:value-type="string" table:style-name="ce38">
            <text:p>TUPIRAMA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21307" table:style-name="ce38">
            <text:p>1721307</text:p>
          </table:table-cell>
          <table:table-cell office:value-type="string" table:style-name="ce38">
            <text:p>TUPIRATINS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22081" table:style-name="ce38">
            <text:p>1722081</text:p>
          </table:table-cell>
          <table:table-cell office:value-type="string" table:style-name="ce38">
            <text:p>WANDERLANDIA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722107" table:style-name="ce38">
            <text:p>1722107</text:p>
          </table:table-cell>
          <table:table-cell office:value-type="string" table:style-name="ce38">
            <text:p>XAMBIOA</text:p>
          </table:table-cell>
          <table:table-cell office:value-type="string" table:style-name="ce38">
            <text:p>T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0055" table:style-name="ce38">
            <text:p>2100055</text:p>
          </table:table-cell>
          <table:table-cell office:value-type="string" table:style-name="ce38">
            <text:p>ACAILANDIA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0105" table:style-name="ce38">
            <text:p>2100105</text:p>
          </table:table-cell>
          <table:table-cell office:value-type="string" table:style-name="ce38">
            <text:p>AFONSO CUNHA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0154" table:style-name="ce38">
            <text:p>2100154</text:p>
          </table:table-cell>
          <table:table-cell office:value-type="string" table:style-name="ce38">
            <text:p>AGUA DOCE DO MARANHAO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0204" table:style-name="ce38">
            <text:p>2100204</text:p>
          </table:table-cell>
          <table:table-cell office:value-type="string" table:style-name="ce38">
            <text:p>ALCANTARA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0303" table:style-name="ce38">
            <text:p>2100303</text:p>
          </table:table-cell>
          <table:table-cell office:value-type="string" table:style-name="ce38">
            <text:p>ALDEIAS ALTAS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0402" table:style-name="ce38">
            <text:p>2100402</text:p>
          </table:table-cell>
          <table:table-cell office:value-type="string" table:style-name="ce38">
            <text:p>ALTAMIRA DO MARANHAO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0436" table:style-name="ce38">
            <text:p>2100436</text:p>
          </table:table-cell>
          <table:table-cell office:value-type="string" table:style-name="ce38">
            <text:p>ALTO ALEGRE DO MARANHAO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0477" table:style-name="ce38">
            <text:p>2100477</text:p>
          </table:table-cell>
          <table:table-cell office:value-type="string" table:style-name="ce38">
            <text:p>ALTO ALEGRE DO PINDARE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0501" table:style-name="ce38">
            <text:p>2100501</text:p>
          </table:table-cell>
          <table:table-cell office:value-type="string" table:style-name="ce38">
            <text:p>ALTO PARNAIBA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0550" table:style-name="ce38">
            <text:p>2100550</text:p>
          </table:table-cell>
          <table:table-cell office:value-type="string" table:style-name="ce38">
            <text:p>AMAPA DO MARANHAO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0600" table:style-name="ce38">
            <text:p>2100600</text:p>
          </table:table-cell>
          <table:table-cell office:value-type="string" table:style-name="ce38">
            <text:p>AMARANTE DO MARANHAO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0709" table:style-name="ce38">
            <text:p>2100709</text:p>
          </table:table-cell>
          <table:table-cell office:value-type="string" table:style-name="ce38">
            <text:p>ANAJATUBA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0808" table:style-name="ce38">
            <text:p>2100808</text:p>
          </table:table-cell>
          <table:table-cell office:value-type="string" table:style-name="ce38">
            <text:p>ANAPURUS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0832" table:style-name="ce38">
            <text:p>2100832</text:p>
          </table:table-cell>
          <table:table-cell office:value-type="string" table:style-name="ce38">
            <text:p>APICUM-ACU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0873" table:style-name="ce38">
            <text:p>2100873</text:p>
          </table:table-cell>
          <table:table-cell office:value-type="string" table:style-name="ce38">
            <text:p>ARAGUANA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0907" table:style-name="ce38">
            <text:p>2100907</text:p>
          </table:table-cell>
          <table:table-cell office:value-type="string" table:style-name="ce38">
            <text:p>ARAIOSES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0956" table:style-name="ce38">
            <text:p>2100956</text:p>
          </table:table-cell>
          <table:table-cell office:value-type="string" table:style-name="ce38">
            <text:p>ARAME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1004" table:style-name="ce38">
            <text:p>2101004</text:p>
          </table:table-cell>
          <table:table-cell office:value-type="string" table:style-name="ce38">
            <text:p>ARARI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1103" table:style-name="ce38">
            <text:p>2101103</text:p>
          </table:table-cell>
          <table:table-cell office:value-type="string" table:style-name="ce38">
            <text:p>AXIXA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1202" table:style-name="ce38">
            <text:p>2101202</text:p>
          </table:table-cell>
          <table:table-cell office:value-type="string" table:style-name="ce38">
            <text:p>BACABAL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1251" table:style-name="ce38">
            <text:p>2101251</text:p>
          </table:table-cell>
          <table:table-cell office:value-type="string" table:style-name="ce38">
            <text:p>BACABEIRA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1301" table:style-name="ce38">
            <text:p>2101301</text:p>
          </table:table-cell>
          <table:table-cell office:value-type="string" table:style-name="ce38">
            <text:p>BACURI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1350" table:style-name="ce38">
            <text:p>2101350</text:p>
          </table:table-cell>
          <table:table-cell office:value-type="string" table:style-name="ce38">
            <text:p>BACURITUBA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1400" table:style-name="ce38">
            <text:p>2101400</text:p>
          </table:table-cell>
          <table:table-cell office:value-type="string" table:style-name="ce38">
            <text:p>BALSAS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1509" table:style-name="ce38">
            <text:p>2101509</text:p>
          </table:table-cell>
          <table:table-cell office:value-type="string" table:style-name="ce38">
            <text:p>BARAO DE GRAJAU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1608" table:style-name="ce38">
            <text:p>2101608</text:p>
          </table:table-cell>
          <table:table-cell office:value-type="string" table:style-name="ce38">
            <text:p>BARRA DO CORDA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1707" table:style-name="ce38">
            <text:p>2101707</text:p>
          </table:table-cell>
          <table:table-cell office:value-type="string" table:style-name="ce38">
            <text:p>BARREIRINHAS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1731" table:style-name="ce38">
            <text:p>2101731</text:p>
          </table:table-cell>
          <table:table-cell office:value-type="string" table:style-name="ce38">
            <text:p>BELAGUA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1772" table:style-name="ce38">
            <text:p>2101772</text:p>
          </table:table-cell>
          <table:table-cell office:value-type="string" table:style-name="ce38">
            <text:p>BELA VISTA DO MARANHAO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1806" table:style-name="ce38">
            <text:p>2101806</text:p>
          </table:table-cell>
          <table:table-cell office:value-type="string" table:style-name="ce38">
            <text:p>BENEDITO LEITE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1905" table:style-name="ce38">
            <text:p>2101905</text:p>
          </table:table-cell>
          <table:table-cell office:value-type="string" table:style-name="ce38">
            <text:p>BEQUIMAO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1939" table:style-name="ce38">
            <text:p>2101939</text:p>
          </table:table-cell>
          <table:table-cell office:value-type="string" table:style-name="ce38">
            <text:p>BERNARDO DO MEARIM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1970" table:style-name="ce38">
            <text:p>2101970</text:p>
          </table:table-cell>
          <table:table-cell office:value-type="string" table:style-name="ce38">
            <text:p>BOA VISTA DO GURUPI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2002" table:style-name="ce38">
            <text:p>2102002</text:p>
          </table:table-cell>
          <table:table-cell office:value-type="string" table:style-name="ce38">
            <text:p>BOM JARDIM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2036" table:style-name="ce38">
            <text:p>2102036</text:p>
          </table:table-cell>
          <table:table-cell office:value-type="string" table:style-name="ce38">
            <text:p>BOM JESUS DAS SELVAS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2077" table:style-name="ce38">
            <text:p>2102077</text:p>
          </table:table-cell>
          <table:table-cell office:value-type="string" table:style-name="ce38">
            <text:p>BOM LUGAR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2101" table:style-name="ce38">
            <text:p>2102101</text:p>
          </table:table-cell>
          <table:table-cell office:value-type="string" table:style-name="ce38">
            <text:p>BREJO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2150" table:style-name="ce38">
            <text:p>2102150</text:p>
          </table:table-cell>
          <table:table-cell office:value-type="string" table:style-name="ce38">
            <text:p>BREJO DE AREIA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2200" table:style-name="ce38">
            <text:p>2102200</text:p>
          </table:table-cell>
          <table:table-cell office:value-type="string" table:style-name="ce38">
            <text:p>BURITI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2309" table:style-name="ce38">
            <text:p>2102309</text:p>
          </table:table-cell>
          <table:table-cell office:value-type="string" table:style-name="ce38">
            <text:p>BURITI BRAVO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2325" table:style-name="ce38">
            <text:p>2102325</text:p>
          </table:table-cell>
          <table:table-cell office:value-type="string" table:style-name="ce38">
            <text:p>BURITICUPU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2358" table:style-name="ce38">
            <text:p>2102358</text:p>
          </table:table-cell>
          <table:table-cell office:value-type="string" table:style-name="ce38">
            <text:p>BURITIRANA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2374" table:style-name="ce38">
            <text:p>2102374</text:p>
          </table:table-cell>
          <table:table-cell office:value-type="string" table:style-name="ce38">
            <text:p>CACHOEIRA GRANDE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2408" table:style-name="ce38">
            <text:p>2102408</text:p>
          </table:table-cell>
          <table:table-cell office:value-type="string" table:style-name="ce38">
            <text:p>CAJAPIO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2507" table:style-name="ce38">
            <text:p>2102507</text:p>
          </table:table-cell>
          <table:table-cell office:value-type="string" table:style-name="ce38">
            <text:p>CAJARI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2556" table:style-name="ce38">
            <text:p>2102556</text:p>
          </table:table-cell>
          <table:table-cell office:value-type="string" table:style-name="ce38">
            <text:p>CAMPESTRE DO MARANHAO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2606" table:style-name="ce38">
            <text:p>2102606</text:p>
          </table:table-cell>
          <table:table-cell office:value-type="string" table:style-name="ce38">
            <text:p>CANDIDO MENDES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2705" table:style-name="ce38">
            <text:p>2102705</text:p>
          </table:table-cell>
          <table:table-cell office:value-type="string" table:style-name="ce38">
            <text:p>CANTANHEDE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2754" table:style-name="ce38">
            <text:p>2102754</text:p>
          </table:table-cell>
          <table:table-cell office:value-type="string" table:style-name="ce38">
            <text:p>CAPINZAL DO NORTE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2804" table:style-name="ce38">
            <text:p>2102804</text:p>
          </table:table-cell>
          <table:table-cell office:value-type="string" table:style-name="ce38">
            <text:p>CAROLINA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2903" table:style-name="ce38">
            <text:p>2102903</text:p>
          </table:table-cell>
          <table:table-cell office:value-type="string" table:style-name="ce38">
            <text:p>CARUTAPERA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3000" table:style-name="ce38">
            <text:p>2103000</text:p>
          </table:table-cell>
          <table:table-cell office:value-type="string" table:style-name="ce38">
            <text:p>CAXIAS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3109" table:style-name="ce38">
            <text:p>2103109</text:p>
          </table:table-cell>
          <table:table-cell office:value-type="string" table:style-name="ce38">
            <text:p>CEDRAL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3125" table:style-name="ce38">
            <text:p>2103125</text:p>
          </table:table-cell>
          <table:table-cell office:value-type="string" table:style-name="ce38">
            <text:p>CENTRAL DO MARANHAO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3158" table:style-name="ce38">
            <text:p>2103158</text:p>
          </table:table-cell>
          <table:table-cell office:value-type="string" table:style-name="ce38">
            <text:p>CENTRO DO GUILHERME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3174" table:style-name="ce38">
            <text:p>2103174</text:p>
          </table:table-cell>
          <table:table-cell office:value-type="string" table:style-name="ce38">
            <text:p>CENTRO NOVO DO MARANHAO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3208" table:style-name="ce38">
            <text:p>2103208</text:p>
          </table:table-cell>
          <table:table-cell office:value-type="string" table:style-name="ce38">
            <text:p>CHAPADINHA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3257" table:style-name="ce38">
            <text:p>2103257</text:p>
          </table:table-cell>
          <table:table-cell office:value-type="string" table:style-name="ce38">
            <text:p>CIDELANDIA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3307" table:style-name="ce38">
            <text:p>2103307</text:p>
          </table:table-cell>
          <table:table-cell office:value-type="string" table:style-name="ce38">
            <text:p>CODO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3406" table:style-name="ce38">
            <text:p>2103406</text:p>
          </table:table-cell>
          <table:table-cell office:value-type="string" table:style-name="ce38">
            <text:p>COELHO NETO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3505" table:style-name="ce38">
            <text:p>2103505</text:p>
          </table:table-cell>
          <table:table-cell office:value-type="string" table:style-name="ce38">
            <text:p>COLINAS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3554" table:style-name="ce38">
            <text:p>2103554</text:p>
          </table:table-cell>
          <table:table-cell office:value-type="string" table:style-name="ce38">
            <text:p>CONCEICAO DO LAGO-ACU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3604" table:style-name="ce38">
            <text:p>2103604</text:p>
          </table:table-cell>
          <table:table-cell office:value-type="string" table:style-name="ce38">
            <text:p>COROATA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3703" table:style-name="ce38">
            <text:p>2103703</text:p>
          </table:table-cell>
          <table:table-cell office:value-type="string" table:style-name="ce38">
            <text:p>CURURUPU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3752" table:style-name="ce38">
            <text:p>2103752</text:p>
          </table:table-cell>
          <table:table-cell office:value-type="string" table:style-name="ce38">
            <text:p>DAVINOPOLIS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3802" table:style-name="ce38">
            <text:p>2103802</text:p>
          </table:table-cell>
          <table:table-cell office:value-type="string" table:style-name="ce38">
            <text:p>DOM PEDRO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3901" table:style-name="ce38">
            <text:p>2103901</text:p>
          </table:table-cell>
          <table:table-cell office:value-type="string" table:style-name="ce38">
            <text:p>DUQUE BACELAR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4008" table:style-name="ce38">
            <text:p>2104008</text:p>
          </table:table-cell>
          <table:table-cell office:value-type="string" table:style-name="ce38">
            <text:p>ESPERANTINOPOLIS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4057" table:style-name="ce38">
            <text:p>2104057</text:p>
          </table:table-cell>
          <table:table-cell office:value-type="string" table:style-name="ce38">
            <text:p>ESTREITO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4073" table:style-name="ce38">
            <text:p>2104073</text:p>
          </table:table-cell>
          <table:table-cell office:value-type="string" table:style-name="ce38">
            <text:p>FEIRA NOVA DO MARANHAO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4081" table:style-name="ce38">
            <text:p>2104081</text:p>
          </table:table-cell>
          <table:table-cell office:value-type="string" table:style-name="ce38">
            <text:p>FERNANDO FALCAO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4099" table:style-name="ce38">
            <text:p>2104099</text:p>
          </table:table-cell>
          <table:table-cell office:value-type="string" table:style-name="ce38">
            <text:p>FORMOSA DA SERRA NEGRA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4107" table:style-name="ce38">
            <text:p>2104107</text:p>
          </table:table-cell>
          <table:table-cell office:value-type="string" table:style-name="ce38">
            <text:p>FORTALEZA DO NOGUEIRAS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4206" table:style-name="ce38">
            <text:p>2104206</text:p>
          </table:table-cell>
          <table:table-cell office:value-type="string" table:style-name="ce38">
            <text:p>FORTUNA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4305" table:style-name="ce38">
            <text:p>2104305</text:p>
          </table:table-cell>
          <table:table-cell office:value-type="string" table:style-name="ce38">
            <text:p>GODOFREDO VIANA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4404" table:style-name="ce38">
            <text:p>2104404</text:p>
          </table:table-cell>
          <table:table-cell office:value-type="string" table:style-name="ce38">
            <text:p>GONCALVES DIAS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4503" table:style-name="ce38">
            <text:p>2104503</text:p>
          </table:table-cell>
          <table:table-cell office:value-type="string" table:style-name="ce38">
            <text:p>GOVERNADOR ARCHER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4552" table:style-name="ce38">
            <text:p>2104552</text:p>
          </table:table-cell>
          <table:table-cell office:value-type="string" table:style-name="ce38">
            <text:p>GOVERNADOR EDISON LOBAO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4602" table:style-name="ce38">
            <text:p>2104602</text:p>
          </table:table-cell>
          <table:table-cell office:value-type="string" table:style-name="ce38">
            <text:p>GOVERNADOR EUGENIO BARROS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4628" table:style-name="ce38">
            <text:p>2104628</text:p>
          </table:table-cell>
          <table:table-cell office:value-type="string" table:style-name="ce38">
            <text:p>GOVERNADOR LUIZ ROCHA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4651" table:style-name="ce38">
            <text:p>2104651</text:p>
          </table:table-cell>
          <table:table-cell office:value-type="string" table:style-name="ce38">
            <text:p>GOVERNADOR NEWTON BELLO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4677" table:style-name="ce38">
            <text:p>2104677</text:p>
          </table:table-cell>
          <table:table-cell office:value-type="string" table:style-name="ce38">
            <text:p>GOVERNADOR NUNES FREIRE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4701" table:style-name="ce38">
            <text:p>2104701</text:p>
          </table:table-cell>
          <table:table-cell office:value-type="string" table:style-name="ce38">
            <text:p>GRACA ARANHA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4800" table:style-name="ce38">
            <text:p>2104800</text:p>
          </table:table-cell>
          <table:table-cell office:value-type="string" table:style-name="ce38">
            <text:p>GRAJAU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4909" table:style-name="ce38">
            <text:p>2104909</text:p>
          </table:table-cell>
          <table:table-cell office:value-type="string" table:style-name="ce38">
            <text:p>GUIMARAES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5005" table:style-name="ce38">
            <text:p>2105005</text:p>
          </table:table-cell>
          <table:table-cell office:value-type="string" table:style-name="ce38">
            <text:p>HUMBERTO DE CAMPOS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5104" table:style-name="ce38">
            <text:p>2105104</text:p>
          </table:table-cell>
          <table:table-cell office:value-type="string" table:style-name="ce38">
            <text:p>ICATU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5153" table:style-name="ce38">
            <text:p>2105153</text:p>
          </table:table-cell>
          <table:table-cell office:value-type="string" table:style-name="ce38">
            <text:p>IGARAPE DO MEIO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5203" table:style-name="ce38">
            <text:p>2105203</text:p>
          </table:table-cell>
          <table:table-cell office:value-type="string" table:style-name="ce38">
            <text:p>IGARAPE GRANDE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5302" table:style-name="ce38">
            <text:p>2105302</text:p>
          </table:table-cell>
          <table:table-cell office:value-type="string" table:style-name="ce38">
            <text:p>IMPERATRIZ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5351" table:style-name="ce38">
            <text:p>2105351</text:p>
          </table:table-cell>
          <table:table-cell office:value-type="string" table:style-name="ce38">
            <text:p>ITAIPAVA DO GRAJAU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5401" table:style-name="ce38">
            <text:p>2105401</text:p>
          </table:table-cell>
          <table:table-cell office:value-type="string" table:style-name="ce38">
            <text:p>ITAPECURU MIRIM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5427" table:style-name="ce38">
            <text:p>2105427</text:p>
          </table:table-cell>
          <table:table-cell office:value-type="string" table:style-name="ce38">
            <text:p>ITINGA DO MARANHAO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5450" table:style-name="ce38">
            <text:p>2105450</text:p>
          </table:table-cell>
          <table:table-cell office:value-type="string" table:style-name="ce38">
            <text:p>JATOBA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5476" table:style-name="ce38">
            <text:p>2105476</text:p>
          </table:table-cell>
          <table:table-cell office:value-type="string" table:style-name="ce38">
            <text:p>JENIPAPO DO VIEIRAS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5500" table:style-name="ce38">
            <text:p>2105500</text:p>
          </table:table-cell>
          <table:table-cell office:value-type="string" table:style-name="ce38">
            <text:p>JOAO LISBOA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5609" table:style-name="ce38">
            <text:p>2105609</text:p>
          </table:table-cell>
          <table:table-cell office:value-type="string" table:style-name="ce38">
            <text:p>JOSELANDIA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5658" table:style-name="ce38">
            <text:p>2105658</text:p>
          </table:table-cell>
          <table:table-cell office:value-type="string" table:style-name="ce38">
            <text:p>JUNCO DO MARANHAO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5708" table:style-name="ce38">
            <text:p>2105708</text:p>
          </table:table-cell>
          <table:table-cell office:value-type="string" table:style-name="ce38">
            <text:p>LAGO DA PEDRA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5807" table:style-name="ce38">
            <text:p>2105807</text:p>
          </table:table-cell>
          <table:table-cell office:value-type="string" table:style-name="ce38">
            <text:p>LAGO DO JUNCO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5906" table:style-name="ce38">
            <text:p>2105906</text:p>
          </table:table-cell>
          <table:table-cell office:value-type="string" table:style-name="ce38">
            <text:p>LAGO VERDE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5922" table:style-name="ce38">
            <text:p>2105922</text:p>
          </table:table-cell>
          <table:table-cell office:value-type="string" table:style-name="ce38">
            <text:p>LAGOA DO MATO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5948" table:style-name="ce38">
            <text:p>2105948</text:p>
          </table:table-cell>
          <table:table-cell office:value-type="string" table:style-name="ce38">
            <text:p>LAGO DO RODRIGUES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5963" table:style-name="ce38">
            <text:p>2105963</text:p>
          </table:table-cell>
          <table:table-cell office:value-type="string" table:style-name="ce38">
            <text:p>LAGOA GRANDE DO MARANHAO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5989" table:style-name="ce38">
            <text:p>2105989</text:p>
          </table:table-cell>
          <table:table-cell office:value-type="string" table:style-name="ce38">
            <text:p>LAJEADO NOVO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6003" table:style-name="ce38">
            <text:p>2106003</text:p>
          </table:table-cell>
          <table:table-cell office:value-type="string" table:style-name="ce38">
            <text:p>LIMA CAMPOS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6102" table:style-name="ce38">
            <text:p>2106102</text:p>
          </table:table-cell>
          <table:table-cell office:value-type="string" table:style-name="ce38">
            <text:p>LORETO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6201" table:style-name="ce38">
            <text:p>2106201</text:p>
          </table:table-cell>
          <table:table-cell office:value-type="string" table:style-name="ce38">
            <text:p>LUIS DOMINGUES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6300" table:style-name="ce38">
            <text:p>2106300</text:p>
          </table:table-cell>
          <table:table-cell office:value-type="string" table:style-name="ce38">
            <text:p>MAGALHAES DE ALMEIDA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6326" table:style-name="ce38">
            <text:p>2106326</text:p>
          </table:table-cell>
          <table:table-cell office:value-type="string" table:style-name="ce38">
            <text:p>MARACACUME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6359" table:style-name="ce38">
            <text:p>2106359</text:p>
          </table:table-cell>
          <table:table-cell office:value-type="string" table:style-name="ce38">
            <text:p>MARAJA DO SENA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6375" table:style-name="ce38">
            <text:p>2106375</text:p>
          </table:table-cell>
          <table:table-cell office:value-type="string" table:style-name="ce38">
            <text:p>MARANHAOZINHO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6409" table:style-name="ce38">
            <text:p>2106409</text:p>
          </table:table-cell>
          <table:table-cell office:value-type="string" table:style-name="ce38">
            <text:p>MATA ROMA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6508" table:style-name="ce38">
            <text:p>2106508</text:p>
          </table:table-cell>
          <table:table-cell office:value-type="string" table:style-name="ce38">
            <text:p>MATINHA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6607" table:style-name="ce38">
            <text:p>2106607</text:p>
          </table:table-cell>
          <table:table-cell office:value-type="string" table:style-name="ce38">
            <text:p>MATOES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6631" table:style-name="ce38">
            <text:p>2106631</text:p>
          </table:table-cell>
          <table:table-cell office:value-type="string" table:style-name="ce38">
            <text:p>MATOES DO NORTE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6672" table:style-name="ce38">
            <text:p>2106672</text:p>
          </table:table-cell>
          <table:table-cell office:value-type="string" table:style-name="ce38">
            <text:p>MILAGRES DO MARANHAO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6706" table:style-name="ce38">
            <text:p>2106706</text:p>
          </table:table-cell>
          <table:table-cell office:value-type="string" table:style-name="ce38">
            <text:p>MIRADOR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6755" table:style-name="ce38">
            <text:p>2106755</text:p>
          </table:table-cell>
          <table:table-cell office:value-type="string" table:style-name="ce38">
            <text:p>MIRANDA DO NORTE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6805" table:style-name="ce38">
            <text:p>2106805</text:p>
          </table:table-cell>
          <table:table-cell office:value-type="string" table:style-name="ce38">
            <text:p>MIRINZAL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6904" table:style-name="ce38">
            <text:p>2106904</text:p>
          </table:table-cell>
          <table:table-cell office:value-type="string" table:style-name="ce38">
            <text:p>MONCAO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7001" table:style-name="ce38">
            <text:p>2107001</text:p>
          </table:table-cell>
          <table:table-cell office:value-type="string" table:style-name="ce38">
            <text:p>MONTES ALTOS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7100" table:style-name="ce38">
            <text:p>2107100</text:p>
          </table:table-cell>
          <table:table-cell office:value-type="string" table:style-name="ce38">
            <text:p>MORROS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7209" table:style-name="ce38">
            <text:p>2107209</text:p>
          </table:table-cell>
          <table:table-cell office:value-type="string" table:style-name="ce38">
            <text:p>NINA RODRIGUES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7258" table:style-name="ce38">
            <text:p>2107258</text:p>
          </table:table-cell>
          <table:table-cell office:value-type="string" table:style-name="ce38">
            <text:p>NOVA COLINAS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7308" table:style-name="ce38">
            <text:p>2107308</text:p>
          </table:table-cell>
          <table:table-cell office:value-type="string" table:style-name="ce38">
            <text:p>NOVA IORQUE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7357" table:style-name="ce38">
            <text:p>2107357</text:p>
          </table:table-cell>
          <table:table-cell office:value-type="string" table:style-name="ce38">
            <text:p>NOVA OLINDA DO MARANHAO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7407" table:style-name="ce38">
            <text:p>2107407</text:p>
          </table:table-cell>
          <table:table-cell office:value-type="string" table:style-name="ce38">
            <text:p>OLHO D´AGUA DAS CUNHAS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7456" table:style-name="ce38">
            <text:p>2107456</text:p>
          </table:table-cell>
          <table:table-cell office:value-type="string" table:style-name="ce38">
            <text:p>OLINDA NOVA DO MARANHAO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7506" table:style-name="ce38">
            <text:p>2107506</text:p>
          </table:table-cell>
          <table:table-cell office:value-type="string" table:style-name="ce38">
            <text:p>PACO DO LUMIAR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7605" table:style-name="ce38">
            <text:p>2107605</text:p>
          </table:table-cell>
          <table:table-cell office:value-type="string" table:style-name="ce38">
            <text:p>PALMEIRANDIA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7704" table:style-name="ce38">
            <text:p>2107704</text:p>
          </table:table-cell>
          <table:table-cell office:value-type="string" table:style-name="ce38">
            <text:p>PARAIBANO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7803" table:style-name="ce38">
            <text:p>2107803</text:p>
          </table:table-cell>
          <table:table-cell office:value-type="string" table:style-name="ce38">
            <text:p>PARNARAMA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7902" table:style-name="ce38">
            <text:p>2107902</text:p>
          </table:table-cell>
          <table:table-cell office:value-type="string" table:style-name="ce38">
            <text:p>PASSAGEM FRANCA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8009" table:style-name="ce38">
            <text:p>2108009</text:p>
          </table:table-cell>
          <table:table-cell office:value-type="string" table:style-name="ce38">
            <text:p>PASTOS BONS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8058" table:style-name="ce38">
            <text:p>2108058</text:p>
          </table:table-cell>
          <table:table-cell office:value-type="string" table:style-name="ce38">
            <text:p>PAULINO NEVES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8108" table:style-name="ce38">
            <text:p>2108108</text:p>
          </table:table-cell>
          <table:table-cell office:value-type="string" table:style-name="ce38">
            <text:p>PAULO RAMOS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8207" table:style-name="ce38">
            <text:p>2108207</text:p>
          </table:table-cell>
          <table:table-cell office:value-type="string" table:style-name="ce38">
            <text:p>PEDREIRAS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8256" table:style-name="ce38">
            <text:p>2108256</text:p>
          </table:table-cell>
          <table:table-cell office:value-type="string" table:style-name="ce38">
            <text:p>PEDRO DO ROSARIO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8306" table:style-name="ce38">
            <text:p>2108306</text:p>
          </table:table-cell>
          <table:table-cell office:value-type="string" table:style-name="ce38">
            <text:p>PENALVA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8405" table:style-name="ce38">
            <text:p>2108405</text:p>
          </table:table-cell>
          <table:table-cell office:value-type="string" table:style-name="ce38">
            <text:p>PERI MIRIM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8454" table:style-name="ce38">
            <text:p>2108454</text:p>
          </table:table-cell>
          <table:table-cell office:value-type="string" table:style-name="ce38">
            <text:p>PERITORO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8504" table:style-name="ce38">
            <text:p>2108504</text:p>
          </table:table-cell>
          <table:table-cell office:value-type="string" table:style-name="ce38">
            <text:p>PINDARE MIRIM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8603" table:style-name="ce38">
            <text:p>2108603</text:p>
          </table:table-cell>
          <table:table-cell office:value-type="string" table:style-name="ce38">
            <text:p>PINHEIRO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8702" table:style-name="ce38">
            <text:p>2108702</text:p>
          </table:table-cell>
          <table:table-cell office:value-type="string" table:style-name="ce38">
            <text:p>PIO XII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8801" table:style-name="ce38">
            <text:p>2108801</text:p>
          </table:table-cell>
          <table:table-cell office:value-type="string" table:style-name="ce38">
            <text:p>PIRAPEMAS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8900" table:style-name="ce38">
            <text:p>2108900</text:p>
          </table:table-cell>
          <table:table-cell office:value-type="string" table:style-name="ce38">
            <text:p>POCAO DE PEDRAS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9007" table:style-name="ce38">
            <text:p>2109007</text:p>
          </table:table-cell>
          <table:table-cell office:value-type="string" table:style-name="ce38">
            <text:p>PORTO FRANCO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9056" table:style-name="ce38">
            <text:p>2109056</text:p>
          </table:table-cell>
          <table:table-cell office:value-type="string" table:style-name="ce38">
            <text:p>PORTO RICO DO MARANHAO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9106" table:style-name="ce38">
            <text:p>2109106</text:p>
          </table:table-cell>
          <table:table-cell office:value-type="string" table:style-name="ce38">
            <text:p>PRESIDENTE DUTRA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9205" table:style-name="ce38">
            <text:p>2109205</text:p>
          </table:table-cell>
          <table:table-cell office:value-type="string" table:style-name="ce38">
            <text:p>PRESIDENTE JUSCELINO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9239" table:style-name="ce38">
            <text:p>2109239</text:p>
          </table:table-cell>
          <table:table-cell office:value-type="string" table:style-name="ce38">
            <text:p>PRESIDENTE MEDICI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9270" table:style-name="ce38">
            <text:p>2109270</text:p>
          </table:table-cell>
          <table:table-cell office:value-type="string" table:style-name="ce38">
            <text:p>PRESIDENTE SARNEY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9304" table:style-name="ce38">
            <text:p>2109304</text:p>
          </table:table-cell>
          <table:table-cell office:value-type="string" table:style-name="ce38">
            <text:p>PRESIDENTE VARGAS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9403" table:style-name="ce38">
            <text:p>2109403</text:p>
          </table:table-cell>
          <table:table-cell office:value-type="string" table:style-name="ce38">
            <text:p>PRIMEIRA CRUZ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9452" table:style-name="ce38">
            <text:p>2109452</text:p>
          </table:table-cell>
          <table:table-cell office:value-type="string" table:style-name="ce38">
            <text:p>RAPOSA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9502" table:style-name="ce38">
            <text:p>2109502</text:p>
          </table:table-cell>
          <table:table-cell office:value-type="string" table:style-name="ce38">
            <text:p>RIACHAO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9551" table:style-name="ce38">
            <text:p>2109551</text:p>
          </table:table-cell>
          <table:table-cell office:value-type="string" table:style-name="ce38">
            <text:p>RIBAMAR FIQUENE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9601" table:style-name="ce38">
            <text:p>2109601</text:p>
          </table:table-cell>
          <table:table-cell office:value-type="string" table:style-name="ce38">
            <text:p>ROSARIO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9700" table:style-name="ce38">
            <text:p>2109700</text:p>
          </table:table-cell>
          <table:table-cell office:value-type="string" table:style-name="ce38">
            <text:p>SAMBAIBA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9759" table:style-name="ce38">
            <text:p>2109759</text:p>
          </table:table-cell>
          <table:table-cell office:value-type="string" table:style-name="ce38">
            <text:p>SANTA FILOMENA DO MARANHAO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9809" table:style-name="ce38">
            <text:p>2109809</text:p>
          </table:table-cell>
          <table:table-cell office:value-type="string" table:style-name="ce38">
            <text:p>SANTA HELENA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09908" table:style-name="ce38">
            <text:p>2109908</text:p>
          </table:table-cell>
          <table:table-cell office:value-type="string" table:style-name="ce38">
            <text:p>SANTA INES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10005" table:style-name="ce38">
            <text:p>2110005</text:p>
          </table:table-cell>
          <table:table-cell office:value-type="string" table:style-name="ce38">
            <text:p>SANTA LUZIA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10039" table:style-name="ce38">
            <text:p>2110039</text:p>
          </table:table-cell>
          <table:table-cell office:value-type="string" table:style-name="ce38">
            <text:p>SANTA LUZIA DO PARUA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10104" table:style-name="ce38">
            <text:p>2110104</text:p>
          </table:table-cell>
          <table:table-cell office:value-type="string" table:style-name="ce38">
            <text:p>SANTA QUITERIA DO MARANHAO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10203" table:style-name="ce38">
            <text:p>2110203</text:p>
          </table:table-cell>
          <table:table-cell office:value-type="string" table:style-name="ce38">
            <text:p>SANTA RITA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10237" table:style-name="ce38">
            <text:p>2110237</text:p>
          </table:table-cell>
          <table:table-cell office:value-type="string" table:style-name="ce38">
            <text:p>SANTANA DO MARANHAO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10278" table:style-name="ce38">
            <text:p>2110278</text:p>
          </table:table-cell>
          <table:table-cell office:value-type="string" table:style-name="ce38">
            <text:p>SANTO AMARO DO MARANHAO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10302" table:style-name="ce38">
            <text:p>2110302</text:p>
          </table:table-cell>
          <table:table-cell office:value-type="string" table:style-name="ce38">
            <text:p>SANTO ANTONIO DO LOPES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10401" table:style-name="ce38">
            <text:p>2110401</text:p>
          </table:table-cell>
          <table:table-cell office:value-type="string" table:style-name="ce38">
            <text:p>SAO BENEDITO DO RIO PRETO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10500" table:style-name="ce38">
            <text:p>2110500</text:p>
          </table:table-cell>
          <table:table-cell office:value-type="string" table:style-name="ce38">
            <text:p>SAO BENTO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10609" table:style-name="ce38">
            <text:p>2110609</text:p>
          </table:table-cell>
          <table:table-cell office:value-type="string" table:style-name="ce38">
            <text:p>SAO BERNARDO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10658" table:style-name="ce38">
            <text:p>2110658</text:p>
          </table:table-cell>
          <table:table-cell office:value-type="string" table:style-name="ce38">
            <text:p>SAO DOMINGOS DO AZEITAO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10708" table:style-name="ce38">
            <text:p>2110708</text:p>
          </table:table-cell>
          <table:table-cell office:value-type="string" table:style-name="ce38">
            <text:p>SAO DOMINGOS DO MARANHAO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10807" table:style-name="ce38">
            <text:p>2110807</text:p>
          </table:table-cell>
          <table:table-cell office:value-type="string" table:style-name="ce38">
            <text:p>SAO FELIX DE BALSAS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10856" table:style-name="ce38">
            <text:p>2110856</text:p>
          </table:table-cell>
          <table:table-cell office:value-type="string" table:style-name="ce38">
            <text:p>SAO FRANCISCO DO BREJAO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10906" table:style-name="ce38">
            <text:p>2110906</text:p>
          </table:table-cell>
          <table:table-cell office:value-type="string" table:style-name="ce38">
            <text:p>SAO FRANCISCO DO MARANHAO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11003" table:style-name="ce38">
            <text:p>2111003</text:p>
          </table:table-cell>
          <table:table-cell office:value-type="string" table:style-name="ce38">
            <text:p>SAO JOAO BATISTA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11029" table:style-name="ce38">
            <text:p>2111029</text:p>
          </table:table-cell>
          <table:table-cell office:value-type="string" table:style-name="ce38">
            <text:p>SAO JOAO DO CARU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11052" table:style-name="ce38">
            <text:p>2111052</text:p>
          </table:table-cell>
          <table:table-cell office:value-type="string" table:style-name="ce38">
            <text:p>SAO JOAO DO PARAISO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11078" table:style-name="ce38">
            <text:p>2111078</text:p>
          </table:table-cell>
          <table:table-cell office:value-type="string" table:style-name="ce38">
            <text:p>SAO JOAO DO SOTER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11102" table:style-name="ce38">
            <text:p>2111102</text:p>
          </table:table-cell>
          <table:table-cell office:value-type="string" table:style-name="ce38">
            <text:p>SAO JOAO DO PATOS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11201" table:style-name="ce38">
            <text:p>2111201</text:p>
          </table:table-cell>
          <table:table-cell office:value-type="string" table:style-name="ce38">
            <text:p>SAO JOSE DE RIBAMAR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11250" table:style-name="ce38">
            <text:p>2111250</text:p>
          </table:table-cell>
          <table:table-cell office:value-type="string" table:style-name="ce38">
            <text:p>SAO JOSE DO BASILIOS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11300" table:style-name="ce38">
            <text:p>2111300</text:p>
          </table:table-cell>
          <table:table-cell office:value-type="string" table:style-name="ce38">
            <text:p>SAO LUIS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11409" table:style-name="ce38">
            <text:p>2111409</text:p>
          </table:table-cell>
          <table:table-cell office:value-type="string" table:style-name="ce38">
            <text:p>SAO LUIS GONZAGA DO MARANHAO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11508" table:style-name="ce38">
            <text:p>2111508</text:p>
          </table:table-cell>
          <table:table-cell office:value-type="string" table:style-name="ce38">
            <text:p>SAO MATEUS DO MARANHAO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11532" table:style-name="ce38">
            <text:p>2111532</text:p>
          </table:table-cell>
          <table:table-cell office:value-type="string" table:style-name="ce38">
            <text:p>SAO PEDRO DA AGUA BRANCA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11573" table:style-name="ce38">
            <text:p>2111573</text:p>
          </table:table-cell>
          <table:table-cell office:value-type="string" table:style-name="ce38">
            <text:p>SAO PEDRO DO CRENTES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11607" table:style-name="ce38">
            <text:p>2111607</text:p>
          </table:table-cell>
          <table:table-cell office:value-type="string" table:style-name="ce38">
            <text:p>SAO RAIMUNDO DAS MANGABEIRAS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11631" table:style-name="ce38">
            <text:p>2111631</text:p>
          </table:table-cell>
          <table:table-cell office:value-type="string" table:style-name="ce38">
            <text:p>SAO RAIMUNDO DO DOCA BEZERRA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11672" table:style-name="ce38">
            <text:p>2111672</text:p>
          </table:table-cell>
          <table:table-cell office:value-type="string" table:style-name="ce38">
            <text:p>SAO ROBERTO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11706" table:style-name="ce38">
            <text:p>2111706</text:p>
          </table:table-cell>
          <table:table-cell office:value-type="string" table:style-name="ce38">
            <text:p>SAO VICENTE FERRER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11722" table:style-name="ce38">
            <text:p>2111722</text:p>
          </table:table-cell>
          <table:table-cell office:value-type="string" table:style-name="ce38">
            <text:p>SATUBINHA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11748" table:style-name="ce38">
            <text:p>2111748</text:p>
          </table:table-cell>
          <table:table-cell office:value-type="string" table:style-name="ce38">
            <text:p>SENADOR ALEXANDRE COSTA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11763" table:style-name="ce38">
            <text:p>2111763</text:p>
          </table:table-cell>
          <table:table-cell office:value-type="string" table:style-name="ce38">
            <text:p>SENADOR LA ROCQUE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11789" table:style-name="ce38">
            <text:p>2111789</text:p>
          </table:table-cell>
          <table:table-cell office:value-type="string" table:style-name="ce38">
            <text:p>SERRANO DO MARANHAO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11805" table:style-name="ce38">
            <text:p>2111805</text:p>
          </table:table-cell>
          <table:table-cell office:value-type="string" table:style-name="ce38">
            <text:p>SITIO NOVO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11904" table:style-name="ce38">
            <text:p>2111904</text:p>
          </table:table-cell>
          <table:table-cell office:value-type="string" table:style-name="ce38">
            <text:p>SUCUPIRA DO NORTE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11953" table:style-name="ce38">
            <text:p>2111953</text:p>
          </table:table-cell>
          <table:table-cell office:value-type="string" table:style-name="ce38">
            <text:p>SUCUPIRA DO RIACHAO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12001" table:style-name="ce38">
            <text:p>2112001</text:p>
          </table:table-cell>
          <table:table-cell office:value-type="string" table:style-name="ce38">
            <text:p>TASSO FRAGOSO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12100" table:style-name="ce38">
            <text:p>2112100</text:p>
          </table:table-cell>
          <table:table-cell office:value-type="string" table:style-name="ce38">
            <text:p>TIMBIRAS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12209" table:style-name="ce38">
            <text:p>2112209</text:p>
          </table:table-cell>
          <table:table-cell office:value-type="string" table:style-name="ce38">
            <text:p>TIMON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12233" table:style-name="ce38">
            <text:p>2112233</text:p>
          </table:table-cell>
          <table:table-cell office:value-type="string" table:style-name="ce38">
            <text:p>TRIZIDELA DO VALE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12274" table:style-name="ce38">
            <text:p>2112274</text:p>
          </table:table-cell>
          <table:table-cell office:value-type="string" table:style-name="ce38">
            <text:p>TUFILANDIA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12308" table:style-name="ce38">
            <text:p>2112308</text:p>
          </table:table-cell>
          <table:table-cell office:value-type="string" table:style-name="ce38">
            <text:p>TUNTUM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12407" table:style-name="ce38">
            <text:p>2112407</text:p>
          </table:table-cell>
          <table:table-cell office:value-type="string" table:style-name="ce38">
            <text:p>TURIACU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12456" table:style-name="ce38">
            <text:p>2112456</text:p>
          </table:table-cell>
          <table:table-cell office:value-type="string" table:style-name="ce38">
            <text:p>TURILANDIA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12506" table:style-name="ce38">
            <text:p>2112506</text:p>
          </table:table-cell>
          <table:table-cell office:value-type="string" table:style-name="ce38">
            <text:p>TUTOIA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12605" table:style-name="ce38">
            <text:p>2112605</text:p>
          </table:table-cell>
          <table:table-cell office:value-type="string" table:style-name="ce38">
            <text:p>URBANO SANTOS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12704" table:style-name="ce38">
            <text:p>2112704</text:p>
          </table:table-cell>
          <table:table-cell office:value-type="string" table:style-name="ce38">
            <text:p>VARGEM GRANDE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12803" table:style-name="ce38">
            <text:p>2112803</text:p>
          </table:table-cell>
          <table:table-cell office:value-type="string" table:style-name="ce38">
            <text:p>VIANA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12852" table:style-name="ce38">
            <text:p>2112852</text:p>
          </table:table-cell>
          <table:table-cell office:value-type="string" table:style-name="ce38">
            <text:p>VILA NOVA DO MARTIRIOS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12902" table:style-name="ce38">
            <text:p>2112902</text:p>
          </table:table-cell>
          <table:table-cell office:value-type="string" table:style-name="ce38">
            <text:p>VITORIA DO MEARIM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13009" table:style-name="ce38">
            <text:p>2113009</text:p>
          </table:table-cell>
          <table:table-cell office:value-type="string" table:style-name="ce38">
            <text:p>VITORINO FREIRE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114007" table:style-name="ce38">
            <text:p>2114007</text:p>
          </table:table-cell>
          <table:table-cell office:value-type="string" table:style-name="ce38">
            <text:p>ZE DOCA</text:p>
          </table:table-cell>
          <table:table-cell office:value-type="string" table:style-name="ce38">
            <text:p>M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0053" table:style-name="ce38">
            <text:p>2200053</text:p>
          </table:table-cell>
          <table:table-cell office:value-type="string" table:style-name="ce38">
            <text:p>ACAUA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0103" table:style-name="ce38">
            <text:p>2200103</text:p>
          </table:table-cell>
          <table:table-cell office:value-type="string" table:style-name="ce38">
            <text:p>AGRICOLANDIA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0202" table:style-name="ce38">
            <text:p>2200202</text:p>
          </table:table-cell>
          <table:table-cell office:value-type="string" table:style-name="ce38">
            <text:p>AGUA BRANCA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0251" table:style-name="ce38">
            <text:p>2200251</text:p>
          </table:table-cell>
          <table:table-cell office:value-type="string" table:style-name="ce38">
            <text:p>ALAGOINHA DO PIAUI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0277" table:style-name="ce38">
            <text:p>2200277</text:p>
          </table:table-cell>
          <table:table-cell office:value-type="string" table:style-name="ce38">
            <text:p>ALEGRETE DO PIAUI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0301" table:style-name="ce38">
            <text:p>2200301</text:p>
          </table:table-cell>
          <table:table-cell office:value-type="string" table:style-name="ce38">
            <text:p>ALTO LONGA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0400" table:style-name="ce38">
            <text:p>2200400</text:p>
          </table:table-cell>
          <table:table-cell office:value-type="string" table:style-name="ce38">
            <text:p>ALTOS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0459" table:style-name="ce38">
            <text:p>2200459</text:p>
          </table:table-cell>
          <table:table-cell office:value-type="string" table:style-name="ce38">
            <text:p>ALVORADA DO GURGUEIA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0509" table:style-name="ce38">
            <text:p>2200509</text:p>
          </table:table-cell>
          <table:table-cell office:value-type="string" table:style-name="ce38">
            <text:p>AMARANTE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0608" table:style-name="ce38">
            <text:p>2200608</text:p>
          </table:table-cell>
          <table:table-cell office:value-type="string" table:style-name="ce38">
            <text:p>ANGICAL DO PIAUI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0707" table:style-name="ce38">
            <text:p>2200707</text:p>
          </table:table-cell>
          <table:table-cell office:value-type="string" table:style-name="ce38">
            <text:p>ANISIO DE ABREU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0806" table:style-name="ce38">
            <text:p>2200806</text:p>
          </table:table-cell>
          <table:table-cell office:value-type="string" table:style-name="ce38">
            <text:p>ANTONIO ALMEIDA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0905" table:style-name="ce38">
            <text:p>2200905</text:p>
          </table:table-cell>
          <table:table-cell office:value-type="string" table:style-name="ce38">
            <text:p>AROAZES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0954" table:style-name="ce38">
            <text:p>2200954</text:p>
          </table:table-cell>
          <table:table-cell office:value-type="string" table:style-name="ce38">
            <text:p>AROEIRAS DO ITAIM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1002" table:style-name="ce38">
            <text:p>2201002</text:p>
          </table:table-cell>
          <table:table-cell office:value-type="string" table:style-name="ce38">
            <text:p>ARRAIAL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1051" table:style-name="ce38">
            <text:p>2201051</text:p>
          </table:table-cell>
          <table:table-cell office:value-type="string" table:style-name="ce38">
            <text:p>ASSUNCAO DO PIAUI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1101" table:style-name="ce38">
            <text:p>2201101</text:p>
          </table:table-cell>
          <table:table-cell office:value-type="string" table:style-name="ce38">
            <text:p>AVELINO LOPES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1150" table:style-name="ce38">
            <text:p>2201150</text:p>
          </table:table-cell>
          <table:table-cell office:value-type="string" table:style-name="ce38">
            <text:p>BAIXA GRANDE DO RIBEIRO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1176" table:style-name="ce38">
            <text:p>2201176</text:p>
          </table:table-cell>
          <table:table-cell office:value-type="string" table:style-name="ce38">
            <text:p>BARRA D ALCANTARA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1200" table:style-name="ce38">
            <text:p>2201200</text:p>
          </table:table-cell>
          <table:table-cell office:value-type="string" table:style-name="ce38">
            <text:p>BARRAS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1309" table:style-name="ce38">
            <text:p>2201309</text:p>
          </table:table-cell>
          <table:table-cell office:value-type="string" table:style-name="ce38">
            <text:p>BARREIRAS DO PIAUI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1408" table:style-name="ce38">
            <text:p>2201408</text:p>
          </table:table-cell>
          <table:table-cell office:value-type="string" table:style-name="ce38">
            <text:p>BARRO DURO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1507" table:style-name="ce38">
            <text:p>2201507</text:p>
          </table:table-cell>
          <table:table-cell office:value-type="string" table:style-name="ce38">
            <text:p>BATALHA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1556" table:style-name="ce38">
            <text:p>2201556</text:p>
          </table:table-cell>
          <table:table-cell office:value-type="string" table:style-name="ce38">
            <text:p>BELA VISTA DO PIAUI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1572" table:style-name="ce38">
            <text:p>2201572</text:p>
          </table:table-cell>
          <table:table-cell office:value-type="string" table:style-name="ce38">
            <text:p>BELEM DO PIAUI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1606" table:style-name="ce38">
            <text:p>2201606</text:p>
          </table:table-cell>
          <table:table-cell office:value-type="string" table:style-name="ce38">
            <text:p>BENEDITINOS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1705" table:style-name="ce38">
            <text:p>2201705</text:p>
          </table:table-cell>
          <table:table-cell office:value-type="string" table:style-name="ce38">
            <text:p>BERTOLINIA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1739" table:style-name="ce38">
            <text:p>2201739</text:p>
          </table:table-cell>
          <table:table-cell office:value-type="string" table:style-name="ce38">
            <text:p>BETANIA DO PIAUI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1770" table:style-name="ce38">
            <text:p>2201770</text:p>
          </table:table-cell>
          <table:table-cell office:value-type="string" table:style-name="ce38">
            <text:p>BOA HORA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1804" table:style-name="ce38">
            <text:p>2201804</text:p>
          </table:table-cell>
          <table:table-cell office:value-type="string" table:style-name="ce38">
            <text:p>BOCAINA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1903" table:style-name="ce38">
            <text:p>2201903</text:p>
          </table:table-cell>
          <table:table-cell office:value-type="string" table:style-name="ce38">
            <text:p>BOM JESUS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1919" table:style-name="ce38">
            <text:p>2201919</text:p>
          </table:table-cell>
          <table:table-cell office:value-type="string" table:style-name="ce38">
            <text:p>BOM PRINCIPIO DO PIAUI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1929" table:style-name="ce38">
            <text:p>2201929</text:p>
          </table:table-cell>
          <table:table-cell office:value-type="string" table:style-name="ce38">
            <text:p>BONFIM DO PIAUI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1945" table:style-name="ce38">
            <text:p>2201945</text:p>
          </table:table-cell>
          <table:table-cell office:value-type="string" table:style-name="ce38">
            <text:p>BOQUEIRAO DO PIAUI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1960" table:style-name="ce38">
            <text:p>2201960</text:p>
          </table:table-cell>
          <table:table-cell office:value-type="string" table:style-name="ce38">
            <text:p>BRASILEIRA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1988" table:style-name="ce38">
            <text:p>2201988</text:p>
          </table:table-cell>
          <table:table-cell office:value-type="string" table:style-name="ce38">
            <text:p>BREJO DO PIAUI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2000" table:style-name="ce38">
            <text:p>2202000</text:p>
          </table:table-cell>
          <table:table-cell office:value-type="string" table:style-name="ce38">
            <text:p>BURITI DO LOPES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2026" table:style-name="ce38">
            <text:p>2202026</text:p>
          </table:table-cell>
          <table:table-cell office:value-type="string" table:style-name="ce38">
            <text:p>BURITI DO MONTES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2059" table:style-name="ce38">
            <text:p>2202059</text:p>
          </table:table-cell>
          <table:table-cell office:value-type="string" table:style-name="ce38">
            <text:p>CABECEIRAS DO PIAUI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2075" table:style-name="ce38">
            <text:p>2202075</text:p>
          </table:table-cell>
          <table:table-cell office:value-type="string" table:style-name="ce38">
            <text:p>CAJAZEIRAS DO PIAUI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2083" table:style-name="ce38">
            <text:p>2202083</text:p>
          </table:table-cell>
          <table:table-cell office:value-type="string" table:style-name="ce38">
            <text:p>CAJUEIRO DA PRAIA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2091" table:style-name="ce38">
            <text:p>2202091</text:p>
          </table:table-cell>
          <table:table-cell office:value-type="string" table:style-name="ce38">
            <text:p>CALDEIRAO GRANDE DO PIAUI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2109" table:style-name="ce38">
            <text:p>2202109</text:p>
          </table:table-cell>
          <table:table-cell office:value-type="string" table:style-name="ce38">
            <text:p>CAMPINAS DO PIAUI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2117" table:style-name="ce38">
            <text:p>2202117</text:p>
          </table:table-cell>
          <table:table-cell office:value-type="string" table:style-name="ce38">
            <text:p>CAMPO ALEGRE DO FIDALGO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2133" table:style-name="ce38">
            <text:p>2202133</text:p>
          </table:table-cell>
          <table:table-cell office:value-type="string" table:style-name="ce38">
            <text:p>CAMPO GRANDE DO PIAUI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2174" table:style-name="ce38">
            <text:p>2202174</text:p>
          </table:table-cell>
          <table:table-cell office:value-type="string" table:style-name="ce38">
            <text:p>CAMPO LARGO DO PIAUI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2208" table:style-name="ce38">
            <text:p>2202208</text:p>
          </table:table-cell>
          <table:table-cell office:value-type="string" table:style-name="ce38">
            <text:p>CAMPO MAIOR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2251" table:style-name="ce38">
            <text:p>2202251</text:p>
          </table:table-cell>
          <table:table-cell office:value-type="string" table:style-name="ce38">
            <text:p>CANAVIEIRA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2307" table:style-name="ce38">
            <text:p>2202307</text:p>
          </table:table-cell>
          <table:table-cell office:value-type="string" table:style-name="ce38">
            <text:p>CANTO DO BURITI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2406" table:style-name="ce38">
            <text:p>2202406</text:p>
          </table:table-cell>
          <table:table-cell office:value-type="string" table:style-name="ce38">
            <text:p>CAPITAO DE CAMPOS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2455" table:style-name="ce38">
            <text:p>2202455</text:p>
          </table:table-cell>
          <table:table-cell office:value-type="string" table:style-name="ce38">
            <text:p>CAPITAO GERVASIO OLIVEIRA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2505" table:style-name="ce38">
            <text:p>2202505</text:p>
          </table:table-cell>
          <table:table-cell office:value-type="string" table:style-name="ce38">
            <text:p>CARACOL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2539" table:style-name="ce38">
            <text:p>2202539</text:p>
          </table:table-cell>
          <table:table-cell office:value-type="string" table:style-name="ce38">
            <text:p>CARAUBAS DO PIAUI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2554" table:style-name="ce38">
            <text:p>2202554</text:p>
          </table:table-cell>
          <table:table-cell office:value-type="string" table:style-name="ce38">
            <text:p>CARIDADE DO PIAUI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2604" table:style-name="ce38">
            <text:p>2202604</text:p>
          </table:table-cell>
          <table:table-cell office:value-type="string" table:style-name="ce38">
            <text:p>CASTELO DO PIAUI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2653" table:style-name="ce38">
            <text:p>2202653</text:p>
          </table:table-cell>
          <table:table-cell office:value-type="string" table:style-name="ce38">
            <text:p>CAXINGO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2703" table:style-name="ce38">
            <text:p>2202703</text:p>
          </table:table-cell>
          <table:table-cell office:value-type="string" table:style-name="ce38">
            <text:p>COCAL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2711" table:style-name="ce38">
            <text:p>2202711</text:p>
          </table:table-cell>
          <table:table-cell office:value-type="string" table:style-name="ce38">
            <text:p>COCAL DE TELHA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2729" table:style-name="ce38">
            <text:p>2202729</text:p>
          </table:table-cell>
          <table:table-cell office:value-type="string" table:style-name="ce38">
            <text:p>COCAL DO ALVES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2737" table:style-name="ce38">
            <text:p>2202737</text:p>
          </table:table-cell>
          <table:table-cell office:value-type="string" table:style-name="ce38">
            <text:p>COIVARAS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2752" table:style-name="ce38">
            <text:p>2202752</text:p>
          </table:table-cell>
          <table:table-cell office:value-type="string" table:style-name="ce38">
            <text:p>COLONIA DO GURGUEIA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2778" table:style-name="ce38">
            <text:p>2202778</text:p>
          </table:table-cell>
          <table:table-cell office:value-type="string" table:style-name="ce38">
            <text:p>COLONIA DO PIAUI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2802" table:style-name="ce38">
            <text:p>2202802</text:p>
          </table:table-cell>
          <table:table-cell office:value-type="string" table:style-name="ce38">
            <text:p>CONCEICAO DO CANINDE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2851" table:style-name="ce38">
            <text:p>2202851</text:p>
          </table:table-cell>
          <table:table-cell office:value-type="string" table:style-name="ce38">
            <text:p>CORONEL JOSE DIAS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2901" table:style-name="ce38">
            <text:p>2202901</text:p>
          </table:table-cell>
          <table:table-cell office:value-type="string" table:style-name="ce38">
            <text:p>CORRENTE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3008" table:style-name="ce38">
            <text:p>2203008</text:p>
          </table:table-cell>
          <table:table-cell office:value-type="string" table:style-name="ce38">
            <text:p>CRISTALANDIA DO PIAUI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3107" table:style-name="ce38">
            <text:p>2203107</text:p>
          </table:table-cell>
          <table:table-cell office:value-type="string" table:style-name="ce38">
            <text:p>CRISTINO CASTRO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3206" table:style-name="ce38">
            <text:p>2203206</text:p>
          </table:table-cell>
          <table:table-cell office:value-type="string" table:style-name="ce38">
            <text:p>CURIMATA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3230" table:style-name="ce38">
            <text:p>2203230</text:p>
          </table:table-cell>
          <table:table-cell office:value-type="string" table:style-name="ce38">
            <text:p>CURRAIS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3255" table:style-name="ce38">
            <text:p>2203255</text:p>
          </table:table-cell>
          <table:table-cell office:value-type="string" table:style-name="ce38">
            <text:p>CURRALINHOS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3271" table:style-name="ce38">
            <text:p>2203271</text:p>
          </table:table-cell>
          <table:table-cell office:value-type="string" table:style-name="ce38">
            <text:p>CURRAL NOVO DO PIAUI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3305" table:style-name="ce38">
            <text:p>2203305</text:p>
          </table:table-cell>
          <table:table-cell office:value-type="string" table:style-name="ce38">
            <text:p>DEMERVAL LOBAO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3354" table:style-name="ce38">
            <text:p>2203354</text:p>
          </table:table-cell>
          <table:table-cell office:value-type="string" table:style-name="ce38">
            <text:p>DIRCEU ARCOVERDE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3404" table:style-name="ce38">
            <text:p>2203404</text:p>
          </table:table-cell>
          <table:table-cell office:value-type="string" table:style-name="ce38">
            <text:p>DOM EXPEDITO LOPES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3420" table:style-name="ce38">
            <text:p>2203420</text:p>
          </table:table-cell>
          <table:table-cell office:value-type="string" table:style-name="ce38">
            <text:p>DOMINGOS MOURAO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3453" table:style-name="ce38">
            <text:p>2203453</text:p>
          </table:table-cell>
          <table:table-cell office:value-type="string" table:style-name="ce38">
            <text:p>DOM INOCENCIO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3503" table:style-name="ce38">
            <text:p>2203503</text:p>
          </table:table-cell>
          <table:table-cell office:value-type="string" table:style-name="ce38">
            <text:p>ELESBAO VELOSO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3602" table:style-name="ce38">
            <text:p>2203602</text:p>
          </table:table-cell>
          <table:table-cell office:value-type="string" table:style-name="ce38">
            <text:p>ELISEU MARTINS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3701" table:style-name="ce38">
            <text:p>2203701</text:p>
          </table:table-cell>
          <table:table-cell office:value-type="string" table:style-name="ce38">
            <text:p>ESPERANTINA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3750" table:style-name="ce38">
            <text:p>2203750</text:p>
          </table:table-cell>
          <table:table-cell office:value-type="string" table:style-name="ce38">
            <text:p>FARTURA DO PIAUI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3800" table:style-name="ce38">
            <text:p>2203800</text:p>
          </table:table-cell>
          <table:table-cell office:value-type="string" table:style-name="ce38">
            <text:p>FLORES DO PIAUI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3859" table:style-name="ce38">
            <text:p>2203859</text:p>
          </table:table-cell>
          <table:table-cell office:value-type="string" table:style-name="ce38">
            <text:p>FLORESTA DO PIAUI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3909" table:style-name="ce38">
            <text:p>2203909</text:p>
          </table:table-cell>
          <table:table-cell office:value-type="string" table:style-name="ce38">
            <text:p>FLORIANO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4006" table:style-name="ce38">
            <text:p>2204006</text:p>
          </table:table-cell>
          <table:table-cell office:value-type="string" table:style-name="ce38">
            <text:p>FRANCINOPOLIS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4105" table:style-name="ce38">
            <text:p>2204105</text:p>
          </table:table-cell>
          <table:table-cell office:value-type="string" table:style-name="ce38">
            <text:p>FRANCISCO AYRES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4154" table:style-name="ce38">
            <text:p>2204154</text:p>
          </table:table-cell>
          <table:table-cell office:value-type="string" table:style-name="ce38">
            <text:p>FRANCISCO MACEDO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4204" table:style-name="ce38">
            <text:p>2204204</text:p>
          </table:table-cell>
          <table:table-cell office:value-type="string" table:style-name="ce38">
            <text:p>FRANCISCO SANTOS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4303" table:style-name="ce38">
            <text:p>2204303</text:p>
          </table:table-cell>
          <table:table-cell office:value-type="string" table:style-name="ce38">
            <text:p>FRONTEIRAS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4352" table:style-name="ce38">
            <text:p>2204352</text:p>
          </table:table-cell>
          <table:table-cell office:value-type="string" table:style-name="ce38">
            <text:p>GEMINIANO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4402" table:style-name="ce38">
            <text:p>2204402</text:p>
          </table:table-cell>
          <table:table-cell office:value-type="string" table:style-name="ce38">
            <text:p>GILBUES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4501" table:style-name="ce38">
            <text:p>2204501</text:p>
          </table:table-cell>
          <table:table-cell office:value-type="string" table:style-name="ce38">
            <text:p>GUADALUPE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4550" table:style-name="ce38">
            <text:p>2204550</text:p>
          </table:table-cell>
          <table:table-cell office:value-type="string" table:style-name="ce38">
            <text:p>GUARIBAS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4600" table:style-name="ce38">
            <text:p>2204600</text:p>
          </table:table-cell>
          <table:table-cell office:value-type="string" table:style-name="ce38">
            <text:p>HUGO NAPOLEAO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4659" table:style-name="ce38">
            <text:p>2204659</text:p>
          </table:table-cell>
          <table:table-cell office:value-type="string" table:style-name="ce38">
            <text:p>ILHA GRANDE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4709" table:style-name="ce38">
            <text:p>2204709</text:p>
          </table:table-cell>
          <table:table-cell office:value-type="string" table:style-name="ce38">
            <text:p>INHUMA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4808" table:style-name="ce38">
            <text:p>2204808</text:p>
          </table:table-cell>
          <table:table-cell office:value-type="string" table:style-name="ce38">
            <text:p>IPIRANGA DO PIAUI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4907" table:style-name="ce38">
            <text:p>2204907</text:p>
          </table:table-cell>
          <table:table-cell office:value-type="string" table:style-name="ce38">
            <text:p>ISAIAS COELHO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5003" table:style-name="ce38">
            <text:p>2205003</text:p>
          </table:table-cell>
          <table:table-cell office:value-type="string" table:style-name="ce38">
            <text:p>ITAINOPOLIS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5102" table:style-name="ce38">
            <text:p>2205102</text:p>
          </table:table-cell>
          <table:table-cell office:value-type="string" table:style-name="ce38">
            <text:p>ITAUEIRA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5151" table:style-name="ce38">
            <text:p>2205151</text:p>
          </table:table-cell>
          <table:table-cell office:value-type="string" table:style-name="ce38">
            <text:p>JACOBINA DO PIAUI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5201" table:style-name="ce38">
            <text:p>2205201</text:p>
          </table:table-cell>
          <table:table-cell office:value-type="string" table:style-name="ce38">
            <text:p>JAICOS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5250" table:style-name="ce38">
            <text:p>2205250</text:p>
          </table:table-cell>
          <table:table-cell office:value-type="string" table:style-name="ce38">
            <text:p>JARDIM DO MULATO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5276" table:style-name="ce38">
            <text:p>2205276</text:p>
          </table:table-cell>
          <table:table-cell office:value-type="string" table:style-name="ce38">
            <text:p>JATOBA DO PIAUI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5300" table:style-name="ce38">
            <text:p>2205300</text:p>
          </table:table-cell>
          <table:table-cell office:value-type="string" table:style-name="ce38">
            <text:p>JERUMENHA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5359" table:style-name="ce38">
            <text:p>2205359</text:p>
          </table:table-cell>
          <table:table-cell office:value-type="string" table:style-name="ce38">
            <text:p>JOAO COSTA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5409" table:style-name="ce38">
            <text:p>2205409</text:p>
          </table:table-cell>
          <table:table-cell office:value-type="string" table:style-name="ce38">
            <text:p>JOAQUIM PIRES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5458" table:style-name="ce38">
            <text:p>2205458</text:p>
          </table:table-cell>
          <table:table-cell office:value-type="string" table:style-name="ce38">
            <text:p>JOCA MARQUES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5508" table:style-name="ce38">
            <text:p>2205508</text:p>
          </table:table-cell>
          <table:table-cell office:value-type="string" table:style-name="ce38">
            <text:p>JOSE DE FREITAS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5516" table:style-name="ce38">
            <text:p>2205516</text:p>
          </table:table-cell>
          <table:table-cell office:value-type="string" table:style-name="ce38">
            <text:p>JUAZEIRO DO PIAUI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5524" table:style-name="ce38">
            <text:p>2205524</text:p>
          </table:table-cell>
          <table:table-cell office:value-type="string" table:style-name="ce38">
            <text:p>JULIO BORGES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5532" table:style-name="ce38">
            <text:p>2205532</text:p>
          </table:table-cell>
          <table:table-cell office:value-type="string" table:style-name="ce38">
            <text:p>JUREMA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5540" table:style-name="ce38">
            <text:p>2205540</text:p>
          </table:table-cell>
          <table:table-cell office:value-type="string" table:style-name="ce38">
            <text:p>LAGOINHA DO PIAUI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5557" table:style-name="ce38">
            <text:p>2205557</text:p>
          </table:table-cell>
          <table:table-cell office:value-type="string" table:style-name="ce38">
            <text:p>LAGOA ALEGRE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5565" table:style-name="ce38">
            <text:p>2205565</text:p>
          </table:table-cell>
          <table:table-cell office:value-type="string" table:style-name="ce38">
            <text:p>LAGOA DO BARRO DO PIAUI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5573" table:style-name="ce38">
            <text:p>2205573</text:p>
          </table:table-cell>
          <table:table-cell office:value-type="string" table:style-name="ce38">
            <text:p>LAGOA DE SAO FRANCISCO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5581" table:style-name="ce38">
            <text:p>2205581</text:p>
          </table:table-cell>
          <table:table-cell office:value-type="string" table:style-name="ce38">
            <text:p>LAGOA DO PIAUI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5599" table:style-name="ce38">
            <text:p>2205599</text:p>
          </table:table-cell>
          <table:table-cell office:value-type="string" table:style-name="ce38">
            <text:p>LAGOA DO SITIO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5607" table:style-name="ce38">
            <text:p>2205607</text:p>
          </table:table-cell>
          <table:table-cell office:value-type="string" table:style-name="ce38">
            <text:p>LANDRI SALES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5706" table:style-name="ce38">
            <text:p>2205706</text:p>
          </table:table-cell>
          <table:table-cell office:value-type="string" table:style-name="ce38">
            <text:p>LUIS CORREIA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5805" table:style-name="ce38">
            <text:p>2205805</text:p>
          </table:table-cell>
          <table:table-cell office:value-type="string" table:style-name="ce38">
            <text:p>LUZILANDIA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5854" table:style-name="ce38">
            <text:p>2205854</text:p>
          </table:table-cell>
          <table:table-cell office:value-type="string" table:style-name="ce38">
            <text:p>MADEIRO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5904" table:style-name="ce38">
            <text:p>2205904</text:p>
          </table:table-cell>
          <table:table-cell office:value-type="string" table:style-name="ce38">
            <text:p>MANOEL EMIDIO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5953" table:style-name="ce38">
            <text:p>2205953</text:p>
          </table:table-cell>
          <table:table-cell office:value-type="string" table:style-name="ce38">
            <text:p>MARCOLANDIA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6001" table:style-name="ce38">
            <text:p>2206001</text:p>
          </table:table-cell>
          <table:table-cell office:value-type="string" table:style-name="ce38">
            <text:p>MARCOS PARENTE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6050" table:style-name="ce38">
            <text:p>2206050</text:p>
          </table:table-cell>
          <table:table-cell office:value-type="string" table:style-name="ce38">
            <text:p>MASSAPE DO PIAUI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6100" table:style-name="ce38">
            <text:p>2206100</text:p>
          </table:table-cell>
          <table:table-cell office:value-type="string" table:style-name="ce38">
            <text:p>MATIAS OLIMPIO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6209" table:style-name="ce38">
            <text:p>2206209</text:p>
          </table:table-cell>
          <table:table-cell office:value-type="string" table:style-name="ce38">
            <text:p>MIGUEL ALVES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6308" table:style-name="ce38">
            <text:p>2206308</text:p>
          </table:table-cell>
          <table:table-cell office:value-type="string" table:style-name="ce38">
            <text:p>MIGUEL LEAO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6357" table:style-name="ce38">
            <text:p>2206357</text:p>
          </table:table-cell>
          <table:table-cell office:value-type="string" table:style-name="ce38">
            <text:p>MILTON BRANDAO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6407" table:style-name="ce38">
            <text:p>2206407</text:p>
          </table:table-cell>
          <table:table-cell office:value-type="string" table:style-name="ce38">
            <text:p>MONSENHOR GIL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6506" table:style-name="ce38">
            <text:p>2206506</text:p>
          </table:table-cell>
          <table:table-cell office:value-type="string" table:style-name="ce38">
            <text:p>MONSENHOR HIPOLITO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6605" table:style-name="ce38">
            <text:p>2206605</text:p>
          </table:table-cell>
          <table:table-cell office:value-type="string" table:style-name="ce38">
            <text:p>MONTE ALEGRE DO PIAUI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6654" table:style-name="ce38">
            <text:p>2206654</text:p>
          </table:table-cell>
          <table:table-cell office:value-type="string" table:style-name="ce38">
            <text:p>MORRO CABECA NO TEMPO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6670" table:style-name="ce38">
            <text:p>2206670</text:p>
          </table:table-cell>
          <table:table-cell office:value-type="string" table:style-name="ce38">
            <text:p>MORRO DO CHAPEU DO PIAUI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6696" table:style-name="ce38">
            <text:p>2206696</text:p>
          </table:table-cell>
          <table:table-cell office:value-type="string" table:style-name="ce38">
            <text:p>MURICI DO PORTELAS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6704" table:style-name="ce38">
            <text:p>2206704</text:p>
          </table:table-cell>
          <table:table-cell office:value-type="string" table:style-name="ce38">
            <text:p>NAZARE DO PIAUI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6720" table:style-name="ce38">
            <text:p>2206720</text:p>
          </table:table-cell>
          <table:table-cell office:value-type="string" table:style-name="ce38">
            <text:p>NAZARIA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6753" table:style-name="ce38">
            <text:p>2206753</text:p>
          </table:table-cell>
          <table:table-cell office:value-type="string" table:style-name="ce38">
            <text:p>NOSSA SENHORA DE NAZARE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6803" table:style-name="ce38">
            <text:p>2206803</text:p>
          </table:table-cell>
          <table:table-cell office:value-type="string" table:style-name="ce38">
            <text:p>NOSSA SENHORA DO REMEDIOS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6902" table:style-name="ce38">
            <text:p>2206902</text:p>
          </table:table-cell>
          <table:table-cell office:value-type="string" table:style-name="ce38">
            <text:p>NOVO ORIENTE DO PIAUI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6951" table:style-name="ce38">
            <text:p>2206951</text:p>
          </table:table-cell>
          <table:table-cell office:value-type="string" table:style-name="ce38">
            <text:p>NOVO SANTO ANTONIO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7009" table:style-name="ce38">
            <text:p>2207009</text:p>
          </table:table-cell>
          <table:table-cell office:value-type="string" table:style-name="ce38">
            <text:p>OEIRAS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7108" table:style-name="ce38">
            <text:p>2207108</text:p>
          </table:table-cell>
          <table:table-cell office:value-type="string" table:style-name="ce38">
            <text:p>OLHO D AGUA DO PIAUI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7207" table:style-name="ce38">
            <text:p>2207207</text:p>
          </table:table-cell>
          <table:table-cell office:value-type="string" table:style-name="ce38">
            <text:p>PADRE MARCOS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7306" table:style-name="ce38">
            <text:p>2207306</text:p>
          </table:table-cell>
          <table:table-cell office:value-type="string" table:style-name="ce38">
            <text:p>PAES LANDIM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7355" table:style-name="ce38">
            <text:p>2207355</text:p>
          </table:table-cell>
          <table:table-cell office:value-type="string" table:style-name="ce38">
            <text:p>PAJEU DO PIAUI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7405" table:style-name="ce38">
            <text:p>2207405</text:p>
          </table:table-cell>
          <table:table-cell office:value-type="string" table:style-name="ce38">
            <text:p>PALMEIRA DO PIAUI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7504" table:style-name="ce38">
            <text:p>2207504</text:p>
          </table:table-cell>
          <table:table-cell office:value-type="string" table:style-name="ce38">
            <text:p>PALMEIRAIS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7553" table:style-name="ce38">
            <text:p>2207553</text:p>
          </table:table-cell>
          <table:table-cell office:value-type="string" table:style-name="ce38">
            <text:p>PAQUETA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7603" table:style-name="ce38">
            <text:p>2207603</text:p>
          </table:table-cell>
          <table:table-cell office:value-type="string" table:style-name="ce38">
            <text:p>PARNAGUA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7702" table:style-name="ce38">
            <text:p>2207702</text:p>
          </table:table-cell>
          <table:table-cell office:value-type="string" table:style-name="ce38">
            <text:p>PARNAIBA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7751" table:style-name="ce38">
            <text:p>2207751</text:p>
          </table:table-cell>
          <table:table-cell office:value-type="string" table:style-name="ce38">
            <text:p>PASSAGEM FRANCA DO PIAUI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7777" table:style-name="ce38">
            <text:p>2207777</text:p>
          </table:table-cell>
          <table:table-cell office:value-type="string" table:style-name="ce38">
            <text:p>PATOS DO PIAUI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7793" table:style-name="ce38">
            <text:p>2207793</text:p>
          </table:table-cell>
          <table:table-cell office:value-type="string" table:style-name="ce38">
            <text:p>PAU D´ARCO DO PIAUI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7801" table:style-name="ce38">
            <text:p>2207801</text:p>
          </table:table-cell>
          <table:table-cell office:value-type="string" table:style-name="ce38">
            <text:p>PAULISTANA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7850" table:style-name="ce38">
            <text:p>2207850</text:p>
          </table:table-cell>
          <table:table-cell office:value-type="string" table:style-name="ce38">
            <text:p>PAVUSSU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7900" table:style-name="ce38">
            <text:p>2207900</text:p>
          </table:table-cell>
          <table:table-cell office:value-type="string" table:style-name="ce38">
            <text:p>PEDRO II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7934" table:style-name="ce38">
            <text:p>2207934</text:p>
          </table:table-cell>
          <table:table-cell office:value-type="string" table:style-name="ce38">
            <text:p>PEDRO LAURENTINO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7959" table:style-name="ce38">
            <text:p>2207959</text:p>
          </table:table-cell>
          <table:table-cell office:value-type="string" table:style-name="ce38">
            <text:p>NOVA SANTA RITA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8007" table:style-name="ce38">
            <text:p>2208007</text:p>
          </table:table-cell>
          <table:table-cell office:value-type="string" table:style-name="ce38">
            <text:p>PICOS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8106" table:style-name="ce38">
            <text:p>2208106</text:p>
          </table:table-cell>
          <table:table-cell office:value-type="string" table:style-name="ce38">
            <text:p>PIMENTEIRAS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8205" table:style-name="ce38">
            <text:p>2208205</text:p>
          </table:table-cell>
          <table:table-cell office:value-type="string" table:style-name="ce38">
            <text:p>PIO IX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8304" table:style-name="ce38">
            <text:p>2208304</text:p>
          </table:table-cell>
          <table:table-cell office:value-type="string" table:style-name="ce38">
            <text:p>PIRACURUCA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8403" table:style-name="ce38">
            <text:p>2208403</text:p>
          </table:table-cell>
          <table:table-cell office:value-type="string" table:style-name="ce38">
            <text:p>PIRIPIRI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8502" table:style-name="ce38">
            <text:p>2208502</text:p>
          </table:table-cell>
          <table:table-cell office:value-type="string" table:style-name="ce38">
            <text:p>PORTO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8551" table:style-name="ce38">
            <text:p>2208551</text:p>
          </table:table-cell>
          <table:table-cell office:value-type="string" table:style-name="ce38">
            <text:p>PORTO ALEGRE DO PIAUI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8601" table:style-name="ce38">
            <text:p>2208601</text:p>
          </table:table-cell>
          <table:table-cell office:value-type="string" table:style-name="ce38">
            <text:p>PRATA DO PIAUI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8650" table:style-name="ce38">
            <text:p>2208650</text:p>
          </table:table-cell>
          <table:table-cell office:value-type="string" table:style-name="ce38">
            <text:p>QUEIMADA NOVA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8700" table:style-name="ce38">
            <text:p>2208700</text:p>
          </table:table-cell>
          <table:table-cell office:value-type="string" table:style-name="ce38">
            <text:p>REDENCAO DO GURGUEIA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8809" table:style-name="ce38">
            <text:p>2208809</text:p>
          </table:table-cell>
          <table:table-cell office:value-type="string" table:style-name="ce38">
            <text:p>REGENERACAO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8858" table:style-name="ce38">
            <text:p>2208858</text:p>
          </table:table-cell>
          <table:table-cell office:value-type="string" table:style-name="ce38">
            <text:p>RIACHO FRIO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8874" table:style-name="ce38">
            <text:p>2208874</text:p>
          </table:table-cell>
          <table:table-cell office:value-type="string" table:style-name="ce38">
            <text:p>RIBEIRA DO PIAUI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8908" table:style-name="ce38">
            <text:p>2208908</text:p>
          </table:table-cell>
          <table:table-cell office:value-type="string" table:style-name="ce38">
            <text:p>RIBEIRO GONCALVES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9005" table:style-name="ce38">
            <text:p>2209005</text:p>
          </table:table-cell>
          <table:table-cell office:value-type="string" table:style-name="ce38">
            <text:p>RIO GRANDE DO PIAUI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9104" table:style-name="ce38">
            <text:p>2209104</text:p>
          </table:table-cell>
          <table:table-cell office:value-type="string" table:style-name="ce38">
            <text:p>SANTA CRUZ DO PIAUI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9153" table:style-name="ce38">
            <text:p>2209153</text:p>
          </table:table-cell>
          <table:table-cell office:value-type="string" table:style-name="ce38">
            <text:p>SANTA CRUZ DO MILAGRES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9203" table:style-name="ce38">
            <text:p>2209203</text:p>
          </table:table-cell>
          <table:table-cell office:value-type="string" table:style-name="ce38">
            <text:p>SANTA FILOMENA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9302" table:style-name="ce38">
            <text:p>2209302</text:p>
          </table:table-cell>
          <table:table-cell office:value-type="string" table:style-name="ce38">
            <text:p>SANTA LUZ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9351" table:style-name="ce38">
            <text:p>2209351</text:p>
          </table:table-cell>
          <table:table-cell office:value-type="string" table:style-name="ce38">
            <text:p>SANTANA DO PIAUI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9377" table:style-name="ce38">
            <text:p>2209377</text:p>
          </table:table-cell>
          <table:table-cell office:value-type="string" table:style-name="ce38">
            <text:p>SANTA ROSA DO PIAUI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9401" table:style-name="ce38">
            <text:p>2209401</text:p>
          </table:table-cell>
          <table:table-cell office:value-type="string" table:style-name="ce38">
            <text:p>SANTO ANTONIO DE LISBOA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9450" table:style-name="ce38">
            <text:p>2209450</text:p>
          </table:table-cell>
          <table:table-cell office:value-type="string" table:style-name="ce38">
            <text:p>SANTO ANTONIO DO MILAGRES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9500" table:style-name="ce38">
            <text:p>2209500</text:p>
          </table:table-cell>
          <table:table-cell office:value-type="string" table:style-name="ce38">
            <text:p>SANTO INACIO DO PIAUI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9559" table:style-name="ce38">
            <text:p>2209559</text:p>
          </table:table-cell>
          <table:table-cell office:value-type="string" table:style-name="ce38">
            <text:p>SAO BRAZ DO PIAUI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9609" table:style-name="ce38">
            <text:p>2209609</text:p>
          </table:table-cell>
          <table:table-cell office:value-type="string" table:style-name="ce38">
            <text:p>SAO FELIX DO PIAUI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9658" table:style-name="ce38">
            <text:p>2209658</text:p>
          </table:table-cell>
          <table:table-cell office:value-type="string" table:style-name="ce38">
            <text:p>SAO FRANCISCO DE ASSIS DO PIAUI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9708" table:style-name="ce38">
            <text:p>2209708</text:p>
          </table:table-cell>
          <table:table-cell office:value-type="string" table:style-name="ce38">
            <text:p>SAO FRANCISCO DO PIAUI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9757" table:style-name="ce38">
            <text:p>2209757</text:p>
          </table:table-cell>
          <table:table-cell office:value-type="string" table:style-name="ce38">
            <text:p>SAO GONCALO DO GURGUEIA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9807" table:style-name="ce38">
            <text:p>2209807</text:p>
          </table:table-cell>
          <table:table-cell office:value-type="string" table:style-name="ce38">
            <text:p>SAO GONCALO DO PIAUI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9856" table:style-name="ce38">
            <text:p>2209856</text:p>
          </table:table-cell>
          <table:table-cell office:value-type="string" table:style-name="ce38">
            <text:p>SAO JOAO DA CANABRAVA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9872" table:style-name="ce38">
            <text:p>2209872</text:p>
          </table:table-cell>
          <table:table-cell office:value-type="string" table:style-name="ce38">
            <text:p>SAO JOAO DA FRONTEIRA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9906" table:style-name="ce38">
            <text:p>2209906</text:p>
          </table:table-cell>
          <table:table-cell office:value-type="string" table:style-name="ce38">
            <text:p>SAO JOAO DA SERRA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9955" table:style-name="ce38">
            <text:p>2209955</text:p>
          </table:table-cell>
          <table:table-cell office:value-type="string" table:style-name="ce38">
            <text:p>SAO JOAO DA VARJOTA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09971" table:style-name="ce38">
            <text:p>2209971</text:p>
          </table:table-cell>
          <table:table-cell office:value-type="string" table:style-name="ce38">
            <text:p>SAO JOAO DO ARRAIAL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10003" table:style-name="ce38">
            <text:p>2210003</text:p>
          </table:table-cell>
          <table:table-cell office:value-type="string" table:style-name="ce38">
            <text:p>SAO JOAO DO PIAUI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10052" table:style-name="ce38">
            <text:p>2210052</text:p>
          </table:table-cell>
          <table:table-cell office:value-type="string" table:style-name="ce38">
            <text:p>SAO JOSE DO DIVINO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10102" table:style-name="ce38">
            <text:p>2210102</text:p>
          </table:table-cell>
          <table:table-cell office:value-type="string" table:style-name="ce38">
            <text:p>SAO JOSE DO PEIXE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10201" table:style-name="ce38">
            <text:p>2210201</text:p>
          </table:table-cell>
          <table:table-cell office:value-type="string" table:style-name="ce38">
            <text:p>SAO JOSE DO PIAUI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10300" table:style-name="ce38">
            <text:p>2210300</text:p>
          </table:table-cell>
          <table:table-cell office:value-type="string" table:style-name="ce38">
            <text:p>SAO JULIAO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10359" table:style-name="ce38">
            <text:p>2210359</text:p>
          </table:table-cell>
          <table:table-cell office:value-type="string" table:style-name="ce38">
            <text:p>SAO LOURENCO DO PIAUI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10375" table:style-name="ce38">
            <text:p>2210375</text:p>
          </table:table-cell>
          <table:table-cell office:value-type="string" table:style-name="ce38">
            <text:p>SAO LUIS DO PIAUI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10383" table:style-name="ce38">
            <text:p>2210383</text:p>
          </table:table-cell>
          <table:table-cell office:value-type="string" table:style-name="ce38">
            <text:p>SAO MIGUEL DA BAIXA GRANDE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10391" table:style-name="ce38">
            <text:p>2210391</text:p>
          </table:table-cell>
          <table:table-cell office:value-type="string" table:style-name="ce38">
            <text:p>SAO MIGUEL DO FIDALGO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10409" table:style-name="ce38">
            <text:p>2210409</text:p>
          </table:table-cell>
          <table:table-cell office:value-type="string" table:style-name="ce38">
            <text:p>SAO MIGUEL DO TAPUIO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10508" table:style-name="ce38">
            <text:p>2210508</text:p>
          </table:table-cell>
          <table:table-cell office:value-type="string" table:style-name="ce38">
            <text:p>SAO PEDRO DO PIAUI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10607" table:style-name="ce38">
            <text:p>2210607</text:p>
          </table:table-cell>
          <table:table-cell office:value-type="string" table:style-name="ce38">
            <text:p>SAO RAIMUNDO NONATO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10623" table:style-name="ce38">
            <text:p>2210623</text:p>
          </table:table-cell>
          <table:table-cell office:value-type="string" table:style-name="ce38">
            <text:p>SEBASTIAO BARROS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10631" table:style-name="ce38">
            <text:p>2210631</text:p>
          </table:table-cell>
          <table:table-cell office:value-type="string" table:style-name="ce38">
            <text:p>SEBASTIAO LEAL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10656" table:style-name="ce38">
            <text:p>2210656</text:p>
          </table:table-cell>
          <table:table-cell office:value-type="string" table:style-name="ce38">
            <text:p>SIGEFREDO PACHECO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10706" table:style-name="ce38">
            <text:p>2210706</text:p>
          </table:table-cell>
          <table:table-cell office:value-type="string" table:style-name="ce38">
            <text:p>SIMOES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10805" table:style-name="ce38">
            <text:p>2210805</text:p>
          </table:table-cell>
          <table:table-cell office:value-type="string" table:style-name="ce38">
            <text:p>SIMPLICIO MENDES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10904" table:style-name="ce38">
            <text:p>2210904</text:p>
          </table:table-cell>
          <table:table-cell office:value-type="string" table:style-name="ce38">
            <text:p>SOCORRO DO PIAUI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10938" table:style-name="ce38">
            <text:p>2210938</text:p>
          </table:table-cell>
          <table:table-cell office:value-type="string" table:style-name="ce38">
            <text:p>SUSSUAPARA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10953" table:style-name="ce38">
            <text:p>2210953</text:p>
          </table:table-cell>
          <table:table-cell office:value-type="string" table:style-name="ce38">
            <text:p>TAMBORIL DO PIAUI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10979" table:style-name="ce38">
            <text:p>2210979</text:p>
          </table:table-cell>
          <table:table-cell office:value-type="string" table:style-name="ce38">
            <text:p>TANQUE DO PIAUI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11001" table:style-name="ce38">
            <text:p>2211001</text:p>
          </table:table-cell>
          <table:table-cell office:value-type="string" table:style-name="ce38">
            <text:p>TERESINA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11100" table:style-name="ce38">
            <text:p>2211100</text:p>
          </table:table-cell>
          <table:table-cell office:value-type="string" table:style-name="ce38">
            <text:p>UNIAO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11209" table:style-name="ce38">
            <text:p>2211209</text:p>
          </table:table-cell>
          <table:table-cell office:value-type="string" table:style-name="ce38">
            <text:p>URUCUI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11308" table:style-name="ce38">
            <text:p>2211308</text:p>
          </table:table-cell>
          <table:table-cell office:value-type="string" table:style-name="ce38">
            <text:p>VALENCA DO PIAUI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11357" table:style-name="ce38">
            <text:p>2211357</text:p>
          </table:table-cell>
          <table:table-cell office:value-type="string" table:style-name="ce38">
            <text:p>VARZEA BRANCA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11407" table:style-name="ce38">
            <text:p>2211407</text:p>
          </table:table-cell>
          <table:table-cell office:value-type="string" table:style-name="ce38">
            <text:p>VARZEA GRANDE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11506" table:style-name="ce38">
            <text:p>2211506</text:p>
          </table:table-cell>
          <table:table-cell office:value-type="string" table:style-name="ce38">
            <text:p>VERA MENDES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11605" table:style-name="ce38">
            <text:p>2211605</text:p>
          </table:table-cell>
          <table:table-cell office:value-type="string" table:style-name="ce38">
            <text:p>VILA NOVA DO PIAUI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211704" table:style-name="ce38">
            <text:p>2211704</text:p>
          </table:table-cell>
          <table:table-cell office:value-type="string" table:style-name="ce38">
            <text:p>WALL FERRAZ</text:p>
          </table:table-cell>
          <table:table-cell office:value-type="string" table:style-name="ce38">
            <text:p>PI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0101" table:style-name="ce38">
            <text:p>2300101</text:p>
          </table:table-cell>
          <table:table-cell office:value-type="string" table:style-name="ce38">
            <text:p>ABAIARA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0150" table:style-name="ce38">
            <text:p>2300150</text:p>
          </table:table-cell>
          <table:table-cell office:value-type="string" table:style-name="ce38">
            <text:p>ACARAPE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0200" table:style-name="ce38">
            <text:p>2300200</text:p>
          </table:table-cell>
          <table:table-cell office:value-type="string" table:style-name="ce38">
            <text:p>ACARAU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0309" table:style-name="ce38">
            <text:p>2300309</text:p>
          </table:table-cell>
          <table:table-cell office:value-type="string" table:style-name="ce38">
            <text:p>ACOPIARA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0408" table:style-name="ce38">
            <text:p>2300408</text:p>
          </table:table-cell>
          <table:table-cell office:value-type="string" table:style-name="ce38">
            <text:p>AIUABA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0507" table:style-name="ce38">
            <text:p>2300507</text:p>
          </table:table-cell>
          <table:table-cell office:value-type="string" table:style-name="ce38">
            <text:p>ALCANTARAS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0606" table:style-name="ce38">
            <text:p>2300606</text:p>
          </table:table-cell>
          <table:table-cell office:value-type="string" table:style-name="ce38">
            <text:p>ALTANEIRA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0705" table:style-name="ce38">
            <text:p>2300705</text:p>
          </table:table-cell>
          <table:table-cell office:value-type="string" table:style-name="ce38">
            <text:p>ALTO SANTO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0754" table:style-name="ce38">
            <text:p>2300754</text:p>
          </table:table-cell>
          <table:table-cell office:value-type="string" table:style-name="ce38">
            <text:p>AMONTADA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0804" table:style-name="ce38">
            <text:p>2300804</text:p>
          </table:table-cell>
          <table:table-cell office:value-type="string" table:style-name="ce38">
            <text:p>ANTONINA DO NORTE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0903" table:style-name="ce38">
            <text:p>2300903</text:p>
          </table:table-cell>
          <table:table-cell office:value-type="string" table:style-name="ce38">
            <text:p>APUIARES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1000" table:style-name="ce38">
            <text:p>2301000</text:p>
          </table:table-cell>
          <table:table-cell office:value-type="string" table:style-name="ce38">
            <text:p>AQUIRAZ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1109" table:style-name="ce38">
            <text:p>2301109</text:p>
          </table:table-cell>
          <table:table-cell office:value-type="string" table:style-name="ce38">
            <text:p>ARACATI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1208" table:style-name="ce38">
            <text:p>2301208</text:p>
          </table:table-cell>
          <table:table-cell office:value-type="string" table:style-name="ce38">
            <text:p>ARACOIABA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1257" table:style-name="ce38">
            <text:p>2301257</text:p>
          </table:table-cell>
          <table:table-cell office:value-type="string" table:style-name="ce38">
            <text:p>ARARENDA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1307" table:style-name="ce38">
            <text:p>2301307</text:p>
          </table:table-cell>
          <table:table-cell office:value-type="string" table:style-name="ce38">
            <text:p>ARARIPE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1406" table:style-name="ce38">
            <text:p>2301406</text:p>
          </table:table-cell>
          <table:table-cell office:value-type="string" table:style-name="ce38">
            <text:p>ARATUBA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1505" table:style-name="ce38">
            <text:p>2301505</text:p>
          </table:table-cell>
          <table:table-cell office:value-type="string" table:style-name="ce38">
            <text:p>ARNEIROZ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1604" table:style-name="ce38">
            <text:p>2301604</text:p>
          </table:table-cell>
          <table:table-cell office:value-type="string" table:style-name="ce38">
            <text:p>ASSARE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1703" table:style-name="ce38">
            <text:p>2301703</text:p>
          </table:table-cell>
          <table:table-cell office:value-type="string" table:style-name="ce38">
            <text:p>AURORA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1802" table:style-name="ce38">
            <text:p>2301802</text:p>
          </table:table-cell>
          <table:table-cell office:value-type="string" table:style-name="ce38">
            <text:p>BAIXIO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1851" table:style-name="ce38">
            <text:p>2301851</text:p>
          </table:table-cell>
          <table:table-cell office:value-type="string" table:style-name="ce38">
            <text:p>BANABUIU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1901" table:style-name="ce38">
            <text:p>2301901</text:p>
          </table:table-cell>
          <table:table-cell office:value-type="string" table:style-name="ce38">
            <text:p>BARBALHA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1950" table:style-name="ce38">
            <text:p>2301950</text:p>
          </table:table-cell>
          <table:table-cell office:value-type="string" table:style-name="ce38">
            <text:p>BARREIRA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2008" table:style-name="ce38">
            <text:p>2302008</text:p>
          </table:table-cell>
          <table:table-cell office:value-type="string" table:style-name="ce38">
            <text:p>BARRO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2057" table:style-name="ce38">
            <text:p>2302057</text:p>
          </table:table-cell>
          <table:table-cell office:value-type="string" table:style-name="ce38">
            <text:p>BARROQUINHA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2107" table:style-name="ce38">
            <text:p>2302107</text:p>
          </table:table-cell>
          <table:table-cell office:value-type="string" table:style-name="ce38">
            <text:p>BATURITE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2206" table:style-name="ce38">
            <text:p>2302206</text:p>
          </table:table-cell>
          <table:table-cell office:value-type="string" table:style-name="ce38">
            <text:p>BEBERIBE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2305" table:style-name="ce38">
            <text:p>2302305</text:p>
          </table:table-cell>
          <table:table-cell office:value-type="string" table:style-name="ce38">
            <text:p>BELA CRUZ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2404" table:style-name="ce38">
            <text:p>2302404</text:p>
          </table:table-cell>
          <table:table-cell office:value-type="string" table:style-name="ce38">
            <text:p>BOA VIAGEM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2503" table:style-name="ce38">
            <text:p>2302503</text:p>
          </table:table-cell>
          <table:table-cell office:value-type="string" table:style-name="ce38">
            <text:p>BREJO SANTO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2602" table:style-name="ce38">
            <text:p>2302602</text:p>
          </table:table-cell>
          <table:table-cell office:value-type="string" table:style-name="ce38">
            <text:p>CAMOCIM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2701" table:style-name="ce38">
            <text:p>2302701</text:p>
          </table:table-cell>
          <table:table-cell office:value-type="string" table:style-name="ce38">
            <text:p>CAMPOS SALES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2800" table:style-name="ce38">
            <text:p>2302800</text:p>
          </table:table-cell>
          <table:table-cell office:value-type="string" table:style-name="ce38">
            <text:p>CANINDE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2909" table:style-name="ce38">
            <text:p>2302909</text:p>
          </table:table-cell>
          <table:table-cell office:value-type="string" table:style-name="ce38">
            <text:p>CAPISTRANO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3006" table:style-name="ce38">
            <text:p>2303006</text:p>
          </table:table-cell>
          <table:table-cell office:value-type="string" table:style-name="ce38">
            <text:p>CARIDADE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3105" table:style-name="ce38">
            <text:p>2303105</text:p>
          </table:table-cell>
          <table:table-cell office:value-type="string" table:style-name="ce38">
            <text:p>CARIRE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3204" table:style-name="ce38">
            <text:p>2303204</text:p>
          </table:table-cell>
          <table:table-cell office:value-type="string" table:style-name="ce38">
            <text:p>CARIRIACU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3303" table:style-name="ce38">
            <text:p>2303303</text:p>
          </table:table-cell>
          <table:table-cell office:value-type="string" table:style-name="ce38">
            <text:p>CARIUS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3402" table:style-name="ce38">
            <text:p>2303402</text:p>
          </table:table-cell>
          <table:table-cell office:value-type="string" table:style-name="ce38">
            <text:p>CARNAUBAL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3501" table:style-name="ce38">
            <text:p>2303501</text:p>
          </table:table-cell>
          <table:table-cell office:value-type="string" table:style-name="ce38">
            <text:p>CASCAVEL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3600" table:style-name="ce38">
            <text:p>2303600</text:p>
          </table:table-cell>
          <table:table-cell office:value-type="string" table:style-name="ce38">
            <text:p>CATARINA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3659" table:style-name="ce38">
            <text:p>2303659</text:p>
          </table:table-cell>
          <table:table-cell office:value-type="string" table:style-name="ce38">
            <text:p>CATUNDA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3709" table:style-name="ce38">
            <text:p>2303709</text:p>
          </table:table-cell>
          <table:table-cell office:value-type="string" table:style-name="ce38">
            <text:p>CAUCAIA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3808" table:style-name="ce38">
            <text:p>2303808</text:p>
          </table:table-cell>
          <table:table-cell office:value-type="string" table:style-name="ce38">
            <text:p>CEDRO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3907" table:style-name="ce38">
            <text:p>2303907</text:p>
          </table:table-cell>
          <table:table-cell office:value-type="string" table:style-name="ce38">
            <text:p>CHAVAL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3931" table:style-name="ce38">
            <text:p>2303931</text:p>
          </table:table-cell>
          <table:table-cell office:value-type="string" table:style-name="ce38">
            <text:p>CHORO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3956" table:style-name="ce38">
            <text:p>2303956</text:p>
          </table:table-cell>
          <table:table-cell office:value-type="string" table:style-name="ce38">
            <text:p>CHOROZINHO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4004" table:style-name="ce38">
            <text:p>2304004</text:p>
          </table:table-cell>
          <table:table-cell office:value-type="string" table:style-name="ce38">
            <text:p>COREAU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4103" table:style-name="ce38">
            <text:p>2304103</text:p>
          </table:table-cell>
          <table:table-cell office:value-type="string" table:style-name="ce38">
            <text:p>CRATEUS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4202" table:style-name="ce38">
            <text:p>2304202</text:p>
          </table:table-cell>
          <table:table-cell office:value-type="string" table:style-name="ce38">
            <text:p>CRATO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4236" table:style-name="ce38">
            <text:p>2304236</text:p>
          </table:table-cell>
          <table:table-cell office:value-type="string" table:style-name="ce38">
            <text:p>CROATA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4251" table:style-name="ce38">
            <text:p>2304251</text:p>
          </table:table-cell>
          <table:table-cell office:value-type="string" table:style-name="ce38">
            <text:p>CRUZ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4269" table:style-name="ce38">
            <text:p>2304269</text:p>
          </table:table-cell>
          <table:table-cell office:value-type="string" table:style-name="ce38">
            <text:p>DEPUTADO IRAPUAN PINHEIRO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4277" table:style-name="ce38">
            <text:p>2304277</text:p>
          </table:table-cell>
          <table:table-cell office:value-type="string" table:style-name="ce38">
            <text:p>ERERE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4285" table:style-name="ce38">
            <text:p>2304285</text:p>
          </table:table-cell>
          <table:table-cell office:value-type="string" table:style-name="ce38">
            <text:p>EUSEBIO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4301" table:style-name="ce38">
            <text:p>2304301</text:p>
          </table:table-cell>
          <table:table-cell office:value-type="string" table:style-name="ce38">
            <text:p>FARIAS BRITO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4350" table:style-name="ce38">
            <text:p>2304350</text:p>
          </table:table-cell>
          <table:table-cell office:value-type="string" table:style-name="ce38">
            <text:p>FORQUILHA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4400" table:style-name="ce38">
            <text:p>2304400</text:p>
          </table:table-cell>
          <table:table-cell office:value-type="string" table:style-name="ce38">
            <text:p>FORTALEZA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4459" table:style-name="ce38">
            <text:p>2304459</text:p>
          </table:table-cell>
          <table:table-cell office:value-type="string" table:style-name="ce38">
            <text:p>FORTIM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4509" table:style-name="ce38">
            <text:p>2304509</text:p>
          </table:table-cell>
          <table:table-cell office:value-type="string" table:style-name="ce38">
            <text:p>FRECHEIRINHA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4608" table:style-name="ce38">
            <text:p>2304608</text:p>
          </table:table-cell>
          <table:table-cell office:value-type="string" table:style-name="ce38">
            <text:p>GENERAL SAMPAIO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4657" table:style-name="ce38">
            <text:p>2304657</text:p>
          </table:table-cell>
          <table:table-cell office:value-type="string" table:style-name="ce38">
            <text:p>GRACA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4707" table:style-name="ce38">
            <text:p>2304707</text:p>
          </table:table-cell>
          <table:table-cell office:value-type="string" table:style-name="ce38">
            <text:p>GRANJA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4806" table:style-name="ce38">
            <text:p>2304806</text:p>
          </table:table-cell>
          <table:table-cell office:value-type="string" table:style-name="ce38">
            <text:p>GRANJEIRO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4905" table:style-name="ce38">
            <text:p>2304905</text:p>
          </table:table-cell>
          <table:table-cell office:value-type="string" table:style-name="ce38">
            <text:p>GROAIRAS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4954" table:style-name="ce38">
            <text:p>2304954</text:p>
          </table:table-cell>
          <table:table-cell office:value-type="string" table:style-name="ce38">
            <text:p>GUAIUBA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5001" table:style-name="ce38">
            <text:p>2305001</text:p>
          </table:table-cell>
          <table:table-cell office:value-type="string" table:style-name="ce38">
            <text:p>GUARACIABA DO NORTE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5100" table:style-name="ce38">
            <text:p>2305100</text:p>
          </table:table-cell>
          <table:table-cell office:value-type="string" table:style-name="ce38">
            <text:p>GUARAMIRANGA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5209" table:style-name="ce38">
            <text:p>2305209</text:p>
          </table:table-cell>
          <table:table-cell office:value-type="string" table:style-name="ce38">
            <text:p>HIDROLANDIA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5233" table:style-name="ce38">
            <text:p>2305233</text:p>
          </table:table-cell>
          <table:table-cell office:value-type="string" table:style-name="ce38">
            <text:p>HORIZONTE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5266" table:style-name="ce38">
            <text:p>2305266</text:p>
          </table:table-cell>
          <table:table-cell office:value-type="string" table:style-name="ce38">
            <text:p>IBARETAMA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5308" table:style-name="ce38">
            <text:p>2305308</text:p>
          </table:table-cell>
          <table:table-cell office:value-type="string" table:style-name="ce38">
            <text:p>IBIAPINA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5332" table:style-name="ce38">
            <text:p>2305332</text:p>
          </table:table-cell>
          <table:table-cell office:value-type="string" table:style-name="ce38">
            <text:p>IBICUITINGA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5357" table:style-name="ce38">
            <text:p>2305357</text:p>
          </table:table-cell>
          <table:table-cell office:value-type="string" table:style-name="ce38">
            <text:p>ICAPUI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5407" table:style-name="ce38">
            <text:p>2305407</text:p>
          </table:table-cell>
          <table:table-cell office:value-type="string" table:style-name="ce38">
            <text:p>ICO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5506" table:style-name="ce38">
            <text:p>2305506</text:p>
          </table:table-cell>
          <table:table-cell office:value-type="string" table:style-name="ce38">
            <text:p>IGUATU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5605" table:style-name="ce38">
            <text:p>2305605</text:p>
          </table:table-cell>
          <table:table-cell office:value-type="string" table:style-name="ce38">
            <text:p>INDEPENDENCIA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5654" table:style-name="ce38">
            <text:p>2305654</text:p>
          </table:table-cell>
          <table:table-cell office:value-type="string" table:style-name="ce38">
            <text:p>IPAPORANGA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5704" table:style-name="ce38">
            <text:p>2305704</text:p>
          </table:table-cell>
          <table:table-cell office:value-type="string" table:style-name="ce38">
            <text:p>IPAUMIRIM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5803" table:style-name="ce38">
            <text:p>2305803</text:p>
          </table:table-cell>
          <table:table-cell office:value-type="string" table:style-name="ce38">
            <text:p>IPU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5902" table:style-name="ce38">
            <text:p>2305902</text:p>
          </table:table-cell>
          <table:table-cell office:value-type="string" table:style-name="ce38">
            <text:p>IPUEIRAS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6009" table:style-name="ce38">
            <text:p>2306009</text:p>
          </table:table-cell>
          <table:table-cell office:value-type="string" table:style-name="ce38">
            <text:p>IRACEMA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6108" table:style-name="ce38">
            <text:p>2306108</text:p>
          </table:table-cell>
          <table:table-cell office:value-type="string" table:style-name="ce38">
            <text:p>IRAUCUBA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6207" table:style-name="ce38">
            <text:p>2306207</text:p>
          </table:table-cell>
          <table:table-cell office:value-type="string" table:style-name="ce38">
            <text:p>ITAICABA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6256" table:style-name="ce38">
            <text:p>2306256</text:p>
          </table:table-cell>
          <table:table-cell office:value-type="string" table:style-name="ce38">
            <text:p>ITAITINGA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6306" table:style-name="ce38">
            <text:p>2306306</text:p>
          </table:table-cell>
          <table:table-cell office:value-type="string" table:style-name="ce38">
            <text:p>ITAPAGE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6405" table:style-name="ce38">
            <text:p>2306405</text:p>
          </table:table-cell>
          <table:table-cell office:value-type="string" table:style-name="ce38">
            <text:p>ITAPIPOCA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6504" table:style-name="ce38">
            <text:p>2306504</text:p>
          </table:table-cell>
          <table:table-cell office:value-type="string" table:style-name="ce38">
            <text:p>ITAPIUNA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6553" table:style-name="ce38">
            <text:p>2306553</text:p>
          </table:table-cell>
          <table:table-cell office:value-type="string" table:style-name="ce38">
            <text:p>ITAREMA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6603" table:style-name="ce38">
            <text:p>2306603</text:p>
          </table:table-cell>
          <table:table-cell office:value-type="string" table:style-name="ce38">
            <text:p>ITATIRA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6702" table:style-name="ce38">
            <text:p>2306702</text:p>
          </table:table-cell>
          <table:table-cell office:value-type="string" table:style-name="ce38">
            <text:p>JAGUARETAMA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6801" table:style-name="ce38">
            <text:p>2306801</text:p>
          </table:table-cell>
          <table:table-cell office:value-type="string" table:style-name="ce38">
            <text:p>JAGUARIBARA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6900" table:style-name="ce38">
            <text:p>2306900</text:p>
          </table:table-cell>
          <table:table-cell office:value-type="string" table:style-name="ce38">
            <text:p>JAGUARIBE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7007" table:style-name="ce38">
            <text:p>2307007</text:p>
          </table:table-cell>
          <table:table-cell office:value-type="string" table:style-name="ce38">
            <text:p>JAGUARUANA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7106" table:style-name="ce38">
            <text:p>2307106</text:p>
          </table:table-cell>
          <table:table-cell office:value-type="string" table:style-name="ce38">
            <text:p>JARDIM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7205" table:style-name="ce38">
            <text:p>2307205</text:p>
          </table:table-cell>
          <table:table-cell office:value-type="string" table:style-name="ce38">
            <text:p>JATI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7254" table:style-name="ce38">
            <text:p>2307254</text:p>
          </table:table-cell>
          <table:table-cell office:value-type="string" table:style-name="ce38">
            <text:p>JIJOCA DE JERICOACOARA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7304" table:style-name="ce38">
            <text:p>2307304</text:p>
          </table:table-cell>
          <table:table-cell office:value-type="string" table:style-name="ce38">
            <text:p>JUAZEIRO DO NORTE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7403" table:style-name="ce38">
            <text:p>2307403</text:p>
          </table:table-cell>
          <table:table-cell office:value-type="string" table:style-name="ce38">
            <text:p>JUCAS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7502" table:style-name="ce38">
            <text:p>2307502</text:p>
          </table:table-cell>
          <table:table-cell office:value-type="string" table:style-name="ce38">
            <text:p>LAVRAS DA MANGABEIRA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7601" table:style-name="ce38">
            <text:p>2307601</text:p>
          </table:table-cell>
          <table:table-cell office:value-type="string" table:style-name="ce38">
            <text:p>LIMOEIRO DO NORTE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7635" table:style-name="ce38">
            <text:p>2307635</text:p>
          </table:table-cell>
          <table:table-cell office:value-type="string" table:style-name="ce38">
            <text:p>MADALENA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7650" table:style-name="ce38">
            <text:p>2307650</text:p>
          </table:table-cell>
          <table:table-cell office:value-type="string" table:style-name="ce38">
            <text:p>MARACANAU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7700" table:style-name="ce38">
            <text:p>2307700</text:p>
          </table:table-cell>
          <table:table-cell office:value-type="string" table:style-name="ce38">
            <text:p>MARANGUAPE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7809" table:style-name="ce38">
            <text:p>2307809</text:p>
          </table:table-cell>
          <table:table-cell office:value-type="string" table:style-name="ce38">
            <text:p>MARCO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7908" table:style-name="ce38">
            <text:p>2307908</text:p>
          </table:table-cell>
          <table:table-cell office:value-type="string" table:style-name="ce38">
            <text:p>MARTINOPOLE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8005" table:style-name="ce38">
            <text:p>2308005</text:p>
          </table:table-cell>
          <table:table-cell office:value-type="string" table:style-name="ce38">
            <text:p>MASSAPE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8104" table:style-name="ce38">
            <text:p>2308104</text:p>
          </table:table-cell>
          <table:table-cell office:value-type="string" table:style-name="ce38">
            <text:p>MAURITI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8203" table:style-name="ce38">
            <text:p>2308203</text:p>
          </table:table-cell>
          <table:table-cell office:value-type="string" table:style-name="ce38">
            <text:p>MERUOCA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8302" table:style-name="ce38">
            <text:p>2308302</text:p>
          </table:table-cell>
          <table:table-cell office:value-type="string" table:style-name="ce38">
            <text:p>MILAGRES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8351" table:style-name="ce38">
            <text:p>2308351</text:p>
          </table:table-cell>
          <table:table-cell office:value-type="string" table:style-name="ce38">
            <text:p>MILHA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8377" table:style-name="ce38">
            <text:p>2308377</text:p>
          </table:table-cell>
          <table:table-cell office:value-type="string" table:style-name="ce38">
            <text:p>MIRAIMA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8401" table:style-name="ce38">
            <text:p>2308401</text:p>
          </table:table-cell>
          <table:table-cell office:value-type="string" table:style-name="ce38">
            <text:p>MISSAO VELHA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8500" table:style-name="ce38">
            <text:p>2308500</text:p>
          </table:table-cell>
          <table:table-cell office:value-type="string" table:style-name="ce38">
            <text:p>MOMBACA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8609" table:style-name="ce38">
            <text:p>2308609</text:p>
          </table:table-cell>
          <table:table-cell office:value-type="string" table:style-name="ce38">
            <text:p>MONSENHOR TABOSA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8708" table:style-name="ce38">
            <text:p>2308708</text:p>
          </table:table-cell>
          <table:table-cell office:value-type="string" table:style-name="ce38">
            <text:p>MORADA NOVA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8807" table:style-name="ce38">
            <text:p>2308807</text:p>
          </table:table-cell>
          <table:table-cell office:value-type="string" table:style-name="ce38">
            <text:p>MORAUJO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8906" table:style-name="ce38">
            <text:p>2308906</text:p>
          </table:table-cell>
          <table:table-cell office:value-type="string" table:style-name="ce38">
            <text:p>MORRINHOS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9003" table:style-name="ce38">
            <text:p>2309003</text:p>
          </table:table-cell>
          <table:table-cell office:value-type="string" table:style-name="ce38">
            <text:p>MUCAMBO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9102" table:style-name="ce38">
            <text:p>2309102</text:p>
          </table:table-cell>
          <table:table-cell office:value-type="string" table:style-name="ce38">
            <text:p>MULUNGU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9201" table:style-name="ce38">
            <text:p>2309201</text:p>
          </table:table-cell>
          <table:table-cell office:value-type="string" table:style-name="ce38">
            <text:p>NOVA OLINDA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9300" table:style-name="ce38">
            <text:p>2309300</text:p>
          </table:table-cell>
          <table:table-cell office:value-type="string" table:style-name="ce38">
            <text:p>NOVA RUSSAS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9409" table:style-name="ce38">
            <text:p>2309409</text:p>
          </table:table-cell>
          <table:table-cell office:value-type="string" table:style-name="ce38">
            <text:p>NOVO ORIENTE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9458" table:style-name="ce38">
            <text:p>2309458</text:p>
          </table:table-cell>
          <table:table-cell office:value-type="string" table:style-name="ce38">
            <text:p>OCARA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9508" table:style-name="ce38">
            <text:p>2309508</text:p>
          </table:table-cell>
          <table:table-cell office:value-type="string" table:style-name="ce38">
            <text:p>OROS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9607" table:style-name="ce38">
            <text:p>2309607</text:p>
          </table:table-cell>
          <table:table-cell office:value-type="string" table:style-name="ce38">
            <text:p>PACAJUS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9706" table:style-name="ce38">
            <text:p>2309706</text:p>
          </table:table-cell>
          <table:table-cell office:value-type="string" table:style-name="ce38">
            <text:p>PACATUBA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9805" table:style-name="ce38">
            <text:p>2309805</text:p>
          </table:table-cell>
          <table:table-cell office:value-type="string" table:style-name="ce38">
            <text:p>PACOTI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09904" table:style-name="ce38">
            <text:p>2309904</text:p>
          </table:table-cell>
          <table:table-cell office:value-type="string" table:style-name="ce38">
            <text:p>PACUJA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10001" table:style-name="ce38">
            <text:p>2310001</text:p>
          </table:table-cell>
          <table:table-cell office:value-type="string" table:style-name="ce38">
            <text:p>PALHANO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10100" table:style-name="ce38">
            <text:p>2310100</text:p>
          </table:table-cell>
          <table:table-cell office:value-type="string" table:style-name="ce38">
            <text:p>PALMACIA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10209" table:style-name="ce38">
            <text:p>2310209</text:p>
          </table:table-cell>
          <table:table-cell office:value-type="string" table:style-name="ce38">
            <text:p>PARACURU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10258" table:style-name="ce38">
            <text:p>2310258</text:p>
          </table:table-cell>
          <table:table-cell office:value-type="string" table:style-name="ce38">
            <text:p>PARAIPABA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10308" table:style-name="ce38">
            <text:p>2310308</text:p>
          </table:table-cell>
          <table:table-cell office:value-type="string" table:style-name="ce38">
            <text:p>PARAMBU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10407" table:style-name="ce38">
            <text:p>2310407</text:p>
          </table:table-cell>
          <table:table-cell office:value-type="string" table:style-name="ce38">
            <text:p>PARAMOTI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10506" table:style-name="ce38">
            <text:p>2310506</text:p>
          </table:table-cell>
          <table:table-cell office:value-type="string" table:style-name="ce38">
            <text:p>PEDRA BRANCA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10605" table:style-name="ce38">
            <text:p>2310605</text:p>
          </table:table-cell>
          <table:table-cell office:value-type="string" table:style-name="ce38">
            <text:p>PENAFORTE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10704" table:style-name="ce38">
            <text:p>2310704</text:p>
          </table:table-cell>
          <table:table-cell office:value-type="string" table:style-name="ce38">
            <text:p>PENTECOSTE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10803" table:style-name="ce38">
            <text:p>2310803</text:p>
          </table:table-cell>
          <table:table-cell office:value-type="string" table:style-name="ce38">
            <text:p>PEREIRO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10852" table:style-name="ce38">
            <text:p>2310852</text:p>
          </table:table-cell>
          <table:table-cell office:value-type="string" table:style-name="ce38">
            <text:p>PINDORETAMA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10902" table:style-name="ce38">
            <text:p>2310902</text:p>
          </table:table-cell>
          <table:table-cell office:value-type="string" table:style-name="ce38">
            <text:p>PIQUET CARNEIRO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10951" table:style-name="ce38">
            <text:p>2310951</text:p>
          </table:table-cell>
          <table:table-cell office:value-type="string" table:style-name="ce38">
            <text:p>PIRES FERREIRA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11009" table:style-name="ce38">
            <text:p>2311009</text:p>
          </table:table-cell>
          <table:table-cell office:value-type="string" table:style-name="ce38">
            <text:p>PORANGA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11108" table:style-name="ce38">
            <text:p>2311108</text:p>
          </table:table-cell>
          <table:table-cell office:value-type="string" table:style-name="ce38">
            <text:p>PORTEIRAS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11207" table:style-name="ce38">
            <text:p>2311207</text:p>
          </table:table-cell>
          <table:table-cell office:value-type="string" table:style-name="ce38">
            <text:p>POTENGI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11231" table:style-name="ce38">
            <text:p>2311231</text:p>
          </table:table-cell>
          <table:table-cell office:value-type="string" table:style-name="ce38">
            <text:p>POTIRETAMA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11264" table:style-name="ce38">
            <text:p>2311264</text:p>
          </table:table-cell>
          <table:table-cell office:value-type="string" table:style-name="ce38">
            <text:p>QUITERIANOPOLIS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11306" table:style-name="ce38">
            <text:p>2311306</text:p>
          </table:table-cell>
          <table:table-cell office:value-type="string" table:style-name="ce38">
            <text:p>QUIXADA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11355" table:style-name="ce38">
            <text:p>2311355</text:p>
          </table:table-cell>
          <table:table-cell office:value-type="string" table:style-name="ce38">
            <text:p>QUIXELO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11405" table:style-name="ce38">
            <text:p>2311405</text:p>
          </table:table-cell>
          <table:table-cell office:value-type="string" table:style-name="ce38">
            <text:p>QUIXERAMOBIM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11504" table:style-name="ce38">
            <text:p>2311504</text:p>
          </table:table-cell>
          <table:table-cell office:value-type="string" table:style-name="ce38">
            <text:p>QUIXERE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11603" table:style-name="ce38">
            <text:p>2311603</text:p>
          </table:table-cell>
          <table:table-cell office:value-type="string" table:style-name="ce38">
            <text:p>REDENCAO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11702" table:style-name="ce38">
            <text:p>2311702</text:p>
          </table:table-cell>
          <table:table-cell office:value-type="string" table:style-name="ce38">
            <text:p>RERIUTABA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11801" table:style-name="ce38">
            <text:p>2311801</text:p>
          </table:table-cell>
          <table:table-cell office:value-type="string" table:style-name="ce38">
            <text:p>RUSSAS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11900" table:style-name="ce38">
            <text:p>2311900</text:p>
          </table:table-cell>
          <table:table-cell office:value-type="string" table:style-name="ce38">
            <text:p>SABOEIRO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11959" table:style-name="ce38">
            <text:p>2311959</text:p>
          </table:table-cell>
          <table:table-cell office:value-type="string" table:style-name="ce38">
            <text:p>SALITRE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12007" table:style-name="ce38">
            <text:p>2312007</text:p>
          </table:table-cell>
          <table:table-cell office:value-type="string" table:style-name="ce38">
            <text:p>SANTANA DO ACARAU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12106" table:style-name="ce38">
            <text:p>2312106</text:p>
          </table:table-cell>
          <table:table-cell office:value-type="string" table:style-name="ce38">
            <text:p>SANTANA DO CARIRI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12205" table:style-name="ce38">
            <text:p>2312205</text:p>
          </table:table-cell>
          <table:table-cell office:value-type="string" table:style-name="ce38">
            <text:p>SANTA QUITERIA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12304" table:style-name="ce38">
            <text:p>2312304</text:p>
          </table:table-cell>
          <table:table-cell office:value-type="string" table:style-name="ce38">
            <text:p>SAO BENEDITO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12403" table:style-name="ce38">
            <text:p>2312403</text:p>
          </table:table-cell>
          <table:table-cell office:value-type="string" table:style-name="ce38">
            <text:p>SAO GONCALO DO AMARANTE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12502" table:style-name="ce38">
            <text:p>2312502</text:p>
          </table:table-cell>
          <table:table-cell office:value-type="string" table:style-name="ce38">
            <text:p>SAO JOAO DO JAGUARIBE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12601" table:style-name="ce38">
            <text:p>2312601</text:p>
          </table:table-cell>
          <table:table-cell office:value-type="string" table:style-name="ce38">
            <text:p>SAO LUIS DO CURU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12700" table:style-name="ce38">
            <text:p>2312700</text:p>
          </table:table-cell>
          <table:table-cell office:value-type="string" table:style-name="ce38">
            <text:p>SENADOR POMPEU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12809" table:style-name="ce38">
            <text:p>2312809</text:p>
          </table:table-cell>
          <table:table-cell office:value-type="string" table:style-name="ce38">
            <text:p>SENADOR SA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12908" table:style-name="ce38">
            <text:p>2312908</text:p>
          </table:table-cell>
          <table:table-cell office:value-type="string" table:style-name="ce38">
            <text:p>SOBRAL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13005" table:style-name="ce38">
            <text:p>2313005</text:p>
          </table:table-cell>
          <table:table-cell office:value-type="string" table:style-name="ce38">
            <text:p>SOLONOPOLE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13104" table:style-name="ce38">
            <text:p>2313104</text:p>
          </table:table-cell>
          <table:table-cell office:value-type="string" table:style-name="ce38">
            <text:p>TABULEIRO DO NORTE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13203" table:style-name="ce38">
            <text:p>2313203</text:p>
          </table:table-cell>
          <table:table-cell office:value-type="string" table:style-name="ce38">
            <text:p>TAMBORIL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13252" table:style-name="ce38">
            <text:p>2313252</text:p>
          </table:table-cell>
          <table:table-cell office:value-type="string" table:style-name="ce38">
            <text:p>TARRAFAS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13302" table:style-name="ce38">
            <text:p>2313302</text:p>
          </table:table-cell>
          <table:table-cell office:value-type="string" table:style-name="ce38">
            <text:p>TAUA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13351" table:style-name="ce38">
            <text:p>2313351</text:p>
          </table:table-cell>
          <table:table-cell office:value-type="string" table:style-name="ce38">
            <text:p>TEJUCUOCA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13401" table:style-name="ce38">
            <text:p>2313401</text:p>
          </table:table-cell>
          <table:table-cell office:value-type="string" table:style-name="ce38">
            <text:p>TIANGUA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13500" table:style-name="ce38">
            <text:p>2313500</text:p>
          </table:table-cell>
          <table:table-cell office:value-type="string" table:style-name="ce38">
            <text:p>TRAIRI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13559" table:style-name="ce38">
            <text:p>2313559</text:p>
          </table:table-cell>
          <table:table-cell office:value-type="string" table:style-name="ce38">
            <text:p>TURURU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13609" table:style-name="ce38">
            <text:p>2313609</text:p>
          </table:table-cell>
          <table:table-cell office:value-type="string" table:style-name="ce38">
            <text:p>UBAJARA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13708" table:style-name="ce38">
            <text:p>2313708</text:p>
          </table:table-cell>
          <table:table-cell office:value-type="string" table:style-name="ce38">
            <text:p>UMARI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13757" table:style-name="ce38">
            <text:p>2313757</text:p>
          </table:table-cell>
          <table:table-cell office:value-type="string" table:style-name="ce38">
            <text:p>UMIRIM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13807" table:style-name="ce38">
            <text:p>2313807</text:p>
          </table:table-cell>
          <table:table-cell office:value-type="string" table:style-name="ce38">
            <text:p>URUBURETAMA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13906" table:style-name="ce38">
            <text:p>2313906</text:p>
          </table:table-cell>
          <table:table-cell office:value-type="string" table:style-name="ce38">
            <text:p>URUOCA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13955" table:style-name="ce38">
            <text:p>2313955</text:p>
          </table:table-cell>
          <table:table-cell office:value-type="string" table:style-name="ce38">
            <text:p>VARJOTA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14003" table:style-name="ce38">
            <text:p>2314003</text:p>
          </table:table-cell>
          <table:table-cell office:value-type="string" table:style-name="ce38">
            <text:p>VARZEA ALEGRE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314102" table:style-name="ce38">
            <text:p>2314102</text:p>
          </table:table-cell>
          <table:table-cell office:value-type="string" table:style-name="ce38">
            <text:p>VICOSA DO CEARA</text:p>
          </table:table-cell>
          <table:table-cell office:value-type="string" table:style-name="ce38">
            <text:p>C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00109" table:style-name="ce38">
            <text:p>2400109</text:p>
          </table:table-cell>
          <table:table-cell office:value-type="string" table:style-name="ce38">
            <text:p>ACARI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00208" table:style-name="ce38">
            <text:p>2400208</text:p>
          </table:table-cell>
          <table:table-cell office:value-type="string" table:style-name="ce38">
            <text:p>ACU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00307" table:style-name="ce38">
            <text:p>2400307</text:p>
          </table:table-cell>
          <table:table-cell office:value-type="string" table:style-name="ce38">
            <text:p>AFONSO BEZERRA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00406" table:style-name="ce38">
            <text:p>2400406</text:p>
          </table:table-cell>
          <table:table-cell office:value-type="string" table:style-name="ce38">
            <text:p>AGUA NOVA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00505" table:style-name="ce38">
            <text:p>2400505</text:p>
          </table:table-cell>
          <table:table-cell office:value-type="string" table:style-name="ce38">
            <text:p>ALEXANDRIA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00604" table:style-name="ce38">
            <text:p>2400604</text:p>
          </table:table-cell>
          <table:table-cell office:value-type="string" table:style-name="ce38">
            <text:p>ALMINO AFONSO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00703" table:style-name="ce38">
            <text:p>2400703</text:p>
          </table:table-cell>
          <table:table-cell office:value-type="string" table:style-name="ce38">
            <text:p>ALTO DO RODRIGUES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00802" table:style-name="ce38">
            <text:p>2400802</text:p>
          </table:table-cell>
          <table:table-cell office:value-type="string" table:style-name="ce38">
            <text:p>ANGICOS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00901" table:style-name="ce38">
            <text:p>2400901</text:p>
          </table:table-cell>
          <table:table-cell office:value-type="string" table:style-name="ce38">
            <text:p>ANTONIO MARTINS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01008" table:style-name="ce38">
            <text:p>2401008</text:p>
          </table:table-cell>
          <table:table-cell office:value-type="string" table:style-name="ce38">
            <text:p>APODI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01107" table:style-name="ce38">
            <text:p>2401107</text:p>
          </table:table-cell>
          <table:table-cell office:value-type="string" table:style-name="ce38">
            <text:p>AREIA BRANCA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01206" table:style-name="ce38">
            <text:p>2401206</text:p>
          </table:table-cell>
          <table:table-cell office:value-type="string" table:style-name="ce38">
            <text:p>ARES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01305" table:style-name="ce38">
            <text:p>2401305</text:p>
          </table:table-cell>
          <table:table-cell office:value-type="string" table:style-name="ce38">
            <text:p>AUGUSTO SEVERO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01404" table:style-name="ce38">
            <text:p>2401404</text:p>
          </table:table-cell>
          <table:table-cell office:value-type="string" table:style-name="ce38">
            <text:p>BAIA FORMOSA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01453" table:style-name="ce38">
            <text:p>2401453</text:p>
          </table:table-cell>
          <table:table-cell office:value-type="string" table:style-name="ce38">
            <text:p>BARAUNA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01503" table:style-name="ce38">
            <text:p>2401503</text:p>
          </table:table-cell>
          <table:table-cell office:value-type="string" table:style-name="ce38">
            <text:p>BARCELONA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01602" table:style-name="ce38">
            <text:p>2401602</text:p>
          </table:table-cell>
          <table:table-cell office:value-type="string" table:style-name="ce38">
            <text:p>BENTO FERNANDES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01651" table:style-name="ce38">
            <text:p>2401651</text:p>
          </table:table-cell>
          <table:table-cell office:value-type="string" table:style-name="ce38">
            <text:p>BODO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01701" table:style-name="ce38">
            <text:p>2401701</text:p>
          </table:table-cell>
          <table:table-cell office:value-type="string" table:style-name="ce38">
            <text:p>BOM JESUS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01800" table:style-name="ce38">
            <text:p>2401800</text:p>
          </table:table-cell>
          <table:table-cell office:value-type="string" table:style-name="ce38">
            <text:p>BREJINHO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01859" table:style-name="ce38">
            <text:p>2401859</text:p>
          </table:table-cell>
          <table:table-cell office:value-type="string" table:style-name="ce38">
            <text:p>CAICARA DO NORTE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01909" table:style-name="ce38">
            <text:p>2401909</text:p>
          </table:table-cell>
          <table:table-cell office:value-type="string" table:style-name="ce38">
            <text:p>CAICARA DO RIO DO VENTO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02006" table:style-name="ce38">
            <text:p>2402006</text:p>
          </table:table-cell>
          <table:table-cell office:value-type="string" table:style-name="ce38">
            <text:p>CAICO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02105" table:style-name="ce38">
            <text:p>2402105</text:p>
          </table:table-cell>
          <table:table-cell office:value-type="string" table:style-name="ce38">
            <text:p>CAMPO REDONDO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02204" table:style-name="ce38">
            <text:p>2402204</text:p>
          </table:table-cell>
          <table:table-cell office:value-type="string" table:style-name="ce38">
            <text:p>CANGUARETAMA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02303" table:style-name="ce38">
            <text:p>2402303</text:p>
          </table:table-cell>
          <table:table-cell office:value-type="string" table:style-name="ce38">
            <text:p>CARAUBAS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02402" table:style-name="ce38">
            <text:p>2402402</text:p>
          </table:table-cell>
          <table:table-cell office:value-type="string" table:style-name="ce38">
            <text:p>CARNAUBA DO DANTAS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02501" table:style-name="ce38">
            <text:p>2402501</text:p>
          </table:table-cell>
          <table:table-cell office:value-type="string" table:style-name="ce38">
            <text:p>CARNAUBAIS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02600" table:style-name="ce38">
            <text:p>2402600</text:p>
          </table:table-cell>
          <table:table-cell office:value-type="string" table:style-name="ce38">
            <text:p>CEARA-MIRIM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02709" table:style-name="ce38">
            <text:p>2402709</text:p>
          </table:table-cell>
          <table:table-cell office:value-type="string" table:style-name="ce38">
            <text:p>CERRO CORA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02808" table:style-name="ce38">
            <text:p>2402808</text:p>
          </table:table-cell>
          <table:table-cell office:value-type="string" table:style-name="ce38">
            <text:p>CORONEL EZEQUIEL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02907" table:style-name="ce38">
            <text:p>2402907</text:p>
          </table:table-cell>
          <table:table-cell office:value-type="string" table:style-name="ce38">
            <text:p>CORONEL JOAO PESSOA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03004" table:style-name="ce38">
            <text:p>2403004</text:p>
          </table:table-cell>
          <table:table-cell office:value-type="string" table:style-name="ce38">
            <text:p>CRUZETA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03103" table:style-name="ce38">
            <text:p>2403103</text:p>
          </table:table-cell>
          <table:table-cell office:value-type="string" table:style-name="ce38">
            <text:p>CURRAIS NOVOS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03202" table:style-name="ce38">
            <text:p>2403202</text:p>
          </table:table-cell>
          <table:table-cell office:value-type="string" table:style-name="ce38">
            <text:p>DOUTOR SEVERIANO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03251" table:style-name="ce38">
            <text:p>2403251</text:p>
          </table:table-cell>
          <table:table-cell office:value-type="string" table:style-name="ce38">
            <text:p>PARNAMIRIM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03301" table:style-name="ce38">
            <text:p>2403301</text:p>
          </table:table-cell>
          <table:table-cell office:value-type="string" table:style-name="ce38">
            <text:p>ENCANTO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03400" table:style-name="ce38">
            <text:p>2403400</text:p>
          </table:table-cell>
          <table:table-cell office:value-type="string" table:style-name="ce38">
            <text:p>EQUADOR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03509" table:style-name="ce38">
            <text:p>2403509</text:p>
          </table:table-cell>
          <table:table-cell office:value-type="string" table:style-name="ce38">
            <text:p>ESPIRITO SANTO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03608" table:style-name="ce38">
            <text:p>2403608</text:p>
          </table:table-cell>
          <table:table-cell office:value-type="string" table:style-name="ce38">
            <text:p>EXTREMOZ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03707" table:style-name="ce38">
            <text:p>2403707</text:p>
          </table:table-cell>
          <table:table-cell office:value-type="string" table:style-name="ce38">
            <text:p>FELIPE GUERRA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03756" table:style-name="ce38">
            <text:p>2403756</text:p>
          </table:table-cell>
          <table:table-cell office:value-type="string" table:style-name="ce38">
            <text:p>FERNANDO PEDROZA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03806" table:style-name="ce38">
            <text:p>2403806</text:p>
          </table:table-cell>
          <table:table-cell office:value-type="string" table:style-name="ce38">
            <text:p>FLORANIA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03905" table:style-name="ce38">
            <text:p>2403905</text:p>
          </table:table-cell>
          <table:table-cell office:value-type="string" table:style-name="ce38">
            <text:p>FRANCISCO DANTAS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04002" table:style-name="ce38">
            <text:p>2404002</text:p>
          </table:table-cell>
          <table:table-cell office:value-type="string" table:style-name="ce38">
            <text:p>FRUTUOSO GOMES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04101" table:style-name="ce38">
            <text:p>2404101</text:p>
          </table:table-cell>
          <table:table-cell office:value-type="string" table:style-name="ce38">
            <text:p>GALINHOS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04200" table:style-name="ce38">
            <text:p>2404200</text:p>
          </table:table-cell>
          <table:table-cell office:value-type="string" table:style-name="ce38">
            <text:p>GOIANINHA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04309" table:style-name="ce38">
            <text:p>2404309</text:p>
          </table:table-cell>
          <table:table-cell office:value-type="string" table:style-name="ce38">
            <text:p>GOVERNADOR DIX-SEPT ROSADO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04408" table:style-name="ce38">
            <text:p>2404408</text:p>
          </table:table-cell>
          <table:table-cell office:value-type="string" table:style-name="ce38">
            <text:p>GROSSOS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04507" table:style-name="ce38">
            <text:p>2404507</text:p>
          </table:table-cell>
          <table:table-cell office:value-type="string" table:style-name="ce38">
            <text:p>GUAMARE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04606" table:style-name="ce38">
            <text:p>2404606</text:p>
          </table:table-cell>
          <table:table-cell office:value-type="string" table:style-name="ce38">
            <text:p>IELMO MARINHO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04705" table:style-name="ce38">
            <text:p>2404705</text:p>
          </table:table-cell>
          <table:table-cell office:value-type="string" table:style-name="ce38">
            <text:p>IPANGUACU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04804" table:style-name="ce38">
            <text:p>2404804</text:p>
          </table:table-cell>
          <table:table-cell office:value-type="string" table:style-name="ce38">
            <text:p>IPUEIRA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04853" table:style-name="ce38">
            <text:p>2404853</text:p>
          </table:table-cell>
          <table:table-cell office:value-type="string" table:style-name="ce38">
            <text:p>ITAJA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04903" table:style-name="ce38">
            <text:p>2404903</text:p>
          </table:table-cell>
          <table:table-cell office:value-type="string" table:style-name="ce38">
            <text:p>ITAU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05009" table:style-name="ce38">
            <text:p>2405009</text:p>
          </table:table-cell>
          <table:table-cell office:value-type="string" table:style-name="ce38">
            <text:p>JACANA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05108" table:style-name="ce38">
            <text:p>2405108</text:p>
          </table:table-cell>
          <table:table-cell office:value-type="string" table:style-name="ce38">
            <text:p>JANDAIRA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05207" table:style-name="ce38">
            <text:p>2405207</text:p>
          </table:table-cell>
          <table:table-cell office:value-type="string" table:style-name="ce38">
            <text:p>JANDUIS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05306" table:style-name="ce38">
            <text:p>2405306</text:p>
          </table:table-cell>
          <table:table-cell office:value-type="string" table:style-name="ce38">
            <text:p>JANUARIO CICCO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05405" table:style-name="ce38">
            <text:p>2405405</text:p>
          </table:table-cell>
          <table:table-cell office:value-type="string" table:style-name="ce38">
            <text:p>JAPI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05504" table:style-name="ce38">
            <text:p>2405504</text:p>
          </table:table-cell>
          <table:table-cell office:value-type="string" table:style-name="ce38">
            <text:p>JARDIM DE ANGICOS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05603" table:style-name="ce38">
            <text:p>2405603</text:p>
          </table:table-cell>
          <table:table-cell office:value-type="string" table:style-name="ce38">
            <text:p>JARDIM DE PIRANHAS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05702" table:style-name="ce38">
            <text:p>2405702</text:p>
          </table:table-cell>
          <table:table-cell office:value-type="string" table:style-name="ce38">
            <text:p>JARDIM DO SERIDO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05801" table:style-name="ce38">
            <text:p>2405801</text:p>
          </table:table-cell>
          <table:table-cell office:value-type="string" table:style-name="ce38">
            <text:p>JOAO CAMARA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05900" table:style-name="ce38">
            <text:p>2405900</text:p>
          </table:table-cell>
          <table:table-cell office:value-type="string" table:style-name="ce38">
            <text:p>JOAO DIAS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06007" table:style-name="ce38">
            <text:p>2406007</text:p>
          </table:table-cell>
          <table:table-cell office:value-type="string" table:style-name="ce38">
            <text:p>JOSE DA PENHA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06106" table:style-name="ce38">
            <text:p>2406106</text:p>
          </table:table-cell>
          <table:table-cell office:value-type="string" table:style-name="ce38">
            <text:p>JUCURUTU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06155" table:style-name="ce38">
            <text:p>2406155</text:p>
          </table:table-cell>
          <table:table-cell office:value-type="string" table:style-name="ce38">
            <text:p>JUNDIA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06205" table:style-name="ce38">
            <text:p>2406205</text:p>
          </table:table-cell>
          <table:table-cell office:value-type="string" table:style-name="ce38">
            <text:p>LAGOA D´ANTA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06304" table:style-name="ce38">
            <text:p>2406304</text:p>
          </table:table-cell>
          <table:table-cell office:value-type="string" table:style-name="ce38">
            <text:p>LAGOA DE PEDRAS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06403" table:style-name="ce38">
            <text:p>2406403</text:p>
          </table:table-cell>
          <table:table-cell office:value-type="string" table:style-name="ce38">
            <text:p>LAGOA DE VELHOS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06502" table:style-name="ce38">
            <text:p>2406502</text:p>
          </table:table-cell>
          <table:table-cell office:value-type="string" table:style-name="ce38">
            <text:p>LAGOA NOVA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06601" table:style-name="ce38">
            <text:p>2406601</text:p>
          </table:table-cell>
          <table:table-cell office:value-type="string" table:style-name="ce38">
            <text:p>LAGOA SALGADA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06700" table:style-name="ce38">
            <text:p>2406700</text:p>
          </table:table-cell>
          <table:table-cell office:value-type="string" table:style-name="ce38">
            <text:p>LAJES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06809" table:style-name="ce38">
            <text:p>2406809</text:p>
          </table:table-cell>
          <table:table-cell office:value-type="string" table:style-name="ce38">
            <text:p>LAJES PINTADAS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06908" table:style-name="ce38">
            <text:p>2406908</text:p>
          </table:table-cell>
          <table:table-cell office:value-type="string" table:style-name="ce38">
            <text:p>LUCRECIA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07005" table:style-name="ce38">
            <text:p>2407005</text:p>
          </table:table-cell>
          <table:table-cell office:value-type="string" table:style-name="ce38">
            <text:p>LUIS GOMES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07104" table:style-name="ce38">
            <text:p>2407104</text:p>
          </table:table-cell>
          <table:table-cell office:value-type="string" table:style-name="ce38">
            <text:p>MACAIBA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07203" table:style-name="ce38">
            <text:p>2407203</text:p>
          </table:table-cell>
          <table:table-cell office:value-type="string" table:style-name="ce38">
            <text:p>MACAU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07252" table:style-name="ce38">
            <text:p>2407252</text:p>
          </table:table-cell>
          <table:table-cell office:value-type="string" table:style-name="ce38">
            <text:p>MAJOR SALES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07302" table:style-name="ce38">
            <text:p>2407302</text:p>
          </table:table-cell>
          <table:table-cell office:value-type="string" table:style-name="ce38">
            <text:p>MARCELINO VIEIRA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07401" table:style-name="ce38">
            <text:p>2407401</text:p>
          </table:table-cell>
          <table:table-cell office:value-type="string" table:style-name="ce38">
            <text:p>MARTINS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07500" table:style-name="ce38">
            <text:p>2407500</text:p>
          </table:table-cell>
          <table:table-cell office:value-type="string" table:style-name="ce38">
            <text:p>MAXARANGUAPE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07609" table:style-name="ce38">
            <text:p>2407609</text:p>
          </table:table-cell>
          <table:table-cell office:value-type="string" table:style-name="ce38">
            <text:p>MESSIAS TARGINO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07708" table:style-name="ce38">
            <text:p>2407708</text:p>
          </table:table-cell>
          <table:table-cell office:value-type="string" table:style-name="ce38">
            <text:p>MONTANHAS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07807" table:style-name="ce38">
            <text:p>2407807</text:p>
          </table:table-cell>
          <table:table-cell office:value-type="string" table:style-name="ce38">
            <text:p>MONTE ALEGRE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07906" table:style-name="ce38">
            <text:p>2407906</text:p>
          </table:table-cell>
          <table:table-cell office:value-type="string" table:style-name="ce38">
            <text:p>MONTE DAS GAMELEIRAS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08003" table:style-name="ce38">
            <text:p>2408003</text:p>
          </table:table-cell>
          <table:table-cell office:value-type="string" table:style-name="ce38">
            <text:p>MOSSORO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08102" table:style-name="ce38">
            <text:p>2408102</text:p>
          </table:table-cell>
          <table:table-cell office:value-type="string" table:style-name="ce38">
            <text:p>NATAL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08201" table:style-name="ce38">
            <text:p>2408201</text:p>
          </table:table-cell>
          <table:table-cell office:value-type="string" table:style-name="ce38">
            <text:p>NISIA FLORESTA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08300" table:style-name="ce38">
            <text:p>2408300</text:p>
          </table:table-cell>
          <table:table-cell office:value-type="string" table:style-name="ce38">
            <text:p>NOVA CRUZ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08409" table:style-name="ce38">
            <text:p>2408409</text:p>
          </table:table-cell>
          <table:table-cell office:value-type="string" table:style-name="ce38">
            <text:p>OLHO-D´AGUA DO BORGES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08508" table:style-name="ce38">
            <text:p>2408508</text:p>
          </table:table-cell>
          <table:table-cell office:value-type="string" table:style-name="ce38">
            <text:p>OURO BRANCO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08607" table:style-name="ce38">
            <text:p>2408607</text:p>
          </table:table-cell>
          <table:table-cell office:value-type="string" table:style-name="ce38">
            <text:p>PARANA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08706" table:style-name="ce38">
            <text:p>2408706</text:p>
          </table:table-cell>
          <table:table-cell office:value-type="string" table:style-name="ce38">
            <text:p>PARAU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08805" table:style-name="ce38">
            <text:p>2408805</text:p>
          </table:table-cell>
          <table:table-cell office:value-type="string" table:style-name="ce38">
            <text:p>PARAZINHO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08904" table:style-name="ce38">
            <text:p>2408904</text:p>
          </table:table-cell>
          <table:table-cell office:value-type="string" table:style-name="ce38">
            <text:p>PARELHAS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08953" table:style-name="ce38">
            <text:p>2408953</text:p>
          </table:table-cell>
          <table:table-cell office:value-type="string" table:style-name="ce38">
            <text:p>RIO DO FOGO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09100" table:style-name="ce38">
            <text:p>2409100</text:p>
          </table:table-cell>
          <table:table-cell office:value-type="string" table:style-name="ce38">
            <text:p>PASSA E FICA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09209" table:style-name="ce38">
            <text:p>2409209</text:p>
          </table:table-cell>
          <table:table-cell office:value-type="string" table:style-name="ce38">
            <text:p>PASSAGEM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09308" table:style-name="ce38">
            <text:p>2409308</text:p>
          </table:table-cell>
          <table:table-cell office:value-type="string" table:style-name="ce38">
            <text:p>PATU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09332" table:style-name="ce38">
            <text:p>2409332</text:p>
          </table:table-cell>
          <table:table-cell office:value-type="string" table:style-name="ce38">
            <text:p>SANTA MARIA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09407" table:style-name="ce38">
            <text:p>2409407</text:p>
          </table:table-cell>
          <table:table-cell office:value-type="string" table:style-name="ce38">
            <text:p>PAU DO FERROS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09506" table:style-name="ce38">
            <text:p>2409506</text:p>
          </table:table-cell>
          <table:table-cell office:value-type="string" table:style-name="ce38">
            <text:p>PEDRA GRANDE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09605" table:style-name="ce38">
            <text:p>2409605</text:p>
          </table:table-cell>
          <table:table-cell office:value-type="string" table:style-name="ce38">
            <text:p>PEDRA PRETA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09704" table:style-name="ce38">
            <text:p>2409704</text:p>
          </table:table-cell>
          <table:table-cell office:value-type="string" table:style-name="ce38">
            <text:p>PEDRO AVELINO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09803" table:style-name="ce38">
            <text:p>2409803</text:p>
          </table:table-cell>
          <table:table-cell office:value-type="string" table:style-name="ce38">
            <text:p>PEDRO VELHO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09902" table:style-name="ce38">
            <text:p>2409902</text:p>
          </table:table-cell>
          <table:table-cell office:value-type="string" table:style-name="ce38">
            <text:p>PENDENCIAS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10009" table:style-name="ce38">
            <text:p>2410009</text:p>
          </table:table-cell>
          <table:table-cell office:value-type="string" table:style-name="ce38">
            <text:p>PILOES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10108" table:style-name="ce38">
            <text:p>2410108</text:p>
          </table:table-cell>
          <table:table-cell office:value-type="string" table:style-name="ce38">
            <text:p>POCO BRANCO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10207" table:style-name="ce38">
            <text:p>2410207</text:p>
          </table:table-cell>
          <table:table-cell office:value-type="string" table:style-name="ce38">
            <text:p>PORTALEGRE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10256" table:style-name="ce38">
            <text:p>2410256</text:p>
          </table:table-cell>
          <table:table-cell office:value-type="string" table:style-name="ce38">
            <text:p>PORTO DO MANGUE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10306" table:style-name="ce38">
            <text:p>2410306</text:p>
          </table:table-cell>
          <table:table-cell office:value-type="string" table:style-name="ce38">
            <text:p>PRESIDENTE JUSCELINO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10405" table:style-name="ce38">
            <text:p>2410405</text:p>
          </table:table-cell>
          <table:table-cell office:value-type="string" table:style-name="ce38">
            <text:p>PUREZA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10504" table:style-name="ce38">
            <text:p>2410504</text:p>
          </table:table-cell>
          <table:table-cell office:value-type="string" table:style-name="ce38">
            <text:p>RAFAEL FERNANDES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10603" table:style-name="ce38">
            <text:p>2410603</text:p>
          </table:table-cell>
          <table:table-cell office:value-type="string" table:style-name="ce38">
            <text:p>RAFAEL GODEIRO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10702" table:style-name="ce38">
            <text:p>2410702</text:p>
          </table:table-cell>
          <table:table-cell office:value-type="string" table:style-name="ce38">
            <text:p>RIACHO DA CRUZ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10801" table:style-name="ce38">
            <text:p>2410801</text:p>
          </table:table-cell>
          <table:table-cell office:value-type="string" table:style-name="ce38">
            <text:p>RIACHO DE SANTANA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10900" table:style-name="ce38">
            <text:p>2410900</text:p>
          </table:table-cell>
          <table:table-cell office:value-type="string" table:style-name="ce38">
            <text:p>RIACHUELO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11007" table:style-name="ce38">
            <text:p>2411007</text:p>
          </table:table-cell>
          <table:table-cell office:value-type="string" table:style-name="ce38">
            <text:p>RODOLFO FERNANDES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11056" table:style-name="ce38">
            <text:p>2411056</text:p>
          </table:table-cell>
          <table:table-cell office:value-type="string" table:style-name="ce38">
            <text:p>TIBAU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11106" table:style-name="ce38">
            <text:p>2411106</text:p>
          </table:table-cell>
          <table:table-cell office:value-type="string" table:style-name="ce38">
            <text:p>RUY BARBOSA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11205" table:style-name="ce38">
            <text:p>2411205</text:p>
          </table:table-cell>
          <table:table-cell office:value-type="string" table:style-name="ce38">
            <text:p>SANTA CRUZ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11403" table:style-name="ce38">
            <text:p>2411403</text:p>
          </table:table-cell>
          <table:table-cell office:value-type="string" table:style-name="ce38">
            <text:p>SANTANA DO MATOS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11429" table:style-name="ce38">
            <text:p>2411429</text:p>
          </table:table-cell>
          <table:table-cell office:value-type="string" table:style-name="ce38">
            <text:p>SANTANA DO SERIDO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11502" table:style-name="ce38">
            <text:p>2411502</text:p>
          </table:table-cell>
          <table:table-cell office:value-type="string" table:style-name="ce38">
            <text:p>SANTO ANTONIO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11601" table:style-name="ce38">
            <text:p>2411601</text:p>
          </table:table-cell>
          <table:table-cell office:value-type="string" table:style-name="ce38">
            <text:p>SAO BENTO DO NORTE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11700" table:style-name="ce38">
            <text:p>2411700</text:p>
          </table:table-cell>
          <table:table-cell office:value-type="string" table:style-name="ce38">
            <text:p>SAO BENTO DO TRAIRI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11809" table:style-name="ce38">
            <text:p>2411809</text:p>
          </table:table-cell>
          <table:table-cell office:value-type="string" table:style-name="ce38">
            <text:p>SAO FERNANDO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11908" table:style-name="ce38">
            <text:p>2411908</text:p>
          </table:table-cell>
          <table:table-cell office:value-type="string" table:style-name="ce38">
            <text:p>SAO FRANCISCO DO OESTE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12005" table:style-name="ce38">
            <text:p>2412005</text:p>
          </table:table-cell>
          <table:table-cell office:value-type="string" table:style-name="ce38">
            <text:p>SAO GONCALO DO AMARANTE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12104" table:style-name="ce38">
            <text:p>2412104</text:p>
          </table:table-cell>
          <table:table-cell office:value-type="string" table:style-name="ce38">
            <text:p>SAO JOAO DO SABUGI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12203" table:style-name="ce38">
            <text:p>2412203</text:p>
          </table:table-cell>
          <table:table-cell office:value-type="string" table:style-name="ce38">
            <text:p>SAO JOSE DE MIPIBU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12302" table:style-name="ce38">
            <text:p>2412302</text:p>
          </table:table-cell>
          <table:table-cell office:value-type="string" table:style-name="ce38">
            <text:p>SAO JOSE DO CAMPESTRE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12401" table:style-name="ce38">
            <text:p>2412401</text:p>
          </table:table-cell>
          <table:table-cell office:value-type="string" table:style-name="ce38">
            <text:p>SAO JOSE DO SERIDO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12500" table:style-name="ce38">
            <text:p>2412500</text:p>
          </table:table-cell>
          <table:table-cell office:value-type="string" table:style-name="ce38">
            <text:p>SAO MIGUEL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12559" table:style-name="ce38">
            <text:p>2412559</text:p>
          </table:table-cell>
          <table:table-cell office:value-type="string" table:style-name="ce38">
            <text:p>SAO MIGUEL DE TOUROS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12609" table:style-name="ce38">
            <text:p>2412609</text:p>
          </table:table-cell>
          <table:table-cell office:value-type="string" table:style-name="ce38">
            <text:p>SAO PAULO DO POTENGI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12708" table:style-name="ce38">
            <text:p>2412708</text:p>
          </table:table-cell>
          <table:table-cell office:value-type="string" table:style-name="ce38">
            <text:p>SAO PEDRO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12807" table:style-name="ce38">
            <text:p>2412807</text:p>
          </table:table-cell>
          <table:table-cell office:value-type="string" table:style-name="ce38">
            <text:p>SAO RAFAEL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12906" table:style-name="ce38">
            <text:p>2412906</text:p>
          </table:table-cell>
          <table:table-cell office:value-type="string" table:style-name="ce38">
            <text:p>SAO TOME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13003" table:style-name="ce38">
            <text:p>2413003</text:p>
          </table:table-cell>
          <table:table-cell office:value-type="string" table:style-name="ce38">
            <text:p>SAO VICENTE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13102" table:style-name="ce38">
            <text:p>2413102</text:p>
          </table:table-cell>
          <table:table-cell office:value-type="string" table:style-name="ce38">
            <text:p>SENADOR ELOI DE SOUZA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13201" table:style-name="ce38">
            <text:p>2413201</text:p>
          </table:table-cell>
          <table:table-cell office:value-type="string" table:style-name="ce38">
            <text:p>SENADOR GEORGINO AVELINO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13300" table:style-name="ce38">
            <text:p>2413300</text:p>
          </table:table-cell>
          <table:table-cell office:value-type="string" table:style-name="ce38">
            <text:p>SERRA DE SAO BENTO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13359" table:style-name="ce38">
            <text:p>2413359</text:p>
          </table:table-cell>
          <table:table-cell office:value-type="string" table:style-name="ce38">
            <text:p>SERRA DO MEL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13409" table:style-name="ce38">
            <text:p>2413409</text:p>
          </table:table-cell>
          <table:table-cell office:value-type="string" table:style-name="ce38">
            <text:p>SERRA NEGRA DO NORTE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13508" table:style-name="ce38">
            <text:p>2413508</text:p>
          </table:table-cell>
          <table:table-cell office:value-type="string" table:style-name="ce38">
            <text:p>SERRINHA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13557" table:style-name="ce38">
            <text:p>2413557</text:p>
          </table:table-cell>
          <table:table-cell office:value-type="string" table:style-name="ce38">
            <text:p>SERRINHA DO PINTOS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13607" table:style-name="ce38">
            <text:p>2413607</text:p>
          </table:table-cell>
          <table:table-cell office:value-type="string" table:style-name="ce38">
            <text:p>SEVERIANO MELO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13706" table:style-name="ce38">
            <text:p>2413706</text:p>
          </table:table-cell>
          <table:table-cell office:value-type="string" table:style-name="ce38">
            <text:p>SITIO NOVO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13805" table:style-name="ce38">
            <text:p>2413805</text:p>
          </table:table-cell>
          <table:table-cell office:value-type="string" table:style-name="ce38">
            <text:p>TABOLEIRO GRANDE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13904" table:style-name="ce38">
            <text:p>2413904</text:p>
          </table:table-cell>
          <table:table-cell office:value-type="string" table:style-name="ce38">
            <text:p>TAIPU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14001" table:style-name="ce38">
            <text:p>2414001</text:p>
          </table:table-cell>
          <table:table-cell office:value-type="string" table:style-name="ce38">
            <text:p>TANGARA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14100" table:style-name="ce38">
            <text:p>2414100</text:p>
          </table:table-cell>
          <table:table-cell office:value-type="string" table:style-name="ce38">
            <text:p>TENENTE ANANIAS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14159" table:style-name="ce38">
            <text:p>2414159</text:p>
          </table:table-cell>
          <table:table-cell office:value-type="string" table:style-name="ce38">
            <text:p>TENENTE LAURENTINO CRUZ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14209" table:style-name="ce38">
            <text:p>2414209</text:p>
          </table:table-cell>
          <table:table-cell office:value-type="string" table:style-name="ce38">
            <text:p>TIBAU DO SUL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14308" table:style-name="ce38">
            <text:p>2414308</text:p>
          </table:table-cell>
          <table:table-cell office:value-type="string" table:style-name="ce38">
            <text:p>TIMBAUBA DO BATISTAS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14407" table:style-name="ce38">
            <text:p>2414407</text:p>
          </table:table-cell>
          <table:table-cell office:value-type="string" table:style-name="ce38">
            <text:p>TOUROS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14456" table:style-name="ce38">
            <text:p>2414456</text:p>
          </table:table-cell>
          <table:table-cell office:value-type="string" table:style-name="ce38">
            <text:p>TRIUNFO POTIGUAR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14506" table:style-name="ce38">
            <text:p>2414506</text:p>
          </table:table-cell>
          <table:table-cell office:value-type="string" table:style-name="ce38">
            <text:p>UMARIZAL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14605" table:style-name="ce38">
            <text:p>2414605</text:p>
          </table:table-cell>
          <table:table-cell office:value-type="string" table:style-name="ce38">
            <text:p>UPANEMA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14704" table:style-name="ce38">
            <text:p>2414704</text:p>
          </table:table-cell>
          <table:table-cell office:value-type="string" table:style-name="ce38">
            <text:p>VARZEA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14753" table:style-name="ce38">
            <text:p>2414753</text:p>
          </table:table-cell>
          <table:table-cell office:value-type="string" table:style-name="ce38">
            <text:p>VENHA-VER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14803" table:style-name="ce38">
            <text:p>2414803</text:p>
          </table:table-cell>
          <table:table-cell office:value-type="string" table:style-name="ce38">
            <text:p>VERA CRUZ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14902" table:style-name="ce38">
            <text:p>2414902</text:p>
          </table:table-cell>
          <table:table-cell office:value-type="string" table:style-name="ce38">
            <text:p>VICOSA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415008" table:style-name="ce38">
            <text:p>2415008</text:p>
          </table:table-cell>
          <table:table-cell office:value-type="string" table:style-name="ce38">
            <text:p>VILA FLOR</text:p>
          </table:table-cell>
          <table:table-cell office:value-type="string" table:style-name="ce38">
            <text:p>RN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00106" table:style-name="ce38">
            <text:p>2500106</text:p>
          </table:table-cell>
          <table:table-cell office:value-type="string" table:style-name="ce38">
            <text:p>AGUA BRANCA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00205" table:style-name="ce38">
            <text:p>2500205</text:p>
          </table:table-cell>
          <table:table-cell office:value-type="string" table:style-name="ce38">
            <text:p>AGUIAR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00304" table:style-name="ce38">
            <text:p>2500304</text:p>
          </table:table-cell>
          <table:table-cell office:value-type="string" table:style-name="ce38">
            <text:p>ALAGOA GRANDE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00403" table:style-name="ce38">
            <text:p>2500403</text:p>
          </table:table-cell>
          <table:table-cell office:value-type="string" table:style-name="ce38">
            <text:p>ALAGOA NOVA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00502" table:style-name="ce38">
            <text:p>2500502</text:p>
          </table:table-cell>
          <table:table-cell office:value-type="string" table:style-name="ce38">
            <text:p>ALAGOINHA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00536" table:style-name="ce38">
            <text:p>2500536</text:p>
          </table:table-cell>
          <table:table-cell office:value-type="string" table:style-name="ce38">
            <text:p>ALCANTIL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00577" table:style-name="ce38">
            <text:p>2500577</text:p>
          </table:table-cell>
          <table:table-cell office:value-type="string" table:style-name="ce38">
            <text:p>ALGODAO DE JANDAIRA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00601" table:style-name="ce38">
            <text:p>2500601</text:p>
          </table:table-cell>
          <table:table-cell office:value-type="string" table:style-name="ce38">
            <text:p>ALHANDRA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00700" table:style-name="ce38">
            <text:p>2500700</text:p>
          </table:table-cell>
          <table:table-cell office:value-type="string" table:style-name="ce38">
            <text:p>SAO JOAO DO RIO DO PEIXE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00734" table:style-name="ce38">
            <text:p>2500734</text:p>
          </table:table-cell>
          <table:table-cell office:value-type="string" table:style-name="ce38">
            <text:p>AMPARO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00775" table:style-name="ce38">
            <text:p>2500775</text:p>
          </table:table-cell>
          <table:table-cell office:value-type="string" table:style-name="ce38">
            <text:p>APARECIDA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00809" table:style-name="ce38">
            <text:p>2500809</text:p>
          </table:table-cell>
          <table:table-cell office:value-type="string" table:style-name="ce38">
            <text:p>ARACAGI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00908" table:style-name="ce38">
            <text:p>2500908</text:p>
          </table:table-cell>
          <table:table-cell office:value-type="string" table:style-name="ce38">
            <text:p>ARARA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01005" table:style-name="ce38">
            <text:p>2501005</text:p>
          </table:table-cell>
          <table:table-cell office:value-type="string" table:style-name="ce38">
            <text:p>ARARUNA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01104" table:style-name="ce38">
            <text:p>2501104</text:p>
          </table:table-cell>
          <table:table-cell office:value-type="string" table:style-name="ce38">
            <text:p>AREIA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01153" table:style-name="ce38">
            <text:p>2501153</text:p>
          </table:table-cell>
          <table:table-cell office:value-type="string" table:style-name="ce38">
            <text:p>AREIA DE BARAUNAS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01203" table:style-name="ce38">
            <text:p>2501203</text:p>
          </table:table-cell>
          <table:table-cell office:value-type="string" table:style-name="ce38">
            <text:p>AREIAL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01302" table:style-name="ce38">
            <text:p>2501302</text:p>
          </table:table-cell>
          <table:table-cell office:value-type="string" table:style-name="ce38">
            <text:p>AROEIRAS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01351" table:style-name="ce38">
            <text:p>2501351</text:p>
          </table:table-cell>
          <table:table-cell office:value-type="string" table:style-name="ce38">
            <text:p>ASSUNCAO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01401" table:style-name="ce38">
            <text:p>2501401</text:p>
          </table:table-cell>
          <table:table-cell office:value-type="string" table:style-name="ce38">
            <text:p>BAIA DA TRAICAO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01500" table:style-name="ce38">
            <text:p>2501500</text:p>
          </table:table-cell>
          <table:table-cell office:value-type="string" table:style-name="ce38">
            <text:p>BANANEIRAS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01534" table:style-name="ce38">
            <text:p>2501534</text:p>
          </table:table-cell>
          <table:table-cell office:value-type="string" table:style-name="ce38">
            <text:p>BARAUNA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01575" table:style-name="ce38">
            <text:p>2501575</text:p>
          </table:table-cell>
          <table:table-cell office:value-type="string" table:style-name="ce38">
            <text:p>BARRA DE SANTANA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01609" table:style-name="ce38">
            <text:p>2501609</text:p>
          </table:table-cell>
          <table:table-cell office:value-type="string" table:style-name="ce38">
            <text:p>BARRA DE SANTA ROSA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01708" table:style-name="ce38">
            <text:p>2501708</text:p>
          </table:table-cell>
          <table:table-cell office:value-type="string" table:style-name="ce38">
            <text:p>BARRA DE SAO MIGUEL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01807" table:style-name="ce38">
            <text:p>2501807</text:p>
          </table:table-cell>
          <table:table-cell office:value-type="string" table:style-name="ce38">
            <text:p>BAYEUX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01906" table:style-name="ce38">
            <text:p>2501906</text:p>
          </table:table-cell>
          <table:table-cell office:value-type="string" table:style-name="ce38">
            <text:p>BELEM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02003" table:style-name="ce38">
            <text:p>2502003</text:p>
          </table:table-cell>
          <table:table-cell office:value-type="string" table:style-name="ce38">
            <text:p>BELEM DO BREJO DO CRUZ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02052" table:style-name="ce38">
            <text:p>2502052</text:p>
          </table:table-cell>
          <table:table-cell office:value-type="string" table:style-name="ce38">
            <text:p>BERNARDINO BATISTA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02102" table:style-name="ce38">
            <text:p>2502102</text:p>
          </table:table-cell>
          <table:table-cell office:value-type="string" table:style-name="ce38">
            <text:p>BOA VENTURA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02151" table:style-name="ce38">
            <text:p>2502151</text:p>
          </table:table-cell>
          <table:table-cell office:value-type="string" table:style-name="ce38">
            <text:p>BOA VISTA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02201" table:style-name="ce38">
            <text:p>2502201</text:p>
          </table:table-cell>
          <table:table-cell office:value-type="string" table:style-name="ce38">
            <text:p>BOM JESUS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02300" table:style-name="ce38">
            <text:p>2502300</text:p>
          </table:table-cell>
          <table:table-cell office:value-type="string" table:style-name="ce38">
            <text:p>BOM SUCESSO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02409" table:style-name="ce38">
            <text:p>2502409</text:p>
          </table:table-cell>
          <table:table-cell office:value-type="string" table:style-name="ce38">
            <text:p>BONITO DE SANTA FE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02508" table:style-name="ce38">
            <text:p>2502508</text:p>
          </table:table-cell>
          <table:table-cell office:value-type="string" table:style-name="ce38">
            <text:p>BOQUEIRAO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02607" table:style-name="ce38">
            <text:p>2502607</text:p>
          </table:table-cell>
          <table:table-cell office:value-type="string" table:style-name="ce38">
            <text:p>IGARACY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02706" table:style-name="ce38">
            <text:p>2502706</text:p>
          </table:table-cell>
          <table:table-cell office:value-type="string" table:style-name="ce38">
            <text:p>BORBOREMA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02805" table:style-name="ce38">
            <text:p>2502805</text:p>
          </table:table-cell>
          <table:table-cell office:value-type="string" table:style-name="ce38">
            <text:p>BREJO DO CRUZ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02904" table:style-name="ce38">
            <text:p>2502904</text:p>
          </table:table-cell>
          <table:table-cell office:value-type="string" table:style-name="ce38">
            <text:p>BREJO DO SANTOS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03001" table:style-name="ce38">
            <text:p>2503001</text:p>
          </table:table-cell>
          <table:table-cell office:value-type="string" table:style-name="ce38">
            <text:p>CAAPORA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03100" table:style-name="ce38">
            <text:p>2503100</text:p>
          </table:table-cell>
          <table:table-cell office:value-type="string" table:style-name="ce38">
            <text:p>CABACEIRAS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03209" table:style-name="ce38">
            <text:p>2503209</text:p>
          </table:table-cell>
          <table:table-cell office:value-type="string" table:style-name="ce38">
            <text:p>CABEDELO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03308" table:style-name="ce38">
            <text:p>2503308</text:p>
          </table:table-cell>
          <table:table-cell office:value-type="string" table:style-name="ce38">
            <text:p>CACHOEIRA DO INDIOS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03407" table:style-name="ce38">
            <text:p>2503407</text:p>
          </table:table-cell>
          <table:table-cell office:value-type="string" table:style-name="ce38">
            <text:p>CACIMBA DE AREIA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03506" table:style-name="ce38">
            <text:p>2503506</text:p>
          </table:table-cell>
          <table:table-cell office:value-type="string" table:style-name="ce38">
            <text:p>CACIMBA DE DENTRO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03555" table:style-name="ce38">
            <text:p>2503555</text:p>
          </table:table-cell>
          <table:table-cell office:value-type="string" table:style-name="ce38">
            <text:p>CACIMBAS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03605" table:style-name="ce38">
            <text:p>2503605</text:p>
          </table:table-cell>
          <table:table-cell office:value-type="string" table:style-name="ce38">
            <text:p>CAICARA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03704" table:style-name="ce38">
            <text:p>2503704</text:p>
          </table:table-cell>
          <table:table-cell office:value-type="string" table:style-name="ce38">
            <text:p>CAJAZEIRAS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03753" table:style-name="ce38">
            <text:p>2503753</text:p>
          </table:table-cell>
          <table:table-cell office:value-type="string" table:style-name="ce38">
            <text:p>CAJAZEIRINHAS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03803" table:style-name="ce38">
            <text:p>2503803</text:p>
          </table:table-cell>
          <table:table-cell office:value-type="string" table:style-name="ce38">
            <text:p>CALDAS BRANDAO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03902" table:style-name="ce38">
            <text:p>2503902</text:p>
          </table:table-cell>
          <table:table-cell office:value-type="string" table:style-name="ce38">
            <text:p>CAMALAU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04009" table:style-name="ce38">
            <text:p>2504009</text:p>
          </table:table-cell>
          <table:table-cell office:value-type="string" table:style-name="ce38">
            <text:p>CAMPINA GRANDE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04033" table:style-name="ce38">
            <text:p>2504033</text:p>
          </table:table-cell>
          <table:table-cell office:value-type="string" table:style-name="ce38">
            <text:p>CAPIM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04074" table:style-name="ce38">
            <text:p>2504074</text:p>
          </table:table-cell>
          <table:table-cell office:value-type="string" table:style-name="ce38">
            <text:p>CARAUBAS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04108" table:style-name="ce38">
            <text:p>2504108</text:p>
          </table:table-cell>
          <table:table-cell office:value-type="string" table:style-name="ce38">
            <text:p>CARRAPATEIRA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04157" table:style-name="ce38">
            <text:p>2504157</text:p>
          </table:table-cell>
          <table:table-cell office:value-type="string" table:style-name="ce38">
            <text:p>CASSERENGUE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04207" table:style-name="ce38">
            <text:p>2504207</text:p>
          </table:table-cell>
          <table:table-cell office:value-type="string" table:style-name="ce38">
            <text:p>CATINGUEIRA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04306" table:style-name="ce38">
            <text:p>2504306</text:p>
          </table:table-cell>
          <table:table-cell office:value-type="string" table:style-name="ce38">
            <text:p>CATOLE DO ROCHA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04355" table:style-name="ce38">
            <text:p>2504355</text:p>
          </table:table-cell>
          <table:table-cell office:value-type="string" table:style-name="ce38">
            <text:p>CATURITE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04405" table:style-name="ce38">
            <text:p>2504405</text:p>
          </table:table-cell>
          <table:table-cell office:value-type="string" table:style-name="ce38">
            <text:p>CONCEICAO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04504" table:style-name="ce38">
            <text:p>2504504</text:p>
          </table:table-cell>
          <table:table-cell office:value-type="string" table:style-name="ce38">
            <text:p>CONDADO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04603" table:style-name="ce38">
            <text:p>2504603</text:p>
          </table:table-cell>
          <table:table-cell office:value-type="string" table:style-name="ce38">
            <text:p>CONDE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04702" table:style-name="ce38">
            <text:p>2504702</text:p>
          </table:table-cell>
          <table:table-cell office:value-type="string" table:style-name="ce38">
            <text:p>CONGO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04801" table:style-name="ce38">
            <text:p>2504801</text:p>
          </table:table-cell>
          <table:table-cell office:value-type="string" table:style-name="ce38">
            <text:p>COREMAS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04850" table:style-name="ce38">
            <text:p>2504850</text:p>
          </table:table-cell>
          <table:table-cell office:value-type="string" table:style-name="ce38">
            <text:p>COXIXOLA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04900" table:style-name="ce38">
            <text:p>2504900</text:p>
          </table:table-cell>
          <table:table-cell office:value-type="string" table:style-name="ce38">
            <text:p>CRUZ DO ESPIRITO SANTO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05006" table:style-name="ce38">
            <text:p>2505006</text:p>
          </table:table-cell>
          <table:table-cell office:value-type="string" table:style-name="ce38">
            <text:p>CUBATI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05105" table:style-name="ce38">
            <text:p>2505105</text:p>
          </table:table-cell>
          <table:table-cell office:value-type="string" table:style-name="ce38">
            <text:p>CUITE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05204" table:style-name="ce38">
            <text:p>2505204</text:p>
          </table:table-cell>
          <table:table-cell office:value-type="string" table:style-name="ce38">
            <text:p>CUITEGI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05238" table:style-name="ce38">
            <text:p>2505238</text:p>
          </table:table-cell>
          <table:table-cell office:value-type="string" table:style-name="ce38">
            <text:p>CUITE DE MAMANGUAPE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05279" table:style-name="ce38">
            <text:p>2505279</text:p>
          </table:table-cell>
          <table:table-cell office:value-type="string" table:style-name="ce38">
            <text:p>CURRAL DE CIMA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05303" table:style-name="ce38">
            <text:p>2505303</text:p>
          </table:table-cell>
          <table:table-cell office:value-type="string" table:style-name="ce38">
            <text:p>CURRAL VELHO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05352" table:style-name="ce38">
            <text:p>2505352</text:p>
          </table:table-cell>
          <table:table-cell office:value-type="string" table:style-name="ce38">
            <text:p>DAMIAO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05402" table:style-name="ce38">
            <text:p>2505402</text:p>
          </table:table-cell>
          <table:table-cell office:value-type="string" table:style-name="ce38">
            <text:p>DESTERRO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05501" table:style-name="ce38">
            <text:p>2505501</text:p>
          </table:table-cell>
          <table:table-cell office:value-type="string" table:style-name="ce38">
            <text:p>VISTA SERRANA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05600" table:style-name="ce38">
            <text:p>2505600</text:p>
          </table:table-cell>
          <table:table-cell office:value-type="string" table:style-name="ce38">
            <text:p>DIAMANTE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05709" table:style-name="ce38">
            <text:p>2505709</text:p>
          </table:table-cell>
          <table:table-cell office:value-type="string" table:style-name="ce38">
            <text:p>DONA INES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05808" table:style-name="ce38">
            <text:p>2505808</text:p>
          </table:table-cell>
          <table:table-cell office:value-type="string" table:style-name="ce38">
            <text:p>DUAS ESTRADAS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05907" table:style-name="ce38">
            <text:p>2505907</text:p>
          </table:table-cell>
          <table:table-cell office:value-type="string" table:style-name="ce38">
            <text:p>EMAS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06004" table:style-name="ce38">
            <text:p>2506004</text:p>
          </table:table-cell>
          <table:table-cell office:value-type="string" table:style-name="ce38">
            <text:p>ESPERANCA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06103" table:style-name="ce38">
            <text:p>2506103</text:p>
          </table:table-cell>
          <table:table-cell office:value-type="string" table:style-name="ce38">
            <text:p>FAGUNDES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06202" table:style-name="ce38">
            <text:p>2506202</text:p>
          </table:table-cell>
          <table:table-cell office:value-type="string" table:style-name="ce38">
            <text:p>FREI MARTINHO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06251" table:style-name="ce38">
            <text:p>2506251</text:p>
          </table:table-cell>
          <table:table-cell office:value-type="string" table:style-name="ce38">
            <text:p>GADO BRAVO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06301" table:style-name="ce38">
            <text:p>2506301</text:p>
          </table:table-cell>
          <table:table-cell office:value-type="string" table:style-name="ce38">
            <text:p>GUARABIRA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06400" table:style-name="ce38">
            <text:p>2506400</text:p>
          </table:table-cell>
          <table:table-cell office:value-type="string" table:style-name="ce38">
            <text:p>GURINHEM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06509" table:style-name="ce38">
            <text:p>2506509</text:p>
          </table:table-cell>
          <table:table-cell office:value-type="string" table:style-name="ce38">
            <text:p>GURJAO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06608" table:style-name="ce38">
            <text:p>2506608</text:p>
          </table:table-cell>
          <table:table-cell office:value-type="string" table:style-name="ce38">
            <text:p>IBIARA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06707" table:style-name="ce38">
            <text:p>2506707</text:p>
          </table:table-cell>
          <table:table-cell office:value-type="string" table:style-name="ce38">
            <text:p>IMACULADA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06806" table:style-name="ce38">
            <text:p>2506806</text:p>
          </table:table-cell>
          <table:table-cell office:value-type="string" table:style-name="ce38">
            <text:p>INGA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06905" table:style-name="ce38">
            <text:p>2506905</text:p>
          </table:table-cell>
          <table:table-cell office:value-type="string" table:style-name="ce38">
            <text:p>ITABAIANA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07002" table:style-name="ce38">
            <text:p>2507002</text:p>
          </table:table-cell>
          <table:table-cell office:value-type="string" table:style-name="ce38">
            <text:p>ITAPORANGA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07101" table:style-name="ce38">
            <text:p>2507101</text:p>
          </table:table-cell>
          <table:table-cell office:value-type="string" table:style-name="ce38">
            <text:p>ITAPOROROCA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07200" table:style-name="ce38">
            <text:p>2507200</text:p>
          </table:table-cell>
          <table:table-cell office:value-type="string" table:style-name="ce38">
            <text:p>ITATUBA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07309" table:style-name="ce38">
            <text:p>2507309</text:p>
          </table:table-cell>
          <table:table-cell office:value-type="string" table:style-name="ce38">
            <text:p>JACARAU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07408" table:style-name="ce38">
            <text:p>2507408</text:p>
          </table:table-cell>
          <table:table-cell office:value-type="string" table:style-name="ce38">
            <text:p>JERICO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07507" table:style-name="ce38">
            <text:p>2507507</text:p>
          </table:table-cell>
          <table:table-cell office:value-type="string" table:style-name="ce38">
            <text:p>JOAO PESSOA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07606" table:style-name="ce38">
            <text:p>2507606</text:p>
          </table:table-cell>
          <table:table-cell office:value-type="string" table:style-name="ce38">
            <text:p>JUAREZ TAVORA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07705" table:style-name="ce38">
            <text:p>2507705</text:p>
          </table:table-cell>
          <table:table-cell office:value-type="string" table:style-name="ce38">
            <text:p>JUAZEIRINHO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07804" table:style-name="ce38">
            <text:p>2507804</text:p>
          </table:table-cell>
          <table:table-cell office:value-type="string" table:style-name="ce38">
            <text:p>JUNCO DO SERIDO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07903" table:style-name="ce38">
            <text:p>2507903</text:p>
          </table:table-cell>
          <table:table-cell office:value-type="string" table:style-name="ce38">
            <text:p>JURIPIRANGA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08000" table:style-name="ce38">
            <text:p>2508000</text:p>
          </table:table-cell>
          <table:table-cell office:value-type="string" table:style-name="ce38">
            <text:p>JURU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08109" table:style-name="ce38">
            <text:p>2508109</text:p>
          </table:table-cell>
          <table:table-cell office:value-type="string" table:style-name="ce38">
            <text:p>LAGOA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08208" table:style-name="ce38">
            <text:p>2508208</text:p>
          </table:table-cell>
          <table:table-cell office:value-type="string" table:style-name="ce38">
            <text:p>LAGOA DE DENTRO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08307" table:style-name="ce38">
            <text:p>2508307</text:p>
          </table:table-cell>
          <table:table-cell office:value-type="string" table:style-name="ce38">
            <text:p>LAGOA SECA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08406" table:style-name="ce38">
            <text:p>2508406</text:p>
          </table:table-cell>
          <table:table-cell office:value-type="string" table:style-name="ce38">
            <text:p>LASTRO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08505" table:style-name="ce38">
            <text:p>2508505</text:p>
          </table:table-cell>
          <table:table-cell office:value-type="string" table:style-name="ce38">
            <text:p>LIVRAMENTO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08554" table:style-name="ce38">
            <text:p>2508554</text:p>
          </table:table-cell>
          <table:table-cell office:value-type="string" table:style-name="ce38">
            <text:p>LOGRADOURO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08604" table:style-name="ce38">
            <text:p>2508604</text:p>
          </table:table-cell>
          <table:table-cell office:value-type="string" table:style-name="ce38">
            <text:p>LUCENA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08703" table:style-name="ce38">
            <text:p>2508703</text:p>
          </table:table-cell>
          <table:table-cell office:value-type="string" table:style-name="ce38">
            <text:p>MAE D´AGUA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08802" table:style-name="ce38">
            <text:p>2508802</text:p>
          </table:table-cell>
          <table:table-cell office:value-type="string" table:style-name="ce38">
            <text:p>MALTA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08901" table:style-name="ce38">
            <text:p>2508901</text:p>
          </table:table-cell>
          <table:table-cell office:value-type="string" table:style-name="ce38">
            <text:p>MAMANGUAPE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09008" table:style-name="ce38">
            <text:p>2509008</text:p>
          </table:table-cell>
          <table:table-cell office:value-type="string" table:style-name="ce38">
            <text:p>MANAIRA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09057" table:style-name="ce38">
            <text:p>2509057</text:p>
          </table:table-cell>
          <table:table-cell office:value-type="string" table:style-name="ce38">
            <text:p>MARCACAO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09107" table:style-name="ce38">
            <text:p>2509107</text:p>
          </table:table-cell>
          <table:table-cell office:value-type="string" table:style-name="ce38">
            <text:p>MARI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09156" table:style-name="ce38">
            <text:p>2509156</text:p>
          </table:table-cell>
          <table:table-cell office:value-type="string" table:style-name="ce38">
            <text:p>MARIZOPOLIS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09206" table:style-name="ce38">
            <text:p>2509206</text:p>
          </table:table-cell>
          <table:table-cell office:value-type="string" table:style-name="ce38">
            <text:p>MASSARANDUBA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09305" table:style-name="ce38">
            <text:p>2509305</text:p>
          </table:table-cell>
          <table:table-cell office:value-type="string" table:style-name="ce38">
            <text:p>MATARACA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09339" table:style-name="ce38">
            <text:p>2509339</text:p>
          </table:table-cell>
          <table:table-cell office:value-type="string" table:style-name="ce38">
            <text:p>MATINHAS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09370" table:style-name="ce38">
            <text:p>2509370</text:p>
          </table:table-cell>
          <table:table-cell office:value-type="string" table:style-name="ce38">
            <text:p>MATO GROSSO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09396" table:style-name="ce38">
            <text:p>2509396</text:p>
          </table:table-cell>
          <table:table-cell office:value-type="string" table:style-name="ce38">
            <text:p>MATUREIA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09404" table:style-name="ce38">
            <text:p>2509404</text:p>
          </table:table-cell>
          <table:table-cell office:value-type="string" table:style-name="ce38">
            <text:p>MOGEIRO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09503" table:style-name="ce38">
            <text:p>2509503</text:p>
          </table:table-cell>
          <table:table-cell office:value-type="string" table:style-name="ce38">
            <text:p>MONTADAS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09602" table:style-name="ce38">
            <text:p>2509602</text:p>
          </table:table-cell>
          <table:table-cell office:value-type="string" table:style-name="ce38">
            <text:p>MONTE HOREBE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09701" table:style-name="ce38">
            <text:p>2509701</text:p>
          </table:table-cell>
          <table:table-cell office:value-type="string" table:style-name="ce38">
            <text:p>MONTEIRO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09800" table:style-name="ce38">
            <text:p>2509800</text:p>
          </table:table-cell>
          <table:table-cell office:value-type="string" table:style-name="ce38">
            <text:p>MULUNGU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09909" table:style-name="ce38">
            <text:p>2509909</text:p>
          </table:table-cell>
          <table:table-cell office:value-type="string" table:style-name="ce38">
            <text:p>NATUBA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10006" table:style-name="ce38">
            <text:p>2510006</text:p>
          </table:table-cell>
          <table:table-cell office:value-type="string" table:style-name="ce38">
            <text:p>NAZAREZINHO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10105" table:style-name="ce38">
            <text:p>2510105</text:p>
          </table:table-cell>
          <table:table-cell office:value-type="string" table:style-name="ce38">
            <text:p>NOVA FLORESTA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10204" table:style-name="ce38">
            <text:p>2510204</text:p>
          </table:table-cell>
          <table:table-cell office:value-type="string" table:style-name="ce38">
            <text:p>NOVA OLINDA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10303" table:style-name="ce38">
            <text:p>2510303</text:p>
          </table:table-cell>
          <table:table-cell office:value-type="string" table:style-name="ce38">
            <text:p>NOVA PALMEIRA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10402" table:style-name="ce38">
            <text:p>2510402</text:p>
          </table:table-cell>
          <table:table-cell office:value-type="string" table:style-name="ce38">
            <text:p>OLHO D´AGUA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10501" table:style-name="ce38">
            <text:p>2510501</text:p>
          </table:table-cell>
          <table:table-cell office:value-type="string" table:style-name="ce38">
            <text:p>OLIVEDOS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10600" table:style-name="ce38">
            <text:p>2510600</text:p>
          </table:table-cell>
          <table:table-cell office:value-type="string" table:style-name="ce38">
            <text:p>OURO VELHO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10659" table:style-name="ce38">
            <text:p>2510659</text:p>
          </table:table-cell>
          <table:table-cell office:value-type="string" table:style-name="ce38">
            <text:p>PARARI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10709" table:style-name="ce38">
            <text:p>2510709</text:p>
          </table:table-cell>
          <table:table-cell office:value-type="string" table:style-name="ce38">
            <text:p>PASSAGEM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10808" table:style-name="ce38">
            <text:p>2510808</text:p>
          </table:table-cell>
          <table:table-cell office:value-type="string" table:style-name="ce38">
            <text:p>PATOS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10907" table:style-name="ce38">
            <text:p>2510907</text:p>
          </table:table-cell>
          <table:table-cell office:value-type="string" table:style-name="ce38">
            <text:p>PAULISTA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11004" table:style-name="ce38">
            <text:p>2511004</text:p>
          </table:table-cell>
          <table:table-cell office:value-type="string" table:style-name="ce38">
            <text:p>PEDRA BRANCA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11103" table:style-name="ce38">
            <text:p>2511103</text:p>
          </table:table-cell>
          <table:table-cell office:value-type="string" table:style-name="ce38">
            <text:p>PEDRA LAVRADA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11202" table:style-name="ce38">
            <text:p>2511202</text:p>
          </table:table-cell>
          <table:table-cell office:value-type="string" table:style-name="ce38">
            <text:p>PEDRAS DE FOGO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11301" table:style-name="ce38">
            <text:p>2511301</text:p>
          </table:table-cell>
          <table:table-cell office:value-type="string" table:style-name="ce38">
            <text:p>PIANCO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11400" table:style-name="ce38">
            <text:p>2511400</text:p>
          </table:table-cell>
          <table:table-cell office:value-type="string" table:style-name="ce38">
            <text:p>PICUI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11509" table:style-name="ce38">
            <text:p>2511509</text:p>
          </table:table-cell>
          <table:table-cell office:value-type="string" table:style-name="ce38">
            <text:p>PILAR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11608" table:style-name="ce38">
            <text:p>2511608</text:p>
          </table:table-cell>
          <table:table-cell office:value-type="string" table:style-name="ce38">
            <text:p>PILOES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11707" table:style-name="ce38">
            <text:p>2511707</text:p>
          </table:table-cell>
          <table:table-cell office:value-type="string" table:style-name="ce38">
            <text:p>PILOEZINHOS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11806" table:style-name="ce38">
            <text:p>2511806</text:p>
          </table:table-cell>
          <table:table-cell office:value-type="string" table:style-name="ce38">
            <text:p>PIRPIRITUBA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11905" table:style-name="ce38">
            <text:p>2511905</text:p>
          </table:table-cell>
          <table:table-cell office:value-type="string" table:style-name="ce38">
            <text:p>PITIMBU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12002" table:style-name="ce38">
            <text:p>2512002</text:p>
          </table:table-cell>
          <table:table-cell office:value-type="string" table:style-name="ce38">
            <text:p>POCINHOS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12036" table:style-name="ce38">
            <text:p>2512036</text:p>
          </table:table-cell>
          <table:table-cell office:value-type="string" table:style-name="ce38">
            <text:p>POCO DANTAS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12077" table:style-name="ce38">
            <text:p>2512077</text:p>
          </table:table-cell>
          <table:table-cell office:value-type="string" table:style-name="ce38">
            <text:p>POCO DE JOSE DE MOURA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12101" table:style-name="ce38">
            <text:p>2512101</text:p>
          </table:table-cell>
          <table:table-cell office:value-type="string" table:style-name="ce38">
            <text:p>POMBAL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12200" table:style-name="ce38">
            <text:p>2512200</text:p>
          </table:table-cell>
          <table:table-cell office:value-type="string" table:style-name="ce38">
            <text:p>PRATA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12309" table:style-name="ce38">
            <text:p>2512309</text:p>
          </table:table-cell>
          <table:table-cell office:value-type="string" table:style-name="ce38">
            <text:p>PRINCESA ISABEL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12408" table:style-name="ce38">
            <text:p>2512408</text:p>
          </table:table-cell>
          <table:table-cell office:value-type="string" table:style-name="ce38">
            <text:p>PUXINANA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12507" table:style-name="ce38">
            <text:p>2512507</text:p>
          </table:table-cell>
          <table:table-cell office:value-type="string" table:style-name="ce38">
            <text:p>QUEIMADAS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12606" table:style-name="ce38">
            <text:p>2512606</text:p>
          </table:table-cell>
          <table:table-cell office:value-type="string" table:style-name="ce38">
            <text:p>QUIXABA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12705" table:style-name="ce38">
            <text:p>2512705</text:p>
          </table:table-cell>
          <table:table-cell office:value-type="string" table:style-name="ce38">
            <text:p>REMIGIO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12721" table:style-name="ce38">
            <text:p>2512721</text:p>
          </table:table-cell>
          <table:table-cell office:value-type="string" table:style-name="ce38">
            <text:p>PEDRO REGIS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12747" table:style-name="ce38">
            <text:p>2512747</text:p>
          </table:table-cell>
          <table:table-cell office:value-type="string" table:style-name="ce38">
            <text:p>RIACHAO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12754" table:style-name="ce38">
            <text:p>2512754</text:p>
          </table:table-cell>
          <table:table-cell office:value-type="string" table:style-name="ce38">
            <text:p>RIACHAO DO BACAMARTE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12762" table:style-name="ce38">
            <text:p>2512762</text:p>
          </table:table-cell>
          <table:table-cell office:value-type="string" table:style-name="ce38">
            <text:p>RIACHAO DO POCO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12788" table:style-name="ce38">
            <text:p>2512788</text:p>
          </table:table-cell>
          <table:table-cell office:value-type="string" table:style-name="ce38">
            <text:p>RIACHO DE SANTO ANTONIO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12804" table:style-name="ce38">
            <text:p>2512804</text:p>
          </table:table-cell>
          <table:table-cell office:value-type="string" table:style-name="ce38">
            <text:p>RIACHO DO CAVALOS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12903" table:style-name="ce38">
            <text:p>2512903</text:p>
          </table:table-cell>
          <table:table-cell office:value-type="string" table:style-name="ce38">
            <text:p>RIO TINTO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13000" table:style-name="ce38">
            <text:p>2513000</text:p>
          </table:table-cell>
          <table:table-cell office:value-type="string" table:style-name="ce38">
            <text:p>SALGADINHO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13109" table:style-name="ce38">
            <text:p>2513109</text:p>
          </table:table-cell>
          <table:table-cell office:value-type="string" table:style-name="ce38">
            <text:p>SALGADO DE SAO FELIX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13158" table:style-name="ce38">
            <text:p>2513158</text:p>
          </table:table-cell>
          <table:table-cell office:value-type="string" table:style-name="ce38">
            <text:p>SANTA CECILIA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13208" table:style-name="ce38">
            <text:p>2513208</text:p>
          </table:table-cell>
          <table:table-cell office:value-type="string" table:style-name="ce38">
            <text:p>SANTA CRUZ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13307" table:style-name="ce38">
            <text:p>2513307</text:p>
          </table:table-cell>
          <table:table-cell office:value-type="string" table:style-name="ce38">
            <text:p>SANTA HELENA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13356" table:style-name="ce38">
            <text:p>2513356</text:p>
          </table:table-cell>
          <table:table-cell office:value-type="string" table:style-name="ce38">
            <text:p>SANTA INES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13406" table:style-name="ce38">
            <text:p>2513406</text:p>
          </table:table-cell>
          <table:table-cell office:value-type="string" table:style-name="ce38">
            <text:p>SANTA LUZIA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13505" table:style-name="ce38">
            <text:p>2513505</text:p>
          </table:table-cell>
          <table:table-cell office:value-type="string" table:style-name="ce38">
            <text:p>SANTANA DE MANGUEIRA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13604" table:style-name="ce38">
            <text:p>2513604</text:p>
          </table:table-cell>
          <table:table-cell office:value-type="string" table:style-name="ce38">
            <text:p>SANTANA DO GARROTES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13653" table:style-name="ce38">
            <text:p>2513653</text:p>
          </table:table-cell>
          <table:table-cell office:value-type="string" table:style-name="ce38">
            <text:p>SANTAREM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13703" table:style-name="ce38">
            <text:p>2513703</text:p>
          </table:table-cell>
          <table:table-cell office:value-type="string" table:style-name="ce38">
            <text:p>SANTA RITA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13802" table:style-name="ce38">
            <text:p>2513802</text:p>
          </table:table-cell>
          <table:table-cell office:value-type="string" table:style-name="ce38">
            <text:p>SANTA TERESINHA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13851" table:style-name="ce38">
            <text:p>2513851</text:p>
          </table:table-cell>
          <table:table-cell office:value-type="string" table:style-name="ce38">
            <text:p>SANTO ANDRE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13901" table:style-name="ce38">
            <text:p>2513901</text:p>
          </table:table-cell>
          <table:table-cell office:value-type="string" table:style-name="ce38">
            <text:p>SAO BENTO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13927" table:style-name="ce38">
            <text:p>2513927</text:p>
          </table:table-cell>
          <table:table-cell office:value-type="string" table:style-name="ce38">
            <text:p>SAO BENTO DE POMBAL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13943" table:style-name="ce38">
            <text:p>2513943</text:p>
          </table:table-cell>
          <table:table-cell office:value-type="string" table:style-name="ce38">
            <text:p>SAO DOMINGOS DO CARIRI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13968" table:style-name="ce38">
            <text:p>2513968</text:p>
          </table:table-cell>
          <table:table-cell office:value-type="string" table:style-name="ce38">
            <text:p>SAO DOMINGOS DE POMBAL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13984" table:style-name="ce38">
            <text:p>2513984</text:p>
          </table:table-cell>
          <table:table-cell office:value-type="string" table:style-name="ce38">
            <text:p>SAO FRANCISCO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14008" table:style-name="ce38">
            <text:p>2514008</text:p>
          </table:table-cell>
          <table:table-cell office:value-type="string" table:style-name="ce38">
            <text:p>SAO JOAO DO CARIRI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14107" table:style-name="ce38">
            <text:p>2514107</text:p>
          </table:table-cell>
          <table:table-cell office:value-type="string" table:style-name="ce38">
            <text:p>SAO JOAO DO TIGRE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14206" table:style-name="ce38">
            <text:p>2514206</text:p>
          </table:table-cell>
          <table:table-cell office:value-type="string" table:style-name="ce38">
            <text:p>SAO JOSE DA LAGOA TAPADA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14305" table:style-name="ce38">
            <text:p>2514305</text:p>
          </table:table-cell>
          <table:table-cell office:value-type="string" table:style-name="ce38">
            <text:p>SAO JOSE DE CAIANA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14404" table:style-name="ce38">
            <text:p>2514404</text:p>
          </table:table-cell>
          <table:table-cell office:value-type="string" table:style-name="ce38">
            <text:p>SAO JOSE DE ESPINHARAS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14453" table:style-name="ce38">
            <text:p>2514453</text:p>
          </table:table-cell>
          <table:table-cell office:value-type="string" table:style-name="ce38">
            <text:p>SAO JOSE DO RAMOS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14503" table:style-name="ce38">
            <text:p>2514503</text:p>
          </table:table-cell>
          <table:table-cell office:value-type="string" table:style-name="ce38">
            <text:p>SAO JOSE DE PIRANHAS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14552" table:style-name="ce38">
            <text:p>2514552</text:p>
          </table:table-cell>
          <table:table-cell office:value-type="string" table:style-name="ce38">
            <text:p>SAO JOSE DE PRINCESA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14602" table:style-name="ce38">
            <text:p>2514602</text:p>
          </table:table-cell>
          <table:table-cell office:value-type="string" table:style-name="ce38">
            <text:p>SAO JOSE DO BONFIM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14651" table:style-name="ce38">
            <text:p>2514651</text:p>
          </table:table-cell>
          <table:table-cell office:value-type="string" table:style-name="ce38">
            <text:p>SAO JOSE DO BREJO DO CRUZ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14701" table:style-name="ce38">
            <text:p>2514701</text:p>
          </table:table-cell>
          <table:table-cell office:value-type="string" table:style-name="ce38">
            <text:p>SAO JOSE DO SABUGI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14800" table:style-name="ce38">
            <text:p>2514800</text:p>
          </table:table-cell>
          <table:table-cell office:value-type="string" table:style-name="ce38">
            <text:p>SAO JOSE DO CORDEIROS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14909" table:style-name="ce38">
            <text:p>2514909</text:p>
          </table:table-cell>
          <table:table-cell office:value-type="string" table:style-name="ce38">
            <text:p>SAO MAMEDE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15005" table:style-name="ce38">
            <text:p>2515005</text:p>
          </table:table-cell>
          <table:table-cell office:value-type="string" table:style-name="ce38">
            <text:p>SAO MIGUEL DE TAIPU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15104" table:style-name="ce38">
            <text:p>2515104</text:p>
          </table:table-cell>
          <table:table-cell office:value-type="string" table:style-name="ce38">
            <text:p>SAO SEBASTIAO DE LAGOA DE ROCA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15203" table:style-name="ce38">
            <text:p>2515203</text:p>
          </table:table-cell>
          <table:table-cell office:value-type="string" table:style-name="ce38">
            <text:p>SAO SEBASTIAO DO UMBUZEIRO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15302" table:style-name="ce38">
            <text:p>2515302</text:p>
          </table:table-cell>
          <table:table-cell office:value-type="string" table:style-name="ce38">
            <text:p>SAPE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15401" table:style-name="ce38">
            <text:p>2515401</text:p>
          </table:table-cell>
          <table:table-cell office:value-type="string" table:style-name="ce38">
            <text:p>SAO VICENTE DO SERIDO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15500" table:style-name="ce38">
            <text:p>2515500</text:p>
          </table:table-cell>
          <table:table-cell office:value-type="string" table:style-name="ce38">
            <text:p>SERRA BRANCA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15609" table:style-name="ce38">
            <text:p>2515609</text:p>
          </table:table-cell>
          <table:table-cell office:value-type="string" table:style-name="ce38">
            <text:p>SERRA DA RAIZ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15708" table:style-name="ce38">
            <text:p>2515708</text:p>
          </table:table-cell>
          <table:table-cell office:value-type="string" table:style-name="ce38">
            <text:p>SERRA GRANDE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15807" table:style-name="ce38">
            <text:p>2515807</text:p>
          </table:table-cell>
          <table:table-cell office:value-type="string" table:style-name="ce38">
            <text:p>SERRA REDONDA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15906" table:style-name="ce38">
            <text:p>2515906</text:p>
          </table:table-cell>
          <table:table-cell office:value-type="string" table:style-name="ce38">
            <text:p>SERRARIA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15930" table:style-name="ce38">
            <text:p>2515930</text:p>
          </table:table-cell>
          <table:table-cell office:value-type="string" table:style-name="ce38">
            <text:p>SERTAOZINHO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15971" table:style-name="ce38">
            <text:p>2515971</text:p>
          </table:table-cell>
          <table:table-cell office:value-type="string" table:style-name="ce38">
            <text:p>SOBRADO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16003" table:style-name="ce38">
            <text:p>2516003</text:p>
          </table:table-cell>
          <table:table-cell office:value-type="string" table:style-name="ce38">
            <text:p>SOLANEA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16102" table:style-name="ce38">
            <text:p>2516102</text:p>
          </table:table-cell>
          <table:table-cell office:value-type="string" table:style-name="ce38">
            <text:p>SOLEDADE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16151" table:style-name="ce38">
            <text:p>2516151</text:p>
          </table:table-cell>
          <table:table-cell office:value-type="string" table:style-name="ce38">
            <text:p>SOSSEGO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16201" table:style-name="ce38">
            <text:p>2516201</text:p>
          </table:table-cell>
          <table:table-cell office:value-type="string" table:style-name="ce38">
            <text:p>SOUSA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16300" table:style-name="ce38">
            <text:p>2516300</text:p>
          </table:table-cell>
          <table:table-cell office:value-type="string" table:style-name="ce38">
            <text:p>SUME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16409" table:style-name="ce38">
            <text:p>2516409</text:p>
          </table:table-cell>
          <table:table-cell office:value-type="string" table:style-name="ce38">
            <text:p>CAMPO DE SANTANA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16508" table:style-name="ce38">
            <text:p>2516508</text:p>
          </table:table-cell>
          <table:table-cell office:value-type="string" table:style-name="ce38">
            <text:p>TAPEROA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16607" table:style-name="ce38">
            <text:p>2516607</text:p>
          </table:table-cell>
          <table:table-cell office:value-type="string" table:style-name="ce38">
            <text:p>TAVARES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16706" table:style-name="ce38">
            <text:p>2516706</text:p>
          </table:table-cell>
          <table:table-cell office:value-type="string" table:style-name="ce38">
            <text:p>TEIXEIRA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16755" table:style-name="ce38">
            <text:p>2516755</text:p>
          </table:table-cell>
          <table:table-cell office:value-type="string" table:style-name="ce38">
            <text:p>TENORIO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16805" table:style-name="ce38">
            <text:p>2516805</text:p>
          </table:table-cell>
          <table:table-cell office:value-type="string" table:style-name="ce38">
            <text:p>TRIUNFO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16904" table:style-name="ce38">
            <text:p>2516904</text:p>
          </table:table-cell>
          <table:table-cell office:value-type="string" table:style-name="ce38">
            <text:p>UIRAUNA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17001" table:style-name="ce38">
            <text:p>2517001</text:p>
          </table:table-cell>
          <table:table-cell office:value-type="string" table:style-name="ce38">
            <text:p>UMBUZEIRO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17100" table:style-name="ce38">
            <text:p>2517100</text:p>
          </table:table-cell>
          <table:table-cell office:value-type="string" table:style-name="ce38">
            <text:p>VARZEA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17209" table:style-name="ce38">
            <text:p>2517209</text:p>
          </table:table-cell>
          <table:table-cell office:value-type="string" table:style-name="ce38">
            <text:p>VIEIROPOLIS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517407" table:style-name="ce38">
            <text:p>2517407</text:p>
          </table:table-cell>
          <table:table-cell office:value-type="string" table:style-name="ce38">
            <text:p>ZABELE</text:p>
          </table:table-cell>
          <table:table-cell office:value-type="string" table:style-name="ce38">
            <text:p>PB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00054" table:style-name="ce38">
            <text:p>2600054</text:p>
          </table:table-cell>
          <table:table-cell office:value-type="string" table:style-name="ce38">
            <text:p>ABREU E LIMA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00104" table:style-name="ce38">
            <text:p>2600104</text:p>
          </table:table-cell>
          <table:table-cell office:value-type="string" table:style-name="ce38">
            <text:p>AFOGADOS DA INGAZEIRA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00203" table:style-name="ce38">
            <text:p>2600203</text:p>
          </table:table-cell>
          <table:table-cell office:value-type="string" table:style-name="ce38">
            <text:p>AFRANIO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00302" table:style-name="ce38">
            <text:p>2600302</text:p>
          </table:table-cell>
          <table:table-cell office:value-type="string" table:style-name="ce38">
            <text:p>AGRESTINA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00401" table:style-name="ce38">
            <text:p>2600401</text:p>
          </table:table-cell>
          <table:table-cell office:value-type="string" table:style-name="ce38">
            <text:p>AGUA PRETA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00500" table:style-name="ce38">
            <text:p>2600500</text:p>
          </table:table-cell>
          <table:table-cell office:value-type="string" table:style-name="ce38">
            <text:p>AGUAS BELAS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00609" table:style-name="ce38">
            <text:p>2600609</text:p>
          </table:table-cell>
          <table:table-cell office:value-type="string" table:style-name="ce38">
            <text:p>ALAGOINHA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00708" table:style-name="ce38">
            <text:p>2600708</text:p>
          </table:table-cell>
          <table:table-cell office:value-type="string" table:style-name="ce38">
            <text:p>ALIANCA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00807" table:style-name="ce38">
            <text:p>2600807</text:p>
          </table:table-cell>
          <table:table-cell office:value-type="string" table:style-name="ce38">
            <text:p>ALTINHO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00906" table:style-name="ce38">
            <text:p>2600906</text:p>
          </table:table-cell>
          <table:table-cell office:value-type="string" table:style-name="ce38">
            <text:p>AMARAJI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01003" table:style-name="ce38">
            <text:p>2601003</text:p>
          </table:table-cell>
          <table:table-cell office:value-type="string" table:style-name="ce38">
            <text:p>ANGELIM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01052" table:style-name="ce38">
            <text:p>2601052</text:p>
          </table:table-cell>
          <table:table-cell office:value-type="string" table:style-name="ce38">
            <text:p>ARACOIABA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01102" table:style-name="ce38">
            <text:p>2601102</text:p>
          </table:table-cell>
          <table:table-cell office:value-type="string" table:style-name="ce38">
            <text:p>ARARIPINA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01201" table:style-name="ce38">
            <text:p>2601201</text:p>
          </table:table-cell>
          <table:table-cell office:value-type="string" table:style-name="ce38">
            <text:p>ARCOVERDE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01300" table:style-name="ce38">
            <text:p>2601300</text:p>
          </table:table-cell>
          <table:table-cell office:value-type="string" table:style-name="ce38">
            <text:p>BARRA DE GUABIRABA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01409" table:style-name="ce38">
            <text:p>2601409</text:p>
          </table:table-cell>
          <table:table-cell office:value-type="string" table:style-name="ce38">
            <text:p>BARREIROS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01508" table:style-name="ce38">
            <text:p>2601508</text:p>
          </table:table-cell>
          <table:table-cell office:value-type="string" table:style-name="ce38">
            <text:p>BELEM DE MARIA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01607" table:style-name="ce38">
            <text:p>2601607</text:p>
          </table:table-cell>
          <table:table-cell office:value-type="string" table:style-name="ce38">
            <text:p>BELEM DE SAO FRANCISCO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01706" table:style-name="ce38">
            <text:p>2601706</text:p>
          </table:table-cell>
          <table:table-cell office:value-type="string" table:style-name="ce38">
            <text:p>BELO JARDIM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01805" table:style-name="ce38">
            <text:p>2601805</text:p>
          </table:table-cell>
          <table:table-cell office:value-type="string" table:style-name="ce38">
            <text:p>BETANIA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01904" table:style-name="ce38">
            <text:p>2601904</text:p>
          </table:table-cell>
          <table:table-cell office:value-type="string" table:style-name="ce38">
            <text:p>BEZERROS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02001" table:style-name="ce38">
            <text:p>2602001</text:p>
          </table:table-cell>
          <table:table-cell office:value-type="string" table:style-name="ce38">
            <text:p>BODOCO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02100" table:style-name="ce38">
            <text:p>2602100</text:p>
          </table:table-cell>
          <table:table-cell office:value-type="string" table:style-name="ce38">
            <text:p>BOM CONSELHO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02209" table:style-name="ce38">
            <text:p>2602209</text:p>
          </table:table-cell>
          <table:table-cell office:value-type="string" table:style-name="ce38">
            <text:p>BOM JARDIM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02308" table:style-name="ce38">
            <text:p>2602308</text:p>
          </table:table-cell>
          <table:table-cell office:value-type="string" table:style-name="ce38">
            <text:p>BONITO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02407" table:style-name="ce38">
            <text:p>2602407</text:p>
          </table:table-cell>
          <table:table-cell office:value-type="string" table:style-name="ce38">
            <text:p>BREJAO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02506" table:style-name="ce38">
            <text:p>2602506</text:p>
          </table:table-cell>
          <table:table-cell office:value-type="string" table:style-name="ce38">
            <text:p>BREJINHO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02605" table:style-name="ce38">
            <text:p>2602605</text:p>
          </table:table-cell>
          <table:table-cell office:value-type="string" table:style-name="ce38">
            <text:p>BREJO DA MADRE DE DEUS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02704" table:style-name="ce38">
            <text:p>2602704</text:p>
          </table:table-cell>
          <table:table-cell office:value-type="string" table:style-name="ce38">
            <text:p>BUENOS AIRES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02803" table:style-name="ce38">
            <text:p>2602803</text:p>
          </table:table-cell>
          <table:table-cell office:value-type="string" table:style-name="ce38">
            <text:p>BUIQUE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02902" table:style-name="ce38">
            <text:p>2602902</text:p>
          </table:table-cell>
          <table:table-cell office:value-type="string" table:style-name="ce38">
            <text:p>CABO DE SANTO AGOSTINHO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03009" table:style-name="ce38">
            <text:p>2603009</text:p>
          </table:table-cell>
          <table:table-cell office:value-type="string" table:style-name="ce38">
            <text:p>CABROBO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03108" table:style-name="ce38">
            <text:p>2603108</text:p>
          </table:table-cell>
          <table:table-cell office:value-type="string" table:style-name="ce38">
            <text:p>CACHOEIRINHA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03207" table:style-name="ce38">
            <text:p>2603207</text:p>
          </table:table-cell>
          <table:table-cell office:value-type="string" table:style-name="ce38">
            <text:p>CAETES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03306" table:style-name="ce38">
            <text:p>2603306</text:p>
          </table:table-cell>
          <table:table-cell office:value-type="string" table:style-name="ce38">
            <text:p>CALCADO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03405" table:style-name="ce38">
            <text:p>2603405</text:p>
          </table:table-cell>
          <table:table-cell office:value-type="string" table:style-name="ce38">
            <text:p>CALUMBI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03454" table:style-name="ce38">
            <text:p>2603454</text:p>
          </table:table-cell>
          <table:table-cell office:value-type="string" table:style-name="ce38">
            <text:p>CAMARAGIBE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03504" table:style-name="ce38">
            <text:p>2603504</text:p>
          </table:table-cell>
          <table:table-cell office:value-type="string" table:style-name="ce38">
            <text:p>CAMOCIM DE SAO FELIX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03603" table:style-name="ce38">
            <text:p>2603603</text:p>
          </table:table-cell>
          <table:table-cell office:value-type="string" table:style-name="ce38">
            <text:p>CAMUTANGA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03702" table:style-name="ce38">
            <text:p>2603702</text:p>
          </table:table-cell>
          <table:table-cell office:value-type="string" table:style-name="ce38">
            <text:p>CANHOTINHO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03801" table:style-name="ce38">
            <text:p>2603801</text:p>
          </table:table-cell>
          <table:table-cell office:value-type="string" table:style-name="ce38">
            <text:p>CAPOEIRAS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03900" table:style-name="ce38">
            <text:p>2603900</text:p>
          </table:table-cell>
          <table:table-cell office:value-type="string" table:style-name="ce38">
            <text:p>CARNAIBA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03926" table:style-name="ce38">
            <text:p>2603926</text:p>
          </table:table-cell>
          <table:table-cell office:value-type="string" table:style-name="ce38">
            <text:p>CARNAUBEIRA DA PENHA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04007" table:style-name="ce38">
            <text:p>2604007</text:p>
          </table:table-cell>
          <table:table-cell office:value-type="string" table:style-name="ce38">
            <text:p>CARPINA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04106" table:style-name="ce38">
            <text:p>2604106</text:p>
          </table:table-cell>
          <table:table-cell office:value-type="string" table:style-name="ce38">
            <text:p>CARUARU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04155" table:style-name="ce38">
            <text:p>2604155</text:p>
          </table:table-cell>
          <table:table-cell office:value-type="string" table:style-name="ce38">
            <text:p>CASINHAS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04205" table:style-name="ce38">
            <text:p>2604205</text:p>
          </table:table-cell>
          <table:table-cell office:value-type="string" table:style-name="ce38">
            <text:p>CATENDE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04304" table:style-name="ce38">
            <text:p>2604304</text:p>
          </table:table-cell>
          <table:table-cell office:value-type="string" table:style-name="ce38">
            <text:p>CEDRO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04403" table:style-name="ce38">
            <text:p>2604403</text:p>
          </table:table-cell>
          <table:table-cell office:value-type="string" table:style-name="ce38">
            <text:p>CHA DE ALEGRIA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04502" table:style-name="ce38">
            <text:p>2604502</text:p>
          </table:table-cell>
          <table:table-cell office:value-type="string" table:style-name="ce38">
            <text:p>CHA GRANDE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04601" table:style-name="ce38">
            <text:p>2604601</text:p>
          </table:table-cell>
          <table:table-cell office:value-type="string" table:style-name="ce38">
            <text:p>CONDADO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04700" table:style-name="ce38">
            <text:p>2604700</text:p>
          </table:table-cell>
          <table:table-cell office:value-type="string" table:style-name="ce38">
            <text:p>CORRENTES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04809" table:style-name="ce38">
            <text:p>2604809</text:p>
          </table:table-cell>
          <table:table-cell office:value-type="string" table:style-name="ce38">
            <text:p>CORTES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04908" table:style-name="ce38">
            <text:p>2604908</text:p>
          </table:table-cell>
          <table:table-cell office:value-type="string" table:style-name="ce38">
            <text:p>CUMARU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05004" table:style-name="ce38">
            <text:p>2605004</text:p>
          </table:table-cell>
          <table:table-cell office:value-type="string" table:style-name="ce38">
            <text:p>CUPIRA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05103" table:style-name="ce38">
            <text:p>2605103</text:p>
          </table:table-cell>
          <table:table-cell office:value-type="string" table:style-name="ce38">
            <text:p>CUSTODIA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05152" table:style-name="ce38">
            <text:p>2605152</text:p>
          </table:table-cell>
          <table:table-cell office:value-type="string" table:style-name="ce38">
            <text:p>DORMENTES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05202" table:style-name="ce38">
            <text:p>2605202</text:p>
          </table:table-cell>
          <table:table-cell office:value-type="string" table:style-name="ce38">
            <text:p>ESCADA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05301" table:style-name="ce38">
            <text:p>2605301</text:p>
          </table:table-cell>
          <table:table-cell office:value-type="string" table:style-name="ce38">
            <text:p>EXU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05400" table:style-name="ce38">
            <text:p>2605400</text:p>
          </table:table-cell>
          <table:table-cell office:value-type="string" table:style-name="ce38">
            <text:p>FEIRA NOVA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05459" table:style-name="ce38">
            <text:p>2605459</text:p>
          </table:table-cell>
          <table:table-cell office:value-type="string" table:style-name="ce38">
            <text:p>FERNANDO DE NORONHA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05509" table:style-name="ce38">
            <text:p>2605509</text:p>
          </table:table-cell>
          <table:table-cell office:value-type="string" table:style-name="ce38">
            <text:p>FERREIROS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05608" table:style-name="ce38">
            <text:p>2605608</text:p>
          </table:table-cell>
          <table:table-cell office:value-type="string" table:style-name="ce38">
            <text:p>FLORES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05707" table:style-name="ce38">
            <text:p>2605707</text:p>
          </table:table-cell>
          <table:table-cell office:value-type="string" table:style-name="ce38">
            <text:p>FLORESTA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05806" table:style-name="ce38">
            <text:p>2605806</text:p>
          </table:table-cell>
          <table:table-cell office:value-type="string" table:style-name="ce38">
            <text:p>FREI MIGUELINHO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05905" table:style-name="ce38">
            <text:p>2605905</text:p>
          </table:table-cell>
          <table:table-cell office:value-type="string" table:style-name="ce38">
            <text:p>GAMELEIRA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06002" table:style-name="ce38">
            <text:p>2606002</text:p>
          </table:table-cell>
          <table:table-cell office:value-type="string" table:style-name="ce38">
            <text:p>GARANHUNS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06101" table:style-name="ce38">
            <text:p>2606101</text:p>
          </table:table-cell>
          <table:table-cell office:value-type="string" table:style-name="ce38">
            <text:p>GLORIA DO GOITA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06200" table:style-name="ce38">
            <text:p>2606200</text:p>
          </table:table-cell>
          <table:table-cell office:value-type="string" table:style-name="ce38">
            <text:p>GOIANA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06309" table:style-name="ce38">
            <text:p>2606309</text:p>
          </table:table-cell>
          <table:table-cell office:value-type="string" table:style-name="ce38">
            <text:p>GRANITO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06408" table:style-name="ce38">
            <text:p>2606408</text:p>
          </table:table-cell>
          <table:table-cell office:value-type="string" table:style-name="ce38">
            <text:p>GRAVATA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06507" table:style-name="ce38">
            <text:p>2606507</text:p>
          </table:table-cell>
          <table:table-cell office:value-type="string" table:style-name="ce38">
            <text:p>IATI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06606" table:style-name="ce38">
            <text:p>2606606</text:p>
          </table:table-cell>
          <table:table-cell office:value-type="string" table:style-name="ce38">
            <text:p>IBIMIRIM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06705" table:style-name="ce38">
            <text:p>2606705</text:p>
          </table:table-cell>
          <table:table-cell office:value-type="string" table:style-name="ce38">
            <text:p>IBIRAJUBA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06804" table:style-name="ce38">
            <text:p>2606804</text:p>
          </table:table-cell>
          <table:table-cell office:value-type="string" table:style-name="ce38">
            <text:p>IGARASSU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06903" table:style-name="ce38">
            <text:p>2606903</text:p>
          </table:table-cell>
          <table:table-cell office:value-type="string" table:style-name="ce38">
            <text:p>IGUARACI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07000" table:style-name="ce38">
            <text:p>2607000</text:p>
          </table:table-cell>
          <table:table-cell office:value-type="string" table:style-name="ce38">
            <text:p>INAJA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07109" table:style-name="ce38">
            <text:p>2607109</text:p>
          </table:table-cell>
          <table:table-cell office:value-type="string" table:style-name="ce38">
            <text:p>INGAZEIRA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07208" table:style-name="ce38">
            <text:p>2607208</text:p>
          </table:table-cell>
          <table:table-cell office:value-type="string" table:style-name="ce38">
            <text:p>IPOJUCA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07307" table:style-name="ce38">
            <text:p>2607307</text:p>
          </table:table-cell>
          <table:table-cell office:value-type="string" table:style-name="ce38">
            <text:p>IPUBI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07406" table:style-name="ce38">
            <text:p>2607406</text:p>
          </table:table-cell>
          <table:table-cell office:value-type="string" table:style-name="ce38">
            <text:p>ITACURUBA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07505" table:style-name="ce38">
            <text:p>2607505</text:p>
          </table:table-cell>
          <table:table-cell office:value-type="string" table:style-name="ce38">
            <text:p>ITAIBA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07604" table:style-name="ce38">
            <text:p>2607604</text:p>
          </table:table-cell>
          <table:table-cell office:value-type="string" table:style-name="ce38">
            <text:p>ITAMARACA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07653" table:style-name="ce38">
            <text:p>2607653</text:p>
          </table:table-cell>
          <table:table-cell office:value-type="string" table:style-name="ce38">
            <text:p>ITAMBE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07703" table:style-name="ce38">
            <text:p>2607703</text:p>
          </table:table-cell>
          <table:table-cell office:value-type="string" table:style-name="ce38">
            <text:p>ITAPETIM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07752" table:style-name="ce38">
            <text:p>2607752</text:p>
          </table:table-cell>
          <table:table-cell office:value-type="string" table:style-name="ce38">
            <text:p>ITAPISSUMA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07802" table:style-name="ce38">
            <text:p>2607802</text:p>
          </table:table-cell>
          <table:table-cell office:value-type="string" table:style-name="ce38">
            <text:p>ITAQUITINGA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07901" table:style-name="ce38">
            <text:p>2607901</text:p>
          </table:table-cell>
          <table:table-cell office:value-type="string" table:style-name="ce38">
            <text:p>JABOATAO DO GUARARAPES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07950" table:style-name="ce38">
            <text:p>2607950</text:p>
          </table:table-cell>
          <table:table-cell office:value-type="string" table:style-name="ce38">
            <text:p>JAQUEIRA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08008" table:style-name="ce38">
            <text:p>2608008</text:p>
          </table:table-cell>
          <table:table-cell office:value-type="string" table:style-name="ce38">
            <text:p>JATAUBA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08057" table:style-name="ce38">
            <text:p>2608057</text:p>
          </table:table-cell>
          <table:table-cell office:value-type="string" table:style-name="ce38">
            <text:p>JATOBA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08107" table:style-name="ce38">
            <text:p>2608107</text:p>
          </table:table-cell>
          <table:table-cell office:value-type="string" table:style-name="ce38">
            <text:p>JOAO ALFREDO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08206" table:style-name="ce38">
            <text:p>2608206</text:p>
          </table:table-cell>
          <table:table-cell office:value-type="string" table:style-name="ce38">
            <text:p>JOAQUIM NABUCO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08255" table:style-name="ce38">
            <text:p>2608255</text:p>
          </table:table-cell>
          <table:table-cell office:value-type="string" table:style-name="ce38">
            <text:p>JUCATI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08305" table:style-name="ce38">
            <text:p>2608305</text:p>
          </table:table-cell>
          <table:table-cell office:value-type="string" table:style-name="ce38">
            <text:p>JUPI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08404" table:style-name="ce38">
            <text:p>2608404</text:p>
          </table:table-cell>
          <table:table-cell office:value-type="string" table:style-name="ce38">
            <text:p>JUREMA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08453" table:style-name="ce38">
            <text:p>2608453</text:p>
          </table:table-cell>
          <table:table-cell office:value-type="string" table:style-name="ce38">
            <text:p>LAGOA DO CARRO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08503" table:style-name="ce38">
            <text:p>2608503</text:p>
          </table:table-cell>
          <table:table-cell office:value-type="string" table:style-name="ce38">
            <text:p>LAGOA DO ITAENGA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08602" table:style-name="ce38">
            <text:p>2608602</text:p>
          </table:table-cell>
          <table:table-cell office:value-type="string" table:style-name="ce38">
            <text:p>LAGOA DO OURO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08701" table:style-name="ce38">
            <text:p>2608701</text:p>
          </table:table-cell>
          <table:table-cell office:value-type="string" table:style-name="ce38">
            <text:p>LAGOA DO GATOS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08750" table:style-name="ce38">
            <text:p>2608750</text:p>
          </table:table-cell>
          <table:table-cell office:value-type="string" table:style-name="ce38">
            <text:p>LAGOA GRANDE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08800" table:style-name="ce38">
            <text:p>2608800</text:p>
          </table:table-cell>
          <table:table-cell office:value-type="string" table:style-name="ce38">
            <text:p>LAJEDO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08909" table:style-name="ce38">
            <text:p>2608909</text:p>
          </table:table-cell>
          <table:table-cell office:value-type="string" table:style-name="ce38">
            <text:p>LIMOEIRO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09006" table:style-name="ce38">
            <text:p>2609006</text:p>
          </table:table-cell>
          <table:table-cell office:value-type="string" table:style-name="ce38">
            <text:p>MACAPARANA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09105" table:style-name="ce38">
            <text:p>2609105</text:p>
          </table:table-cell>
          <table:table-cell office:value-type="string" table:style-name="ce38">
            <text:p>MACHADOS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09154" table:style-name="ce38">
            <text:p>2609154</text:p>
          </table:table-cell>
          <table:table-cell office:value-type="string" table:style-name="ce38">
            <text:p>MANARI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09204" table:style-name="ce38">
            <text:p>2609204</text:p>
          </table:table-cell>
          <table:table-cell office:value-type="string" table:style-name="ce38">
            <text:p>MARAIAL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09303" table:style-name="ce38">
            <text:p>2609303</text:p>
          </table:table-cell>
          <table:table-cell office:value-type="string" table:style-name="ce38">
            <text:p>MIRANDIBA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09402" table:style-name="ce38">
            <text:p>2609402</text:p>
          </table:table-cell>
          <table:table-cell office:value-type="string" table:style-name="ce38">
            <text:p>MORENO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09501" table:style-name="ce38">
            <text:p>2609501</text:p>
          </table:table-cell>
          <table:table-cell office:value-type="string" table:style-name="ce38">
            <text:p>NAZARE DA MATA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09600" table:style-name="ce38">
            <text:p>2609600</text:p>
          </table:table-cell>
          <table:table-cell office:value-type="string" table:style-name="ce38">
            <text:p>OLINDA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09709" table:style-name="ce38">
            <text:p>2609709</text:p>
          </table:table-cell>
          <table:table-cell office:value-type="string" table:style-name="ce38">
            <text:p>OROBO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09808" table:style-name="ce38">
            <text:p>2609808</text:p>
          </table:table-cell>
          <table:table-cell office:value-type="string" table:style-name="ce38">
            <text:p>OROCO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09907" table:style-name="ce38">
            <text:p>2609907</text:p>
          </table:table-cell>
          <table:table-cell office:value-type="string" table:style-name="ce38">
            <text:p>OURICURI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10004" table:style-name="ce38">
            <text:p>2610004</text:p>
          </table:table-cell>
          <table:table-cell office:value-type="string" table:style-name="ce38">
            <text:p>PALMARES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10103" table:style-name="ce38">
            <text:p>2610103</text:p>
          </table:table-cell>
          <table:table-cell office:value-type="string" table:style-name="ce38">
            <text:p>PALMEIRINA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10202" table:style-name="ce38">
            <text:p>2610202</text:p>
          </table:table-cell>
          <table:table-cell office:value-type="string" table:style-name="ce38">
            <text:p>PANELAS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10301" table:style-name="ce38">
            <text:p>2610301</text:p>
          </table:table-cell>
          <table:table-cell office:value-type="string" table:style-name="ce38">
            <text:p>PARANATAMA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10400" table:style-name="ce38">
            <text:p>2610400</text:p>
          </table:table-cell>
          <table:table-cell office:value-type="string" table:style-name="ce38">
            <text:p>PARNAMIRIM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10509" table:style-name="ce38">
            <text:p>2610509</text:p>
          </table:table-cell>
          <table:table-cell office:value-type="string" table:style-name="ce38">
            <text:p>PASSIRA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10608" table:style-name="ce38">
            <text:p>2610608</text:p>
          </table:table-cell>
          <table:table-cell office:value-type="string" table:style-name="ce38">
            <text:p>PAUDALHO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10707" table:style-name="ce38">
            <text:p>2610707</text:p>
          </table:table-cell>
          <table:table-cell office:value-type="string" table:style-name="ce38">
            <text:p>PAULISTA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10806" table:style-name="ce38">
            <text:p>2610806</text:p>
          </table:table-cell>
          <table:table-cell office:value-type="string" table:style-name="ce38">
            <text:p>PEDRA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10905" table:style-name="ce38">
            <text:p>2610905</text:p>
          </table:table-cell>
          <table:table-cell office:value-type="string" table:style-name="ce38">
            <text:p>PESQUEIRA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11002" table:style-name="ce38">
            <text:p>2611002</text:p>
          </table:table-cell>
          <table:table-cell office:value-type="string" table:style-name="ce38">
            <text:p>PETROLANDIA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11101" table:style-name="ce38">
            <text:p>2611101</text:p>
          </table:table-cell>
          <table:table-cell office:value-type="string" table:style-name="ce38">
            <text:p>PETROLINA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11200" table:style-name="ce38">
            <text:p>2611200</text:p>
          </table:table-cell>
          <table:table-cell office:value-type="string" table:style-name="ce38">
            <text:p>POCAO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11309" table:style-name="ce38">
            <text:p>2611309</text:p>
          </table:table-cell>
          <table:table-cell office:value-type="string" table:style-name="ce38">
            <text:p>POMBOS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11408" table:style-name="ce38">
            <text:p>2611408</text:p>
          </table:table-cell>
          <table:table-cell office:value-type="string" table:style-name="ce38">
            <text:p>PRIMAVERA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11507" table:style-name="ce38">
            <text:p>2611507</text:p>
          </table:table-cell>
          <table:table-cell office:value-type="string" table:style-name="ce38">
            <text:p>QUIPAPA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11533" table:style-name="ce38">
            <text:p>2611533</text:p>
          </table:table-cell>
          <table:table-cell office:value-type="string" table:style-name="ce38">
            <text:p>QUIXABA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11606" table:style-name="ce38">
            <text:p>2611606</text:p>
          </table:table-cell>
          <table:table-cell office:value-type="string" table:style-name="ce38">
            <text:p>RECIFE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11705" table:style-name="ce38">
            <text:p>2611705</text:p>
          </table:table-cell>
          <table:table-cell office:value-type="string" table:style-name="ce38">
            <text:p>RIACHO DAS ALMAS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11804" table:style-name="ce38">
            <text:p>2611804</text:p>
          </table:table-cell>
          <table:table-cell office:value-type="string" table:style-name="ce38">
            <text:p>RIBEIRAO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11903" table:style-name="ce38">
            <text:p>2611903</text:p>
          </table:table-cell>
          <table:table-cell office:value-type="string" table:style-name="ce38">
            <text:p>RIO FORMOSO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12000" table:style-name="ce38">
            <text:p>2612000</text:p>
          </table:table-cell>
          <table:table-cell office:value-type="string" table:style-name="ce38">
            <text:p>SAIRE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12109" table:style-name="ce38">
            <text:p>2612109</text:p>
          </table:table-cell>
          <table:table-cell office:value-type="string" table:style-name="ce38">
            <text:p>SALGADINHO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12208" table:style-name="ce38">
            <text:p>2612208</text:p>
          </table:table-cell>
          <table:table-cell office:value-type="string" table:style-name="ce38">
            <text:p>SALGUEIRO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12307" table:style-name="ce38">
            <text:p>2612307</text:p>
          </table:table-cell>
          <table:table-cell office:value-type="string" table:style-name="ce38">
            <text:p>SALOA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12406" table:style-name="ce38">
            <text:p>2612406</text:p>
          </table:table-cell>
          <table:table-cell office:value-type="string" table:style-name="ce38">
            <text:p>SANHARO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12455" table:style-name="ce38">
            <text:p>2612455</text:p>
          </table:table-cell>
          <table:table-cell office:value-type="string" table:style-name="ce38">
            <text:p>SANTA CRUZ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12471" table:style-name="ce38">
            <text:p>2612471</text:p>
          </table:table-cell>
          <table:table-cell office:value-type="string" table:style-name="ce38">
            <text:p>SANTA CRUZ DA BAIXA VERDE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12505" table:style-name="ce38">
            <text:p>2612505</text:p>
          </table:table-cell>
          <table:table-cell office:value-type="string" table:style-name="ce38">
            <text:p>SANTA CRUZ DO CAPIBARIBE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12554" table:style-name="ce38">
            <text:p>2612554</text:p>
          </table:table-cell>
          <table:table-cell office:value-type="string" table:style-name="ce38">
            <text:p>SANTA FILOMENA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12604" table:style-name="ce38">
            <text:p>2612604</text:p>
          </table:table-cell>
          <table:table-cell office:value-type="string" table:style-name="ce38">
            <text:p>SANTA MARIA DA BOA VISTA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12703" table:style-name="ce38">
            <text:p>2612703</text:p>
          </table:table-cell>
          <table:table-cell office:value-type="string" table:style-name="ce38">
            <text:p>SANTA MARIA DO CAMBUCA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12802" table:style-name="ce38">
            <text:p>2612802</text:p>
          </table:table-cell>
          <table:table-cell office:value-type="string" table:style-name="ce38">
            <text:p>SANTA TEREZINHA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12901" table:style-name="ce38">
            <text:p>2612901</text:p>
          </table:table-cell>
          <table:table-cell office:value-type="string" table:style-name="ce38">
            <text:p>SAO BENEDITO DO SUL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13008" table:style-name="ce38">
            <text:p>2613008</text:p>
          </table:table-cell>
          <table:table-cell office:value-type="string" table:style-name="ce38">
            <text:p>SAO BENTO DO UNA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13107" table:style-name="ce38">
            <text:p>2613107</text:p>
          </table:table-cell>
          <table:table-cell office:value-type="string" table:style-name="ce38">
            <text:p>SAO CAITANO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13206" table:style-name="ce38">
            <text:p>2613206</text:p>
          </table:table-cell>
          <table:table-cell office:value-type="string" table:style-name="ce38">
            <text:p>SAO JOAO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13305" table:style-name="ce38">
            <text:p>2613305</text:p>
          </table:table-cell>
          <table:table-cell office:value-type="string" table:style-name="ce38">
            <text:p>SAO JOAQUIM DO MONTE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13404" table:style-name="ce38">
            <text:p>2613404</text:p>
          </table:table-cell>
          <table:table-cell office:value-type="string" table:style-name="ce38">
            <text:p>SAO JOSE DA COROA GRANDE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13503" table:style-name="ce38">
            <text:p>2613503</text:p>
          </table:table-cell>
          <table:table-cell office:value-type="string" table:style-name="ce38">
            <text:p>SAO JOSE DO BELMONTE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13602" table:style-name="ce38">
            <text:p>2613602</text:p>
          </table:table-cell>
          <table:table-cell office:value-type="string" table:style-name="ce38">
            <text:p>SAO JOSE DO EGITO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13701" table:style-name="ce38">
            <text:p>2613701</text:p>
          </table:table-cell>
          <table:table-cell office:value-type="string" table:style-name="ce38">
            <text:p>SAO LOURENCO DA MATA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13800" table:style-name="ce38">
            <text:p>2613800</text:p>
          </table:table-cell>
          <table:table-cell office:value-type="string" table:style-name="ce38">
            <text:p>SAO VICENTE FERRER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13909" table:style-name="ce38">
            <text:p>2613909</text:p>
          </table:table-cell>
          <table:table-cell office:value-type="string" table:style-name="ce38">
            <text:p>SERRA TALHADA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14006" table:style-name="ce38">
            <text:p>2614006</text:p>
          </table:table-cell>
          <table:table-cell office:value-type="string" table:style-name="ce38">
            <text:p>SERRITA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14105" table:style-name="ce38">
            <text:p>2614105</text:p>
          </table:table-cell>
          <table:table-cell office:value-type="string" table:style-name="ce38">
            <text:p>SERTANIA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14204" table:style-name="ce38">
            <text:p>2614204</text:p>
          </table:table-cell>
          <table:table-cell office:value-type="string" table:style-name="ce38">
            <text:p>SIRINHAEM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14303" table:style-name="ce38">
            <text:p>2614303</text:p>
          </table:table-cell>
          <table:table-cell office:value-type="string" table:style-name="ce38">
            <text:p>MOREILANDIA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14402" table:style-name="ce38">
            <text:p>2614402</text:p>
          </table:table-cell>
          <table:table-cell office:value-type="string" table:style-name="ce38">
            <text:p>SOLIDAO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14501" table:style-name="ce38">
            <text:p>2614501</text:p>
          </table:table-cell>
          <table:table-cell office:value-type="string" table:style-name="ce38">
            <text:p>SURUBIM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14600" table:style-name="ce38">
            <text:p>2614600</text:p>
          </table:table-cell>
          <table:table-cell office:value-type="string" table:style-name="ce38">
            <text:p>TABIRA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14709" table:style-name="ce38">
            <text:p>2614709</text:p>
          </table:table-cell>
          <table:table-cell office:value-type="string" table:style-name="ce38">
            <text:p>TACAIMBO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14808" table:style-name="ce38">
            <text:p>2614808</text:p>
          </table:table-cell>
          <table:table-cell office:value-type="string" table:style-name="ce38">
            <text:p>TACARATU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14857" table:style-name="ce38">
            <text:p>2614857</text:p>
          </table:table-cell>
          <table:table-cell office:value-type="string" table:style-name="ce38">
            <text:p>TAMANDARE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15003" table:style-name="ce38">
            <text:p>2615003</text:p>
          </table:table-cell>
          <table:table-cell office:value-type="string" table:style-name="ce38">
            <text:p>TAQUARITINGA DO NORTE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15102" table:style-name="ce38">
            <text:p>2615102</text:p>
          </table:table-cell>
          <table:table-cell office:value-type="string" table:style-name="ce38">
            <text:p>TEREZINHA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15201" table:style-name="ce38">
            <text:p>2615201</text:p>
          </table:table-cell>
          <table:table-cell office:value-type="string" table:style-name="ce38">
            <text:p>TERRA NOVA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15300" table:style-name="ce38">
            <text:p>2615300</text:p>
          </table:table-cell>
          <table:table-cell office:value-type="string" table:style-name="ce38">
            <text:p>TIMBAUBA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15409" table:style-name="ce38">
            <text:p>2615409</text:p>
          </table:table-cell>
          <table:table-cell office:value-type="string" table:style-name="ce38">
            <text:p>TORITAMA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15508" table:style-name="ce38">
            <text:p>2615508</text:p>
          </table:table-cell>
          <table:table-cell office:value-type="string" table:style-name="ce38">
            <text:p>TRACUNHAEM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15607" table:style-name="ce38">
            <text:p>2615607</text:p>
          </table:table-cell>
          <table:table-cell office:value-type="string" table:style-name="ce38">
            <text:p>TRINDADE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15706" table:style-name="ce38">
            <text:p>2615706</text:p>
          </table:table-cell>
          <table:table-cell office:value-type="string" table:style-name="ce38">
            <text:p>TRIUNFO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15805" table:style-name="ce38">
            <text:p>2615805</text:p>
          </table:table-cell>
          <table:table-cell office:value-type="string" table:style-name="ce38">
            <text:p>TUPANATINGA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15904" table:style-name="ce38">
            <text:p>2615904</text:p>
          </table:table-cell>
          <table:table-cell office:value-type="string" table:style-name="ce38">
            <text:p>TUPARETAMA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16001" table:style-name="ce38">
            <text:p>2616001</text:p>
          </table:table-cell>
          <table:table-cell office:value-type="string" table:style-name="ce38">
            <text:p>VENTUROSA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16100" table:style-name="ce38">
            <text:p>2616100</text:p>
          </table:table-cell>
          <table:table-cell office:value-type="string" table:style-name="ce38">
            <text:p>VERDEJANTE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16183" table:style-name="ce38">
            <text:p>2616183</text:p>
          </table:table-cell>
          <table:table-cell office:value-type="string" table:style-name="ce38">
            <text:p>VERTENTE DO LERIO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16209" table:style-name="ce38">
            <text:p>2616209</text:p>
          </table:table-cell>
          <table:table-cell office:value-type="string" table:style-name="ce38">
            <text:p>VERTENTES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16308" table:style-name="ce38">
            <text:p>2616308</text:p>
          </table:table-cell>
          <table:table-cell office:value-type="string" table:style-name="ce38">
            <text:p>VICENCIA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16407" table:style-name="ce38">
            <text:p>2616407</text:p>
          </table:table-cell>
          <table:table-cell office:value-type="string" table:style-name="ce38">
            <text:p>VITORIA DE SANTO ANTAO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616506" table:style-name="ce38">
            <text:p>2616506</text:p>
          </table:table-cell>
          <table:table-cell office:value-type="string" table:style-name="ce38">
            <text:p>XEXEU</text:p>
          </table:table-cell>
          <table:table-cell office:value-type="string" table:style-name="ce38">
            <text:p>P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700102" table:style-name="ce38">
            <text:p>2700102</text:p>
          </table:table-cell>
          <table:table-cell office:value-type="string" table:style-name="ce38">
            <text:p>AGUA BRANCA</text:p>
          </table:table-cell>
          <table:table-cell office:value-type="string" table:style-name="ce38">
            <text:p>AL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700201" table:style-name="ce38">
            <text:p>2700201</text:p>
          </table:table-cell>
          <table:table-cell office:value-type="string" table:style-name="ce38">
            <text:p>ANADIA</text:p>
          </table:table-cell>
          <table:table-cell office:value-type="string" table:style-name="ce38">
            <text:p>AL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700300" table:style-name="ce38">
            <text:p>2700300</text:p>
          </table:table-cell>
          <table:table-cell office:value-type="string" table:style-name="ce38">
            <text:p>ARAPIRACA</text:p>
          </table:table-cell>
          <table:table-cell office:value-type="string" table:style-name="ce38">
            <text:p>AL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700409" table:style-name="ce38">
            <text:p>2700409</text:p>
          </table:table-cell>
          <table:table-cell office:value-type="string" table:style-name="ce38">
            <text:p>ATALAIA</text:p>
          </table:table-cell>
          <table:table-cell office:value-type="string" table:style-name="ce38">
            <text:p>AL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700508" table:style-name="ce38">
            <text:p>2700508</text:p>
          </table:table-cell>
          <table:table-cell office:value-type="string" table:style-name="ce38">
            <text:p>BARRA DE SANTO ANTONIO</text:p>
          </table:table-cell>
          <table:table-cell office:value-type="string" table:style-name="ce38">
            <text:p>AL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700607" table:style-name="ce38">
            <text:p>2700607</text:p>
          </table:table-cell>
          <table:table-cell office:value-type="string" table:style-name="ce38">
            <text:p>BARRA DE SAO MIGUEL</text:p>
          </table:table-cell>
          <table:table-cell office:value-type="string" table:style-name="ce38">
            <text:p>AL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700706" table:style-name="ce38">
            <text:p>2700706</text:p>
          </table:table-cell>
          <table:table-cell office:value-type="string" table:style-name="ce38">
            <text:p>BATALHA</text:p>
          </table:table-cell>
          <table:table-cell office:value-type="string" table:style-name="ce38">
            <text:p>AL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700805" table:style-name="ce38">
            <text:p>2700805</text:p>
          </table:table-cell>
          <table:table-cell office:value-type="string" table:style-name="ce38">
            <text:p>BELEM</text:p>
          </table:table-cell>
          <table:table-cell office:value-type="string" table:style-name="ce38">
            <text:p>AL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700904" table:style-name="ce38">
            <text:p>2700904</text:p>
          </table:table-cell>
          <table:table-cell office:value-type="string" table:style-name="ce38">
            <text:p>BELO MONTE</text:p>
          </table:table-cell>
          <table:table-cell office:value-type="string" table:style-name="ce38">
            <text:p>AL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701001" table:style-name="ce38">
            <text:p>2701001</text:p>
          </table:table-cell>
          <table:table-cell office:value-type="string" table:style-name="ce38">
            <text:p>BOCA DA MATA</text:p>
          </table:table-cell>
          <table:table-cell office:value-type="string" table:style-name="ce38">
            <text:p>AL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701100" table:style-name="ce38">
            <text:p>2701100</text:p>
          </table:table-cell>
          <table:table-cell office:value-type="string" table:style-name="ce38">
            <text:p>BRANQUINHA</text:p>
          </table:table-cell>
          <table:table-cell office:value-type="string" table:style-name="ce38">
            <text:p>AL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701209" table:style-name="ce38">
            <text:p>2701209</text:p>
          </table:table-cell>
          <table:table-cell office:value-type="string" table:style-name="ce38">
            <text:p>CACIMBINHAS</text:p>
          </table:table-cell>
          <table:table-cell office:value-type="string" table:style-name="ce38">
            <text:p>AL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701308" table:style-name="ce38">
            <text:p>2701308</text:p>
          </table:table-cell>
          <table:table-cell office:value-type="string" table:style-name="ce38">
            <text:p>CAJUEIRO</text:p>
          </table:table-cell>
          <table:table-cell office:value-type="string" table:style-name="ce38">
            <text:p>AL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701357" table:style-name="ce38">
            <text:p>2701357</text:p>
          </table:table-cell>
          <table:table-cell office:value-type="string" table:style-name="ce38">
            <text:p>CAMPESTRE</text:p>
          </table:table-cell>
          <table:table-cell office:value-type="string" table:style-name="ce38">
            <text:p>AL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701407" table:style-name="ce38">
            <text:p>2701407</text:p>
          </table:table-cell>
          <table:table-cell office:value-type="string" table:style-name="ce38">
            <text:p>CAMPO ALEGRE</text:p>
          </table:table-cell>
          <table:table-cell office:value-type="string" table:style-name="ce38">
            <text:p>AL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701506" table:style-name="ce38">
            <text:p>2701506</text:p>
          </table:table-cell>
          <table:table-cell office:value-type="string" table:style-name="ce38">
            <text:p>CAMPO GRANDE</text:p>
          </table:table-cell>
          <table:table-cell office:value-type="string" table:style-name="ce38">
            <text:p>AL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701605" table:style-name="ce38">
            <text:p>2701605</text:p>
          </table:table-cell>
          <table:table-cell office:value-type="string" table:style-name="ce38">
            <text:p>CANAPI</text:p>
          </table:table-cell>
          <table:table-cell office:value-type="string" table:style-name="ce38">
            <text:p>AL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701704" table:style-name="ce38">
            <text:p>2701704</text:p>
          </table:table-cell>
          <table:table-cell office:value-type="string" table:style-name="ce38">
            <text:p>CAPELA</text:p>
          </table:table-cell>
          <table:table-cell office:value-type="string" table:style-name="ce38">
            <text:p>AL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701803" table:style-name="ce38">
            <text:p>2701803</text:p>
          </table:table-cell>
          <table:table-cell office:value-type="string" table:style-name="ce38">
            <text:p>CARNEIROS</text:p>
          </table:table-cell>
          <table:table-cell office:value-type="string" table:style-name="ce38">
            <text:p>AL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701902" table:style-name="ce38">
            <text:p>2701902</text:p>
          </table:table-cell>
          <table:table-cell office:value-type="string" table:style-name="ce38">
            <text:p>CHA PRETA</text:p>
          </table:table-cell>
          <table:table-cell office:value-type="string" table:style-name="ce38">
            <text:p>AL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702009" table:style-name="ce38">
            <text:p>2702009</text:p>
          </table:table-cell>
          <table:table-cell office:value-type="string" table:style-name="ce38">
            <text:p>COITE DO NOIA</text:p>
          </table:table-cell>
          <table:table-cell office:value-type="string" table:style-name="ce38">
            <text:p>AL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702108" table:style-name="ce38">
            <text:p>2702108</text:p>
          </table:table-cell>
          <table:table-cell office:value-type="string" table:style-name="ce38">
            <text:p>COLONIA LEOPOLDINA</text:p>
          </table:table-cell>
          <table:table-cell office:value-type="string" table:style-name="ce38">
            <text:p>AL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702207" table:style-name="ce38">
            <text:p>2702207</text:p>
          </table:table-cell>
          <table:table-cell office:value-type="string" table:style-name="ce38">
            <text:p>COQUEIRO SECO</text:p>
          </table:table-cell>
          <table:table-cell office:value-type="string" table:style-name="ce38">
            <text:p>AL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702306" table:style-name="ce38">
            <text:p>2702306</text:p>
          </table:table-cell>
          <table:table-cell office:value-type="string" table:style-name="ce38">
            <text:p>CORURIPE</text:p>
          </table:table-cell>
          <table:table-cell office:value-type="string" table:style-name="ce38">
            <text:p>AL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702355" table:style-name="ce38">
            <text:p>2702355</text:p>
          </table:table-cell>
          <table:table-cell office:value-type="string" table:style-name="ce38">
            <text:p>CRAIBAS</text:p>
          </table:table-cell>
          <table:table-cell office:value-type="string" table:style-name="ce38">
            <text:p>AL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702405" table:style-name="ce38">
            <text:p>2702405</text:p>
          </table:table-cell>
          <table:table-cell office:value-type="string" table:style-name="ce38">
            <text:p>DELMIRO GOUVEIA</text:p>
          </table:table-cell>
          <table:table-cell office:value-type="string" table:style-name="ce38">
            <text:p>AL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702504" table:style-name="ce38">
            <text:p>2702504</text:p>
          </table:table-cell>
          <table:table-cell office:value-type="string" table:style-name="ce38">
            <text:p>DOIS RIACHOS</text:p>
          </table:table-cell>
          <table:table-cell office:value-type="string" table:style-name="ce38">
            <text:p>AL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702553" table:style-name="ce38">
            <text:p>2702553</text:p>
          </table:table-cell>
          <table:table-cell office:value-type="string" table:style-name="ce38">
            <text:p>ESTRELA DE ALAGOAS</text:p>
          </table:table-cell>
          <table:table-cell office:value-type="string" table:style-name="ce38">
            <text:p>AL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702603" table:style-name="ce38">
            <text:p>2702603</text:p>
          </table:table-cell>
          <table:table-cell office:value-type="string" table:style-name="ce38">
            <text:p>FEIRA GRANDE</text:p>
          </table:table-cell>
          <table:table-cell office:value-type="string" table:style-name="ce38">
            <text:p>AL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702702" table:style-name="ce38">
            <text:p>2702702</text:p>
          </table:table-cell>
          <table:table-cell office:value-type="string" table:style-name="ce38">
            <text:p>FELIZ DESERTO</text:p>
          </table:table-cell>
          <table:table-cell office:value-type="string" table:style-name="ce38">
            <text:p>AL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702801" table:style-name="ce38">
            <text:p>2702801</text:p>
          </table:table-cell>
          <table:table-cell office:value-type="string" table:style-name="ce38">
            <text:p>FLEXEIRAS</text:p>
          </table:table-cell>
          <table:table-cell office:value-type="string" table:style-name="ce38">
            <text:p>AL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702900" table:style-name="ce38">
            <text:p>2702900</text:p>
          </table:table-cell>
          <table:table-cell office:value-type="string" table:style-name="ce38">
            <text:p>GIRAU DO PONCIANO</text:p>
          </table:table-cell>
          <table:table-cell office:value-type="string" table:style-name="ce38">
            <text:p>AL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703007" table:style-name="ce38">
            <text:p>2703007</text:p>
          </table:table-cell>
          <table:table-cell office:value-type="string" table:style-name="ce38">
            <text:p>IBATEGUARA</text:p>
          </table:table-cell>
          <table:table-cell office:value-type="string" table:style-name="ce38">
            <text:p>AL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703106" table:style-name="ce38">
            <text:p>2703106</text:p>
          </table:table-cell>
          <table:table-cell office:value-type="string" table:style-name="ce38">
            <text:p>IGACI</text:p>
          </table:table-cell>
          <table:table-cell office:value-type="string" table:style-name="ce38">
            <text:p>AL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703205" table:style-name="ce38">
            <text:p>2703205</text:p>
          </table:table-cell>
          <table:table-cell office:value-type="string" table:style-name="ce38">
            <text:p>IGREJA NOVA</text:p>
          </table:table-cell>
          <table:table-cell office:value-type="string" table:style-name="ce38">
            <text:p>AL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703304" table:style-name="ce38">
            <text:p>2703304</text:p>
          </table:table-cell>
          <table:table-cell office:value-type="string" table:style-name="ce38">
            <text:p>INHAPI</text:p>
          </table:table-cell>
          <table:table-cell office:value-type="string" table:style-name="ce38">
            <text:p>AL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703403" table:style-name="ce38">
            <text:p>2703403</text:p>
          </table:table-cell>
          <table:table-cell office:value-type="string" table:style-name="ce38">
            <text:p>JACARE DO HOMENS</text:p>
          </table:table-cell>
          <table:table-cell office:value-type="string" table:style-name="ce38">
            <text:p>AL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703502" table:style-name="ce38">
            <text:p>2703502</text:p>
          </table:table-cell>
          <table:table-cell office:value-type="string" table:style-name="ce38">
            <text:p>JACUIPE</text:p>
          </table:table-cell>
          <table:table-cell office:value-type="string" table:style-name="ce38">
            <text:p>AL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703601" table:style-name="ce38">
            <text:p>2703601</text:p>
          </table:table-cell>
          <table:table-cell office:value-type="string" table:style-name="ce38">
            <text:p>JAPARATINGA</text:p>
          </table:table-cell>
          <table:table-cell office:value-type="string" table:style-name="ce38">
            <text:p>AL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703700" table:style-name="ce38">
            <text:p>2703700</text:p>
          </table:table-cell>
          <table:table-cell office:value-type="string" table:style-name="ce38">
            <text:p>JARAMATAIA</text:p>
          </table:table-cell>
          <table:table-cell office:value-type="string" table:style-name="ce38">
            <text:p>AL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703759" table:style-name="ce38">
            <text:p>2703759</text:p>
          </table:table-cell>
          <table:table-cell office:value-type="string" table:style-name="ce38">
            <text:p>JEQUIA DA PRAIA</text:p>
          </table:table-cell>
          <table:table-cell office:value-type="string" table:style-name="ce38">
            <text:p>AL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703809" table:style-name="ce38">
            <text:p>2703809</text:p>
          </table:table-cell>
          <table:table-cell office:value-type="string" table:style-name="ce38">
            <text:p>JOAQUIM GOMES</text:p>
          </table:table-cell>
          <table:table-cell office:value-type="string" table:style-name="ce38">
            <text:p>AL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703908" table:style-name="ce38">
            <text:p>2703908</text:p>
          </table:table-cell>
          <table:table-cell office:value-type="string" table:style-name="ce38">
            <text:p>JUNDIA</text:p>
          </table:table-cell>
          <table:table-cell office:value-type="string" table:style-name="ce38">
            <text:p>AL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704005" table:style-name="ce38">
            <text:p>2704005</text:p>
          </table:table-cell>
          <table:table-cell office:value-type="string" table:style-name="ce38">
            <text:p>JUNQUEIRO</text:p>
          </table:table-cell>
          <table:table-cell office:value-type="string" table:style-name="ce38">
            <text:p>AL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704104" table:style-name="ce38">
            <text:p>2704104</text:p>
          </table:table-cell>
          <table:table-cell office:value-type="string" table:style-name="ce38">
            <text:p>LAGOA DA CANOA</text:p>
          </table:table-cell>
          <table:table-cell office:value-type="string" table:style-name="ce38">
            <text:p>AL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704203" table:style-name="ce38">
            <text:p>2704203</text:p>
          </table:table-cell>
          <table:table-cell office:value-type="string" table:style-name="ce38">
            <text:p>LIMOEIRO DE ANADIA</text:p>
          </table:table-cell>
          <table:table-cell office:value-type="string" table:style-name="ce38">
            <text:p>AL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704302" table:style-name="ce38">
            <text:p>2704302</text:p>
          </table:table-cell>
          <table:table-cell office:value-type="string" table:style-name="ce38">
            <text:p>MACEIO</text:p>
          </table:table-cell>
          <table:table-cell office:value-type="string" table:style-name="ce38">
            <text:p>AL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704401" table:style-name="ce38">
            <text:p>2704401</text:p>
          </table:table-cell>
          <table:table-cell office:value-type="string" table:style-name="ce38">
            <text:p>MAJOR ISIDORO</text:p>
          </table:table-cell>
          <table:table-cell office:value-type="string" table:style-name="ce38">
            <text:p>AL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704500" table:style-name="ce38">
            <text:p>2704500</text:p>
          </table:table-cell>
          <table:table-cell office:value-type="string" table:style-name="ce38">
            <text:p>MARAGOGI</text:p>
          </table:table-cell>
          <table:table-cell office:value-type="string" table:style-name="ce38">
            <text:p>AL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704609" table:style-name="ce38">
            <text:p>2704609</text:p>
          </table:table-cell>
          <table:table-cell office:value-type="string" table:style-name="ce38">
            <text:p>MARAVILHA</text:p>
          </table:table-cell>
          <table:table-cell office:value-type="string" table:style-name="ce38">
            <text:p>AL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704708" table:style-name="ce38">
            <text:p>2704708</text:p>
          </table:table-cell>
          <table:table-cell office:value-type="string" table:style-name="ce38">
            <text:p>MARECHAL DEODORO</text:p>
          </table:table-cell>
          <table:table-cell office:value-type="string" table:style-name="ce38">
            <text:p>AL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704807" table:style-name="ce38">
            <text:p>2704807</text:p>
          </table:table-cell>
          <table:table-cell office:value-type="string" table:style-name="ce38">
            <text:p>MARIBONDO</text:p>
          </table:table-cell>
          <table:table-cell office:value-type="string" table:style-name="ce38">
            <text:p>AL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704906" table:style-name="ce38">
            <text:p>2704906</text:p>
          </table:table-cell>
          <table:table-cell office:value-type="string" table:style-name="ce38">
            <text:p>MAR VERMELHO</text:p>
          </table:table-cell>
          <table:table-cell office:value-type="string" table:style-name="ce38">
            <text:p>AL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705002" table:style-name="ce38">
            <text:p>2705002</text:p>
          </table:table-cell>
          <table:table-cell office:value-type="string" table:style-name="ce38">
            <text:p>MATA GRANDE</text:p>
          </table:table-cell>
          <table:table-cell office:value-type="string" table:style-name="ce38">
            <text:p>AL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705101" table:style-name="ce38">
            <text:p>2705101</text:p>
          </table:table-cell>
          <table:table-cell office:value-type="string" table:style-name="ce38">
            <text:p>MATRIZ DE CAMARAGIBE</text:p>
          </table:table-cell>
          <table:table-cell office:value-type="string" table:style-name="ce38">
            <text:p>AL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705200" table:style-name="ce38">
            <text:p>2705200</text:p>
          </table:table-cell>
          <table:table-cell office:value-type="string" table:style-name="ce38">
            <text:p>MESSIAS</text:p>
          </table:table-cell>
          <table:table-cell office:value-type="string" table:style-name="ce38">
            <text:p>AL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705309" table:style-name="ce38">
            <text:p>2705309</text:p>
          </table:table-cell>
          <table:table-cell office:value-type="string" table:style-name="ce38">
            <text:p>MINADOR DO NEGRAO</text:p>
          </table:table-cell>
          <table:table-cell office:value-type="string" table:style-name="ce38">
            <text:p>AL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705408" table:style-name="ce38">
            <text:p>2705408</text:p>
          </table:table-cell>
          <table:table-cell office:value-type="string" table:style-name="ce38">
            <text:p>MONTEIROPOLIS</text:p>
          </table:table-cell>
          <table:table-cell office:value-type="string" table:style-name="ce38">
            <text:p>AL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705507" table:style-name="ce38">
            <text:p>2705507</text:p>
          </table:table-cell>
          <table:table-cell office:value-type="string" table:style-name="ce38">
            <text:p>MURICI</text:p>
          </table:table-cell>
          <table:table-cell office:value-type="string" table:style-name="ce38">
            <text:p>AL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705606" table:style-name="ce38">
            <text:p>2705606</text:p>
          </table:table-cell>
          <table:table-cell office:value-type="string" table:style-name="ce38">
            <text:p>NOVO LINO</text:p>
          </table:table-cell>
          <table:table-cell office:value-type="string" table:style-name="ce38">
            <text:p>AL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705705" table:style-name="ce38">
            <text:p>2705705</text:p>
          </table:table-cell>
          <table:table-cell office:value-type="string" table:style-name="ce38">
            <text:p>OLHO D´AGUA DAS FLORES</text:p>
          </table:table-cell>
          <table:table-cell office:value-type="string" table:style-name="ce38">
            <text:p>AL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705804" table:style-name="ce38">
            <text:p>2705804</text:p>
          </table:table-cell>
          <table:table-cell office:value-type="string" table:style-name="ce38">
            <text:p>OLHO D´AGUA DO CASADO</text:p>
          </table:table-cell>
          <table:table-cell office:value-type="string" table:style-name="ce38">
            <text:p>AL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705903" table:style-name="ce38">
            <text:p>2705903</text:p>
          </table:table-cell>
          <table:table-cell office:value-type="string" table:style-name="ce38">
            <text:p>OLHO D´AGUA GRANDE</text:p>
          </table:table-cell>
          <table:table-cell office:value-type="string" table:style-name="ce38">
            <text:p>AL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706000" table:style-name="ce38">
            <text:p>2706000</text:p>
          </table:table-cell>
          <table:table-cell office:value-type="string" table:style-name="ce38">
            <text:p>OLIVENCA</text:p>
          </table:table-cell>
          <table:table-cell office:value-type="string" table:style-name="ce38">
            <text:p>AL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706109" table:style-name="ce38">
            <text:p>2706109</text:p>
          </table:table-cell>
          <table:table-cell office:value-type="string" table:style-name="ce38">
            <text:p>OURO BRANCO</text:p>
          </table:table-cell>
          <table:table-cell office:value-type="string" table:style-name="ce38">
            <text:p>AL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706208" table:style-name="ce38">
            <text:p>2706208</text:p>
          </table:table-cell>
          <table:table-cell office:value-type="string" table:style-name="ce38">
            <text:p>PALESTINA</text:p>
          </table:table-cell>
          <table:table-cell office:value-type="string" table:style-name="ce38">
            <text:p>AL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706307" table:style-name="ce38">
            <text:p>2706307</text:p>
          </table:table-cell>
          <table:table-cell office:value-type="string" table:style-name="ce38">
            <text:p>PALMEIRA DO INDIOS</text:p>
          </table:table-cell>
          <table:table-cell office:value-type="string" table:style-name="ce38">
            <text:p>AL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706406" table:style-name="ce38">
            <text:p>2706406</text:p>
          </table:table-cell>
          <table:table-cell office:value-type="string" table:style-name="ce38">
            <text:p>PAO DE ACUCAR</text:p>
          </table:table-cell>
          <table:table-cell office:value-type="string" table:style-name="ce38">
            <text:p>AL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706422" table:style-name="ce38">
            <text:p>2706422</text:p>
          </table:table-cell>
          <table:table-cell office:value-type="string" table:style-name="ce38">
            <text:p>PARICONHA</text:p>
          </table:table-cell>
          <table:table-cell office:value-type="string" table:style-name="ce38">
            <text:p>AL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706448" table:style-name="ce38">
            <text:p>2706448</text:p>
          </table:table-cell>
          <table:table-cell office:value-type="string" table:style-name="ce38">
            <text:p>PARIPUEIRA</text:p>
          </table:table-cell>
          <table:table-cell office:value-type="string" table:style-name="ce38">
            <text:p>AL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706505" table:style-name="ce38">
            <text:p>2706505</text:p>
          </table:table-cell>
          <table:table-cell office:value-type="string" table:style-name="ce38">
            <text:p>PASSO DE CAMARAGIBE</text:p>
          </table:table-cell>
          <table:table-cell office:value-type="string" table:style-name="ce38">
            <text:p>AL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706604" table:style-name="ce38">
            <text:p>2706604</text:p>
          </table:table-cell>
          <table:table-cell office:value-type="string" table:style-name="ce38">
            <text:p>PAULO JACINTO</text:p>
          </table:table-cell>
          <table:table-cell office:value-type="string" table:style-name="ce38">
            <text:p>AL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706703" table:style-name="ce38">
            <text:p>2706703</text:p>
          </table:table-cell>
          <table:table-cell office:value-type="string" table:style-name="ce38">
            <text:p>PENEDO</text:p>
          </table:table-cell>
          <table:table-cell office:value-type="string" table:style-name="ce38">
            <text:p>AL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706802" table:style-name="ce38">
            <text:p>2706802</text:p>
          </table:table-cell>
          <table:table-cell office:value-type="string" table:style-name="ce38">
            <text:p>PIACABUCU</text:p>
          </table:table-cell>
          <table:table-cell office:value-type="string" table:style-name="ce38">
            <text:p>AL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706901" table:style-name="ce38">
            <text:p>2706901</text:p>
          </table:table-cell>
          <table:table-cell office:value-type="string" table:style-name="ce38">
            <text:p>PILAR</text:p>
          </table:table-cell>
          <table:table-cell office:value-type="string" table:style-name="ce38">
            <text:p>AL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707008" table:style-name="ce38">
            <text:p>2707008</text:p>
          </table:table-cell>
          <table:table-cell office:value-type="string" table:style-name="ce38">
            <text:p>PINDOBA</text:p>
          </table:table-cell>
          <table:table-cell office:value-type="string" table:style-name="ce38">
            <text:p>AL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707107" table:style-name="ce38">
            <text:p>2707107</text:p>
          </table:table-cell>
          <table:table-cell office:value-type="string" table:style-name="ce38">
            <text:p>PIRANHAS</text:p>
          </table:table-cell>
          <table:table-cell office:value-type="string" table:style-name="ce38">
            <text:p>AL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707206" table:style-name="ce38">
            <text:p>2707206</text:p>
          </table:table-cell>
          <table:table-cell office:value-type="string" table:style-name="ce38">
            <text:p>POCO DAS TRINCHEIRAS</text:p>
          </table:table-cell>
          <table:table-cell office:value-type="string" table:style-name="ce38">
            <text:p>AL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707305" table:style-name="ce38">
            <text:p>2707305</text:p>
          </table:table-cell>
          <table:table-cell office:value-type="string" table:style-name="ce38">
            <text:p>PORTO CALVO</text:p>
          </table:table-cell>
          <table:table-cell office:value-type="string" table:style-name="ce38">
            <text:p>AL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707404" table:style-name="ce38">
            <text:p>2707404</text:p>
          </table:table-cell>
          <table:table-cell office:value-type="string" table:style-name="ce38">
            <text:p>PORTO DE PEDRAS</text:p>
          </table:table-cell>
          <table:table-cell office:value-type="string" table:style-name="ce38">
            <text:p>AL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707503" table:style-name="ce38">
            <text:p>2707503</text:p>
          </table:table-cell>
          <table:table-cell office:value-type="string" table:style-name="ce38">
            <text:p>PORTO REAL DO COLEGIO</text:p>
          </table:table-cell>
          <table:table-cell office:value-type="string" table:style-name="ce38">
            <text:p>AL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707602" table:style-name="ce38">
            <text:p>2707602</text:p>
          </table:table-cell>
          <table:table-cell office:value-type="string" table:style-name="ce38">
            <text:p>QUEBRANGULO</text:p>
          </table:table-cell>
          <table:table-cell office:value-type="string" table:style-name="ce38">
            <text:p>AL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707701" table:style-name="ce38">
            <text:p>2707701</text:p>
          </table:table-cell>
          <table:table-cell office:value-type="string" table:style-name="ce38">
            <text:p>RIO LARGO</text:p>
          </table:table-cell>
          <table:table-cell office:value-type="string" table:style-name="ce38">
            <text:p>AL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707800" table:style-name="ce38">
            <text:p>2707800</text:p>
          </table:table-cell>
          <table:table-cell office:value-type="string" table:style-name="ce38">
            <text:p>ROTEIRO</text:p>
          </table:table-cell>
          <table:table-cell office:value-type="string" table:style-name="ce38">
            <text:p>AL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707909" table:style-name="ce38">
            <text:p>2707909</text:p>
          </table:table-cell>
          <table:table-cell office:value-type="string" table:style-name="ce38">
            <text:p>SANTA LUZIA DO NORTE</text:p>
          </table:table-cell>
          <table:table-cell office:value-type="string" table:style-name="ce38">
            <text:p>AL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708006" table:style-name="ce38">
            <text:p>2708006</text:p>
          </table:table-cell>
          <table:table-cell office:value-type="string" table:style-name="ce38">
            <text:p>SANTANA DO IPANEMA</text:p>
          </table:table-cell>
          <table:table-cell office:value-type="string" table:style-name="ce38">
            <text:p>AL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708105" table:style-name="ce38">
            <text:p>2708105</text:p>
          </table:table-cell>
          <table:table-cell office:value-type="string" table:style-name="ce38">
            <text:p>SANTANA DO MUNDAU</text:p>
          </table:table-cell>
          <table:table-cell office:value-type="string" table:style-name="ce38">
            <text:p>AL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708204" table:style-name="ce38">
            <text:p>2708204</text:p>
          </table:table-cell>
          <table:table-cell office:value-type="string" table:style-name="ce38">
            <text:p>SAO BRAS</text:p>
          </table:table-cell>
          <table:table-cell office:value-type="string" table:style-name="ce38">
            <text:p>AL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708303" table:style-name="ce38">
            <text:p>2708303</text:p>
          </table:table-cell>
          <table:table-cell office:value-type="string" table:style-name="ce38">
            <text:p>SAO JOSE DA LAJE</text:p>
          </table:table-cell>
          <table:table-cell office:value-type="string" table:style-name="ce38">
            <text:p>AL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708402" table:style-name="ce38">
            <text:p>2708402</text:p>
          </table:table-cell>
          <table:table-cell office:value-type="string" table:style-name="ce38">
            <text:p>SAO JOSE DA TAPERA</text:p>
          </table:table-cell>
          <table:table-cell office:value-type="string" table:style-name="ce38">
            <text:p>AL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708501" table:style-name="ce38">
            <text:p>2708501</text:p>
          </table:table-cell>
          <table:table-cell office:value-type="string" table:style-name="ce38">
            <text:p>SAO LUIS DO QUITUNDE</text:p>
          </table:table-cell>
          <table:table-cell office:value-type="string" table:style-name="ce38">
            <text:p>AL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708600" table:style-name="ce38">
            <text:p>2708600</text:p>
          </table:table-cell>
          <table:table-cell office:value-type="string" table:style-name="ce38">
            <text:p>SAO MIGUEL DO CAMPOS</text:p>
          </table:table-cell>
          <table:table-cell office:value-type="string" table:style-name="ce38">
            <text:p>AL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708709" table:style-name="ce38">
            <text:p>2708709</text:p>
          </table:table-cell>
          <table:table-cell office:value-type="string" table:style-name="ce38">
            <text:p>SAO MIGUEL DO MILAGRES</text:p>
          </table:table-cell>
          <table:table-cell office:value-type="string" table:style-name="ce38">
            <text:p>AL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708808" table:style-name="ce38">
            <text:p>2708808</text:p>
          </table:table-cell>
          <table:table-cell office:value-type="string" table:style-name="ce38">
            <text:p>SAO SEBASTIAO</text:p>
          </table:table-cell>
          <table:table-cell office:value-type="string" table:style-name="ce38">
            <text:p>AL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708907" table:style-name="ce38">
            <text:p>2708907</text:p>
          </table:table-cell>
          <table:table-cell office:value-type="string" table:style-name="ce38">
            <text:p>SATUBA</text:p>
          </table:table-cell>
          <table:table-cell office:value-type="string" table:style-name="ce38">
            <text:p>AL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708956" table:style-name="ce38">
            <text:p>2708956</text:p>
          </table:table-cell>
          <table:table-cell office:value-type="string" table:style-name="ce38">
            <text:p>SENADOR RUI PALMEIRA</text:p>
          </table:table-cell>
          <table:table-cell office:value-type="string" table:style-name="ce38">
            <text:p>AL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709004" table:style-name="ce38">
            <text:p>2709004</text:p>
          </table:table-cell>
          <table:table-cell office:value-type="string" table:style-name="ce38">
            <text:p>TANQUE D´ARCA</text:p>
          </table:table-cell>
          <table:table-cell office:value-type="string" table:style-name="ce38">
            <text:p>AL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709103" table:style-name="ce38">
            <text:p>2709103</text:p>
          </table:table-cell>
          <table:table-cell office:value-type="string" table:style-name="ce38">
            <text:p>TAQUARANA</text:p>
          </table:table-cell>
          <table:table-cell office:value-type="string" table:style-name="ce38">
            <text:p>AL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709152" table:style-name="ce38">
            <text:p>2709152</text:p>
          </table:table-cell>
          <table:table-cell office:value-type="string" table:style-name="ce38">
            <text:p>TEOTONIO VILELA</text:p>
          </table:table-cell>
          <table:table-cell office:value-type="string" table:style-name="ce38">
            <text:p>AL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709202" table:style-name="ce38">
            <text:p>2709202</text:p>
          </table:table-cell>
          <table:table-cell office:value-type="string" table:style-name="ce38">
            <text:p>TRAIPU</text:p>
          </table:table-cell>
          <table:table-cell office:value-type="string" table:style-name="ce38">
            <text:p>AL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709301" table:style-name="ce38">
            <text:p>2709301</text:p>
          </table:table-cell>
          <table:table-cell office:value-type="string" table:style-name="ce38">
            <text:p>UNIAO DO PALMARES</text:p>
          </table:table-cell>
          <table:table-cell office:value-type="string" table:style-name="ce38">
            <text:p>AL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709400" table:style-name="ce38">
            <text:p>2709400</text:p>
          </table:table-cell>
          <table:table-cell office:value-type="string" table:style-name="ce38">
            <text:p>VICOSA</text:p>
          </table:table-cell>
          <table:table-cell office:value-type="string" table:style-name="ce38">
            <text:p>AL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800100" table:style-name="ce38">
            <text:p>2800100</text:p>
          </table:table-cell>
          <table:table-cell office:value-type="string" table:style-name="ce38">
            <text:p>AMPARO DE SAO FRANCISCO</text:p>
          </table:table-cell>
          <table:table-cell office:value-type="string" table:style-name="ce38">
            <text:p>S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800209" table:style-name="ce38">
            <text:p>2800209</text:p>
          </table:table-cell>
          <table:table-cell office:value-type="string" table:style-name="ce38">
            <text:p>AQUIDABA</text:p>
          </table:table-cell>
          <table:table-cell office:value-type="string" table:style-name="ce38">
            <text:p>S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800308" table:style-name="ce38">
            <text:p>2800308</text:p>
          </table:table-cell>
          <table:table-cell office:value-type="string" table:style-name="ce38">
            <text:p>ARACAJU</text:p>
          </table:table-cell>
          <table:table-cell office:value-type="string" table:style-name="ce38">
            <text:p>S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800407" table:style-name="ce38">
            <text:p>2800407</text:p>
          </table:table-cell>
          <table:table-cell office:value-type="string" table:style-name="ce38">
            <text:p>ARAUA</text:p>
          </table:table-cell>
          <table:table-cell office:value-type="string" table:style-name="ce38">
            <text:p>S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800506" table:style-name="ce38">
            <text:p>2800506</text:p>
          </table:table-cell>
          <table:table-cell office:value-type="string" table:style-name="ce38">
            <text:p>AREIA BRANCA</text:p>
          </table:table-cell>
          <table:table-cell office:value-type="string" table:style-name="ce38">
            <text:p>S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800605" table:style-name="ce38">
            <text:p>2800605</text:p>
          </table:table-cell>
          <table:table-cell office:value-type="string" table:style-name="ce38">
            <text:p>BARRA DO COQUEIROS</text:p>
          </table:table-cell>
          <table:table-cell office:value-type="string" table:style-name="ce38">
            <text:p>S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800670" table:style-name="ce38">
            <text:p>2800670</text:p>
          </table:table-cell>
          <table:table-cell office:value-type="string" table:style-name="ce38">
            <text:p>BOQUIM</text:p>
          </table:table-cell>
          <table:table-cell office:value-type="string" table:style-name="ce38">
            <text:p>S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800704" table:style-name="ce38">
            <text:p>2800704</text:p>
          </table:table-cell>
          <table:table-cell office:value-type="string" table:style-name="ce38">
            <text:p>BREJO GRANDE</text:p>
          </table:table-cell>
          <table:table-cell office:value-type="string" table:style-name="ce38">
            <text:p>S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801009" table:style-name="ce38">
            <text:p>2801009</text:p>
          </table:table-cell>
          <table:table-cell office:value-type="string" table:style-name="ce38">
            <text:p>CAMPO DO BRITO</text:p>
          </table:table-cell>
          <table:table-cell office:value-type="string" table:style-name="ce38">
            <text:p>S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801108" table:style-name="ce38">
            <text:p>2801108</text:p>
          </table:table-cell>
          <table:table-cell office:value-type="string" table:style-name="ce38">
            <text:p>CANHOBA</text:p>
          </table:table-cell>
          <table:table-cell office:value-type="string" table:style-name="ce38">
            <text:p>S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801207" table:style-name="ce38">
            <text:p>2801207</text:p>
          </table:table-cell>
          <table:table-cell office:value-type="string" table:style-name="ce38">
            <text:p>CANINDE DE SAO FRANCISCO</text:p>
          </table:table-cell>
          <table:table-cell office:value-type="string" table:style-name="ce38">
            <text:p>S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801306" table:style-name="ce38">
            <text:p>2801306</text:p>
          </table:table-cell>
          <table:table-cell office:value-type="string" table:style-name="ce38">
            <text:p>CAPELA</text:p>
          </table:table-cell>
          <table:table-cell office:value-type="string" table:style-name="ce38">
            <text:p>S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801405" table:style-name="ce38">
            <text:p>2801405</text:p>
          </table:table-cell>
          <table:table-cell office:value-type="string" table:style-name="ce38">
            <text:p>CARIRA</text:p>
          </table:table-cell>
          <table:table-cell office:value-type="string" table:style-name="ce38">
            <text:p>S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801504" table:style-name="ce38">
            <text:p>2801504</text:p>
          </table:table-cell>
          <table:table-cell office:value-type="string" table:style-name="ce38">
            <text:p>CARMOPOLIS</text:p>
          </table:table-cell>
          <table:table-cell office:value-type="string" table:style-name="ce38">
            <text:p>S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801603" table:style-name="ce38">
            <text:p>2801603</text:p>
          </table:table-cell>
          <table:table-cell office:value-type="string" table:style-name="ce38">
            <text:p>CEDRO DE SAO JOAO</text:p>
          </table:table-cell>
          <table:table-cell office:value-type="string" table:style-name="ce38">
            <text:p>S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801702" table:style-name="ce38">
            <text:p>2801702</text:p>
          </table:table-cell>
          <table:table-cell office:value-type="string" table:style-name="ce38">
            <text:p>CRISTINAPOLIS</text:p>
          </table:table-cell>
          <table:table-cell office:value-type="string" table:style-name="ce38">
            <text:p>S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801900" table:style-name="ce38">
            <text:p>2801900</text:p>
          </table:table-cell>
          <table:table-cell office:value-type="string" table:style-name="ce38">
            <text:p>CUMBE</text:p>
          </table:table-cell>
          <table:table-cell office:value-type="string" table:style-name="ce38">
            <text:p>S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802007" table:style-name="ce38">
            <text:p>2802007</text:p>
          </table:table-cell>
          <table:table-cell office:value-type="string" table:style-name="ce38">
            <text:p>DIVINA PASTORA</text:p>
          </table:table-cell>
          <table:table-cell office:value-type="string" table:style-name="ce38">
            <text:p>S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802106" table:style-name="ce38">
            <text:p>2802106</text:p>
          </table:table-cell>
          <table:table-cell office:value-type="string" table:style-name="ce38">
            <text:p>ESTANCIA</text:p>
          </table:table-cell>
          <table:table-cell office:value-type="string" table:style-name="ce38">
            <text:p>S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802205" table:style-name="ce38">
            <text:p>2802205</text:p>
          </table:table-cell>
          <table:table-cell office:value-type="string" table:style-name="ce38">
            <text:p>FEIRA NOVA</text:p>
          </table:table-cell>
          <table:table-cell office:value-type="string" table:style-name="ce38">
            <text:p>S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802304" table:style-name="ce38">
            <text:p>2802304</text:p>
          </table:table-cell>
          <table:table-cell office:value-type="string" table:style-name="ce38">
            <text:p>FREI PAULO</text:p>
          </table:table-cell>
          <table:table-cell office:value-type="string" table:style-name="ce38">
            <text:p>S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802403" table:style-name="ce38">
            <text:p>2802403</text:p>
          </table:table-cell>
          <table:table-cell office:value-type="string" table:style-name="ce38">
            <text:p>GARARU</text:p>
          </table:table-cell>
          <table:table-cell office:value-type="string" table:style-name="ce38">
            <text:p>S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802502" table:style-name="ce38">
            <text:p>2802502</text:p>
          </table:table-cell>
          <table:table-cell office:value-type="string" table:style-name="ce38">
            <text:p>GENERAL MAYNARD</text:p>
          </table:table-cell>
          <table:table-cell office:value-type="string" table:style-name="ce38">
            <text:p>S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802601" table:style-name="ce38">
            <text:p>2802601</text:p>
          </table:table-cell>
          <table:table-cell office:value-type="string" table:style-name="ce38">
            <text:p>GRACHO CARDOSO</text:p>
          </table:table-cell>
          <table:table-cell office:value-type="string" table:style-name="ce38">
            <text:p>S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802700" table:style-name="ce38">
            <text:p>2802700</text:p>
          </table:table-cell>
          <table:table-cell office:value-type="string" table:style-name="ce38">
            <text:p>ILHA DAS FLORES</text:p>
          </table:table-cell>
          <table:table-cell office:value-type="string" table:style-name="ce38">
            <text:p>S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802809" table:style-name="ce38">
            <text:p>2802809</text:p>
          </table:table-cell>
          <table:table-cell office:value-type="string" table:style-name="ce38">
            <text:p>INDIAROBA</text:p>
          </table:table-cell>
          <table:table-cell office:value-type="string" table:style-name="ce38">
            <text:p>S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802908" table:style-name="ce38">
            <text:p>2802908</text:p>
          </table:table-cell>
          <table:table-cell office:value-type="string" table:style-name="ce38">
            <text:p>ITABAIANA</text:p>
          </table:table-cell>
          <table:table-cell office:value-type="string" table:style-name="ce38">
            <text:p>S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803005" table:style-name="ce38">
            <text:p>2803005</text:p>
          </table:table-cell>
          <table:table-cell office:value-type="string" table:style-name="ce38">
            <text:p>ITABAIANINHA</text:p>
          </table:table-cell>
          <table:table-cell office:value-type="string" table:style-name="ce38">
            <text:p>S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803104" table:style-name="ce38">
            <text:p>2803104</text:p>
          </table:table-cell>
          <table:table-cell office:value-type="string" table:style-name="ce38">
            <text:p>ITABI</text:p>
          </table:table-cell>
          <table:table-cell office:value-type="string" table:style-name="ce38">
            <text:p>S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803203" table:style-name="ce38">
            <text:p>2803203</text:p>
          </table:table-cell>
          <table:table-cell office:value-type="string" table:style-name="ce38">
            <text:p>ITAPORANGA D´AJUDA</text:p>
          </table:table-cell>
          <table:table-cell office:value-type="string" table:style-name="ce38">
            <text:p>S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803302" table:style-name="ce38">
            <text:p>2803302</text:p>
          </table:table-cell>
          <table:table-cell office:value-type="string" table:style-name="ce38">
            <text:p>JAPARATUBA</text:p>
          </table:table-cell>
          <table:table-cell office:value-type="string" table:style-name="ce38">
            <text:p>S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803401" table:style-name="ce38">
            <text:p>2803401</text:p>
          </table:table-cell>
          <table:table-cell office:value-type="string" table:style-name="ce38">
            <text:p>JAPOATA</text:p>
          </table:table-cell>
          <table:table-cell office:value-type="string" table:style-name="ce38">
            <text:p>S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803500" table:style-name="ce38">
            <text:p>2803500</text:p>
          </table:table-cell>
          <table:table-cell office:value-type="string" table:style-name="ce38">
            <text:p>LAGARTO</text:p>
          </table:table-cell>
          <table:table-cell office:value-type="string" table:style-name="ce38">
            <text:p>S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803609" table:style-name="ce38">
            <text:p>2803609</text:p>
          </table:table-cell>
          <table:table-cell office:value-type="string" table:style-name="ce38">
            <text:p>LARANJEIRAS</text:p>
          </table:table-cell>
          <table:table-cell office:value-type="string" table:style-name="ce38">
            <text:p>S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803708" table:style-name="ce38">
            <text:p>2803708</text:p>
          </table:table-cell>
          <table:table-cell office:value-type="string" table:style-name="ce38">
            <text:p>MACAMBIRA</text:p>
          </table:table-cell>
          <table:table-cell office:value-type="string" table:style-name="ce38">
            <text:p>S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803807" table:style-name="ce38">
            <text:p>2803807</text:p>
          </table:table-cell>
          <table:table-cell office:value-type="string" table:style-name="ce38">
            <text:p>MALHADA DO BOIS</text:p>
          </table:table-cell>
          <table:table-cell office:value-type="string" table:style-name="ce38">
            <text:p>S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803906" table:style-name="ce38">
            <text:p>2803906</text:p>
          </table:table-cell>
          <table:table-cell office:value-type="string" table:style-name="ce38">
            <text:p>MALHADOR</text:p>
          </table:table-cell>
          <table:table-cell office:value-type="string" table:style-name="ce38">
            <text:p>S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804003" table:style-name="ce38">
            <text:p>2804003</text:p>
          </table:table-cell>
          <table:table-cell office:value-type="string" table:style-name="ce38">
            <text:p>MARUIM</text:p>
          </table:table-cell>
          <table:table-cell office:value-type="string" table:style-name="ce38">
            <text:p>S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804102" table:style-name="ce38">
            <text:p>2804102</text:p>
          </table:table-cell>
          <table:table-cell office:value-type="string" table:style-name="ce38">
            <text:p>MOITA BONITA</text:p>
          </table:table-cell>
          <table:table-cell office:value-type="string" table:style-name="ce38">
            <text:p>S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804201" table:style-name="ce38">
            <text:p>2804201</text:p>
          </table:table-cell>
          <table:table-cell office:value-type="string" table:style-name="ce38">
            <text:p>MONTE ALEGRE DE SERGIPE</text:p>
          </table:table-cell>
          <table:table-cell office:value-type="string" table:style-name="ce38">
            <text:p>S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804300" table:style-name="ce38">
            <text:p>2804300</text:p>
          </table:table-cell>
          <table:table-cell office:value-type="string" table:style-name="ce38">
            <text:p>MURIBECA</text:p>
          </table:table-cell>
          <table:table-cell office:value-type="string" table:style-name="ce38">
            <text:p>S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804409" table:style-name="ce38">
            <text:p>2804409</text:p>
          </table:table-cell>
          <table:table-cell office:value-type="string" table:style-name="ce38">
            <text:p>NEOPOLIS</text:p>
          </table:table-cell>
          <table:table-cell office:value-type="string" table:style-name="ce38">
            <text:p>S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804458" table:style-name="ce38">
            <text:p>2804458</text:p>
          </table:table-cell>
          <table:table-cell office:value-type="string" table:style-name="ce38">
            <text:p>NOSSA SENHORA APARECIDA</text:p>
          </table:table-cell>
          <table:table-cell office:value-type="string" table:style-name="ce38">
            <text:p>S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804508" table:style-name="ce38">
            <text:p>2804508</text:p>
          </table:table-cell>
          <table:table-cell office:value-type="string" table:style-name="ce38">
            <text:p>NOSSA SENHORA DA GLORIA</text:p>
          </table:table-cell>
          <table:table-cell office:value-type="string" table:style-name="ce38">
            <text:p>S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804607" table:style-name="ce38">
            <text:p>2804607</text:p>
          </table:table-cell>
          <table:table-cell office:value-type="string" table:style-name="ce38">
            <text:p>NOSSA SENHORA DAS DORES</text:p>
          </table:table-cell>
          <table:table-cell office:value-type="string" table:style-name="ce38">
            <text:p>S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804706" table:style-name="ce38">
            <text:p>2804706</text:p>
          </table:table-cell>
          <table:table-cell office:value-type="string" table:style-name="ce38">
            <text:p>NOSSA SENHORA DE LOURDES</text:p>
          </table:table-cell>
          <table:table-cell office:value-type="string" table:style-name="ce38">
            <text:p>S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804805" table:style-name="ce38">
            <text:p>2804805</text:p>
          </table:table-cell>
          <table:table-cell office:value-type="string" table:style-name="ce38">
            <text:p>NOSSA SENHORA DO SOCORRO</text:p>
          </table:table-cell>
          <table:table-cell office:value-type="string" table:style-name="ce38">
            <text:p>S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804904" table:style-name="ce38">
            <text:p>2804904</text:p>
          </table:table-cell>
          <table:table-cell office:value-type="string" table:style-name="ce38">
            <text:p>PACATUBA</text:p>
          </table:table-cell>
          <table:table-cell office:value-type="string" table:style-name="ce38">
            <text:p>S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805000" table:style-name="ce38">
            <text:p>2805000</text:p>
          </table:table-cell>
          <table:table-cell office:value-type="string" table:style-name="ce38">
            <text:p>PEDRA MOLE</text:p>
          </table:table-cell>
          <table:table-cell office:value-type="string" table:style-name="ce38">
            <text:p>S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805109" table:style-name="ce38">
            <text:p>2805109</text:p>
          </table:table-cell>
          <table:table-cell office:value-type="string" table:style-name="ce38">
            <text:p>PEDRINHAS</text:p>
          </table:table-cell>
          <table:table-cell office:value-type="string" table:style-name="ce38">
            <text:p>S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805208" table:style-name="ce38">
            <text:p>2805208</text:p>
          </table:table-cell>
          <table:table-cell office:value-type="string" table:style-name="ce38">
            <text:p>PINHAO</text:p>
          </table:table-cell>
          <table:table-cell office:value-type="string" table:style-name="ce38">
            <text:p>S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805307" table:style-name="ce38">
            <text:p>2805307</text:p>
          </table:table-cell>
          <table:table-cell office:value-type="string" table:style-name="ce38">
            <text:p>PIRAMBU</text:p>
          </table:table-cell>
          <table:table-cell office:value-type="string" table:style-name="ce38">
            <text:p>S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805406" table:style-name="ce38">
            <text:p>2805406</text:p>
          </table:table-cell>
          <table:table-cell office:value-type="string" table:style-name="ce38">
            <text:p>POCO REDONDO</text:p>
          </table:table-cell>
          <table:table-cell office:value-type="string" table:style-name="ce38">
            <text:p>S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805505" table:style-name="ce38">
            <text:p>2805505</text:p>
          </table:table-cell>
          <table:table-cell office:value-type="string" table:style-name="ce38">
            <text:p>POCO VERDE</text:p>
          </table:table-cell>
          <table:table-cell office:value-type="string" table:style-name="ce38">
            <text:p>S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805604" table:style-name="ce38">
            <text:p>2805604</text:p>
          </table:table-cell>
          <table:table-cell office:value-type="string" table:style-name="ce38">
            <text:p>PORTO DA FOLHA</text:p>
          </table:table-cell>
          <table:table-cell office:value-type="string" table:style-name="ce38">
            <text:p>S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805703" table:style-name="ce38">
            <text:p>2805703</text:p>
          </table:table-cell>
          <table:table-cell office:value-type="string" table:style-name="ce38">
            <text:p>PROPRIA</text:p>
          </table:table-cell>
          <table:table-cell office:value-type="string" table:style-name="ce38">
            <text:p>S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805802" table:style-name="ce38">
            <text:p>2805802</text:p>
          </table:table-cell>
          <table:table-cell office:value-type="string" table:style-name="ce38">
            <text:p>RIACHAO DO DANTAS</text:p>
          </table:table-cell>
          <table:table-cell office:value-type="string" table:style-name="ce38">
            <text:p>S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805901" table:style-name="ce38">
            <text:p>2805901</text:p>
          </table:table-cell>
          <table:table-cell office:value-type="string" table:style-name="ce38">
            <text:p>RIACHUELO</text:p>
          </table:table-cell>
          <table:table-cell office:value-type="string" table:style-name="ce38">
            <text:p>S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806008" table:style-name="ce38">
            <text:p>2806008</text:p>
          </table:table-cell>
          <table:table-cell office:value-type="string" table:style-name="ce38">
            <text:p>RIBEIROPOLIS</text:p>
          </table:table-cell>
          <table:table-cell office:value-type="string" table:style-name="ce38">
            <text:p>S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806107" table:style-name="ce38">
            <text:p>2806107</text:p>
          </table:table-cell>
          <table:table-cell office:value-type="string" table:style-name="ce38">
            <text:p>ROSARIO DO CATETE</text:p>
          </table:table-cell>
          <table:table-cell office:value-type="string" table:style-name="ce38">
            <text:p>S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806206" table:style-name="ce38">
            <text:p>2806206</text:p>
          </table:table-cell>
          <table:table-cell office:value-type="string" table:style-name="ce38">
            <text:p>SALGADO</text:p>
          </table:table-cell>
          <table:table-cell office:value-type="string" table:style-name="ce38">
            <text:p>S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806305" table:style-name="ce38">
            <text:p>2806305</text:p>
          </table:table-cell>
          <table:table-cell office:value-type="string" table:style-name="ce38">
            <text:p>SANTA LUZIA DO ITANHY</text:p>
          </table:table-cell>
          <table:table-cell office:value-type="string" table:style-name="ce38">
            <text:p>S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806404" table:style-name="ce38">
            <text:p>2806404</text:p>
          </table:table-cell>
          <table:table-cell office:value-type="string" table:style-name="ce38">
            <text:p>SANTANA DO SAO FRANCISCO</text:p>
          </table:table-cell>
          <table:table-cell office:value-type="string" table:style-name="ce38">
            <text:p>S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806503" table:style-name="ce38">
            <text:p>2806503</text:p>
          </table:table-cell>
          <table:table-cell office:value-type="string" table:style-name="ce38">
            <text:p>SANTA ROSA DE LIMA</text:p>
          </table:table-cell>
          <table:table-cell office:value-type="string" table:style-name="ce38">
            <text:p>S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806602" table:style-name="ce38">
            <text:p>2806602</text:p>
          </table:table-cell>
          <table:table-cell office:value-type="string" table:style-name="ce38">
            <text:p>SANTO AMARO DAS BROTAS</text:p>
          </table:table-cell>
          <table:table-cell office:value-type="string" table:style-name="ce38">
            <text:p>S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806701" table:style-name="ce38">
            <text:p>2806701</text:p>
          </table:table-cell>
          <table:table-cell office:value-type="string" table:style-name="ce38">
            <text:p>SAO CRISTOVAO</text:p>
          </table:table-cell>
          <table:table-cell office:value-type="string" table:style-name="ce38">
            <text:p>S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806800" table:style-name="ce38">
            <text:p>2806800</text:p>
          </table:table-cell>
          <table:table-cell office:value-type="string" table:style-name="ce38">
            <text:p>SAO DOMINGOS</text:p>
          </table:table-cell>
          <table:table-cell office:value-type="string" table:style-name="ce38">
            <text:p>S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806909" table:style-name="ce38">
            <text:p>2806909</text:p>
          </table:table-cell>
          <table:table-cell office:value-type="string" table:style-name="ce38">
            <text:p>SAO FRANCISCO</text:p>
          </table:table-cell>
          <table:table-cell office:value-type="string" table:style-name="ce38">
            <text:p>S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807006" table:style-name="ce38">
            <text:p>2807006</text:p>
          </table:table-cell>
          <table:table-cell office:value-type="string" table:style-name="ce38">
            <text:p>SAO MIGUEL DO ALEIXO</text:p>
          </table:table-cell>
          <table:table-cell office:value-type="string" table:style-name="ce38">
            <text:p>S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807105" table:style-name="ce38">
            <text:p>2807105</text:p>
          </table:table-cell>
          <table:table-cell office:value-type="string" table:style-name="ce38">
            <text:p>SIMAO DIAS</text:p>
          </table:table-cell>
          <table:table-cell office:value-type="string" table:style-name="ce38">
            <text:p>S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807204" table:style-name="ce38">
            <text:p>2807204</text:p>
          </table:table-cell>
          <table:table-cell office:value-type="string" table:style-name="ce38">
            <text:p>SIRIRI</text:p>
          </table:table-cell>
          <table:table-cell office:value-type="string" table:style-name="ce38">
            <text:p>S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807303" table:style-name="ce38">
            <text:p>2807303</text:p>
          </table:table-cell>
          <table:table-cell office:value-type="string" table:style-name="ce38">
            <text:p>TELHA</text:p>
          </table:table-cell>
          <table:table-cell office:value-type="string" table:style-name="ce38">
            <text:p>S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807402" table:style-name="ce38">
            <text:p>2807402</text:p>
          </table:table-cell>
          <table:table-cell office:value-type="string" table:style-name="ce38">
            <text:p>TOBIAS BARRETO</text:p>
          </table:table-cell>
          <table:table-cell office:value-type="string" table:style-name="ce38">
            <text:p>S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807501" table:style-name="ce38">
            <text:p>2807501</text:p>
          </table:table-cell>
          <table:table-cell office:value-type="string" table:style-name="ce38">
            <text:p>TOMAR DO GERU</text:p>
          </table:table-cell>
          <table:table-cell office:value-type="string" table:style-name="ce38">
            <text:p>S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807600" table:style-name="ce38">
            <text:p>2807600</text:p>
          </table:table-cell>
          <table:table-cell office:value-type="string" table:style-name="ce38">
            <text:p>UMBAUBA</text:p>
          </table:table-cell>
          <table:table-cell office:value-type="string" table:style-name="ce38">
            <text:p>SE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00108" table:style-name="ce38">
            <text:p>2900108</text:p>
          </table:table-cell>
          <table:table-cell office:value-type="string" table:style-name="ce38">
            <text:p>ABAIR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00207" table:style-name="ce38">
            <text:p>2900207</text:p>
          </table:table-cell>
          <table:table-cell office:value-type="string" table:style-name="ce38">
            <text:p>ABARE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00306" table:style-name="ce38">
            <text:p>2900306</text:p>
          </table:table-cell>
          <table:table-cell office:value-type="string" table:style-name="ce38">
            <text:p>ACAJUTIB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00355" table:style-name="ce38">
            <text:p>2900355</text:p>
          </table:table-cell>
          <table:table-cell office:value-type="string" table:style-name="ce38">
            <text:p>ADUSTIN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00405" table:style-name="ce38">
            <text:p>2900405</text:p>
          </table:table-cell>
          <table:table-cell office:value-type="string" table:style-name="ce38">
            <text:p>AGUA FRI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00504" table:style-name="ce38">
            <text:p>2900504</text:p>
          </table:table-cell>
          <table:table-cell office:value-type="string" table:style-name="ce38">
            <text:p>ERICO CARDOSO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00603" table:style-name="ce38">
            <text:p>2900603</text:p>
          </table:table-cell>
          <table:table-cell office:value-type="string" table:style-name="ce38">
            <text:p>AIQUAR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00702" table:style-name="ce38">
            <text:p>2900702</text:p>
          </table:table-cell>
          <table:table-cell office:value-type="string" table:style-name="ce38">
            <text:p>ALAGOINHAS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00801" table:style-name="ce38">
            <text:p>2900801</text:p>
          </table:table-cell>
          <table:table-cell office:value-type="string" table:style-name="ce38">
            <text:p>ALCOBAC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00900" table:style-name="ce38">
            <text:p>2900900</text:p>
          </table:table-cell>
          <table:table-cell office:value-type="string" table:style-name="ce38">
            <text:p>ALMADIN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01007" table:style-name="ce38">
            <text:p>2901007</text:p>
          </table:table-cell>
          <table:table-cell office:value-type="string" table:style-name="ce38">
            <text:p>AMARGOS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01106" table:style-name="ce38">
            <text:p>2901106</text:p>
          </table:table-cell>
          <table:table-cell office:value-type="string" table:style-name="ce38">
            <text:p>AMELIA RODRIGUES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01155" table:style-name="ce38">
            <text:p>2901155</text:p>
          </table:table-cell>
          <table:table-cell office:value-type="string" table:style-name="ce38">
            <text:p>AMERICA DOURAD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01205" table:style-name="ce38">
            <text:p>2901205</text:p>
          </table:table-cell>
          <table:table-cell office:value-type="string" table:style-name="ce38">
            <text:p>ANAGE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01304" table:style-name="ce38">
            <text:p>2901304</text:p>
          </table:table-cell>
          <table:table-cell office:value-type="string" table:style-name="ce38">
            <text:p>ANDARAI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01353" table:style-name="ce38">
            <text:p>2901353</text:p>
          </table:table-cell>
          <table:table-cell office:value-type="string" table:style-name="ce38">
            <text:p>ANDORINH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01403" table:style-name="ce38">
            <text:p>2901403</text:p>
          </table:table-cell>
          <table:table-cell office:value-type="string" table:style-name="ce38">
            <text:p>ANGICAL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01502" table:style-name="ce38">
            <text:p>2901502</text:p>
          </table:table-cell>
          <table:table-cell office:value-type="string" table:style-name="ce38">
            <text:p>ANGUER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01601" table:style-name="ce38">
            <text:p>2901601</text:p>
          </table:table-cell>
          <table:table-cell office:value-type="string" table:style-name="ce38">
            <text:p>ANTAS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01700" table:style-name="ce38">
            <text:p>2901700</text:p>
          </table:table-cell>
          <table:table-cell office:value-type="string" table:style-name="ce38">
            <text:p>ANTONIO CARDOSO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01809" table:style-name="ce38">
            <text:p>2901809</text:p>
          </table:table-cell>
          <table:table-cell office:value-type="string" table:style-name="ce38">
            <text:p>ANTONIO GONCALVES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01908" table:style-name="ce38">
            <text:p>2901908</text:p>
          </table:table-cell>
          <table:table-cell office:value-type="string" table:style-name="ce38">
            <text:p>APOR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01957" table:style-name="ce38">
            <text:p>2901957</text:p>
          </table:table-cell>
          <table:table-cell office:value-type="string" table:style-name="ce38">
            <text:p>APUAREM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02005" table:style-name="ce38">
            <text:p>2902005</text:p>
          </table:table-cell>
          <table:table-cell office:value-type="string" table:style-name="ce38">
            <text:p>ARACATU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02054" table:style-name="ce38">
            <text:p>2902054</text:p>
          </table:table-cell>
          <table:table-cell office:value-type="string" table:style-name="ce38">
            <text:p>ARACAS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02104" table:style-name="ce38">
            <text:p>2902104</text:p>
          </table:table-cell>
          <table:table-cell office:value-type="string" table:style-name="ce38">
            <text:p>ARACI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02203" table:style-name="ce38">
            <text:p>2902203</text:p>
          </table:table-cell>
          <table:table-cell office:value-type="string" table:style-name="ce38">
            <text:p>ARAMARI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02252" table:style-name="ce38">
            <text:p>2902252</text:p>
          </table:table-cell>
          <table:table-cell office:value-type="string" table:style-name="ce38">
            <text:p>ARATAC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02302" table:style-name="ce38">
            <text:p>2902302</text:p>
          </table:table-cell>
          <table:table-cell office:value-type="string" table:style-name="ce38">
            <text:p>ARATUIPE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02401" table:style-name="ce38">
            <text:p>2902401</text:p>
          </table:table-cell>
          <table:table-cell office:value-type="string" table:style-name="ce38">
            <text:p>AURELINO LEAL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02500" table:style-name="ce38">
            <text:p>2902500</text:p>
          </table:table-cell>
          <table:table-cell office:value-type="string" table:style-name="ce38">
            <text:p>BAIANOPOLIS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02609" table:style-name="ce38">
            <text:p>2902609</text:p>
          </table:table-cell>
          <table:table-cell office:value-type="string" table:style-name="ce38">
            <text:p>BAIXA GRANDE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02658" table:style-name="ce38">
            <text:p>2902658</text:p>
          </table:table-cell>
          <table:table-cell office:value-type="string" table:style-name="ce38">
            <text:p>BANZAE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02708" table:style-name="ce38">
            <text:p>2902708</text:p>
          </table:table-cell>
          <table:table-cell office:value-type="string" table:style-name="ce38">
            <text:p>BARR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02807" table:style-name="ce38">
            <text:p>2902807</text:p>
          </table:table-cell>
          <table:table-cell office:value-type="string" table:style-name="ce38">
            <text:p>BARRA DA ESTIV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02906" table:style-name="ce38">
            <text:p>2902906</text:p>
          </table:table-cell>
          <table:table-cell office:value-type="string" table:style-name="ce38">
            <text:p>BARRA DO CHOC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03003" table:style-name="ce38">
            <text:p>2903003</text:p>
          </table:table-cell>
          <table:table-cell office:value-type="string" table:style-name="ce38">
            <text:p>BARRA DO MENDES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03102" table:style-name="ce38">
            <text:p>2903102</text:p>
          </table:table-cell>
          <table:table-cell office:value-type="string" table:style-name="ce38">
            <text:p>BARRA DO ROCH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03201" table:style-name="ce38">
            <text:p>2903201</text:p>
          </table:table-cell>
          <table:table-cell office:value-type="string" table:style-name="ce38">
            <text:p>BARREIRAS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03235" table:style-name="ce38">
            <text:p>2903235</text:p>
          </table:table-cell>
          <table:table-cell office:value-type="string" table:style-name="ce38">
            <text:p>BARRO ALTO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03276" table:style-name="ce38">
            <text:p>2903276</text:p>
          </table:table-cell>
          <table:table-cell office:value-type="string" table:style-name="ce38">
            <text:p>BARROCAS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03300" table:style-name="ce38">
            <text:p>2903300</text:p>
          </table:table-cell>
          <table:table-cell office:value-type="string" table:style-name="ce38">
            <text:p>GOVERNADOR LOMANTO JUNIOR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03409" table:style-name="ce38">
            <text:p>2903409</text:p>
          </table:table-cell>
          <table:table-cell office:value-type="string" table:style-name="ce38">
            <text:p>BELMONTE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03508" table:style-name="ce38">
            <text:p>2903508</text:p>
          </table:table-cell>
          <table:table-cell office:value-type="string" table:style-name="ce38">
            <text:p>BELO CAMPO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03607" table:style-name="ce38">
            <text:p>2903607</text:p>
          </table:table-cell>
          <table:table-cell office:value-type="string" table:style-name="ce38">
            <text:p>BIRITING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03706" table:style-name="ce38">
            <text:p>2903706</text:p>
          </table:table-cell>
          <table:table-cell office:value-type="string" table:style-name="ce38">
            <text:p>BOA NOV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03805" table:style-name="ce38">
            <text:p>2903805</text:p>
          </table:table-cell>
          <table:table-cell office:value-type="string" table:style-name="ce38">
            <text:p>BOA VISTA DO TUPIM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03904" table:style-name="ce38">
            <text:p>2903904</text:p>
          </table:table-cell>
          <table:table-cell office:value-type="string" table:style-name="ce38">
            <text:p>BOM JESUS DA LAP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03953" table:style-name="ce38">
            <text:p>2903953</text:p>
          </table:table-cell>
          <table:table-cell office:value-type="string" table:style-name="ce38">
            <text:p>BOM JESUS DA SERR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04001" table:style-name="ce38">
            <text:p>2904001</text:p>
          </table:table-cell>
          <table:table-cell office:value-type="string" table:style-name="ce38">
            <text:p>BONINAL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04050" table:style-name="ce38">
            <text:p>2904050</text:p>
          </table:table-cell>
          <table:table-cell office:value-type="string" table:style-name="ce38">
            <text:p>BONITO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04100" table:style-name="ce38">
            <text:p>2904100</text:p>
          </table:table-cell>
          <table:table-cell office:value-type="string" table:style-name="ce38">
            <text:p>BOQUIR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04209" table:style-name="ce38">
            <text:p>2904209</text:p>
          </table:table-cell>
          <table:table-cell office:value-type="string" table:style-name="ce38">
            <text:p>BOTUPOR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04308" table:style-name="ce38">
            <text:p>2904308</text:p>
          </table:table-cell>
          <table:table-cell office:value-type="string" table:style-name="ce38">
            <text:p>BREJOES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04407" table:style-name="ce38">
            <text:p>2904407</text:p>
          </table:table-cell>
          <table:table-cell office:value-type="string" table:style-name="ce38">
            <text:p>BREJOLANDI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04506" table:style-name="ce38">
            <text:p>2904506</text:p>
          </table:table-cell>
          <table:table-cell office:value-type="string" table:style-name="ce38">
            <text:p>BROTAS DE MACAUBAS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04605" table:style-name="ce38">
            <text:p>2904605</text:p>
          </table:table-cell>
          <table:table-cell office:value-type="string" table:style-name="ce38">
            <text:p>BRUMADO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04704" table:style-name="ce38">
            <text:p>2904704</text:p>
          </table:table-cell>
          <table:table-cell office:value-type="string" table:style-name="ce38">
            <text:p>BUERAREM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04753" table:style-name="ce38">
            <text:p>2904753</text:p>
          </table:table-cell>
          <table:table-cell office:value-type="string" table:style-name="ce38">
            <text:p>BURITIRAM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04803" table:style-name="ce38">
            <text:p>2904803</text:p>
          </table:table-cell>
          <table:table-cell office:value-type="string" table:style-name="ce38">
            <text:p>CAATIB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04852" table:style-name="ce38">
            <text:p>2904852</text:p>
          </table:table-cell>
          <table:table-cell office:value-type="string" table:style-name="ce38">
            <text:p>CABACEIRAS DO PARAGUACU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04902" table:style-name="ce38">
            <text:p>2904902</text:p>
          </table:table-cell>
          <table:table-cell office:value-type="string" table:style-name="ce38">
            <text:p>CACHOEIR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05008" table:style-name="ce38">
            <text:p>2905008</text:p>
          </table:table-cell>
          <table:table-cell office:value-type="string" table:style-name="ce38">
            <text:p>CACULE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05107" table:style-name="ce38">
            <text:p>2905107</text:p>
          </table:table-cell>
          <table:table-cell office:value-type="string" table:style-name="ce38">
            <text:p>CAEM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05156" table:style-name="ce38">
            <text:p>2905156</text:p>
          </table:table-cell>
          <table:table-cell office:value-type="string" table:style-name="ce38">
            <text:p>CAETANOS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05206" table:style-name="ce38">
            <text:p>2905206</text:p>
          </table:table-cell>
          <table:table-cell office:value-type="string" table:style-name="ce38">
            <text:p>CAETITE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05305" table:style-name="ce38">
            <text:p>2905305</text:p>
          </table:table-cell>
          <table:table-cell office:value-type="string" table:style-name="ce38">
            <text:p>CAFARNAUM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05404" table:style-name="ce38">
            <text:p>2905404</text:p>
          </table:table-cell>
          <table:table-cell office:value-type="string" table:style-name="ce38">
            <text:p>CAIRU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05503" table:style-name="ce38">
            <text:p>2905503</text:p>
          </table:table-cell>
          <table:table-cell office:value-type="string" table:style-name="ce38">
            <text:p>CALDEIRAO GRANDE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05602" table:style-name="ce38">
            <text:p>2905602</text:p>
          </table:table-cell>
          <table:table-cell office:value-type="string" table:style-name="ce38">
            <text:p>CAMACAN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05701" table:style-name="ce38">
            <text:p>2905701</text:p>
          </table:table-cell>
          <table:table-cell office:value-type="string" table:style-name="ce38">
            <text:p>CAMACARI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05800" table:style-name="ce38">
            <text:p>2905800</text:p>
          </table:table-cell>
          <table:table-cell office:value-type="string" table:style-name="ce38">
            <text:p>CAMAMU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05909" table:style-name="ce38">
            <text:p>2905909</text:p>
          </table:table-cell>
          <table:table-cell office:value-type="string" table:style-name="ce38">
            <text:p>CAMPO ALEGRE DE LOURDES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06006" table:style-name="ce38">
            <text:p>2906006</text:p>
          </table:table-cell>
          <table:table-cell office:value-type="string" table:style-name="ce38">
            <text:p>CAMPO FORMOSO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06105" table:style-name="ce38">
            <text:p>2906105</text:p>
          </table:table-cell>
          <table:table-cell office:value-type="string" table:style-name="ce38">
            <text:p>CANAPOLIS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06204" table:style-name="ce38">
            <text:p>2906204</text:p>
          </table:table-cell>
          <table:table-cell office:value-type="string" table:style-name="ce38">
            <text:p>CANARAN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06303" table:style-name="ce38">
            <text:p>2906303</text:p>
          </table:table-cell>
          <table:table-cell office:value-type="string" table:style-name="ce38">
            <text:p>CANAVIEIRAS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06402" table:style-name="ce38">
            <text:p>2906402</text:p>
          </table:table-cell>
          <table:table-cell office:value-type="string" table:style-name="ce38">
            <text:p>CANDEAL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06501" table:style-name="ce38">
            <text:p>2906501</text:p>
          </table:table-cell>
          <table:table-cell office:value-type="string" table:style-name="ce38">
            <text:p>CANDEIAS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06600" table:style-name="ce38">
            <text:p>2906600</text:p>
          </table:table-cell>
          <table:table-cell office:value-type="string" table:style-name="ce38">
            <text:p>CANDIB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06709" table:style-name="ce38">
            <text:p>2906709</text:p>
          </table:table-cell>
          <table:table-cell office:value-type="string" table:style-name="ce38">
            <text:p>CANDIDO SALES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06808" table:style-name="ce38">
            <text:p>2906808</text:p>
          </table:table-cell>
          <table:table-cell office:value-type="string" table:style-name="ce38">
            <text:p>CANSANCAO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06824" table:style-name="ce38">
            <text:p>2906824</text:p>
          </table:table-cell>
          <table:table-cell office:value-type="string" table:style-name="ce38">
            <text:p>CANUDOS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06857" table:style-name="ce38">
            <text:p>2906857</text:p>
          </table:table-cell>
          <table:table-cell office:value-type="string" table:style-name="ce38">
            <text:p>CAPELA DO ALTO ALEGRE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06873" table:style-name="ce38">
            <text:p>2906873</text:p>
          </table:table-cell>
          <table:table-cell office:value-type="string" table:style-name="ce38">
            <text:p>CAPIM GROSSO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06899" table:style-name="ce38">
            <text:p>2906899</text:p>
          </table:table-cell>
          <table:table-cell office:value-type="string" table:style-name="ce38">
            <text:p>CARAIBAS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06907" table:style-name="ce38">
            <text:p>2906907</text:p>
          </table:table-cell>
          <table:table-cell office:value-type="string" table:style-name="ce38">
            <text:p>CARAVELAS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07004" table:style-name="ce38">
            <text:p>2907004</text:p>
          </table:table-cell>
          <table:table-cell office:value-type="string" table:style-name="ce38">
            <text:p>CARDEAL DA SILV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07103" table:style-name="ce38">
            <text:p>2907103</text:p>
          </table:table-cell>
          <table:table-cell office:value-type="string" table:style-name="ce38">
            <text:p>CARINHANH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07202" table:style-name="ce38">
            <text:p>2907202</text:p>
          </table:table-cell>
          <table:table-cell office:value-type="string" table:style-name="ce38">
            <text:p>CASA NOV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07301" table:style-name="ce38">
            <text:p>2907301</text:p>
          </table:table-cell>
          <table:table-cell office:value-type="string" table:style-name="ce38">
            <text:p>CASTRO ALVES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07400" table:style-name="ce38">
            <text:p>2907400</text:p>
          </table:table-cell>
          <table:table-cell office:value-type="string" table:style-name="ce38">
            <text:p>CATOLANDI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07509" table:style-name="ce38">
            <text:p>2907509</text:p>
          </table:table-cell>
          <table:table-cell office:value-type="string" table:style-name="ce38">
            <text:p>CATU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07558" table:style-name="ce38">
            <text:p>2907558</text:p>
          </table:table-cell>
          <table:table-cell office:value-type="string" table:style-name="ce38">
            <text:p>CATURAM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07608" table:style-name="ce38">
            <text:p>2907608</text:p>
          </table:table-cell>
          <table:table-cell office:value-type="string" table:style-name="ce38">
            <text:p>CENTRAL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07707" table:style-name="ce38">
            <text:p>2907707</text:p>
          </table:table-cell>
          <table:table-cell office:value-type="string" table:style-name="ce38">
            <text:p>CHORROCHO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07806" table:style-name="ce38">
            <text:p>2907806</text:p>
          </table:table-cell>
          <table:table-cell office:value-type="string" table:style-name="ce38">
            <text:p>CICERO DANTAS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07905" table:style-name="ce38">
            <text:p>2907905</text:p>
          </table:table-cell>
          <table:table-cell office:value-type="string" table:style-name="ce38">
            <text:p>CIPO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08002" table:style-name="ce38">
            <text:p>2908002</text:p>
          </table:table-cell>
          <table:table-cell office:value-type="string" table:style-name="ce38">
            <text:p>COARACI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08101" table:style-name="ce38">
            <text:p>2908101</text:p>
          </table:table-cell>
          <table:table-cell office:value-type="string" table:style-name="ce38">
            <text:p>COCOS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08200" table:style-name="ce38">
            <text:p>2908200</text:p>
          </table:table-cell>
          <table:table-cell office:value-type="string" table:style-name="ce38">
            <text:p>CONCEICAO DA FEIR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08309" table:style-name="ce38">
            <text:p>2908309</text:p>
          </table:table-cell>
          <table:table-cell office:value-type="string" table:style-name="ce38">
            <text:p>CONCEICAO DO ALMEID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08408" table:style-name="ce38">
            <text:p>2908408</text:p>
          </table:table-cell>
          <table:table-cell office:value-type="string" table:style-name="ce38">
            <text:p>CONCEICAO DO COITE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08507" table:style-name="ce38">
            <text:p>2908507</text:p>
          </table:table-cell>
          <table:table-cell office:value-type="string" table:style-name="ce38">
            <text:p>CONCEICAO DO JACUIPE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08606" table:style-name="ce38">
            <text:p>2908606</text:p>
          </table:table-cell>
          <table:table-cell office:value-type="string" table:style-name="ce38">
            <text:p>CONDE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08705" table:style-name="ce38">
            <text:p>2908705</text:p>
          </table:table-cell>
          <table:table-cell office:value-type="string" table:style-name="ce38">
            <text:p>CONDEUB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08804" table:style-name="ce38">
            <text:p>2908804</text:p>
          </table:table-cell>
          <table:table-cell office:value-type="string" table:style-name="ce38">
            <text:p>CONTENDAS DO SINCOR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08903" table:style-name="ce38">
            <text:p>2908903</text:p>
          </table:table-cell>
          <table:table-cell office:value-type="string" table:style-name="ce38">
            <text:p>CORACAO DE MARI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09000" table:style-name="ce38">
            <text:p>2909000</text:p>
          </table:table-cell>
          <table:table-cell office:value-type="string" table:style-name="ce38">
            <text:p>CORDEIROS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09109" table:style-name="ce38">
            <text:p>2909109</text:p>
          </table:table-cell>
          <table:table-cell office:value-type="string" table:style-name="ce38">
            <text:p>CORIBE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09208" table:style-name="ce38">
            <text:p>2909208</text:p>
          </table:table-cell>
          <table:table-cell office:value-type="string" table:style-name="ce38">
            <text:p>CORONEL JOAO S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09307" table:style-name="ce38">
            <text:p>2909307</text:p>
          </table:table-cell>
          <table:table-cell office:value-type="string" table:style-name="ce38">
            <text:p>CORRENTIN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09406" table:style-name="ce38">
            <text:p>2909406</text:p>
          </table:table-cell>
          <table:table-cell office:value-type="string" table:style-name="ce38">
            <text:p>COTEGIPE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09505" table:style-name="ce38">
            <text:p>2909505</text:p>
          </table:table-cell>
          <table:table-cell office:value-type="string" table:style-name="ce38">
            <text:p>CRAVOLANDI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09604" table:style-name="ce38">
            <text:p>2909604</text:p>
          </table:table-cell>
          <table:table-cell office:value-type="string" table:style-name="ce38">
            <text:p>CRISOPOLIS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09703" table:style-name="ce38">
            <text:p>2909703</text:p>
          </table:table-cell>
          <table:table-cell office:value-type="string" table:style-name="ce38">
            <text:p>CRISTOPOLIS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09802" table:style-name="ce38">
            <text:p>2909802</text:p>
          </table:table-cell>
          <table:table-cell office:value-type="string" table:style-name="ce38">
            <text:p>CRUZ DAS ALMAS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09901" table:style-name="ce38">
            <text:p>2909901</text:p>
          </table:table-cell>
          <table:table-cell office:value-type="string" table:style-name="ce38">
            <text:p>CURAC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10008" table:style-name="ce38">
            <text:p>2910008</text:p>
          </table:table-cell>
          <table:table-cell office:value-type="string" table:style-name="ce38">
            <text:p>DARIO MEIR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10057" table:style-name="ce38">
            <text:p>2910057</text:p>
          </table:table-cell>
          <table:table-cell office:value-type="string" table:style-name="ce38">
            <text:p>DIAS D´AVIL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10107" table:style-name="ce38">
            <text:p>2910107</text:p>
          </table:table-cell>
          <table:table-cell office:value-type="string" table:style-name="ce38">
            <text:p>DOM BASILIO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10206" table:style-name="ce38">
            <text:p>2910206</text:p>
          </table:table-cell>
          <table:table-cell office:value-type="string" table:style-name="ce38">
            <text:p>DOM MACEDO COST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10305" table:style-name="ce38">
            <text:p>2910305</text:p>
          </table:table-cell>
          <table:table-cell office:value-type="string" table:style-name="ce38">
            <text:p>ELISIO MEDRADO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10404" table:style-name="ce38">
            <text:p>2910404</text:p>
          </table:table-cell>
          <table:table-cell office:value-type="string" table:style-name="ce38">
            <text:p>ENCRUZILHAD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10503" table:style-name="ce38">
            <text:p>2910503</text:p>
          </table:table-cell>
          <table:table-cell office:value-type="string" table:style-name="ce38">
            <text:p>ENTRE RIOS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10602" table:style-name="ce38">
            <text:p>2910602</text:p>
          </table:table-cell>
          <table:table-cell office:value-type="string" table:style-name="ce38">
            <text:p>ESPLANAD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10701" table:style-name="ce38">
            <text:p>2910701</text:p>
          </table:table-cell>
          <table:table-cell office:value-type="string" table:style-name="ce38">
            <text:p>EUCLIDES DA CUNH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10727" table:style-name="ce38">
            <text:p>2910727</text:p>
          </table:table-cell>
          <table:table-cell office:value-type="string" table:style-name="ce38">
            <text:p>EUNAPOLIS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10750" table:style-name="ce38">
            <text:p>2910750</text:p>
          </table:table-cell>
          <table:table-cell office:value-type="string" table:style-name="ce38">
            <text:p>FATIM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10776" table:style-name="ce38">
            <text:p>2910776</text:p>
          </table:table-cell>
          <table:table-cell office:value-type="string" table:style-name="ce38">
            <text:p>FEIRA DA MAT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10800" table:style-name="ce38">
            <text:p>2910800</text:p>
          </table:table-cell>
          <table:table-cell office:value-type="string" table:style-name="ce38">
            <text:p>FEIRA DE SANTAN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10859" table:style-name="ce38">
            <text:p>2910859</text:p>
          </table:table-cell>
          <table:table-cell office:value-type="string" table:style-name="ce38">
            <text:p>FILADELFI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10909" table:style-name="ce38">
            <text:p>2910909</text:p>
          </table:table-cell>
          <table:table-cell office:value-type="string" table:style-name="ce38">
            <text:p>FIRMINO ALVES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11006" table:style-name="ce38">
            <text:p>2911006</text:p>
          </table:table-cell>
          <table:table-cell office:value-type="string" table:style-name="ce38">
            <text:p>FLORESTA AZUL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11105" table:style-name="ce38">
            <text:p>2911105</text:p>
          </table:table-cell>
          <table:table-cell office:value-type="string" table:style-name="ce38">
            <text:p>FORMOSA DO RIO PRETO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11204" table:style-name="ce38">
            <text:p>2911204</text:p>
          </table:table-cell>
          <table:table-cell office:value-type="string" table:style-name="ce38">
            <text:p>GANDU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11253" table:style-name="ce38">
            <text:p>2911253</text:p>
          </table:table-cell>
          <table:table-cell office:value-type="string" table:style-name="ce38">
            <text:p>GAVIAO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11303" table:style-name="ce38">
            <text:p>2911303</text:p>
          </table:table-cell>
          <table:table-cell office:value-type="string" table:style-name="ce38">
            <text:p>GENTIO DO OURO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11402" table:style-name="ce38">
            <text:p>2911402</text:p>
          </table:table-cell>
          <table:table-cell office:value-type="string" table:style-name="ce38">
            <text:p>GLORI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11501" table:style-name="ce38">
            <text:p>2911501</text:p>
          </table:table-cell>
          <table:table-cell office:value-type="string" table:style-name="ce38">
            <text:p>GONGOGI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11600" table:style-name="ce38">
            <text:p>2911600</text:p>
          </table:table-cell>
          <table:table-cell office:value-type="string" table:style-name="ce38">
            <text:p>GOVERNADOR MANGABEIR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11659" table:style-name="ce38">
            <text:p>2911659</text:p>
          </table:table-cell>
          <table:table-cell office:value-type="string" table:style-name="ce38">
            <text:p>GUAJERU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11709" table:style-name="ce38">
            <text:p>2911709</text:p>
          </table:table-cell>
          <table:table-cell office:value-type="string" table:style-name="ce38">
            <text:p>GUANAMBI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11808" table:style-name="ce38">
            <text:p>2911808</text:p>
          </table:table-cell>
          <table:table-cell office:value-type="string" table:style-name="ce38">
            <text:p>GUARATING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11857" table:style-name="ce38">
            <text:p>2911857</text:p>
          </table:table-cell>
          <table:table-cell office:value-type="string" table:style-name="ce38">
            <text:p>HELIOPOLIS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11907" table:style-name="ce38">
            <text:p>2911907</text:p>
          </table:table-cell>
          <table:table-cell office:value-type="string" table:style-name="ce38">
            <text:p>IACU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12004" table:style-name="ce38">
            <text:p>2912004</text:p>
          </table:table-cell>
          <table:table-cell office:value-type="string" table:style-name="ce38">
            <text:p>IBIASSUCE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12103" table:style-name="ce38">
            <text:p>2912103</text:p>
          </table:table-cell>
          <table:table-cell office:value-type="string" table:style-name="ce38">
            <text:p>IBICARAI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12202" table:style-name="ce38">
            <text:p>2912202</text:p>
          </table:table-cell>
          <table:table-cell office:value-type="string" table:style-name="ce38">
            <text:p>IBICOAR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12301" table:style-name="ce38">
            <text:p>2912301</text:p>
          </table:table-cell>
          <table:table-cell office:value-type="string" table:style-name="ce38">
            <text:p>IBICUI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12400" table:style-name="ce38">
            <text:p>2912400</text:p>
          </table:table-cell>
          <table:table-cell office:value-type="string" table:style-name="ce38">
            <text:p>IBIPEB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12509" table:style-name="ce38">
            <text:p>2912509</text:p>
          </table:table-cell>
          <table:table-cell office:value-type="string" table:style-name="ce38">
            <text:p>IBIPITANG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12608" table:style-name="ce38">
            <text:p>2912608</text:p>
          </table:table-cell>
          <table:table-cell office:value-type="string" table:style-name="ce38">
            <text:p>IBIQUER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12707" table:style-name="ce38">
            <text:p>2912707</text:p>
          </table:table-cell>
          <table:table-cell office:value-type="string" table:style-name="ce38">
            <text:p>IBIRAPITANG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12806" table:style-name="ce38">
            <text:p>2912806</text:p>
          </table:table-cell>
          <table:table-cell office:value-type="string" table:style-name="ce38">
            <text:p>IBIRAPU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12905" table:style-name="ce38">
            <text:p>2912905</text:p>
          </table:table-cell>
          <table:table-cell office:value-type="string" table:style-name="ce38">
            <text:p>IBIRATAI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13002" table:style-name="ce38">
            <text:p>2913002</text:p>
          </table:table-cell>
          <table:table-cell office:value-type="string" table:style-name="ce38">
            <text:p>IBITIAR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13101" table:style-name="ce38">
            <text:p>2913101</text:p>
          </table:table-cell>
          <table:table-cell office:value-type="string" table:style-name="ce38">
            <text:p>IBITIT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13200" table:style-name="ce38">
            <text:p>2913200</text:p>
          </table:table-cell>
          <table:table-cell office:value-type="string" table:style-name="ce38">
            <text:p>IBOTIRAM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13309" table:style-name="ce38">
            <text:p>2913309</text:p>
          </table:table-cell>
          <table:table-cell office:value-type="string" table:style-name="ce38">
            <text:p>ICHU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13408" table:style-name="ce38">
            <text:p>2913408</text:p>
          </table:table-cell>
          <table:table-cell office:value-type="string" table:style-name="ce38">
            <text:p>IGAPOR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13457" table:style-name="ce38">
            <text:p>2913457</text:p>
          </table:table-cell>
          <table:table-cell office:value-type="string" table:style-name="ce38">
            <text:p>IGRAPIUN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13507" table:style-name="ce38">
            <text:p>2913507</text:p>
          </table:table-cell>
          <table:table-cell office:value-type="string" table:style-name="ce38">
            <text:p>IGUAI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13606" table:style-name="ce38">
            <text:p>2913606</text:p>
          </table:table-cell>
          <table:table-cell office:value-type="string" table:style-name="ce38">
            <text:p>ILHEUS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13705" table:style-name="ce38">
            <text:p>2913705</text:p>
          </table:table-cell>
          <table:table-cell office:value-type="string" table:style-name="ce38">
            <text:p>INHAMBUPE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13804" table:style-name="ce38">
            <text:p>2913804</text:p>
          </table:table-cell>
          <table:table-cell office:value-type="string" table:style-name="ce38">
            <text:p>IPECAET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13903" table:style-name="ce38">
            <text:p>2913903</text:p>
          </table:table-cell>
          <table:table-cell office:value-type="string" table:style-name="ce38">
            <text:p>IPIAU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14000" table:style-name="ce38">
            <text:p>2914000</text:p>
          </table:table-cell>
          <table:table-cell office:value-type="string" table:style-name="ce38">
            <text:p>IPIR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14109" table:style-name="ce38">
            <text:p>2914109</text:p>
          </table:table-cell>
          <table:table-cell office:value-type="string" table:style-name="ce38">
            <text:p>IPUPIAR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14208" table:style-name="ce38">
            <text:p>2914208</text:p>
          </table:table-cell>
          <table:table-cell office:value-type="string" table:style-name="ce38">
            <text:p>IRAJUB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14307" table:style-name="ce38">
            <text:p>2914307</text:p>
          </table:table-cell>
          <table:table-cell office:value-type="string" table:style-name="ce38">
            <text:p>IRAMAI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14406" table:style-name="ce38">
            <text:p>2914406</text:p>
          </table:table-cell>
          <table:table-cell office:value-type="string" table:style-name="ce38">
            <text:p>IRAQUAR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14505" table:style-name="ce38">
            <text:p>2914505</text:p>
          </table:table-cell>
          <table:table-cell office:value-type="string" table:style-name="ce38">
            <text:p>IRAR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14604" table:style-name="ce38">
            <text:p>2914604</text:p>
          </table:table-cell>
          <table:table-cell office:value-type="string" table:style-name="ce38">
            <text:p>IRECE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14653" table:style-name="ce38">
            <text:p>2914653</text:p>
          </table:table-cell>
          <table:table-cell office:value-type="string" table:style-name="ce38">
            <text:p>ITABEL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14703" table:style-name="ce38">
            <text:p>2914703</text:p>
          </table:table-cell>
          <table:table-cell office:value-type="string" table:style-name="ce38">
            <text:p>ITABERAB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14802" table:style-name="ce38">
            <text:p>2914802</text:p>
          </table:table-cell>
          <table:table-cell office:value-type="string" table:style-name="ce38">
            <text:p>ITABUN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14901" table:style-name="ce38">
            <text:p>2914901</text:p>
          </table:table-cell>
          <table:table-cell office:value-type="string" table:style-name="ce38">
            <text:p>ITACARE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15007" table:style-name="ce38">
            <text:p>2915007</text:p>
          </table:table-cell>
          <table:table-cell office:value-type="string" table:style-name="ce38">
            <text:p>ITAETE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15106" table:style-name="ce38">
            <text:p>2915106</text:p>
          </table:table-cell>
          <table:table-cell office:value-type="string" table:style-name="ce38">
            <text:p>ITAGI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15205" table:style-name="ce38">
            <text:p>2915205</text:p>
          </table:table-cell>
          <table:table-cell office:value-type="string" table:style-name="ce38">
            <text:p>ITAGIB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15304" table:style-name="ce38">
            <text:p>2915304</text:p>
          </table:table-cell>
          <table:table-cell office:value-type="string" table:style-name="ce38">
            <text:p>ITAGIMIRIM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15353" table:style-name="ce38">
            <text:p>2915353</text:p>
          </table:table-cell>
          <table:table-cell office:value-type="string" table:style-name="ce38">
            <text:p>ITAGUACU DA BAHI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15403" table:style-name="ce38">
            <text:p>2915403</text:p>
          </table:table-cell>
          <table:table-cell office:value-type="string" table:style-name="ce38">
            <text:p>ITAJU DO COLONI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15502" table:style-name="ce38">
            <text:p>2915502</text:p>
          </table:table-cell>
          <table:table-cell office:value-type="string" table:style-name="ce38">
            <text:p>ITAJUIPE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15601" table:style-name="ce38">
            <text:p>2915601</text:p>
          </table:table-cell>
          <table:table-cell office:value-type="string" table:style-name="ce38">
            <text:p>ITAMARAJU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15700" table:style-name="ce38">
            <text:p>2915700</text:p>
          </table:table-cell>
          <table:table-cell office:value-type="string" table:style-name="ce38">
            <text:p>ITAMARI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15809" table:style-name="ce38">
            <text:p>2915809</text:p>
          </table:table-cell>
          <table:table-cell office:value-type="string" table:style-name="ce38">
            <text:p>ITAMBE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15908" table:style-name="ce38">
            <text:p>2915908</text:p>
          </table:table-cell>
          <table:table-cell office:value-type="string" table:style-name="ce38">
            <text:p>ITANAGR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16005" table:style-name="ce38">
            <text:p>2916005</text:p>
          </table:table-cell>
          <table:table-cell office:value-type="string" table:style-name="ce38">
            <text:p>ITANHEM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16104" table:style-name="ce38">
            <text:p>2916104</text:p>
          </table:table-cell>
          <table:table-cell office:value-type="string" table:style-name="ce38">
            <text:p>ITAPARIC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16203" table:style-name="ce38">
            <text:p>2916203</text:p>
          </table:table-cell>
          <table:table-cell office:value-type="string" table:style-name="ce38">
            <text:p>ITAPE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16302" table:style-name="ce38">
            <text:p>2916302</text:p>
          </table:table-cell>
          <table:table-cell office:value-type="string" table:style-name="ce38">
            <text:p>ITAPEBI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16401" table:style-name="ce38">
            <text:p>2916401</text:p>
          </table:table-cell>
          <table:table-cell office:value-type="string" table:style-name="ce38">
            <text:p>ITAPETING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16500" table:style-name="ce38">
            <text:p>2916500</text:p>
          </table:table-cell>
          <table:table-cell office:value-type="string" table:style-name="ce38">
            <text:p>ITAPICURU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16609" table:style-name="ce38">
            <text:p>2916609</text:p>
          </table:table-cell>
          <table:table-cell office:value-type="string" table:style-name="ce38">
            <text:p>ITAPITANG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16708" table:style-name="ce38">
            <text:p>2916708</text:p>
          </table:table-cell>
          <table:table-cell office:value-type="string" table:style-name="ce38">
            <text:p>ITAQUAR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16807" table:style-name="ce38">
            <text:p>2916807</text:p>
          </table:table-cell>
          <table:table-cell office:value-type="string" table:style-name="ce38">
            <text:p>ITARANTIM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16856" table:style-name="ce38">
            <text:p>2916856</text:p>
          </table:table-cell>
          <table:table-cell office:value-type="string" table:style-name="ce38">
            <text:p>ITATIM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16906" table:style-name="ce38">
            <text:p>2916906</text:p>
          </table:table-cell>
          <table:table-cell office:value-type="string" table:style-name="ce38">
            <text:p>ITIRUCU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17003" table:style-name="ce38">
            <text:p>2917003</text:p>
          </table:table-cell>
          <table:table-cell office:value-type="string" table:style-name="ce38">
            <text:p>ITIUB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17102" table:style-name="ce38">
            <text:p>2917102</text:p>
          </table:table-cell>
          <table:table-cell office:value-type="string" table:style-name="ce38">
            <text:p>ITORORO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17201" table:style-name="ce38">
            <text:p>2917201</text:p>
          </table:table-cell>
          <table:table-cell office:value-type="string" table:style-name="ce38">
            <text:p>ITUACU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17300" table:style-name="ce38">
            <text:p>2917300</text:p>
          </table:table-cell>
          <table:table-cell office:value-type="string" table:style-name="ce38">
            <text:p>ITUBER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17334" table:style-name="ce38">
            <text:p>2917334</text:p>
          </table:table-cell>
          <table:table-cell office:value-type="string" table:style-name="ce38">
            <text:p>IUIU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17359" table:style-name="ce38">
            <text:p>2917359</text:p>
          </table:table-cell>
          <table:table-cell office:value-type="string" table:style-name="ce38">
            <text:p>JABORANDI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17409" table:style-name="ce38">
            <text:p>2917409</text:p>
          </table:table-cell>
          <table:table-cell office:value-type="string" table:style-name="ce38">
            <text:p>JACARACI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17508" table:style-name="ce38">
            <text:p>2917508</text:p>
          </table:table-cell>
          <table:table-cell office:value-type="string" table:style-name="ce38">
            <text:p>JACOBIN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17607" table:style-name="ce38">
            <text:p>2917607</text:p>
          </table:table-cell>
          <table:table-cell office:value-type="string" table:style-name="ce38">
            <text:p>JAGUAQUAR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17706" table:style-name="ce38">
            <text:p>2917706</text:p>
          </table:table-cell>
          <table:table-cell office:value-type="string" table:style-name="ce38">
            <text:p>JAGUARARI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17805" table:style-name="ce38">
            <text:p>2917805</text:p>
          </table:table-cell>
          <table:table-cell office:value-type="string" table:style-name="ce38">
            <text:p>JAGUARIPE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17904" table:style-name="ce38">
            <text:p>2917904</text:p>
          </table:table-cell>
          <table:table-cell office:value-type="string" table:style-name="ce38">
            <text:p>JANDAIR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18001" table:style-name="ce38">
            <text:p>2918001</text:p>
          </table:table-cell>
          <table:table-cell office:value-type="string" table:style-name="ce38">
            <text:p>JEQUIE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18100" table:style-name="ce38">
            <text:p>2918100</text:p>
          </table:table-cell>
          <table:table-cell office:value-type="string" table:style-name="ce38">
            <text:p>JEREMOABO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18209" table:style-name="ce38">
            <text:p>2918209</text:p>
          </table:table-cell>
          <table:table-cell office:value-type="string" table:style-name="ce38">
            <text:p>JIQUIRIC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18308" table:style-name="ce38">
            <text:p>2918308</text:p>
          </table:table-cell>
          <table:table-cell office:value-type="string" table:style-name="ce38">
            <text:p>JITAUN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18357" table:style-name="ce38">
            <text:p>2918357</text:p>
          </table:table-cell>
          <table:table-cell office:value-type="string" table:style-name="ce38">
            <text:p>JOAO DOURADO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18407" table:style-name="ce38">
            <text:p>2918407</text:p>
          </table:table-cell>
          <table:table-cell office:value-type="string" table:style-name="ce38">
            <text:p>JUAZEIRO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18456" table:style-name="ce38">
            <text:p>2918456</text:p>
          </table:table-cell>
          <table:table-cell office:value-type="string" table:style-name="ce38">
            <text:p>JUCURUCU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18506" table:style-name="ce38">
            <text:p>2918506</text:p>
          </table:table-cell>
          <table:table-cell office:value-type="string" table:style-name="ce38">
            <text:p>JUSSAR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18555" table:style-name="ce38">
            <text:p>2918555</text:p>
          </table:table-cell>
          <table:table-cell office:value-type="string" table:style-name="ce38">
            <text:p>JUSSARI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18605" table:style-name="ce38">
            <text:p>2918605</text:p>
          </table:table-cell>
          <table:table-cell office:value-type="string" table:style-name="ce38">
            <text:p>JUSSIAPE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18704" table:style-name="ce38">
            <text:p>2918704</text:p>
          </table:table-cell>
          <table:table-cell office:value-type="string" table:style-name="ce38">
            <text:p>LAFAIETE COUTINHO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18753" table:style-name="ce38">
            <text:p>2918753</text:p>
          </table:table-cell>
          <table:table-cell office:value-type="string" table:style-name="ce38">
            <text:p>LAGOA REAL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18803" table:style-name="ce38">
            <text:p>2918803</text:p>
          </table:table-cell>
          <table:table-cell office:value-type="string" table:style-name="ce38">
            <text:p>LAJE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18902" table:style-name="ce38">
            <text:p>2918902</text:p>
          </table:table-cell>
          <table:table-cell office:value-type="string" table:style-name="ce38">
            <text:p>LAJEDAO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19009" table:style-name="ce38">
            <text:p>2919009</text:p>
          </table:table-cell>
          <table:table-cell office:value-type="string" table:style-name="ce38">
            <text:p>LAJEDINHO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19058" table:style-name="ce38">
            <text:p>2919058</text:p>
          </table:table-cell>
          <table:table-cell office:value-type="string" table:style-name="ce38">
            <text:p>LAJEDO DO TABOCAL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19108" table:style-name="ce38">
            <text:p>2919108</text:p>
          </table:table-cell>
          <table:table-cell office:value-type="string" table:style-name="ce38">
            <text:p>LAMARAO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19157" table:style-name="ce38">
            <text:p>2919157</text:p>
          </table:table-cell>
          <table:table-cell office:value-type="string" table:style-name="ce38">
            <text:p>LAPAO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19207" table:style-name="ce38">
            <text:p>2919207</text:p>
          </table:table-cell>
          <table:table-cell office:value-type="string" table:style-name="ce38">
            <text:p>LAURO DE FREITAS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19306" table:style-name="ce38">
            <text:p>2919306</text:p>
          </table:table-cell>
          <table:table-cell office:value-type="string" table:style-name="ce38">
            <text:p>LENCOIS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19405" table:style-name="ce38">
            <text:p>2919405</text:p>
          </table:table-cell>
          <table:table-cell office:value-type="string" table:style-name="ce38">
            <text:p>LICINIO DE ALMEID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19504" table:style-name="ce38">
            <text:p>2919504</text:p>
          </table:table-cell>
          <table:table-cell office:value-type="string" table:style-name="ce38">
            <text:p>LIVRAMENTO DE NOSSA SENHOR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19553" table:style-name="ce38">
            <text:p>2919553</text:p>
          </table:table-cell>
          <table:table-cell office:value-type="string" table:style-name="ce38">
            <text:p>LUIS EDUARDO MAGALHAES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19603" table:style-name="ce38">
            <text:p>2919603</text:p>
          </table:table-cell>
          <table:table-cell office:value-type="string" table:style-name="ce38">
            <text:p>MACAJUB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19702" table:style-name="ce38">
            <text:p>2919702</text:p>
          </table:table-cell>
          <table:table-cell office:value-type="string" table:style-name="ce38">
            <text:p>MACARANI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19801" table:style-name="ce38">
            <text:p>2919801</text:p>
          </table:table-cell>
          <table:table-cell office:value-type="string" table:style-name="ce38">
            <text:p>MACAUBAS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19900" table:style-name="ce38">
            <text:p>2919900</text:p>
          </table:table-cell>
          <table:table-cell office:value-type="string" table:style-name="ce38">
            <text:p>MACURURE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19926" table:style-name="ce38">
            <text:p>2919926</text:p>
          </table:table-cell>
          <table:table-cell office:value-type="string" table:style-name="ce38">
            <text:p>MADRE DE DEUS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19959" table:style-name="ce38">
            <text:p>2919959</text:p>
          </table:table-cell>
          <table:table-cell office:value-type="string" table:style-name="ce38">
            <text:p>MAETING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20007" table:style-name="ce38">
            <text:p>2920007</text:p>
          </table:table-cell>
          <table:table-cell office:value-type="string" table:style-name="ce38">
            <text:p>MAIQUINIQUE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20106" table:style-name="ce38">
            <text:p>2920106</text:p>
          </table:table-cell>
          <table:table-cell office:value-type="string" table:style-name="ce38">
            <text:p>MAIRI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20205" table:style-name="ce38">
            <text:p>2920205</text:p>
          </table:table-cell>
          <table:table-cell office:value-type="string" table:style-name="ce38">
            <text:p>MALHAD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20304" table:style-name="ce38">
            <text:p>2920304</text:p>
          </table:table-cell>
          <table:table-cell office:value-type="string" table:style-name="ce38">
            <text:p>MALHADA DE PEDRAS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20403" table:style-name="ce38">
            <text:p>2920403</text:p>
          </table:table-cell>
          <table:table-cell office:value-type="string" table:style-name="ce38">
            <text:p>MANOEL VITORINO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20452" table:style-name="ce38">
            <text:p>2920452</text:p>
          </table:table-cell>
          <table:table-cell office:value-type="string" table:style-name="ce38">
            <text:p>MANSIDAO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20502" table:style-name="ce38">
            <text:p>2920502</text:p>
          </table:table-cell>
          <table:table-cell office:value-type="string" table:style-name="ce38">
            <text:p>MARACAS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20601" table:style-name="ce38">
            <text:p>2920601</text:p>
          </table:table-cell>
          <table:table-cell office:value-type="string" table:style-name="ce38">
            <text:p>MARAGOGIPE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20700" table:style-name="ce38">
            <text:p>2920700</text:p>
          </table:table-cell>
          <table:table-cell office:value-type="string" table:style-name="ce38">
            <text:p>MARAU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20809" table:style-name="ce38">
            <text:p>2920809</text:p>
          </table:table-cell>
          <table:table-cell office:value-type="string" table:style-name="ce38">
            <text:p>MARCIONILIO SOUZ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20908" table:style-name="ce38">
            <text:p>2920908</text:p>
          </table:table-cell>
          <table:table-cell office:value-type="string" table:style-name="ce38">
            <text:p>MASCOTE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21005" table:style-name="ce38">
            <text:p>2921005</text:p>
          </table:table-cell>
          <table:table-cell office:value-type="string" table:style-name="ce38">
            <text:p>MATA DE SAO JOAO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21054" table:style-name="ce38">
            <text:p>2921054</text:p>
          </table:table-cell>
          <table:table-cell office:value-type="string" table:style-name="ce38">
            <text:p>MATIN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21104" table:style-name="ce38">
            <text:p>2921104</text:p>
          </table:table-cell>
          <table:table-cell office:value-type="string" table:style-name="ce38">
            <text:p>MEDEIROS NETO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21203" table:style-name="ce38">
            <text:p>2921203</text:p>
          </table:table-cell>
          <table:table-cell office:value-type="string" table:style-name="ce38">
            <text:p>MIGUEL CALMON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21302" table:style-name="ce38">
            <text:p>2921302</text:p>
          </table:table-cell>
          <table:table-cell office:value-type="string" table:style-name="ce38">
            <text:p>MILAGRES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21401" table:style-name="ce38">
            <text:p>2921401</text:p>
          </table:table-cell>
          <table:table-cell office:value-type="string" table:style-name="ce38">
            <text:p>MIRANGAB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21450" table:style-name="ce38">
            <text:p>2921450</text:p>
          </table:table-cell>
          <table:table-cell office:value-type="string" table:style-name="ce38">
            <text:p>MIRANTE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21500" table:style-name="ce38">
            <text:p>2921500</text:p>
          </table:table-cell>
          <table:table-cell office:value-type="string" table:style-name="ce38">
            <text:p>MONTE SANTO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21609" table:style-name="ce38">
            <text:p>2921609</text:p>
          </table:table-cell>
          <table:table-cell office:value-type="string" table:style-name="ce38">
            <text:p>MORPAR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21708" table:style-name="ce38">
            <text:p>2921708</text:p>
          </table:table-cell>
          <table:table-cell office:value-type="string" table:style-name="ce38">
            <text:p>MORRO DO CHAPEU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21807" table:style-name="ce38">
            <text:p>2921807</text:p>
          </table:table-cell>
          <table:table-cell office:value-type="string" table:style-name="ce38">
            <text:p>MORTUGAB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21906" table:style-name="ce38">
            <text:p>2921906</text:p>
          </table:table-cell>
          <table:table-cell office:value-type="string" table:style-name="ce38">
            <text:p>MUCUGE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22003" table:style-name="ce38">
            <text:p>2922003</text:p>
          </table:table-cell>
          <table:table-cell office:value-type="string" table:style-name="ce38">
            <text:p>MUCURI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22052" table:style-name="ce38">
            <text:p>2922052</text:p>
          </table:table-cell>
          <table:table-cell office:value-type="string" table:style-name="ce38">
            <text:p>MULUNGU DO MORRO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22102" table:style-name="ce38">
            <text:p>2922102</text:p>
          </table:table-cell>
          <table:table-cell office:value-type="string" table:style-name="ce38">
            <text:p>MUNDO NOVO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22201" table:style-name="ce38">
            <text:p>2922201</text:p>
          </table:table-cell>
          <table:table-cell office:value-type="string" table:style-name="ce38">
            <text:p>MUNIZ FERREIR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22250" table:style-name="ce38">
            <text:p>2922250</text:p>
          </table:table-cell>
          <table:table-cell office:value-type="string" table:style-name="ce38">
            <text:p>MUQUEM DE SAO FRANCISCO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22300" table:style-name="ce38">
            <text:p>2922300</text:p>
          </table:table-cell>
          <table:table-cell office:value-type="string" table:style-name="ce38">
            <text:p>MURITIB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22409" table:style-name="ce38">
            <text:p>2922409</text:p>
          </table:table-cell>
          <table:table-cell office:value-type="string" table:style-name="ce38">
            <text:p>MUTUIPE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22508" table:style-name="ce38">
            <text:p>2922508</text:p>
          </table:table-cell>
          <table:table-cell office:value-type="string" table:style-name="ce38">
            <text:p>NAZARE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22607" table:style-name="ce38">
            <text:p>2922607</text:p>
          </table:table-cell>
          <table:table-cell office:value-type="string" table:style-name="ce38">
            <text:p>NILO PECANH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22656" table:style-name="ce38">
            <text:p>2922656</text:p>
          </table:table-cell>
          <table:table-cell office:value-type="string" table:style-name="ce38">
            <text:p>NORDESTIN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22706" table:style-name="ce38">
            <text:p>2922706</text:p>
          </table:table-cell>
          <table:table-cell office:value-type="string" table:style-name="ce38">
            <text:p>NOVA CANA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22730" table:style-name="ce38">
            <text:p>2922730</text:p>
          </table:table-cell>
          <table:table-cell office:value-type="string" table:style-name="ce38">
            <text:p>NOVA FATIM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22755" table:style-name="ce38">
            <text:p>2922755</text:p>
          </table:table-cell>
          <table:table-cell office:value-type="string" table:style-name="ce38">
            <text:p>NOVA IBI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22805" table:style-name="ce38">
            <text:p>2922805</text:p>
          </table:table-cell>
          <table:table-cell office:value-type="string" table:style-name="ce38">
            <text:p>NOVA ITARAN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22854" table:style-name="ce38">
            <text:p>2922854</text:p>
          </table:table-cell>
          <table:table-cell office:value-type="string" table:style-name="ce38">
            <text:p>NOVA REDENCAO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22904" table:style-name="ce38">
            <text:p>2922904</text:p>
          </table:table-cell>
          <table:table-cell office:value-type="string" table:style-name="ce38">
            <text:p>NOVA SOURE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23001" table:style-name="ce38">
            <text:p>2923001</text:p>
          </table:table-cell>
          <table:table-cell office:value-type="string" table:style-name="ce38">
            <text:p>NOVA VICOS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23035" table:style-name="ce38">
            <text:p>2923035</text:p>
          </table:table-cell>
          <table:table-cell office:value-type="string" table:style-name="ce38">
            <text:p>NOVO HORIZONTE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23050" table:style-name="ce38">
            <text:p>2923050</text:p>
          </table:table-cell>
          <table:table-cell office:value-type="string" table:style-name="ce38">
            <text:p>NOVO TRIUNFO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23100" table:style-name="ce38">
            <text:p>2923100</text:p>
          </table:table-cell>
          <table:table-cell office:value-type="string" table:style-name="ce38">
            <text:p>OLINDIN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23209" table:style-name="ce38">
            <text:p>2923209</text:p>
          </table:table-cell>
          <table:table-cell office:value-type="string" table:style-name="ce38">
            <text:p>OLIVEIRA DO BREJINHOS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23308" table:style-name="ce38">
            <text:p>2923308</text:p>
          </table:table-cell>
          <table:table-cell office:value-type="string" table:style-name="ce38">
            <text:p>OURICANGAS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23357" table:style-name="ce38">
            <text:p>2923357</text:p>
          </table:table-cell>
          <table:table-cell office:value-type="string" table:style-name="ce38">
            <text:p>OUROLANDI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23407" table:style-name="ce38">
            <text:p>2923407</text:p>
          </table:table-cell>
          <table:table-cell office:value-type="string" table:style-name="ce38">
            <text:p>PALMAS DE MONTE ALTO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23506" table:style-name="ce38">
            <text:p>2923506</text:p>
          </table:table-cell>
          <table:table-cell office:value-type="string" table:style-name="ce38">
            <text:p>PALMEIRAS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23605" table:style-name="ce38">
            <text:p>2923605</text:p>
          </table:table-cell>
          <table:table-cell office:value-type="string" table:style-name="ce38">
            <text:p>PARAMIRIM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23704" table:style-name="ce38">
            <text:p>2923704</text:p>
          </table:table-cell>
          <table:table-cell office:value-type="string" table:style-name="ce38">
            <text:p>PARATING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23803" table:style-name="ce38">
            <text:p>2923803</text:p>
          </table:table-cell>
          <table:table-cell office:value-type="string" table:style-name="ce38">
            <text:p>PARIPIRANG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23902" table:style-name="ce38">
            <text:p>2923902</text:p>
          </table:table-cell>
          <table:table-cell office:value-type="string" table:style-name="ce38">
            <text:p>PAU BRASIL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24009" table:style-name="ce38">
            <text:p>2924009</text:p>
          </table:table-cell>
          <table:table-cell office:value-type="string" table:style-name="ce38">
            <text:p>PAULO AFONSO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24058" table:style-name="ce38">
            <text:p>2924058</text:p>
          </table:table-cell>
          <table:table-cell office:value-type="string" table:style-name="ce38">
            <text:p>PE DE SERR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24108" table:style-name="ce38">
            <text:p>2924108</text:p>
          </table:table-cell>
          <table:table-cell office:value-type="string" table:style-name="ce38">
            <text:p>PEDRAO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24207" table:style-name="ce38">
            <text:p>2924207</text:p>
          </table:table-cell>
          <table:table-cell office:value-type="string" table:style-name="ce38">
            <text:p>PEDRO ALEXANDRE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24306" table:style-name="ce38">
            <text:p>2924306</text:p>
          </table:table-cell>
          <table:table-cell office:value-type="string" table:style-name="ce38">
            <text:p>PIAT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24405" table:style-name="ce38">
            <text:p>2924405</text:p>
          </table:table-cell>
          <table:table-cell office:value-type="string" table:style-name="ce38">
            <text:p>PILAO ARCADO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24504" table:style-name="ce38">
            <text:p>2924504</text:p>
          </table:table-cell>
          <table:table-cell office:value-type="string" table:style-name="ce38">
            <text:p>PINDAI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24603" table:style-name="ce38">
            <text:p>2924603</text:p>
          </table:table-cell>
          <table:table-cell office:value-type="string" table:style-name="ce38">
            <text:p>PINDOBACU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24652" table:style-name="ce38">
            <text:p>2924652</text:p>
          </table:table-cell>
          <table:table-cell office:value-type="string" table:style-name="ce38">
            <text:p>PINTADAS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24678" table:style-name="ce38">
            <text:p>2924678</text:p>
          </table:table-cell>
          <table:table-cell office:value-type="string" table:style-name="ce38">
            <text:p>PIRAI DO NORTE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24702" table:style-name="ce38">
            <text:p>2924702</text:p>
          </table:table-cell>
          <table:table-cell office:value-type="string" table:style-name="ce38">
            <text:p>PIRIP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24801" table:style-name="ce38">
            <text:p>2924801</text:p>
          </table:table-cell>
          <table:table-cell office:value-type="string" table:style-name="ce38">
            <text:p>PIRITIB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24900" table:style-name="ce38">
            <text:p>2924900</text:p>
          </table:table-cell>
          <table:table-cell office:value-type="string" table:style-name="ce38">
            <text:p>PLANALTINO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25006" table:style-name="ce38">
            <text:p>2925006</text:p>
          </table:table-cell>
          <table:table-cell office:value-type="string" table:style-name="ce38">
            <text:p>PLANALTO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25105" table:style-name="ce38">
            <text:p>2925105</text:p>
          </table:table-cell>
          <table:table-cell office:value-type="string" table:style-name="ce38">
            <text:p>POCOES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25204" table:style-name="ce38">
            <text:p>2925204</text:p>
          </table:table-cell>
          <table:table-cell office:value-type="string" table:style-name="ce38">
            <text:p>POJUC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25253" table:style-name="ce38">
            <text:p>2925253</text:p>
          </table:table-cell>
          <table:table-cell office:value-type="string" table:style-name="ce38">
            <text:p>PONTO NOVO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25303" table:style-name="ce38">
            <text:p>2925303</text:p>
          </table:table-cell>
          <table:table-cell office:value-type="string" table:style-name="ce38">
            <text:p>PORTO SEGURO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25402" table:style-name="ce38">
            <text:p>2925402</text:p>
          </table:table-cell>
          <table:table-cell office:value-type="string" table:style-name="ce38">
            <text:p>POTIRAGU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25501" table:style-name="ce38">
            <text:p>2925501</text:p>
          </table:table-cell>
          <table:table-cell office:value-type="string" table:style-name="ce38">
            <text:p>PRADO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25600" table:style-name="ce38">
            <text:p>2925600</text:p>
          </table:table-cell>
          <table:table-cell office:value-type="string" table:style-name="ce38">
            <text:p>PRESIDENTE DUTR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25709" table:style-name="ce38">
            <text:p>2925709</text:p>
          </table:table-cell>
          <table:table-cell office:value-type="string" table:style-name="ce38">
            <text:p>PRESIDENTE JANIO QUADROS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25758" table:style-name="ce38">
            <text:p>2925758</text:p>
          </table:table-cell>
          <table:table-cell office:value-type="string" table:style-name="ce38">
            <text:p>PRESIDENTE TANCREDO NEVES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25808" table:style-name="ce38">
            <text:p>2925808</text:p>
          </table:table-cell>
          <table:table-cell office:value-type="string" table:style-name="ce38">
            <text:p>QUEIMADAS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25907" table:style-name="ce38">
            <text:p>2925907</text:p>
          </table:table-cell>
          <table:table-cell office:value-type="string" table:style-name="ce38">
            <text:p>QUIJINGUE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25931" table:style-name="ce38">
            <text:p>2925931</text:p>
          </table:table-cell>
          <table:table-cell office:value-type="string" table:style-name="ce38">
            <text:p>QUIXABEIR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25956" table:style-name="ce38">
            <text:p>2925956</text:p>
          </table:table-cell>
          <table:table-cell office:value-type="string" table:style-name="ce38">
            <text:p>RAFAEL JAMBEIRO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26004" table:style-name="ce38">
            <text:p>2926004</text:p>
          </table:table-cell>
          <table:table-cell office:value-type="string" table:style-name="ce38">
            <text:p>REMANSO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26103" table:style-name="ce38">
            <text:p>2926103</text:p>
          </table:table-cell>
          <table:table-cell office:value-type="string" table:style-name="ce38">
            <text:p>RETIROLANDI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26202" table:style-name="ce38">
            <text:p>2926202</text:p>
          </table:table-cell>
          <table:table-cell office:value-type="string" table:style-name="ce38">
            <text:p>RIACHAO DAS NEVES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26301" table:style-name="ce38">
            <text:p>2926301</text:p>
          </table:table-cell>
          <table:table-cell office:value-type="string" table:style-name="ce38">
            <text:p>RIACHAO DO JACUIPE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26400" table:style-name="ce38">
            <text:p>2926400</text:p>
          </table:table-cell>
          <table:table-cell office:value-type="string" table:style-name="ce38">
            <text:p>RIACHO DE SANTAN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26509" table:style-name="ce38">
            <text:p>2926509</text:p>
          </table:table-cell>
          <table:table-cell office:value-type="string" table:style-name="ce38">
            <text:p>RIBEIRA DO AMPARO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26608" table:style-name="ce38">
            <text:p>2926608</text:p>
          </table:table-cell>
          <table:table-cell office:value-type="string" table:style-name="ce38">
            <text:p>RIBEIRA DO POMBAL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26657" table:style-name="ce38">
            <text:p>2926657</text:p>
          </table:table-cell>
          <table:table-cell office:value-type="string" table:style-name="ce38">
            <text:p>RIBEIRAO DO LARGO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26707" table:style-name="ce38">
            <text:p>2926707</text:p>
          </table:table-cell>
          <table:table-cell office:value-type="string" table:style-name="ce38">
            <text:p>RIO DE CONTAS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26806" table:style-name="ce38">
            <text:p>2926806</text:p>
          </table:table-cell>
          <table:table-cell office:value-type="string" table:style-name="ce38">
            <text:p>RIO DO ANTONIO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26905" table:style-name="ce38">
            <text:p>2926905</text:p>
          </table:table-cell>
          <table:table-cell office:value-type="string" table:style-name="ce38">
            <text:p>RIO DO PIRES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27002" table:style-name="ce38">
            <text:p>2927002</text:p>
          </table:table-cell>
          <table:table-cell office:value-type="string" table:style-name="ce38">
            <text:p>RIO REAL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27101" table:style-name="ce38">
            <text:p>2927101</text:p>
          </table:table-cell>
          <table:table-cell office:value-type="string" table:style-name="ce38">
            <text:p>RODELAS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27200" table:style-name="ce38">
            <text:p>2927200</text:p>
          </table:table-cell>
          <table:table-cell office:value-type="string" table:style-name="ce38">
            <text:p>RUY BARBOS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27309" table:style-name="ce38">
            <text:p>2927309</text:p>
          </table:table-cell>
          <table:table-cell office:value-type="string" table:style-name="ce38">
            <text:p>SALINAS DA MARGARID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27408" table:style-name="ce38">
            <text:p>2927408</text:p>
          </table:table-cell>
          <table:table-cell office:value-type="string" table:style-name="ce38">
            <text:p>SALVADOR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27507" table:style-name="ce38">
            <text:p>2927507</text:p>
          </table:table-cell>
          <table:table-cell office:value-type="string" table:style-name="ce38">
            <text:p>SANTA BARBAR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27606" table:style-name="ce38">
            <text:p>2927606</text:p>
          </table:table-cell>
          <table:table-cell office:value-type="string" table:style-name="ce38">
            <text:p>SANTA BRIGID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27705" table:style-name="ce38">
            <text:p>2927705</text:p>
          </table:table-cell>
          <table:table-cell office:value-type="string" table:style-name="ce38">
            <text:p>SANTA CRUZ CABRALI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27804" table:style-name="ce38">
            <text:p>2927804</text:p>
          </table:table-cell>
          <table:table-cell office:value-type="string" table:style-name="ce38">
            <text:p>SANTA CRUZ DA VITORI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27903" table:style-name="ce38">
            <text:p>2927903</text:p>
          </table:table-cell>
          <table:table-cell office:value-type="string" table:style-name="ce38">
            <text:p>SANTA INES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28000" table:style-name="ce38">
            <text:p>2928000</text:p>
          </table:table-cell>
          <table:table-cell office:value-type="string" table:style-name="ce38">
            <text:p>SANTALUZ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28059" table:style-name="ce38">
            <text:p>2928059</text:p>
          </table:table-cell>
          <table:table-cell office:value-type="string" table:style-name="ce38">
            <text:p>SANTA LUZI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28109" table:style-name="ce38">
            <text:p>2928109</text:p>
          </table:table-cell>
          <table:table-cell office:value-type="string" table:style-name="ce38">
            <text:p>SANTA MARIA DA VITORI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28208" table:style-name="ce38">
            <text:p>2928208</text:p>
          </table:table-cell>
          <table:table-cell office:value-type="string" table:style-name="ce38">
            <text:p>SANTAN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28307" table:style-name="ce38">
            <text:p>2928307</text:p>
          </table:table-cell>
          <table:table-cell office:value-type="string" table:style-name="ce38">
            <text:p>SANTANOPOLIS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28406" table:style-name="ce38">
            <text:p>2928406</text:p>
          </table:table-cell>
          <table:table-cell office:value-type="string" table:style-name="ce38">
            <text:p>SANTA RITA DE CASSI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28505" table:style-name="ce38">
            <text:p>2928505</text:p>
          </table:table-cell>
          <table:table-cell office:value-type="string" table:style-name="ce38">
            <text:p>SANTA TERESINH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28604" table:style-name="ce38">
            <text:p>2928604</text:p>
          </table:table-cell>
          <table:table-cell office:value-type="string" table:style-name="ce38">
            <text:p>SANTO AMARO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28703" table:style-name="ce38">
            <text:p>2928703</text:p>
          </table:table-cell>
          <table:table-cell office:value-type="string" table:style-name="ce38">
            <text:p>SANTO ANTONIO DE JESUS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28802" table:style-name="ce38">
            <text:p>2928802</text:p>
          </table:table-cell>
          <table:table-cell office:value-type="string" table:style-name="ce38">
            <text:p>SANTO ESTEVAO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28901" table:style-name="ce38">
            <text:p>2928901</text:p>
          </table:table-cell>
          <table:table-cell office:value-type="string" table:style-name="ce38">
            <text:p>SAO DESIDERIO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28950" table:style-name="ce38">
            <text:p>2928950</text:p>
          </table:table-cell>
          <table:table-cell office:value-type="string" table:style-name="ce38">
            <text:p>SAO DOMINGOS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29008" table:style-name="ce38">
            <text:p>2929008</text:p>
          </table:table-cell>
          <table:table-cell office:value-type="string" table:style-name="ce38">
            <text:p>SAO FELIX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29057" table:style-name="ce38">
            <text:p>2929057</text:p>
          </table:table-cell>
          <table:table-cell office:value-type="string" table:style-name="ce38">
            <text:p>SAO FELIX DO CORIBE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29107" table:style-name="ce38">
            <text:p>2929107</text:p>
          </table:table-cell>
          <table:table-cell office:value-type="string" table:style-name="ce38">
            <text:p>SAO FELIPE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29206" table:style-name="ce38">
            <text:p>2929206</text:p>
          </table:table-cell>
          <table:table-cell office:value-type="string" table:style-name="ce38">
            <text:p>SAO FRANCISCO DO CONDE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29255" table:style-name="ce38">
            <text:p>2929255</text:p>
          </table:table-cell>
          <table:table-cell office:value-type="string" table:style-name="ce38">
            <text:p>SAO GABRIEL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29305" table:style-name="ce38">
            <text:p>2929305</text:p>
          </table:table-cell>
          <table:table-cell office:value-type="string" table:style-name="ce38">
            <text:p>SAO GONCALO DO CAMPOS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29354" table:style-name="ce38">
            <text:p>2929354</text:p>
          </table:table-cell>
          <table:table-cell office:value-type="string" table:style-name="ce38">
            <text:p>SAO JOSE DA VITORI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29370" table:style-name="ce38">
            <text:p>2929370</text:p>
          </table:table-cell>
          <table:table-cell office:value-type="string" table:style-name="ce38">
            <text:p>SAO JOSE DO JACUIPE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29404" table:style-name="ce38">
            <text:p>2929404</text:p>
          </table:table-cell>
          <table:table-cell office:value-type="string" table:style-name="ce38">
            <text:p>SAO MIGUEL DAS MATAS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29503" table:style-name="ce38">
            <text:p>2929503</text:p>
          </table:table-cell>
          <table:table-cell office:value-type="string" table:style-name="ce38">
            <text:p>SAO SEBASTIAO DO PASSE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29602" table:style-name="ce38">
            <text:p>2929602</text:p>
          </table:table-cell>
          <table:table-cell office:value-type="string" table:style-name="ce38">
            <text:p>SAPEACU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29701" table:style-name="ce38">
            <text:p>2929701</text:p>
          </table:table-cell>
          <table:table-cell office:value-type="string" table:style-name="ce38">
            <text:p>SATIRO DIAS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29750" table:style-name="ce38">
            <text:p>2929750</text:p>
          </table:table-cell>
          <table:table-cell office:value-type="string" table:style-name="ce38">
            <text:p>SAUBAR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29800" table:style-name="ce38">
            <text:p>2929800</text:p>
          </table:table-cell>
          <table:table-cell office:value-type="string" table:style-name="ce38">
            <text:p>SAUDE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29909" table:style-name="ce38">
            <text:p>2929909</text:p>
          </table:table-cell>
          <table:table-cell office:value-type="string" table:style-name="ce38">
            <text:p>SEABR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30006" table:style-name="ce38">
            <text:p>2930006</text:p>
          </table:table-cell>
          <table:table-cell office:value-type="string" table:style-name="ce38">
            <text:p>SEBASTIAO LARANJEIRAS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30105" table:style-name="ce38">
            <text:p>2930105</text:p>
          </table:table-cell>
          <table:table-cell office:value-type="string" table:style-name="ce38">
            <text:p>SENHOR DO BONFIM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30154" table:style-name="ce38">
            <text:p>2930154</text:p>
          </table:table-cell>
          <table:table-cell office:value-type="string" table:style-name="ce38">
            <text:p>SERRA DO RAMALHO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30204" table:style-name="ce38">
            <text:p>2930204</text:p>
          </table:table-cell>
          <table:table-cell office:value-type="string" table:style-name="ce38">
            <text:p>SENTO SE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30303" table:style-name="ce38">
            <text:p>2930303</text:p>
          </table:table-cell>
          <table:table-cell office:value-type="string" table:style-name="ce38">
            <text:p>SERRA DOURAD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30402" table:style-name="ce38">
            <text:p>2930402</text:p>
          </table:table-cell>
          <table:table-cell office:value-type="string" table:style-name="ce38">
            <text:p>SERRA PRET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30501" table:style-name="ce38">
            <text:p>2930501</text:p>
          </table:table-cell>
          <table:table-cell office:value-type="string" table:style-name="ce38">
            <text:p>SERRINH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30600" table:style-name="ce38">
            <text:p>2930600</text:p>
          </table:table-cell>
          <table:table-cell office:value-type="string" table:style-name="ce38">
            <text:p>SERROLANDI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30709" table:style-name="ce38">
            <text:p>2930709</text:p>
          </table:table-cell>
          <table:table-cell office:value-type="string" table:style-name="ce38">
            <text:p>SIMOES FILHO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30758" table:style-name="ce38">
            <text:p>2930758</text:p>
          </table:table-cell>
          <table:table-cell office:value-type="string" table:style-name="ce38">
            <text:p>SITIO DO MATO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30766" table:style-name="ce38">
            <text:p>2930766</text:p>
          </table:table-cell>
          <table:table-cell office:value-type="string" table:style-name="ce38">
            <text:p>SITIO DO QUINTO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30774" table:style-name="ce38">
            <text:p>2930774</text:p>
          </table:table-cell>
          <table:table-cell office:value-type="string" table:style-name="ce38">
            <text:p>SOBRADINHO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30808" table:style-name="ce38">
            <text:p>2930808</text:p>
          </table:table-cell>
          <table:table-cell office:value-type="string" table:style-name="ce38">
            <text:p>SOUTO SOARES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30907" table:style-name="ce38">
            <text:p>2930907</text:p>
          </table:table-cell>
          <table:table-cell office:value-type="string" table:style-name="ce38">
            <text:p>TABOCAS DO BREJO VELHO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31004" table:style-name="ce38">
            <text:p>2931004</text:p>
          </table:table-cell>
          <table:table-cell office:value-type="string" table:style-name="ce38">
            <text:p>TANHACU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31053" table:style-name="ce38">
            <text:p>2931053</text:p>
          </table:table-cell>
          <table:table-cell office:value-type="string" table:style-name="ce38">
            <text:p>TANQUE NOVO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31103" table:style-name="ce38">
            <text:p>2931103</text:p>
          </table:table-cell>
          <table:table-cell office:value-type="string" table:style-name="ce38">
            <text:p>TANQUINHO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31202" table:style-name="ce38">
            <text:p>2931202</text:p>
          </table:table-cell>
          <table:table-cell office:value-type="string" table:style-name="ce38">
            <text:p>TAPERO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31301" table:style-name="ce38">
            <text:p>2931301</text:p>
          </table:table-cell>
          <table:table-cell office:value-type="string" table:style-name="ce38">
            <text:p>TAPIRAMUT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31350" table:style-name="ce38">
            <text:p>2931350</text:p>
          </table:table-cell>
          <table:table-cell office:value-type="string" table:style-name="ce38">
            <text:p>TEIXEIRA DE FREITAS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31400" table:style-name="ce38">
            <text:p>2931400</text:p>
          </table:table-cell>
          <table:table-cell office:value-type="string" table:style-name="ce38">
            <text:p>TEODORO SAMPAIO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31509" table:style-name="ce38">
            <text:p>2931509</text:p>
          </table:table-cell>
          <table:table-cell office:value-type="string" table:style-name="ce38">
            <text:p>TEOFILANDI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31608" table:style-name="ce38">
            <text:p>2931608</text:p>
          </table:table-cell>
          <table:table-cell office:value-type="string" table:style-name="ce38">
            <text:p>TEOLANDI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31707" table:style-name="ce38">
            <text:p>2931707</text:p>
          </table:table-cell>
          <table:table-cell office:value-type="string" table:style-name="ce38">
            <text:p>TERRA NOV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31806" table:style-name="ce38">
            <text:p>2931806</text:p>
          </table:table-cell>
          <table:table-cell office:value-type="string" table:style-name="ce38">
            <text:p>TREMEDAL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31905" table:style-name="ce38">
            <text:p>2931905</text:p>
          </table:table-cell>
          <table:table-cell office:value-type="string" table:style-name="ce38">
            <text:p>TUCANO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32002" table:style-name="ce38">
            <text:p>2932002</text:p>
          </table:table-cell>
          <table:table-cell office:value-type="string" table:style-name="ce38">
            <text:p>UAU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32101" table:style-name="ce38">
            <text:p>2932101</text:p>
          </table:table-cell>
          <table:table-cell office:value-type="string" table:style-name="ce38">
            <text:p>UBAIR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32200" table:style-name="ce38">
            <text:p>2932200</text:p>
          </table:table-cell>
          <table:table-cell office:value-type="string" table:style-name="ce38">
            <text:p>UBAITAB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32309" table:style-name="ce38">
            <text:p>2932309</text:p>
          </table:table-cell>
          <table:table-cell office:value-type="string" table:style-name="ce38">
            <text:p>UBAT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32408" table:style-name="ce38">
            <text:p>2932408</text:p>
          </table:table-cell>
          <table:table-cell office:value-type="string" table:style-name="ce38">
            <text:p>UIBAI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32457" table:style-name="ce38">
            <text:p>2932457</text:p>
          </table:table-cell>
          <table:table-cell office:value-type="string" table:style-name="ce38">
            <text:p>UMBURANAS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32507" table:style-name="ce38">
            <text:p>2932507</text:p>
          </table:table-cell>
          <table:table-cell office:value-type="string" table:style-name="ce38">
            <text:p>UN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32606" table:style-name="ce38">
            <text:p>2932606</text:p>
          </table:table-cell>
          <table:table-cell office:value-type="string" table:style-name="ce38">
            <text:p>URANDI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32705" table:style-name="ce38">
            <text:p>2932705</text:p>
          </table:table-cell>
          <table:table-cell office:value-type="string" table:style-name="ce38">
            <text:p>URUCUC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32804" table:style-name="ce38">
            <text:p>2932804</text:p>
          </table:table-cell>
          <table:table-cell office:value-type="string" table:style-name="ce38">
            <text:p>UTING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32903" table:style-name="ce38">
            <text:p>2932903</text:p>
          </table:table-cell>
          <table:table-cell office:value-type="string" table:style-name="ce38">
            <text:p>VALENC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33000" table:style-name="ce38">
            <text:p>2933000</text:p>
          </table:table-cell>
          <table:table-cell office:value-type="string" table:style-name="ce38">
            <text:p>VALENTE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33059" table:style-name="ce38">
            <text:p>2933059</text:p>
          </table:table-cell>
          <table:table-cell office:value-type="string" table:style-name="ce38">
            <text:p>VARZEA DA ROC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33109" table:style-name="ce38">
            <text:p>2933109</text:p>
          </table:table-cell>
          <table:table-cell office:value-type="string" table:style-name="ce38">
            <text:p>VARZEA DO POCO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33158" table:style-name="ce38">
            <text:p>2933158</text:p>
          </table:table-cell>
          <table:table-cell office:value-type="string" table:style-name="ce38">
            <text:p>VARZEA NOV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33174" table:style-name="ce38">
            <text:p>2933174</text:p>
          </table:table-cell>
          <table:table-cell office:value-type="string" table:style-name="ce38">
            <text:p>VARZEDO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33208" table:style-name="ce38">
            <text:p>2933208</text:p>
          </table:table-cell>
          <table:table-cell office:value-type="string" table:style-name="ce38">
            <text:p>VERA CRUZ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33257" table:style-name="ce38">
            <text:p>2933257</text:p>
          </table:table-cell>
          <table:table-cell office:value-type="string" table:style-name="ce38">
            <text:p>VERED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33307" table:style-name="ce38">
            <text:p>2933307</text:p>
          </table:table-cell>
          <table:table-cell office:value-type="string" table:style-name="ce38">
            <text:p>VITORIA DA CONQUISTA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33406" table:style-name="ce38">
            <text:p>2933406</text:p>
          </table:table-cell>
          <table:table-cell office:value-type="string" table:style-name="ce38">
            <text:p>WAGNER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33455" table:style-name="ce38">
            <text:p>2933455</text:p>
          </table:table-cell>
          <table:table-cell office:value-type="string" table:style-name="ce38">
            <text:p>WANDERLEY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33505" table:style-name="ce38">
            <text:p>2933505</text:p>
          </table:table-cell>
          <table:table-cell office:value-type="string" table:style-name="ce38">
            <text:p>WENCESLAU GUIMARAES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933604" table:style-name="ce38">
            <text:p>2933604</text:p>
          </table:table-cell>
          <table:table-cell office:value-type="string" table:style-name="ce38">
            <text:p>XIQUE-XIQUE</text:p>
          </table:table-cell>
          <table:table-cell office:value-type="string" table:style-name="ce38">
            <text:p>BA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00104" table:style-name="ce38">
            <text:p>3100104</text:p>
          </table:table-cell>
          <table:table-cell office:value-type="string" table:style-name="ce38">
            <text:p>ABADIA DO DOURADO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00203" table:style-name="ce38">
            <text:p>3100203</text:p>
          </table:table-cell>
          <table:table-cell office:value-type="string" table:style-name="ce38">
            <text:p>ABAETE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00302" table:style-name="ce38">
            <text:p>3100302</text:p>
          </table:table-cell>
          <table:table-cell office:value-type="string" table:style-name="ce38">
            <text:p>ABRE CAMP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00401" table:style-name="ce38">
            <text:p>3100401</text:p>
          </table:table-cell>
          <table:table-cell office:value-type="string" table:style-name="ce38">
            <text:p>ACAIAC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00500" table:style-name="ce38">
            <text:p>3100500</text:p>
          </table:table-cell>
          <table:table-cell office:value-type="string" table:style-name="ce38">
            <text:p>ACUCEN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00609" table:style-name="ce38">
            <text:p>3100609</text:p>
          </table:table-cell>
          <table:table-cell office:value-type="string" table:style-name="ce38">
            <text:p>AGUA BO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00708" table:style-name="ce38">
            <text:p>3100708</text:p>
          </table:table-cell>
          <table:table-cell office:value-type="string" table:style-name="ce38">
            <text:p>AGUA COMPRID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00807" table:style-name="ce38">
            <text:p>3100807</text:p>
          </table:table-cell>
          <table:table-cell office:value-type="string" table:style-name="ce38">
            <text:p>AGUANIL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00906" table:style-name="ce38">
            <text:p>3100906</text:p>
          </table:table-cell>
          <table:table-cell office:value-type="string" table:style-name="ce38">
            <text:p>AGUAS FORMOSA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01003" table:style-name="ce38">
            <text:p>3101003</text:p>
          </table:table-cell>
          <table:table-cell office:value-type="string" table:style-name="ce38">
            <text:p>AGUAS VERMELHA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01102" table:style-name="ce38">
            <text:p>3101102</text:p>
          </table:table-cell>
          <table:table-cell office:value-type="string" table:style-name="ce38">
            <text:p>AIMORE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01201" table:style-name="ce38">
            <text:p>3101201</text:p>
          </table:table-cell>
          <table:table-cell office:value-type="string" table:style-name="ce38">
            <text:p>AIURUOC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01300" table:style-name="ce38">
            <text:p>3101300</text:p>
          </table:table-cell>
          <table:table-cell office:value-type="string" table:style-name="ce38">
            <text:p>ALAGO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01409" table:style-name="ce38">
            <text:p>3101409</text:p>
          </table:table-cell>
          <table:table-cell office:value-type="string" table:style-name="ce38">
            <text:p>ALBERTIN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01508" table:style-name="ce38">
            <text:p>3101508</text:p>
          </table:table-cell>
          <table:table-cell office:value-type="string" table:style-name="ce38">
            <text:p>ALEM PARAIB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01607" table:style-name="ce38">
            <text:p>3101607</text:p>
          </table:table-cell>
          <table:table-cell office:value-type="string" table:style-name="ce38">
            <text:p>ALFENA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01631" table:style-name="ce38">
            <text:p>3101631</text:p>
          </table:table-cell>
          <table:table-cell office:value-type="string" table:style-name="ce38">
            <text:p>ALFREDO VASCONCELO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01706" table:style-name="ce38">
            <text:p>3101706</text:p>
          </table:table-cell>
          <table:table-cell office:value-type="string" table:style-name="ce38">
            <text:p>ALMENAR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01805" table:style-name="ce38">
            <text:p>3101805</text:p>
          </table:table-cell>
          <table:table-cell office:value-type="string" table:style-name="ce38">
            <text:p>ALPERCAT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01904" table:style-name="ce38">
            <text:p>3101904</text:p>
          </table:table-cell>
          <table:table-cell office:value-type="string" table:style-name="ce38">
            <text:p>ALPINOPOLI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02001" table:style-name="ce38">
            <text:p>3102001</text:p>
          </table:table-cell>
          <table:table-cell office:value-type="string" table:style-name="ce38">
            <text:p>ALTEROS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02050" table:style-name="ce38">
            <text:p>3102050</text:p>
          </table:table-cell>
          <table:table-cell office:value-type="string" table:style-name="ce38">
            <text:p>ALTO CAPARA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02100" table:style-name="ce38">
            <text:p>3102100</text:p>
          </table:table-cell>
          <table:table-cell office:value-type="string" table:style-name="ce38">
            <text:p>ALTO RIO DOCE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02209" table:style-name="ce38">
            <text:p>3102209</text:p>
          </table:table-cell>
          <table:table-cell office:value-type="string" table:style-name="ce38">
            <text:p>ALVARENG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02308" table:style-name="ce38">
            <text:p>3102308</text:p>
          </table:table-cell>
          <table:table-cell office:value-type="string" table:style-name="ce38">
            <text:p>ALVINOPOLI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02407" table:style-name="ce38">
            <text:p>3102407</text:p>
          </table:table-cell>
          <table:table-cell office:value-type="string" table:style-name="ce38">
            <text:p>ALVORADA DE MINA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02506" table:style-name="ce38">
            <text:p>3102506</text:p>
          </table:table-cell>
          <table:table-cell office:value-type="string" table:style-name="ce38">
            <text:p>AMPARO DO SERR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02605" table:style-name="ce38">
            <text:p>3102605</text:p>
          </table:table-cell>
          <table:table-cell office:value-type="string" table:style-name="ce38">
            <text:p>ANDRADA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02704" table:style-name="ce38">
            <text:p>3102704</text:p>
          </table:table-cell>
          <table:table-cell office:value-type="string" table:style-name="ce38">
            <text:p>CACHOEIRA DE PAJEU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02803" table:style-name="ce38">
            <text:p>3102803</text:p>
          </table:table-cell>
          <table:table-cell office:value-type="string" table:style-name="ce38">
            <text:p>ANDRELANDI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02852" table:style-name="ce38">
            <text:p>3102852</text:p>
          </table:table-cell>
          <table:table-cell office:value-type="string" table:style-name="ce38">
            <text:p>ANGELANDI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02902" table:style-name="ce38">
            <text:p>3102902</text:p>
          </table:table-cell>
          <table:table-cell office:value-type="string" table:style-name="ce38">
            <text:p>ANTONIO CARLO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03009" table:style-name="ce38">
            <text:p>3103009</text:p>
          </table:table-cell>
          <table:table-cell office:value-type="string" table:style-name="ce38">
            <text:p>ANTONIO DIA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03108" table:style-name="ce38">
            <text:p>3103108</text:p>
          </table:table-cell>
          <table:table-cell office:value-type="string" table:style-name="ce38">
            <text:p>ANTONIO PRADO DE MINA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03207" table:style-name="ce38">
            <text:p>3103207</text:p>
          </table:table-cell>
          <table:table-cell office:value-type="string" table:style-name="ce38">
            <text:p>ARACAI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03306" table:style-name="ce38">
            <text:p>3103306</text:p>
          </table:table-cell>
          <table:table-cell office:value-type="string" table:style-name="ce38">
            <text:p>ARACITAB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03405" table:style-name="ce38">
            <text:p>3103405</text:p>
          </table:table-cell>
          <table:table-cell office:value-type="string" table:style-name="ce38">
            <text:p>ARACUAI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03504" table:style-name="ce38">
            <text:p>3103504</text:p>
          </table:table-cell>
          <table:table-cell office:value-type="string" table:style-name="ce38">
            <text:p>ARAGUARI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03603" table:style-name="ce38">
            <text:p>3103603</text:p>
          </table:table-cell>
          <table:table-cell office:value-type="string" table:style-name="ce38">
            <text:p>ARANTIN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03702" table:style-name="ce38">
            <text:p>3103702</text:p>
          </table:table-cell>
          <table:table-cell office:value-type="string" table:style-name="ce38">
            <text:p>ARAPONG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03751" table:style-name="ce38">
            <text:p>3103751</text:p>
          </table:table-cell>
          <table:table-cell office:value-type="string" table:style-name="ce38">
            <text:p>ARAPOR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03801" table:style-name="ce38">
            <text:p>3103801</text:p>
          </table:table-cell>
          <table:table-cell office:value-type="string" table:style-name="ce38">
            <text:p>ARAPU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03900" table:style-name="ce38">
            <text:p>3103900</text:p>
          </table:table-cell>
          <table:table-cell office:value-type="string" table:style-name="ce38">
            <text:p>ARAUJO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04007" table:style-name="ce38">
            <text:p>3104007</text:p>
          </table:table-cell>
          <table:table-cell office:value-type="string" table:style-name="ce38">
            <text:p>ARAX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04106" table:style-name="ce38">
            <text:p>3104106</text:p>
          </table:table-cell>
          <table:table-cell office:value-type="string" table:style-name="ce38">
            <text:p>ARCEBURG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04205" table:style-name="ce38">
            <text:p>3104205</text:p>
          </table:table-cell>
          <table:table-cell office:value-type="string" table:style-name="ce38">
            <text:p>ARCO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04304" table:style-name="ce38">
            <text:p>3104304</text:p>
          </table:table-cell>
          <table:table-cell office:value-type="string" table:style-name="ce38">
            <text:p>AREAD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04403" table:style-name="ce38">
            <text:p>3104403</text:p>
          </table:table-cell>
          <table:table-cell office:value-type="string" table:style-name="ce38">
            <text:p>ARGIRIT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04452" table:style-name="ce38">
            <text:p>3104452</text:p>
          </table:table-cell>
          <table:table-cell office:value-type="string" table:style-name="ce38">
            <text:p>ARICANDUV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04502" table:style-name="ce38">
            <text:p>3104502</text:p>
          </table:table-cell>
          <table:table-cell office:value-type="string" table:style-name="ce38">
            <text:p>ARINO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04601" table:style-name="ce38">
            <text:p>3104601</text:p>
          </table:table-cell>
          <table:table-cell office:value-type="string" table:style-name="ce38">
            <text:p>ASTOLFO DUTR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04700" table:style-name="ce38">
            <text:p>3104700</text:p>
          </table:table-cell>
          <table:table-cell office:value-type="string" table:style-name="ce38">
            <text:p>ATALEI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04809" table:style-name="ce38">
            <text:p>3104809</text:p>
          </table:table-cell>
          <table:table-cell office:value-type="string" table:style-name="ce38">
            <text:p>AUGUSTO DE LIM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04908" table:style-name="ce38">
            <text:p>3104908</text:p>
          </table:table-cell>
          <table:table-cell office:value-type="string" table:style-name="ce38">
            <text:p>BAEPENDI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05004" table:style-name="ce38">
            <text:p>3105004</text:p>
          </table:table-cell>
          <table:table-cell office:value-type="string" table:style-name="ce38">
            <text:p>BALDIM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05103" table:style-name="ce38">
            <text:p>3105103</text:p>
          </table:table-cell>
          <table:table-cell office:value-type="string" table:style-name="ce38">
            <text:p>BAMBUI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05202" table:style-name="ce38">
            <text:p>3105202</text:p>
          </table:table-cell>
          <table:table-cell office:value-type="string" table:style-name="ce38">
            <text:p>BANDEIR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05301" table:style-name="ce38">
            <text:p>3105301</text:p>
          </table:table-cell>
          <table:table-cell office:value-type="string" table:style-name="ce38">
            <text:p>BANDEIRA DO SUL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05400" table:style-name="ce38">
            <text:p>3105400</text:p>
          </table:table-cell>
          <table:table-cell office:value-type="string" table:style-name="ce38">
            <text:p>BARAO DE COCAI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05509" table:style-name="ce38">
            <text:p>3105509</text:p>
          </table:table-cell>
          <table:table-cell office:value-type="string" table:style-name="ce38">
            <text:p>BARAO DE MONTE ALT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05608" table:style-name="ce38">
            <text:p>3105608</text:p>
          </table:table-cell>
          <table:table-cell office:value-type="string" table:style-name="ce38">
            <text:p>BARBACEN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05707" table:style-name="ce38">
            <text:p>3105707</text:p>
          </table:table-cell>
          <table:table-cell office:value-type="string" table:style-name="ce38">
            <text:p>BARRA LONG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05905" table:style-name="ce38">
            <text:p>3105905</text:p>
          </table:table-cell>
          <table:table-cell office:value-type="string" table:style-name="ce38">
            <text:p>BARROS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06002" table:style-name="ce38">
            <text:p>3106002</text:p>
          </table:table-cell>
          <table:table-cell office:value-type="string" table:style-name="ce38">
            <text:p>BELA VISTA DE MINA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06101" table:style-name="ce38">
            <text:p>3106101</text:p>
          </table:table-cell>
          <table:table-cell office:value-type="string" table:style-name="ce38">
            <text:p>BELMIRO BRAG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06200" table:style-name="ce38">
            <text:p>3106200</text:p>
          </table:table-cell>
          <table:table-cell office:value-type="string" table:style-name="ce38">
            <text:p>BELO HORIZONTE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06309" table:style-name="ce38">
            <text:p>3106309</text:p>
          </table:table-cell>
          <table:table-cell office:value-type="string" table:style-name="ce38">
            <text:p>BELO ORIENTE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06408" table:style-name="ce38">
            <text:p>3106408</text:p>
          </table:table-cell>
          <table:table-cell office:value-type="string" table:style-name="ce38">
            <text:p>BELO VALE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06507" table:style-name="ce38">
            <text:p>3106507</text:p>
          </table:table-cell>
          <table:table-cell office:value-type="string" table:style-name="ce38">
            <text:p>BERIL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06606" table:style-name="ce38">
            <text:p>3106606</text:p>
          </table:table-cell>
          <table:table-cell office:value-type="string" table:style-name="ce38">
            <text:p>BERTOPOLI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06655" table:style-name="ce38">
            <text:p>3106655</text:p>
          </table:table-cell>
          <table:table-cell office:value-type="string" table:style-name="ce38">
            <text:p>BERIZAL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06705" table:style-name="ce38">
            <text:p>3106705</text:p>
          </table:table-cell>
          <table:table-cell office:value-type="string" table:style-name="ce38">
            <text:p>BETIM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06804" table:style-name="ce38">
            <text:p>3106804</text:p>
          </table:table-cell>
          <table:table-cell office:value-type="string" table:style-name="ce38">
            <text:p>BIAS FORTE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06903" table:style-name="ce38">
            <text:p>3106903</text:p>
          </table:table-cell>
          <table:table-cell office:value-type="string" table:style-name="ce38">
            <text:p>BICA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07000" table:style-name="ce38">
            <text:p>3107000</text:p>
          </table:table-cell>
          <table:table-cell office:value-type="string" table:style-name="ce38">
            <text:p>BIQUINHA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07109" table:style-name="ce38">
            <text:p>3107109</text:p>
          </table:table-cell>
          <table:table-cell office:value-type="string" table:style-name="ce38">
            <text:p>BOA ESPERANC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07208" table:style-name="ce38">
            <text:p>3107208</text:p>
          </table:table-cell>
          <table:table-cell office:value-type="string" table:style-name="ce38">
            <text:p>BOCAINA DE MINA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07307" table:style-name="ce38">
            <text:p>3107307</text:p>
          </table:table-cell>
          <table:table-cell office:value-type="string" table:style-name="ce38">
            <text:p>BOCAIUV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07406" table:style-name="ce38">
            <text:p>3107406</text:p>
          </table:table-cell>
          <table:table-cell office:value-type="string" table:style-name="ce38">
            <text:p>BOM DESPACH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07505" table:style-name="ce38">
            <text:p>3107505</text:p>
          </table:table-cell>
          <table:table-cell office:value-type="string" table:style-name="ce38">
            <text:p>BOM JARDIM DE MINA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07604" table:style-name="ce38">
            <text:p>3107604</text:p>
          </table:table-cell>
          <table:table-cell office:value-type="string" table:style-name="ce38">
            <text:p>BOM JESUS DA PENH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07703" table:style-name="ce38">
            <text:p>3107703</text:p>
          </table:table-cell>
          <table:table-cell office:value-type="string" table:style-name="ce38">
            <text:p>BOM JESUS DO AMPAR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07802" table:style-name="ce38">
            <text:p>3107802</text:p>
          </table:table-cell>
          <table:table-cell office:value-type="string" table:style-name="ce38">
            <text:p>BOM JESUS DO GALH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07901" table:style-name="ce38">
            <text:p>3107901</text:p>
          </table:table-cell>
          <table:table-cell office:value-type="string" table:style-name="ce38">
            <text:p>BOM REPOUS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08008" table:style-name="ce38">
            <text:p>3108008</text:p>
          </table:table-cell>
          <table:table-cell office:value-type="string" table:style-name="ce38">
            <text:p>BOM SUCESS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08107" table:style-name="ce38">
            <text:p>3108107</text:p>
          </table:table-cell>
          <table:table-cell office:value-type="string" table:style-name="ce38">
            <text:p>BONFIM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08206" table:style-name="ce38">
            <text:p>3108206</text:p>
          </table:table-cell>
          <table:table-cell office:value-type="string" table:style-name="ce38">
            <text:p>BONFINOPOLIS DE MINA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08255" table:style-name="ce38">
            <text:p>3108255</text:p>
          </table:table-cell>
          <table:table-cell office:value-type="string" table:style-name="ce38">
            <text:p>BONITO DE MINA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08305" table:style-name="ce38">
            <text:p>3108305</text:p>
          </table:table-cell>
          <table:table-cell office:value-type="string" table:style-name="ce38">
            <text:p>BORDA DA MAT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08404" table:style-name="ce38">
            <text:p>3108404</text:p>
          </table:table-cell>
          <table:table-cell office:value-type="string" table:style-name="ce38">
            <text:p>BOTELHO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08503" table:style-name="ce38">
            <text:p>3108503</text:p>
          </table:table-cell>
          <table:table-cell office:value-type="string" table:style-name="ce38">
            <text:p>BOTUMIRIM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08552" table:style-name="ce38">
            <text:p>3108552</text:p>
          </table:table-cell>
          <table:table-cell office:value-type="string" table:style-name="ce38">
            <text:p>BRASILANDIA DE MINA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08602" table:style-name="ce38">
            <text:p>3108602</text:p>
          </table:table-cell>
          <table:table-cell office:value-type="string" table:style-name="ce38">
            <text:p>BRASILIA DE MINA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08701" table:style-name="ce38">
            <text:p>3108701</text:p>
          </table:table-cell>
          <table:table-cell office:value-type="string" table:style-name="ce38">
            <text:p>BRAS PIRE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08800" table:style-name="ce38">
            <text:p>3108800</text:p>
          </table:table-cell>
          <table:table-cell office:value-type="string" table:style-name="ce38">
            <text:p>BRAUNA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08909" table:style-name="ce38">
            <text:p>3108909</text:p>
          </table:table-cell>
          <table:table-cell office:value-type="string" table:style-name="ce38">
            <text:p>BRASOPOLI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09006" table:style-name="ce38">
            <text:p>3109006</text:p>
          </table:table-cell>
          <table:table-cell office:value-type="string" table:style-name="ce38">
            <text:p>BRUMADINH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09105" table:style-name="ce38">
            <text:p>3109105</text:p>
          </table:table-cell>
          <table:table-cell office:value-type="string" table:style-name="ce38">
            <text:p>BUENO BRANDA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09204" table:style-name="ce38">
            <text:p>3109204</text:p>
          </table:table-cell>
          <table:table-cell office:value-type="string" table:style-name="ce38">
            <text:p>BUENOPOLI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09253" table:style-name="ce38">
            <text:p>3109253</text:p>
          </table:table-cell>
          <table:table-cell office:value-type="string" table:style-name="ce38">
            <text:p>BUGRE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09303" table:style-name="ce38">
            <text:p>3109303</text:p>
          </table:table-cell>
          <table:table-cell office:value-type="string" table:style-name="ce38">
            <text:p>BURITI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09402" table:style-name="ce38">
            <text:p>3109402</text:p>
          </table:table-cell>
          <table:table-cell office:value-type="string" table:style-name="ce38">
            <text:p>BURITIZEIR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09451" table:style-name="ce38">
            <text:p>3109451</text:p>
          </table:table-cell>
          <table:table-cell office:value-type="string" table:style-name="ce38">
            <text:p>CABECEIRA GRANDE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09501" table:style-name="ce38">
            <text:p>3109501</text:p>
          </table:table-cell>
          <table:table-cell office:value-type="string" table:style-name="ce38">
            <text:p>CABO VERDE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09600" table:style-name="ce38">
            <text:p>3109600</text:p>
          </table:table-cell>
          <table:table-cell office:value-type="string" table:style-name="ce38">
            <text:p>CACHOEIRA DA PRAT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09709" table:style-name="ce38">
            <text:p>3109709</text:p>
          </table:table-cell>
          <table:table-cell office:value-type="string" table:style-name="ce38">
            <text:p>CACHOEIRA DE MINA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09808" table:style-name="ce38">
            <text:p>3109808</text:p>
          </table:table-cell>
          <table:table-cell office:value-type="string" table:style-name="ce38">
            <text:p>CACHOEIRA DOURAD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09907" table:style-name="ce38">
            <text:p>3109907</text:p>
          </table:table-cell>
          <table:table-cell office:value-type="string" table:style-name="ce38">
            <text:p>CAETANOPOLI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10004" table:style-name="ce38">
            <text:p>3110004</text:p>
          </table:table-cell>
          <table:table-cell office:value-type="string" table:style-name="ce38">
            <text:p>CAETE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10103" table:style-name="ce38">
            <text:p>3110103</text:p>
          </table:table-cell>
          <table:table-cell office:value-type="string" table:style-name="ce38">
            <text:p>CAIAN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10202" table:style-name="ce38">
            <text:p>3110202</text:p>
          </table:table-cell>
          <table:table-cell office:value-type="string" table:style-name="ce38">
            <text:p>CAJURI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10301" table:style-name="ce38">
            <text:p>3110301</text:p>
          </table:table-cell>
          <table:table-cell office:value-type="string" table:style-name="ce38">
            <text:p>CALDA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10400" table:style-name="ce38">
            <text:p>3110400</text:p>
          </table:table-cell>
          <table:table-cell office:value-type="string" table:style-name="ce38">
            <text:p>CAMACH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10509" table:style-name="ce38">
            <text:p>3110509</text:p>
          </table:table-cell>
          <table:table-cell office:value-type="string" table:style-name="ce38">
            <text:p>CAMANDUCAI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10608" table:style-name="ce38">
            <text:p>3110608</text:p>
          </table:table-cell>
          <table:table-cell office:value-type="string" table:style-name="ce38">
            <text:p>CAMBUI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10707" table:style-name="ce38">
            <text:p>3110707</text:p>
          </table:table-cell>
          <table:table-cell office:value-type="string" table:style-name="ce38">
            <text:p>CAMBUQUIR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10806" table:style-name="ce38">
            <text:p>3110806</text:p>
          </table:table-cell>
          <table:table-cell office:value-type="string" table:style-name="ce38">
            <text:p>CAMPANARI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10905" table:style-name="ce38">
            <text:p>3110905</text:p>
          </table:table-cell>
          <table:table-cell office:value-type="string" table:style-name="ce38">
            <text:p>CAMPANH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11002" table:style-name="ce38">
            <text:p>3111002</text:p>
          </table:table-cell>
          <table:table-cell office:value-type="string" table:style-name="ce38">
            <text:p>CAMPESTRE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11101" table:style-name="ce38">
            <text:p>3111101</text:p>
          </table:table-cell>
          <table:table-cell office:value-type="string" table:style-name="ce38">
            <text:p>CAMPINA VERDE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11150" table:style-name="ce38">
            <text:p>3111150</text:p>
          </table:table-cell>
          <table:table-cell office:value-type="string" table:style-name="ce38">
            <text:p>CAMPO AZUL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11200" table:style-name="ce38">
            <text:p>3111200</text:p>
          </table:table-cell>
          <table:table-cell office:value-type="string" table:style-name="ce38">
            <text:p>CAMPO BEL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11309" table:style-name="ce38">
            <text:p>3111309</text:p>
          </table:table-cell>
          <table:table-cell office:value-type="string" table:style-name="ce38">
            <text:p>CAMPO DO MEI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11408" table:style-name="ce38">
            <text:p>3111408</text:p>
          </table:table-cell>
          <table:table-cell office:value-type="string" table:style-name="ce38">
            <text:p>CAMPO FLORID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11507" table:style-name="ce38">
            <text:p>3111507</text:p>
          </table:table-cell>
          <table:table-cell office:value-type="string" table:style-name="ce38">
            <text:p>CAMPOS ALTO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11606" table:style-name="ce38">
            <text:p>3111606</text:p>
          </table:table-cell>
          <table:table-cell office:value-type="string" table:style-name="ce38">
            <text:p>CAMPOS GERAI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11705" table:style-name="ce38">
            <text:p>3111705</text:p>
          </table:table-cell>
          <table:table-cell office:value-type="string" table:style-name="ce38">
            <text:p>CANA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11804" table:style-name="ce38">
            <text:p>3111804</text:p>
          </table:table-cell>
          <table:table-cell office:value-type="string" table:style-name="ce38">
            <text:p>CANAPOLI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11903" table:style-name="ce38">
            <text:p>3111903</text:p>
          </table:table-cell>
          <table:table-cell office:value-type="string" table:style-name="ce38">
            <text:p>CANA VERDE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12000" table:style-name="ce38">
            <text:p>3112000</text:p>
          </table:table-cell>
          <table:table-cell office:value-type="string" table:style-name="ce38">
            <text:p>CANDEIA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12059" table:style-name="ce38">
            <text:p>3112059</text:p>
          </table:table-cell>
          <table:table-cell office:value-type="string" table:style-name="ce38">
            <text:p>CANTAGAL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12109" table:style-name="ce38">
            <text:p>3112109</text:p>
          </table:table-cell>
          <table:table-cell office:value-type="string" table:style-name="ce38">
            <text:p>CAPARA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12208" table:style-name="ce38">
            <text:p>3112208</text:p>
          </table:table-cell>
          <table:table-cell office:value-type="string" table:style-name="ce38">
            <text:p>CAPELA NOV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12307" table:style-name="ce38">
            <text:p>3112307</text:p>
          </table:table-cell>
          <table:table-cell office:value-type="string" table:style-name="ce38">
            <text:p>CAPELINH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12406" table:style-name="ce38">
            <text:p>3112406</text:p>
          </table:table-cell>
          <table:table-cell office:value-type="string" table:style-name="ce38">
            <text:p>CAPETING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12505" table:style-name="ce38">
            <text:p>3112505</text:p>
          </table:table-cell>
          <table:table-cell office:value-type="string" table:style-name="ce38">
            <text:p>CAPIM BRANC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12604" table:style-name="ce38">
            <text:p>3112604</text:p>
          </table:table-cell>
          <table:table-cell office:value-type="string" table:style-name="ce38">
            <text:p>CAPINOPOLI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12653" table:style-name="ce38">
            <text:p>3112653</text:p>
          </table:table-cell>
          <table:table-cell office:value-type="string" table:style-name="ce38">
            <text:p>CAPITAO ANDRADE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12703" table:style-name="ce38">
            <text:p>3112703</text:p>
          </table:table-cell>
          <table:table-cell office:value-type="string" table:style-name="ce38">
            <text:p>CAPITAO ENEA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12802" table:style-name="ce38">
            <text:p>3112802</text:p>
          </table:table-cell>
          <table:table-cell office:value-type="string" table:style-name="ce38">
            <text:p>CAPITOLI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12901" table:style-name="ce38">
            <text:p>3112901</text:p>
          </table:table-cell>
          <table:table-cell office:value-type="string" table:style-name="ce38">
            <text:p>CAPUTIR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13008" table:style-name="ce38">
            <text:p>3113008</text:p>
          </table:table-cell>
          <table:table-cell office:value-type="string" table:style-name="ce38">
            <text:p>CARAI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13107" table:style-name="ce38">
            <text:p>3113107</text:p>
          </table:table-cell>
          <table:table-cell office:value-type="string" table:style-name="ce38">
            <text:p>CARANAIB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13206" table:style-name="ce38">
            <text:p>3113206</text:p>
          </table:table-cell>
          <table:table-cell office:value-type="string" table:style-name="ce38">
            <text:p>CARANDAI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13305" table:style-name="ce38">
            <text:p>3113305</text:p>
          </table:table-cell>
          <table:table-cell office:value-type="string" table:style-name="ce38">
            <text:p>CARANGOL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13404" table:style-name="ce38">
            <text:p>3113404</text:p>
          </table:table-cell>
          <table:table-cell office:value-type="string" table:style-name="ce38">
            <text:p>CARATING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13503" table:style-name="ce38">
            <text:p>3113503</text:p>
          </table:table-cell>
          <table:table-cell office:value-type="string" table:style-name="ce38">
            <text:p>CARBONIT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13602" table:style-name="ce38">
            <text:p>3113602</text:p>
          </table:table-cell>
          <table:table-cell office:value-type="string" table:style-name="ce38">
            <text:p>CAREACU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13701" table:style-name="ce38">
            <text:p>3113701</text:p>
          </table:table-cell>
          <table:table-cell office:value-type="string" table:style-name="ce38">
            <text:p>CARLOS CHAGA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13800" table:style-name="ce38">
            <text:p>3113800</text:p>
          </table:table-cell>
          <table:table-cell office:value-type="string" table:style-name="ce38">
            <text:p>CARMESI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13909" table:style-name="ce38">
            <text:p>3113909</text:p>
          </table:table-cell>
          <table:table-cell office:value-type="string" table:style-name="ce38">
            <text:p>CARMO DA CACHOEIR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14006" table:style-name="ce38">
            <text:p>3114006</text:p>
          </table:table-cell>
          <table:table-cell office:value-type="string" table:style-name="ce38">
            <text:p>CARMO DA MAT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14105" table:style-name="ce38">
            <text:p>3114105</text:p>
          </table:table-cell>
          <table:table-cell office:value-type="string" table:style-name="ce38">
            <text:p>CARMO DE MINA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14204" table:style-name="ce38">
            <text:p>3114204</text:p>
          </table:table-cell>
          <table:table-cell office:value-type="string" table:style-name="ce38">
            <text:p>CARMO DO CAJURU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14303" table:style-name="ce38">
            <text:p>3114303</text:p>
          </table:table-cell>
          <table:table-cell office:value-type="string" table:style-name="ce38">
            <text:p>CARMO DO PARANAIB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14402" table:style-name="ce38">
            <text:p>3114402</text:p>
          </table:table-cell>
          <table:table-cell office:value-type="string" table:style-name="ce38">
            <text:p>CARMO DO RIO CLAR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14501" table:style-name="ce38">
            <text:p>3114501</text:p>
          </table:table-cell>
          <table:table-cell office:value-type="string" table:style-name="ce38">
            <text:p>CARMOPOLIS DE MINA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14550" table:style-name="ce38">
            <text:p>3114550</text:p>
          </table:table-cell>
          <table:table-cell office:value-type="string" table:style-name="ce38">
            <text:p>CARNEIRINH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14600" table:style-name="ce38">
            <text:p>3114600</text:p>
          </table:table-cell>
          <table:table-cell office:value-type="string" table:style-name="ce38">
            <text:p>CARRANCA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14709" table:style-name="ce38">
            <text:p>3114709</text:p>
          </table:table-cell>
          <table:table-cell office:value-type="string" table:style-name="ce38">
            <text:p>CARVALHOPOLI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14808" table:style-name="ce38">
            <text:p>3114808</text:p>
          </table:table-cell>
          <table:table-cell office:value-type="string" table:style-name="ce38">
            <text:p>CARVALHO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14907" table:style-name="ce38">
            <text:p>3114907</text:p>
          </table:table-cell>
          <table:table-cell office:value-type="string" table:style-name="ce38">
            <text:p>CASA GRANDE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15003" table:style-name="ce38">
            <text:p>3115003</text:p>
          </table:table-cell>
          <table:table-cell office:value-type="string" table:style-name="ce38">
            <text:p>CASCALHO RIC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15102" table:style-name="ce38">
            <text:p>3115102</text:p>
          </table:table-cell>
          <table:table-cell office:value-type="string" table:style-name="ce38">
            <text:p>CASSI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15201" table:style-name="ce38">
            <text:p>3115201</text:p>
          </table:table-cell>
          <table:table-cell office:value-type="string" table:style-name="ce38">
            <text:p>CONCEICAO DA BARRA DE MINA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15300" table:style-name="ce38">
            <text:p>3115300</text:p>
          </table:table-cell>
          <table:table-cell office:value-type="string" table:style-name="ce38">
            <text:p>CATAGUASE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15359" table:style-name="ce38">
            <text:p>3115359</text:p>
          </table:table-cell>
          <table:table-cell office:value-type="string" table:style-name="ce38">
            <text:p>CATAS ALTA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15409" table:style-name="ce38">
            <text:p>3115409</text:p>
          </table:table-cell>
          <table:table-cell office:value-type="string" table:style-name="ce38">
            <text:p>CATAS ALTAS DA NORUEG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15458" table:style-name="ce38">
            <text:p>3115458</text:p>
          </table:table-cell>
          <table:table-cell office:value-type="string" table:style-name="ce38">
            <text:p>CATUJI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15474" table:style-name="ce38">
            <text:p>3115474</text:p>
          </table:table-cell>
          <table:table-cell office:value-type="string" table:style-name="ce38">
            <text:p>CATUTI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15508" table:style-name="ce38">
            <text:p>3115508</text:p>
          </table:table-cell>
          <table:table-cell office:value-type="string" table:style-name="ce38">
            <text:p>CAXAMBU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15607" table:style-name="ce38">
            <text:p>3115607</text:p>
          </table:table-cell>
          <table:table-cell office:value-type="string" table:style-name="ce38">
            <text:p>CEDRO DO ABAETE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15706" table:style-name="ce38">
            <text:p>3115706</text:p>
          </table:table-cell>
          <table:table-cell office:value-type="string" table:style-name="ce38">
            <text:p>CENTRAL DE MINA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15805" table:style-name="ce38">
            <text:p>3115805</text:p>
          </table:table-cell>
          <table:table-cell office:value-type="string" table:style-name="ce38">
            <text:p>CENTRALIN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15904" table:style-name="ce38">
            <text:p>3115904</text:p>
          </table:table-cell>
          <table:table-cell office:value-type="string" table:style-name="ce38">
            <text:p>CHACAR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16001" table:style-name="ce38">
            <text:p>3116001</text:p>
          </table:table-cell>
          <table:table-cell office:value-type="string" table:style-name="ce38">
            <text:p>CHALE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16100" table:style-name="ce38">
            <text:p>3116100</text:p>
          </table:table-cell>
          <table:table-cell office:value-type="string" table:style-name="ce38">
            <text:p>CHAPADA DO NORTE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16159" table:style-name="ce38">
            <text:p>3116159</text:p>
          </table:table-cell>
          <table:table-cell office:value-type="string" table:style-name="ce38">
            <text:p>CHAPADA GAUCH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16209" table:style-name="ce38">
            <text:p>3116209</text:p>
          </table:table-cell>
          <table:table-cell office:value-type="string" table:style-name="ce38">
            <text:p>CHIADOR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16308" table:style-name="ce38">
            <text:p>3116308</text:p>
          </table:table-cell>
          <table:table-cell office:value-type="string" table:style-name="ce38">
            <text:p>CIPOTANE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16407" table:style-name="ce38">
            <text:p>3116407</text:p>
          </table:table-cell>
          <table:table-cell office:value-type="string" table:style-name="ce38">
            <text:p>CLARAVAL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16506" table:style-name="ce38">
            <text:p>3116506</text:p>
          </table:table-cell>
          <table:table-cell office:value-type="string" table:style-name="ce38">
            <text:p>CLARO DO POCOE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16605" table:style-name="ce38">
            <text:p>3116605</text:p>
          </table:table-cell>
          <table:table-cell office:value-type="string" table:style-name="ce38">
            <text:p>CLAUDI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16704" table:style-name="ce38">
            <text:p>3116704</text:p>
          </table:table-cell>
          <table:table-cell office:value-type="string" table:style-name="ce38">
            <text:p>COIMBR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16803" table:style-name="ce38">
            <text:p>3116803</text:p>
          </table:table-cell>
          <table:table-cell office:value-type="string" table:style-name="ce38">
            <text:p>COLUN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16902" table:style-name="ce38">
            <text:p>3116902</text:p>
          </table:table-cell>
          <table:table-cell office:value-type="string" table:style-name="ce38">
            <text:p>COMENDADOR GOME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17009" table:style-name="ce38">
            <text:p>3117009</text:p>
          </table:table-cell>
          <table:table-cell office:value-type="string" table:style-name="ce38">
            <text:p>COMERCINH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17108" table:style-name="ce38">
            <text:p>3117108</text:p>
          </table:table-cell>
          <table:table-cell office:value-type="string" table:style-name="ce38">
            <text:p>CONCEICAO DA APARECID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17207" table:style-name="ce38">
            <text:p>3117207</text:p>
          </table:table-cell>
          <table:table-cell office:value-type="string" table:style-name="ce38">
            <text:p>CONCEICAO DAS PEDRA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17306" table:style-name="ce38">
            <text:p>3117306</text:p>
          </table:table-cell>
          <table:table-cell office:value-type="string" table:style-name="ce38">
            <text:p>CONCEICAO DAS ALAGOA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17405" table:style-name="ce38">
            <text:p>3117405</text:p>
          </table:table-cell>
          <table:table-cell office:value-type="string" table:style-name="ce38">
            <text:p>CONCEICAO DE IPANEM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17504" table:style-name="ce38">
            <text:p>3117504</text:p>
          </table:table-cell>
          <table:table-cell office:value-type="string" table:style-name="ce38">
            <text:p>CONCEICAO DO MATO DENTR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17603" table:style-name="ce38">
            <text:p>3117603</text:p>
          </table:table-cell>
          <table:table-cell office:value-type="string" table:style-name="ce38">
            <text:p>CONCEICAO DO PAR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17702" table:style-name="ce38">
            <text:p>3117702</text:p>
          </table:table-cell>
          <table:table-cell office:value-type="string" table:style-name="ce38">
            <text:p>CONCEICAO DO RIO VERDE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17801" table:style-name="ce38">
            <text:p>3117801</text:p>
          </table:table-cell>
          <table:table-cell office:value-type="string" table:style-name="ce38">
            <text:p>CONCEICAO DO OURO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17836" table:style-name="ce38">
            <text:p>3117836</text:p>
          </table:table-cell>
          <table:table-cell office:value-type="string" table:style-name="ce38">
            <text:p>CONEGO MARINH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17876" table:style-name="ce38">
            <text:p>3117876</text:p>
          </table:table-cell>
          <table:table-cell office:value-type="string" table:style-name="ce38">
            <text:p>CONFIN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17900" table:style-name="ce38">
            <text:p>3117900</text:p>
          </table:table-cell>
          <table:table-cell office:value-type="string" table:style-name="ce38">
            <text:p>CONGONHAL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18007" table:style-name="ce38">
            <text:p>3118007</text:p>
          </table:table-cell>
          <table:table-cell office:value-type="string" table:style-name="ce38">
            <text:p>CONGONHA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18106" table:style-name="ce38">
            <text:p>3118106</text:p>
          </table:table-cell>
          <table:table-cell office:value-type="string" table:style-name="ce38">
            <text:p>CONGONHAS DO NORTE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18205" table:style-name="ce38">
            <text:p>3118205</text:p>
          </table:table-cell>
          <table:table-cell office:value-type="string" table:style-name="ce38">
            <text:p>CONQUIST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18304" table:style-name="ce38">
            <text:p>3118304</text:p>
          </table:table-cell>
          <table:table-cell office:value-type="string" table:style-name="ce38">
            <text:p>CONSELHEIRO LAFAIETE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18403" table:style-name="ce38">
            <text:p>3118403</text:p>
          </table:table-cell>
          <table:table-cell office:value-type="string" table:style-name="ce38">
            <text:p>CONSELHEIRO PEN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18502" table:style-name="ce38">
            <text:p>3118502</text:p>
          </table:table-cell>
          <table:table-cell office:value-type="string" table:style-name="ce38">
            <text:p>CONSOLACA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18601" table:style-name="ce38">
            <text:p>3118601</text:p>
          </table:table-cell>
          <table:table-cell office:value-type="string" table:style-name="ce38">
            <text:p>CONTAGEM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18700" table:style-name="ce38">
            <text:p>3118700</text:p>
          </table:table-cell>
          <table:table-cell office:value-type="string" table:style-name="ce38">
            <text:p>COQUEIRAL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18809" table:style-name="ce38">
            <text:p>3118809</text:p>
          </table:table-cell>
          <table:table-cell office:value-type="string" table:style-name="ce38">
            <text:p>CORACAO DE JESU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18908" table:style-name="ce38">
            <text:p>3118908</text:p>
          </table:table-cell>
          <table:table-cell office:value-type="string" table:style-name="ce38">
            <text:p>CORDISBURG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19005" table:style-name="ce38">
            <text:p>3119005</text:p>
          </table:table-cell>
          <table:table-cell office:value-type="string" table:style-name="ce38">
            <text:p>CORDISLANDI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19104" table:style-name="ce38">
            <text:p>3119104</text:p>
          </table:table-cell>
          <table:table-cell office:value-type="string" table:style-name="ce38">
            <text:p>CORINT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19203" table:style-name="ce38">
            <text:p>3119203</text:p>
          </table:table-cell>
          <table:table-cell office:value-type="string" table:style-name="ce38">
            <text:p>COROACI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19302" table:style-name="ce38">
            <text:p>3119302</text:p>
          </table:table-cell>
          <table:table-cell office:value-type="string" table:style-name="ce38">
            <text:p>COROMANDEL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19401" table:style-name="ce38">
            <text:p>3119401</text:p>
          </table:table-cell>
          <table:table-cell office:value-type="string" table:style-name="ce38">
            <text:p>CORONEL FABRICIAN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19500" table:style-name="ce38">
            <text:p>3119500</text:p>
          </table:table-cell>
          <table:table-cell office:value-type="string" table:style-name="ce38">
            <text:p>CORONEL MURT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19609" table:style-name="ce38">
            <text:p>3119609</text:p>
          </table:table-cell>
          <table:table-cell office:value-type="string" table:style-name="ce38">
            <text:p>CORONEL PACHEC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19708" table:style-name="ce38">
            <text:p>3119708</text:p>
          </table:table-cell>
          <table:table-cell office:value-type="string" table:style-name="ce38">
            <text:p>CORONEL XAVIER CHAVE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19807" table:style-name="ce38">
            <text:p>3119807</text:p>
          </table:table-cell>
          <table:table-cell office:value-type="string" table:style-name="ce38">
            <text:p>CORREGO DANT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19906" table:style-name="ce38">
            <text:p>3119906</text:p>
          </table:table-cell>
          <table:table-cell office:value-type="string" table:style-name="ce38">
            <text:p>CORREGO DO BOM JESU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19955" table:style-name="ce38">
            <text:p>3119955</text:p>
          </table:table-cell>
          <table:table-cell office:value-type="string" table:style-name="ce38">
            <text:p>CORREGO FUND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20003" table:style-name="ce38">
            <text:p>3120003</text:p>
          </table:table-cell>
          <table:table-cell office:value-type="string" table:style-name="ce38">
            <text:p>CORREGO NOV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20102" table:style-name="ce38">
            <text:p>3120102</text:p>
          </table:table-cell>
          <table:table-cell office:value-type="string" table:style-name="ce38">
            <text:p>COUTO DE MAGALHAES DE MINA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20151" table:style-name="ce38">
            <text:p>3120151</text:p>
          </table:table-cell>
          <table:table-cell office:value-type="string" table:style-name="ce38">
            <text:p>CRISOLIT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20201" table:style-name="ce38">
            <text:p>3120201</text:p>
          </table:table-cell>
          <table:table-cell office:value-type="string" table:style-name="ce38">
            <text:p>CRISTAI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20300" table:style-name="ce38">
            <text:p>3120300</text:p>
          </table:table-cell>
          <table:table-cell office:value-type="string" table:style-name="ce38">
            <text:p>CRISTALI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20409" table:style-name="ce38">
            <text:p>3120409</text:p>
          </table:table-cell>
          <table:table-cell office:value-type="string" table:style-name="ce38">
            <text:p>CRISTIANO OTONI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20508" table:style-name="ce38">
            <text:p>3120508</text:p>
          </table:table-cell>
          <table:table-cell office:value-type="string" table:style-name="ce38">
            <text:p>CRISTIN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20607" table:style-name="ce38">
            <text:p>3120607</text:p>
          </table:table-cell>
          <table:table-cell office:value-type="string" table:style-name="ce38">
            <text:p>CRUCILANDI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20706" table:style-name="ce38">
            <text:p>3120706</text:p>
          </table:table-cell>
          <table:table-cell office:value-type="string" table:style-name="ce38">
            <text:p>CRUZEIRO DA FORTALEZ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20805" table:style-name="ce38">
            <text:p>3120805</text:p>
          </table:table-cell>
          <table:table-cell office:value-type="string" table:style-name="ce38">
            <text:p>CRUZILI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20839" table:style-name="ce38">
            <text:p>3120839</text:p>
          </table:table-cell>
          <table:table-cell office:value-type="string" table:style-name="ce38">
            <text:p>CUPARAQUE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20870" table:style-name="ce38">
            <text:p>3120870</text:p>
          </table:table-cell>
          <table:table-cell office:value-type="string" table:style-name="ce38">
            <text:p>CURRAL DE DENTR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20904" table:style-name="ce38">
            <text:p>3120904</text:p>
          </table:table-cell>
          <table:table-cell office:value-type="string" table:style-name="ce38">
            <text:p>CURVEL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21001" table:style-name="ce38">
            <text:p>3121001</text:p>
          </table:table-cell>
          <table:table-cell office:value-type="string" table:style-name="ce38">
            <text:p>DATA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21100" table:style-name="ce38">
            <text:p>3121100</text:p>
          </table:table-cell>
          <table:table-cell office:value-type="string" table:style-name="ce38">
            <text:p>DELFIM MOREIR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21209" table:style-name="ce38">
            <text:p>3121209</text:p>
          </table:table-cell>
          <table:table-cell office:value-type="string" table:style-name="ce38">
            <text:p>DELFINOPOLI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21258" table:style-name="ce38">
            <text:p>3121258</text:p>
          </table:table-cell>
          <table:table-cell office:value-type="string" table:style-name="ce38">
            <text:p>DELT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21308" table:style-name="ce38">
            <text:p>3121308</text:p>
          </table:table-cell>
          <table:table-cell office:value-type="string" table:style-name="ce38">
            <text:p>DESCOBERT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21407" table:style-name="ce38">
            <text:p>3121407</text:p>
          </table:table-cell>
          <table:table-cell office:value-type="string" table:style-name="ce38">
            <text:p>DESTERRO DE ENTRE RIO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21506" table:style-name="ce38">
            <text:p>3121506</text:p>
          </table:table-cell>
          <table:table-cell office:value-type="string" table:style-name="ce38">
            <text:p>DESTERRO DO MEL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21605" table:style-name="ce38">
            <text:p>3121605</text:p>
          </table:table-cell>
          <table:table-cell office:value-type="string" table:style-name="ce38">
            <text:p>DIAMANTIN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21704" table:style-name="ce38">
            <text:p>3121704</text:p>
          </table:table-cell>
          <table:table-cell office:value-type="string" table:style-name="ce38">
            <text:p>DIOGO DE VASCONCELO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21803" table:style-name="ce38">
            <text:p>3121803</text:p>
          </table:table-cell>
          <table:table-cell office:value-type="string" table:style-name="ce38">
            <text:p>DIONISI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21902" table:style-name="ce38">
            <text:p>3121902</text:p>
          </table:table-cell>
          <table:table-cell office:value-type="string" table:style-name="ce38">
            <text:p>DIVINESI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22009" table:style-name="ce38">
            <text:p>3122009</text:p>
          </table:table-cell>
          <table:table-cell office:value-type="string" table:style-name="ce38">
            <text:p>DIVIN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22108" table:style-name="ce38">
            <text:p>3122108</text:p>
          </table:table-cell>
          <table:table-cell office:value-type="string" table:style-name="ce38">
            <text:p>DIVINO DAS LARANJEIRA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22207" table:style-name="ce38">
            <text:p>3122207</text:p>
          </table:table-cell>
          <table:table-cell office:value-type="string" table:style-name="ce38">
            <text:p>DIVINOLANDIA DE MINA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22306" table:style-name="ce38">
            <text:p>3122306</text:p>
          </table:table-cell>
          <table:table-cell office:value-type="string" table:style-name="ce38">
            <text:p>DIVINOPOLI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22355" table:style-name="ce38">
            <text:p>3122355</text:p>
          </table:table-cell>
          <table:table-cell office:value-type="string" table:style-name="ce38">
            <text:p>DIVISA ALEGRE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22405" table:style-name="ce38">
            <text:p>3122405</text:p>
          </table:table-cell>
          <table:table-cell office:value-type="string" table:style-name="ce38">
            <text:p>DIVISA NOV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22454" table:style-name="ce38">
            <text:p>3122454</text:p>
          </table:table-cell>
          <table:table-cell office:value-type="string" table:style-name="ce38">
            <text:p>DIVISOPOLI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22470" table:style-name="ce38">
            <text:p>3122470</text:p>
          </table:table-cell>
          <table:table-cell office:value-type="string" table:style-name="ce38">
            <text:p>DOM BOSC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22504" table:style-name="ce38">
            <text:p>3122504</text:p>
          </table:table-cell>
          <table:table-cell office:value-type="string" table:style-name="ce38">
            <text:p>DOM CAVATI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22603" table:style-name="ce38">
            <text:p>3122603</text:p>
          </table:table-cell>
          <table:table-cell office:value-type="string" table:style-name="ce38">
            <text:p>DOM JOAQUIM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22702" table:style-name="ce38">
            <text:p>3122702</text:p>
          </table:table-cell>
          <table:table-cell office:value-type="string" table:style-name="ce38">
            <text:p>DOM SILVERI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22801" table:style-name="ce38">
            <text:p>3122801</text:p>
          </table:table-cell>
          <table:table-cell office:value-type="string" table:style-name="ce38">
            <text:p>DOM VICOS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22900" table:style-name="ce38">
            <text:p>3122900</text:p>
          </table:table-cell>
          <table:table-cell office:value-type="string" table:style-name="ce38">
            <text:p>DONA EUSEBI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23007" table:style-name="ce38">
            <text:p>3123007</text:p>
          </table:table-cell>
          <table:table-cell office:value-type="string" table:style-name="ce38">
            <text:p>DORES DE CAMPO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23106" table:style-name="ce38">
            <text:p>3123106</text:p>
          </table:table-cell>
          <table:table-cell office:value-type="string" table:style-name="ce38">
            <text:p>DORES DE GUANHAE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23205" table:style-name="ce38">
            <text:p>3123205</text:p>
          </table:table-cell>
          <table:table-cell office:value-type="string" table:style-name="ce38">
            <text:p>DORES DO INDAI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23304" table:style-name="ce38">
            <text:p>3123304</text:p>
          </table:table-cell>
          <table:table-cell office:value-type="string" table:style-name="ce38">
            <text:p>DORES DO TURV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23403" table:style-name="ce38">
            <text:p>3123403</text:p>
          </table:table-cell>
          <table:table-cell office:value-type="string" table:style-name="ce38">
            <text:p>DORESOPOLI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23502" table:style-name="ce38">
            <text:p>3123502</text:p>
          </table:table-cell>
          <table:table-cell office:value-type="string" table:style-name="ce38">
            <text:p>DOURADOQUAR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23528" table:style-name="ce38">
            <text:p>3123528</text:p>
          </table:table-cell>
          <table:table-cell office:value-type="string" table:style-name="ce38">
            <text:p>DURANDE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23601" table:style-name="ce38">
            <text:p>3123601</text:p>
          </table:table-cell>
          <table:table-cell office:value-type="string" table:style-name="ce38">
            <text:p>ELOI MENDE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23700" table:style-name="ce38">
            <text:p>3123700</text:p>
          </table:table-cell>
          <table:table-cell office:value-type="string" table:style-name="ce38">
            <text:p>ENGENHEIRO CALDA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23809" table:style-name="ce38">
            <text:p>3123809</text:p>
          </table:table-cell>
          <table:table-cell office:value-type="string" table:style-name="ce38">
            <text:p>ENGENHEIRO NAVARR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23858" table:style-name="ce38">
            <text:p>3123858</text:p>
          </table:table-cell>
          <table:table-cell office:value-type="string" table:style-name="ce38">
            <text:p>ENTRE FOLHA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23908" table:style-name="ce38">
            <text:p>3123908</text:p>
          </table:table-cell>
          <table:table-cell office:value-type="string" table:style-name="ce38">
            <text:p>ENTRE RIOS DE MINA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24005" table:style-name="ce38">
            <text:p>3124005</text:p>
          </table:table-cell>
          <table:table-cell office:value-type="string" table:style-name="ce38">
            <text:p>ERVALI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24104" table:style-name="ce38">
            <text:p>3124104</text:p>
          </table:table-cell>
          <table:table-cell office:value-type="string" table:style-name="ce38">
            <text:p>ESMERALDA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24203" table:style-name="ce38">
            <text:p>3124203</text:p>
          </table:table-cell>
          <table:table-cell office:value-type="string" table:style-name="ce38">
            <text:p>ESPERA FELIZ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24302" table:style-name="ce38">
            <text:p>3124302</text:p>
          </table:table-cell>
          <table:table-cell office:value-type="string" table:style-name="ce38">
            <text:p>ESPINOS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24401" table:style-name="ce38">
            <text:p>3124401</text:p>
          </table:table-cell>
          <table:table-cell office:value-type="string" table:style-name="ce38">
            <text:p>ESPIRITO SANTO DO DOURAD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24500" table:style-name="ce38">
            <text:p>3124500</text:p>
          </table:table-cell>
          <table:table-cell office:value-type="string" table:style-name="ce38">
            <text:p>ESTIV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24609" table:style-name="ce38">
            <text:p>3124609</text:p>
          </table:table-cell>
          <table:table-cell office:value-type="string" table:style-name="ce38">
            <text:p>ESTRELA DALV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24708" table:style-name="ce38">
            <text:p>3124708</text:p>
          </table:table-cell>
          <table:table-cell office:value-type="string" table:style-name="ce38">
            <text:p>ESTRELA DO INDAI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24807" table:style-name="ce38">
            <text:p>3124807</text:p>
          </table:table-cell>
          <table:table-cell office:value-type="string" table:style-name="ce38">
            <text:p>ESTRELA DO SUL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24906" table:style-name="ce38">
            <text:p>3124906</text:p>
          </table:table-cell>
          <table:table-cell office:value-type="string" table:style-name="ce38">
            <text:p>EUGENOPOLI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25002" table:style-name="ce38">
            <text:p>3125002</text:p>
          </table:table-cell>
          <table:table-cell office:value-type="string" table:style-name="ce38">
            <text:p>EWBANK DA CAMAR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25101" table:style-name="ce38">
            <text:p>3125101</text:p>
          </table:table-cell>
          <table:table-cell office:value-type="string" table:style-name="ce38">
            <text:p>EXTREM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25200" table:style-name="ce38">
            <text:p>3125200</text:p>
          </table:table-cell>
          <table:table-cell office:value-type="string" table:style-name="ce38">
            <text:p>FAM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25309" table:style-name="ce38">
            <text:p>3125309</text:p>
          </table:table-cell>
          <table:table-cell office:value-type="string" table:style-name="ce38">
            <text:p>FARIA LEMO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25408" table:style-name="ce38">
            <text:p>3125408</text:p>
          </table:table-cell>
          <table:table-cell office:value-type="string" table:style-name="ce38">
            <text:p>FELICIO DO SANTO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25507" table:style-name="ce38">
            <text:p>3125507</text:p>
          </table:table-cell>
          <table:table-cell office:value-type="string" table:style-name="ce38">
            <text:p>SAO GONCALO DO RIO PRET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25606" table:style-name="ce38">
            <text:p>3125606</text:p>
          </table:table-cell>
          <table:table-cell office:value-type="string" table:style-name="ce38">
            <text:p>FELISBURG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25705" table:style-name="ce38">
            <text:p>3125705</text:p>
          </table:table-cell>
          <table:table-cell office:value-type="string" table:style-name="ce38">
            <text:p>FELIXLANDI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25804" table:style-name="ce38">
            <text:p>3125804</text:p>
          </table:table-cell>
          <table:table-cell office:value-type="string" table:style-name="ce38">
            <text:p>FERNANDES TOURINH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25903" table:style-name="ce38">
            <text:p>3125903</text:p>
          </table:table-cell>
          <table:table-cell office:value-type="string" table:style-name="ce38">
            <text:p>FERRO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25952" table:style-name="ce38">
            <text:p>3125952</text:p>
          </table:table-cell>
          <table:table-cell office:value-type="string" table:style-name="ce38">
            <text:p>FERVEDOUR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26000" table:style-name="ce38">
            <text:p>3126000</text:p>
          </table:table-cell>
          <table:table-cell office:value-type="string" table:style-name="ce38">
            <text:p>FLORESTAL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26109" table:style-name="ce38">
            <text:p>3126109</text:p>
          </table:table-cell>
          <table:table-cell office:value-type="string" table:style-name="ce38">
            <text:p>FORMIG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26208" table:style-name="ce38">
            <text:p>3126208</text:p>
          </table:table-cell>
          <table:table-cell office:value-type="string" table:style-name="ce38">
            <text:p>FORMOS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26307" table:style-name="ce38">
            <text:p>3126307</text:p>
          </table:table-cell>
          <table:table-cell office:value-type="string" table:style-name="ce38">
            <text:p>FORTALEZA DE MINA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26406" table:style-name="ce38">
            <text:p>3126406</text:p>
          </table:table-cell>
          <table:table-cell office:value-type="string" table:style-name="ce38">
            <text:p>FORTUNA DE MINA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26505" table:style-name="ce38">
            <text:p>3126505</text:p>
          </table:table-cell>
          <table:table-cell office:value-type="string" table:style-name="ce38">
            <text:p>FRANCISCO BADAR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26604" table:style-name="ce38">
            <text:p>3126604</text:p>
          </table:table-cell>
          <table:table-cell office:value-type="string" table:style-name="ce38">
            <text:p>FRANCISCO DUMONT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26703" table:style-name="ce38">
            <text:p>3126703</text:p>
          </table:table-cell>
          <table:table-cell office:value-type="string" table:style-name="ce38">
            <text:p>FRANCISCO S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26752" table:style-name="ce38">
            <text:p>3126752</text:p>
          </table:table-cell>
          <table:table-cell office:value-type="string" table:style-name="ce38">
            <text:p>FRANCISCOPOLI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26802" table:style-name="ce38">
            <text:p>3126802</text:p>
          </table:table-cell>
          <table:table-cell office:value-type="string" table:style-name="ce38">
            <text:p>FREI GASPAR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26901" table:style-name="ce38">
            <text:p>3126901</text:p>
          </table:table-cell>
          <table:table-cell office:value-type="string" table:style-name="ce38">
            <text:p>FREI INOCENCI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26950" table:style-name="ce38">
            <text:p>3126950</text:p>
          </table:table-cell>
          <table:table-cell office:value-type="string" table:style-name="ce38">
            <text:p>FREI LAGONEGR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27008" table:style-name="ce38">
            <text:p>3127008</text:p>
          </table:table-cell>
          <table:table-cell office:value-type="string" table:style-name="ce38">
            <text:p>FRONTEIR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27057" table:style-name="ce38">
            <text:p>3127057</text:p>
          </table:table-cell>
          <table:table-cell office:value-type="string" table:style-name="ce38">
            <text:p>FRONTEIRA DO VALE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27073" table:style-name="ce38">
            <text:p>3127073</text:p>
          </table:table-cell>
          <table:table-cell office:value-type="string" table:style-name="ce38">
            <text:p>FRUTA DE LEITE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27107" table:style-name="ce38">
            <text:p>3127107</text:p>
          </table:table-cell>
          <table:table-cell office:value-type="string" table:style-name="ce38">
            <text:p>FRUTAL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27206" table:style-name="ce38">
            <text:p>3127206</text:p>
          </table:table-cell>
          <table:table-cell office:value-type="string" table:style-name="ce38">
            <text:p>FUNILANDI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27305" table:style-name="ce38">
            <text:p>3127305</text:p>
          </table:table-cell>
          <table:table-cell office:value-type="string" table:style-name="ce38">
            <text:p>GALILEI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27339" table:style-name="ce38">
            <text:p>3127339</text:p>
          </table:table-cell>
          <table:table-cell office:value-type="string" table:style-name="ce38">
            <text:p>GAMELEIRA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27354" table:style-name="ce38">
            <text:p>3127354</text:p>
          </table:table-cell>
          <table:table-cell office:value-type="string" table:style-name="ce38">
            <text:p>GLAUCILANDI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27370" table:style-name="ce38">
            <text:p>3127370</text:p>
          </table:table-cell>
          <table:table-cell office:value-type="string" table:style-name="ce38">
            <text:p>GOIABEIR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27388" table:style-name="ce38">
            <text:p>3127388</text:p>
          </table:table-cell>
          <table:table-cell office:value-type="string" table:style-name="ce38">
            <text:p>GOIAN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27404" table:style-name="ce38">
            <text:p>3127404</text:p>
          </table:table-cell>
          <table:table-cell office:value-type="string" table:style-name="ce38">
            <text:p>GONCALVE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27503" table:style-name="ce38">
            <text:p>3127503</text:p>
          </table:table-cell>
          <table:table-cell office:value-type="string" table:style-name="ce38">
            <text:p>GONZAG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27602" table:style-name="ce38">
            <text:p>3127602</text:p>
          </table:table-cell>
          <table:table-cell office:value-type="string" table:style-name="ce38">
            <text:p>GOUVEI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27701" table:style-name="ce38">
            <text:p>3127701</text:p>
          </table:table-cell>
          <table:table-cell office:value-type="string" table:style-name="ce38">
            <text:p>GOVERNADOR VALADARE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27800" table:style-name="ce38">
            <text:p>3127800</text:p>
          </table:table-cell>
          <table:table-cell office:value-type="string" table:style-name="ce38">
            <text:p>GRAO MOGOL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27909" table:style-name="ce38">
            <text:p>3127909</text:p>
          </table:table-cell>
          <table:table-cell office:value-type="string" table:style-name="ce38">
            <text:p>GRUPIAR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28006" table:style-name="ce38">
            <text:p>3128006</text:p>
          </table:table-cell>
          <table:table-cell office:value-type="string" table:style-name="ce38">
            <text:p>GUANHAE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28105" table:style-name="ce38">
            <text:p>3128105</text:p>
          </table:table-cell>
          <table:table-cell office:value-type="string" table:style-name="ce38">
            <text:p>GUAPE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28204" table:style-name="ce38">
            <text:p>3128204</text:p>
          </table:table-cell>
          <table:table-cell office:value-type="string" table:style-name="ce38">
            <text:p>GUARACIAB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28253" table:style-name="ce38">
            <text:p>3128253</text:p>
          </table:table-cell>
          <table:table-cell office:value-type="string" table:style-name="ce38">
            <text:p>GUARACIAM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28303" table:style-name="ce38">
            <text:p>3128303</text:p>
          </table:table-cell>
          <table:table-cell office:value-type="string" table:style-name="ce38">
            <text:p>GUARANESI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28402" table:style-name="ce38">
            <text:p>3128402</text:p>
          </table:table-cell>
          <table:table-cell office:value-type="string" table:style-name="ce38">
            <text:p>GUARANI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28501" table:style-name="ce38">
            <text:p>3128501</text:p>
          </table:table-cell>
          <table:table-cell office:value-type="string" table:style-name="ce38">
            <text:p>GUARAR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28600" table:style-name="ce38">
            <text:p>3128600</text:p>
          </table:table-cell>
          <table:table-cell office:value-type="string" table:style-name="ce38">
            <text:p>GUARDA-MOR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28709" table:style-name="ce38">
            <text:p>3128709</text:p>
          </table:table-cell>
          <table:table-cell office:value-type="string" table:style-name="ce38">
            <text:p>GUAXUPE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28808" table:style-name="ce38">
            <text:p>3128808</text:p>
          </table:table-cell>
          <table:table-cell office:value-type="string" table:style-name="ce38">
            <text:p>GUIDOVAL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28907" table:style-name="ce38">
            <text:p>3128907</text:p>
          </table:table-cell>
          <table:table-cell office:value-type="string" table:style-name="ce38">
            <text:p>GUIMARANI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29004" table:style-name="ce38">
            <text:p>3129004</text:p>
          </table:table-cell>
          <table:table-cell office:value-type="string" table:style-name="ce38">
            <text:p>GUIRICEM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29103" table:style-name="ce38">
            <text:p>3129103</text:p>
          </table:table-cell>
          <table:table-cell office:value-type="string" table:style-name="ce38">
            <text:p>GURINHAT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29202" table:style-name="ce38">
            <text:p>3129202</text:p>
          </table:table-cell>
          <table:table-cell office:value-type="string" table:style-name="ce38">
            <text:p>HELIODOR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29301" table:style-name="ce38">
            <text:p>3129301</text:p>
          </table:table-cell>
          <table:table-cell office:value-type="string" table:style-name="ce38">
            <text:p>IAPU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29400" table:style-name="ce38">
            <text:p>3129400</text:p>
          </table:table-cell>
          <table:table-cell office:value-type="string" table:style-name="ce38">
            <text:p>IBERTIOG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29509" table:style-name="ce38">
            <text:p>3129509</text:p>
          </table:table-cell>
          <table:table-cell office:value-type="string" table:style-name="ce38">
            <text:p>IBI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29608" table:style-name="ce38">
            <text:p>3129608</text:p>
          </table:table-cell>
          <table:table-cell office:value-type="string" table:style-name="ce38">
            <text:p>IBIAI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29657" table:style-name="ce38">
            <text:p>3129657</text:p>
          </table:table-cell>
          <table:table-cell office:value-type="string" table:style-name="ce38">
            <text:p>IBIRACATU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29707" table:style-name="ce38">
            <text:p>3129707</text:p>
          </table:table-cell>
          <table:table-cell office:value-type="string" table:style-name="ce38">
            <text:p>IBIRACI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29806" table:style-name="ce38">
            <text:p>3129806</text:p>
          </table:table-cell>
          <table:table-cell office:value-type="string" table:style-name="ce38">
            <text:p>IBIRITE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29905" table:style-name="ce38">
            <text:p>3129905</text:p>
          </table:table-cell>
          <table:table-cell office:value-type="string" table:style-name="ce38">
            <text:p>IBITIURA DE MINA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30002" table:style-name="ce38">
            <text:p>3130002</text:p>
          </table:table-cell>
          <table:table-cell office:value-type="string" table:style-name="ce38">
            <text:p>IBITURUN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30051" table:style-name="ce38">
            <text:p>3130051</text:p>
          </table:table-cell>
          <table:table-cell office:value-type="string" table:style-name="ce38">
            <text:p>ICARAI DE MINA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30101" table:style-name="ce38">
            <text:p>3130101</text:p>
          </table:table-cell>
          <table:table-cell office:value-type="string" table:style-name="ce38">
            <text:p>IGARAPE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30200" table:style-name="ce38">
            <text:p>3130200</text:p>
          </table:table-cell>
          <table:table-cell office:value-type="string" table:style-name="ce38">
            <text:p>IGARATING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30309" table:style-name="ce38">
            <text:p>3130309</text:p>
          </table:table-cell>
          <table:table-cell office:value-type="string" table:style-name="ce38">
            <text:p>IGUATAM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30408" table:style-name="ce38">
            <text:p>3130408</text:p>
          </table:table-cell>
          <table:table-cell office:value-type="string" table:style-name="ce38">
            <text:p>IJACI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30507" table:style-name="ce38">
            <text:p>3130507</text:p>
          </table:table-cell>
          <table:table-cell office:value-type="string" table:style-name="ce38">
            <text:p>ILICINE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30556" table:style-name="ce38">
            <text:p>3130556</text:p>
          </table:table-cell>
          <table:table-cell office:value-type="string" table:style-name="ce38">
            <text:p>IMBE DE MINA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30606" table:style-name="ce38">
            <text:p>3130606</text:p>
          </table:table-cell>
          <table:table-cell office:value-type="string" table:style-name="ce38">
            <text:p>INCONFIDENTE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30655" table:style-name="ce38">
            <text:p>3130655</text:p>
          </table:table-cell>
          <table:table-cell office:value-type="string" table:style-name="ce38">
            <text:p>INDAIABIR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30705" table:style-name="ce38">
            <text:p>3130705</text:p>
          </table:table-cell>
          <table:table-cell office:value-type="string" table:style-name="ce38">
            <text:p>INDIANOPOLI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30804" table:style-name="ce38">
            <text:p>3130804</text:p>
          </table:table-cell>
          <table:table-cell office:value-type="string" table:style-name="ce38">
            <text:p>INGAI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30903" table:style-name="ce38">
            <text:p>3130903</text:p>
          </table:table-cell>
          <table:table-cell office:value-type="string" table:style-name="ce38">
            <text:p>INHAPIM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31000" table:style-name="ce38">
            <text:p>3131000</text:p>
          </table:table-cell>
          <table:table-cell office:value-type="string" table:style-name="ce38">
            <text:p>INHAUM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31109" table:style-name="ce38">
            <text:p>3131109</text:p>
          </table:table-cell>
          <table:table-cell office:value-type="string" table:style-name="ce38">
            <text:p>INIMUTAB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31158" table:style-name="ce38">
            <text:p>3131158</text:p>
          </table:table-cell>
          <table:table-cell office:value-type="string" table:style-name="ce38">
            <text:p>IPAB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31208" table:style-name="ce38">
            <text:p>3131208</text:p>
          </table:table-cell>
          <table:table-cell office:value-type="string" table:style-name="ce38">
            <text:p>IPANEM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31307" table:style-name="ce38">
            <text:p>3131307</text:p>
          </table:table-cell>
          <table:table-cell office:value-type="string" table:style-name="ce38">
            <text:p>IPATING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31406" table:style-name="ce38">
            <text:p>3131406</text:p>
          </table:table-cell>
          <table:table-cell office:value-type="string" table:style-name="ce38">
            <text:p>IPIACU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31505" table:style-name="ce38">
            <text:p>3131505</text:p>
          </table:table-cell>
          <table:table-cell office:value-type="string" table:style-name="ce38">
            <text:p>IPUIUN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31604" table:style-name="ce38">
            <text:p>3131604</text:p>
          </table:table-cell>
          <table:table-cell office:value-type="string" table:style-name="ce38">
            <text:p>IRAI DE MINA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31703" table:style-name="ce38">
            <text:p>3131703</text:p>
          </table:table-cell>
          <table:table-cell office:value-type="string" table:style-name="ce38">
            <text:p>ITABIR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31802" table:style-name="ce38">
            <text:p>3131802</text:p>
          </table:table-cell>
          <table:table-cell office:value-type="string" table:style-name="ce38">
            <text:p>ITABIRINHA DE MANTEN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31901" table:style-name="ce38">
            <text:p>3131901</text:p>
          </table:table-cell>
          <table:table-cell office:value-type="string" table:style-name="ce38">
            <text:p>ITABIRIT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32008" table:style-name="ce38">
            <text:p>3132008</text:p>
          </table:table-cell>
          <table:table-cell office:value-type="string" table:style-name="ce38">
            <text:p>ITACAMBIR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32107" table:style-name="ce38">
            <text:p>3132107</text:p>
          </table:table-cell>
          <table:table-cell office:value-type="string" table:style-name="ce38">
            <text:p>ITACARAMBI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32206" table:style-name="ce38">
            <text:p>3132206</text:p>
          </table:table-cell>
          <table:table-cell office:value-type="string" table:style-name="ce38">
            <text:p>ITAGUAR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32305" table:style-name="ce38">
            <text:p>3132305</text:p>
          </table:table-cell>
          <table:table-cell office:value-type="string" table:style-name="ce38">
            <text:p>ITAIPE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32404" table:style-name="ce38">
            <text:p>3132404</text:p>
          </table:table-cell>
          <table:table-cell office:value-type="string" table:style-name="ce38">
            <text:p>ITAJUB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32503" table:style-name="ce38">
            <text:p>3132503</text:p>
          </table:table-cell>
          <table:table-cell office:value-type="string" table:style-name="ce38">
            <text:p>ITAMARANDIB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32602" table:style-name="ce38">
            <text:p>3132602</text:p>
          </table:table-cell>
          <table:table-cell office:value-type="string" table:style-name="ce38">
            <text:p>ITAMARATI DE MINA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32701" table:style-name="ce38">
            <text:p>3132701</text:p>
          </table:table-cell>
          <table:table-cell office:value-type="string" table:style-name="ce38">
            <text:p>ITAMBACURI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32800" table:style-name="ce38">
            <text:p>3132800</text:p>
          </table:table-cell>
          <table:table-cell office:value-type="string" table:style-name="ce38">
            <text:p>ITAMBE DO MATO DENTR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32909" table:style-name="ce38">
            <text:p>3132909</text:p>
          </table:table-cell>
          <table:table-cell office:value-type="string" table:style-name="ce38">
            <text:p>ITAMOGI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33006" table:style-name="ce38">
            <text:p>3133006</text:p>
          </table:table-cell>
          <table:table-cell office:value-type="string" table:style-name="ce38">
            <text:p>ITAMONTE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33105" table:style-name="ce38">
            <text:p>3133105</text:p>
          </table:table-cell>
          <table:table-cell office:value-type="string" table:style-name="ce38">
            <text:p>ITANHANDU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33204" table:style-name="ce38">
            <text:p>3133204</text:p>
          </table:table-cell>
          <table:table-cell office:value-type="string" table:style-name="ce38">
            <text:p>ITANHOMI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33303" table:style-name="ce38">
            <text:p>3133303</text:p>
          </table:table-cell>
          <table:table-cell office:value-type="string" table:style-name="ce38">
            <text:p>ITAOBIM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33402" table:style-name="ce38">
            <text:p>3133402</text:p>
          </table:table-cell>
          <table:table-cell office:value-type="string" table:style-name="ce38">
            <text:p>ITAPAGIPE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33501" table:style-name="ce38">
            <text:p>3133501</text:p>
          </table:table-cell>
          <table:table-cell office:value-type="string" table:style-name="ce38">
            <text:p>ITAPECERIC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33600" table:style-name="ce38">
            <text:p>3133600</text:p>
          </table:table-cell>
          <table:table-cell office:value-type="string" table:style-name="ce38">
            <text:p>ITAPEV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33709" table:style-name="ce38">
            <text:p>3133709</text:p>
          </table:table-cell>
          <table:table-cell office:value-type="string" table:style-name="ce38">
            <text:p>ITATIAIUCU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33758" table:style-name="ce38">
            <text:p>3133758</text:p>
          </table:table-cell>
          <table:table-cell office:value-type="string" table:style-name="ce38">
            <text:p>ITAU DE MINA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33808" table:style-name="ce38">
            <text:p>3133808</text:p>
          </table:table-cell>
          <table:table-cell office:value-type="string" table:style-name="ce38">
            <text:p>ITAUN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33907" table:style-name="ce38">
            <text:p>3133907</text:p>
          </table:table-cell>
          <table:table-cell office:value-type="string" table:style-name="ce38">
            <text:p>ITAVERAV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34004" table:style-name="ce38">
            <text:p>3134004</text:p>
          </table:table-cell>
          <table:table-cell office:value-type="string" table:style-name="ce38">
            <text:p>ITING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34103" table:style-name="ce38">
            <text:p>3134103</text:p>
          </table:table-cell>
          <table:table-cell office:value-type="string" table:style-name="ce38">
            <text:p>ITUET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34202" table:style-name="ce38">
            <text:p>3134202</text:p>
          </table:table-cell>
          <table:table-cell office:value-type="string" table:style-name="ce38">
            <text:p>ITUIUTAB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34301" table:style-name="ce38">
            <text:p>3134301</text:p>
          </table:table-cell>
          <table:table-cell office:value-type="string" table:style-name="ce38">
            <text:p>ITUMIRIM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34400" table:style-name="ce38">
            <text:p>3134400</text:p>
          </table:table-cell>
          <table:table-cell office:value-type="string" table:style-name="ce38">
            <text:p>ITURAM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34509" table:style-name="ce38">
            <text:p>3134509</text:p>
          </table:table-cell>
          <table:table-cell office:value-type="string" table:style-name="ce38">
            <text:p>ITUTING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34608" table:style-name="ce38">
            <text:p>3134608</text:p>
          </table:table-cell>
          <table:table-cell office:value-type="string" table:style-name="ce38">
            <text:p>JABOTICATUBA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34707" table:style-name="ce38">
            <text:p>3134707</text:p>
          </table:table-cell>
          <table:table-cell office:value-type="string" table:style-name="ce38">
            <text:p>JACINT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34806" table:style-name="ce38">
            <text:p>3134806</text:p>
          </table:table-cell>
          <table:table-cell office:value-type="string" table:style-name="ce38">
            <text:p>JACUI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34905" table:style-name="ce38">
            <text:p>3134905</text:p>
          </table:table-cell>
          <table:table-cell office:value-type="string" table:style-name="ce38">
            <text:p>JACUTING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35001" table:style-name="ce38">
            <text:p>3135001</text:p>
          </table:table-cell>
          <table:table-cell office:value-type="string" table:style-name="ce38">
            <text:p>JAGUARACU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35050" table:style-name="ce38">
            <text:p>3135050</text:p>
          </table:table-cell>
          <table:table-cell office:value-type="string" table:style-name="ce38">
            <text:p>JAIB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35076" table:style-name="ce38">
            <text:p>3135076</text:p>
          </table:table-cell>
          <table:table-cell office:value-type="string" table:style-name="ce38">
            <text:p>JAMPRUC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35100" table:style-name="ce38">
            <text:p>3135100</text:p>
          </table:table-cell>
          <table:table-cell office:value-type="string" table:style-name="ce38">
            <text:p>JANAUB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35209" table:style-name="ce38">
            <text:p>3135209</text:p>
          </table:table-cell>
          <table:table-cell office:value-type="string" table:style-name="ce38">
            <text:p>JANUARI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35308" table:style-name="ce38">
            <text:p>3135308</text:p>
          </table:table-cell>
          <table:table-cell office:value-type="string" table:style-name="ce38">
            <text:p>JAPARAIB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35357" table:style-name="ce38">
            <text:p>3135357</text:p>
          </table:table-cell>
          <table:table-cell office:value-type="string" table:style-name="ce38">
            <text:p>JAPONVAR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35407" table:style-name="ce38">
            <text:p>3135407</text:p>
          </table:table-cell>
          <table:table-cell office:value-type="string" table:style-name="ce38">
            <text:p>JECEAB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35456" table:style-name="ce38">
            <text:p>3135456</text:p>
          </table:table-cell>
          <table:table-cell office:value-type="string" table:style-name="ce38">
            <text:p>JENIPAPO DE MINA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35506" table:style-name="ce38">
            <text:p>3135506</text:p>
          </table:table-cell>
          <table:table-cell office:value-type="string" table:style-name="ce38">
            <text:p>JEQUERI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35605" table:style-name="ce38">
            <text:p>3135605</text:p>
          </table:table-cell>
          <table:table-cell office:value-type="string" table:style-name="ce38">
            <text:p>JEQUITAI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35704" table:style-name="ce38">
            <text:p>3135704</text:p>
          </table:table-cell>
          <table:table-cell office:value-type="string" table:style-name="ce38">
            <text:p>JEQUITIB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35803" table:style-name="ce38">
            <text:p>3135803</text:p>
          </table:table-cell>
          <table:table-cell office:value-type="string" table:style-name="ce38">
            <text:p>JEQUITINHONH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35902" table:style-name="ce38">
            <text:p>3135902</text:p>
          </table:table-cell>
          <table:table-cell office:value-type="string" table:style-name="ce38">
            <text:p>JESUANI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36009" table:style-name="ce38">
            <text:p>3136009</text:p>
          </table:table-cell>
          <table:table-cell office:value-type="string" table:style-name="ce38">
            <text:p>JOAIM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36108" table:style-name="ce38">
            <text:p>3136108</text:p>
          </table:table-cell>
          <table:table-cell office:value-type="string" table:style-name="ce38">
            <text:p>JOANESI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36207" table:style-name="ce38">
            <text:p>3136207</text:p>
          </table:table-cell>
          <table:table-cell office:value-type="string" table:style-name="ce38">
            <text:p>JOAO MONLEVADE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36306" table:style-name="ce38">
            <text:p>3136306</text:p>
          </table:table-cell>
          <table:table-cell office:value-type="string" table:style-name="ce38">
            <text:p>JOAO PINHEIR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36405" table:style-name="ce38">
            <text:p>3136405</text:p>
          </table:table-cell>
          <table:table-cell office:value-type="string" table:style-name="ce38">
            <text:p>JOAQUIM FELICI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36504" table:style-name="ce38">
            <text:p>3136504</text:p>
          </table:table-cell>
          <table:table-cell office:value-type="string" table:style-name="ce38">
            <text:p>JORDANI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36520" table:style-name="ce38">
            <text:p>3136520</text:p>
          </table:table-cell>
          <table:table-cell office:value-type="string" table:style-name="ce38">
            <text:p>JOSE GONCALVES DE MINA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36553" table:style-name="ce38">
            <text:p>3136553</text:p>
          </table:table-cell>
          <table:table-cell office:value-type="string" table:style-name="ce38">
            <text:p>JOSE RAYDAN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36579" table:style-name="ce38">
            <text:p>3136579</text:p>
          </table:table-cell>
          <table:table-cell office:value-type="string" table:style-name="ce38">
            <text:p>JOSENOPOLI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36603" table:style-name="ce38">
            <text:p>3136603</text:p>
          </table:table-cell>
          <table:table-cell office:value-type="string" table:style-name="ce38">
            <text:p>NOVA UNIA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36652" table:style-name="ce38">
            <text:p>3136652</text:p>
          </table:table-cell>
          <table:table-cell office:value-type="string" table:style-name="ce38">
            <text:p>JUATUB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36702" table:style-name="ce38">
            <text:p>3136702</text:p>
          </table:table-cell>
          <table:table-cell office:value-type="string" table:style-name="ce38">
            <text:p>JUIZ DE FOR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36801" table:style-name="ce38">
            <text:p>3136801</text:p>
          </table:table-cell>
          <table:table-cell office:value-type="string" table:style-name="ce38">
            <text:p>JURAMENT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36900" table:style-name="ce38">
            <text:p>3136900</text:p>
          </table:table-cell>
          <table:table-cell office:value-type="string" table:style-name="ce38">
            <text:p>JURUAI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36959" table:style-name="ce38">
            <text:p>3136959</text:p>
          </table:table-cell>
          <table:table-cell office:value-type="string" table:style-name="ce38">
            <text:p>JUVENILI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37007" table:style-name="ce38">
            <text:p>3137007</text:p>
          </table:table-cell>
          <table:table-cell office:value-type="string" table:style-name="ce38">
            <text:p>LADAINH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37106" table:style-name="ce38">
            <text:p>3137106</text:p>
          </table:table-cell>
          <table:table-cell office:value-type="string" table:style-name="ce38">
            <text:p>LAGAMAR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37205" table:style-name="ce38">
            <text:p>3137205</text:p>
          </table:table-cell>
          <table:table-cell office:value-type="string" table:style-name="ce38">
            <text:p>LAGOA DA PRAT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37304" table:style-name="ce38">
            <text:p>3137304</text:p>
          </table:table-cell>
          <table:table-cell office:value-type="string" table:style-name="ce38">
            <text:p>LAGOA DO PATO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37403" table:style-name="ce38">
            <text:p>3137403</text:p>
          </table:table-cell>
          <table:table-cell office:value-type="string" table:style-name="ce38">
            <text:p>LAGOA DOURAD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37502" table:style-name="ce38">
            <text:p>3137502</text:p>
          </table:table-cell>
          <table:table-cell office:value-type="string" table:style-name="ce38">
            <text:p>LAGOA FORMOS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37536" table:style-name="ce38">
            <text:p>3137536</text:p>
          </table:table-cell>
          <table:table-cell office:value-type="string" table:style-name="ce38">
            <text:p>LAGOA GRANDE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37601" table:style-name="ce38">
            <text:p>3137601</text:p>
          </table:table-cell>
          <table:table-cell office:value-type="string" table:style-name="ce38">
            <text:p>LAGOA SANT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37700" table:style-name="ce38">
            <text:p>3137700</text:p>
          </table:table-cell>
          <table:table-cell office:value-type="string" table:style-name="ce38">
            <text:p>LAJINH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37809" table:style-name="ce38">
            <text:p>3137809</text:p>
          </table:table-cell>
          <table:table-cell office:value-type="string" table:style-name="ce38">
            <text:p>LAMBARI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37908" table:style-name="ce38">
            <text:p>3137908</text:p>
          </table:table-cell>
          <table:table-cell office:value-type="string" table:style-name="ce38">
            <text:p>LAMIM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38005" table:style-name="ce38">
            <text:p>3138005</text:p>
          </table:table-cell>
          <table:table-cell office:value-type="string" table:style-name="ce38">
            <text:p>LARANJAL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38104" table:style-name="ce38">
            <text:p>3138104</text:p>
          </table:table-cell>
          <table:table-cell office:value-type="string" table:style-name="ce38">
            <text:p>LASSANCE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38203" table:style-name="ce38">
            <text:p>3138203</text:p>
          </table:table-cell>
          <table:table-cell office:value-type="string" table:style-name="ce38">
            <text:p>LAVRA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38302" table:style-name="ce38">
            <text:p>3138302</text:p>
          </table:table-cell>
          <table:table-cell office:value-type="string" table:style-name="ce38">
            <text:p>LEANDRO FERREIR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38351" table:style-name="ce38">
            <text:p>3138351</text:p>
          </table:table-cell>
          <table:table-cell office:value-type="string" table:style-name="ce38">
            <text:p>LEME DO PRAD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38401" table:style-name="ce38">
            <text:p>3138401</text:p>
          </table:table-cell>
          <table:table-cell office:value-type="string" table:style-name="ce38">
            <text:p>LEOPOLDIN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38500" table:style-name="ce38">
            <text:p>3138500</text:p>
          </table:table-cell>
          <table:table-cell office:value-type="string" table:style-name="ce38">
            <text:p>LIBERDADE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38609" table:style-name="ce38">
            <text:p>3138609</text:p>
          </table:table-cell>
          <table:table-cell office:value-type="string" table:style-name="ce38">
            <text:p>LIMA DUARTE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38625" table:style-name="ce38">
            <text:p>3138625</text:p>
          </table:table-cell>
          <table:table-cell office:value-type="string" table:style-name="ce38">
            <text:p>LIMEIRA DO OESTE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38658" table:style-name="ce38">
            <text:p>3138658</text:p>
          </table:table-cell>
          <table:table-cell office:value-type="string" table:style-name="ce38">
            <text:p>LONTR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38674" table:style-name="ce38">
            <text:p>3138674</text:p>
          </table:table-cell>
          <table:table-cell office:value-type="string" table:style-name="ce38">
            <text:p>LUISBURG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38682" table:style-name="ce38">
            <text:p>3138682</text:p>
          </table:table-cell>
          <table:table-cell office:value-type="string" table:style-name="ce38">
            <text:p>LUISLANDI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38708" table:style-name="ce38">
            <text:p>3138708</text:p>
          </table:table-cell>
          <table:table-cell office:value-type="string" table:style-name="ce38">
            <text:p>LUMINARIA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38807" table:style-name="ce38">
            <text:p>3138807</text:p>
          </table:table-cell>
          <table:table-cell office:value-type="string" table:style-name="ce38">
            <text:p>LUZ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38906" table:style-name="ce38">
            <text:p>3138906</text:p>
          </table:table-cell>
          <table:table-cell office:value-type="string" table:style-name="ce38">
            <text:p>MACHACALI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39003" table:style-name="ce38">
            <text:p>3139003</text:p>
          </table:table-cell>
          <table:table-cell office:value-type="string" table:style-name="ce38">
            <text:p>MACHAD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39102" table:style-name="ce38">
            <text:p>3139102</text:p>
          </table:table-cell>
          <table:table-cell office:value-type="string" table:style-name="ce38">
            <text:p>MADRE DE DEUS DE MINA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39201" table:style-name="ce38">
            <text:p>3139201</text:p>
          </table:table-cell>
          <table:table-cell office:value-type="string" table:style-name="ce38">
            <text:p>MALACACHET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39250" table:style-name="ce38">
            <text:p>3139250</text:p>
          </table:table-cell>
          <table:table-cell office:value-type="string" table:style-name="ce38">
            <text:p>MAMONA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39300" table:style-name="ce38">
            <text:p>3139300</text:p>
          </table:table-cell>
          <table:table-cell office:value-type="string" table:style-name="ce38">
            <text:p>MANG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39409" table:style-name="ce38">
            <text:p>3139409</text:p>
          </table:table-cell>
          <table:table-cell office:value-type="string" table:style-name="ce38">
            <text:p>MANHUACU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39508" table:style-name="ce38">
            <text:p>3139508</text:p>
          </table:table-cell>
          <table:table-cell office:value-type="string" table:style-name="ce38">
            <text:p>MANHUMIRIM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39607" table:style-name="ce38">
            <text:p>3139607</text:p>
          </table:table-cell>
          <table:table-cell office:value-type="string" table:style-name="ce38">
            <text:p>MANTEN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39706" table:style-name="ce38">
            <text:p>3139706</text:p>
          </table:table-cell>
          <table:table-cell office:value-type="string" table:style-name="ce38">
            <text:p>MARAVILHA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39805" table:style-name="ce38">
            <text:p>3139805</text:p>
          </table:table-cell>
          <table:table-cell office:value-type="string" table:style-name="ce38">
            <text:p>MAR DE ESPANH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39904" table:style-name="ce38">
            <text:p>3139904</text:p>
          </table:table-cell>
          <table:table-cell office:value-type="string" table:style-name="ce38">
            <text:p>MARIA DA FE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40001" table:style-name="ce38">
            <text:p>3140001</text:p>
          </table:table-cell>
          <table:table-cell office:value-type="string" table:style-name="ce38">
            <text:p>MARIAN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40100" table:style-name="ce38">
            <text:p>3140100</text:p>
          </table:table-cell>
          <table:table-cell office:value-type="string" table:style-name="ce38">
            <text:p>MARILAC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40159" table:style-name="ce38">
            <text:p>3140159</text:p>
          </table:table-cell>
          <table:table-cell office:value-type="string" table:style-name="ce38">
            <text:p>MARIO CAMPO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40209" table:style-name="ce38">
            <text:p>3140209</text:p>
          </table:table-cell>
          <table:table-cell office:value-type="string" table:style-name="ce38">
            <text:p>MARIPA DE MINA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40308" table:style-name="ce38">
            <text:p>3140308</text:p>
          </table:table-cell>
          <table:table-cell office:value-type="string" table:style-name="ce38">
            <text:p>MARLIERI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40407" table:style-name="ce38">
            <text:p>3140407</text:p>
          </table:table-cell>
          <table:table-cell office:value-type="string" table:style-name="ce38">
            <text:p>MARMELOPOLI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40506" table:style-name="ce38">
            <text:p>3140506</text:p>
          </table:table-cell>
          <table:table-cell office:value-type="string" table:style-name="ce38">
            <text:p>MARTINHO CAMPO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40530" table:style-name="ce38">
            <text:p>3140530</text:p>
          </table:table-cell>
          <table:table-cell office:value-type="string" table:style-name="ce38">
            <text:p>MARTINS SOARE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40555" table:style-name="ce38">
            <text:p>3140555</text:p>
          </table:table-cell>
          <table:table-cell office:value-type="string" table:style-name="ce38">
            <text:p>MATA VERDE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40605" table:style-name="ce38">
            <text:p>3140605</text:p>
          </table:table-cell>
          <table:table-cell office:value-type="string" table:style-name="ce38">
            <text:p>MATERLANDI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40704" table:style-name="ce38">
            <text:p>3140704</text:p>
          </table:table-cell>
          <table:table-cell office:value-type="string" table:style-name="ce38">
            <text:p>MATEUS LEME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40803" table:style-name="ce38">
            <text:p>3140803</text:p>
          </table:table-cell>
          <table:table-cell office:value-type="string" table:style-name="ce38">
            <text:p>MATIAS BARBOS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40852" table:style-name="ce38">
            <text:p>3140852</text:p>
          </table:table-cell>
          <table:table-cell office:value-type="string" table:style-name="ce38">
            <text:p>MATIAS CARDOS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40902" table:style-name="ce38">
            <text:p>3140902</text:p>
          </table:table-cell>
          <table:table-cell office:value-type="string" table:style-name="ce38">
            <text:p>MATIP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41009" table:style-name="ce38">
            <text:p>3141009</text:p>
          </table:table-cell>
          <table:table-cell office:value-type="string" table:style-name="ce38">
            <text:p>MATO VERDE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41108" table:style-name="ce38">
            <text:p>3141108</text:p>
          </table:table-cell>
          <table:table-cell office:value-type="string" table:style-name="ce38">
            <text:p>MATOZINHO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41207" table:style-name="ce38">
            <text:p>3141207</text:p>
          </table:table-cell>
          <table:table-cell office:value-type="string" table:style-name="ce38">
            <text:p>MATUTIN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41306" table:style-name="ce38">
            <text:p>3141306</text:p>
          </table:table-cell>
          <table:table-cell office:value-type="string" table:style-name="ce38">
            <text:p>MEDEIRO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41405" table:style-name="ce38">
            <text:p>3141405</text:p>
          </table:table-cell>
          <table:table-cell office:value-type="string" table:style-name="ce38">
            <text:p>MEDIN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41504" table:style-name="ce38">
            <text:p>3141504</text:p>
          </table:table-cell>
          <table:table-cell office:value-type="string" table:style-name="ce38">
            <text:p>MENDES PIMENTEL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41603" table:style-name="ce38">
            <text:p>3141603</text:p>
          </table:table-cell>
          <table:table-cell office:value-type="string" table:style-name="ce38">
            <text:p>MERCE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41702" table:style-name="ce38">
            <text:p>3141702</text:p>
          </table:table-cell>
          <table:table-cell office:value-type="string" table:style-name="ce38">
            <text:p>MESQUIT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41801" table:style-name="ce38">
            <text:p>3141801</text:p>
          </table:table-cell>
          <table:table-cell office:value-type="string" table:style-name="ce38">
            <text:p>MINAS NOVA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41900" table:style-name="ce38">
            <text:p>3141900</text:p>
          </table:table-cell>
          <table:table-cell office:value-type="string" table:style-name="ce38">
            <text:p>MINDURI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42007" table:style-name="ce38">
            <text:p>3142007</text:p>
          </table:table-cell>
          <table:table-cell office:value-type="string" table:style-name="ce38">
            <text:p>MIRABEL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42106" table:style-name="ce38">
            <text:p>3142106</text:p>
          </table:table-cell>
          <table:table-cell office:value-type="string" table:style-name="ce38">
            <text:p>MIRADOUR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42205" table:style-name="ce38">
            <text:p>3142205</text:p>
          </table:table-cell>
          <table:table-cell office:value-type="string" table:style-name="ce38">
            <text:p>MIRAI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42254" table:style-name="ce38">
            <text:p>3142254</text:p>
          </table:table-cell>
          <table:table-cell office:value-type="string" table:style-name="ce38">
            <text:p>MIRAVANI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42304" table:style-name="ce38">
            <text:p>3142304</text:p>
          </table:table-cell>
          <table:table-cell office:value-type="string" table:style-name="ce38">
            <text:p>MOED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42403" table:style-name="ce38">
            <text:p>3142403</text:p>
          </table:table-cell>
          <table:table-cell office:value-type="string" table:style-name="ce38">
            <text:p>MOEM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42502" table:style-name="ce38">
            <text:p>3142502</text:p>
          </table:table-cell>
          <table:table-cell office:value-type="string" table:style-name="ce38">
            <text:p>MONJOLO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42601" table:style-name="ce38">
            <text:p>3142601</text:p>
          </table:table-cell>
          <table:table-cell office:value-type="string" table:style-name="ce38">
            <text:p>MONSENHOR PAUL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42700" table:style-name="ce38">
            <text:p>3142700</text:p>
          </table:table-cell>
          <table:table-cell office:value-type="string" table:style-name="ce38">
            <text:p>MONTALVANI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42809" table:style-name="ce38">
            <text:p>3142809</text:p>
          </table:table-cell>
          <table:table-cell office:value-type="string" table:style-name="ce38">
            <text:p>MONTE ALEGRE DE MINA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42908" table:style-name="ce38">
            <text:p>3142908</text:p>
          </table:table-cell>
          <table:table-cell office:value-type="string" table:style-name="ce38">
            <text:p>MONTE AZUL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43005" table:style-name="ce38">
            <text:p>3143005</text:p>
          </table:table-cell>
          <table:table-cell office:value-type="string" table:style-name="ce38">
            <text:p>MONTE BEL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43104" table:style-name="ce38">
            <text:p>3143104</text:p>
          </table:table-cell>
          <table:table-cell office:value-type="string" table:style-name="ce38">
            <text:p>MONTE CARMEL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43153" table:style-name="ce38">
            <text:p>3143153</text:p>
          </table:table-cell>
          <table:table-cell office:value-type="string" table:style-name="ce38">
            <text:p>MONTE FORMOS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43203" table:style-name="ce38">
            <text:p>3143203</text:p>
          </table:table-cell>
          <table:table-cell office:value-type="string" table:style-name="ce38">
            <text:p>MONTE SANTO DE MINA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43302" table:style-name="ce38">
            <text:p>3143302</text:p>
          </table:table-cell>
          <table:table-cell office:value-type="string" table:style-name="ce38">
            <text:p>MONTES CLARO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43401" table:style-name="ce38">
            <text:p>3143401</text:p>
          </table:table-cell>
          <table:table-cell office:value-type="string" table:style-name="ce38">
            <text:p>MONTE SIA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43450" table:style-name="ce38">
            <text:p>3143450</text:p>
          </table:table-cell>
          <table:table-cell office:value-type="string" table:style-name="ce38">
            <text:p>MONTEZUM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43500" table:style-name="ce38">
            <text:p>3143500</text:p>
          </table:table-cell>
          <table:table-cell office:value-type="string" table:style-name="ce38">
            <text:p>MORADA NOVA DE MINA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43609" table:style-name="ce38">
            <text:p>3143609</text:p>
          </table:table-cell>
          <table:table-cell office:value-type="string" table:style-name="ce38">
            <text:p>MORRO DA GARC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43708" table:style-name="ce38">
            <text:p>3143708</text:p>
          </table:table-cell>
          <table:table-cell office:value-type="string" table:style-name="ce38">
            <text:p>MORRO DO PILAR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43807" table:style-name="ce38">
            <text:p>3143807</text:p>
          </table:table-cell>
          <table:table-cell office:value-type="string" table:style-name="ce38">
            <text:p>MUNHOZ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43906" table:style-name="ce38">
            <text:p>3143906</text:p>
          </table:table-cell>
          <table:table-cell office:value-type="string" table:style-name="ce38">
            <text:p>MURIAE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44003" table:style-name="ce38">
            <text:p>3144003</text:p>
          </table:table-cell>
          <table:table-cell office:value-type="string" table:style-name="ce38">
            <text:p>MUTUM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44102" table:style-name="ce38">
            <text:p>3144102</text:p>
          </table:table-cell>
          <table:table-cell office:value-type="string" table:style-name="ce38">
            <text:p>MUZAMBINH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44201" table:style-name="ce38">
            <text:p>3144201</text:p>
          </table:table-cell>
          <table:table-cell office:value-type="string" table:style-name="ce38">
            <text:p>NACIP RAYDAN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44300" table:style-name="ce38">
            <text:p>3144300</text:p>
          </table:table-cell>
          <table:table-cell office:value-type="string" table:style-name="ce38">
            <text:p>NANUQUE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44359" table:style-name="ce38">
            <text:p>3144359</text:p>
          </table:table-cell>
          <table:table-cell office:value-type="string" table:style-name="ce38">
            <text:p>NAQUE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44375" table:style-name="ce38">
            <text:p>3144375</text:p>
          </table:table-cell>
          <table:table-cell office:value-type="string" table:style-name="ce38">
            <text:p>NATALANDI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44409" table:style-name="ce38">
            <text:p>3144409</text:p>
          </table:table-cell>
          <table:table-cell office:value-type="string" table:style-name="ce38">
            <text:p>NATERCI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44508" table:style-name="ce38">
            <text:p>3144508</text:p>
          </table:table-cell>
          <table:table-cell office:value-type="string" table:style-name="ce38">
            <text:p>NAZAREN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44607" table:style-name="ce38">
            <text:p>3144607</text:p>
          </table:table-cell>
          <table:table-cell office:value-type="string" table:style-name="ce38">
            <text:p>NEPOMUCEN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44656" table:style-name="ce38">
            <text:p>3144656</text:p>
          </table:table-cell>
          <table:table-cell office:value-type="string" table:style-name="ce38">
            <text:p>NINHEIR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44672" table:style-name="ce38">
            <text:p>3144672</text:p>
          </table:table-cell>
          <table:table-cell office:value-type="string" table:style-name="ce38">
            <text:p>NOVA BELEM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44706" table:style-name="ce38">
            <text:p>3144706</text:p>
          </table:table-cell>
          <table:table-cell office:value-type="string" table:style-name="ce38">
            <text:p>NOVA ER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44805" table:style-name="ce38">
            <text:p>3144805</text:p>
          </table:table-cell>
          <table:table-cell office:value-type="string" table:style-name="ce38">
            <text:p>NOVA LIM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44904" table:style-name="ce38">
            <text:p>3144904</text:p>
          </table:table-cell>
          <table:table-cell office:value-type="string" table:style-name="ce38">
            <text:p>NOVA MODIC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45000" table:style-name="ce38">
            <text:p>3145000</text:p>
          </table:table-cell>
          <table:table-cell office:value-type="string" table:style-name="ce38">
            <text:p>NOVA PONTE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45059" table:style-name="ce38">
            <text:p>3145059</text:p>
          </table:table-cell>
          <table:table-cell office:value-type="string" table:style-name="ce38">
            <text:p>NOVA PORTEIRINH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45109" table:style-name="ce38">
            <text:p>3145109</text:p>
          </table:table-cell>
          <table:table-cell office:value-type="string" table:style-name="ce38">
            <text:p>NOVA RESENDE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45208" table:style-name="ce38">
            <text:p>3145208</text:p>
          </table:table-cell>
          <table:table-cell office:value-type="string" table:style-name="ce38">
            <text:p>NOVA SERRAN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45307" table:style-name="ce38">
            <text:p>3145307</text:p>
          </table:table-cell>
          <table:table-cell office:value-type="string" table:style-name="ce38">
            <text:p>NOVO CRUZEIR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45356" table:style-name="ce38">
            <text:p>3145356</text:p>
          </table:table-cell>
          <table:table-cell office:value-type="string" table:style-name="ce38">
            <text:p>NOVO ORIENTE DE MINA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45372" table:style-name="ce38">
            <text:p>3145372</text:p>
          </table:table-cell>
          <table:table-cell office:value-type="string" table:style-name="ce38">
            <text:p>NOVORIZONTE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45406" table:style-name="ce38">
            <text:p>3145406</text:p>
          </table:table-cell>
          <table:table-cell office:value-type="string" table:style-name="ce38">
            <text:p>OLARI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45455" table:style-name="ce38">
            <text:p>3145455</text:p>
          </table:table-cell>
          <table:table-cell office:value-type="string" table:style-name="ce38">
            <text:p>OLHOS-D AGU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45505" table:style-name="ce38">
            <text:p>3145505</text:p>
          </table:table-cell>
          <table:table-cell office:value-type="string" table:style-name="ce38">
            <text:p>OLIMPIO NORONH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45604" table:style-name="ce38">
            <text:p>3145604</text:p>
          </table:table-cell>
          <table:table-cell office:value-type="string" table:style-name="ce38">
            <text:p>OLIVEIR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45703" table:style-name="ce38">
            <text:p>3145703</text:p>
          </table:table-cell>
          <table:table-cell office:value-type="string" table:style-name="ce38">
            <text:p>OLIVEIRA FORTE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45802" table:style-name="ce38">
            <text:p>3145802</text:p>
          </table:table-cell>
          <table:table-cell office:value-type="string" table:style-name="ce38">
            <text:p>ONCA DE PITANGUI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45851" table:style-name="ce38">
            <text:p>3145851</text:p>
          </table:table-cell>
          <table:table-cell office:value-type="string" table:style-name="ce38">
            <text:p>ORATORIO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45877" table:style-name="ce38">
            <text:p>3145877</text:p>
          </table:table-cell>
          <table:table-cell office:value-type="string" table:style-name="ce38">
            <text:p>ORIZANI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45901" table:style-name="ce38">
            <text:p>3145901</text:p>
          </table:table-cell>
          <table:table-cell office:value-type="string" table:style-name="ce38">
            <text:p>OURO BRANC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46008" table:style-name="ce38">
            <text:p>3146008</text:p>
          </table:table-cell>
          <table:table-cell office:value-type="string" table:style-name="ce38">
            <text:p>OURO FIN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46107" table:style-name="ce38">
            <text:p>3146107</text:p>
          </table:table-cell>
          <table:table-cell office:value-type="string" table:style-name="ce38">
            <text:p>OURO PRET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46206" table:style-name="ce38">
            <text:p>3146206</text:p>
          </table:table-cell>
          <table:table-cell office:value-type="string" table:style-name="ce38">
            <text:p>OURO VERDE DE MINA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46255" table:style-name="ce38">
            <text:p>3146255</text:p>
          </table:table-cell>
          <table:table-cell office:value-type="string" table:style-name="ce38">
            <text:p>PADRE CARVALH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46305" table:style-name="ce38">
            <text:p>3146305</text:p>
          </table:table-cell>
          <table:table-cell office:value-type="string" table:style-name="ce38">
            <text:p>PADRE PARAIS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46404" table:style-name="ce38">
            <text:p>3146404</text:p>
          </table:table-cell>
          <table:table-cell office:value-type="string" table:style-name="ce38">
            <text:p>PAINEIRA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46503" table:style-name="ce38">
            <text:p>3146503</text:p>
          </table:table-cell>
          <table:table-cell office:value-type="string" table:style-name="ce38">
            <text:p>PAIN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46552" table:style-name="ce38">
            <text:p>3146552</text:p>
          </table:table-cell>
          <table:table-cell office:value-type="string" table:style-name="ce38">
            <text:p>PAI PEDR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46602" table:style-name="ce38">
            <text:p>3146602</text:p>
          </table:table-cell>
          <table:table-cell office:value-type="string" table:style-name="ce38">
            <text:p>PAIV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46701" table:style-name="ce38">
            <text:p>3146701</text:p>
          </table:table-cell>
          <table:table-cell office:value-type="string" table:style-name="ce38">
            <text:p>PALM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46750" table:style-name="ce38">
            <text:p>3146750</text:p>
          </table:table-cell>
          <table:table-cell office:value-type="string" table:style-name="ce38">
            <text:p>PALMOPOLI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46909" table:style-name="ce38">
            <text:p>3146909</text:p>
          </table:table-cell>
          <table:table-cell office:value-type="string" table:style-name="ce38">
            <text:p>PAPAGAIO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47006" table:style-name="ce38">
            <text:p>3147006</text:p>
          </table:table-cell>
          <table:table-cell office:value-type="string" table:style-name="ce38">
            <text:p>PARACATU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47105" table:style-name="ce38">
            <text:p>3147105</text:p>
          </table:table-cell>
          <table:table-cell office:value-type="string" table:style-name="ce38">
            <text:p>PARA DE MINA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47204" table:style-name="ce38">
            <text:p>3147204</text:p>
          </table:table-cell>
          <table:table-cell office:value-type="string" table:style-name="ce38">
            <text:p>PARAGUACU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47303" table:style-name="ce38">
            <text:p>3147303</text:p>
          </table:table-cell>
          <table:table-cell office:value-type="string" table:style-name="ce38">
            <text:p>PARAISOPOLI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47402" table:style-name="ce38">
            <text:p>3147402</text:p>
          </table:table-cell>
          <table:table-cell office:value-type="string" table:style-name="ce38">
            <text:p>PARAOPEB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47501" table:style-name="ce38">
            <text:p>3147501</text:p>
          </table:table-cell>
          <table:table-cell office:value-type="string" table:style-name="ce38">
            <text:p>PASSABEM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47600" table:style-name="ce38">
            <text:p>3147600</text:p>
          </table:table-cell>
          <table:table-cell office:value-type="string" table:style-name="ce38">
            <text:p>PASSA QUATR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47709" table:style-name="ce38">
            <text:p>3147709</text:p>
          </table:table-cell>
          <table:table-cell office:value-type="string" table:style-name="ce38">
            <text:p>PASSA TEMP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47808" table:style-name="ce38">
            <text:p>3147808</text:p>
          </table:table-cell>
          <table:table-cell office:value-type="string" table:style-name="ce38">
            <text:p>PASSA VINTE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47907" table:style-name="ce38">
            <text:p>3147907</text:p>
          </table:table-cell>
          <table:table-cell office:value-type="string" table:style-name="ce38">
            <text:p>PASSO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47956" table:style-name="ce38">
            <text:p>3147956</text:p>
          </table:table-cell>
          <table:table-cell office:value-type="string" table:style-name="ce38">
            <text:p>PATI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48004" table:style-name="ce38">
            <text:p>3148004</text:p>
          </table:table-cell>
          <table:table-cell office:value-type="string" table:style-name="ce38">
            <text:p>PATOS DE MINA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48103" table:style-name="ce38">
            <text:p>3148103</text:p>
          </table:table-cell>
          <table:table-cell office:value-type="string" table:style-name="ce38">
            <text:p>PATROCINI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48202" table:style-name="ce38">
            <text:p>3148202</text:p>
          </table:table-cell>
          <table:table-cell office:value-type="string" table:style-name="ce38">
            <text:p>PATROCINIO DO MURIAE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48301" table:style-name="ce38">
            <text:p>3148301</text:p>
          </table:table-cell>
          <table:table-cell office:value-type="string" table:style-name="ce38">
            <text:p>PAULA CANDID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48400" table:style-name="ce38">
            <text:p>3148400</text:p>
          </table:table-cell>
          <table:table-cell office:value-type="string" table:style-name="ce38">
            <text:p>PAULISTA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48509" table:style-name="ce38">
            <text:p>3148509</text:p>
          </table:table-cell>
          <table:table-cell office:value-type="string" table:style-name="ce38">
            <text:p>PAVA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48608" table:style-name="ce38">
            <text:p>3148608</text:p>
          </table:table-cell>
          <table:table-cell office:value-type="string" table:style-name="ce38">
            <text:p>PECANH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48707" table:style-name="ce38">
            <text:p>3148707</text:p>
          </table:table-cell>
          <table:table-cell office:value-type="string" table:style-name="ce38">
            <text:p>PEDRA AZUL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48756" table:style-name="ce38">
            <text:p>3148756</text:p>
          </table:table-cell>
          <table:table-cell office:value-type="string" table:style-name="ce38">
            <text:p>PEDRA BONIT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48806" table:style-name="ce38">
            <text:p>3148806</text:p>
          </table:table-cell>
          <table:table-cell office:value-type="string" table:style-name="ce38">
            <text:p>PEDRA DO ANT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48905" table:style-name="ce38">
            <text:p>3148905</text:p>
          </table:table-cell>
          <table:table-cell office:value-type="string" table:style-name="ce38">
            <text:p>PEDRA DO INDAI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49002" table:style-name="ce38">
            <text:p>3149002</text:p>
          </table:table-cell>
          <table:table-cell office:value-type="string" table:style-name="ce38">
            <text:p>PEDRA DOURAD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49101" table:style-name="ce38">
            <text:p>3149101</text:p>
          </table:table-cell>
          <table:table-cell office:value-type="string" table:style-name="ce38">
            <text:p>PEDRALV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49150" table:style-name="ce38">
            <text:p>3149150</text:p>
          </table:table-cell>
          <table:table-cell office:value-type="string" table:style-name="ce38">
            <text:p>PEDRAS DE MARIA DA CRUZ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49200" table:style-name="ce38">
            <text:p>3149200</text:p>
          </table:table-cell>
          <table:table-cell office:value-type="string" table:style-name="ce38">
            <text:p>PEDRINOPOLI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49309" table:style-name="ce38">
            <text:p>3149309</text:p>
          </table:table-cell>
          <table:table-cell office:value-type="string" table:style-name="ce38">
            <text:p>PEDRO LEOPOLD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49408" table:style-name="ce38">
            <text:p>3149408</text:p>
          </table:table-cell>
          <table:table-cell office:value-type="string" table:style-name="ce38">
            <text:p>PEDRO TEIXEIR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49507" table:style-name="ce38">
            <text:p>3149507</text:p>
          </table:table-cell>
          <table:table-cell office:value-type="string" table:style-name="ce38">
            <text:p>PEQUERI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49606" table:style-name="ce38">
            <text:p>3149606</text:p>
          </table:table-cell>
          <table:table-cell office:value-type="string" table:style-name="ce38">
            <text:p>PEQUI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49705" table:style-name="ce38">
            <text:p>3149705</text:p>
          </table:table-cell>
          <table:table-cell office:value-type="string" table:style-name="ce38">
            <text:p>PERDIGA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49804" table:style-name="ce38">
            <text:p>3149804</text:p>
          </table:table-cell>
          <table:table-cell office:value-type="string" table:style-name="ce38">
            <text:p>PERDIZE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49903" table:style-name="ce38">
            <text:p>3149903</text:p>
          </table:table-cell>
          <table:table-cell office:value-type="string" table:style-name="ce38">
            <text:p>PERDOE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49952" table:style-name="ce38">
            <text:p>3149952</text:p>
          </table:table-cell>
          <table:table-cell office:value-type="string" table:style-name="ce38">
            <text:p>PERIQUIT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50000" table:style-name="ce38">
            <text:p>3150000</text:p>
          </table:table-cell>
          <table:table-cell office:value-type="string" table:style-name="ce38">
            <text:p>PESCADOR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50109" table:style-name="ce38">
            <text:p>3150109</text:p>
          </table:table-cell>
          <table:table-cell office:value-type="string" table:style-name="ce38">
            <text:p>PIAU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50158" table:style-name="ce38">
            <text:p>3150158</text:p>
          </table:table-cell>
          <table:table-cell office:value-type="string" table:style-name="ce38">
            <text:p>PIEDADE DE CARATING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50208" table:style-name="ce38">
            <text:p>3150208</text:p>
          </table:table-cell>
          <table:table-cell office:value-type="string" table:style-name="ce38">
            <text:p>PIEDADE DE PONTE NOV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50307" table:style-name="ce38">
            <text:p>3150307</text:p>
          </table:table-cell>
          <table:table-cell office:value-type="string" table:style-name="ce38">
            <text:p>PIEDADE DO RIO GRANDE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50406" table:style-name="ce38">
            <text:p>3150406</text:p>
          </table:table-cell>
          <table:table-cell office:value-type="string" table:style-name="ce38">
            <text:p>PIEDADE DO GERAI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50505" table:style-name="ce38">
            <text:p>3150505</text:p>
          </table:table-cell>
          <table:table-cell office:value-type="string" table:style-name="ce38">
            <text:p>PIMENT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50539" table:style-name="ce38">
            <text:p>3150539</text:p>
          </table:table-cell>
          <table:table-cell office:value-type="string" table:style-name="ce38">
            <text:p>PINGO D AGU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50570" table:style-name="ce38">
            <text:p>3150570</text:p>
          </table:table-cell>
          <table:table-cell office:value-type="string" table:style-name="ce38">
            <text:p>PINTOPOLI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50604" table:style-name="ce38">
            <text:p>3150604</text:p>
          </table:table-cell>
          <table:table-cell office:value-type="string" table:style-name="ce38">
            <text:p>PIRACEM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50703" table:style-name="ce38">
            <text:p>3150703</text:p>
          </table:table-cell>
          <table:table-cell office:value-type="string" table:style-name="ce38">
            <text:p>PIRAJUB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50802" table:style-name="ce38">
            <text:p>3150802</text:p>
          </table:table-cell>
          <table:table-cell office:value-type="string" table:style-name="ce38">
            <text:p>PIRANG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50901" table:style-name="ce38">
            <text:p>3150901</text:p>
          </table:table-cell>
          <table:table-cell office:value-type="string" table:style-name="ce38">
            <text:p>PIRANGUCU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51008" table:style-name="ce38">
            <text:p>3151008</text:p>
          </table:table-cell>
          <table:table-cell office:value-type="string" table:style-name="ce38">
            <text:p>PIRANGUINH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51107" table:style-name="ce38">
            <text:p>3151107</text:p>
          </table:table-cell>
          <table:table-cell office:value-type="string" table:style-name="ce38">
            <text:p>PIRAPETING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51206" table:style-name="ce38">
            <text:p>3151206</text:p>
          </table:table-cell>
          <table:table-cell office:value-type="string" table:style-name="ce38">
            <text:p>PIRAPOR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51305" table:style-name="ce38">
            <text:p>3151305</text:p>
          </table:table-cell>
          <table:table-cell office:value-type="string" table:style-name="ce38">
            <text:p>PIRAUB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51404" table:style-name="ce38">
            <text:p>3151404</text:p>
          </table:table-cell>
          <table:table-cell office:value-type="string" table:style-name="ce38">
            <text:p>PITANGUI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51503" table:style-name="ce38">
            <text:p>3151503</text:p>
          </table:table-cell>
          <table:table-cell office:value-type="string" table:style-name="ce38">
            <text:p>PIUMHI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51602" table:style-name="ce38">
            <text:p>3151602</text:p>
          </table:table-cell>
          <table:table-cell office:value-type="string" table:style-name="ce38">
            <text:p>PLANUR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51701" table:style-name="ce38">
            <text:p>3151701</text:p>
          </table:table-cell>
          <table:table-cell office:value-type="string" table:style-name="ce38">
            <text:p>POCO FUND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51800" table:style-name="ce38">
            <text:p>3151800</text:p>
          </table:table-cell>
          <table:table-cell office:value-type="string" table:style-name="ce38">
            <text:p>POCOS DE CALDA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51909" table:style-name="ce38">
            <text:p>3151909</text:p>
          </table:table-cell>
          <table:table-cell office:value-type="string" table:style-name="ce38">
            <text:p>POCRANE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52006" table:style-name="ce38">
            <text:p>3152006</text:p>
          </table:table-cell>
          <table:table-cell office:value-type="string" table:style-name="ce38">
            <text:p>POMPEU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52105" table:style-name="ce38">
            <text:p>3152105</text:p>
          </table:table-cell>
          <table:table-cell office:value-type="string" table:style-name="ce38">
            <text:p>PONTE NOV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52131" table:style-name="ce38">
            <text:p>3152131</text:p>
          </table:table-cell>
          <table:table-cell office:value-type="string" table:style-name="ce38">
            <text:p>PONTO CHIQUE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52170" table:style-name="ce38">
            <text:p>3152170</text:p>
          </table:table-cell>
          <table:table-cell office:value-type="string" table:style-name="ce38">
            <text:p>PONTO DO VOLANTE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52204" table:style-name="ce38">
            <text:p>3152204</text:p>
          </table:table-cell>
          <table:table-cell office:value-type="string" table:style-name="ce38">
            <text:p>PORTEIRINH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52303" table:style-name="ce38">
            <text:p>3152303</text:p>
          </table:table-cell>
          <table:table-cell office:value-type="string" table:style-name="ce38">
            <text:p>PORTO FIRME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52402" table:style-name="ce38">
            <text:p>3152402</text:p>
          </table:table-cell>
          <table:table-cell office:value-type="string" table:style-name="ce38">
            <text:p>POTE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52501" table:style-name="ce38">
            <text:p>3152501</text:p>
          </table:table-cell>
          <table:table-cell office:value-type="string" table:style-name="ce38">
            <text:p>POUSO ALEGRE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52600" table:style-name="ce38">
            <text:p>3152600</text:p>
          </table:table-cell>
          <table:table-cell office:value-type="string" table:style-name="ce38">
            <text:p>POUSO ALT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52709" table:style-name="ce38">
            <text:p>3152709</text:p>
          </table:table-cell>
          <table:table-cell office:value-type="string" table:style-name="ce38">
            <text:p>PRADO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52808" table:style-name="ce38">
            <text:p>3152808</text:p>
          </table:table-cell>
          <table:table-cell office:value-type="string" table:style-name="ce38">
            <text:p>PRAT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52907" table:style-name="ce38">
            <text:p>3152907</text:p>
          </table:table-cell>
          <table:table-cell office:value-type="string" table:style-name="ce38">
            <text:p>PRATAPOLI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53004" table:style-name="ce38">
            <text:p>3153004</text:p>
          </table:table-cell>
          <table:table-cell office:value-type="string" table:style-name="ce38">
            <text:p>PRATINH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53103" table:style-name="ce38">
            <text:p>3153103</text:p>
          </table:table-cell>
          <table:table-cell office:value-type="string" table:style-name="ce38">
            <text:p>PRESIDENTE BERNARDE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53202" table:style-name="ce38">
            <text:p>3153202</text:p>
          </table:table-cell>
          <table:table-cell office:value-type="string" table:style-name="ce38">
            <text:p>PRESIDENTE JUSCELIN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53301" table:style-name="ce38">
            <text:p>3153301</text:p>
          </table:table-cell>
          <table:table-cell office:value-type="string" table:style-name="ce38">
            <text:p>PRESIDENTE KUBITSCHEK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53400" table:style-name="ce38">
            <text:p>3153400</text:p>
          </table:table-cell>
          <table:table-cell office:value-type="string" table:style-name="ce38">
            <text:p>PRESIDENTE OLEGARI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53509" table:style-name="ce38">
            <text:p>3153509</text:p>
          </table:table-cell>
          <table:table-cell office:value-type="string" table:style-name="ce38">
            <text:p>ALTO JEQUITIB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53608" table:style-name="ce38">
            <text:p>3153608</text:p>
          </table:table-cell>
          <table:table-cell office:value-type="string" table:style-name="ce38">
            <text:p>PRUDENTE DE MORAI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53707" table:style-name="ce38">
            <text:p>3153707</text:p>
          </table:table-cell>
          <table:table-cell office:value-type="string" table:style-name="ce38">
            <text:p>QUARTEL GERAL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53806" table:style-name="ce38">
            <text:p>3153806</text:p>
          </table:table-cell>
          <table:table-cell office:value-type="string" table:style-name="ce38">
            <text:p>QUELUZIT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53905" table:style-name="ce38">
            <text:p>3153905</text:p>
          </table:table-cell>
          <table:table-cell office:value-type="string" table:style-name="ce38">
            <text:p>RAPOSO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54002" table:style-name="ce38">
            <text:p>3154002</text:p>
          </table:table-cell>
          <table:table-cell office:value-type="string" table:style-name="ce38">
            <text:p>RAUL SOARE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54101" table:style-name="ce38">
            <text:p>3154101</text:p>
          </table:table-cell>
          <table:table-cell office:value-type="string" table:style-name="ce38">
            <text:p>RECREI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54150" table:style-name="ce38">
            <text:p>3154150</text:p>
          </table:table-cell>
          <table:table-cell office:value-type="string" table:style-name="ce38">
            <text:p>REDUT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54200" table:style-name="ce38">
            <text:p>3154200</text:p>
          </table:table-cell>
          <table:table-cell office:value-type="string" table:style-name="ce38">
            <text:p>RESENDE COST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54309" table:style-name="ce38">
            <text:p>3154309</text:p>
          </table:table-cell>
          <table:table-cell office:value-type="string" table:style-name="ce38">
            <text:p>RESPLENDOR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54408" table:style-name="ce38">
            <text:p>3154408</text:p>
          </table:table-cell>
          <table:table-cell office:value-type="string" table:style-name="ce38">
            <text:p>RESSAQUINH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54457" table:style-name="ce38">
            <text:p>3154457</text:p>
          </table:table-cell>
          <table:table-cell office:value-type="string" table:style-name="ce38">
            <text:p>RIACHINH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54507" table:style-name="ce38">
            <text:p>3154507</text:p>
          </table:table-cell>
          <table:table-cell office:value-type="string" table:style-name="ce38">
            <text:p>RIACHO DO MACHADO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54606" table:style-name="ce38">
            <text:p>3154606</text:p>
          </table:table-cell>
          <table:table-cell office:value-type="string" table:style-name="ce38">
            <text:p>RIBEIRAO DAS NEVE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54705" table:style-name="ce38">
            <text:p>3154705</text:p>
          </table:table-cell>
          <table:table-cell office:value-type="string" table:style-name="ce38">
            <text:p>RIBEIRAO VERMELH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54804" table:style-name="ce38">
            <text:p>3154804</text:p>
          </table:table-cell>
          <table:table-cell office:value-type="string" table:style-name="ce38">
            <text:p>RIO ACIM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54903" table:style-name="ce38">
            <text:p>3154903</text:p>
          </table:table-cell>
          <table:table-cell office:value-type="string" table:style-name="ce38">
            <text:p>RIO CASC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55009" table:style-name="ce38">
            <text:p>3155009</text:p>
          </table:table-cell>
          <table:table-cell office:value-type="string" table:style-name="ce38">
            <text:p>RIO DOCE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55108" table:style-name="ce38">
            <text:p>3155108</text:p>
          </table:table-cell>
          <table:table-cell office:value-type="string" table:style-name="ce38">
            <text:p>RIO DO PRAD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55207" table:style-name="ce38">
            <text:p>3155207</text:p>
          </table:table-cell>
          <table:table-cell office:value-type="string" table:style-name="ce38">
            <text:p>RIO ESPER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55306" table:style-name="ce38">
            <text:p>3155306</text:p>
          </table:table-cell>
          <table:table-cell office:value-type="string" table:style-name="ce38">
            <text:p>RIO MANS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55405" table:style-name="ce38">
            <text:p>3155405</text:p>
          </table:table-cell>
          <table:table-cell office:value-type="string" table:style-name="ce38">
            <text:p>RIO NOV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55504" table:style-name="ce38">
            <text:p>3155504</text:p>
          </table:table-cell>
          <table:table-cell office:value-type="string" table:style-name="ce38">
            <text:p>RIO PARANAIB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55603" table:style-name="ce38">
            <text:p>3155603</text:p>
          </table:table-cell>
          <table:table-cell office:value-type="string" table:style-name="ce38">
            <text:p>RIO PARDO DE MINA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55702" table:style-name="ce38">
            <text:p>3155702</text:p>
          </table:table-cell>
          <table:table-cell office:value-type="string" table:style-name="ce38">
            <text:p>RIO PIRACICAB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55801" table:style-name="ce38">
            <text:p>3155801</text:p>
          </table:table-cell>
          <table:table-cell office:value-type="string" table:style-name="ce38">
            <text:p>RIO POMB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55900" table:style-name="ce38">
            <text:p>3155900</text:p>
          </table:table-cell>
          <table:table-cell office:value-type="string" table:style-name="ce38">
            <text:p>RIO PRET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56007" table:style-name="ce38">
            <text:p>3156007</text:p>
          </table:table-cell>
          <table:table-cell office:value-type="string" table:style-name="ce38">
            <text:p>RIO VERMELH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56106" table:style-name="ce38">
            <text:p>3156106</text:p>
          </table:table-cell>
          <table:table-cell office:value-type="string" table:style-name="ce38">
            <text:p>RITAPOLI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56205" table:style-name="ce38">
            <text:p>3156205</text:p>
          </table:table-cell>
          <table:table-cell office:value-type="string" table:style-name="ce38">
            <text:p>ROCHEDO DE MINA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56304" table:style-name="ce38">
            <text:p>3156304</text:p>
          </table:table-cell>
          <table:table-cell office:value-type="string" table:style-name="ce38">
            <text:p>RODEIR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56403" table:style-name="ce38">
            <text:p>3156403</text:p>
          </table:table-cell>
          <table:table-cell office:value-type="string" table:style-name="ce38">
            <text:p>ROMARI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56452" table:style-name="ce38">
            <text:p>3156452</text:p>
          </table:table-cell>
          <table:table-cell office:value-type="string" table:style-name="ce38">
            <text:p>ROSARIO DA LIMEIR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56502" table:style-name="ce38">
            <text:p>3156502</text:p>
          </table:table-cell>
          <table:table-cell office:value-type="string" table:style-name="ce38">
            <text:p>RUBELIT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56601" table:style-name="ce38">
            <text:p>3156601</text:p>
          </table:table-cell>
          <table:table-cell office:value-type="string" table:style-name="ce38">
            <text:p>RUBIM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56700" table:style-name="ce38">
            <text:p>3156700</text:p>
          </table:table-cell>
          <table:table-cell office:value-type="string" table:style-name="ce38">
            <text:p>SABAR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56809" table:style-name="ce38">
            <text:p>3156809</text:p>
          </table:table-cell>
          <table:table-cell office:value-type="string" table:style-name="ce38">
            <text:p>SABINOPOLI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56908" table:style-name="ce38">
            <text:p>3156908</text:p>
          </table:table-cell>
          <table:table-cell office:value-type="string" table:style-name="ce38">
            <text:p>SACRAMENT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57005" table:style-name="ce38">
            <text:p>3157005</text:p>
          </table:table-cell>
          <table:table-cell office:value-type="string" table:style-name="ce38">
            <text:p>SALINA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57104" table:style-name="ce38">
            <text:p>3157104</text:p>
          </table:table-cell>
          <table:table-cell office:value-type="string" table:style-name="ce38">
            <text:p>SALTO DA DIVIS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57203" table:style-name="ce38">
            <text:p>3157203</text:p>
          </table:table-cell>
          <table:table-cell office:value-type="string" table:style-name="ce38">
            <text:p>SANTA BARBAR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57252" table:style-name="ce38">
            <text:p>3157252</text:p>
          </table:table-cell>
          <table:table-cell office:value-type="string" table:style-name="ce38">
            <text:p>SANTA BARBARA DO LESTE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57278" table:style-name="ce38">
            <text:p>3157278</text:p>
          </table:table-cell>
          <table:table-cell office:value-type="string" table:style-name="ce38">
            <text:p>SANTA BARBARA DO MONTE VERDE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57302" table:style-name="ce38">
            <text:p>3157302</text:p>
          </table:table-cell>
          <table:table-cell office:value-type="string" table:style-name="ce38">
            <text:p>SANTA BARBARA DO TUGURI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57336" table:style-name="ce38">
            <text:p>3157336</text:p>
          </table:table-cell>
          <table:table-cell office:value-type="string" table:style-name="ce38">
            <text:p>SANTA CRUZ DE MINA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57377" table:style-name="ce38">
            <text:p>3157377</text:p>
          </table:table-cell>
          <table:table-cell office:value-type="string" table:style-name="ce38">
            <text:p>SANTA CRUZ DE SALINA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57401" table:style-name="ce38">
            <text:p>3157401</text:p>
          </table:table-cell>
          <table:table-cell office:value-type="string" table:style-name="ce38">
            <text:p>SANTA CRUZ DO ESCALVAD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57500" table:style-name="ce38">
            <text:p>3157500</text:p>
          </table:table-cell>
          <table:table-cell office:value-type="string" table:style-name="ce38">
            <text:p>SANTA EFIGENIA DE MINA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57609" table:style-name="ce38">
            <text:p>3157609</text:p>
          </table:table-cell>
          <table:table-cell office:value-type="string" table:style-name="ce38">
            <text:p>SANTA FE DE MINA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57658" table:style-name="ce38">
            <text:p>3157658</text:p>
          </table:table-cell>
          <table:table-cell office:value-type="string" table:style-name="ce38">
            <text:p>SANTA HELENA DE MINA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57708" table:style-name="ce38">
            <text:p>3157708</text:p>
          </table:table-cell>
          <table:table-cell office:value-type="string" table:style-name="ce38">
            <text:p>SANTA JULIAN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57807" table:style-name="ce38">
            <text:p>3157807</text:p>
          </table:table-cell>
          <table:table-cell office:value-type="string" table:style-name="ce38">
            <text:p>SANTA LUZI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57906" table:style-name="ce38">
            <text:p>3157906</text:p>
          </table:table-cell>
          <table:table-cell office:value-type="string" table:style-name="ce38">
            <text:p>SANTA MARGARID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58003" table:style-name="ce38">
            <text:p>3158003</text:p>
          </table:table-cell>
          <table:table-cell office:value-type="string" table:style-name="ce38">
            <text:p>SANTA MARIA DE ITABIR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58102" table:style-name="ce38">
            <text:p>3158102</text:p>
          </table:table-cell>
          <table:table-cell office:value-type="string" table:style-name="ce38">
            <text:p>SANTA MARIA DO SALT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58201" table:style-name="ce38">
            <text:p>3158201</text:p>
          </table:table-cell>
          <table:table-cell office:value-type="string" table:style-name="ce38">
            <text:p>SANTA MARIA DO SUACUI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58300" table:style-name="ce38">
            <text:p>3158300</text:p>
          </table:table-cell>
          <table:table-cell office:value-type="string" table:style-name="ce38">
            <text:p>SANTANA DA VARGEM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58409" table:style-name="ce38">
            <text:p>3158409</text:p>
          </table:table-cell>
          <table:table-cell office:value-type="string" table:style-name="ce38">
            <text:p>SANTANA DE CATAGUASE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58508" table:style-name="ce38">
            <text:p>3158508</text:p>
          </table:table-cell>
          <table:table-cell office:value-type="string" table:style-name="ce38">
            <text:p>SANTANA DE PIRAPAM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58607" table:style-name="ce38">
            <text:p>3158607</text:p>
          </table:table-cell>
          <table:table-cell office:value-type="string" table:style-name="ce38">
            <text:p>SANTANA DO DESERT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58706" table:style-name="ce38">
            <text:p>3158706</text:p>
          </table:table-cell>
          <table:table-cell office:value-type="string" table:style-name="ce38">
            <text:p>SANTANA DO GARAMBEU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58805" table:style-name="ce38">
            <text:p>3158805</text:p>
          </table:table-cell>
          <table:table-cell office:value-type="string" table:style-name="ce38">
            <text:p>SANTANA DO JACARE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58904" table:style-name="ce38">
            <text:p>3158904</text:p>
          </table:table-cell>
          <table:table-cell office:value-type="string" table:style-name="ce38">
            <text:p>SANTANA DO MANHUACU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58953" table:style-name="ce38">
            <text:p>3158953</text:p>
          </table:table-cell>
          <table:table-cell office:value-type="string" table:style-name="ce38">
            <text:p>SANTANA DO PARAIS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59001" table:style-name="ce38">
            <text:p>3159001</text:p>
          </table:table-cell>
          <table:table-cell office:value-type="string" table:style-name="ce38">
            <text:p>SANTANA DO RIACH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59100" table:style-name="ce38">
            <text:p>3159100</text:p>
          </table:table-cell>
          <table:table-cell office:value-type="string" table:style-name="ce38">
            <text:p>SANTANA DO MONTE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59209" table:style-name="ce38">
            <text:p>3159209</text:p>
          </table:table-cell>
          <table:table-cell office:value-type="string" table:style-name="ce38">
            <text:p>SANTA RITA DE CALDA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59308" table:style-name="ce38">
            <text:p>3159308</text:p>
          </table:table-cell>
          <table:table-cell office:value-type="string" table:style-name="ce38">
            <text:p>SANTA RITA DE JACUTING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59357" table:style-name="ce38">
            <text:p>3159357</text:p>
          </table:table-cell>
          <table:table-cell office:value-type="string" table:style-name="ce38">
            <text:p>SANTA RITA DE MINA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59407" table:style-name="ce38">
            <text:p>3159407</text:p>
          </table:table-cell>
          <table:table-cell office:value-type="string" table:style-name="ce38">
            <text:p>SANTA RITA DE IBITIPOC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59506" table:style-name="ce38">
            <text:p>3159506</text:p>
          </table:table-cell>
          <table:table-cell office:value-type="string" table:style-name="ce38">
            <text:p>SANTA RITA DO ITUET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59605" table:style-name="ce38">
            <text:p>3159605</text:p>
          </table:table-cell>
          <table:table-cell office:value-type="string" table:style-name="ce38">
            <text:p>SANTA RITA DO SAPUCAI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59704" table:style-name="ce38">
            <text:p>3159704</text:p>
          </table:table-cell>
          <table:table-cell office:value-type="string" table:style-name="ce38">
            <text:p>SANTA ROSA DA SERR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59803" table:style-name="ce38">
            <text:p>3159803</text:p>
          </table:table-cell>
          <table:table-cell office:value-type="string" table:style-name="ce38">
            <text:p>SANTA VITORI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59902" table:style-name="ce38">
            <text:p>3159902</text:p>
          </table:table-cell>
          <table:table-cell office:value-type="string" table:style-name="ce38">
            <text:p>SANTO ANTONIO DO AMPAR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60009" table:style-name="ce38">
            <text:p>3160009</text:p>
          </table:table-cell>
          <table:table-cell office:value-type="string" table:style-name="ce38">
            <text:p>SANTO ANTONIO DO AVENTUREIR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60108" table:style-name="ce38">
            <text:p>3160108</text:p>
          </table:table-cell>
          <table:table-cell office:value-type="string" table:style-name="ce38">
            <text:p>SANTO ANTONIO DO GRAM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60207" table:style-name="ce38">
            <text:p>3160207</text:p>
          </table:table-cell>
          <table:table-cell office:value-type="string" table:style-name="ce38">
            <text:p>SANTO ANTONIO DO ITAMBE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60306" table:style-name="ce38">
            <text:p>3160306</text:p>
          </table:table-cell>
          <table:table-cell office:value-type="string" table:style-name="ce38">
            <text:p>SANTO ANTONIO DO JACINT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60405" table:style-name="ce38">
            <text:p>3160405</text:p>
          </table:table-cell>
          <table:table-cell office:value-type="string" table:style-name="ce38">
            <text:p>SANTO ANTONIO DO MONTE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60454" table:style-name="ce38">
            <text:p>3160454</text:p>
          </table:table-cell>
          <table:table-cell office:value-type="string" table:style-name="ce38">
            <text:p>SANTO ANTONIO DO RETIR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60504" table:style-name="ce38">
            <text:p>3160504</text:p>
          </table:table-cell>
          <table:table-cell office:value-type="string" table:style-name="ce38">
            <text:p>SANTO ANTONIO DO RIO ABAIX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60603" table:style-name="ce38">
            <text:p>3160603</text:p>
          </table:table-cell>
          <table:table-cell office:value-type="string" table:style-name="ce38">
            <text:p>SANTO HIPOLIT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60702" table:style-name="ce38">
            <text:p>3160702</text:p>
          </table:table-cell>
          <table:table-cell office:value-type="string" table:style-name="ce38">
            <text:p>SANTOS DUMONT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60801" table:style-name="ce38">
            <text:p>3160801</text:p>
          </table:table-cell>
          <table:table-cell office:value-type="string" table:style-name="ce38">
            <text:p>SAO BENTO ABADE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60900" table:style-name="ce38">
            <text:p>3160900</text:p>
          </table:table-cell>
          <table:table-cell office:value-type="string" table:style-name="ce38">
            <text:p>SAO BRAS DO SUACUI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60959" table:style-name="ce38">
            <text:p>3160959</text:p>
          </table:table-cell>
          <table:table-cell office:value-type="string" table:style-name="ce38">
            <text:p>SAO DOMINGOS DAS DORE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61007" table:style-name="ce38">
            <text:p>3161007</text:p>
          </table:table-cell>
          <table:table-cell office:value-type="string" table:style-name="ce38">
            <text:p>SAO DOMINGOS DO PRAT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61056" table:style-name="ce38">
            <text:p>3161056</text:p>
          </table:table-cell>
          <table:table-cell office:value-type="string" table:style-name="ce38">
            <text:p>SAO FELIX DE MINA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61106" table:style-name="ce38">
            <text:p>3161106</text:p>
          </table:table-cell>
          <table:table-cell office:value-type="string" table:style-name="ce38">
            <text:p>SAO FRANCISC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61205" table:style-name="ce38">
            <text:p>3161205</text:p>
          </table:table-cell>
          <table:table-cell office:value-type="string" table:style-name="ce38">
            <text:p>SAO FRANCISCO DE PAUL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61304" table:style-name="ce38">
            <text:p>3161304</text:p>
          </table:table-cell>
          <table:table-cell office:value-type="string" table:style-name="ce38">
            <text:p>SAO FRANCISCO DE SALE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61403" table:style-name="ce38">
            <text:p>3161403</text:p>
          </table:table-cell>
          <table:table-cell office:value-type="string" table:style-name="ce38">
            <text:p>SAO FRANCISCO DO GLORI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61502" table:style-name="ce38">
            <text:p>3161502</text:p>
          </table:table-cell>
          <table:table-cell office:value-type="string" table:style-name="ce38">
            <text:p>SAO GERALD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61601" table:style-name="ce38">
            <text:p>3161601</text:p>
          </table:table-cell>
          <table:table-cell office:value-type="string" table:style-name="ce38">
            <text:p>SAO GERALDO DA PIEDADE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61650" table:style-name="ce38">
            <text:p>3161650</text:p>
          </table:table-cell>
          <table:table-cell office:value-type="string" table:style-name="ce38">
            <text:p>SAO GERALDO DO BAIXI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61700" table:style-name="ce38">
            <text:p>3161700</text:p>
          </table:table-cell>
          <table:table-cell office:value-type="string" table:style-name="ce38">
            <text:p>SAO GONCALO DO ABAETE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61809" table:style-name="ce38">
            <text:p>3161809</text:p>
          </table:table-cell>
          <table:table-cell office:value-type="string" table:style-name="ce38">
            <text:p>SAO GONCALO DO PAR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61908" table:style-name="ce38">
            <text:p>3161908</text:p>
          </table:table-cell>
          <table:table-cell office:value-type="string" table:style-name="ce38">
            <text:p>SAO GONCALO DO RIO ABAIX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62005" table:style-name="ce38">
            <text:p>3162005</text:p>
          </table:table-cell>
          <table:table-cell office:value-type="string" table:style-name="ce38">
            <text:p>SAO GONCALO DO SAPUCAI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62104" table:style-name="ce38">
            <text:p>3162104</text:p>
          </table:table-cell>
          <table:table-cell office:value-type="string" table:style-name="ce38">
            <text:p>SAO GOTARD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62203" table:style-name="ce38">
            <text:p>3162203</text:p>
          </table:table-cell>
          <table:table-cell office:value-type="string" table:style-name="ce38">
            <text:p>SAO JOAO BATISTA DO GLORI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62252" table:style-name="ce38">
            <text:p>3162252</text:p>
          </table:table-cell>
          <table:table-cell office:value-type="string" table:style-name="ce38">
            <text:p>SAO JOAO DA LAGO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62302" table:style-name="ce38">
            <text:p>3162302</text:p>
          </table:table-cell>
          <table:table-cell office:value-type="string" table:style-name="ce38">
            <text:p>SAO JOAO DA MAT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62401" table:style-name="ce38">
            <text:p>3162401</text:p>
          </table:table-cell>
          <table:table-cell office:value-type="string" table:style-name="ce38">
            <text:p>SAO JOAO DA PONTE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62450" table:style-name="ce38">
            <text:p>3162450</text:p>
          </table:table-cell>
          <table:table-cell office:value-type="string" table:style-name="ce38">
            <text:p>SAO JOAO DAS MISSOE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62500" table:style-name="ce38">
            <text:p>3162500</text:p>
          </table:table-cell>
          <table:table-cell office:value-type="string" table:style-name="ce38">
            <text:p>SAO JOAO DEL REI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62559" table:style-name="ce38">
            <text:p>3162559</text:p>
          </table:table-cell>
          <table:table-cell office:value-type="string" table:style-name="ce38">
            <text:p>SAO JOAO DO MANHUACU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62575" table:style-name="ce38">
            <text:p>3162575</text:p>
          </table:table-cell>
          <table:table-cell office:value-type="string" table:style-name="ce38">
            <text:p>SAO JOAO DO MANTENINH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62609" table:style-name="ce38">
            <text:p>3162609</text:p>
          </table:table-cell>
          <table:table-cell office:value-type="string" table:style-name="ce38">
            <text:p>SAO JOAO DO ORIENTE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62658" table:style-name="ce38">
            <text:p>3162658</text:p>
          </table:table-cell>
          <table:table-cell office:value-type="string" table:style-name="ce38">
            <text:p>SAO JOAO DO PACUI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62708" table:style-name="ce38">
            <text:p>3162708</text:p>
          </table:table-cell>
          <table:table-cell office:value-type="string" table:style-name="ce38">
            <text:p>SAO JOAO DO PARAIS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62807" table:style-name="ce38">
            <text:p>3162807</text:p>
          </table:table-cell>
          <table:table-cell office:value-type="string" table:style-name="ce38">
            <text:p>SAO JOAO EVANGELIST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62906" table:style-name="ce38">
            <text:p>3162906</text:p>
          </table:table-cell>
          <table:table-cell office:value-type="string" table:style-name="ce38">
            <text:p>SAO JOAO NEPOMUCEN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62922" table:style-name="ce38">
            <text:p>3162922</text:p>
          </table:table-cell>
          <table:table-cell office:value-type="string" table:style-name="ce38">
            <text:p>SAO JOAQUIM DE BICA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62948" table:style-name="ce38">
            <text:p>3162948</text:p>
          </table:table-cell>
          <table:table-cell office:value-type="string" table:style-name="ce38">
            <text:p>SAO JOSE DA BARR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62955" table:style-name="ce38">
            <text:p>3162955</text:p>
          </table:table-cell>
          <table:table-cell office:value-type="string" table:style-name="ce38">
            <text:p>SAO JOSE DA LAP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63003" table:style-name="ce38">
            <text:p>3163003</text:p>
          </table:table-cell>
          <table:table-cell office:value-type="string" table:style-name="ce38">
            <text:p>SAO JOSE DA SAFIR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63102" table:style-name="ce38">
            <text:p>3163102</text:p>
          </table:table-cell>
          <table:table-cell office:value-type="string" table:style-name="ce38">
            <text:p>SAO JOSE DA VARGINH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63201" table:style-name="ce38">
            <text:p>3163201</text:p>
          </table:table-cell>
          <table:table-cell office:value-type="string" table:style-name="ce38">
            <text:p>SAO JOSE DO ALEGRE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63300" table:style-name="ce38">
            <text:p>3163300</text:p>
          </table:table-cell>
          <table:table-cell office:value-type="string" table:style-name="ce38">
            <text:p>SAO JOSE DO DIVIN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63409" table:style-name="ce38">
            <text:p>3163409</text:p>
          </table:table-cell>
          <table:table-cell office:value-type="string" table:style-name="ce38">
            <text:p>SAO JOSE DO GOIABAL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63508" table:style-name="ce38">
            <text:p>3163508</text:p>
          </table:table-cell>
          <table:table-cell office:value-type="string" table:style-name="ce38">
            <text:p>SAO JOSE DO JACURI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63607" table:style-name="ce38">
            <text:p>3163607</text:p>
          </table:table-cell>
          <table:table-cell office:value-type="string" table:style-name="ce38">
            <text:p>SAO JOSE DO MANTIMENT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63706" table:style-name="ce38">
            <text:p>3163706</text:p>
          </table:table-cell>
          <table:table-cell office:value-type="string" table:style-name="ce38">
            <text:p>SAO LOURENC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63805" table:style-name="ce38">
            <text:p>3163805</text:p>
          </table:table-cell>
          <table:table-cell office:value-type="string" table:style-name="ce38">
            <text:p>SAO MIGUEL DO ANT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63904" table:style-name="ce38">
            <text:p>3163904</text:p>
          </table:table-cell>
          <table:table-cell office:value-type="string" table:style-name="ce38">
            <text:p>SAO PEDRO DA UNIA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64001" table:style-name="ce38">
            <text:p>3164001</text:p>
          </table:table-cell>
          <table:table-cell office:value-type="string" table:style-name="ce38">
            <text:p>SAO PEDRO DO FERRO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64100" table:style-name="ce38">
            <text:p>3164100</text:p>
          </table:table-cell>
          <table:table-cell office:value-type="string" table:style-name="ce38">
            <text:p>SAO PEDRO DO SUACUI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64209" table:style-name="ce38">
            <text:p>3164209</text:p>
          </table:table-cell>
          <table:table-cell office:value-type="string" table:style-name="ce38">
            <text:p>SAO ROMA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64308" table:style-name="ce38">
            <text:p>3164308</text:p>
          </table:table-cell>
          <table:table-cell office:value-type="string" table:style-name="ce38">
            <text:p>SAO ROQUE DE MINA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64407" table:style-name="ce38">
            <text:p>3164407</text:p>
          </table:table-cell>
          <table:table-cell office:value-type="string" table:style-name="ce38">
            <text:p>SAO SEBASTIAO DA BELA VIST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64431" table:style-name="ce38">
            <text:p>3164431</text:p>
          </table:table-cell>
          <table:table-cell office:value-type="string" table:style-name="ce38">
            <text:p>SAO SEBASTIAO DA VARGEM ALEGRE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64472" table:style-name="ce38">
            <text:p>3164472</text:p>
          </table:table-cell>
          <table:table-cell office:value-type="string" table:style-name="ce38">
            <text:p>SAO SEBASTIAO DO ANT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64506" table:style-name="ce38">
            <text:p>3164506</text:p>
          </table:table-cell>
          <table:table-cell office:value-type="string" table:style-name="ce38">
            <text:p>SAO SEBASTIAO DO MARANHA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64605" table:style-name="ce38">
            <text:p>3164605</text:p>
          </table:table-cell>
          <table:table-cell office:value-type="string" table:style-name="ce38">
            <text:p>SAO SEBASTIAO DO OESTE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64704" table:style-name="ce38">
            <text:p>3164704</text:p>
          </table:table-cell>
          <table:table-cell office:value-type="string" table:style-name="ce38">
            <text:p>SAO SEBASTIAO DO PARAIS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64803" table:style-name="ce38">
            <text:p>3164803</text:p>
          </table:table-cell>
          <table:table-cell office:value-type="string" table:style-name="ce38">
            <text:p>SAO SEBASTIAO DO RIO PRET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64902" table:style-name="ce38">
            <text:p>3164902</text:p>
          </table:table-cell>
          <table:table-cell office:value-type="string" table:style-name="ce38">
            <text:p>SAO SEBASTIAO DO RIO VERDE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65008" table:style-name="ce38">
            <text:p>3165008</text:p>
          </table:table-cell>
          <table:table-cell office:value-type="string" table:style-name="ce38">
            <text:p>SAO TIAG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65107" table:style-name="ce38">
            <text:p>3165107</text:p>
          </table:table-cell>
          <table:table-cell office:value-type="string" table:style-name="ce38">
            <text:p>SAO TOMAS DE AQUIN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65206" table:style-name="ce38">
            <text:p>3165206</text:p>
          </table:table-cell>
          <table:table-cell office:value-type="string" table:style-name="ce38">
            <text:p>SAO THOME DAS LETRA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65305" table:style-name="ce38">
            <text:p>3165305</text:p>
          </table:table-cell>
          <table:table-cell office:value-type="string" table:style-name="ce38">
            <text:p>SAO VICENTE DE MINA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65404" table:style-name="ce38">
            <text:p>3165404</text:p>
          </table:table-cell>
          <table:table-cell office:value-type="string" table:style-name="ce38">
            <text:p>SAPUCAI-MIRIM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65503" table:style-name="ce38">
            <text:p>3165503</text:p>
          </table:table-cell>
          <table:table-cell office:value-type="string" table:style-name="ce38">
            <text:p>SARDO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65537" table:style-name="ce38">
            <text:p>3165537</text:p>
          </table:table-cell>
          <table:table-cell office:value-type="string" table:style-name="ce38">
            <text:p>SARZED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65552" table:style-name="ce38">
            <text:p>3165552</text:p>
          </table:table-cell>
          <table:table-cell office:value-type="string" table:style-name="ce38">
            <text:p>SETUBINH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65560" table:style-name="ce38">
            <text:p>3165560</text:p>
          </table:table-cell>
          <table:table-cell office:value-type="string" table:style-name="ce38">
            <text:p>SEM PEIXE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65578" table:style-name="ce38">
            <text:p>3165578</text:p>
          </table:table-cell>
          <table:table-cell office:value-type="string" table:style-name="ce38">
            <text:p>SENADOR AMARAL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65602" table:style-name="ce38">
            <text:p>3165602</text:p>
          </table:table-cell>
          <table:table-cell office:value-type="string" table:style-name="ce38">
            <text:p>SENADOR CORTE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65701" table:style-name="ce38">
            <text:p>3165701</text:p>
          </table:table-cell>
          <table:table-cell office:value-type="string" table:style-name="ce38">
            <text:p>SENADOR FIRMIN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65800" table:style-name="ce38">
            <text:p>3165800</text:p>
          </table:table-cell>
          <table:table-cell office:value-type="string" table:style-name="ce38">
            <text:p>SENADOR JOSE BENT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65909" table:style-name="ce38">
            <text:p>3165909</text:p>
          </table:table-cell>
          <table:table-cell office:value-type="string" table:style-name="ce38">
            <text:p>SENADOR MODESTINO GONCALVE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66006" table:style-name="ce38">
            <text:p>3166006</text:p>
          </table:table-cell>
          <table:table-cell office:value-type="string" table:style-name="ce38">
            <text:p>SENHORA DE OLIVEIR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66105" table:style-name="ce38">
            <text:p>3166105</text:p>
          </table:table-cell>
          <table:table-cell office:value-type="string" table:style-name="ce38">
            <text:p>SENHORA DO PORT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66204" table:style-name="ce38">
            <text:p>3166204</text:p>
          </table:table-cell>
          <table:table-cell office:value-type="string" table:style-name="ce38">
            <text:p>SENHORA DO REMEDIO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66303" table:style-name="ce38">
            <text:p>3166303</text:p>
          </table:table-cell>
          <table:table-cell office:value-type="string" table:style-name="ce38">
            <text:p>SERICIT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66402" table:style-name="ce38">
            <text:p>3166402</text:p>
          </table:table-cell>
          <table:table-cell office:value-type="string" table:style-name="ce38">
            <text:p>SERITING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66501" table:style-name="ce38">
            <text:p>3166501</text:p>
          </table:table-cell>
          <table:table-cell office:value-type="string" table:style-name="ce38">
            <text:p>SERRA AZUL DE MINA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66600" table:style-name="ce38">
            <text:p>3166600</text:p>
          </table:table-cell>
          <table:table-cell office:value-type="string" table:style-name="ce38">
            <text:p>SERRA DA SAUDADE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66709" table:style-name="ce38">
            <text:p>3166709</text:p>
          </table:table-cell>
          <table:table-cell office:value-type="string" table:style-name="ce38">
            <text:p>SERRA DO AIMORE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66808" table:style-name="ce38">
            <text:p>3166808</text:p>
          </table:table-cell>
          <table:table-cell office:value-type="string" table:style-name="ce38">
            <text:p>SERRA DO SALITRE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66907" table:style-name="ce38">
            <text:p>3166907</text:p>
          </table:table-cell>
          <table:table-cell office:value-type="string" table:style-name="ce38">
            <text:p>SERRANI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66956" table:style-name="ce38">
            <text:p>3166956</text:p>
          </table:table-cell>
          <table:table-cell office:value-type="string" table:style-name="ce38">
            <text:p>SERRANOPOLIS DE MINA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67004" table:style-name="ce38">
            <text:p>3167004</text:p>
          </table:table-cell>
          <table:table-cell office:value-type="string" table:style-name="ce38">
            <text:p>SERRANO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67103" table:style-name="ce38">
            <text:p>3167103</text:p>
          </table:table-cell>
          <table:table-cell office:value-type="string" table:style-name="ce38">
            <text:p>SERR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67202" table:style-name="ce38">
            <text:p>3167202</text:p>
          </table:table-cell>
          <table:table-cell office:value-type="string" table:style-name="ce38">
            <text:p>SETE LAGOA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67301" table:style-name="ce38">
            <text:p>3167301</text:p>
          </table:table-cell>
          <table:table-cell office:value-type="string" table:style-name="ce38">
            <text:p>SILVEIRANI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67400" table:style-name="ce38">
            <text:p>3167400</text:p>
          </table:table-cell>
          <table:table-cell office:value-type="string" table:style-name="ce38">
            <text:p>SILVIANOPOLI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67509" table:style-name="ce38">
            <text:p>3167509</text:p>
          </table:table-cell>
          <table:table-cell office:value-type="string" table:style-name="ce38">
            <text:p>SIMAO PEREIR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67608" table:style-name="ce38">
            <text:p>3167608</text:p>
          </table:table-cell>
          <table:table-cell office:value-type="string" table:style-name="ce38">
            <text:p>SIMONESI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67707" table:style-name="ce38">
            <text:p>3167707</text:p>
          </table:table-cell>
          <table:table-cell office:value-type="string" table:style-name="ce38">
            <text:p>SOBRALI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67806" table:style-name="ce38">
            <text:p>3167806</text:p>
          </table:table-cell>
          <table:table-cell office:value-type="string" table:style-name="ce38">
            <text:p>SOLEDADE DE MINA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67905" table:style-name="ce38">
            <text:p>3167905</text:p>
          </table:table-cell>
          <table:table-cell office:value-type="string" table:style-name="ce38">
            <text:p>TABULEIR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68002" table:style-name="ce38">
            <text:p>3168002</text:p>
          </table:table-cell>
          <table:table-cell office:value-type="string" table:style-name="ce38">
            <text:p>TAIOBEIRA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68051" table:style-name="ce38">
            <text:p>3168051</text:p>
          </table:table-cell>
          <table:table-cell office:value-type="string" table:style-name="ce38">
            <text:p>TAPARUB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68101" table:style-name="ce38">
            <text:p>3168101</text:p>
          </table:table-cell>
          <table:table-cell office:value-type="string" table:style-name="ce38">
            <text:p>TAPIR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68200" table:style-name="ce38">
            <text:p>3168200</text:p>
          </table:table-cell>
          <table:table-cell office:value-type="string" table:style-name="ce38">
            <text:p>TAPIRAI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68309" table:style-name="ce38">
            <text:p>3168309</text:p>
          </table:table-cell>
          <table:table-cell office:value-type="string" table:style-name="ce38">
            <text:p>TAQUARACU DE MINA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68408" table:style-name="ce38">
            <text:p>3168408</text:p>
          </table:table-cell>
          <table:table-cell office:value-type="string" table:style-name="ce38">
            <text:p>TARUMIRIM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68507" table:style-name="ce38">
            <text:p>3168507</text:p>
          </table:table-cell>
          <table:table-cell office:value-type="string" table:style-name="ce38">
            <text:p>TEIXEIRA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68606" table:style-name="ce38">
            <text:p>3168606</text:p>
          </table:table-cell>
          <table:table-cell office:value-type="string" table:style-name="ce38">
            <text:p>TEOFILO OTONI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68705" table:style-name="ce38">
            <text:p>3168705</text:p>
          </table:table-cell>
          <table:table-cell office:value-type="string" table:style-name="ce38">
            <text:p>TIMOTE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68804" table:style-name="ce38">
            <text:p>3168804</text:p>
          </table:table-cell>
          <table:table-cell office:value-type="string" table:style-name="ce38">
            <text:p>TIRADENTE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68903" table:style-name="ce38">
            <text:p>3168903</text:p>
          </table:table-cell>
          <table:table-cell office:value-type="string" table:style-name="ce38">
            <text:p>TIRO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69000" table:style-name="ce38">
            <text:p>3169000</text:p>
          </table:table-cell>
          <table:table-cell office:value-type="string" table:style-name="ce38">
            <text:p>TOCANTIN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69059" table:style-name="ce38">
            <text:p>3169059</text:p>
          </table:table-cell>
          <table:table-cell office:value-type="string" table:style-name="ce38">
            <text:p>TOCOS DO MOGI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69109" table:style-name="ce38">
            <text:p>3169109</text:p>
          </table:table-cell>
          <table:table-cell office:value-type="string" table:style-name="ce38">
            <text:p>TOLED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69208" table:style-name="ce38">
            <text:p>3169208</text:p>
          </table:table-cell>
          <table:table-cell office:value-type="string" table:style-name="ce38">
            <text:p>TOMBO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69307" table:style-name="ce38">
            <text:p>3169307</text:p>
          </table:table-cell>
          <table:table-cell office:value-type="string" table:style-name="ce38">
            <text:p>TRES CORACOE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69356" table:style-name="ce38">
            <text:p>3169356</text:p>
          </table:table-cell>
          <table:table-cell office:value-type="string" table:style-name="ce38">
            <text:p>TRES MARIA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69406" table:style-name="ce38">
            <text:p>3169406</text:p>
          </table:table-cell>
          <table:table-cell office:value-type="string" table:style-name="ce38">
            <text:p>TRES PONTA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69505" table:style-name="ce38">
            <text:p>3169505</text:p>
          </table:table-cell>
          <table:table-cell office:value-type="string" table:style-name="ce38">
            <text:p>TUMIRITING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69604" table:style-name="ce38">
            <text:p>3169604</text:p>
          </table:table-cell>
          <table:table-cell office:value-type="string" table:style-name="ce38">
            <text:p>TUPACIGUAR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69703" table:style-name="ce38">
            <text:p>3169703</text:p>
          </table:table-cell>
          <table:table-cell office:value-type="string" table:style-name="ce38">
            <text:p>TURMALIN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69802" table:style-name="ce38">
            <text:p>3169802</text:p>
          </table:table-cell>
          <table:table-cell office:value-type="string" table:style-name="ce38">
            <text:p>TURVOLANDI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69901" table:style-name="ce38">
            <text:p>3169901</text:p>
          </table:table-cell>
          <table:table-cell office:value-type="string" table:style-name="ce38">
            <text:p>UB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70008" table:style-name="ce38">
            <text:p>3170008</text:p>
          </table:table-cell>
          <table:table-cell office:value-type="string" table:style-name="ce38">
            <text:p>UBAI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70057" table:style-name="ce38">
            <text:p>3170057</text:p>
          </table:table-cell>
          <table:table-cell office:value-type="string" table:style-name="ce38">
            <text:p>UBAPORANG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70107" table:style-name="ce38">
            <text:p>3170107</text:p>
          </table:table-cell>
          <table:table-cell office:value-type="string" table:style-name="ce38">
            <text:p>UBERAB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70206" table:style-name="ce38">
            <text:p>3170206</text:p>
          </table:table-cell>
          <table:table-cell office:value-type="string" table:style-name="ce38">
            <text:p>UBERLANDI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70305" table:style-name="ce38">
            <text:p>3170305</text:p>
          </table:table-cell>
          <table:table-cell office:value-type="string" table:style-name="ce38">
            <text:p>UMBURATIB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70404" table:style-name="ce38">
            <text:p>3170404</text:p>
          </table:table-cell>
          <table:table-cell office:value-type="string" table:style-name="ce38">
            <text:p>UNAI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70438" table:style-name="ce38">
            <text:p>3170438</text:p>
          </table:table-cell>
          <table:table-cell office:value-type="string" table:style-name="ce38">
            <text:p>UNIAO DE MINA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70479" table:style-name="ce38">
            <text:p>3170479</text:p>
          </table:table-cell>
          <table:table-cell office:value-type="string" table:style-name="ce38">
            <text:p>URUANA DE MINA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70503" table:style-name="ce38">
            <text:p>3170503</text:p>
          </table:table-cell>
          <table:table-cell office:value-type="string" table:style-name="ce38">
            <text:p>URUCANI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70529" table:style-name="ce38">
            <text:p>3170529</text:p>
          </table:table-cell>
          <table:table-cell office:value-type="string" table:style-name="ce38">
            <text:p>URUCUI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70578" table:style-name="ce38">
            <text:p>3170578</text:p>
          </table:table-cell>
          <table:table-cell office:value-type="string" table:style-name="ce38">
            <text:p>VARGEM ALEGRE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70602" table:style-name="ce38">
            <text:p>3170602</text:p>
          </table:table-cell>
          <table:table-cell office:value-type="string" table:style-name="ce38">
            <text:p>VARGEM BONIT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70651" table:style-name="ce38">
            <text:p>3170651</text:p>
          </table:table-cell>
          <table:table-cell office:value-type="string" table:style-name="ce38">
            <text:p>VARGEM GRANDE DO RIO PARD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70701" table:style-name="ce38">
            <text:p>3170701</text:p>
          </table:table-cell>
          <table:table-cell office:value-type="string" table:style-name="ce38">
            <text:p>VARGINH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70750" table:style-name="ce38">
            <text:p>3170750</text:p>
          </table:table-cell>
          <table:table-cell office:value-type="string" table:style-name="ce38">
            <text:p>VARJAO DE MINA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70800" table:style-name="ce38">
            <text:p>3170800</text:p>
          </table:table-cell>
          <table:table-cell office:value-type="string" table:style-name="ce38">
            <text:p>VARZEA DA PALM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70909" table:style-name="ce38">
            <text:p>3170909</text:p>
          </table:table-cell>
          <table:table-cell office:value-type="string" table:style-name="ce38">
            <text:p>VARZELANDI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71006" table:style-name="ce38">
            <text:p>3171006</text:p>
          </table:table-cell>
          <table:table-cell office:value-type="string" table:style-name="ce38">
            <text:p>VAZANTE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71030" table:style-name="ce38">
            <text:p>3171030</text:p>
          </table:table-cell>
          <table:table-cell office:value-type="string" table:style-name="ce38">
            <text:p>VERDELANDI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71071" table:style-name="ce38">
            <text:p>3171071</text:p>
          </table:table-cell>
          <table:table-cell office:value-type="string" table:style-name="ce38">
            <text:p>VEREDINH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71105" table:style-name="ce38">
            <text:p>3171105</text:p>
          </table:table-cell>
          <table:table-cell office:value-type="string" table:style-name="ce38">
            <text:p>VERISSIM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71154" table:style-name="ce38">
            <text:p>3171154</text:p>
          </table:table-cell>
          <table:table-cell office:value-type="string" table:style-name="ce38">
            <text:p>VERMELHO NOV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71204" table:style-name="ce38">
            <text:p>3171204</text:p>
          </table:table-cell>
          <table:table-cell office:value-type="string" table:style-name="ce38">
            <text:p>VESPASIAN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71303" table:style-name="ce38">
            <text:p>3171303</text:p>
          </table:table-cell>
          <table:table-cell office:value-type="string" table:style-name="ce38">
            <text:p>VICOS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71402" table:style-name="ce38">
            <text:p>3171402</text:p>
          </table:table-cell>
          <table:table-cell office:value-type="string" table:style-name="ce38">
            <text:p>VIEIRA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71501" table:style-name="ce38">
            <text:p>3171501</text:p>
          </table:table-cell>
          <table:table-cell office:value-type="string" table:style-name="ce38">
            <text:p>MATHIAS LOBAT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71600" table:style-name="ce38">
            <text:p>3171600</text:p>
          </table:table-cell>
          <table:table-cell office:value-type="string" table:style-name="ce38">
            <text:p>VIRGEM DA LAP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71709" table:style-name="ce38">
            <text:p>3171709</text:p>
          </table:table-cell>
          <table:table-cell office:value-type="string" table:style-name="ce38">
            <text:p>VIRGINI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71808" table:style-name="ce38">
            <text:p>3171808</text:p>
          </table:table-cell>
          <table:table-cell office:value-type="string" table:style-name="ce38">
            <text:p>VIRGINOPOLIS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71907" table:style-name="ce38">
            <text:p>3171907</text:p>
          </table:table-cell>
          <table:table-cell office:value-type="string" table:style-name="ce38">
            <text:p>VIRGOLANDIA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72004" table:style-name="ce38">
            <text:p>3172004</text:p>
          </table:table-cell>
          <table:table-cell office:value-type="string" table:style-name="ce38">
            <text:p>VISCONDE DO RIO BRANCO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72103" table:style-name="ce38">
            <text:p>3172103</text:p>
          </table:table-cell>
          <table:table-cell office:value-type="string" table:style-name="ce38">
            <text:p>VOLTA GRANDE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172202" table:style-name="ce38">
            <text:p>3172202</text:p>
          </table:table-cell>
          <table:table-cell office:value-type="string" table:style-name="ce38">
            <text:p>WENCESLAU BRAZ</text:p>
          </table:table-cell>
          <table:table-cell office:value-type="string" table:style-name="ce38">
            <text:p>MG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200102" table:style-name="ce38">
            <text:p>3200102</text:p>
          </table:table-cell>
          <table:table-cell office:value-type="string" table:style-name="ce38">
            <text:p>AFONSO CLAUDIO</text:p>
          </table:table-cell>
          <table:table-cell office:value-type="string" table:style-name="ce38">
            <text:p>E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200136" table:style-name="ce38">
            <text:p>3200136</text:p>
          </table:table-cell>
          <table:table-cell office:value-type="string" table:style-name="ce38">
            <text:p>AGUIA BRANCA</text:p>
          </table:table-cell>
          <table:table-cell office:value-type="string" table:style-name="ce38">
            <text:p>E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200169" table:style-name="ce38">
            <text:p>3200169</text:p>
          </table:table-cell>
          <table:table-cell office:value-type="string" table:style-name="ce38">
            <text:p>AGUA DOCE DO NORTE</text:p>
          </table:table-cell>
          <table:table-cell office:value-type="string" table:style-name="ce38">
            <text:p>E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200201" table:style-name="ce38">
            <text:p>3200201</text:p>
          </table:table-cell>
          <table:table-cell office:value-type="string" table:style-name="ce38">
            <text:p>ALEGRE</text:p>
          </table:table-cell>
          <table:table-cell office:value-type="string" table:style-name="ce38">
            <text:p>E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200300" table:style-name="ce38">
            <text:p>3200300</text:p>
          </table:table-cell>
          <table:table-cell office:value-type="string" table:style-name="ce38">
            <text:p>ALFREDO CHAVES</text:p>
          </table:table-cell>
          <table:table-cell office:value-type="string" table:style-name="ce38">
            <text:p>E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200359" table:style-name="ce38">
            <text:p>3200359</text:p>
          </table:table-cell>
          <table:table-cell office:value-type="string" table:style-name="ce38">
            <text:p>ALTO RIO NOVO</text:p>
          </table:table-cell>
          <table:table-cell office:value-type="string" table:style-name="ce38">
            <text:p>E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200409" table:style-name="ce38">
            <text:p>3200409</text:p>
          </table:table-cell>
          <table:table-cell office:value-type="string" table:style-name="ce38">
            <text:p>ANCHIETA</text:p>
          </table:table-cell>
          <table:table-cell office:value-type="string" table:style-name="ce38">
            <text:p>E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200508" table:style-name="ce38">
            <text:p>3200508</text:p>
          </table:table-cell>
          <table:table-cell office:value-type="string" table:style-name="ce38">
            <text:p>APIACA</text:p>
          </table:table-cell>
          <table:table-cell office:value-type="string" table:style-name="ce38">
            <text:p>E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200607" table:style-name="ce38">
            <text:p>3200607</text:p>
          </table:table-cell>
          <table:table-cell office:value-type="string" table:style-name="ce38">
            <text:p>ARACRUZ</text:p>
          </table:table-cell>
          <table:table-cell office:value-type="string" table:style-name="ce38">
            <text:p>E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200706" table:style-name="ce38">
            <text:p>3200706</text:p>
          </table:table-cell>
          <table:table-cell office:value-type="string" table:style-name="ce38">
            <text:p>ATILIO VIVACQUA</text:p>
          </table:table-cell>
          <table:table-cell office:value-type="string" table:style-name="ce38">
            <text:p>E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200805" table:style-name="ce38">
            <text:p>3200805</text:p>
          </table:table-cell>
          <table:table-cell office:value-type="string" table:style-name="ce38">
            <text:p>BAIXO GUANDU</text:p>
          </table:table-cell>
          <table:table-cell office:value-type="string" table:style-name="ce38">
            <text:p>E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200904" table:style-name="ce38">
            <text:p>3200904</text:p>
          </table:table-cell>
          <table:table-cell office:value-type="string" table:style-name="ce38">
            <text:p>BARRA DE SAO FRANCISCO</text:p>
          </table:table-cell>
          <table:table-cell office:value-type="string" table:style-name="ce38">
            <text:p>E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201001" table:style-name="ce38">
            <text:p>3201001</text:p>
          </table:table-cell>
          <table:table-cell office:value-type="string" table:style-name="ce38">
            <text:p>BOA ESPERANCA</text:p>
          </table:table-cell>
          <table:table-cell office:value-type="string" table:style-name="ce38">
            <text:p>E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201100" table:style-name="ce38">
            <text:p>3201100</text:p>
          </table:table-cell>
          <table:table-cell office:value-type="string" table:style-name="ce38">
            <text:p>BOM JESUS DO NORTE</text:p>
          </table:table-cell>
          <table:table-cell office:value-type="string" table:style-name="ce38">
            <text:p>E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201159" table:style-name="ce38">
            <text:p>3201159</text:p>
          </table:table-cell>
          <table:table-cell office:value-type="string" table:style-name="ce38">
            <text:p>BREJETUBA</text:p>
          </table:table-cell>
          <table:table-cell office:value-type="string" table:style-name="ce38">
            <text:p>E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201209" table:style-name="ce38">
            <text:p>3201209</text:p>
          </table:table-cell>
          <table:table-cell office:value-type="string" table:style-name="ce38">
            <text:p>CACHOEIRO DE ITAPEMIRIM</text:p>
          </table:table-cell>
          <table:table-cell office:value-type="string" table:style-name="ce38">
            <text:p>E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201308" table:style-name="ce38">
            <text:p>3201308</text:p>
          </table:table-cell>
          <table:table-cell office:value-type="string" table:style-name="ce38">
            <text:p>CARIACICA</text:p>
          </table:table-cell>
          <table:table-cell office:value-type="string" table:style-name="ce38">
            <text:p>E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201407" table:style-name="ce38">
            <text:p>3201407</text:p>
          </table:table-cell>
          <table:table-cell office:value-type="string" table:style-name="ce38">
            <text:p>CASTELO</text:p>
          </table:table-cell>
          <table:table-cell office:value-type="string" table:style-name="ce38">
            <text:p>E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201506" table:style-name="ce38">
            <text:p>3201506</text:p>
          </table:table-cell>
          <table:table-cell office:value-type="string" table:style-name="ce38">
            <text:p>COLATINA</text:p>
          </table:table-cell>
          <table:table-cell office:value-type="string" table:style-name="ce38">
            <text:p>E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201605" table:style-name="ce38">
            <text:p>3201605</text:p>
          </table:table-cell>
          <table:table-cell office:value-type="string" table:style-name="ce38">
            <text:p>CONCEICAO DA BARRA</text:p>
          </table:table-cell>
          <table:table-cell office:value-type="string" table:style-name="ce38">
            <text:p>E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201704" table:style-name="ce38">
            <text:p>3201704</text:p>
          </table:table-cell>
          <table:table-cell office:value-type="string" table:style-name="ce38">
            <text:p>CONCEICAO DO CASTELO</text:p>
          </table:table-cell>
          <table:table-cell office:value-type="string" table:style-name="ce38">
            <text:p>E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201803" table:style-name="ce38">
            <text:p>3201803</text:p>
          </table:table-cell>
          <table:table-cell office:value-type="string" table:style-name="ce38">
            <text:p>DIVINO DE SAO LOURENCO</text:p>
          </table:table-cell>
          <table:table-cell office:value-type="string" table:style-name="ce38">
            <text:p>E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201902" table:style-name="ce38">
            <text:p>3201902</text:p>
          </table:table-cell>
          <table:table-cell office:value-type="string" table:style-name="ce38">
            <text:p>DOMINGOS MARTINS</text:p>
          </table:table-cell>
          <table:table-cell office:value-type="string" table:style-name="ce38">
            <text:p>E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202009" table:style-name="ce38">
            <text:p>3202009</text:p>
          </table:table-cell>
          <table:table-cell office:value-type="string" table:style-name="ce38">
            <text:p>DORES DO RIO PRETO</text:p>
          </table:table-cell>
          <table:table-cell office:value-type="string" table:style-name="ce38">
            <text:p>E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202108" table:style-name="ce38">
            <text:p>3202108</text:p>
          </table:table-cell>
          <table:table-cell office:value-type="string" table:style-name="ce38">
            <text:p>ECOPORANGA</text:p>
          </table:table-cell>
          <table:table-cell office:value-type="string" table:style-name="ce38">
            <text:p>E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202207" table:style-name="ce38">
            <text:p>3202207</text:p>
          </table:table-cell>
          <table:table-cell office:value-type="string" table:style-name="ce38">
            <text:p>FUNDAO</text:p>
          </table:table-cell>
          <table:table-cell office:value-type="string" table:style-name="ce38">
            <text:p>E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202256" table:style-name="ce38">
            <text:p>3202256</text:p>
          </table:table-cell>
          <table:table-cell office:value-type="string" table:style-name="ce38">
            <text:p>GOVERNADOR LINDENBERG</text:p>
          </table:table-cell>
          <table:table-cell office:value-type="string" table:style-name="ce38">
            <text:p>E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202306" table:style-name="ce38">
            <text:p>3202306</text:p>
          </table:table-cell>
          <table:table-cell office:value-type="string" table:style-name="ce38">
            <text:p>GUACUI</text:p>
          </table:table-cell>
          <table:table-cell office:value-type="string" table:style-name="ce38">
            <text:p>E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202405" table:style-name="ce38">
            <text:p>3202405</text:p>
          </table:table-cell>
          <table:table-cell office:value-type="string" table:style-name="ce38">
            <text:p>GUARAPARI</text:p>
          </table:table-cell>
          <table:table-cell office:value-type="string" table:style-name="ce38">
            <text:p>E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202454" table:style-name="ce38">
            <text:p>3202454</text:p>
          </table:table-cell>
          <table:table-cell office:value-type="string" table:style-name="ce38">
            <text:p>IBATIBA</text:p>
          </table:table-cell>
          <table:table-cell office:value-type="string" table:style-name="ce38">
            <text:p>E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202504" table:style-name="ce38">
            <text:p>3202504</text:p>
          </table:table-cell>
          <table:table-cell office:value-type="string" table:style-name="ce38">
            <text:p>IBIRACU</text:p>
          </table:table-cell>
          <table:table-cell office:value-type="string" table:style-name="ce38">
            <text:p>E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202553" table:style-name="ce38">
            <text:p>3202553</text:p>
          </table:table-cell>
          <table:table-cell office:value-type="string" table:style-name="ce38">
            <text:p>IBITIRAMA</text:p>
          </table:table-cell>
          <table:table-cell office:value-type="string" table:style-name="ce38">
            <text:p>E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202603" table:style-name="ce38">
            <text:p>3202603</text:p>
          </table:table-cell>
          <table:table-cell office:value-type="string" table:style-name="ce38">
            <text:p>ICONHA</text:p>
          </table:table-cell>
          <table:table-cell office:value-type="string" table:style-name="ce38">
            <text:p>E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202652" table:style-name="ce38">
            <text:p>3202652</text:p>
          </table:table-cell>
          <table:table-cell office:value-type="string" table:style-name="ce38">
            <text:p>IRUPI</text:p>
          </table:table-cell>
          <table:table-cell office:value-type="string" table:style-name="ce38">
            <text:p>E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202702" table:style-name="ce38">
            <text:p>3202702</text:p>
          </table:table-cell>
          <table:table-cell office:value-type="string" table:style-name="ce38">
            <text:p>ITAGUACU</text:p>
          </table:table-cell>
          <table:table-cell office:value-type="string" table:style-name="ce38">
            <text:p>E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202801" table:style-name="ce38">
            <text:p>3202801</text:p>
          </table:table-cell>
          <table:table-cell office:value-type="string" table:style-name="ce38">
            <text:p>ITAPEMIRIM</text:p>
          </table:table-cell>
          <table:table-cell office:value-type="string" table:style-name="ce38">
            <text:p>E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202900" table:style-name="ce38">
            <text:p>3202900</text:p>
          </table:table-cell>
          <table:table-cell office:value-type="string" table:style-name="ce38">
            <text:p>ITARANA</text:p>
          </table:table-cell>
          <table:table-cell office:value-type="string" table:style-name="ce38">
            <text:p>E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203007" table:style-name="ce38">
            <text:p>3203007</text:p>
          </table:table-cell>
          <table:table-cell office:value-type="string" table:style-name="ce38">
            <text:p>IUNA</text:p>
          </table:table-cell>
          <table:table-cell office:value-type="string" table:style-name="ce38">
            <text:p>E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203056" table:style-name="ce38">
            <text:p>3203056</text:p>
          </table:table-cell>
          <table:table-cell office:value-type="string" table:style-name="ce38">
            <text:p>JAGUARE</text:p>
          </table:table-cell>
          <table:table-cell office:value-type="string" table:style-name="ce38">
            <text:p>E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203106" table:style-name="ce38">
            <text:p>3203106</text:p>
          </table:table-cell>
          <table:table-cell office:value-type="string" table:style-name="ce38">
            <text:p>JERONIMO MONTEIRO</text:p>
          </table:table-cell>
          <table:table-cell office:value-type="string" table:style-name="ce38">
            <text:p>E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203130" table:style-name="ce38">
            <text:p>3203130</text:p>
          </table:table-cell>
          <table:table-cell office:value-type="string" table:style-name="ce38">
            <text:p>JOAO NEIVA</text:p>
          </table:table-cell>
          <table:table-cell office:value-type="string" table:style-name="ce38">
            <text:p>E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203163" table:style-name="ce38">
            <text:p>3203163</text:p>
          </table:table-cell>
          <table:table-cell office:value-type="string" table:style-name="ce38">
            <text:p>LARANJA DA TERRA</text:p>
          </table:table-cell>
          <table:table-cell office:value-type="string" table:style-name="ce38">
            <text:p>E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203205" table:style-name="ce38">
            <text:p>3203205</text:p>
          </table:table-cell>
          <table:table-cell office:value-type="string" table:style-name="ce38">
            <text:p>LINHARES</text:p>
          </table:table-cell>
          <table:table-cell office:value-type="string" table:style-name="ce38">
            <text:p>E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203304" table:style-name="ce38">
            <text:p>3203304</text:p>
          </table:table-cell>
          <table:table-cell office:value-type="string" table:style-name="ce38">
            <text:p>MANTENOPOLIS</text:p>
          </table:table-cell>
          <table:table-cell office:value-type="string" table:style-name="ce38">
            <text:p>E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203320" table:style-name="ce38">
            <text:p>3203320</text:p>
          </table:table-cell>
          <table:table-cell office:value-type="string" table:style-name="ce38">
            <text:p>MARATAIZES</text:p>
          </table:table-cell>
          <table:table-cell office:value-type="string" table:style-name="ce38">
            <text:p>E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203346" table:style-name="ce38">
            <text:p>3203346</text:p>
          </table:table-cell>
          <table:table-cell office:value-type="string" table:style-name="ce38">
            <text:p>MARECHAL FLORIANO</text:p>
          </table:table-cell>
          <table:table-cell office:value-type="string" table:style-name="ce38">
            <text:p>E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203353" table:style-name="ce38">
            <text:p>3203353</text:p>
          </table:table-cell>
          <table:table-cell office:value-type="string" table:style-name="ce38">
            <text:p>MARILANDIA</text:p>
          </table:table-cell>
          <table:table-cell office:value-type="string" table:style-name="ce38">
            <text:p>E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203403" table:style-name="ce38">
            <text:p>3203403</text:p>
          </table:table-cell>
          <table:table-cell office:value-type="string" table:style-name="ce38">
            <text:p>MIMOSO DO SUL</text:p>
          </table:table-cell>
          <table:table-cell office:value-type="string" table:style-name="ce38">
            <text:p>E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203502" table:style-name="ce38">
            <text:p>3203502</text:p>
          </table:table-cell>
          <table:table-cell office:value-type="string" table:style-name="ce38">
            <text:p>MONTANHA</text:p>
          </table:table-cell>
          <table:table-cell office:value-type="string" table:style-name="ce38">
            <text:p>E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203601" table:style-name="ce38">
            <text:p>3203601</text:p>
          </table:table-cell>
          <table:table-cell office:value-type="string" table:style-name="ce38">
            <text:p>MUCURICI</text:p>
          </table:table-cell>
          <table:table-cell office:value-type="string" table:style-name="ce38">
            <text:p>E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203700" table:style-name="ce38">
            <text:p>3203700</text:p>
          </table:table-cell>
          <table:table-cell office:value-type="string" table:style-name="ce38">
            <text:p>MUNIZ FREIRE</text:p>
          </table:table-cell>
          <table:table-cell office:value-type="string" table:style-name="ce38">
            <text:p>E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203809" table:style-name="ce38">
            <text:p>3203809</text:p>
          </table:table-cell>
          <table:table-cell office:value-type="string" table:style-name="ce38">
            <text:p>MUQUI</text:p>
          </table:table-cell>
          <table:table-cell office:value-type="string" table:style-name="ce38">
            <text:p>E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203908" table:style-name="ce38">
            <text:p>3203908</text:p>
          </table:table-cell>
          <table:table-cell office:value-type="string" table:style-name="ce38">
            <text:p>NOVA VENECIA</text:p>
          </table:table-cell>
          <table:table-cell office:value-type="string" table:style-name="ce38">
            <text:p>E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204005" table:style-name="ce38">
            <text:p>3204005</text:p>
          </table:table-cell>
          <table:table-cell office:value-type="string" table:style-name="ce38">
            <text:p>PANCAS</text:p>
          </table:table-cell>
          <table:table-cell office:value-type="string" table:style-name="ce38">
            <text:p>E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204054" table:style-name="ce38">
            <text:p>3204054</text:p>
          </table:table-cell>
          <table:table-cell office:value-type="string" table:style-name="ce38">
            <text:p>PEDRO CANARIO</text:p>
          </table:table-cell>
          <table:table-cell office:value-type="string" table:style-name="ce38">
            <text:p>E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204104" table:style-name="ce38">
            <text:p>3204104</text:p>
          </table:table-cell>
          <table:table-cell office:value-type="string" table:style-name="ce38">
            <text:p>PINHEIROS</text:p>
          </table:table-cell>
          <table:table-cell office:value-type="string" table:style-name="ce38">
            <text:p>E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204203" table:style-name="ce38">
            <text:p>3204203</text:p>
          </table:table-cell>
          <table:table-cell office:value-type="string" table:style-name="ce38">
            <text:p>PIUMA</text:p>
          </table:table-cell>
          <table:table-cell office:value-type="string" table:style-name="ce38">
            <text:p>E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204252" table:style-name="ce38">
            <text:p>3204252</text:p>
          </table:table-cell>
          <table:table-cell office:value-type="string" table:style-name="ce38">
            <text:p>PONTO BELO</text:p>
          </table:table-cell>
          <table:table-cell office:value-type="string" table:style-name="ce38">
            <text:p>E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204302" table:style-name="ce38">
            <text:p>3204302</text:p>
          </table:table-cell>
          <table:table-cell office:value-type="string" table:style-name="ce38">
            <text:p>PRESIDENTE KENNEDY</text:p>
          </table:table-cell>
          <table:table-cell office:value-type="string" table:style-name="ce38">
            <text:p>E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204351" table:style-name="ce38">
            <text:p>3204351</text:p>
          </table:table-cell>
          <table:table-cell office:value-type="string" table:style-name="ce38">
            <text:p>RIO BANANAL</text:p>
          </table:table-cell>
          <table:table-cell office:value-type="string" table:style-name="ce38">
            <text:p>E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204401" table:style-name="ce38">
            <text:p>3204401</text:p>
          </table:table-cell>
          <table:table-cell office:value-type="string" table:style-name="ce38">
            <text:p>RIO NOVO DO SUL</text:p>
          </table:table-cell>
          <table:table-cell office:value-type="string" table:style-name="ce38">
            <text:p>E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204500" table:style-name="ce38">
            <text:p>3204500</text:p>
          </table:table-cell>
          <table:table-cell office:value-type="string" table:style-name="ce38">
            <text:p>SANTA LEOPOLDINA</text:p>
          </table:table-cell>
          <table:table-cell office:value-type="string" table:style-name="ce38">
            <text:p>E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204559" table:style-name="ce38">
            <text:p>3204559</text:p>
          </table:table-cell>
          <table:table-cell office:value-type="string" table:style-name="ce38">
            <text:p>SANTA MARIA DE JETIBA</text:p>
          </table:table-cell>
          <table:table-cell office:value-type="string" table:style-name="ce38">
            <text:p>E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204609" table:style-name="ce38">
            <text:p>3204609</text:p>
          </table:table-cell>
          <table:table-cell office:value-type="string" table:style-name="ce38">
            <text:p>SANTA TERESA</text:p>
          </table:table-cell>
          <table:table-cell office:value-type="string" table:style-name="ce38">
            <text:p>E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204658" table:style-name="ce38">
            <text:p>3204658</text:p>
          </table:table-cell>
          <table:table-cell office:value-type="string" table:style-name="ce38">
            <text:p>SAO DOMINGOS DO NORTE</text:p>
          </table:table-cell>
          <table:table-cell office:value-type="string" table:style-name="ce38">
            <text:p>E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204708" table:style-name="ce38">
            <text:p>3204708</text:p>
          </table:table-cell>
          <table:table-cell office:value-type="string" table:style-name="ce38">
            <text:p>SAO GABRIEL DA PALHA</text:p>
          </table:table-cell>
          <table:table-cell office:value-type="string" table:style-name="ce38">
            <text:p>E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204807" table:style-name="ce38">
            <text:p>3204807</text:p>
          </table:table-cell>
          <table:table-cell office:value-type="string" table:style-name="ce38">
            <text:p>SAO JOSE DO CALCADO</text:p>
          </table:table-cell>
          <table:table-cell office:value-type="string" table:style-name="ce38">
            <text:p>E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204906" table:style-name="ce38">
            <text:p>3204906</text:p>
          </table:table-cell>
          <table:table-cell office:value-type="string" table:style-name="ce38">
            <text:p>SAO MATEUS</text:p>
          </table:table-cell>
          <table:table-cell office:value-type="string" table:style-name="ce38">
            <text:p>E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204955" table:style-name="ce38">
            <text:p>3204955</text:p>
          </table:table-cell>
          <table:table-cell office:value-type="string" table:style-name="ce38">
            <text:p>SAO ROQUE DO CANAA</text:p>
          </table:table-cell>
          <table:table-cell office:value-type="string" table:style-name="ce38">
            <text:p>E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205002" table:style-name="ce38">
            <text:p>3205002</text:p>
          </table:table-cell>
          <table:table-cell office:value-type="string" table:style-name="ce38">
            <text:p>SERRA</text:p>
          </table:table-cell>
          <table:table-cell office:value-type="string" table:style-name="ce38">
            <text:p>E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205010" table:style-name="ce38">
            <text:p>3205010</text:p>
          </table:table-cell>
          <table:table-cell office:value-type="string" table:style-name="ce38">
            <text:p>SOORETAMA</text:p>
          </table:table-cell>
          <table:table-cell office:value-type="string" table:style-name="ce38">
            <text:p>E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205036" table:style-name="ce38">
            <text:p>3205036</text:p>
          </table:table-cell>
          <table:table-cell office:value-type="string" table:style-name="ce38">
            <text:p>VARGEM ALTA</text:p>
          </table:table-cell>
          <table:table-cell office:value-type="string" table:style-name="ce38">
            <text:p>E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205069" table:style-name="ce38">
            <text:p>3205069</text:p>
          </table:table-cell>
          <table:table-cell office:value-type="string" table:style-name="ce38">
            <text:p>VENDA NOVA DO IMIGRANTE</text:p>
          </table:table-cell>
          <table:table-cell office:value-type="string" table:style-name="ce38">
            <text:p>E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205101" table:style-name="ce38">
            <text:p>3205101</text:p>
          </table:table-cell>
          <table:table-cell office:value-type="string" table:style-name="ce38">
            <text:p>VIANA</text:p>
          </table:table-cell>
          <table:table-cell office:value-type="string" table:style-name="ce38">
            <text:p>E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205150" table:style-name="ce38">
            <text:p>3205150</text:p>
          </table:table-cell>
          <table:table-cell office:value-type="string" table:style-name="ce38">
            <text:p>VILA PAVAO</text:p>
          </table:table-cell>
          <table:table-cell office:value-type="string" table:style-name="ce38">
            <text:p>E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205176" table:style-name="ce38">
            <text:p>3205176</text:p>
          </table:table-cell>
          <table:table-cell office:value-type="string" table:style-name="ce38">
            <text:p>VILA VALERIO</text:p>
          </table:table-cell>
          <table:table-cell office:value-type="string" table:style-name="ce38">
            <text:p>E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205200" table:style-name="ce38">
            <text:p>3205200</text:p>
          </table:table-cell>
          <table:table-cell office:value-type="string" table:style-name="ce38">
            <text:p>VILA VELHA</text:p>
          </table:table-cell>
          <table:table-cell office:value-type="string" table:style-name="ce38">
            <text:p>E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205309" table:style-name="ce38">
            <text:p>3205309</text:p>
          </table:table-cell>
          <table:table-cell office:value-type="string" table:style-name="ce38">
            <text:p>VITORIA</text:p>
          </table:table-cell>
          <table:table-cell office:value-type="string" table:style-name="ce38">
            <text:p>E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300100" table:style-name="ce38">
            <text:p>3300100</text:p>
          </table:table-cell>
          <table:table-cell office:value-type="string" table:style-name="ce38">
            <text:p>ANGRA DO REIS</text:p>
          </table:table-cell>
          <table:table-cell office:value-type="string" table:style-name="ce38">
            <text:p>RJ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300159" table:style-name="ce38">
            <text:p>3300159</text:p>
          </table:table-cell>
          <table:table-cell office:value-type="string" table:style-name="ce38">
            <text:p>APERIBE</text:p>
          </table:table-cell>
          <table:table-cell office:value-type="string" table:style-name="ce38">
            <text:p>RJ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300209" table:style-name="ce38">
            <text:p>3300209</text:p>
          </table:table-cell>
          <table:table-cell office:value-type="string" table:style-name="ce38">
            <text:p>ARARUAMA</text:p>
          </table:table-cell>
          <table:table-cell office:value-type="string" table:style-name="ce38">
            <text:p>RJ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300225" table:style-name="ce38">
            <text:p>3300225</text:p>
          </table:table-cell>
          <table:table-cell office:value-type="string" table:style-name="ce38">
            <text:p>AREAL</text:p>
          </table:table-cell>
          <table:table-cell office:value-type="string" table:style-name="ce38">
            <text:p>RJ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300233" table:style-name="ce38">
            <text:p>3300233</text:p>
          </table:table-cell>
          <table:table-cell office:value-type="string" table:style-name="ce38">
            <text:p>ARMACAO DO BUZIOS</text:p>
          </table:table-cell>
          <table:table-cell office:value-type="string" table:style-name="ce38">
            <text:p>RJ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300258" table:style-name="ce38">
            <text:p>3300258</text:p>
          </table:table-cell>
          <table:table-cell office:value-type="string" table:style-name="ce38">
            <text:p>ARRAIAL DO CABO</text:p>
          </table:table-cell>
          <table:table-cell office:value-type="string" table:style-name="ce38">
            <text:p>RJ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300308" table:style-name="ce38">
            <text:p>3300308</text:p>
          </table:table-cell>
          <table:table-cell office:value-type="string" table:style-name="ce38">
            <text:p>BARRA DO PIRAI</text:p>
          </table:table-cell>
          <table:table-cell office:value-type="string" table:style-name="ce38">
            <text:p>RJ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300407" table:style-name="ce38">
            <text:p>3300407</text:p>
          </table:table-cell>
          <table:table-cell office:value-type="string" table:style-name="ce38">
            <text:p>BARRA MANSA</text:p>
          </table:table-cell>
          <table:table-cell office:value-type="string" table:style-name="ce38">
            <text:p>RJ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300456" table:style-name="ce38">
            <text:p>3300456</text:p>
          </table:table-cell>
          <table:table-cell office:value-type="string" table:style-name="ce38">
            <text:p>BELFORD ROXO</text:p>
          </table:table-cell>
          <table:table-cell office:value-type="string" table:style-name="ce38">
            <text:p>RJ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300506" table:style-name="ce38">
            <text:p>3300506</text:p>
          </table:table-cell>
          <table:table-cell office:value-type="string" table:style-name="ce38">
            <text:p>BOM JARDIM</text:p>
          </table:table-cell>
          <table:table-cell office:value-type="string" table:style-name="ce38">
            <text:p>RJ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300605" table:style-name="ce38">
            <text:p>3300605</text:p>
          </table:table-cell>
          <table:table-cell office:value-type="string" table:style-name="ce38">
            <text:p>BOM JESUS DO ITABAPOANA</text:p>
          </table:table-cell>
          <table:table-cell office:value-type="string" table:style-name="ce38">
            <text:p>RJ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300704" table:style-name="ce38">
            <text:p>3300704</text:p>
          </table:table-cell>
          <table:table-cell office:value-type="string" table:style-name="ce38">
            <text:p>CABO FRIO</text:p>
          </table:table-cell>
          <table:table-cell office:value-type="string" table:style-name="ce38">
            <text:p>RJ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300803" table:style-name="ce38">
            <text:p>3300803</text:p>
          </table:table-cell>
          <table:table-cell office:value-type="string" table:style-name="ce38">
            <text:p>CACHOEIRAS DE MACACU</text:p>
          </table:table-cell>
          <table:table-cell office:value-type="string" table:style-name="ce38">
            <text:p>RJ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300902" table:style-name="ce38">
            <text:p>3300902</text:p>
          </table:table-cell>
          <table:table-cell office:value-type="string" table:style-name="ce38">
            <text:p>CAMBUCI</text:p>
          </table:table-cell>
          <table:table-cell office:value-type="string" table:style-name="ce38">
            <text:p>RJ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300936" table:style-name="ce38">
            <text:p>3300936</text:p>
          </table:table-cell>
          <table:table-cell office:value-type="string" table:style-name="ce38">
            <text:p>CARAPEBUS</text:p>
          </table:table-cell>
          <table:table-cell office:value-type="string" table:style-name="ce38">
            <text:p>RJ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300951" table:style-name="ce38">
            <text:p>3300951</text:p>
          </table:table-cell>
          <table:table-cell office:value-type="string" table:style-name="ce38">
            <text:p>COMENDADOR LEVY GASPARIAN</text:p>
          </table:table-cell>
          <table:table-cell office:value-type="string" table:style-name="ce38">
            <text:p>RJ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301009" table:style-name="ce38">
            <text:p>3301009</text:p>
          </table:table-cell>
          <table:table-cell office:value-type="string" table:style-name="ce38">
            <text:p>CAMPOS DOS GOYTACAZES</text:p>
          </table:table-cell>
          <table:table-cell office:value-type="string" table:style-name="ce38">
            <text:p>RJ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301108" table:style-name="ce38">
            <text:p>3301108</text:p>
          </table:table-cell>
          <table:table-cell office:value-type="string" table:style-name="ce38">
            <text:p>CANTAGALO</text:p>
          </table:table-cell>
          <table:table-cell office:value-type="string" table:style-name="ce38">
            <text:p>RJ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301157" table:style-name="ce38">
            <text:p>3301157</text:p>
          </table:table-cell>
          <table:table-cell office:value-type="string" table:style-name="ce38">
            <text:p>CARDOSO MOREIRA</text:p>
          </table:table-cell>
          <table:table-cell office:value-type="string" table:style-name="ce38">
            <text:p>RJ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301207" table:style-name="ce38">
            <text:p>3301207</text:p>
          </table:table-cell>
          <table:table-cell office:value-type="string" table:style-name="ce38">
            <text:p>CARMO</text:p>
          </table:table-cell>
          <table:table-cell office:value-type="string" table:style-name="ce38">
            <text:p>RJ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301306" table:style-name="ce38">
            <text:p>3301306</text:p>
          </table:table-cell>
          <table:table-cell office:value-type="string" table:style-name="ce38">
            <text:p>CASIMIRO DE ABREU</text:p>
          </table:table-cell>
          <table:table-cell office:value-type="string" table:style-name="ce38">
            <text:p>RJ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301405" table:style-name="ce38">
            <text:p>3301405</text:p>
          </table:table-cell>
          <table:table-cell office:value-type="string" table:style-name="ce38">
            <text:p>CONCEICAO DE MACABU</text:p>
          </table:table-cell>
          <table:table-cell office:value-type="string" table:style-name="ce38">
            <text:p>RJ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301504" table:style-name="ce38">
            <text:p>3301504</text:p>
          </table:table-cell>
          <table:table-cell office:value-type="string" table:style-name="ce38">
            <text:p>CORDEIRO</text:p>
          </table:table-cell>
          <table:table-cell office:value-type="string" table:style-name="ce38">
            <text:p>RJ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301603" table:style-name="ce38">
            <text:p>3301603</text:p>
          </table:table-cell>
          <table:table-cell office:value-type="string" table:style-name="ce38">
            <text:p>DUAS BARRAS</text:p>
          </table:table-cell>
          <table:table-cell office:value-type="string" table:style-name="ce38">
            <text:p>RJ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301702" table:style-name="ce38">
            <text:p>3301702</text:p>
          </table:table-cell>
          <table:table-cell office:value-type="string" table:style-name="ce38">
            <text:p>DUQUE DE CAXIAS</text:p>
          </table:table-cell>
          <table:table-cell office:value-type="string" table:style-name="ce38">
            <text:p>RJ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301801" table:style-name="ce38">
            <text:p>3301801</text:p>
          </table:table-cell>
          <table:table-cell office:value-type="string" table:style-name="ce38">
            <text:p>ENGENHEIRO PAULO DE FRONTIN</text:p>
          </table:table-cell>
          <table:table-cell office:value-type="string" table:style-name="ce38">
            <text:p>RJ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301850" table:style-name="ce38">
            <text:p>3301850</text:p>
          </table:table-cell>
          <table:table-cell office:value-type="string" table:style-name="ce38">
            <text:p>GUAPIMIRIM</text:p>
          </table:table-cell>
          <table:table-cell office:value-type="string" table:style-name="ce38">
            <text:p>RJ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301876" table:style-name="ce38">
            <text:p>3301876</text:p>
          </table:table-cell>
          <table:table-cell office:value-type="string" table:style-name="ce38">
            <text:p>IGUABA GRANDE</text:p>
          </table:table-cell>
          <table:table-cell office:value-type="string" table:style-name="ce38">
            <text:p>RJ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301900" table:style-name="ce38">
            <text:p>3301900</text:p>
          </table:table-cell>
          <table:table-cell office:value-type="string" table:style-name="ce38">
            <text:p>ITABORAI</text:p>
          </table:table-cell>
          <table:table-cell office:value-type="string" table:style-name="ce38">
            <text:p>RJ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302007" table:style-name="ce38">
            <text:p>3302007</text:p>
          </table:table-cell>
          <table:table-cell office:value-type="string" table:style-name="ce38">
            <text:p>ITAGUAI</text:p>
          </table:table-cell>
          <table:table-cell office:value-type="string" table:style-name="ce38">
            <text:p>RJ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302056" table:style-name="ce38">
            <text:p>3302056</text:p>
          </table:table-cell>
          <table:table-cell office:value-type="string" table:style-name="ce38">
            <text:p>ITALVA</text:p>
          </table:table-cell>
          <table:table-cell office:value-type="string" table:style-name="ce38">
            <text:p>RJ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302106" table:style-name="ce38">
            <text:p>3302106</text:p>
          </table:table-cell>
          <table:table-cell office:value-type="string" table:style-name="ce38">
            <text:p>ITAOCARA</text:p>
          </table:table-cell>
          <table:table-cell office:value-type="string" table:style-name="ce38">
            <text:p>RJ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302205" table:style-name="ce38">
            <text:p>3302205</text:p>
          </table:table-cell>
          <table:table-cell office:value-type="string" table:style-name="ce38">
            <text:p>ITAPERUNA</text:p>
          </table:table-cell>
          <table:table-cell office:value-type="string" table:style-name="ce38">
            <text:p>RJ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302254" table:style-name="ce38">
            <text:p>3302254</text:p>
          </table:table-cell>
          <table:table-cell office:value-type="string" table:style-name="ce38">
            <text:p>ITATIAIA</text:p>
          </table:table-cell>
          <table:table-cell office:value-type="string" table:style-name="ce38">
            <text:p>RJ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302270" table:style-name="ce38">
            <text:p>3302270</text:p>
          </table:table-cell>
          <table:table-cell office:value-type="string" table:style-name="ce38">
            <text:p>JAPERI</text:p>
          </table:table-cell>
          <table:table-cell office:value-type="string" table:style-name="ce38">
            <text:p>RJ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302304" table:style-name="ce38">
            <text:p>3302304</text:p>
          </table:table-cell>
          <table:table-cell office:value-type="string" table:style-name="ce38">
            <text:p>LAJE DO MURIAE</text:p>
          </table:table-cell>
          <table:table-cell office:value-type="string" table:style-name="ce38">
            <text:p>RJ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302403" table:style-name="ce38">
            <text:p>3302403</text:p>
          </table:table-cell>
          <table:table-cell office:value-type="string" table:style-name="ce38">
            <text:p>MACAE</text:p>
          </table:table-cell>
          <table:table-cell office:value-type="string" table:style-name="ce38">
            <text:p>RJ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302452" table:style-name="ce38">
            <text:p>3302452</text:p>
          </table:table-cell>
          <table:table-cell office:value-type="string" table:style-name="ce38">
            <text:p>MACUCO</text:p>
          </table:table-cell>
          <table:table-cell office:value-type="string" table:style-name="ce38">
            <text:p>RJ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302502" table:style-name="ce38">
            <text:p>3302502</text:p>
          </table:table-cell>
          <table:table-cell office:value-type="string" table:style-name="ce38">
            <text:p>MAGE</text:p>
          </table:table-cell>
          <table:table-cell office:value-type="string" table:style-name="ce38">
            <text:p>RJ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302601" table:style-name="ce38">
            <text:p>3302601</text:p>
          </table:table-cell>
          <table:table-cell office:value-type="string" table:style-name="ce38">
            <text:p>MANGARATIBA</text:p>
          </table:table-cell>
          <table:table-cell office:value-type="string" table:style-name="ce38">
            <text:p>RJ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302700" table:style-name="ce38">
            <text:p>3302700</text:p>
          </table:table-cell>
          <table:table-cell office:value-type="string" table:style-name="ce38">
            <text:p>MARICA</text:p>
          </table:table-cell>
          <table:table-cell office:value-type="string" table:style-name="ce38">
            <text:p>RJ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302809" table:style-name="ce38">
            <text:p>3302809</text:p>
          </table:table-cell>
          <table:table-cell office:value-type="string" table:style-name="ce38">
            <text:p>MENDES</text:p>
          </table:table-cell>
          <table:table-cell office:value-type="string" table:style-name="ce38">
            <text:p>RJ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302858" table:style-name="ce38">
            <text:p>3302858</text:p>
          </table:table-cell>
          <table:table-cell office:value-type="string" table:style-name="ce38">
            <text:p>MESQUITA</text:p>
          </table:table-cell>
          <table:table-cell office:value-type="string" table:style-name="ce38">
            <text:p>RJ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302908" table:style-name="ce38">
            <text:p>3302908</text:p>
          </table:table-cell>
          <table:table-cell office:value-type="string" table:style-name="ce38">
            <text:p>MIGUEL PEREIRA</text:p>
          </table:table-cell>
          <table:table-cell office:value-type="string" table:style-name="ce38">
            <text:p>RJ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303005" table:style-name="ce38">
            <text:p>3303005</text:p>
          </table:table-cell>
          <table:table-cell office:value-type="string" table:style-name="ce38">
            <text:p>MIRACEMA</text:p>
          </table:table-cell>
          <table:table-cell office:value-type="string" table:style-name="ce38">
            <text:p>RJ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303104" table:style-name="ce38">
            <text:p>3303104</text:p>
          </table:table-cell>
          <table:table-cell office:value-type="string" table:style-name="ce38">
            <text:p>NATIVIDADE</text:p>
          </table:table-cell>
          <table:table-cell office:value-type="string" table:style-name="ce38">
            <text:p>RJ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303203" table:style-name="ce38">
            <text:p>3303203</text:p>
          </table:table-cell>
          <table:table-cell office:value-type="string" table:style-name="ce38">
            <text:p>NILOPOLIS</text:p>
          </table:table-cell>
          <table:table-cell office:value-type="string" table:style-name="ce38">
            <text:p>RJ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303302" table:style-name="ce38">
            <text:p>3303302</text:p>
          </table:table-cell>
          <table:table-cell office:value-type="string" table:style-name="ce38">
            <text:p>NITEROI</text:p>
          </table:table-cell>
          <table:table-cell office:value-type="string" table:style-name="ce38">
            <text:p>RJ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303401" table:style-name="ce38">
            <text:p>3303401</text:p>
          </table:table-cell>
          <table:table-cell office:value-type="string" table:style-name="ce38">
            <text:p>NOVA FRIBURGO</text:p>
          </table:table-cell>
          <table:table-cell office:value-type="string" table:style-name="ce38">
            <text:p>RJ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303500" table:style-name="ce38">
            <text:p>3303500</text:p>
          </table:table-cell>
          <table:table-cell office:value-type="string" table:style-name="ce38">
            <text:p>NOVA IGUACU</text:p>
          </table:table-cell>
          <table:table-cell office:value-type="string" table:style-name="ce38">
            <text:p>RJ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303609" table:style-name="ce38">
            <text:p>3303609</text:p>
          </table:table-cell>
          <table:table-cell office:value-type="string" table:style-name="ce38">
            <text:p>PARACAMBI</text:p>
          </table:table-cell>
          <table:table-cell office:value-type="string" table:style-name="ce38">
            <text:p>RJ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303708" table:style-name="ce38">
            <text:p>3303708</text:p>
          </table:table-cell>
          <table:table-cell office:value-type="string" table:style-name="ce38">
            <text:p>PARAIBA DO SUL</text:p>
          </table:table-cell>
          <table:table-cell office:value-type="string" table:style-name="ce38">
            <text:p>RJ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303807" table:style-name="ce38">
            <text:p>3303807</text:p>
          </table:table-cell>
          <table:table-cell office:value-type="string" table:style-name="ce38">
            <text:p>PARATI</text:p>
          </table:table-cell>
          <table:table-cell office:value-type="string" table:style-name="ce38">
            <text:p>RJ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303856" table:style-name="ce38">
            <text:p>3303856</text:p>
          </table:table-cell>
          <table:table-cell office:value-type="string" table:style-name="ce38">
            <text:p>PATY DO ALFERES</text:p>
          </table:table-cell>
          <table:table-cell office:value-type="string" table:style-name="ce38">
            <text:p>RJ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303906" table:style-name="ce38">
            <text:p>3303906</text:p>
          </table:table-cell>
          <table:table-cell office:value-type="string" table:style-name="ce38">
            <text:p>PETROPOLIS</text:p>
          </table:table-cell>
          <table:table-cell office:value-type="string" table:style-name="ce38">
            <text:p>RJ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303955" table:style-name="ce38">
            <text:p>3303955</text:p>
          </table:table-cell>
          <table:table-cell office:value-type="string" table:style-name="ce38">
            <text:p>PINHEIRAL</text:p>
          </table:table-cell>
          <table:table-cell office:value-type="string" table:style-name="ce38">
            <text:p>RJ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304003" table:style-name="ce38">
            <text:p>3304003</text:p>
          </table:table-cell>
          <table:table-cell office:value-type="string" table:style-name="ce38">
            <text:p>PIRAI</text:p>
          </table:table-cell>
          <table:table-cell office:value-type="string" table:style-name="ce38">
            <text:p>RJ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304102" table:style-name="ce38">
            <text:p>3304102</text:p>
          </table:table-cell>
          <table:table-cell office:value-type="string" table:style-name="ce38">
            <text:p>PORCIUNCULA</text:p>
          </table:table-cell>
          <table:table-cell office:value-type="string" table:style-name="ce38">
            <text:p>RJ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304110" table:style-name="ce38">
            <text:p>3304110</text:p>
          </table:table-cell>
          <table:table-cell office:value-type="string" table:style-name="ce38">
            <text:p>PORTO REAL</text:p>
          </table:table-cell>
          <table:table-cell office:value-type="string" table:style-name="ce38">
            <text:p>RJ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304128" table:style-name="ce38">
            <text:p>3304128</text:p>
          </table:table-cell>
          <table:table-cell office:value-type="string" table:style-name="ce38">
            <text:p>QUATIS</text:p>
          </table:table-cell>
          <table:table-cell office:value-type="string" table:style-name="ce38">
            <text:p>RJ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304144" table:style-name="ce38">
            <text:p>3304144</text:p>
          </table:table-cell>
          <table:table-cell office:value-type="string" table:style-name="ce38">
            <text:p>QUEIMADOS</text:p>
          </table:table-cell>
          <table:table-cell office:value-type="string" table:style-name="ce38">
            <text:p>RJ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304151" table:style-name="ce38">
            <text:p>3304151</text:p>
          </table:table-cell>
          <table:table-cell office:value-type="string" table:style-name="ce38">
            <text:p>QUISSAMA</text:p>
          </table:table-cell>
          <table:table-cell office:value-type="string" table:style-name="ce38">
            <text:p>RJ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304201" table:style-name="ce38">
            <text:p>3304201</text:p>
          </table:table-cell>
          <table:table-cell office:value-type="string" table:style-name="ce38">
            <text:p>RESENDE</text:p>
          </table:table-cell>
          <table:table-cell office:value-type="string" table:style-name="ce38">
            <text:p>RJ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304300" table:style-name="ce38">
            <text:p>3304300</text:p>
          </table:table-cell>
          <table:table-cell office:value-type="string" table:style-name="ce38">
            <text:p>RIO BONITO</text:p>
          </table:table-cell>
          <table:table-cell office:value-type="string" table:style-name="ce38">
            <text:p>RJ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304409" table:style-name="ce38">
            <text:p>3304409</text:p>
          </table:table-cell>
          <table:table-cell office:value-type="string" table:style-name="ce38">
            <text:p>RIO CLARO</text:p>
          </table:table-cell>
          <table:table-cell office:value-type="string" table:style-name="ce38">
            <text:p>RJ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304508" table:style-name="ce38">
            <text:p>3304508</text:p>
          </table:table-cell>
          <table:table-cell office:value-type="string" table:style-name="ce38">
            <text:p>RIO DAS FLORES</text:p>
          </table:table-cell>
          <table:table-cell office:value-type="string" table:style-name="ce38">
            <text:p>RJ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304524" table:style-name="ce38">
            <text:p>3304524</text:p>
          </table:table-cell>
          <table:table-cell office:value-type="string" table:style-name="ce38">
            <text:p>RIO DAS OSTRAS</text:p>
          </table:table-cell>
          <table:table-cell office:value-type="string" table:style-name="ce38">
            <text:p>RJ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304557" table:style-name="ce38">
            <text:p>3304557</text:p>
          </table:table-cell>
          <table:table-cell office:value-type="string" table:style-name="ce38">
            <text:p>RIO DE JANEIRO</text:p>
          </table:table-cell>
          <table:table-cell office:value-type="string" table:style-name="ce38">
            <text:p>RJ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304607" table:style-name="ce38">
            <text:p>3304607</text:p>
          </table:table-cell>
          <table:table-cell office:value-type="string" table:style-name="ce38">
            <text:p>SANTA MARIA MADALENA</text:p>
          </table:table-cell>
          <table:table-cell office:value-type="string" table:style-name="ce38">
            <text:p>RJ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304706" table:style-name="ce38">
            <text:p>3304706</text:p>
          </table:table-cell>
          <table:table-cell office:value-type="string" table:style-name="ce38">
            <text:p>SANTO ANTONIO DE PADUA</text:p>
          </table:table-cell>
          <table:table-cell office:value-type="string" table:style-name="ce38">
            <text:p>RJ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304755" table:style-name="ce38">
            <text:p>3304755</text:p>
          </table:table-cell>
          <table:table-cell office:value-type="string" table:style-name="ce38">
            <text:p>SAO FRANCISCO DE ITABAPOANA</text:p>
          </table:table-cell>
          <table:table-cell office:value-type="string" table:style-name="ce38">
            <text:p>RJ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304805" table:style-name="ce38">
            <text:p>3304805</text:p>
          </table:table-cell>
          <table:table-cell office:value-type="string" table:style-name="ce38">
            <text:p>SAO FIDELIS</text:p>
          </table:table-cell>
          <table:table-cell office:value-type="string" table:style-name="ce38">
            <text:p>RJ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304904" table:style-name="ce38">
            <text:p>3304904</text:p>
          </table:table-cell>
          <table:table-cell office:value-type="string" table:style-name="ce38">
            <text:p>SAO GONCALO</text:p>
          </table:table-cell>
          <table:table-cell office:value-type="string" table:style-name="ce38">
            <text:p>RJ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305000" table:style-name="ce38">
            <text:p>3305000</text:p>
          </table:table-cell>
          <table:table-cell office:value-type="string" table:style-name="ce38">
            <text:p>SAO JOAO DA BARRA</text:p>
          </table:table-cell>
          <table:table-cell office:value-type="string" table:style-name="ce38">
            <text:p>RJ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305109" table:style-name="ce38">
            <text:p>3305109</text:p>
          </table:table-cell>
          <table:table-cell office:value-type="string" table:style-name="ce38">
            <text:p>SAO JOAO DE MERITI</text:p>
          </table:table-cell>
          <table:table-cell office:value-type="string" table:style-name="ce38">
            <text:p>RJ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305133" table:style-name="ce38">
            <text:p>3305133</text:p>
          </table:table-cell>
          <table:table-cell office:value-type="string" table:style-name="ce38">
            <text:p>SAO JOSE DE UBA</text:p>
          </table:table-cell>
          <table:table-cell office:value-type="string" table:style-name="ce38">
            <text:p>RJ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305158" table:style-name="ce38">
            <text:p>3305158</text:p>
          </table:table-cell>
          <table:table-cell office:value-type="string" table:style-name="ce38">
            <text:p>SAO JOSE DO VALE DO RIO PRETO</text:p>
          </table:table-cell>
          <table:table-cell office:value-type="string" table:style-name="ce38">
            <text:p>RJ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305208" table:style-name="ce38">
            <text:p>3305208</text:p>
          </table:table-cell>
          <table:table-cell office:value-type="string" table:style-name="ce38">
            <text:p>SAO PEDRO DA ALDEIA</text:p>
          </table:table-cell>
          <table:table-cell office:value-type="string" table:style-name="ce38">
            <text:p>RJ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305307" table:style-name="ce38">
            <text:p>3305307</text:p>
          </table:table-cell>
          <table:table-cell office:value-type="string" table:style-name="ce38">
            <text:p>SAO SEBASTIAO DO ALTO</text:p>
          </table:table-cell>
          <table:table-cell office:value-type="string" table:style-name="ce38">
            <text:p>RJ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305406" table:style-name="ce38">
            <text:p>3305406</text:p>
          </table:table-cell>
          <table:table-cell office:value-type="string" table:style-name="ce38">
            <text:p>SAPUCAIA</text:p>
          </table:table-cell>
          <table:table-cell office:value-type="string" table:style-name="ce38">
            <text:p>RJ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305505" table:style-name="ce38">
            <text:p>3305505</text:p>
          </table:table-cell>
          <table:table-cell office:value-type="string" table:style-name="ce38">
            <text:p>SAQUAREMA</text:p>
          </table:table-cell>
          <table:table-cell office:value-type="string" table:style-name="ce38">
            <text:p>RJ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305554" table:style-name="ce38">
            <text:p>3305554</text:p>
          </table:table-cell>
          <table:table-cell office:value-type="string" table:style-name="ce38">
            <text:p>SEROPEDICA</text:p>
          </table:table-cell>
          <table:table-cell office:value-type="string" table:style-name="ce38">
            <text:p>RJ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305604" table:style-name="ce38">
            <text:p>3305604</text:p>
          </table:table-cell>
          <table:table-cell office:value-type="string" table:style-name="ce38">
            <text:p>SILVA JARDIM</text:p>
          </table:table-cell>
          <table:table-cell office:value-type="string" table:style-name="ce38">
            <text:p>RJ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305703" table:style-name="ce38">
            <text:p>3305703</text:p>
          </table:table-cell>
          <table:table-cell office:value-type="string" table:style-name="ce38">
            <text:p>SUMIDOURO</text:p>
          </table:table-cell>
          <table:table-cell office:value-type="string" table:style-name="ce38">
            <text:p>RJ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305752" table:style-name="ce38">
            <text:p>3305752</text:p>
          </table:table-cell>
          <table:table-cell office:value-type="string" table:style-name="ce38">
            <text:p>TANGUA</text:p>
          </table:table-cell>
          <table:table-cell office:value-type="string" table:style-name="ce38">
            <text:p>RJ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305802" table:style-name="ce38">
            <text:p>3305802</text:p>
          </table:table-cell>
          <table:table-cell office:value-type="string" table:style-name="ce38">
            <text:p>TERESOPOLIS</text:p>
          </table:table-cell>
          <table:table-cell office:value-type="string" table:style-name="ce38">
            <text:p>RJ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305901" table:style-name="ce38">
            <text:p>3305901</text:p>
          </table:table-cell>
          <table:table-cell office:value-type="string" table:style-name="ce38">
            <text:p>TRAJANO DE MORAIS</text:p>
          </table:table-cell>
          <table:table-cell office:value-type="string" table:style-name="ce38">
            <text:p>RJ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306008" table:style-name="ce38">
            <text:p>3306008</text:p>
          </table:table-cell>
          <table:table-cell office:value-type="string" table:style-name="ce38">
            <text:p>TRES RIOS</text:p>
          </table:table-cell>
          <table:table-cell office:value-type="string" table:style-name="ce38">
            <text:p>RJ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306107" table:style-name="ce38">
            <text:p>3306107</text:p>
          </table:table-cell>
          <table:table-cell office:value-type="string" table:style-name="ce38">
            <text:p>VALENCA</text:p>
          </table:table-cell>
          <table:table-cell office:value-type="string" table:style-name="ce38">
            <text:p>RJ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306156" table:style-name="ce38">
            <text:p>3306156</text:p>
          </table:table-cell>
          <table:table-cell office:value-type="string" table:style-name="ce38">
            <text:p>VARRE-SAI</text:p>
          </table:table-cell>
          <table:table-cell office:value-type="string" table:style-name="ce38">
            <text:p>RJ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306206" table:style-name="ce38">
            <text:p>3306206</text:p>
          </table:table-cell>
          <table:table-cell office:value-type="string" table:style-name="ce38">
            <text:p>VASSOURAS</text:p>
          </table:table-cell>
          <table:table-cell office:value-type="string" table:style-name="ce38">
            <text:p>RJ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306305" table:style-name="ce38">
            <text:p>3306305</text:p>
          </table:table-cell>
          <table:table-cell office:value-type="string" table:style-name="ce38">
            <text:p>VOLTA REDONDA</text:p>
          </table:table-cell>
          <table:table-cell office:value-type="string" table:style-name="ce38">
            <text:p>RJ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00105" table:style-name="ce38">
            <text:p>3500105</text:p>
          </table:table-cell>
          <table:table-cell office:value-type="string" table:style-name="ce38">
            <text:p>ADAMANTIN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00204" table:style-name="ce38">
            <text:p>3500204</text:p>
          </table:table-cell>
          <table:table-cell office:value-type="string" table:style-name="ce38">
            <text:p>ADOLFO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00303" table:style-name="ce38">
            <text:p>3500303</text:p>
          </table:table-cell>
          <table:table-cell office:value-type="string" table:style-name="ce38">
            <text:p>AGUAI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00402" table:style-name="ce38">
            <text:p>3500402</text:p>
          </table:table-cell>
          <table:table-cell office:value-type="string" table:style-name="ce38">
            <text:p>AGUAS DA PRAT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00501" table:style-name="ce38">
            <text:p>3500501</text:p>
          </table:table-cell>
          <table:table-cell office:value-type="string" table:style-name="ce38">
            <text:p>AGUAS DE LINDOI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00550" table:style-name="ce38">
            <text:p>3500550</text:p>
          </table:table-cell>
          <table:table-cell office:value-type="string" table:style-name="ce38">
            <text:p>AGUAS DE SANTA BARBAR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00600" table:style-name="ce38">
            <text:p>3500600</text:p>
          </table:table-cell>
          <table:table-cell office:value-type="string" table:style-name="ce38">
            <text:p>AGUAS DE SAO PEDRO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00709" table:style-name="ce38">
            <text:p>3500709</text:p>
          </table:table-cell>
          <table:table-cell office:value-type="string" table:style-name="ce38">
            <text:p>AGUDOS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00758" table:style-name="ce38">
            <text:p>3500758</text:p>
          </table:table-cell>
          <table:table-cell office:value-type="string" table:style-name="ce38">
            <text:p>ALAMBARI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00808" table:style-name="ce38">
            <text:p>3500808</text:p>
          </table:table-cell>
          <table:table-cell office:value-type="string" table:style-name="ce38">
            <text:p>ALFREDO MARCONDES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00907" table:style-name="ce38">
            <text:p>3500907</text:p>
          </table:table-cell>
          <table:table-cell office:value-type="string" table:style-name="ce38">
            <text:p>ALTAIR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01004" table:style-name="ce38">
            <text:p>3501004</text:p>
          </table:table-cell>
          <table:table-cell office:value-type="string" table:style-name="ce38">
            <text:p>ALTINOPOLIS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01103" table:style-name="ce38">
            <text:p>3501103</text:p>
          </table:table-cell>
          <table:table-cell office:value-type="string" table:style-name="ce38">
            <text:p>ALTO ALEGRE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01152" table:style-name="ce38">
            <text:p>3501152</text:p>
          </table:table-cell>
          <table:table-cell office:value-type="string" table:style-name="ce38">
            <text:p>ALUMINIO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01202" table:style-name="ce38">
            <text:p>3501202</text:p>
          </table:table-cell>
          <table:table-cell office:value-type="string" table:style-name="ce38">
            <text:p>ALVARES FLORENCE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01301" table:style-name="ce38">
            <text:p>3501301</text:p>
          </table:table-cell>
          <table:table-cell office:value-type="string" table:style-name="ce38">
            <text:p>ALVARES MACHADO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01400" table:style-name="ce38">
            <text:p>3501400</text:p>
          </table:table-cell>
          <table:table-cell office:value-type="string" table:style-name="ce38">
            <text:p>ALVARO DE CARVALHO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01509" table:style-name="ce38">
            <text:p>3501509</text:p>
          </table:table-cell>
          <table:table-cell office:value-type="string" table:style-name="ce38">
            <text:p>ALVINLANDI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01608" table:style-name="ce38">
            <text:p>3501608</text:p>
          </table:table-cell>
          <table:table-cell office:value-type="string" table:style-name="ce38">
            <text:p>AMERICAN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01707" table:style-name="ce38">
            <text:p>3501707</text:p>
          </table:table-cell>
          <table:table-cell office:value-type="string" table:style-name="ce38">
            <text:p>AMERICO BRASILIENSE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01806" table:style-name="ce38">
            <text:p>3501806</text:p>
          </table:table-cell>
          <table:table-cell office:value-type="string" table:style-name="ce38">
            <text:p>AMERICO DE CAMPOS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01905" table:style-name="ce38">
            <text:p>3501905</text:p>
          </table:table-cell>
          <table:table-cell office:value-type="string" table:style-name="ce38">
            <text:p>AMPARO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02002" table:style-name="ce38">
            <text:p>3502002</text:p>
          </table:table-cell>
          <table:table-cell office:value-type="string" table:style-name="ce38">
            <text:p>ANALANDI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02101" table:style-name="ce38">
            <text:p>3502101</text:p>
          </table:table-cell>
          <table:table-cell office:value-type="string" table:style-name="ce38">
            <text:p>ANDRADIN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02200" table:style-name="ce38">
            <text:p>3502200</text:p>
          </table:table-cell>
          <table:table-cell office:value-type="string" table:style-name="ce38">
            <text:p>ANGATUB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02309" table:style-name="ce38">
            <text:p>3502309</text:p>
          </table:table-cell>
          <table:table-cell office:value-type="string" table:style-name="ce38">
            <text:p>ANHEMBI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02408" table:style-name="ce38">
            <text:p>3502408</text:p>
          </table:table-cell>
          <table:table-cell office:value-type="string" table:style-name="ce38">
            <text:p>ANHUMAS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02507" table:style-name="ce38">
            <text:p>3502507</text:p>
          </table:table-cell>
          <table:table-cell office:value-type="string" table:style-name="ce38">
            <text:p>APARECID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02606" table:style-name="ce38">
            <text:p>3502606</text:p>
          </table:table-cell>
          <table:table-cell office:value-type="string" table:style-name="ce38">
            <text:p>APARECIDA D´OESTE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02705" table:style-name="ce38">
            <text:p>3502705</text:p>
          </table:table-cell>
          <table:table-cell office:value-type="string" table:style-name="ce38">
            <text:p>APIAI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02754" table:style-name="ce38">
            <text:p>3502754</text:p>
          </table:table-cell>
          <table:table-cell office:value-type="string" table:style-name="ce38">
            <text:p>ARACARIGUAM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02804" table:style-name="ce38">
            <text:p>3502804</text:p>
          </table:table-cell>
          <table:table-cell office:value-type="string" table:style-name="ce38">
            <text:p>ARACATUB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02903" table:style-name="ce38">
            <text:p>3502903</text:p>
          </table:table-cell>
          <table:table-cell office:value-type="string" table:style-name="ce38">
            <text:p>ARACOIABA DA SERR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03000" table:style-name="ce38">
            <text:p>3503000</text:p>
          </table:table-cell>
          <table:table-cell office:value-type="string" table:style-name="ce38">
            <text:p>ARAMIN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03109" table:style-name="ce38">
            <text:p>3503109</text:p>
          </table:table-cell>
          <table:table-cell office:value-type="string" table:style-name="ce38">
            <text:p>ARANDU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03158" table:style-name="ce38">
            <text:p>3503158</text:p>
          </table:table-cell>
          <table:table-cell office:value-type="string" table:style-name="ce38">
            <text:p>ARAPEI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03208" table:style-name="ce38">
            <text:p>3503208</text:p>
          </table:table-cell>
          <table:table-cell office:value-type="string" table:style-name="ce38">
            <text:p>ARARAQUAR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03307" table:style-name="ce38">
            <text:p>3503307</text:p>
          </table:table-cell>
          <table:table-cell office:value-type="string" table:style-name="ce38">
            <text:p>ARARAS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03356" table:style-name="ce38">
            <text:p>3503356</text:p>
          </table:table-cell>
          <table:table-cell office:value-type="string" table:style-name="ce38">
            <text:p>ARCO-IRIS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03406" table:style-name="ce38">
            <text:p>3503406</text:p>
          </table:table-cell>
          <table:table-cell office:value-type="string" table:style-name="ce38">
            <text:p>AREALV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03505" table:style-name="ce38">
            <text:p>3503505</text:p>
          </table:table-cell>
          <table:table-cell office:value-type="string" table:style-name="ce38">
            <text:p>AREIAS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03604" table:style-name="ce38">
            <text:p>3503604</text:p>
          </table:table-cell>
          <table:table-cell office:value-type="string" table:style-name="ce38">
            <text:p>AREIOPOLIS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03703" table:style-name="ce38">
            <text:p>3503703</text:p>
          </table:table-cell>
          <table:table-cell office:value-type="string" table:style-name="ce38">
            <text:p>ARIRANH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03802" table:style-name="ce38">
            <text:p>3503802</text:p>
          </table:table-cell>
          <table:table-cell office:value-type="string" table:style-name="ce38">
            <text:p>ARTUR NOGUEIR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03901" table:style-name="ce38">
            <text:p>3503901</text:p>
          </table:table-cell>
          <table:table-cell office:value-type="string" table:style-name="ce38">
            <text:p>ARUJ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03950" table:style-name="ce38">
            <text:p>3503950</text:p>
          </table:table-cell>
          <table:table-cell office:value-type="string" table:style-name="ce38">
            <text:p>ASPASI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04008" table:style-name="ce38">
            <text:p>3504008</text:p>
          </table:table-cell>
          <table:table-cell office:value-type="string" table:style-name="ce38">
            <text:p>ASSIS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04107" table:style-name="ce38">
            <text:p>3504107</text:p>
          </table:table-cell>
          <table:table-cell office:value-type="string" table:style-name="ce38">
            <text:p>ATIBAI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04206" table:style-name="ce38">
            <text:p>3504206</text:p>
          </table:table-cell>
          <table:table-cell office:value-type="string" table:style-name="ce38">
            <text:p>AURIFLAM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04305" table:style-name="ce38">
            <text:p>3504305</text:p>
          </table:table-cell>
          <table:table-cell office:value-type="string" table:style-name="ce38">
            <text:p>AVAI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04404" table:style-name="ce38">
            <text:p>3504404</text:p>
          </table:table-cell>
          <table:table-cell office:value-type="string" table:style-name="ce38">
            <text:p>AVANHANDAV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04503" table:style-name="ce38">
            <text:p>3504503</text:p>
          </table:table-cell>
          <table:table-cell office:value-type="string" table:style-name="ce38">
            <text:p>AVARE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04602" table:style-name="ce38">
            <text:p>3504602</text:p>
          </table:table-cell>
          <table:table-cell office:value-type="string" table:style-name="ce38">
            <text:p>BADY BASSITT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04701" table:style-name="ce38">
            <text:p>3504701</text:p>
          </table:table-cell>
          <table:table-cell office:value-type="string" table:style-name="ce38">
            <text:p>BALBINOS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04800" table:style-name="ce38">
            <text:p>3504800</text:p>
          </table:table-cell>
          <table:table-cell office:value-type="string" table:style-name="ce38">
            <text:p>BALSAMO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04909" table:style-name="ce38">
            <text:p>3504909</text:p>
          </table:table-cell>
          <table:table-cell office:value-type="string" table:style-name="ce38">
            <text:p>BANANAL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05005" table:style-name="ce38">
            <text:p>3505005</text:p>
          </table:table-cell>
          <table:table-cell office:value-type="string" table:style-name="ce38">
            <text:p>BARAO DE ANTONIN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05104" table:style-name="ce38">
            <text:p>3505104</text:p>
          </table:table-cell>
          <table:table-cell office:value-type="string" table:style-name="ce38">
            <text:p>BARBOS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05203" table:style-name="ce38">
            <text:p>3505203</text:p>
          </table:table-cell>
          <table:table-cell office:value-type="string" table:style-name="ce38">
            <text:p>BARIRI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05302" table:style-name="ce38">
            <text:p>3505302</text:p>
          </table:table-cell>
          <table:table-cell office:value-type="string" table:style-name="ce38">
            <text:p>BARRA BONIT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05351" table:style-name="ce38">
            <text:p>3505351</text:p>
          </table:table-cell>
          <table:table-cell office:value-type="string" table:style-name="ce38">
            <text:p>BARRA DO CHAPEU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05401" table:style-name="ce38">
            <text:p>3505401</text:p>
          </table:table-cell>
          <table:table-cell office:value-type="string" table:style-name="ce38">
            <text:p>BARRA DO TURVO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05500" table:style-name="ce38">
            <text:p>3505500</text:p>
          </table:table-cell>
          <table:table-cell office:value-type="string" table:style-name="ce38">
            <text:p>BARRETOS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05609" table:style-name="ce38">
            <text:p>3505609</text:p>
          </table:table-cell>
          <table:table-cell office:value-type="string" table:style-name="ce38">
            <text:p>BARRINH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05708" table:style-name="ce38">
            <text:p>3505708</text:p>
          </table:table-cell>
          <table:table-cell office:value-type="string" table:style-name="ce38">
            <text:p>BARUERI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05807" table:style-name="ce38">
            <text:p>3505807</text:p>
          </table:table-cell>
          <table:table-cell office:value-type="string" table:style-name="ce38">
            <text:p>BASTOS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05906" table:style-name="ce38">
            <text:p>3505906</text:p>
          </table:table-cell>
          <table:table-cell office:value-type="string" table:style-name="ce38">
            <text:p>BATATAIS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06003" table:style-name="ce38">
            <text:p>3506003</text:p>
          </table:table-cell>
          <table:table-cell office:value-type="string" table:style-name="ce38">
            <text:p>BAURU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06102" table:style-name="ce38">
            <text:p>3506102</text:p>
          </table:table-cell>
          <table:table-cell office:value-type="string" table:style-name="ce38">
            <text:p>BEBEDOURO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06201" table:style-name="ce38">
            <text:p>3506201</text:p>
          </table:table-cell>
          <table:table-cell office:value-type="string" table:style-name="ce38">
            <text:p>BENTO DE ABREU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06300" table:style-name="ce38">
            <text:p>3506300</text:p>
          </table:table-cell>
          <table:table-cell office:value-type="string" table:style-name="ce38">
            <text:p>BERNARDINO DE CAMPOS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06359" table:style-name="ce38">
            <text:p>3506359</text:p>
          </table:table-cell>
          <table:table-cell office:value-type="string" table:style-name="ce38">
            <text:p>BERTIOG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06409" table:style-name="ce38">
            <text:p>3506409</text:p>
          </table:table-cell>
          <table:table-cell office:value-type="string" table:style-name="ce38">
            <text:p>BILAC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06508" table:style-name="ce38">
            <text:p>3506508</text:p>
          </table:table-cell>
          <table:table-cell office:value-type="string" table:style-name="ce38">
            <text:p>BIRIGUI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06607" table:style-name="ce38">
            <text:p>3506607</text:p>
          </table:table-cell>
          <table:table-cell office:value-type="string" table:style-name="ce38">
            <text:p>BIRITIBA-MIRIM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06706" table:style-name="ce38">
            <text:p>3506706</text:p>
          </table:table-cell>
          <table:table-cell office:value-type="string" table:style-name="ce38">
            <text:p>BOA ESPERANCA DO SUL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06805" table:style-name="ce38">
            <text:p>3506805</text:p>
          </table:table-cell>
          <table:table-cell office:value-type="string" table:style-name="ce38">
            <text:p>BOCAIN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06904" table:style-name="ce38">
            <text:p>3506904</text:p>
          </table:table-cell>
          <table:table-cell office:value-type="string" table:style-name="ce38">
            <text:p>BOFETE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07001" table:style-name="ce38">
            <text:p>3507001</text:p>
          </table:table-cell>
          <table:table-cell office:value-type="string" table:style-name="ce38">
            <text:p>BOITUV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07100" table:style-name="ce38">
            <text:p>3507100</text:p>
          </table:table-cell>
          <table:table-cell office:value-type="string" table:style-name="ce38">
            <text:p>BOM JESUS DO PERDOES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07159" table:style-name="ce38">
            <text:p>3507159</text:p>
          </table:table-cell>
          <table:table-cell office:value-type="string" table:style-name="ce38">
            <text:p>BOM SUCESSO DE ITARARE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07209" table:style-name="ce38">
            <text:p>3507209</text:p>
          </table:table-cell>
          <table:table-cell office:value-type="string" table:style-name="ce38">
            <text:p>BOR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07308" table:style-name="ce38">
            <text:p>3507308</text:p>
          </table:table-cell>
          <table:table-cell office:value-type="string" table:style-name="ce38">
            <text:p>BORACEI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07407" table:style-name="ce38">
            <text:p>3507407</text:p>
          </table:table-cell>
          <table:table-cell office:value-type="string" table:style-name="ce38">
            <text:p>BORBOREM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07456" table:style-name="ce38">
            <text:p>3507456</text:p>
          </table:table-cell>
          <table:table-cell office:value-type="string" table:style-name="ce38">
            <text:p>BOREBI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07506" table:style-name="ce38">
            <text:p>3507506</text:p>
          </table:table-cell>
          <table:table-cell office:value-type="string" table:style-name="ce38">
            <text:p>BOTUCATU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07605" table:style-name="ce38">
            <text:p>3507605</text:p>
          </table:table-cell>
          <table:table-cell office:value-type="string" table:style-name="ce38">
            <text:p>BRAGANCA PAULIST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07704" table:style-name="ce38">
            <text:p>3507704</text:p>
          </table:table-cell>
          <table:table-cell office:value-type="string" table:style-name="ce38">
            <text:p>BRAUN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07753" table:style-name="ce38">
            <text:p>3507753</text:p>
          </table:table-cell>
          <table:table-cell office:value-type="string" table:style-name="ce38">
            <text:p>BREJO ALEGRE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07803" table:style-name="ce38">
            <text:p>3507803</text:p>
          </table:table-cell>
          <table:table-cell office:value-type="string" table:style-name="ce38">
            <text:p>BRODOWSKI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07902" table:style-name="ce38">
            <text:p>3507902</text:p>
          </table:table-cell>
          <table:table-cell office:value-type="string" table:style-name="ce38">
            <text:p>BROTAS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08009" table:style-name="ce38">
            <text:p>3508009</text:p>
          </table:table-cell>
          <table:table-cell office:value-type="string" table:style-name="ce38">
            <text:p>BURI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08108" table:style-name="ce38">
            <text:p>3508108</text:p>
          </table:table-cell>
          <table:table-cell office:value-type="string" table:style-name="ce38">
            <text:p>BURITAM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08207" table:style-name="ce38">
            <text:p>3508207</text:p>
          </table:table-cell>
          <table:table-cell office:value-type="string" table:style-name="ce38">
            <text:p>BURITIZAL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08306" table:style-name="ce38">
            <text:p>3508306</text:p>
          </table:table-cell>
          <table:table-cell office:value-type="string" table:style-name="ce38">
            <text:p>CABRALIA PAULIST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08405" table:style-name="ce38">
            <text:p>3508405</text:p>
          </table:table-cell>
          <table:table-cell office:value-type="string" table:style-name="ce38">
            <text:p>CABREUV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08504" table:style-name="ce38">
            <text:p>3508504</text:p>
          </table:table-cell>
          <table:table-cell office:value-type="string" table:style-name="ce38">
            <text:p>CACAPAV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08603" table:style-name="ce38">
            <text:p>3508603</text:p>
          </table:table-cell>
          <table:table-cell office:value-type="string" table:style-name="ce38">
            <text:p>CACHOEIRA PAULIST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08702" table:style-name="ce38">
            <text:p>3508702</text:p>
          </table:table-cell>
          <table:table-cell office:value-type="string" table:style-name="ce38">
            <text:p>CACONDE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08801" table:style-name="ce38">
            <text:p>3508801</text:p>
          </table:table-cell>
          <table:table-cell office:value-type="string" table:style-name="ce38">
            <text:p>CAFELANDI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08900" table:style-name="ce38">
            <text:p>3508900</text:p>
          </table:table-cell>
          <table:table-cell office:value-type="string" table:style-name="ce38">
            <text:p>CAIABU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09007" table:style-name="ce38">
            <text:p>3509007</text:p>
          </table:table-cell>
          <table:table-cell office:value-type="string" table:style-name="ce38">
            <text:p>CAIEIRAS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09106" table:style-name="ce38">
            <text:p>3509106</text:p>
          </table:table-cell>
          <table:table-cell office:value-type="string" table:style-name="ce38">
            <text:p>CAIU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09205" table:style-name="ce38">
            <text:p>3509205</text:p>
          </table:table-cell>
          <table:table-cell office:value-type="string" table:style-name="ce38">
            <text:p>CAJAMAR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09254" table:style-name="ce38">
            <text:p>3509254</text:p>
          </table:table-cell>
          <table:table-cell office:value-type="string" table:style-name="ce38">
            <text:p>CAJATI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09304" table:style-name="ce38">
            <text:p>3509304</text:p>
          </table:table-cell>
          <table:table-cell office:value-type="string" table:style-name="ce38">
            <text:p>CAJOBI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09403" table:style-name="ce38">
            <text:p>3509403</text:p>
          </table:table-cell>
          <table:table-cell office:value-type="string" table:style-name="ce38">
            <text:p>CAJURU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09452" table:style-name="ce38">
            <text:p>3509452</text:p>
          </table:table-cell>
          <table:table-cell office:value-type="string" table:style-name="ce38">
            <text:p>CAMPINA DO MONTE ALEGRE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09502" table:style-name="ce38">
            <text:p>3509502</text:p>
          </table:table-cell>
          <table:table-cell office:value-type="string" table:style-name="ce38">
            <text:p>CAMPINAS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09601" table:style-name="ce38">
            <text:p>3509601</text:p>
          </table:table-cell>
          <table:table-cell office:value-type="string" table:style-name="ce38">
            <text:p>CAMPO LIMPO PAULIST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09700" table:style-name="ce38">
            <text:p>3509700</text:p>
          </table:table-cell>
          <table:table-cell office:value-type="string" table:style-name="ce38">
            <text:p>CAMPOS DO JORDAO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09809" table:style-name="ce38">
            <text:p>3509809</text:p>
          </table:table-cell>
          <table:table-cell office:value-type="string" table:style-name="ce38">
            <text:p>CAMPOS NOVOS PAULIST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09908" table:style-name="ce38">
            <text:p>3509908</text:p>
          </table:table-cell>
          <table:table-cell office:value-type="string" table:style-name="ce38">
            <text:p>CANANEI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09957" table:style-name="ce38">
            <text:p>3509957</text:p>
          </table:table-cell>
          <table:table-cell office:value-type="string" table:style-name="ce38">
            <text:p>CANAS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10005" table:style-name="ce38">
            <text:p>3510005</text:p>
          </table:table-cell>
          <table:table-cell office:value-type="string" table:style-name="ce38">
            <text:p>CANDIDO MOT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10104" table:style-name="ce38">
            <text:p>3510104</text:p>
          </table:table-cell>
          <table:table-cell office:value-type="string" table:style-name="ce38">
            <text:p>CANDIDO RODRIGUES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10153" table:style-name="ce38">
            <text:p>3510153</text:p>
          </table:table-cell>
          <table:table-cell office:value-type="string" table:style-name="ce38">
            <text:p>CANITAR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10203" table:style-name="ce38">
            <text:p>3510203</text:p>
          </table:table-cell>
          <table:table-cell office:value-type="string" table:style-name="ce38">
            <text:p>CAPAO BONITO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10302" table:style-name="ce38">
            <text:p>3510302</text:p>
          </table:table-cell>
          <table:table-cell office:value-type="string" table:style-name="ce38">
            <text:p>CAPELA DO ALTO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10401" table:style-name="ce38">
            <text:p>3510401</text:p>
          </table:table-cell>
          <table:table-cell office:value-type="string" table:style-name="ce38">
            <text:p>CAPIVARI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10500" table:style-name="ce38">
            <text:p>3510500</text:p>
          </table:table-cell>
          <table:table-cell office:value-type="string" table:style-name="ce38">
            <text:p>CARAGUATATUB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10609" table:style-name="ce38">
            <text:p>3510609</text:p>
          </table:table-cell>
          <table:table-cell office:value-type="string" table:style-name="ce38">
            <text:p>CARAPICUIB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10708" table:style-name="ce38">
            <text:p>3510708</text:p>
          </table:table-cell>
          <table:table-cell office:value-type="string" table:style-name="ce38">
            <text:p>CARDOSO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10807" table:style-name="ce38">
            <text:p>3510807</text:p>
          </table:table-cell>
          <table:table-cell office:value-type="string" table:style-name="ce38">
            <text:p>CASA BRANC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10906" table:style-name="ce38">
            <text:p>3510906</text:p>
          </table:table-cell>
          <table:table-cell office:value-type="string" table:style-name="ce38">
            <text:p>CASSIA DO COQUEIROS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11003" table:style-name="ce38">
            <text:p>3511003</text:p>
          </table:table-cell>
          <table:table-cell office:value-type="string" table:style-name="ce38">
            <text:p>CASTILHO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11102" table:style-name="ce38">
            <text:p>3511102</text:p>
          </table:table-cell>
          <table:table-cell office:value-type="string" table:style-name="ce38">
            <text:p>CATANDUV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11201" table:style-name="ce38">
            <text:p>3511201</text:p>
          </table:table-cell>
          <table:table-cell office:value-type="string" table:style-name="ce38">
            <text:p>CATIGU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11300" table:style-name="ce38">
            <text:p>3511300</text:p>
          </table:table-cell>
          <table:table-cell office:value-type="string" table:style-name="ce38">
            <text:p>CEDRAL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11409" table:style-name="ce38">
            <text:p>3511409</text:p>
          </table:table-cell>
          <table:table-cell office:value-type="string" table:style-name="ce38">
            <text:p>CERQUEIRA CESAR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11508" table:style-name="ce38">
            <text:p>3511508</text:p>
          </table:table-cell>
          <table:table-cell office:value-type="string" table:style-name="ce38">
            <text:p>CERQUILHO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11607" table:style-name="ce38">
            <text:p>3511607</text:p>
          </table:table-cell>
          <table:table-cell office:value-type="string" table:style-name="ce38">
            <text:p>CESARIO LANGE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11706" table:style-name="ce38">
            <text:p>3511706</text:p>
          </table:table-cell>
          <table:table-cell office:value-type="string" table:style-name="ce38">
            <text:p>CHARQUEAD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11904" table:style-name="ce38">
            <text:p>3511904</text:p>
          </table:table-cell>
          <table:table-cell office:value-type="string" table:style-name="ce38">
            <text:p>CLEMENTIN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12001" table:style-name="ce38">
            <text:p>3512001</text:p>
          </table:table-cell>
          <table:table-cell office:value-type="string" table:style-name="ce38">
            <text:p>COLIN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12100" table:style-name="ce38">
            <text:p>3512100</text:p>
          </table:table-cell>
          <table:table-cell office:value-type="string" table:style-name="ce38">
            <text:p>COLOMBI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12209" table:style-name="ce38">
            <text:p>3512209</text:p>
          </table:table-cell>
          <table:table-cell office:value-type="string" table:style-name="ce38">
            <text:p>CONCHAL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12308" table:style-name="ce38">
            <text:p>3512308</text:p>
          </table:table-cell>
          <table:table-cell office:value-type="string" table:style-name="ce38">
            <text:p>CONCHAS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12407" table:style-name="ce38">
            <text:p>3512407</text:p>
          </table:table-cell>
          <table:table-cell office:value-type="string" table:style-name="ce38">
            <text:p>CORDEIROPOLIS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12506" table:style-name="ce38">
            <text:p>3512506</text:p>
          </table:table-cell>
          <table:table-cell office:value-type="string" table:style-name="ce38">
            <text:p>COROADOS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12605" table:style-name="ce38">
            <text:p>3512605</text:p>
          </table:table-cell>
          <table:table-cell office:value-type="string" table:style-name="ce38">
            <text:p>CORONEL MACEDO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12704" table:style-name="ce38">
            <text:p>3512704</text:p>
          </table:table-cell>
          <table:table-cell office:value-type="string" table:style-name="ce38">
            <text:p>CORUMBATAI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12803" table:style-name="ce38">
            <text:p>3512803</text:p>
          </table:table-cell>
          <table:table-cell office:value-type="string" table:style-name="ce38">
            <text:p>COSMOPOLIS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12902" table:style-name="ce38">
            <text:p>3512902</text:p>
          </table:table-cell>
          <table:table-cell office:value-type="string" table:style-name="ce38">
            <text:p>COSMORAM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13009" table:style-name="ce38">
            <text:p>3513009</text:p>
          </table:table-cell>
          <table:table-cell office:value-type="string" table:style-name="ce38">
            <text:p>COTI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13108" table:style-name="ce38">
            <text:p>3513108</text:p>
          </table:table-cell>
          <table:table-cell office:value-type="string" table:style-name="ce38">
            <text:p>CRAVINHOS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13207" table:style-name="ce38">
            <text:p>3513207</text:p>
          </table:table-cell>
          <table:table-cell office:value-type="string" table:style-name="ce38">
            <text:p>CRISTAIS PAULIST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13306" table:style-name="ce38">
            <text:p>3513306</text:p>
          </table:table-cell>
          <table:table-cell office:value-type="string" table:style-name="ce38">
            <text:p>CRUZALI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13405" table:style-name="ce38">
            <text:p>3513405</text:p>
          </table:table-cell>
          <table:table-cell office:value-type="string" table:style-name="ce38">
            <text:p>CRUZEIRO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13504" table:style-name="ce38">
            <text:p>3513504</text:p>
          </table:table-cell>
          <table:table-cell office:value-type="string" table:style-name="ce38">
            <text:p>CUBATAO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13603" table:style-name="ce38">
            <text:p>3513603</text:p>
          </table:table-cell>
          <table:table-cell office:value-type="string" table:style-name="ce38">
            <text:p>CUNH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13702" table:style-name="ce38">
            <text:p>3513702</text:p>
          </table:table-cell>
          <table:table-cell office:value-type="string" table:style-name="ce38">
            <text:p>DESCALVADO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13801" table:style-name="ce38">
            <text:p>3513801</text:p>
          </table:table-cell>
          <table:table-cell office:value-type="string" table:style-name="ce38">
            <text:p>DIADEM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13850" table:style-name="ce38">
            <text:p>3513850</text:p>
          </table:table-cell>
          <table:table-cell office:value-type="string" table:style-name="ce38">
            <text:p>DIRCE REIS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13900" table:style-name="ce38">
            <text:p>3513900</text:p>
          </table:table-cell>
          <table:table-cell office:value-type="string" table:style-name="ce38">
            <text:p>DIVINOLANDI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14007" table:style-name="ce38">
            <text:p>3514007</text:p>
          </table:table-cell>
          <table:table-cell office:value-type="string" table:style-name="ce38">
            <text:p>DOBRAD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14106" table:style-name="ce38">
            <text:p>3514106</text:p>
          </table:table-cell>
          <table:table-cell office:value-type="string" table:style-name="ce38">
            <text:p>DOIS CORREGOS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14205" table:style-name="ce38">
            <text:p>3514205</text:p>
          </table:table-cell>
          <table:table-cell office:value-type="string" table:style-name="ce38">
            <text:p>DOLCINOPOLIS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14304" table:style-name="ce38">
            <text:p>3514304</text:p>
          </table:table-cell>
          <table:table-cell office:value-type="string" table:style-name="ce38">
            <text:p>DOURADO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14403" table:style-name="ce38">
            <text:p>3514403</text:p>
          </table:table-cell>
          <table:table-cell office:value-type="string" table:style-name="ce38">
            <text:p>DRACEN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14502" table:style-name="ce38">
            <text:p>3514502</text:p>
          </table:table-cell>
          <table:table-cell office:value-type="string" table:style-name="ce38">
            <text:p>DUARTIN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14601" table:style-name="ce38">
            <text:p>3514601</text:p>
          </table:table-cell>
          <table:table-cell office:value-type="string" table:style-name="ce38">
            <text:p>DUMONT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14700" table:style-name="ce38">
            <text:p>3514700</text:p>
          </table:table-cell>
          <table:table-cell office:value-type="string" table:style-name="ce38">
            <text:p>ECHAPOR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14809" table:style-name="ce38">
            <text:p>3514809</text:p>
          </table:table-cell>
          <table:table-cell office:value-type="string" table:style-name="ce38">
            <text:p>ELDORADO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14908" table:style-name="ce38">
            <text:p>3514908</text:p>
          </table:table-cell>
          <table:table-cell office:value-type="string" table:style-name="ce38">
            <text:p>ELIAS FAUSTO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14924" table:style-name="ce38">
            <text:p>3514924</text:p>
          </table:table-cell>
          <table:table-cell office:value-type="string" table:style-name="ce38">
            <text:p>ELISIARIO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14957" table:style-name="ce38">
            <text:p>3514957</text:p>
          </table:table-cell>
          <table:table-cell office:value-type="string" table:style-name="ce38">
            <text:p>EMBAUB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15004" table:style-name="ce38">
            <text:p>3515004</text:p>
          </table:table-cell>
          <table:table-cell office:value-type="string" table:style-name="ce38">
            <text:p>EMBU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15103" table:style-name="ce38">
            <text:p>3515103</text:p>
          </table:table-cell>
          <table:table-cell office:value-type="string" table:style-name="ce38">
            <text:p>EMBU-GUACU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15129" table:style-name="ce38">
            <text:p>3515129</text:p>
          </table:table-cell>
          <table:table-cell office:value-type="string" table:style-name="ce38">
            <text:p>EMILIANOPOLIS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15152" table:style-name="ce38">
            <text:p>3515152</text:p>
          </table:table-cell>
          <table:table-cell office:value-type="string" table:style-name="ce38">
            <text:p>ENGENHEIRO COELHO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15186" table:style-name="ce38">
            <text:p>3515186</text:p>
          </table:table-cell>
          <table:table-cell office:value-type="string" table:style-name="ce38">
            <text:p>ESPIRITO SANTO DO PINHAL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15194" table:style-name="ce38">
            <text:p>3515194</text:p>
          </table:table-cell>
          <table:table-cell office:value-type="string" table:style-name="ce38">
            <text:p>ESPIRITO SANTO DO TURVO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15202" table:style-name="ce38">
            <text:p>3515202</text:p>
          </table:table-cell>
          <table:table-cell office:value-type="string" table:style-name="ce38">
            <text:p>ESTRELA D´OESTE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15301" table:style-name="ce38">
            <text:p>3515301</text:p>
          </table:table-cell>
          <table:table-cell office:value-type="string" table:style-name="ce38">
            <text:p>ESTRELA DO NORTE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15350" table:style-name="ce38">
            <text:p>3515350</text:p>
          </table:table-cell>
          <table:table-cell office:value-type="string" table:style-name="ce38">
            <text:p>EUCLIDES DA CUNHA PAULIST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15400" table:style-name="ce38">
            <text:p>3515400</text:p>
          </table:table-cell>
          <table:table-cell office:value-type="string" table:style-name="ce38">
            <text:p>FARTUR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15509" table:style-name="ce38">
            <text:p>3515509</text:p>
          </table:table-cell>
          <table:table-cell office:value-type="string" table:style-name="ce38">
            <text:p>FERNANDOPOLIS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15608" table:style-name="ce38">
            <text:p>3515608</text:p>
          </table:table-cell>
          <table:table-cell office:value-type="string" table:style-name="ce38">
            <text:p>FERNANDO PRESTES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15657" table:style-name="ce38">
            <text:p>3515657</text:p>
          </table:table-cell>
          <table:table-cell office:value-type="string" table:style-name="ce38">
            <text:p>FERNAO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15707" table:style-name="ce38">
            <text:p>3515707</text:p>
          </table:table-cell>
          <table:table-cell office:value-type="string" table:style-name="ce38">
            <text:p>FERRAZ DE VASCONCELOS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15806" table:style-name="ce38">
            <text:p>3515806</text:p>
          </table:table-cell>
          <table:table-cell office:value-type="string" table:style-name="ce38">
            <text:p>FLORA RIC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15905" table:style-name="ce38">
            <text:p>3515905</text:p>
          </table:table-cell>
          <table:table-cell office:value-type="string" table:style-name="ce38">
            <text:p>FLOREAL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16002" table:style-name="ce38">
            <text:p>3516002</text:p>
          </table:table-cell>
          <table:table-cell office:value-type="string" table:style-name="ce38">
            <text:p>FLORIDA PAULIST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16101" table:style-name="ce38">
            <text:p>3516101</text:p>
          </table:table-cell>
          <table:table-cell office:value-type="string" table:style-name="ce38">
            <text:p>FLORINI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16200" table:style-name="ce38">
            <text:p>3516200</text:p>
          </table:table-cell>
          <table:table-cell office:value-type="string" table:style-name="ce38">
            <text:p>FRANC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16309" table:style-name="ce38">
            <text:p>3516309</text:p>
          </table:table-cell>
          <table:table-cell office:value-type="string" table:style-name="ce38">
            <text:p>FRANCISCO MORATO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16408" table:style-name="ce38">
            <text:p>3516408</text:p>
          </table:table-cell>
          <table:table-cell office:value-type="string" table:style-name="ce38">
            <text:p>FRANCO DA ROCH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16507" table:style-name="ce38">
            <text:p>3516507</text:p>
          </table:table-cell>
          <table:table-cell office:value-type="string" table:style-name="ce38">
            <text:p>GABRIEL MONTEIRO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16606" table:style-name="ce38">
            <text:p>3516606</text:p>
          </table:table-cell>
          <table:table-cell office:value-type="string" table:style-name="ce38">
            <text:p>GALI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16705" table:style-name="ce38">
            <text:p>3516705</text:p>
          </table:table-cell>
          <table:table-cell office:value-type="string" table:style-name="ce38">
            <text:p>GARC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16804" table:style-name="ce38">
            <text:p>3516804</text:p>
          </table:table-cell>
          <table:table-cell office:value-type="string" table:style-name="ce38">
            <text:p>GASTAO VIDIGAL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16853" table:style-name="ce38">
            <text:p>3516853</text:p>
          </table:table-cell>
          <table:table-cell office:value-type="string" table:style-name="ce38">
            <text:p>GAVIAO PEIXOTO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16903" table:style-name="ce38">
            <text:p>3516903</text:p>
          </table:table-cell>
          <table:table-cell office:value-type="string" table:style-name="ce38">
            <text:p>GENERAL SALGADO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17000" table:style-name="ce38">
            <text:p>3517000</text:p>
          </table:table-cell>
          <table:table-cell office:value-type="string" table:style-name="ce38">
            <text:p>GETULIN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17109" table:style-name="ce38">
            <text:p>3517109</text:p>
          </table:table-cell>
          <table:table-cell office:value-type="string" table:style-name="ce38">
            <text:p>GLICERIO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17208" table:style-name="ce38">
            <text:p>3517208</text:p>
          </table:table-cell>
          <table:table-cell office:value-type="string" table:style-name="ce38">
            <text:p>GUAICAR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17307" table:style-name="ce38">
            <text:p>3517307</text:p>
          </table:table-cell>
          <table:table-cell office:value-type="string" table:style-name="ce38">
            <text:p>GUAIMBE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17406" table:style-name="ce38">
            <text:p>3517406</text:p>
          </table:table-cell>
          <table:table-cell office:value-type="string" table:style-name="ce38">
            <text:p>GUAIR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17505" table:style-name="ce38">
            <text:p>3517505</text:p>
          </table:table-cell>
          <table:table-cell office:value-type="string" table:style-name="ce38">
            <text:p>GUAPIACU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17604" table:style-name="ce38">
            <text:p>3517604</text:p>
          </table:table-cell>
          <table:table-cell office:value-type="string" table:style-name="ce38">
            <text:p>GUAPIAR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17703" table:style-name="ce38">
            <text:p>3517703</text:p>
          </table:table-cell>
          <table:table-cell office:value-type="string" table:style-name="ce38">
            <text:p>GUAR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17802" table:style-name="ce38">
            <text:p>3517802</text:p>
          </table:table-cell>
          <table:table-cell office:value-type="string" table:style-name="ce38">
            <text:p>GUARACAI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17901" table:style-name="ce38">
            <text:p>3517901</text:p>
          </table:table-cell>
          <table:table-cell office:value-type="string" table:style-name="ce38">
            <text:p>GUARACI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18008" table:style-name="ce38">
            <text:p>3518008</text:p>
          </table:table-cell>
          <table:table-cell office:value-type="string" table:style-name="ce38">
            <text:p>GUARANI D´OESTE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18107" table:style-name="ce38">
            <text:p>3518107</text:p>
          </table:table-cell>
          <table:table-cell office:value-type="string" table:style-name="ce38">
            <text:p>GUARANT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18206" table:style-name="ce38">
            <text:p>3518206</text:p>
          </table:table-cell>
          <table:table-cell office:value-type="string" table:style-name="ce38">
            <text:p>GUARARAPES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18305" table:style-name="ce38">
            <text:p>3518305</text:p>
          </table:table-cell>
          <table:table-cell office:value-type="string" table:style-name="ce38">
            <text:p>GUARAREM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18404" table:style-name="ce38">
            <text:p>3518404</text:p>
          </table:table-cell>
          <table:table-cell office:value-type="string" table:style-name="ce38">
            <text:p>GUARATINGUET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18503" table:style-name="ce38">
            <text:p>3518503</text:p>
          </table:table-cell>
          <table:table-cell office:value-type="string" table:style-name="ce38">
            <text:p>GUAREI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18602" table:style-name="ce38">
            <text:p>3518602</text:p>
          </table:table-cell>
          <table:table-cell office:value-type="string" table:style-name="ce38">
            <text:p>GUARIB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18701" table:style-name="ce38">
            <text:p>3518701</text:p>
          </table:table-cell>
          <table:table-cell office:value-type="string" table:style-name="ce38">
            <text:p>GUARUJ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18800" table:style-name="ce38">
            <text:p>3518800</text:p>
          </table:table-cell>
          <table:table-cell office:value-type="string" table:style-name="ce38">
            <text:p>GUARULHOS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18859" table:style-name="ce38">
            <text:p>3518859</text:p>
          </table:table-cell>
          <table:table-cell office:value-type="string" table:style-name="ce38">
            <text:p>GUATAPAR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18909" table:style-name="ce38">
            <text:p>3518909</text:p>
          </table:table-cell>
          <table:table-cell office:value-type="string" table:style-name="ce38">
            <text:p>GUZOLANDI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19006" table:style-name="ce38">
            <text:p>3519006</text:p>
          </table:table-cell>
          <table:table-cell office:value-type="string" table:style-name="ce38">
            <text:p>HERCULANDI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19055" table:style-name="ce38">
            <text:p>3519055</text:p>
          </table:table-cell>
          <table:table-cell office:value-type="string" table:style-name="ce38">
            <text:p>HOLAMBR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19071" table:style-name="ce38">
            <text:p>3519071</text:p>
          </table:table-cell>
          <table:table-cell office:value-type="string" table:style-name="ce38">
            <text:p>HORTOLANDI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19105" table:style-name="ce38">
            <text:p>3519105</text:p>
          </table:table-cell>
          <table:table-cell office:value-type="string" table:style-name="ce38">
            <text:p>IACANG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19204" table:style-name="ce38">
            <text:p>3519204</text:p>
          </table:table-cell>
          <table:table-cell office:value-type="string" table:style-name="ce38">
            <text:p>IACRI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19253" table:style-name="ce38">
            <text:p>3519253</text:p>
          </table:table-cell>
          <table:table-cell office:value-type="string" table:style-name="ce38">
            <text:p>IARAS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19303" table:style-name="ce38">
            <text:p>3519303</text:p>
          </table:table-cell>
          <table:table-cell office:value-type="string" table:style-name="ce38">
            <text:p>IBATE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19402" table:style-name="ce38">
            <text:p>3519402</text:p>
          </table:table-cell>
          <table:table-cell office:value-type="string" table:style-name="ce38">
            <text:p>IBIR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19501" table:style-name="ce38">
            <text:p>3519501</text:p>
          </table:table-cell>
          <table:table-cell office:value-type="string" table:style-name="ce38">
            <text:p>IBIRAREM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19600" table:style-name="ce38">
            <text:p>3519600</text:p>
          </table:table-cell>
          <table:table-cell office:value-type="string" table:style-name="ce38">
            <text:p>IBITING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19709" table:style-name="ce38">
            <text:p>3519709</text:p>
          </table:table-cell>
          <table:table-cell office:value-type="string" table:style-name="ce38">
            <text:p>IBIUN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19808" table:style-name="ce38">
            <text:p>3519808</text:p>
          </table:table-cell>
          <table:table-cell office:value-type="string" table:style-name="ce38">
            <text:p>ICEM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19907" table:style-name="ce38">
            <text:p>3519907</text:p>
          </table:table-cell>
          <table:table-cell office:value-type="string" table:style-name="ce38">
            <text:p>IEPE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20004" table:style-name="ce38">
            <text:p>3520004</text:p>
          </table:table-cell>
          <table:table-cell office:value-type="string" table:style-name="ce38">
            <text:p>IGARACU DO TIETE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20103" table:style-name="ce38">
            <text:p>3520103</text:p>
          </table:table-cell>
          <table:table-cell office:value-type="string" table:style-name="ce38">
            <text:p>IGARAPAV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20202" table:style-name="ce38">
            <text:p>3520202</text:p>
          </table:table-cell>
          <table:table-cell office:value-type="string" table:style-name="ce38">
            <text:p>IGARAT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20301" table:style-name="ce38">
            <text:p>3520301</text:p>
          </table:table-cell>
          <table:table-cell office:value-type="string" table:style-name="ce38">
            <text:p>IGUAPE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20400" table:style-name="ce38">
            <text:p>3520400</text:p>
          </table:table-cell>
          <table:table-cell office:value-type="string" table:style-name="ce38">
            <text:p>ILHABEL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20426" table:style-name="ce38">
            <text:p>3520426</text:p>
          </table:table-cell>
          <table:table-cell office:value-type="string" table:style-name="ce38">
            <text:p>ILHA COMPRID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20442" table:style-name="ce38">
            <text:p>3520442</text:p>
          </table:table-cell>
          <table:table-cell office:value-type="string" table:style-name="ce38">
            <text:p>ILHA SOLTEIR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20509" table:style-name="ce38">
            <text:p>3520509</text:p>
          </table:table-cell>
          <table:table-cell office:value-type="string" table:style-name="ce38">
            <text:p>INDAIATUB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20608" table:style-name="ce38">
            <text:p>3520608</text:p>
          </table:table-cell>
          <table:table-cell office:value-type="string" table:style-name="ce38">
            <text:p>INDIAN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20707" table:style-name="ce38">
            <text:p>3520707</text:p>
          </table:table-cell>
          <table:table-cell office:value-type="string" table:style-name="ce38">
            <text:p>INDIAPOR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20806" table:style-name="ce38">
            <text:p>3520806</text:p>
          </table:table-cell>
          <table:table-cell office:value-type="string" table:style-name="ce38">
            <text:p>INUBIA PAULIST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20905" table:style-name="ce38">
            <text:p>3520905</text:p>
          </table:table-cell>
          <table:table-cell office:value-type="string" table:style-name="ce38">
            <text:p>IPAUCU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21002" table:style-name="ce38">
            <text:p>3521002</text:p>
          </table:table-cell>
          <table:table-cell office:value-type="string" table:style-name="ce38">
            <text:p>IPERO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21101" table:style-name="ce38">
            <text:p>3521101</text:p>
          </table:table-cell>
          <table:table-cell office:value-type="string" table:style-name="ce38">
            <text:p>IPEUN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21150" table:style-name="ce38">
            <text:p>3521150</text:p>
          </table:table-cell>
          <table:table-cell office:value-type="string" table:style-name="ce38">
            <text:p>IPIGU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21200" table:style-name="ce38">
            <text:p>3521200</text:p>
          </table:table-cell>
          <table:table-cell office:value-type="string" table:style-name="ce38">
            <text:p>IPORANG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21309" table:style-name="ce38">
            <text:p>3521309</text:p>
          </table:table-cell>
          <table:table-cell office:value-type="string" table:style-name="ce38">
            <text:p>IPU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21408" table:style-name="ce38">
            <text:p>3521408</text:p>
          </table:table-cell>
          <table:table-cell office:value-type="string" table:style-name="ce38">
            <text:p>IRACEMAPOLIS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21507" table:style-name="ce38">
            <text:p>3521507</text:p>
          </table:table-cell>
          <table:table-cell office:value-type="string" table:style-name="ce38">
            <text:p>IRAPU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21606" table:style-name="ce38">
            <text:p>3521606</text:p>
          </table:table-cell>
          <table:table-cell office:value-type="string" table:style-name="ce38">
            <text:p>IRAPURU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21705" table:style-name="ce38">
            <text:p>3521705</text:p>
          </table:table-cell>
          <table:table-cell office:value-type="string" table:style-name="ce38">
            <text:p>ITABER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21804" table:style-name="ce38">
            <text:p>3521804</text:p>
          </table:table-cell>
          <table:table-cell office:value-type="string" table:style-name="ce38">
            <text:p>ITAI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21903" table:style-name="ce38">
            <text:p>3521903</text:p>
          </table:table-cell>
          <table:table-cell office:value-type="string" table:style-name="ce38">
            <text:p>ITAJOBI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22000" table:style-name="ce38">
            <text:p>3522000</text:p>
          </table:table-cell>
          <table:table-cell office:value-type="string" table:style-name="ce38">
            <text:p>ITAJU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22109" table:style-name="ce38">
            <text:p>3522109</text:p>
          </table:table-cell>
          <table:table-cell office:value-type="string" table:style-name="ce38">
            <text:p>ITANHAEM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22158" table:style-name="ce38">
            <text:p>3522158</text:p>
          </table:table-cell>
          <table:table-cell office:value-type="string" table:style-name="ce38">
            <text:p>ITAOC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22208" table:style-name="ce38">
            <text:p>3522208</text:p>
          </table:table-cell>
          <table:table-cell office:value-type="string" table:style-name="ce38">
            <text:p>ITAPECERICA DA SERR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22307" table:style-name="ce38">
            <text:p>3522307</text:p>
          </table:table-cell>
          <table:table-cell office:value-type="string" table:style-name="ce38">
            <text:p>ITAPETINING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22406" table:style-name="ce38">
            <text:p>3522406</text:p>
          </table:table-cell>
          <table:table-cell office:value-type="string" table:style-name="ce38">
            <text:p>ITAPEV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22505" table:style-name="ce38">
            <text:p>3522505</text:p>
          </table:table-cell>
          <table:table-cell office:value-type="string" table:style-name="ce38">
            <text:p>ITAPEVI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22604" table:style-name="ce38">
            <text:p>3522604</text:p>
          </table:table-cell>
          <table:table-cell office:value-type="string" table:style-name="ce38">
            <text:p>ITAPIR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22653" table:style-name="ce38">
            <text:p>3522653</text:p>
          </table:table-cell>
          <table:table-cell office:value-type="string" table:style-name="ce38">
            <text:p>ITAPIRAPUA PAULIST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22703" table:style-name="ce38">
            <text:p>3522703</text:p>
          </table:table-cell>
          <table:table-cell office:value-type="string" table:style-name="ce38">
            <text:p>ITAPOLIS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22802" table:style-name="ce38">
            <text:p>3522802</text:p>
          </table:table-cell>
          <table:table-cell office:value-type="string" table:style-name="ce38">
            <text:p>ITAPORANG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22901" table:style-name="ce38">
            <text:p>3522901</text:p>
          </table:table-cell>
          <table:table-cell office:value-type="string" table:style-name="ce38">
            <text:p>ITAPUI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23008" table:style-name="ce38">
            <text:p>3523008</text:p>
          </table:table-cell>
          <table:table-cell office:value-type="string" table:style-name="ce38">
            <text:p>ITAPUR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23107" table:style-name="ce38">
            <text:p>3523107</text:p>
          </table:table-cell>
          <table:table-cell office:value-type="string" table:style-name="ce38">
            <text:p>ITAQUAQUECETUB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23206" table:style-name="ce38">
            <text:p>3523206</text:p>
          </table:table-cell>
          <table:table-cell office:value-type="string" table:style-name="ce38">
            <text:p>ITARARE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23305" table:style-name="ce38">
            <text:p>3523305</text:p>
          </table:table-cell>
          <table:table-cell office:value-type="string" table:style-name="ce38">
            <text:p>ITARIRI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23404" table:style-name="ce38">
            <text:p>3523404</text:p>
          </table:table-cell>
          <table:table-cell office:value-type="string" table:style-name="ce38">
            <text:p>ITATIB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23503" table:style-name="ce38">
            <text:p>3523503</text:p>
          </table:table-cell>
          <table:table-cell office:value-type="string" table:style-name="ce38">
            <text:p>ITATING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23602" table:style-name="ce38">
            <text:p>3523602</text:p>
          </table:table-cell>
          <table:table-cell office:value-type="string" table:style-name="ce38">
            <text:p>ITIRAPIN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23701" table:style-name="ce38">
            <text:p>3523701</text:p>
          </table:table-cell>
          <table:table-cell office:value-type="string" table:style-name="ce38">
            <text:p>ITIRAPU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23800" table:style-name="ce38">
            <text:p>3523800</text:p>
          </table:table-cell>
          <table:table-cell office:value-type="string" table:style-name="ce38">
            <text:p>ITOBI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23909" table:style-name="ce38">
            <text:p>3523909</text:p>
          </table:table-cell>
          <table:table-cell office:value-type="string" table:style-name="ce38">
            <text:p>ITU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24006" table:style-name="ce38">
            <text:p>3524006</text:p>
          </table:table-cell>
          <table:table-cell office:value-type="string" table:style-name="ce38">
            <text:p>ITUPEV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24105" table:style-name="ce38">
            <text:p>3524105</text:p>
          </table:table-cell>
          <table:table-cell office:value-type="string" table:style-name="ce38">
            <text:p>ITUVERAV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24204" table:style-name="ce38">
            <text:p>3524204</text:p>
          </table:table-cell>
          <table:table-cell office:value-type="string" table:style-name="ce38">
            <text:p>JABORANDI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24303" table:style-name="ce38">
            <text:p>3524303</text:p>
          </table:table-cell>
          <table:table-cell office:value-type="string" table:style-name="ce38">
            <text:p>JABOTICABAL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24402" table:style-name="ce38">
            <text:p>3524402</text:p>
          </table:table-cell>
          <table:table-cell office:value-type="string" table:style-name="ce38">
            <text:p>JACAREI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24501" table:style-name="ce38">
            <text:p>3524501</text:p>
          </table:table-cell>
          <table:table-cell office:value-type="string" table:style-name="ce38">
            <text:p>JACI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24600" table:style-name="ce38">
            <text:p>3524600</text:p>
          </table:table-cell>
          <table:table-cell office:value-type="string" table:style-name="ce38">
            <text:p>JACUPIRANG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24709" table:style-name="ce38">
            <text:p>3524709</text:p>
          </table:table-cell>
          <table:table-cell office:value-type="string" table:style-name="ce38">
            <text:p>JAGUARIUN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24808" table:style-name="ce38">
            <text:p>3524808</text:p>
          </table:table-cell>
          <table:table-cell office:value-type="string" table:style-name="ce38">
            <text:p>JALES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24907" table:style-name="ce38">
            <text:p>3524907</text:p>
          </table:table-cell>
          <table:table-cell office:value-type="string" table:style-name="ce38">
            <text:p>JAMBEIRO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25003" table:style-name="ce38">
            <text:p>3525003</text:p>
          </table:table-cell>
          <table:table-cell office:value-type="string" table:style-name="ce38">
            <text:p>JANDIR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25102" table:style-name="ce38">
            <text:p>3525102</text:p>
          </table:table-cell>
          <table:table-cell office:value-type="string" table:style-name="ce38">
            <text:p>JARDINOPOLIS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25201" table:style-name="ce38">
            <text:p>3525201</text:p>
          </table:table-cell>
          <table:table-cell office:value-type="string" table:style-name="ce38">
            <text:p>JARINU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25300" table:style-name="ce38">
            <text:p>3525300</text:p>
          </table:table-cell>
          <table:table-cell office:value-type="string" table:style-name="ce38">
            <text:p>JAU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25409" table:style-name="ce38">
            <text:p>3525409</text:p>
          </table:table-cell>
          <table:table-cell office:value-type="string" table:style-name="ce38">
            <text:p>JERIQUAR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25508" table:style-name="ce38">
            <text:p>3525508</text:p>
          </table:table-cell>
          <table:table-cell office:value-type="string" table:style-name="ce38">
            <text:p>JOANOPOLIS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25607" table:style-name="ce38">
            <text:p>3525607</text:p>
          </table:table-cell>
          <table:table-cell office:value-type="string" table:style-name="ce38">
            <text:p>JOAO RAMALHO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25706" table:style-name="ce38">
            <text:p>3525706</text:p>
          </table:table-cell>
          <table:table-cell office:value-type="string" table:style-name="ce38">
            <text:p>JOSE BONIFACIO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25805" table:style-name="ce38">
            <text:p>3525805</text:p>
          </table:table-cell>
          <table:table-cell office:value-type="string" table:style-name="ce38">
            <text:p>JULIO MESQUIT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25854" table:style-name="ce38">
            <text:p>3525854</text:p>
          </table:table-cell>
          <table:table-cell office:value-type="string" table:style-name="ce38">
            <text:p>JUMIRIM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25904" table:style-name="ce38">
            <text:p>3525904</text:p>
          </table:table-cell>
          <table:table-cell office:value-type="string" table:style-name="ce38">
            <text:p>JUNDIAI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26001" table:style-name="ce38">
            <text:p>3526001</text:p>
          </table:table-cell>
          <table:table-cell office:value-type="string" table:style-name="ce38">
            <text:p>JUNQUEIROPOLIS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26100" table:style-name="ce38">
            <text:p>3526100</text:p>
          </table:table-cell>
          <table:table-cell office:value-type="string" table:style-name="ce38">
            <text:p>JUQUI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26209" table:style-name="ce38">
            <text:p>3526209</text:p>
          </table:table-cell>
          <table:table-cell office:value-type="string" table:style-name="ce38">
            <text:p>JUQUITIB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26308" table:style-name="ce38">
            <text:p>3526308</text:p>
          </table:table-cell>
          <table:table-cell office:value-type="string" table:style-name="ce38">
            <text:p>LAGOINH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26407" table:style-name="ce38">
            <text:p>3526407</text:p>
          </table:table-cell>
          <table:table-cell office:value-type="string" table:style-name="ce38">
            <text:p>LARANJAL PAULIST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26506" table:style-name="ce38">
            <text:p>3526506</text:p>
          </table:table-cell>
          <table:table-cell office:value-type="string" table:style-name="ce38">
            <text:p>LAVINI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26605" table:style-name="ce38">
            <text:p>3526605</text:p>
          </table:table-cell>
          <table:table-cell office:value-type="string" table:style-name="ce38">
            <text:p>LAVRINHAS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26704" table:style-name="ce38">
            <text:p>3526704</text:p>
          </table:table-cell>
          <table:table-cell office:value-type="string" table:style-name="ce38">
            <text:p>LEME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26803" table:style-name="ce38">
            <text:p>3526803</text:p>
          </table:table-cell>
          <table:table-cell office:value-type="string" table:style-name="ce38">
            <text:p>LENCOIS PAULIST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26902" table:style-name="ce38">
            <text:p>3526902</text:p>
          </table:table-cell>
          <table:table-cell office:value-type="string" table:style-name="ce38">
            <text:p>LIMEIR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27009" table:style-name="ce38">
            <text:p>3527009</text:p>
          </table:table-cell>
          <table:table-cell office:value-type="string" table:style-name="ce38">
            <text:p>LINDOI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27108" table:style-name="ce38">
            <text:p>3527108</text:p>
          </table:table-cell>
          <table:table-cell office:value-type="string" table:style-name="ce38">
            <text:p>LINS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27207" table:style-name="ce38">
            <text:p>3527207</text:p>
          </table:table-cell>
          <table:table-cell office:value-type="string" table:style-name="ce38">
            <text:p>LOREN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27256" table:style-name="ce38">
            <text:p>3527256</text:p>
          </table:table-cell>
          <table:table-cell office:value-type="string" table:style-name="ce38">
            <text:p>LOURDES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27306" table:style-name="ce38">
            <text:p>3527306</text:p>
          </table:table-cell>
          <table:table-cell office:value-type="string" table:style-name="ce38">
            <text:p>LOUVEIR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27405" table:style-name="ce38">
            <text:p>3527405</text:p>
          </table:table-cell>
          <table:table-cell office:value-type="string" table:style-name="ce38">
            <text:p>LUCELI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27504" table:style-name="ce38">
            <text:p>3527504</text:p>
          </table:table-cell>
          <table:table-cell office:value-type="string" table:style-name="ce38">
            <text:p>LUCIANOPOLIS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27603" table:style-name="ce38">
            <text:p>3527603</text:p>
          </table:table-cell>
          <table:table-cell office:value-type="string" table:style-name="ce38">
            <text:p>LUIS ANTONIO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27702" table:style-name="ce38">
            <text:p>3527702</text:p>
          </table:table-cell>
          <table:table-cell office:value-type="string" table:style-name="ce38">
            <text:p>LUIZIANI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27801" table:style-name="ce38">
            <text:p>3527801</text:p>
          </table:table-cell>
          <table:table-cell office:value-type="string" table:style-name="ce38">
            <text:p>LUPERCIO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27900" table:style-name="ce38">
            <text:p>3527900</text:p>
          </table:table-cell>
          <table:table-cell office:value-type="string" table:style-name="ce38">
            <text:p>LUTECI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28007" table:style-name="ce38">
            <text:p>3528007</text:p>
          </table:table-cell>
          <table:table-cell office:value-type="string" table:style-name="ce38">
            <text:p>MACATUB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28106" table:style-name="ce38">
            <text:p>3528106</text:p>
          </table:table-cell>
          <table:table-cell office:value-type="string" table:style-name="ce38">
            <text:p>MACAUBAL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28205" table:style-name="ce38">
            <text:p>3528205</text:p>
          </table:table-cell>
          <table:table-cell office:value-type="string" table:style-name="ce38">
            <text:p>MACEDONI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28304" table:style-name="ce38">
            <text:p>3528304</text:p>
          </table:table-cell>
          <table:table-cell office:value-type="string" table:style-name="ce38">
            <text:p>MAGD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28403" table:style-name="ce38">
            <text:p>3528403</text:p>
          </table:table-cell>
          <table:table-cell office:value-type="string" table:style-name="ce38">
            <text:p>MAIRINQUE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28502" table:style-name="ce38">
            <text:p>3528502</text:p>
          </table:table-cell>
          <table:table-cell office:value-type="string" table:style-name="ce38">
            <text:p>MAIRIPOR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28601" table:style-name="ce38">
            <text:p>3528601</text:p>
          </table:table-cell>
          <table:table-cell office:value-type="string" table:style-name="ce38">
            <text:p>MANDURI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28700" table:style-name="ce38">
            <text:p>3528700</text:p>
          </table:table-cell>
          <table:table-cell office:value-type="string" table:style-name="ce38">
            <text:p>MARABA PAULIST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28809" table:style-name="ce38">
            <text:p>3528809</text:p>
          </table:table-cell>
          <table:table-cell office:value-type="string" table:style-name="ce38">
            <text:p>MARACAI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28858" table:style-name="ce38">
            <text:p>3528858</text:p>
          </table:table-cell>
          <table:table-cell office:value-type="string" table:style-name="ce38">
            <text:p>MARAPOAM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28908" table:style-name="ce38">
            <text:p>3528908</text:p>
          </table:table-cell>
          <table:table-cell office:value-type="string" table:style-name="ce38">
            <text:p>MARIAPOLIS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29005" table:style-name="ce38">
            <text:p>3529005</text:p>
          </table:table-cell>
          <table:table-cell office:value-type="string" table:style-name="ce38">
            <text:p>MARILI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29104" table:style-name="ce38">
            <text:p>3529104</text:p>
          </table:table-cell>
          <table:table-cell office:value-type="string" table:style-name="ce38">
            <text:p>MARINOPOLIS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29203" table:style-name="ce38">
            <text:p>3529203</text:p>
          </table:table-cell>
          <table:table-cell office:value-type="string" table:style-name="ce38">
            <text:p>MARTINOPOLIS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29302" table:style-name="ce38">
            <text:p>3529302</text:p>
          </table:table-cell>
          <table:table-cell office:value-type="string" table:style-name="ce38">
            <text:p>MATAO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29401" table:style-name="ce38">
            <text:p>3529401</text:p>
          </table:table-cell>
          <table:table-cell office:value-type="string" table:style-name="ce38">
            <text:p>MAU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29500" table:style-name="ce38">
            <text:p>3529500</text:p>
          </table:table-cell>
          <table:table-cell office:value-type="string" table:style-name="ce38">
            <text:p>MENDONC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29609" table:style-name="ce38">
            <text:p>3529609</text:p>
          </table:table-cell>
          <table:table-cell office:value-type="string" table:style-name="ce38">
            <text:p>MERIDIANO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29658" table:style-name="ce38">
            <text:p>3529658</text:p>
          </table:table-cell>
          <table:table-cell office:value-type="string" table:style-name="ce38">
            <text:p>MESOPOLIS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29708" table:style-name="ce38">
            <text:p>3529708</text:p>
          </table:table-cell>
          <table:table-cell office:value-type="string" table:style-name="ce38">
            <text:p>MIGUELOPOLIS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29807" table:style-name="ce38">
            <text:p>3529807</text:p>
          </table:table-cell>
          <table:table-cell office:value-type="string" table:style-name="ce38">
            <text:p>MINEIROS DO TIETE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29906" table:style-name="ce38">
            <text:p>3529906</text:p>
          </table:table-cell>
          <table:table-cell office:value-type="string" table:style-name="ce38">
            <text:p>MIRACATU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30003" table:style-name="ce38">
            <text:p>3530003</text:p>
          </table:table-cell>
          <table:table-cell office:value-type="string" table:style-name="ce38">
            <text:p>MIRA ESTREL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30102" table:style-name="ce38">
            <text:p>3530102</text:p>
          </table:table-cell>
          <table:table-cell office:value-type="string" table:style-name="ce38">
            <text:p>MIRANDOPOLIS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30201" table:style-name="ce38">
            <text:p>3530201</text:p>
          </table:table-cell>
          <table:table-cell office:value-type="string" table:style-name="ce38">
            <text:p>MIRANTE DO PARANAPANEM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30300" table:style-name="ce38">
            <text:p>3530300</text:p>
          </table:table-cell>
          <table:table-cell office:value-type="string" table:style-name="ce38">
            <text:p>MIRASSOL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30409" table:style-name="ce38">
            <text:p>3530409</text:p>
          </table:table-cell>
          <table:table-cell office:value-type="string" table:style-name="ce38">
            <text:p>MIRASSOLANDI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30508" table:style-name="ce38">
            <text:p>3530508</text:p>
          </table:table-cell>
          <table:table-cell office:value-type="string" table:style-name="ce38">
            <text:p>MOCOC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30607" table:style-name="ce38">
            <text:p>3530607</text:p>
          </table:table-cell>
          <table:table-cell office:value-type="string" table:style-name="ce38">
            <text:p>MOGI DAS CRUZES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30706" table:style-name="ce38">
            <text:p>3530706</text:p>
          </table:table-cell>
          <table:table-cell office:value-type="string" table:style-name="ce38">
            <text:p>MOGI-GUACU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30805" table:style-name="ce38">
            <text:p>3530805</text:p>
          </table:table-cell>
          <table:table-cell office:value-type="string" table:style-name="ce38">
            <text:p>MOGI-MIRIM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30904" table:style-name="ce38">
            <text:p>3530904</text:p>
          </table:table-cell>
          <table:table-cell office:value-type="string" table:style-name="ce38">
            <text:p>MOMBUC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31001" table:style-name="ce38">
            <text:p>3531001</text:p>
          </table:table-cell>
          <table:table-cell office:value-type="string" table:style-name="ce38">
            <text:p>MONCOES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31100" table:style-name="ce38">
            <text:p>3531100</text:p>
          </table:table-cell>
          <table:table-cell office:value-type="string" table:style-name="ce38">
            <text:p>MONGAGU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31209" table:style-name="ce38">
            <text:p>3531209</text:p>
          </table:table-cell>
          <table:table-cell office:value-type="string" table:style-name="ce38">
            <text:p>MONTE ALEGRE DO SUL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31308" table:style-name="ce38">
            <text:p>3531308</text:p>
          </table:table-cell>
          <table:table-cell office:value-type="string" table:style-name="ce38">
            <text:p>MONTE ALTO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31407" table:style-name="ce38">
            <text:p>3531407</text:p>
          </table:table-cell>
          <table:table-cell office:value-type="string" table:style-name="ce38">
            <text:p>MONTE APRAZIVEL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31506" table:style-name="ce38">
            <text:p>3531506</text:p>
          </table:table-cell>
          <table:table-cell office:value-type="string" table:style-name="ce38">
            <text:p>MONTE AZUL PAULIST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31605" table:style-name="ce38">
            <text:p>3531605</text:p>
          </table:table-cell>
          <table:table-cell office:value-type="string" table:style-name="ce38">
            <text:p>MONTE CASTELO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31704" table:style-name="ce38">
            <text:p>3531704</text:p>
          </table:table-cell>
          <table:table-cell office:value-type="string" table:style-name="ce38">
            <text:p>MONTEIRO LOBATO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31803" table:style-name="ce38">
            <text:p>3531803</text:p>
          </table:table-cell>
          <table:table-cell office:value-type="string" table:style-name="ce38">
            <text:p>MONTE MOR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31902" table:style-name="ce38">
            <text:p>3531902</text:p>
          </table:table-cell>
          <table:table-cell office:value-type="string" table:style-name="ce38">
            <text:p>MORRO AGUDO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32009" table:style-name="ce38">
            <text:p>3532009</text:p>
          </table:table-cell>
          <table:table-cell office:value-type="string" table:style-name="ce38">
            <text:p>MORUNGAB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32058" table:style-name="ce38">
            <text:p>3532058</text:p>
          </table:table-cell>
          <table:table-cell office:value-type="string" table:style-name="ce38">
            <text:p>MOTUC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32108" table:style-name="ce38">
            <text:p>3532108</text:p>
          </table:table-cell>
          <table:table-cell office:value-type="string" table:style-name="ce38">
            <text:p>MURUTINGA DO SUL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32157" table:style-name="ce38">
            <text:p>3532157</text:p>
          </table:table-cell>
          <table:table-cell office:value-type="string" table:style-name="ce38">
            <text:p>NANTES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32207" table:style-name="ce38">
            <text:p>3532207</text:p>
          </table:table-cell>
          <table:table-cell office:value-type="string" table:style-name="ce38">
            <text:p>NARANDIB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32306" table:style-name="ce38">
            <text:p>3532306</text:p>
          </table:table-cell>
          <table:table-cell office:value-type="string" table:style-name="ce38">
            <text:p>NATIVIDADE DA SERR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32405" table:style-name="ce38">
            <text:p>3532405</text:p>
          </table:table-cell>
          <table:table-cell office:value-type="string" table:style-name="ce38">
            <text:p>NAZARE PAULIST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32504" table:style-name="ce38">
            <text:p>3532504</text:p>
          </table:table-cell>
          <table:table-cell office:value-type="string" table:style-name="ce38">
            <text:p>NEVES PAULIST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32603" table:style-name="ce38">
            <text:p>3532603</text:p>
          </table:table-cell>
          <table:table-cell office:value-type="string" table:style-name="ce38">
            <text:p>NHANDEAR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32702" table:style-name="ce38">
            <text:p>3532702</text:p>
          </table:table-cell>
          <table:table-cell office:value-type="string" table:style-name="ce38">
            <text:p>NIPO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32801" table:style-name="ce38">
            <text:p>3532801</text:p>
          </table:table-cell>
          <table:table-cell office:value-type="string" table:style-name="ce38">
            <text:p>NOVA ALIANC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32827" table:style-name="ce38">
            <text:p>3532827</text:p>
          </table:table-cell>
          <table:table-cell office:value-type="string" table:style-name="ce38">
            <text:p>NOVA CAMPIN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32843" table:style-name="ce38">
            <text:p>3532843</text:p>
          </table:table-cell>
          <table:table-cell office:value-type="string" table:style-name="ce38">
            <text:p>NOVA CANAA PAULIST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32868" table:style-name="ce38">
            <text:p>3532868</text:p>
          </table:table-cell>
          <table:table-cell office:value-type="string" table:style-name="ce38">
            <text:p>NOVA CASTILHO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32900" table:style-name="ce38">
            <text:p>3532900</text:p>
          </table:table-cell>
          <table:table-cell office:value-type="string" table:style-name="ce38">
            <text:p>NOVA EUROP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33007" table:style-name="ce38">
            <text:p>3533007</text:p>
          </table:table-cell>
          <table:table-cell office:value-type="string" table:style-name="ce38">
            <text:p>NOVA GRANAD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33106" table:style-name="ce38">
            <text:p>3533106</text:p>
          </table:table-cell>
          <table:table-cell office:value-type="string" table:style-name="ce38">
            <text:p>NOVA GUATAPORANG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33205" table:style-name="ce38">
            <text:p>3533205</text:p>
          </table:table-cell>
          <table:table-cell office:value-type="string" table:style-name="ce38">
            <text:p>NOVA INDEPENDENCI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33254" table:style-name="ce38">
            <text:p>3533254</text:p>
          </table:table-cell>
          <table:table-cell office:value-type="string" table:style-name="ce38">
            <text:p>NOVAIS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33304" table:style-name="ce38">
            <text:p>3533304</text:p>
          </table:table-cell>
          <table:table-cell office:value-type="string" table:style-name="ce38">
            <text:p>NOVA LUZITANI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33403" table:style-name="ce38">
            <text:p>3533403</text:p>
          </table:table-cell>
          <table:table-cell office:value-type="string" table:style-name="ce38">
            <text:p>NOVA ODESS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33502" table:style-name="ce38">
            <text:p>3533502</text:p>
          </table:table-cell>
          <table:table-cell office:value-type="string" table:style-name="ce38">
            <text:p>NOVO HORIZONTE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33601" table:style-name="ce38">
            <text:p>3533601</text:p>
          </table:table-cell>
          <table:table-cell office:value-type="string" table:style-name="ce38">
            <text:p>NUPORANG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33700" table:style-name="ce38">
            <text:p>3533700</text:p>
          </table:table-cell>
          <table:table-cell office:value-type="string" table:style-name="ce38">
            <text:p>OCAUCU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33809" table:style-name="ce38">
            <text:p>3533809</text:p>
          </table:table-cell>
          <table:table-cell office:value-type="string" table:style-name="ce38">
            <text:p>OLEO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33908" table:style-name="ce38">
            <text:p>3533908</text:p>
          </table:table-cell>
          <table:table-cell office:value-type="string" table:style-name="ce38">
            <text:p>OLIMPI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34005" table:style-name="ce38">
            <text:p>3534005</text:p>
          </table:table-cell>
          <table:table-cell office:value-type="string" table:style-name="ce38">
            <text:p>ONDA VERDE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34104" table:style-name="ce38">
            <text:p>3534104</text:p>
          </table:table-cell>
          <table:table-cell office:value-type="string" table:style-name="ce38">
            <text:p>ORIENTE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34203" table:style-name="ce38">
            <text:p>3534203</text:p>
          </table:table-cell>
          <table:table-cell office:value-type="string" table:style-name="ce38">
            <text:p>ORINDIUV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34302" table:style-name="ce38">
            <text:p>3534302</text:p>
          </table:table-cell>
          <table:table-cell office:value-type="string" table:style-name="ce38">
            <text:p>ORLANDI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34401" table:style-name="ce38">
            <text:p>3534401</text:p>
          </table:table-cell>
          <table:table-cell office:value-type="string" table:style-name="ce38">
            <text:p>OSASCO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34500" table:style-name="ce38">
            <text:p>3534500</text:p>
          </table:table-cell>
          <table:table-cell office:value-type="string" table:style-name="ce38">
            <text:p>OSCAR BRESSANE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34609" table:style-name="ce38">
            <text:p>3534609</text:p>
          </table:table-cell>
          <table:table-cell office:value-type="string" table:style-name="ce38">
            <text:p>OSVALDO CRUZ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34708" table:style-name="ce38">
            <text:p>3534708</text:p>
          </table:table-cell>
          <table:table-cell office:value-type="string" table:style-name="ce38">
            <text:p>OURINHOS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34757" table:style-name="ce38">
            <text:p>3534757</text:p>
          </table:table-cell>
          <table:table-cell office:value-type="string" table:style-name="ce38">
            <text:p>OUROESTE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34807" table:style-name="ce38">
            <text:p>3534807</text:p>
          </table:table-cell>
          <table:table-cell office:value-type="string" table:style-name="ce38">
            <text:p>OURO VERDE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34906" table:style-name="ce38">
            <text:p>3534906</text:p>
          </table:table-cell>
          <table:table-cell office:value-type="string" table:style-name="ce38">
            <text:p>PACAEMBU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35002" table:style-name="ce38">
            <text:p>3535002</text:p>
          </table:table-cell>
          <table:table-cell office:value-type="string" table:style-name="ce38">
            <text:p>PALESTIN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35101" table:style-name="ce38">
            <text:p>3535101</text:p>
          </table:table-cell>
          <table:table-cell office:value-type="string" table:style-name="ce38">
            <text:p>PALMARES PAULIST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35200" table:style-name="ce38">
            <text:p>3535200</text:p>
          </table:table-cell>
          <table:table-cell office:value-type="string" table:style-name="ce38">
            <text:p>PALMEIRA D´OESTE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35309" table:style-name="ce38">
            <text:p>3535309</text:p>
          </table:table-cell>
          <table:table-cell office:value-type="string" table:style-name="ce38">
            <text:p>PALMITAL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35408" table:style-name="ce38">
            <text:p>3535408</text:p>
          </table:table-cell>
          <table:table-cell office:value-type="string" table:style-name="ce38">
            <text:p>PANORAM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35507" table:style-name="ce38">
            <text:p>3535507</text:p>
          </table:table-cell>
          <table:table-cell office:value-type="string" table:style-name="ce38">
            <text:p>PARAGUACU PAULIST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35606" table:style-name="ce38">
            <text:p>3535606</text:p>
          </table:table-cell>
          <table:table-cell office:value-type="string" table:style-name="ce38">
            <text:p>PARAIBUN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35705" table:style-name="ce38">
            <text:p>3535705</text:p>
          </table:table-cell>
          <table:table-cell office:value-type="string" table:style-name="ce38">
            <text:p>PARAISO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35804" table:style-name="ce38">
            <text:p>3535804</text:p>
          </table:table-cell>
          <table:table-cell office:value-type="string" table:style-name="ce38">
            <text:p>PARANAPANEM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35903" table:style-name="ce38">
            <text:p>3535903</text:p>
          </table:table-cell>
          <table:table-cell office:value-type="string" table:style-name="ce38">
            <text:p>PARANAPU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36000" table:style-name="ce38">
            <text:p>3536000</text:p>
          </table:table-cell>
          <table:table-cell office:value-type="string" table:style-name="ce38">
            <text:p>PARAPU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36109" table:style-name="ce38">
            <text:p>3536109</text:p>
          </table:table-cell>
          <table:table-cell office:value-type="string" table:style-name="ce38">
            <text:p>PARDINHO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36208" table:style-name="ce38">
            <text:p>3536208</text:p>
          </table:table-cell>
          <table:table-cell office:value-type="string" table:style-name="ce38">
            <text:p>PARIQUERA-ACU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36257" table:style-name="ce38">
            <text:p>3536257</text:p>
          </table:table-cell>
          <table:table-cell office:value-type="string" table:style-name="ce38">
            <text:p>PARISI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36307" table:style-name="ce38">
            <text:p>3536307</text:p>
          </table:table-cell>
          <table:table-cell office:value-type="string" table:style-name="ce38">
            <text:p>PATROCINIO PAULIST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36406" table:style-name="ce38">
            <text:p>3536406</text:p>
          </table:table-cell>
          <table:table-cell office:value-type="string" table:style-name="ce38">
            <text:p>PAULICEI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36505" table:style-name="ce38">
            <text:p>3536505</text:p>
          </table:table-cell>
          <table:table-cell office:value-type="string" table:style-name="ce38">
            <text:p>PAULINI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36570" table:style-name="ce38">
            <text:p>3536570</text:p>
          </table:table-cell>
          <table:table-cell office:value-type="string" table:style-name="ce38">
            <text:p>PAULISTANI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36604" table:style-name="ce38">
            <text:p>3536604</text:p>
          </table:table-cell>
          <table:table-cell office:value-type="string" table:style-name="ce38">
            <text:p>PAULO DE FARI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36703" table:style-name="ce38">
            <text:p>3536703</text:p>
          </table:table-cell>
          <table:table-cell office:value-type="string" table:style-name="ce38">
            <text:p>PEDERNEIRAS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36802" table:style-name="ce38">
            <text:p>3536802</text:p>
          </table:table-cell>
          <table:table-cell office:value-type="string" table:style-name="ce38">
            <text:p>PEDRA BEL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36901" table:style-name="ce38">
            <text:p>3536901</text:p>
          </table:table-cell>
          <table:table-cell office:value-type="string" table:style-name="ce38">
            <text:p>PEDRANOPOLIS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37008" table:style-name="ce38">
            <text:p>3537008</text:p>
          </table:table-cell>
          <table:table-cell office:value-type="string" table:style-name="ce38">
            <text:p>PEDREGULHO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37107" table:style-name="ce38">
            <text:p>3537107</text:p>
          </table:table-cell>
          <table:table-cell office:value-type="string" table:style-name="ce38">
            <text:p>PEDREIR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37156" table:style-name="ce38">
            <text:p>3537156</text:p>
          </table:table-cell>
          <table:table-cell office:value-type="string" table:style-name="ce38">
            <text:p>PEDRINHAS PAULIST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37206" table:style-name="ce38">
            <text:p>3537206</text:p>
          </table:table-cell>
          <table:table-cell office:value-type="string" table:style-name="ce38">
            <text:p>PEDRO DE TOLEDO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37305" table:style-name="ce38">
            <text:p>3537305</text:p>
          </table:table-cell>
          <table:table-cell office:value-type="string" table:style-name="ce38">
            <text:p>PENAPOLIS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37404" table:style-name="ce38">
            <text:p>3537404</text:p>
          </table:table-cell>
          <table:table-cell office:value-type="string" table:style-name="ce38">
            <text:p>PEREIRA BARRETO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37503" table:style-name="ce38">
            <text:p>3537503</text:p>
          </table:table-cell>
          <table:table-cell office:value-type="string" table:style-name="ce38">
            <text:p>PEREIRAS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37602" table:style-name="ce38">
            <text:p>3537602</text:p>
          </table:table-cell>
          <table:table-cell office:value-type="string" table:style-name="ce38">
            <text:p>PERUIBE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37701" table:style-name="ce38">
            <text:p>3537701</text:p>
          </table:table-cell>
          <table:table-cell office:value-type="string" table:style-name="ce38">
            <text:p>PIACATU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37800" table:style-name="ce38">
            <text:p>3537800</text:p>
          </table:table-cell>
          <table:table-cell office:value-type="string" table:style-name="ce38">
            <text:p>PIEDADE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37909" table:style-name="ce38">
            <text:p>3537909</text:p>
          </table:table-cell>
          <table:table-cell office:value-type="string" table:style-name="ce38">
            <text:p>PILAR DO SUL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38006" table:style-name="ce38">
            <text:p>3538006</text:p>
          </table:table-cell>
          <table:table-cell office:value-type="string" table:style-name="ce38">
            <text:p>PINDAMONHANGAB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38105" table:style-name="ce38">
            <text:p>3538105</text:p>
          </table:table-cell>
          <table:table-cell office:value-type="string" table:style-name="ce38">
            <text:p>PINDORAM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38204" table:style-name="ce38">
            <text:p>3538204</text:p>
          </table:table-cell>
          <table:table-cell office:value-type="string" table:style-name="ce38">
            <text:p>PINHALZINHO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38303" table:style-name="ce38">
            <text:p>3538303</text:p>
          </table:table-cell>
          <table:table-cell office:value-type="string" table:style-name="ce38">
            <text:p>PIQUEROBI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38501" table:style-name="ce38">
            <text:p>3538501</text:p>
          </table:table-cell>
          <table:table-cell office:value-type="string" table:style-name="ce38">
            <text:p>PIQUETE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38600" table:style-name="ce38">
            <text:p>3538600</text:p>
          </table:table-cell>
          <table:table-cell office:value-type="string" table:style-name="ce38">
            <text:p>PIRACAI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38709" table:style-name="ce38">
            <text:p>3538709</text:p>
          </table:table-cell>
          <table:table-cell office:value-type="string" table:style-name="ce38">
            <text:p>PIRACICAB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38808" table:style-name="ce38">
            <text:p>3538808</text:p>
          </table:table-cell>
          <table:table-cell office:value-type="string" table:style-name="ce38">
            <text:p>PIRAJU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38907" table:style-name="ce38">
            <text:p>3538907</text:p>
          </table:table-cell>
          <table:table-cell office:value-type="string" table:style-name="ce38">
            <text:p>PIRAJUI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39004" table:style-name="ce38">
            <text:p>3539004</text:p>
          </table:table-cell>
          <table:table-cell office:value-type="string" table:style-name="ce38">
            <text:p>PIRANGI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39103" table:style-name="ce38">
            <text:p>3539103</text:p>
          </table:table-cell>
          <table:table-cell office:value-type="string" table:style-name="ce38">
            <text:p>PIRAPORA DO BOM JESUS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39202" table:style-name="ce38">
            <text:p>3539202</text:p>
          </table:table-cell>
          <table:table-cell office:value-type="string" table:style-name="ce38">
            <text:p>PIRAPOZINHO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39301" table:style-name="ce38">
            <text:p>3539301</text:p>
          </table:table-cell>
          <table:table-cell office:value-type="string" table:style-name="ce38">
            <text:p>PIRASSUNUNG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39400" table:style-name="ce38">
            <text:p>3539400</text:p>
          </table:table-cell>
          <table:table-cell office:value-type="string" table:style-name="ce38">
            <text:p>PIRATINING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39509" table:style-name="ce38">
            <text:p>3539509</text:p>
          </table:table-cell>
          <table:table-cell office:value-type="string" table:style-name="ce38">
            <text:p>PITANGUEIRAS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39608" table:style-name="ce38">
            <text:p>3539608</text:p>
          </table:table-cell>
          <table:table-cell office:value-type="string" table:style-name="ce38">
            <text:p>PLANALTO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39707" table:style-name="ce38">
            <text:p>3539707</text:p>
          </table:table-cell>
          <table:table-cell office:value-type="string" table:style-name="ce38">
            <text:p>PLATIN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39806" table:style-name="ce38">
            <text:p>3539806</text:p>
          </table:table-cell>
          <table:table-cell office:value-type="string" table:style-name="ce38">
            <text:p>PO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39905" table:style-name="ce38">
            <text:p>3539905</text:p>
          </table:table-cell>
          <table:table-cell office:value-type="string" table:style-name="ce38">
            <text:p>POLONI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40002" table:style-name="ce38">
            <text:p>3540002</text:p>
          </table:table-cell>
          <table:table-cell office:value-type="string" table:style-name="ce38">
            <text:p>POMPEI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40101" table:style-name="ce38">
            <text:p>3540101</text:p>
          </table:table-cell>
          <table:table-cell office:value-type="string" table:style-name="ce38">
            <text:p>PONGAI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40200" table:style-name="ce38">
            <text:p>3540200</text:p>
          </table:table-cell>
          <table:table-cell office:value-type="string" table:style-name="ce38">
            <text:p>PONTAL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40259" table:style-name="ce38">
            <text:p>3540259</text:p>
          </table:table-cell>
          <table:table-cell office:value-type="string" table:style-name="ce38">
            <text:p>PONTALIND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40309" table:style-name="ce38">
            <text:p>3540309</text:p>
          </table:table-cell>
          <table:table-cell office:value-type="string" table:style-name="ce38">
            <text:p>PONTES GESTAL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40408" table:style-name="ce38">
            <text:p>3540408</text:p>
          </table:table-cell>
          <table:table-cell office:value-type="string" table:style-name="ce38">
            <text:p>POPULIN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40507" table:style-name="ce38">
            <text:p>3540507</text:p>
          </table:table-cell>
          <table:table-cell office:value-type="string" table:style-name="ce38">
            <text:p>PORANGAB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40606" table:style-name="ce38">
            <text:p>3540606</text:p>
          </table:table-cell>
          <table:table-cell office:value-type="string" table:style-name="ce38">
            <text:p>PORTO FELIZ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40705" table:style-name="ce38">
            <text:p>3540705</text:p>
          </table:table-cell>
          <table:table-cell office:value-type="string" table:style-name="ce38">
            <text:p>PORTO FERREIR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40754" table:style-name="ce38">
            <text:p>3540754</text:p>
          </table:table-cell>
          <table:table-cell office:value-type="string" table:style-name="ce38">
            <text:p>POTIM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40804" table:style-name="ce38">
            <text:p>3540804</text:p>
          </table:table-cell>
          <table:table-cell office:value-type="string" table:style-name="ce38">
            <text:p>POTIRENDAB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40853" table:style-name="ce38">
            <text:p>3540853</text:p>
          </table:table-cell>
          <table:table-cell office:value-type="string" table:style-name="ce38">
            <text:p>PRACINH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40903" table:style-name="ce38">
            <text:p>3540903</text:p>
          </table:table-cell>
          <table:table-cell office:value-type="string" table:style-name="ce38">
            <text:p>PRADOPOLIS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41000" table:style-name="ce38">
            <text:p>3541000</text:p>
          </table:table-cell>
          <table:table-cell office:value-type="string" table:style-name="ce38">
            <text:p>PRAIA GRANDE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41059" table:style-name="ce38">
            <text:p>3541059</text:p>
          </table:table-cell>
          <table:table-cell office:value-type="string" table:style-name="ce38">
            <text:p>PRATANI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41109" table:style-name="ce38">
            <text:p>3541109</text:p>
          </table:table-cell>
          <table:table-cell office:value-type="string" table:style-name="ce38">
            <text:p>PRESIDENTE ALVES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41208" table:style-name="ce38">
            <text:p>3541208</text:p>
          </table:table-cell>
          <table:table-cell office:value-type="string" table:style-name="ce38">
            <text:p>PRESIDENTE BERNARDES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41307" table:style-name="ce38">
            <text:p>3541307</text:p>
          </table:table-cell>
          <table:table-cell office:value-type="string" table:style-name="ce38">
            <text:p>PRESIDENTE EPITACIO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41406" table:style-name="ce38">
            <text:p>3541406</text:p>
          </table:table-cell>
          <table:table-cell office:value-type="string" table:style-name="ce38">
            <text:p>PRESIDENTE PRUDENTE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41505" table:style-name="ce38">
            <text:p>3541505</text:p>
          </table:table-cell>
          <table:table-cell office:value-type="string" table:style-name="ce38">
            <text:p>PRESIDENTE VENCESLAU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41604" table:style-name="ce38">
            <text:p>3541604</text:p>
          </table:table-cell>
          <table:table-cell office:value-type="string" table:style-name="ce38">
            <text:p>PROMISSAO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41653" table:style-name="ce38">
            <text:p>3541653</text:p>
          </table:table-cell>
          <table:table-cell office:value-type="string" table:style-name="ce38">
            <text:p>QUADR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41703" table:style-name="ce38">
            <text:p>3541703</text:p>
          </table:table-cell>
          <table:table-cell office:value-type="string" table:style-name="ce38">
            <text:p>QUAT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41802" table:style-name="ce38">
            <text:p>3541802</text:p>
          </table:table-cell>
          <table:table-cell office:value-type="string" table:style-name="ce38">
            <text:p>QUEIROZ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41901" table:style-name="ce38">
            <text:p>3541901</text:p>
          </table:table-cell>
          <table:table-cell office:value-type="string" table:style-name="ce38">
            <text:p>QUELUZ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42008" table:style-name="ce38">
            <text:p>3542008</text:p>
          </table:table-cell>
          <table:table-cell office:value-type="string" table:style-name="ce38">
            <text:p>QUINTAN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42107" table:style-name="ce38">
            <text:p>3542107</text:p>
          </table:table-cell>
          <table:table-cell office:value-type="string" table:style-name="ce38">
            <text:p>RAFARD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42206" table:style-name="ce38">
            <text:p>3542206</text:p>
          </table:table-cell>
          <table:table-cell office:value-type="string" table:style-name="ce38">
            <text:p>RANCHARI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42305" table:style-name="ce38">
            <text:p>3542305</text:p>
          </table:table-cell>
          <table:table-cell office:value-type="string" table:style-name="ce38">
            <text:p>REDENCAO DA SERR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42404" table:style-name="ce38">
            <text:p>3542404</text:p>
          </table:table-cell>
          <table:table-cell office:value-type="string" table:style-name="ce38">
            <text:p>REGENTE FEIJO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42503" table:style-name="ce38">
            <text:p>3542503</text:p>
          </table:table-cell>
          <table:table-cell office:value-type="string" table:style-name="ce38">
            <text:p>REGINOPOLIS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42602" table:style-name="ce38">
            <text:p>3542602</text:p>
          </table:table-cell>
          <table:table-cell office:value-type="string" table:style-name="ce38">
            <text:p>REGISTRO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42701" table:style-name="ce38">
            <text:p>3542701</text:p>
          </table:table-cell>
          <table:table-cell office:value-type="string" table:style-name="ce38">
            <text:p>RESTING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42800" table:style-name="ce38">
            <text:p>3542800</text:p>
          </table:table-cell>
          <table:table-cell office:value-type="string" table:style-name="ce38">
            <text:p>RIBEIR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42909" table:style-name="ce38">
            <text:p>3542909</text:p>
          </table:table-cell>
          <table:table-cell office:value-type="string" table:style-name="ce38">
            <text:p>RIBEIRAO BONITO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43006" table:style-name="ce38">
            <text:p>3543006</text:p>
          </table:table-cell>
          <table:table-cell office:value-type="string" table:style-name="ce38">
            <text:p>RIBEIRAO BRANCO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43105" table:style-name="ce38">
            <text:p>3543105</text:p>
          </table:table-cell>
          <table:table-cell office:value-type="string" table:style-name="ce38">
            <text:p>RIBEIRAO CORRENTE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43204" table:style-name="ce38">
            <text:p>3543204</text:p>
          </table:table-cell>
          <table:table-cell office:value-type="string" table:style-name="ce38">
            <text:p>RIBEIRAO DO SUL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43238" table:style-name="ce38">
            <text:p>3543238</text:p>
          </table:table-cell>
          <table:table-cell office:value-type="string" table:style-name="ce38">
            <text:p>RIBEIRAO DO INDIOS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43253" table:style-name="ce38">
            <text:p>3543253</text:p>
          </table:table-cell>
          <table:table-cell office:value-type="string" table:style-name="ce38">
            <text:p>RIBEIRAO GRANDE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43303" table:style-name="ce38">
            <text:p>3543303</text:p>
          </table:table-cell>
          <table:table-cell office:value-type="string" table:style-name="ce38">
            <text:p>RIBEIRAO PIRES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43402" table:style-name="ce38">
            <text:p>3543402</text:p>
          </table:table-cell>
          <table:table-cell office:value-type="string" table:style-name="ce38">
            <text:p>RIBEIRAO PRETO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43501" table:style-name="ce38">
            <text:p>3543501</text:p>
          </table:table-cell>
          <table:table-cell office:value-type="string" table:style-name="ce38">
            <text:p>RIVERSUL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43600" table:style-name="ce38">
            <text:p>3543600</text:p>
          </table:table-cell>
          <table:table-cell office:value-type="string" table:style-name="ce38">
            <text:p>RIFAIN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43709" table:style-name="ce38">
            <text:p>3543709</text:p>
          </table:table-cell>
          <table:table-cell office:value-type="string" table:style-name="ce38">
            <text:p>RINCAO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43808" table:style-name="ce38">
            <text:p>3543808</text:p>
          </table:table-cell>
          <table:table-cell office:value-type="string" table:style-name="ce38">
            <text:p>RINOPOLIS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43907" table:style-name="ce38">
            <text:p>3543907</text:p>
          </table:table-cell>
          <table:table-cell office:value-type="string" table:style-name="ce38">
            <text:p>RIO CLARO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44004" table:style-name="ce38">
            <text:p>3544004</text:p>
          </table:table-cell>
          <table:table-cell office:value-type="string" table:style-name="ce38">
            <text:p>RIO DAS PEDRAS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44103" table:style-name="ce38">
            <text:p>3544103</text:p>
          </table:table-cell>
          <table:table-cell office:value-type="string" table:style-name="ce38">
            <text:p>RIO GRANDE DA SERR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44202" table:style-name="ce38">
            <text:p>3544202</text:p>
          </table:table-cell>
          <table:table-cell office:value-type="string" table:style-name="ce38">
            <text:p>RIOLANDI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44251" table:style-name="ce38">
            <text:p>3544251</text:p>
          </table:table-cell>
          <table:table-cell office:value-type="string" table:style-name="ce38">
            <text:p>ROSAN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44301" table:style-name="ce38">
            <text:p>3544301</text:p>
          </table:table-cell>
          <table:table-cell office:value-type="string" table:style-name="ce38">
            <text:p>ROSEIR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44400" table:style-name="ce38">
            <text:p>3544400</text:p>
          </table:table-cell>
          <table:table-cell office:value-type="string" table:style-name="ce38">
            <text:p>RUBIACE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44509" table:style-name="ce38">
            <text:p>3544509</text:p>
          </table:table-cell>
          <table:table-cell office:value-type="string" table:style-name="ce38">
            <text:p>RUBINEI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44608" table:style-name="ce38">
            <text:p>3544608</text:p>
          </table:table-cell>
          <table:table-cell office:value-type="string" table:style-name="ce38">
            <text:p>SABINO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44707" table:style-name="ce38">
            <text:p>3544707</text:p>
          </table:table-cell>
          <table:table-cell office:value-type="string" table:style-name="ce38">
            <text:p>SAGRES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44806" table:style-name="ce38">
            <text:p>3544806</text:p>
          </table:table-cell>
          <table:table-cell office:value-type="string" table:style-name="ce38">
            <text:p>SALES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44905" table:style-name="ce38">
            <text:p>3544905</text:p>
          </table:table-cell>
          <table:table-cell office:value-type="string" table:style-name="ce38">
            <text:p>SALES OLIVEIR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45001" table:style-name="ce38">
            <text:p>3545001</text:p>
          </table:table-cell>
          <table:table-cell office:value-type="string" table:style-name="ce38">
            <text:p>SALESOPOLIS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45100" table:style-name="ce38">
            <text:p>3545100</text:p>
          </table:table-cell>
          <table:table-cell office:value-type="string" table:style-name="ce38">
            <text:p>SALMOURAO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45159" table:style-name="ce38">
            <text:p>3545159</text:p>
          </table:table-cell>
          <table:table-cell office:value-type="string" table:style-name="ce38">
            <text:p>SALTINHO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45209" table:style-name="ce38">
            <text:p>3545209</text:p>
          </table:table-cell>
          <table:table-cell office:value-type="string" table:style-name="ce38">
            <text:p>SALTO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45308" table:style-name="ce38">
            <text:p>3545308</text:p>
          </table:table-cell>
          <table:table-cell office:value-type="string" table:style-name="ce38">
            <text:p>SALTO DE PIRAPOR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45407" table:style-name="ce38">
            <text:p>3545407</text:p>
          </table:table-cell>
          <table:table-cell office:value-type="string" table:style-name="ce38">
            <text:p>SALTO GRANDE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45506" table:style-name="ce38">
            <text:p>3545506</text:p>
          </table:table-cell>
          <table:table-cell office:value-type="string" table:style-name="ce38">
            <text:p>SANDOVALIN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45605" table:style-name="ce38">
            <text:p>3545605</text:p>
          </table:table-cell>
          <table:table-cell office:value-type="string" table:style-name="ce38">
            <text:p>SANTA ADELI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45704" table:style-name="ce38">
            <text:p>3545704</text:p>
          </table:table-cell>
          <table:table-cell office:value-type="string" table:style-name="ce38">
            <text:p>SANTA ALBERTIN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45803" table:style-name="ce38">
            <text:p>3545803</text:p>
          </table:table-cell>
          <table:table-cell office:value-type="string" table:style-name="ce38">
            <text:p>SANTA BARBARA D´OESTE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46009" table:style-name="ce38">
            <text:p>3546009</text:p>
          </table:table-cell>
          <table:table-cell office:value-type="string" table:style-name="ce38">
            <text:p>SANTA BRANC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46108" table:style-name="ce38">
            <text:p>3546108</text:p>
          </table:table-cell>
          <table:table-cell office:value-type="string" table:style-name="ce38">
            <text:p>SANTA CLARA D´OESTE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46207" table:style-name="ce38">
            <text:p>3546207</text:p>
          </table:table-cell>
          <table:table-cell office:value-type="string" table:style-name="ce38">
            <text:p>SANTA CRUZ DA CONCEICAO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46256" table:style-name="ce38">
            <text:p>3546256</text:p>
          </table:table-cell>
          <table:table-cell office:value-type="string" table:style-name="ce38">
            <text:p>SANTA CRUZ DA ESPERANC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46306" table:style-name="ce38">
            <text:p>3546306</text:p>
          </table:table-cell>
          <table:table-cell office:value-type="string" table:style-name="ce38">
            <text:p>SANTA CRUZ DAS PALMEIRAS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46405" table:style-name="ce38">
            <text:p>3546405</text:p>
          </table:table-cell>
          <table:table-cell office:value-type="string" table:style-name="ce38">
            <text:p>SANTA CRUZ DO RIO PARDO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46504" table:style-name="ce38">
            <text:p>3546504</text:p>
          </table:table-cell>
          <table:table-cell office:value-type="string" table:style-name="ce38">
            <text:p>SANTA ERNESTIN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46603" table:style-name="ce38">
            <text:p>3546603</text:p>
          </table:table-cell>
          <table:table-cell office:value-type="string" table:style-name="ce38">
            <text:p>SANTA FE DO SUL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46702" table:style-name="ce38">
            <text:p>3546702</text:p>
          </table:table-cell>
          <table:table-cell office:value-type="string" table:style-name="ce38">
            <text:p>SANTA GERTRUDES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46801" table:style-name="ce38">
            <text:p>3546801</text:p>
          </table:table-cell>
          <table:table-cell office:value-type="string" table:style-name="ce38">
            <text:p>SANTA ISABEL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46900" table:style-name="ce38">
            <text:p>3546900</text:p>
          </table:table-cell>
          <table:table-cell office:value-type="string" table:style-name="ce38">
            <text:p>SANTA LUCI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47007" table:style-name="ce38">
            <text:p>3547007</text:p>
          </table:table-cell>
          <table:table-cell office:value-type="string" table:style-name="ce38">
            <text:p>SANTA MARIA DA SERR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47106" table:style-name="ce38">
            <text:p>3547106</text:p>
          </table:table-cell>
          <table:table-cell office:value-type="string" table:style-name="ce38">
            <text:p>SANTA MERCEDES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47205" table:style-name="ce38">
            <text:p>3547205</text:p>
          </table:table-cell>
          <table:table-cell office:value-type="string" table:style-name="ce38">
            <text:p>SANTANA DA PONTE PENS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47304" table:style-name="ce38">
            <text:p>3547304</text:p>
          </table:table-cell>
          <table:table-cell office:value-type="string" table:style-name="ce38">
            <text:p>SANTANA DE PARNAIB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47403" table:style-name="ce38">
            <text:p>3547403</text:p>
          </table:table-cell>
          <table:table-cell office:value-type="string" table:style-name="ce38">
            <text:p>SANTA RITA D´OESTE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47502" table:style-name="ce38">
            <text:p>3547502</text:p>
          </table:table-cell>
          <table:table-cell office:value-type="string" table:style-name="ce38">
            <text:p>SANTA RITA DO PASSA QUATRO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47601" table:style-name="ce38">
            <text:p>3547601</text:p>
          </table:table-cell>
          <table:table-cell office:value-type="string" table:style-name="ce38">
            <text:p>SANTA ROSA DE VITERBO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47650" table:style-name="ce38">
            <text:p>3547650</text:p>
          </table:table-cell>
          <table:table-cell office:value-type="string" table:style-name="ce38">
            <text:p>SANTA SALETE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47700" table:style-name="ce38">
            <text:p>3547700</text:p>
          </table:table-cell>
          <table:table-cell office:value-type="string" table:style-name="ce38">
            <text:p>SANTO ANASTACIO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47809" table:style-name="ce38">
            <text:p>3547809</text:p>
          </table:table-cell>
          <table:table-cell office:value-type="string" table:style-name="ce38">
            <text:p>SANTO ANDRE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47908" table:style-name="ce38">
            <text:p>3547908</text:p>
          </table:table-cell>
          <table:table-cell office:value-type="string" table:style-name="ce38">
            <text:p>SANTO ANTONIO DA ALEGRI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48005" table:style-name="ce38">
            <text:p>3548005</text:p>
          </table:table-cell>
          <table:table-cell office:value-type="string" table:style-name="ce38">
            <text:p>SANTO ANTONIO DE POSSE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48054" table:style-name="ce38">
            <text:p>3548054</text:p>
          </table:table-cell>
          <table:table-cell office:value-type="string" table:style-name="ce38">
            <text:p>SANTO ANTONIO DO ARACANGU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48104" table:style-name="ce38">
            <text:p>3548104</text:p>
          </table:table-cell>
          <table:table-cell office:value-type="string" table:style-name="ce38">
            <text:p>SANTO ANTONIO DO JARDIM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48203" table:style-name="ce38">
            <text:p>3548203</text:p>
          </table:table-cell>
          <table:table-cell office:value-type="string" table:style-name="ce38">
            <text:p>SANTO ANTONIO DO PINHAL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48302" table:style-name="ce38">
            <text:p>3548302</text:p>
          </table:table-cell>
          <table:table-cell office:value-type="string" table:style-name="ce38">
            <text:p>SANTO EXPEDITO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48401" table:style-name="ce38">
            <text:p>3548401</text:p>
          </table:table-cell>
          <table:table-cell office:value-type="string" table:style-name="ce38">
            <text:p>SANTOPOLIS DO AGUAPEI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48500" table:style-name="ce38">
            <text:p>3548500</text:p>
          </table:table-cell>
          <table:table-cell office:value-type="string" table:style-name="ce38">
            <text:p>SANTOS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48609" table:style-name="ce38">
            <text:p>3548609</text:p>
          </table:table-cell>
          <table:table-cell office:value-type="string" table:style-name="ce38">
            <text:p>SAO BENTO DO SAPUCAI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48708" table:style-name="ce38">
            <text:p>3548708</text:p>
          </table:table-cell>
          <table:table-cell office:value-type="string" table:style-name="ce38">
            <text:p>SAO BERNARDO DO CAMPO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48807" table:style-name="ce38">
            <text:p>3548807</text:p>
          </table:table-cell>
          <table:table-cell office:value-type="string" table:style-name="ce38">
            <text:p>SAO CAETANO DO SUL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48906" table:style-name="ce38">
            <text:p>3548906</text:p>
          </table:table-cell>
          <table:table-cell office:value-type="string" table:style-name="ce38">
            <text:p>SAO CARLOS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49003" table:style-name="ce38">
            <text:p>3549003</text:p>
          </table:table-cell>
          <table:table-cell office:value-type="string" table:style-name="ce38">
            <text:p>SAO FRANCISCO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49102" table:style-name="ce38">
            <text:p>3549102</text:p>
          </table:table-cell>
          <table:table-cell office:value-type="string" table:style-name="ce38">
            <text:p>SAO JOAO DA BOA VIST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49201" table:style-name="ce38">
            <text:p>3549201</text:p>
          </table:table-cell>
          <table:table-cell office:value-type="string" table:style-name="ce38">
            <text:p>SAO JOAO DAS DUAS PONTES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49250" table:style-name="ce38">
            <text:p>3549250</text:p>
          </table:table-cell>
          <table:table-cell office:value-type="string" table:style-name="ce38">
            <text:p>SAO JOAO DE IRACEM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49300" table:style-name="ce38">
            <text:p>3549300</text:p>
          </table:table-cell>
          <table:table-cell office:value-type="string" table:style-name="ce38">
            <text:p>SAO JOAO DO PAU D´ALHO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49409" table:style-name="ce38">
            <text:p>3549409</text:p>
          </table:table-cell>
          <table:table-cell office:value-type="string" table:style-name="ce38">
            <text:p>SAO JOAQUIM DA BARR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49508" table:style-name="ce38">
            <text:p>3549508</text:p>
          </table:table-cell>
          <table:table-cell office:value-type="string" table:style-name="ce38">
            <text:p>SAO JOSE DA BELA VIST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49607" table:style-name="ce38">
            <text:p>3549607</text:p>
          </table:table-cell>
          <table:table-cell office:value-type="string" table:style-name="ce38">
            <text:p>SAO JOSE DO BARREIRO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49706" table:style-name="ce38">
            <text:p>3549706</text:p>
          </table:table-cell>
          <table:table-cell office:value-type="string" table:style-name="ce38">
            <text:p>SAO JOSE DO RIO PARDO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49805" table:style-name="ce38">
            <text:p>3549805</text:p>
          </table:table-cell>
          <table:table-cell office:value-type="string" table:style-name="ce38">
            <text:p>SAO JOSE DO RIO PRETO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49904" table:style-name="ce38">
            <text:p>3549904</text:p>
          </table:table-cell>
          <table:table-cell office:value-type="string" table:style-name="ce38">
            <text:p>SAO JOSE DOS CAMPOS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49953" table:style-name="ce38">
            <text:p>3549953</text:p>
          </table:table-cell>
          <table:table-cell office:value-type="string" table:style-name="ce38">
            <text:p>SAO LOURENCO DA SERR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50001" table:style-name="ce38">
            <text:p>3550001</text:p>
          </table:table-cell>
          <table:table-cell office:value-type="string" table:style-name="ce38">
            <text:p>SAO LUIS DO PARAITING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50100" table:style-name="ce38">
            <text:p>3550100</text:p>
          </table:table-cell>
          <table:table-cell office:value-type="string" table:style-name="ce38">
            <text:p>SAO MANUEL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50209" table:style-name="ce38">
            <text:p>3550209</text:p>
          </table:table-cell>
          <table:table-cell office:value-type="string" table:style-name="ce38">
            <text:p>SAO MIGUEL ARCANJO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50308" table:style-name="ce38">
            <text:p>3550308</text:p>
          </table:table-cell>
          <table:table-cell office:value-type="string" table:style-name="ce38">
            <text:p>SAO PAULO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50407" table:style-name="ce38">
            <text:p>3550407</text:p>
          </table:table-cell>
          <table:table-cell office:value-type="string" table:style-name="ce38">
            <text:p>SAO PEDRO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50506" table:style-name="ce38">
            <text:p>3550506</text:p>
          </table:table-cell>
          <table:table-cell office:value-type="string" table:style-name="ce38">
            <text:p>SAO PEDRO DO TURVO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50605" table:style-name="ce38">
            <text:p>3550605</text:p>
          </table:table-cell>
          <table:table-cell office:value-type="string" table:style-name="ce38">
            <text:p>SAO ROQUE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50704" table:style-name="ce38">
            <text:p>3550704</text:p>
          </table:table-cell>
          <table:table-cell office:value-type="string" table:style-name="ce38">
            <text:p>SAO SEBASTIAO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50803" table:style-name="ce38">
            <text:p>3550803</text:p>
          </table:table-cell>
          <table:table-cell office:value-type="string" table:style-name="ce38">
            <text:p>SAO SEBASTIAO DA GRAM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50902" table:style-name="ce38">
            <text:p>3550902</text:p>
          </table:table-cell>
          <table:table-cell office:value-type="string" table:style-name="ce38">
            <text:p>SAO SIMAO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51009" table:style-name="ce38">
            <text:p>3551009</text:p>
          </table:table-cell>
          <table:table-cell office:value-type="string" table:style-name="ce38">
            <text:p>SAO VICENTE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51108" table:style-name="ce38">
            <text:p>3551108</text:p>
          </table:table-cell>
          <table:table-cell office:value-type="string" table:style-name="ce38">
            <text:p>SARAPUI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51207" table:style-name="ce38">
            <text:p>3551207</text:p>
          </table:table-cell>
          <table:table-cell office:value-type="string" table:style-name="ce38">
            <text:p>SARUTAI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51306" table:style-name="ce38">
            <text:p>3551306</text:p>
          </table:table-cell>
          <table:table-cell office:value-type="string" table:style-name="ce38">
            <text:p>SEBASTIANOPOLIS DO SUL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51405" table:style-name="ce38">
            <text:p>3551405</text:p>
          </table:table-cell>
          <table:table-cell office:value-type="string" table:style-name="ce38">
            <text:p>SERRA AZUL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51504" table:style-name="ce38">
            <text:p>3551504</text:p>
          </table:table-cell>
          <table:table-cell office:value-type="string" table:style-name="ce38">
            <text:p>SERRAN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51603" table:style-name="ce38">
            <text:p>3551603</text:p>
          </table:table-cell>
          <table:table-cell office:value-type="string" table:style-name="ce38">
            <text:p>SERRA NEGR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51702" table:style-name="ce38">
            <text:p>3551702</text:p>
          </table:table-cell>
          <table:table-cell office:value-type="string" table:style-name="ce38">
            <text:p>SERTAOZINHO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51801" table:style-name="ce38">
            <text:p>3551801</text:p>
          </table:table-cell>
          <table:table-cell office:value-type="string" table:style-name="ce38">
            <text:p>SETE BARRAS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51900" table:style-name="ce38">
            <text:p>3551900</text:p>
          </table:table-cell>
          <table:table-cell office:value-type="string" table:style-name="ce38">
            <text:p>SEVERINI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52007" table:style-name="ce38">
            <text:p>3552007</text:p>
          </table:table-cell>
          <table:table-cell office:value-type="string" table:style-name="ce38">
            <text:p>SILVEIRAS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52106" table:style-name="ce38">
            <text:p>3552106</text:p>
          </table:table-cell>
          <table:table-cell office:value-type="string" table:style-name="ce38">
            <text:p>SOCORRO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52205" table:style-name="ce38">
            <text:p>3552205</text:p>
          </table:table-cell>
          <table:table-cell office:value-type="string" table:style-name="ce38">
            <text:p>SOROCAB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52304" table:style-name="ce38">
            <text:p>3552304</text:p>
          </table:table-cell>
          <table:table-cell office:value-type="string" table:style-name="ce38">
            <text:p>SUD MENNUCCI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52403" table:style-name="ce38">
            <text:p>3552403</text:p>
          </table:table-cell>
          <table:table-cell office:value-type="string" table:style-name="ce38">
            <text:p>SUMARE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52502" table:style-name="ce38">
            <text:p>3552502</text:p>
          </table:table-cell>
          <table:table-cell office:value-type="string" table:style-name="ce38">
            <text:p>SUZANO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52551" table:style-name="ce38">
            <text:p>3552551</text:p>
          </table:table-cell>
          <table:table-cell office:value-type="string" table:style-name="ce38">
            <text:p>SUZANAPOLIS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52601" table:style-name="ce38">
            <text:p>3552601</text:p>
          </table:table-cell>
          <table:table-cell office:value-type="string" table:style-name="ce38">
            <text:p>TABAPU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52700" table:style-name="ce38">
            <text:p>3552700</text:p>
          </table:table-cell>
          <table:table-cell office:value-type="string" table:style-name="ce38">
            <text:p>TABATING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52809" table:style-name="ce38">
            <text:p>3552809</text:p>
          </table:table-cell>
          <table:table-cell office:value-type="string" table:style-name="ce38">
            <text:p>TABOAO DA SERR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52908" table:style-name="ce38">
            <text:p>3552908</text:p>
          </table:table-cell>
          <table:table-cell office:value-type="string" table:style-name="ce38">
            <text:p>TACIB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53005" table:style-name="ce38">
            <text:p>3553005</text:p>
          </table:table-cell>
          <table:table-cell office:value-type="string" table:style-name="ce38">
            <text:p>TAGUAI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53104" table:style-name="ce38">
            <text:p>3553104</text:p>
          </table:table-cell>
          <table:table-cell office:value-type="string" table:style-name="ce38">
            <text:p>TAIACU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53203" table:style-name="ce38">
            <text:p>3553203</text:p>
          </table:table-cell>
          <table:table-cell office:value-type="string" table:style-name="ce38">
            <text:p>TAIUV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53302" table:style-name="ce38">
            <text:p>3553302</text:p>
          </table:table-cell>
          <table:table-cell office:value-type="string" table:style-name="ce38">
            <text:p>TAMBAU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53401" table:style-name="ce38">
            <text:p>3553401</text:p>
          </table:table-cell>
          <table:table-cell office:value-type="string" table:style-name="ce38">
            <text:p>TANABI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53500" table:style-name="ce38">
            <text:p>3553500</text:p>
          </table:table-cell>
          <table:table-cell office:value-type="string" table:style-name="ce38">
            <text:p>TAPIRAI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53609" table:style-name="ce38">
            <text:p>3553609</text:p>
          </table:table-cell>
          <table:table-cell office:value-type="string" table:style-name="ce38">
            <text:p>TAPIRATIB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53658" table:style-name="ce38">
            <text:p>3553658</text:p>
          </table:table-cell>
          <table:table-cell office:value-type="string" table:style-name="ce38">
            <text:p>TAQUARAL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53708" table:style-name="ce38">
            <text:p>3553708</text:p>
          </table:table-cell>
          <table:table-cell office:value-type="string" table:style-name="ce38">
            <text:p>TAQUARITING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53807" table:style-name="ce38">
            <text:p>3553807</text:p>
          </table:table-cell>
          <table:table-cell office:value-type="string" table:style-name="ce38">
            <text:p>TAQUARITUB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53856" table:style-name="ce38">
            <text:p>3553856</text:p>
          </table:table-cell>
          <table:table-cell office:value-type="string" table:style-name="ce38">
            <text:p>TAQUARIVAI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53906" table:style-name="ce38">
            <text:p>3553906</text:p>
          </table:table-cell>
          <table:table-cell office:value-type="string" table:style-name="ce38">
            <text:p>TARABAI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53955" table:style-name="ce38">
            <text:p>3553955</text:p>
          </table:table-cell>
          <table:table-cell office:value-type="string" table:style-name="ce38">
            <text:p>TARUM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54003" table:style-name="ce38">
            <text:p>3554003</text:p>
          </table:table-cell>
          <table:table-cell office:value-type="string" table:style-name="ce38">
            <text:p>TATUI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54102" table:style-name="ce38">
            <text:p>3554102</text:p>
          </table:table-cell>
          <table:table-cell office:value-type="string" table:style-name="ce38">
            <text:p>TAUBATE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54201" table:style-name="ce38">
            <text:p>3554201</text:p>
          </table:table-cell>
          <table:table-cell office:value-type="string" table:style-name="ce38">
            <text:p>TEJUP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54300" table:style-name="ce38">
            <text:p>3554300</text:p>
          </table:table-cell>
          <table:table-cell office:value-type="string" table:style-name="ce38">
            <text:p>TEODORO SAMPAIO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54409" table:style-name="ce38">
            <text:p>3554409</text:p>
          </table:table-cell>
          <table:table-cell office:value-type="string" table:style-name="ce38">
            <text:p>TERRA ROX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54508" table:style-name="ce38">
            <text:p>3554508</text:p>
          </table:table-cell>
          <table:table-cell office:value-type="string" table:style-name="ce38">
            <text:p>TIETE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54607" table:style-name="ce38">
            <text:p>3554607</text:p>
          </table:table-cell>
          <table:table-cell office:value-type="string" table:style-name="ce38">
            <text:p>TIMBURI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54656" table:style-name="ce38">
            <text:p>3554656</text:p>
          </table:table-cell>
          <table:table-cell office:value-type="string" table:style-name="ce38">
            <text:p>TORRE DE PEDR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54706" table:style-name="ce38">
            <text:p>3554706</text:p>
          </table:table-cell>
          <table:table-cell office:value-type="string" table:style-name="ce38">
            <text:p>TORRINH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54755" table:style-name="ce38">
            <text:p>3554755</text:p>
          </table:table-cell>
          <table:table-cell office:value-type="string" table:style-name="ce38">
            <text:p>TRABIJU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54805" table:style-name="ce38">
            <text:p>3554805</text:p>
          </table:table-cell>
          <table:table-cell office:value-type="string" table:style-name="ce38">
            <text:p>TREMEMBE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54904" table:style-name="ce38">
            <text:p>3554904</text:p>
          </table:table-cell>
          <table:table-cell office:value-type="string" table:style-name="ce38">
            <text:p>TRES FRONTEIRAS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54953" table:style-name="ce38">
            <text:p>3554953</text:p>
          </table:table-cell>
          <table:table-cell office:value-type="string" table:style-name="ce38">
            <text:p>TUIUTI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55000" table:style-name="ce38">
            <text:p>3555000</text:p>
          </table:table-cell>
          <table:table-cell office:value-type="string" table:style-name="ce38">
            <text:p>TUP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55109" table:style-name="ce38">
            <text:p>3555109</text:p>
          </table:table-cell>
          <table:table-cell office:value-type="string" table:style-name="ce38">
            <text:p>TUPI PAULIST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55208" table:style-name="ce38">
            <text:p>3555208</text:p>
          </table:table-cell>
          <table:table-cell office:value-type="string" table:style-name="ce38">
            <text:p>TURIUB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55307" table:style-name="ce38">
            <text:p>3555307</text:p>
          </table:table-cell>
          <table:table-cell office:value-type="string" table:style-name="ce38">
            <text:p>TURMALIN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55356" table:style-name="ce38">
            <text:p>3555356</text:p>
          </table:table-cell>
          <table:table-cell office:value-type="string" table:style-name="ce38">
            <text:p>UBARAN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55406" table:style-name="ce38">
            <text:p>3555406</text:p>
          </table:table-cell>
          <table:table-cell office:value-type="string" table:style-name="ce38">
            <text:p>UBATUB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55505" table:style-name="ce38">
            <text:p>3555505</text:p>
          </table:table-cell>
          <table:table-cell office:value-type="string" table:style-name="ce38">
            <text:p>UBIRAJAR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55604" table:style-name="ce38">
            <text:p>3555604</text:p>
          </table:table-cell>
          <table:table-cell office:value-type="string" table:style-name="ce38">
            <text:p>UCHO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55703" table:style-name="ce38">
            <text:p>3555703</text:p>
          </table:table-cell>
          <table:table-cell office:value-type="string" table:style-name="ce38">
            <text:p>UNIAO PAULIST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55802" table:style-name="ce38">
            <text:p>3555802</text:p>
          </table:table-cell>
          <table:table-cell office:value-type="string" table:style-name="ce38">
            <text:p>URANI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55901" table:style-name="ce38">
            <text:p>3555901</text:p>
          </table:table-cell>
          <table:table-cell office:value-type="string" table:style-name="ce38">
            <text:p>URU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56008" table:style-name="ce38">
            <text:p>3556008</text:p>
          </table:table-cell>
          <table:table-cell office:value-type="string" table:style-name="ce38">
            <text:p>URUPES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56107" table:style-name="ce38">
            <text:p>3556107</text:p>
          </table:table-cell>
          <table:table-cell office:value-type="string" table:style-name="ce38">
            <text:p>VALENTIM GENTIL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56206" table:style-name="ce38">
            <text:p>3556206</text:p>
          </table:table-cell>
          <table:table-cell office:value-type="string" table:style-name="ce38">
            <text:p>VALINHOS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56305" table:style-name="ce38">
            <text:p>3556305</text:p>
          </table:table-cell>
          <table:table-cell office:value-type="string" table:style-name="ce38">
            <text:p>VALPARAISO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56354" table:style-name="ce38">
            <text:p>3556354</text:p>
          </table:table-cell>
          <table:table-cell office:value-type="string" table:style-name="ce38">
            <text:p>VARGEM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56404" table:style-name="ce38">
            <text:p>3556404</text:p>
          </table:table-cell>
          <table:table-cell office:value-type="string" table:style-name="ce38">
            <text:p>VARGEM GRANDE DO SUL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56453" table:style-name="ce38">
            <text:p>3556453</text:p>
          </table:table-cell>
          <table:table-cell office:value-type="string" table:style-name="ce38">
            <text:p>VARGEM GRANDE PAULIST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56503" table:style-name="ce38">
            <text:p>3556503</text:p>
          </table:table-cell>
          <table:table-cell office:value-type="string" table:style-name="ce38">
            <text:p>VARZEA PAULIST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56602" table:style-name="ce38">
            <text:p>3556602</text:p>
          </table:table-cell>
          <table:table-cell office:value-type="string" table:style-name="ce38">
            <text:p>VERA CRUZ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56701" table:style-name="ce38">
            <text:p>3556701</text:p>
          </table:table-cell>
          <table:table-cell office:value-type="string" table:style-name="ce38">
            <text:p>VINHEDO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56800" table:style-name="ce38">
            <text:p>3556800</text:p>
          </table:table-cell>
          <table:table-cell office:value-type="string" table:style-name="ce38">
            <text:p>VIRADOURO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56909" table:style-name="ce38">
            <text:p>3556909</text:p>
          </table:table-cell>
          <table:table-cell office:value-type="string" table:style-name="ce38">
            <text:p>VISTA ALEGRE DO ALTO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56958" table:style-name="ce38">
            <text:p>3556958</text:p>
          </table:table-cell>
          <table:table-cell office:value-type="string" table:style-name="ce38">
            <text:p>VITORIA BRASIL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57006" table:style-name="ce38">
            <text:p>3557006</text:p>
          </table:table-cell>
          <table:table-cell office:value-type="string" table:style-name="ce38">
            <text:p>VOTORANTIM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57105" table:style-name="ce38">
            <text:p>3557105</text:p>
          </table:table-cell>
          <table:table-cell office:value-type="string" table:style-name="ce38">
            <text:p>VOTUPORANGA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57154" table:style-name="ce38">
            <text:p>3557154</text:p>
          </table:table-cell>
          <table:table-cell office:value-type="string" table:style-name="ce38">
            <text:p>ZACARIAS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57204" table:style-name="ce38">
            <text:p>3557204</text:p>
          </table:table-cell>
          <table:table-cell office:value-type="string" table:style-name="ce38">
            <text:p>CHAVANTES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557303" table:style-name="ce38">
            <text:p>3557303</text:p>
          </table:table-cell>
          <table:table-cell office:value-type="string" table:style-name="ce38">
            <text:p>ESTIVA GERBI</text:p>
          </table:table-cell>
          <table:table-cell office:value-type="string" table:style-name="ce38">
            <text:p>SP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0103" table:style-name="ce38">
            <text:p>4100103</text:p>
          </table:table-cell>
          <table:table-cell office:value-type="string" table:style-name="ce38">
            <text:p>ABATI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0202" table:style-name="ce38">
            <text:p>4100202</text:p>
          </table:table-cell>
          <table:table-cell office:value-type="string" table:style-name="ce38">
            <text:p>ADRIANOPOLIS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0301" table:style-name="ce38">
            <text:p>4100301</text:p>
          </table:table-cell>
          <table:table-cell office:value-type="string" table:style-name="ce38">
            <text:p>AGUDOS DO SUL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0400" table:style-name="ce38">
            <text:p>4100400</text:p>
          </table:table-cell>
          <table:table-cell office:value-type="string" table:style-name="ce38">
            <text:p>ALMIRANTE TAMANDARE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0459" table:style-name="ce38">
            <text:p>4100459</text:p>
          </table:table-cell>
          <table:table-cell office:value-type="string" table:style-name="ce38">
            <text:p>ALTAMIRA DO PARAN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0509" table:style-name="ce38">
            <text:p>4100509</text:p>
          </table:table-cell>
          <table:table-cell office:value-type="string" table:style-name="ce38">
            <text:p>ALTONI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0608" table:style-name="ce38">
            <text:p>4100608</text:p>
          </table:table-cell>
          <table:table-cell office:value-type="string" table:style-name="ce38">
            <text:p>ALTO PARAN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0707" table:style-name="ce38">
            <text:p>4100707</text:p>
          </table:table-cell>
          <table:table-cell office:value-type="string" table:style-name="ce38">
            <text:p>ALTO PIQUIRI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0806" table:style-name="ce38">
            <text:p>4100806</text:p>
          </table:table-cell>
          <table:table-cell office:value-type="string" table:style-name="ce38">
            <text:p>ALVORADA DO SUL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0905" table:style-name="ce38">
            <text:p>4100905</text:p>
          </table:table-cell>
          <table:table-cell office:value-type="string" table:style-name="ce38">
            <text:p>AMAPOR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1002" table:style-name="ce38">
            <text:p>4101002</text:p>
          </table:table-cell>
          <table:table-cell office:value-type="string" table:style-name="ce38">
            <text:p>AMPERE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1051" table:style-name="ce38">
            <text:p>4101051</text:p>
          </table:table-cell>
          <table:table-cell office:value-type="string" table:style-name="ce38">
            <text:p>ANAHY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1101" table:style-name="ce38">
            <text:p>4101101</text:p>
          </table:table-cell>
          <table:table-cell office:value-type="string" table:style-name="ce38">
            <text:p>ANDIR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1150" table:style-name="ce38">
            <text:p>4101150</text:p>
          </table:table-cell>
          <table:table-cell office:value-type="string" table:style-name="ce38">
            <text:p>ANGULO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1200" table:style-name="ce38">
            <text:p>4101200</text:p>
          </table:table-cell>
          <table:table-cell office:value-type="string" table:style-name="ce38">
            <text:p>ANTONIN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1309" table:style-name="ce38">
            <text:p>4101309</text:p>
          </table:table-cell>
          <table:table-cell office:value-type="string" table:style-name="ce38">
            <text:p>ANTONIO OLINTO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1408" table:style-name="ce38">
            <text:p>4101408</text:p>
          </table:table-cell>
          <table:table-cell office:value-type="string" table:style-name="ce38">
            <text:p>APUCARAN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1507" table:style-name="ce38">
            <text:p>4101507</text:p>
          </table:table-cell>
          <table:table-cell office:value-type="string" table:style-name="ce38">
            <text:p>ARAPONGAS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1606" table:style-name="ce38">
            <text:p>4101606</text:p>
          </table:table-cell>
          <table:table-cell office:value-type="string" table:style-name="ce38">
            <text:p>ARAPOTI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1655" table:style-name="ce38">
            <text:p>4101655</text:p>
          </table:table-cell>
          <table:table-cell office:value-type="string" table:style-name="ce38">
            <text:p>ARAPU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1705" table:style-name="ce38">
            <text:p>4101705</text:p>
          </table:table-cell>
          <table:table-cell office:value-type="string" table:style-name="ce38">
            <text:p>ARARUN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1804" table:style-name="ce38">
            <text:p>4101804</text:p>
          </table:table-cell>
          <table:table-cell office:value-type="string" table:style-name="ce38">
            <text:p>ARAUCARI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1853" table:style-name="ce38">
            <text:p>4101853</text:p>
          </table:table-cell>
          <table:table-cell office:value-type="string" table:style-name="ce38">
            <text:p>ARIRANHA DO IVAI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1903" table:style-name="ce38">
            <text:p>4101903</text:p>
          </table:table-cell>
          <table:table-cell office:value-type="string" table:style-name="ce38">
            <text:p>ASSAI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2000" table:style-name="ce38">
            <text:p>4102000</text:p>
          </table:table-cell>
          <table:table-cell office:value-type="string" table:style-name="ce38">
            <text:p>ASSIS CHATEAUBRIAND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2109" table:style-name="ce38">
            <text:p>4102109</text:p>
          </table:table-cell>
          <table:table-cell office:value-type="string" table:style-name="ce38">
            <text:p>ASTORG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2208" table:style-name="ce38">
            <text:p>4102208</text:p>
          </table:table-cell>
          <table:table-cell office:value-type="string" table:style-name="ce38">
            <text:p>ATALAI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2307" table:style-name="ce38">
            <text:p>4102307</text:p>
          </table:table-cell>
          <table:table-cell office:value-type="string" table:style-name="ce38">
            <text:p>BALSA NOV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2406" table:style-name="ce38">
            <text:p>4102406</text:p>
          </table:table-cell>
          <table:table-cell office:value-type="string" table:style-name="ce38">
            <text:p>BANDEIRANTES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2505" table:style-name="ce38">
            <text:p>4102505</text:p>
          </table:table-cell>
          <table:table-cell office:value-type="string" table:style-name="ce38">
            <text:p>BARBOSA FERRAZ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2604" table:style-name="ce38">
            <text:p>4102604</text:p>
          </table:table-cell>
          <table:table-cell office:value-type="string" table:style-name="ce38">
            <text:p>BARRACAO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2703" table:style-name="ce38">
            <text:p>4102703</text:p>
          </table:table-cell>
          <table:table-cell office:value-type="string" table:style-name="ce38">
            <text:p>BARRA DO JACARE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2752" table:style-name="ce38">
            <text:p>4102752</text:p>
          </table:table-cell>
          <table:table-cell office:value-type="string" table:style-name="ce38">
            <text:p>BELA VISTA DO CAROB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2802" table:style-name="ce38">
            <text:p>4102802</text:p>
          </table:table-cell>
          <table:table-cell office:value-type="string" table:style-name="ce38">
            <text:p>BELA VISTA DO PARAISO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2901" table:style-name="ce38">
            <text:p>4102901</text:p>
          </table:table-cell>
          <table:table-cell office:value-type="string" table:style-name="ce38">
            <text:p>BITURUN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3008" table:style-name="ce38">
            <text:p>4103008</text:p>
          </table:table-cell>
          <table:table-cell office:value-type="string" table:style-name="ce38">
            <text:p>BOA ESPERANC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3024" table:style-name="ce38">
            <text:p>4103024</text:p>
          </table:table-cell>
          <table:table-cell office:value-type="string" table:style-name="ce38">
            <text:p>BOA ESPERANCA DO IGUACU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3040" table:style-name="ce38">
            <text:p>4103040</text:p>
          </table:table-cell>
          <table:table-cell office:value-type="string" table:style-name="ce38">
            <text:p>BOA VENTURA DE SAO ROQUE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3057" table:style-name="ce38">
            <text:p>4103057</text:p>
          </table:table-cell>
          <table:table-cell office:value-type="string" table:style-name="ce38">
            <text:p>BOA VISTA DA APARECID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3107" table:style-name="ce38">
            <text:p>4103107</text:p>
          </table:table-cell>
          <table:table-cell office:value-type="string" table:style-name="ce38">
            <text:p>BOCAIUVA DO SUL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3156" table:style-name="ce38">
            <text:p>4103156</text:p>
          </table:table-cell>
          <table:table-cell office:value-type="string" table:style-name="ce38">
            <text:p>BOM JESUS DO SUL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3206" table:style-name="ce38">
            <text:p>4103206</text:p>
          </table:table-cell>
          <table:table-cell office:value-type="string" table:style-name="ce38">
            <text:p>BOM SUCESSO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3222" table:style-name="ce38">
            <text:p>4103222</text:p>
          </table:table-cell>
          <table:table-cell office:value-type="string" table:style-name="ce38">
            <text:p>BOM SUCESSO DO SUL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3305" table:style-name="ce38">
            <text:p>4103305</text:p>
          </table:table-cell>
          <table:table-cell office:value-type="string" table:style-name="ce38">
            <text:p>BORRAZOPOLIS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3354" table:style-name="ce38">
            <text:p>4103354</text:p>
          </table:table-cell>
          <table:table-cell office:value-type="string" table:style-name="ce38">
            <text:p>BRAGANEY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3370" table:style-name="ce38">
            <text:p>4103370</text:p>
          </table:table-cell>
          <table:table-cell office:value-type="string" table:style-name="ce38">
            <text:p>BRASILANDIA DO SUL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3404" table:style-name="ce38">
            <text:p>4103404</text:p>
          </table:table-cell>
          <table:table-cell office:value-type="string" table:style-name="ce38">
            <text:p>CAFEAR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3453" table:style-name="ce38">
            <text:p>4103453</text:p>
          </table:table-cell>
          <table:table-cell office:value-type="string" table:style-name="ce38">
            <text:p>CAFELANDI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3479" table:style-name="ce38">
            <text:p>4103479</text:p>
          </table:table-cell>
          <table:table-cell office:value-type="string" table:style-name="ce38">
            <text:p>CAFEZAL DO SUL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3503" table:style-name="ce38">
            <text:p>4103503</text:p>
          </table:table-cell>
          <table:table-cell office:value-type="string" table:style-name="ce38">
            <text:p>CALIFORNI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3602" table:style-name="ce38">
            <text:p>4103602</text:p>
          </table:table-cell>
          <table:table-cell office:value-type="string" table:style-name="ce38">
            <text:p>CAMBAR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3701" table:style-name="ce38">
            <text:p>4103701</text:p>
          </table:table-cell>
          <table:table-cell office:value-type="string" table:style-name="ce38">
            <text:p>CAMBE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3800" table:style-name="ce38">
            <text:p>4103800</text:p>
          </table:table-cell>
          <table:table-cell office:value-type="string" table:style-name="ce38">
            <text:p>CAMBIR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3909" table:style-name="ce38">
            <text:p>4103909</text:p>
          </table:table-cell>
          <table:table-cell office:value-type="string" table:style-name="ce38">
            <text:p>CAMPINA DA LAGO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3958" table:style-name="ce38">
            <text:p>4103958</text:p>
          </table:table-cell>
          <table:table-cell office:value-type="string" table:style-name="ce38">
            <text:p>CAMPINA DO SIMAO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4006" table:style-name="ce38">
            <text:p>4104006</text:p>
          </table:table-cell>
          <table:table-cell office:value-type="string" table:style-name="ce38">
            <text:p>CAMPINA GRANDE DO SUL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4055" table:style-name="ce38">
            <text:p>4104055</text:p>
          </table:table-cell>
          <table:table-cell office:value-type="string" table:style-name="ce38">
            <text:p>CAMPO BONITO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4105" table:style-name="ce38">
            <text:p>4104105</text:p>
          </table:table-cell>
          <table:table-cell office:value-type="string" table:style-name="ce38">
            <text:p>CAMPO DO TENENTE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4204" table:style-name="ce38">
            <text:p>4104204</text:p>
          </table:table-cell>
          <table:table-cell office:value-type="string" table:style-name="ce38">
            <text:p>CAMPO LARGO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4253" table:style-name="ce38">
            <text:p>4104253</text:p>
          </table:table-cell>
          <table:table-cell office:value-type="string" table:style-name="ce38">
            <text:p>CAMPO MAGRO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4303" table:style-name="ce38">
            <text:p>4104303</text:p>
          </table:table-cell>
          <table:table-cell office:value-type="string" table:style-name="ce38">
            <text:p>CAMPO MOURAO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4402" table:style-name="ce38">
            <text:p>4104402</text:p>
          </table:table-cell>
          <table:table-cell office:value-type="string" table:style-name="ce38">
            <text:p>CANDIDO DE ABREU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4428" table:style-name="ce38">
            <text:p>4104428</text:p>
          </table:table-cell>
          <table:table-cell office:value-type="string" table:style-name="ce38">
            <text:p>CANDOI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4451" table:style-name="ce38">
            <text:p>4104451</text:p>
          </table:table-cell>
          <table:table-cell office:value-type="string" table:style-name="ce38">
            <text:p>CANTAGALO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4501" table:style-name="ce38">
            <text:p>4104501</text:p>
          </table:table-cell>
          <table:table-cell office:value-type="string" table:style-name="ce38">
            <text:p>CAPANEM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4600" table:style-name="ce38">
            <text:p>4104600</text:p>
          </table:table-cell>
          <table:table-cell office:value-type="string" table:style-name="ce38">
            <text:p>CAPITAO LEONIDAS MARQUES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4659" table:style-name="ce38">
            <text:p>4104659</text:p>
          </table:table-cell>
          <table:table-cell office:value-type="string" table:style-name="ce38">
            <text:p>CARAMBEI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4709" table:style-name="ce38">
            <text:p>4104709</text:p>
          </table:table-cell>
          <table:table-cell office:value-type="string" table:style-name="ce38">
            <text:p>CARLOPOLIS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4808" table:style-name="ce38">
            <text:p>4104808</text:p>
          </table:table-cell>
          <table:table-cell office:value-type="string" table:style-name="ce38">
            <text:p>CASCAVEL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4907" table:style-name="ce38">
            <text:p>4104907</text:p>
          </table:table-cell>
          <table:table-cell office:value-type="string" table:style-name="ce38">
            <text:p>CASTRO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5003" table:style-name="ce38">
            <text:p>4105003</text:p>
          </table:table-cell>
          <table:table-cell office:value-type="string" table:style-name="ce38">
            <text:p>CATANDUVAS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5102" table:style-name="ce38">
            <text:p>4105102</text:p>
          </table:table-cell>
          <table:table-cell office:value-type="string" table:style-name="ce38">
            <text:p>CENTENARIO DO SUL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5201" table:style-name="ce38">
            <text:p>4105201</text:p>
          </table:table-cell>
          <table:table-cell office:value-type="string" table:style-name="ce38">
            <text:p>CERRO AZUL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5300" table:style-name="ce38">
            <text:p>4105300</text:p>
          </table:table-cell>
          <table:table-cell office:value-type="string" table:style-name="ce38">
            <text:p>CEU AZUL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5409" table:style-name="ce38">
            <text:p>4105409</text:p>
          </table:table-cell>
          <table:table-cell office:value-type="string" table:style-name="ce38">
            <text:p>CHOPINZINHO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5508" table:style-name="ce38">
            <text:p>4105508</text:p>
          </table:table-cell>
          <table:table-cell office:value-type="string" table:style-name="ce38">
            <text:p>CIANORTE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5607" table:style-name="ce38">
            <text:p>4105607</text:p>
          </table:table-cell>
          <table:table-cell office:value-type="string" table:style-name="ce38">
            <text:p>CIDADE GAUCH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5706" table:style-name="ce38">
            <text:p>4105706</text:p>
          </table:table-cell>
          <table:table-cell office:value-type="string" table:style-name="ce38">
            <text:p>CLEVELANDI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5805" table:style-name="ce38">
            <text:p>4105805</text:p>
          </table:table-cell>
          <table:table-cell office:value-type="string" table:style-name="ce38">
            <text:p>COLOMBO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5904" table:style-name="ce38">
            <text:p>4105904</text:p>
          </table:table-cell>
          <table:table-cell office:value-type="string" table:style-name="ce38">
            <text:p>COLORADO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6001" table:style-name="ce38">
            <text:p>4106001</text:p>
          </table:table-cell>
          <table:table-cell office:value-type="string" table:style-name="ce38">
            <text:p>CONGONHINHAS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6100" table:style-name="ce38">
            <text:p>4106100</text:p>
          </table:table-cell>
          <table:table-cell office:value-type="string" table:style-name="ce38">
            <text:p>CONSELHEIRO MAIRINCK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6209" table:style-name="ce38">
            <text:p>4106209</text:p>
          </table:table-cell>
          <table:table-cell office:value-type="string" table:style-name="ce38">
            <text:p>CONTEND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6308" table:style-name="ce38">
            <text:p>4106308</text:p>
          </table:table-cell>
          <table:table-cell office:value-type="string" table:style-name="ce38">
            <text:p>CORBELI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6407" table:style-name="ce38">
            <text:p>4106407</text:p>
          </table:table-cell>
          <table:table-cell office:value-type="string" table:style-name="ce38">
            <text:p>CORNELIO PROCOPIO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6456" table:style-name="ce38">
            <text:p>4106456</text:p>
          </table:table-cell>
          <table:table-cell office:value-type="string" table:style-name="ce38">
            <text:p>CORONEL DOMINGOS SOARES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6506" table:style-name="ce38">
            <text:p>4106506</text:p>
          </table:table-cell>
          <table:table-cell office:value-type="string" table:style-name="ce38">
            <text:p>CORONEL VIVID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6555" table:style-name="ce38">
            <text:p>4106555</text:p>
          </table:table-cell>
          <table:table-cell office:value-type="string" table:style-name="ce38">
            <text:p>CORUMBATAI DO SUL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6571" table:style-name="ce38">
            <text:p>4106571</text:p>
          </table:table-cell>
          <table:table-cell office:value-type="string" table:style-name="ce38">
            <text:p>CRUZEIRO DO IGUACU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6605" table:style-name="ce38">
            <text:p>4106605</text:p>
          </table:table-cell>
          <table:table-cell office:value-type="string" table:style-name="ce38">
            <text:p>CRUZEIRO DO OESTE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6704" table:style-name="ce38">
            <text:p>4106704</text:p>
          </table:table-cell>
          <table:table-cell office:value-type="string" table:style-name="ce38">
            <text:p>CRUZEIRO DO SUL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6803" table:style-name="ce38">
            <text:p>4106803</text:p>
          </table:table-cell>
          <table:table-cell office:value-type="string" table:style-name="ce38">
            <text:p>CRUZ MACHADO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6852" table:style-name="ce38">
            <text:p>4106852</text:p>
          </table:table-cell>
          <table:table-cell office:value-type="string" table:style-name="ce38">
            <text:p>CRUZMALTIN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6902" table:style-name="ce38">
            <text:p>4106902</text:p>
          </table:table-cell>
          <table:table-cell office:value-type="string" table:style-name="ce38">
            <text:p>CURITIB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7009" table:style-name="ce38">
            <text:p>4107009</text:p>
          </table:table-cell>
          <table:table-cell office:value-type="string" table:style-name="ce38">
            <text:p>CURIUV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7108" table:style-name="ce38">
            <text:p>4107108</text:p>
          </table:table-cell>
          <table:table-cell office:value-type="string" table:style-name="ce38">
            <text:p>DIAMANTE DO NORTE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7124" table:style-name="ce38">
            <text:p>4107124</text:p>
          </table:table-cell>
          <table:table-cell office:value-type="string" table:style-name="ce38">
            <text:p>DIAMANTE DO SUL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7157" table:style-name="ce38">
            <text:p>4107157</text:p>
          </table:table-cell>
          <table:table-cell office:value-type="string" table:style-name="ce38">
            <text:p>DIAMANTE D´OESTE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7207" table:style-name="ce38">
            <text:p>4107207</text:p>
          </table:table-cell>
          <table:table-cell office:value-type="string" table:style-name="ce38">
            <text:p>DOIS VIZINHOS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7256" table:style-name="ce38">
            <text:p>4107256</text:p>
          </table:table-cell>
          <table:table-cell office:value-type="string" table:style-name="ce38">
            <text:p>DOURADIN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7306" table:style-name="ce38">
            <text:p>4107306</text:p>
          </table:table-cell>
          <table:table-cell office:value-type="string" table:style-name="ce38">
            <text:p>DOUTOR CAMARGO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7405" table:style-name="ce38">
            <text:p>4107405</text:p>
          </table:table-cell>
          <table:table-cell office:value-type="string" table:style-name="ce38">
            <text:p>ENEAS MARQUES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7504" table:style-name="ce38">
            <text:p>4107504</text:p>
          </table:table-cell>
          <table:table-cell office:value-type="string" table:style-name="ce38">
            <text:p>ENGENHEIRO BELTRAO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7520" table:style-name="ce38">
            <text:p>4107520</text:p>
          </table:table-cell>
          <table:table-cell office:value-type="string" table:style-name="ce38">
            <text:p>ESPERANCA NOV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7538" table:style-name="ce38">
            <text:p>4107538</text:p>
          </table:table-cell>
          <table:table-cell office:value-type="string" table:style-name="ce38">
            <text:p>ENTRE RIOS DO OESTE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7546" table:style-name="ce38">
            <text:p>4107546</text:p>
          </table:table-cell>
          <table:table-cell office:value-type="string" table:style-name="ce38">
            <text:p>ESPIGAO ALTO DO IGUACU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7553" table:style-name="ce38">
            <text:p>4107553</text:p>
          </table:table-cell>
          <table:table-cell office:value-type="string" table:style-name="ce38">
            <text:p>FAROL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7603" table:style-name="ce38">
            <text:p>4107603</text:p>
          </table:table-cell>
          <table:table-cell office:value-type="string" table:style-name="ce38">
            <text:p>FAXINAL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7652" table:style-name="ce38">
            <text:p>4107652</text:p>
          </table:table-cell>
          <table:table-cell office:value-type="string" table:style-name="ce38">
            <text:p>FAZENDA RIO GRANDE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7702" table:style-name="ce38">
            <text:p>4107702</text:p>
          </table:table-cell>
          <table:table-cell office:value-type="string" table:style-name="ce38">
            <text:p>FENIX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7736" table:style-name="ce38">
            <text:p>4107736</text:p>
          </table:table-cell>
          <table:table-cell office:value-type="string" table:style-name="ce38">
            <text:p>FERNANDES PINHEIRO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7751" table:style-name="ce38">
            <text:p>4107751</text:p>
          </table:table-cell>
          <table:table-cell office:value-type="string" table:style-name="ce38">
            <text:p>FIGUEIR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7801" table:style-name="ce38">
            <text:p>4107801</text:p>
          </table:table-cell>
          <table:table-cell office:value-type="string" table:style-name="ce38">
            <text:p>FLORAI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7850" table:style-name="ce38">
            <text:p>4107850</text:p>
          </table:table-cell>
          <table:table-cell office:value-type="string" table:style-name="ce38">
            <text:p>FLOR DA SERRA DO SUL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7900" table:style-name="ce38">
            <text:p>4107900</text:p>
          </table:table-cell>
          <table:table-cell office:value-type="string" table:style-name="ce38">
            <text:p>FLOREST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8007" table:style-name="ce38">
            <text:p>4108007</text:p>
          </table:table-cell>
          <table:table-cell office:value-type="string" table:style-name="ce38">
            <text:p>FLORESTOPOLIS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8106" table:style-name="ce38">
            <text:p>4108106</text:p>
          </table:table-cell>
          <table:table-cell office:value-type="string" table:style-name="ce38">
            <text:p>FLORID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8205" table:style-name="ce38">
            <text:p>4108205</text:p>
          </table:table-cell>
          <table:table-cell office:value-type="string" table:style-name="ce38">
            <text:p>FORMOSA DO OESTE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8304" table:style-name="ce38">
            <text:p>4108304</text:p>
          </table:table-cell>
          <table:table-cell office:value-type="string" table:style-name="ce38">
            <text:p>FOZ DO IGUACU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8320" table:style-name="ce38">
            <text:p>4108320</text:p>
          </table:table-cell>
          <table:table-cell office:value-type="string" table:style-name="ce38">
            <text:p>FRANCISCO ALVES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8403" table:style-name="ce38">
            <text:p>4108403</text:p>
          </table:table-cell>
          <table:table-cell office:value-type="string" table:style-name="ce38">
            <text:p>FRANCISCO BELTRAO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8452" table:style-name="ce38">
            <text:p>4108452</text:p>
          </table:table-cell>
          <table:table-cell office:value-type="string" table:style-name="ce38">
            <text:p>FOZ DO JORDAO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8502" table:style-name="ce38">
            <text:p>4108502</text:p>
          </table:table-cell>
          <table:table-cell office:value-type="string" table:style-name="ce38">
            <text:p>GENERAL CARNEIRO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8551" table:style-name="ce38">
            <text:p>4108551</text:p>
          </table:table-cell>
          <table:table-cell office:value-type="string" table:style-name="ce38">
            <text:p>GODOY MOREIR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8601" table:style-name="ce38">
            <text:p>4108601</text:p>
          </table:table-cell>
          <table:table-cell office:value-type="string" table:style-name="ce38">
            <text:p>GOIOERE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8650" table:style-name="ce38">
            <text:p>4108650</text:p>
          </table:table-cell>
          <table:table-cell office:value-type="string" table:style-name="ce38">
            <text:p>GOIOXIM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8700" table:style-name="ce38">
            <text:p>4108700</text:p>
          </table:table-cell>
          <table:table-cell office:value-type="string" table:style-name="ce38">
            <text:p>GRANDES RIOS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8809" table:style-name="ce38">
            <text:p>4108809</text:p>
          </table:table-cell>
          <table:table-cell office:value-type="string" table:style-name="ce38">
            <text:p>GUAIR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8908" table:style-name="ce38">
            <text:p>4108908</text:p>
          </table:table-cell>
          <table:table-cell office:value-type="string" table:style-name="ce38">
            <text:p>GUAIRAC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8957" table:style-name="ce38">
            <text:p>4108957</text:p>
          </table:table-cell>
          <table:table-cell office:value-type="string" table:style-name="ce38">
            <text:p>GUAMIRANG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9005" table:style-name="ce38">
            <text:p>4109005</text:p>
          </table:table-cell>
          <table:table-cell office:value-type="string" table:style-name="ce38">
            <text:p>GUAPIRAM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9104" table:style-name="ce38">
            <text:p>4109104</text:p>
          </table:table-cell>
          <table:table-cell office:value-type="string" table:style-name="ce38">
            <text:p>GUAPOREM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9203" table:style-name="ce38">
            <text:p>4109203</text:p>
          </table:table-cell>
          <table:table-cell office:value-type="string" table:style-name="ce38">
            <text:p>GUARACI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9302" table:style-name="ce38">
            <text:p>4109302</text:p>
          </table:table-cell>
          <table:table-cell office:value-type="string" table:style-name="ce38">
            <text:p>GUARANIACU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9401" table:style-name="ce38">
            <text:p>4109401</text:p>
          </table:table-cell>
          <table:table-cell office:value-type="string" table:style-name="ce38">
            <text:p>GUARAPUAV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9500" table:style-name="ce38">
            <text:p>4109500</text:p>
          </table:table-cell>
          <table:table-cell office:value-type="string" table:style-name="ce38">
            <text:p>GUARAQUECAB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9609" table:style-name="ce38">
            <text:p>4109609</text:p>
          </table:table-cell>
          <table:table-cell office:value-type="string" table:style-name="ce38">
            <text:p>GUARATUB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9658" table:style-name="ce38">
            <text:p>4109658</text:p>
          </table:table-cell>
          <table:table-cell office:value-type="string" table:style-name="ce38">
            <text:p>HONORIO SERP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9708" table:style-name="ce38">
            <text:p>4109708</text:p>
          </table:table-cell>
          <table:table-cell office:value-type="string" table:style-name="ce38">
            <text:p>IBAITI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9757" table:style-name="ce38">
            <text:p>4109757</text:p>
          </table:table-cell>
          <table:table-cell office:value-type="string" table:style-name="ce38">
            <text:p>IBEM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9807" table:style-name="ce38">
            <text:p>4109807</text:p>
          </table:table-cell>
          <table:table-cell office:value-type="string" table:style-name="ce38">
            <text:p>IBIPOR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09906" table:style-name="ce38">
            <text:p>4109906</text:p>
          </table:table-cell>
          <table:table-cell office:value-type="string" table:style-name="ce38">
            <text:p>ICARAIM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0003" table:style-name="ce38">
            <text:p>4110003</text:p>
          </table:table-cell>
          <table:table-cell office:value-type="string" table:style-name="ce38">
            <text:p>IGUARACU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0052" table:style-name="ce38">
            <text:p>4110052</text:p>
          </table:table-cell>
          <table:table-cell office:value-type="string" table:style-name="ce38">
            <text:p>IGUATU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0078" table:style-name="ce38">
            <text:p>4110078</text:p>
          </table:table-cell>
          <table:table-cell office:value-type="string" table:style-name="ce38">
            <text:p>IMBAU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0102" table:style-name="ce38">
            <text:p>4110102</text:p>
          </table:table-cell>
          <table:table-cell office:value-type="string" table:style-name="ce38">
            <text:p>IMBITUV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0201" table:style-name="ce38">
            <text:p>4110201</text:p>
          </table:table-cell>
          <table:table-cell office:value-type="string" table:style-name="ce38">
            <text:p>INACIO MARTINS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0300" table:style-name="ce38">
            <text:p>4110300</text:p>
          </table:table-cell>
          <table:table-cell office:value-type="string" table:style-name="ce38">
            <text:p>INAJ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0409" table:style-name="ce38">
            <text:p>4110409</text:p>
          </table:table-cell>
          <table:table-cell office:value-type="string" table:style-name="ce38">
            <text:p>INDIANOPOLIS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0508" table:style-name="ce38">
            <text:p>4110508</text:p>
          </table:table-cell>
          <table:table-cell office:value-type="string" table:style-name="ce38">
            <text:p>IPIRANG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0607" table:style-name="ce38">
            <text:p>4110607</text:p>
          </table:table-cell>
          <table:table-cell office:value-type="string" table:style-name="ce38">
            <text:p>IPOR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0656" table:style-name="ce38">
            <text:p>4110656</text:p>
          </table:table-cell>
          <table:table-cell office:value-type="string" table:style-name="ce38">
            <text:p>IRACEMA DO OESTE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0706" table:style-name="ce38">
            <text:p>4110706</text:p>
          </table:table-cell>
          <table:table-cell office:value-type="string" table:style-name="ce38">
            <text:p>IRATI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0805" table:style-name="ce38">
            <text:p>4110805</text:p>
          </table:table-cell>
          <table:table-cell office:value-type="string" table:style-name="ce38">
            <text:p>IRETAM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0904" table:style-name="ce38">
            <text:p>4110904</text:p>
          </table:table-cell>
          <table:table-cell office:value-type="string" table:style-name="ce38">
            <text:p>ITAGUAJE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0953" table:style-name="ce38">
            <text:p>4110953</text:p>
          </table:table-cell>
          <table:table-cell office:value-type="string" table:style-name="ce38">
            <text:p>ITAIPULANDI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1001" table:style-name="ce38">
            <text:p>4111001</text:p>
          </table:table-cell>
          <table:table-cell office:value-type="string" table:style-name="ce38">
            <text:p>ITAMBARAC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1100" table:style-name="ce38">
            <text:p>4111100</text:p>
          </table:table-cell>
          <table:table-cell office:value-type="string" table:style-name="ce38">
            <text:p>ITAMBE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1209" table:style-name="ce38">
            <text:p>4111209</text:p>
          </table:table-cell>
          <table:table-cell office:value-type="string" table:style-name="ce38">
            <text:p>ITAPEJARA D´OESTE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1258" table:style-name="ce38">
            <text:p>4111258</text:p>
          </table:table-cell>
          <table:table-cell office:value-type="string" table:style-name="ce38">
            <text:p>ITAPERUCU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1308" table:style-name="ce38">
            <text:p>4111308</text:p>
          </table:table-cell>
          <table:table-cell office:value-type="string" table:style-name="ce38">
            <text:p>ITAUNA DO SUL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1407" table:style-name="ce38">
            <text:p>4111407</text:p>
          </table:table-cell>
          <table:table-cell office:value-type="string" table:style-name="ce38">
            <text:p>IVAI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1506" table:style-name="ce38">
            <text:p>4111506</text:p>
          </table:table-cell>
          <table:table-cell office:value-type="string" table:style-name="ce38">
            <text:p>IVAIPOR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1555" table:style-name="ce38">
            <text:p>4111555</text:p>
          </table:table-cell>
          <table:table-cell office:value-type="string" table:style-name="ce38">
            <text:p>IVATE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1605" table:style-name="ce38">
            <text:p>4111605</text:p>
          </table:table-cell>
          <table:table-cell office:value-type="string" table:style-name="ce38">
            <text:p>IVATUB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1704" table:style-name="ce38">
            <text:p>4111704</text:p>
          </table:table-cell>
          <table:table-cell office:value-type="string" table:style-name="ce38">
            <text:p>JABOTI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1803" table:style-name="ce38">
            <text:p>4111803</text:p>
          </table:table-cell>
          <table:table-cell office:value-type="string" table:style-name="ce38">
            <text:p>JACAREZINHO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1902" table:style-name="ce38">
            <text:p>4111902</text:p>
          </table:table-cell>
          <table:table-cell office:value-type="string" table:style-name="ce38">
            <text:p>JAGUAPIT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2009" table:style-name="ce38">
            <text:p>4112009</text:p>
          </table:table-cell>
          <table:table-cell office:value-type="string" table:style-name="ce38">
            <text:p>JAGUARIAIV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2108" table:style-name="ce38">
            <text:p>4112108</text:p>
          </table:table-cell>
          <table:table-cell office:value-type="string" table:style-name="ce38">
            <text:p>JANDAIA DO SUL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2207" table:style-name="ce38">
            <text:p>4112207</text:p>
          </table:table-cell>
          <table:table-cell office:value-type="string" table:style-name="ce38">
            <text:p>JANIOPOLIS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2306" table:style-name="ce38">
            <text:p>4112306</text:p>
          </table:table-cell>
          <table:table-cell office:value-type="string" table:style-name="ce38">
            <text:p>JAPIR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2405" table:style-name="ce38">
            <text:p>4112405</text:p>
          </table:table-cell>
          <table:table-cell office:value-type="string" table:style-name="ce38">
            <text:p>JAPUR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2504" table:style-name="ce38">
            <text:p>4112504</text:p>
          </table:table-cell>
          <table:table-cell office:value-type="string" table:style-name="ce38">
            <text:p>JARDIM ALEGRE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2603" table:style-name="ce38">
            <text:p>4112603</text:p>
          </table:table-cell>
          <table:table-cell office:value-type="string" table:style-name="ce38">
            <text:p>JARDIM OLIND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2702" table:style-name="ce38">
            <text:p>4112702</text:p>
          </table:table-cell>
          <table:table-cell office:value-type="string" table:style-name="ce38">
            <text:p>JATAIZINHO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2751" table:style-name="ce38">
            <text:p>4112751</text:p>
          </table:table-cell>
          <table:table-cell office:value-type="string" table:style-name="ce38">
            <text:p>JESUITAS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2801" table:style-name="ce38">
            <text:p>4112801</text:p>
          </table:table-cell>
          <table:table-cell office:value-type="string" table:style-name="ce38">
            <text:p>JOAQUIM TAVOR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2900" table:style-name="ce38">
            <text:p>4112900</text:p>
          </table:table-cell>
          <table:table-cell office:value-type="string" table:style-name="ce38">
            <text:p>JUNDIAI DO SUL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2959" table:style-name="ce38">
            <text:p>4112959</text:p>
          </table:table-cell>
          <table:table-cell office:value-type="string" table:style-name="ce38">
            <text:p>JURAND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3007" table:style-name="ce38">
            <text:p>4113007</text:p>
          </table:table-cell>
          <table:table-cell office:value-type="string" table:style-name="ce38">
            <text:p>JUSSAR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3106" table:style-name="ce38">
            <text:p>4113106</text:p>
          </table:table-cell>
          <table:table-cell office:value-type="string" table:style-name="ce38">
            <text:p>KALORE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3205" table:style-name="ce38">
            <text:p>4113205</text:p>
          </table:table-cell>
          <table:table-cell office:value-type="string" table:style-name="ce38">
            <text:p>LAP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3254" table:style-name="ce38">
            <text:p>4113254</text:p>
          </table:table-cell>
          <table:table-cell office:value-type="string" table:style-name="ce38">
            <text:p>LARANJAL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3304" table:style-name="ce38">
            <text:p>4113304</text:p>
          </table:table-cell>
          <table:table-cell office:value-type="string" table:style-name="ce38">
            <text:p>LARANJEIRAS DO SUL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3403" table:style-name="ce38">
            <text:p>4113403</text:p>
          </table:table-cell>
          <table:table-cell office:value-type="string" table:style-name="ce38">
            <text:p>LEOPOLIS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3429" table:style-name="ce38">
            <text:p>4113429</text:p>
          </table:table-cell>
          <table:table-cell office:value-type="string" table:style-name="ce38">
            <text:p>LIDIANOPOLIS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3452" table:style-name="ce38">
            <text:p>4113452</text:p>
          </table:table-cell>
          <table:table-cell office:value-type="string" table:style-name="ce38">
            <text:p>LINDOESTE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3502" table:style-name="ce38">
            <text:p>4113502</text:p>
          </table:table-cell>
          <table:table-cell office:value-type="string" table:style-name="ce38">
            <text:p>LOAND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3601" table:style-name="ce38">
            <text:p>4113601</text:p>
          </table:table-cell>
          <table:table-cell office:value-type="string" table:style-name="ce38">
            <text:p>LOBATO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3700" table:style-name="ce38">
            <text:p>4113700</text:p>
          </table:table-cell>
          <table:table-cell office:value-type="string" table:style-name="ce38">
            <text:p>LONDRIN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3734" table:style-name="ce38">
            <text:p>4113734</text:p>
          </table:table-cell>
          <table:table-cell office:value-type="string" table:style-name="ce38">
            <text:p>LUIZIAN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3759" table:style-name="ce38">
            <text:p>4113759</text:p>
          </table:table-cell>
          <table:table-cell office:value-type="string" table:style-name="ce38">
            <text:p>LUNARDELLI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3809" table:style-name="ce38">
            <text:p>4113809</text:p>
          </table:table-cell>
          <table:table-cell office:value-type="string" table:style-name="ce38">
            <text:p>LUPIONOPOLIS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3908" table:style-name="ce38">
            <text:p>4113908</text:p>
          </table:table-cell>
          <table:table-cell office:value-type="string" table:style-name="ce38">
            <text:p>MALLET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4005" table:style-name="ce38">
            <text:p>4114005</text:p>
          </table:table-cell>
          <table:table-cell office:value-type="string" table:style-name="ce38">
            <text:p>MAMBORE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4104" table:style-name="ce38">
            <text:p>4114104</text:p>
          </table:table-cell>
          <table:table-cell office:value-type="string" table:style-name="ce38">
            <text:p>MANDAGUACU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4203" table:style-name="ce38">
            <text:p>4114203</text:p>
          </table:table-cell>
          <table:table-cell office:value-type="string" table:style-name="ce38">
            <text:p>MANDAGUARI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4302" table:style-name="ce38">
            <text:p>4114302</text:p>
          </table:table-cell>
          <table:table-cell office:value-type="string" table:style-name="ce38">
            <text:p>MANDIRITUB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4351" table:style-name="ce38">
            <text:p>4114351</text:p>
          </table:table-cell>
          <table:table-cell office:value-type="string" table:style-name="ce38">
            <text:p>MANFRINOPOLIS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4401" table:style-name="ce38">
            <text:p>4114401</text:p>
          </table:table-cell>
          <table:table-cell office:value-type="string" table:style-name="ce38">
            <text:p>MANGUEIRINH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4500" table:style-name="ce38">
            <text:p>4114500</text:p>
          </table:table-cell>
          <table:table-cell office:value-type="string" table:style-name="ce38">
            <text:p>MANOEL RIBAS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4609" table:style-name="ce38">
            <text:p>4114609</text:p>
          </table:table-cell>
          <table:table-cell office:value-type="string" table:style-name="ce38">
            <text:p>MARECHAL CANDIDO RONDON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4708" table:style-name="ce38">
            <text:p>4114708</text:p>
          </table:table-cell>
          <table:table-cell office:value-type="string" table:style-name="ce38">
            <text:p>MARIA HELEN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4807" table:style-name="ce38">
            <text:p>4114807</text:p>
          </table:table-cell>
          <table:table-cell office:value-type="string" table:style-name="ce38">
            <text:p>MARIALV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4906" table:style-name="ce38">
            <text:p>4114906</text:p>
          </table:table-cell>
          <table:table-cell office:value-type="string" table:style-name="ce38">
            <text:p>MARILANDIA DO SUL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5002" table:style-name="ce38">
            <text:p>4115002</text:p>
          </table:table-cell>
          <table:table-cell office:value-type="string" table:style-name="ce38">
            <text:p>MARILEN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5101" table:style-name="ce38">
            <text:p>4115101</text:p>
          </table:table-cell>
          <table:table-cell office:value-type="string" table:style-name="ce38">
            <text:p>MARILUZ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5200" table:style-name="ce38">
            <text:p>4115200</text:p>
          </table:table-cell>
          <table:table-cell office:value-type="string" table:style-name="ce38">
            <text:p>MARING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5309" table:style-name="ce38">
            <text:p>4115309</text:p>
          </table:table-cell>
          <table:table-cell office:value-type="string" table:style-name="ce38">
            <text:p>MARIOPOLIS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5358" table:style-name="ce38">
            <text:p>4115358</text:p>
          </table:table-cell>
          <table:table-cell office:value-type="string" table:style-name="ce38">
            <text:p>MARIP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5408" table:style-name="ce38">
            <text:p>4115408</text:p>
          </table:table-cell>
          <table:table-cell office:value-type="string" table:style-name="ce38">
            <text:p>MARMELEIRO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5457" table:style-name="ce38">
            <text:p>4115457</text:p>
          </table:table-cell>
          <table:table-cell office:value-type="string" table:style-name="ce38">
            <text:p>MARQUINHO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5507" table:style-name="ce38">
            <text:p>4115507</text:p>
          </table:table-cell>
          <table:table-cell office:value-type="string" table:style-name="ce38">
            <text:p>MARUMBI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5606" table:style-name="ce38">
            <text:p>4115606</text:p>
          </table:table-cell>
          <table:table-cell office:value-type="string" table:style-name="ce38">
            <text:p>MATELANDI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5705" table:style-name="ce38">
            <text:p>4115705</text:p>
          </table:table-cell>
          <table:table-cell office:value-type="string" table:style-name="ce38">
            <text:p>MATINHOS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5739" table:style-name="ce38">
            <text:p>4115739</text:p>
          </table:table-cell>
          <table:table-cell office:value-type="string" table:style-name="ce38">
            <text:p>MATO RICO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5754" table:style-name="ce38">
            <text:p>4115754</text:p>
          </table:table-cell>
          <table:table-cell office:value-type="string" table:style-name="ce38">
            <text:p>MAUA DA SERR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5804" table:style-name="ce38">
            <text:p>4115804</text:p>
          </table:table-cell>
          <table:table-cell office:value-type="string" table:style-name="ce38">
            <text:p>MEDIANEIR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5853" table:style-name="ce38">
            <text:p>4115853</text:p>
          </table:table-cell>
          <table:table-cell office:value-type="string" table:style-name="ce38">
            <text:p>MERCEDES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5903" table:style-name="ce38">
            <text:p>4115903</text:p>
          </table:table-cell>
          <table:table-cell office:value-type="string" table:style-name="ce38">
            <text:p>MIRADOR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6000" table:style-name="ce38">
            <text:p>4116000</text:p>
          </table:table-cell>
          <table:table-cell office:value-type="string" table:style-name="ce38">
            <text:p>MIRASELV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6059" table:style-name="ce38">
            <text:p>4116059</text:p>
          </table:table-cell>
          <table:table-cell office:value-type="string" table:style-name="ce38">
            <text:p>MISSAL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6109" table:style-name="ce38">
            <text:p>4116109</text:p>
          </table:table-cell>
          <table:table-cell office:value-type="string" table:style-name="ce38">
            <text:p>MOREIRA SALES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6208" table:style-name="ce38">
            <text:p>4116208</text:p>
          </table:table-cell>
          <table:table-cell office:value-type="string" table:style-name="ce38">
            <text:p>MORRETES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6307" table:style-name="ce38">
            <text:p>4116307</text:p>
          </table:table-cell>
          <table:table-cell office:value-type="string" table:style-name="ce38">
            <text:p>MUNHOZ DE MELO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6406" table:style-name="ce38">
            <text:p>4116406</text:p>
          </table:table-cell>
          <table:table-cell office:value-type="string" table:style-name="ce38">
            <text:p>NOSSA SENHORA DAS GRACAS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6505" table:style-name="ce38">
            <text:p>4116505</text:p>
          </table:table-cell>
          <table:table-cell office:value-type="string" table:style-name="ce38">
            <text:p>NOVA ALIANCA DO IVAI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6604" table:style-name="ce38">
            <text:p>4116604</text:p>
          </table:table-cell>
          <table:table-cell office:value-type="string" table:style-name="ce38">
            <text:p>NOVA AMERICA DA COLIN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6703" table:style-name="ce38">
            <text:p>4116703</text:p>
          </table:table-cell>
          <table:table-cell office:value-type="string" table:style-name="ce38">
            <text:p>NOVA AUROR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6802" table:style-name="ce38">
            <text:p>4116802</text:p>
          </table:table-cell>
          <table:table-cell office:value-type="string" table:style-name="ce38">
            <text:p>NOVA CANTU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6901" table:style-name="ce38">
            <text:p>4116901</text:p>
          </table:table-cell>
          <table:table-cell office:value-type="string" table:style-name="ce38">
            <text:p>NOVA ESPERANC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6950" table:style-name="ce38">
            <text:p>4116950</text:p>
          </table:table-cell>
          <table:table-cell office:value-type="string" table:style-name="ce38">
            <text:p>NOVA ESPERANCA DO SUDOESTE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7008" table:style-name="ce38">
            <text:p>4117008</text:p>
          </table:table-cell>
          <table:table-cell office:value-type="string" table:style-name="ce38">
            <text:p>NOVA FATIM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7057" table:style-name="ce38">
            <text:p>4117057</text:p>
          </table:table-cell>
          <table:table-cell office:value-type="string" table:style-name="ce38">
            <text:p>NOVA LARANJEIRAS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7107" table:style-name="ce38">
            <text:p>4117107</text:p>
          </table:table-cell>
          <table:table-cell office:value-type="string" table:style-name="ce38">
            <text:p>NOVA LONDRIN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7206" table:style-name="ce38">
            <text:p>4117206</text:p>
          </table:table-cell>
          <table:table-cell office:value-type="string" table:style-name="ce38">
            <text:p>NOVA OLIMPI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7214" table:style-name="ce38">
            <text:p>4117214</text:p>
          </table:table-cell>
          <table:table-cell office:value-type="string" table:style-name="ce38">
            <text:p>NOVA SANTA BARBAR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7222" table:style-name="ce38">
            <text:p>4117222</text:p>
          </table:table-cell>
          <table:table-cell office:value-type="string" table:style-name="ce38">
            <text:p>NOVA SANTA ROS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7255" table:style-name="ce38">
            <text:p>4117255</text:p>
          </table:table-cell>
          <table:table-cell office:value-type="string" table:style-name="ce38">
            <text:p>NOVA PRATA DO IGUACU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7271" table:style-name="ce38">
            <text:p>4117271</text:p>
          </table:table-cell>
          <table:table-cell office:value-type="string" table:style-name="ce38">
            <text:p>NOVA TEBAS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7297" table:style-name="ce38">
            <text:p>4117297</text:p>
          </table:table-cell>
          <table:table-cell office:value-type="string" table:style-name="ce38">
            <text:p>NOVO ITACOLOMI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7305" table:style-name="ce38">
            <text:p>4117305</text:p>
          </table:table-cell>
          <table:table-cell office:value-type="string" table:style-name="ce38">
            <text:p>ORTIGUEIR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7404" table:style-name="ce38">
            <text:p>4117404</text:p>
          </table:table-cell>
          <table:table-cell office:value-type="string" table:style-name="ce38">
            <text:p>OURIZON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7453" table:style-name="ce38">
            <text:p>4117453</text:p>
          </table:table-cell>
          <table:table-cell office:value-type="string" table:style-name="ce38">
            <text:p>OURO VERDE DO OESTE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7503" table:style-name="ce38">
            <text:p>4117503</text:p>
          </table:table-cell>
          <table:table-cell office:value-type="string" table:style-name="ce38">
            <text:p>PAICANDU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7602" table:style-name="ce38">
            <text:p>4117602</text:p>
          </table:table-cell>
          <table:table-cell office:value-type="string" table:style-name="ce38">
            <text:p>PALMAS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7701" table:style-name="ce38">
            <text:p>4117701</text:p>
          </table:table-cell>
          <table:table-cell office:value-type="string" table:style-name="ce38">
            <text:p>PALMEIR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7800" table:style-name="ce38">
            <text:p>4117800</text:p>
          </table:table-cell>
          <table:table-cell office:value-type="string" table:style-name="ce38">
            <text:p>PALMITAL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7909" table:style-name="ce38">
            <text:p>4117909</text:p>
          </table:table-cell>
          <table:table-cell office:value-type="string" table:style-name="ce38">
            <text:p>PALOTIN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8006" table:style-name="ce38">
            <text:p>4118006</text:p>
          </table:table-cell>
          <table:table-cell office:value-type="string" table:style-name="ce38">
            <text:p>PARAISO DO NORTE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8105" table:style-name="ce38">
            <text:p>4118105</text:p>
          </table:table-cell>
          <table:table-cell office:value-type="string" table:style-name="ce38">
            <text:p>PARANACITY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8204" table:style-name="ce38">
            <text:p>4118204</text:p>
          </table:table-cell>
          <table:table-cell office:value-type="string" table:style-name="ce38">
            <text:p>PARANAGU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8303" table:style-name="ce38">
            <text:p>4118303</text:p>
          </table:table-cell>
          <table:table-cell office:value-type="string" table:style-name="ce38">
            <text:p>PARANAPOEM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8402" table:style-name="ce38">
            <text:p>4118402</text:p>
          </table:table-cell>
          <table:table-cell office:value-type="string" table:style-name="ce38">
            <text:p>PARANAVAI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8451" table:style-name="ce38">
            <text:p>4118451</text:p>
          </table:table-cell>
          <table:table-cell office:value-type="string" table:style-name="ce38">
            <text:p>PATO BRAGADO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8501" table:style-name="ce38">
            <text:p>4118501</text:p>
          </table:table-cell>
          <table:table-cell office:value-type="string" table:style-name="ce38">
            <text:p>PATO BRANCO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8600" table:style-name="ce38">
            <text:p>4118600</text:p>
          </table:table-cell>
          <table:table-cell office:value-type="string" table:style-name="ce38">
            <text:p>PAULA FREITAS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8709" table:style-name="ce38">
            <text:p>4118709</text:p>
          </table:table-cell>
          <table:table-cell office:value-type="string" table:style-name="ce38">
            <text:p>PAULO FRONTIN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8808" table:style-name="ce38">
            <text:p>4118808</text:p>
          </table:table-cell>
          <table:table-cell office:value-type="string" table:style-name="ce38">
            <text:p>PEABIRU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8857" table:style-name="ce38">
            <text:p>4118857</text:p>
          </table:table-cell>
          <table:table-cell office:value-type="string" table:style-name="ce38">
            <text:p>PEROBAL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8907" table:style-name="ce38">
            <text:p>4118907</text:p>
          </table:table-cell>
          <table:table-cell office:value-type="string" table:style-name="ce38">
            <text:p>PEROL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9004" table:style-name="ce38">
            <text:p>4119004</text:p>
          </table:table-cell>
          <table:table-cell office:value-type="string" table:style-name="ce38">
            <text:p>PEROLA D´OESTE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9103" table:style-name="ce38">
            <text:p>4119103</text:p>
          </table:table-cell>
          <table:table-cell office:value-type="string" table:style-name="ce38">
            <text:p>PIEN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9152" table:style-name="ce38">
            <text:p>4119152</text:p>
          </table:table-cell>
          <table:table-cell office:value-type="string" table:style-name="ce38">
            <text:p>PINHAIS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9202" table:style-name="ce38">
            <text:p>4119202</text:p>
          </table:table-cell>
          <table:table-cell office:value-type="string" table:style-name="ce38">
            <text:p>PINHALAO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9251" table:style-name="ce38">
            <text:p>4119251</text:p>
          </table:table-cell>
          <table:table-cell office:value-type="string" table:style-name="ce38">
            <text:p>PINHAL DE SAO BENTO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9301" table:style-name="ce38">
            <text:p>4119301</text:p>
          </table:table-cell>
          <table:table-cell office:value-type="string" table:style-name="ce38">
            <text:p>PINHAO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9400" table:style-name="ce38">
            <text:p>4119400</text:p>
          </table:table-cell>
          <table:table-cell office:value-type="string" table:style-name="ce38">
            <text:p>PIRAI DO SUL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9509" table:style-name="ce38">
            <text:p>4119509</text:p>
          </table:table-cell>
          <table:table-cell office:value-type="string" table:style-name="ce38">
            <text:p>PIRAQUAR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9608" table:style-name="ce38">
            <text:p>4119608</text:p>
          </table:table-cell>
          <table:table-cell office:value-type="string" table:style-name="ce38">
            <text:p>PITANG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9657" table:style-name="ce38">
            <text:p>4119657</text:p>
          </table:table-cell>
          <table:table-cell office:value-type="string" table:style-name="ce38">
            <text:p>PITANGUEIRAS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9707" table:style-name="ce38">
            <text:p>4119707</text:p>
          </table:table-cell>
          <table:table-cell office:value-type="string" table:style-name="ce38">
            <text:p>PLANALTINA DO PARAN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9806" table:style-name="ce38">
            <text:p>4119806</text:p>
          </table:table-cell>
          <table:table-cell office:value-type="string" table:style-name="ce38">
            <text:p>PLANALTO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9905" table:style-name="ce38">
            <text:p>4119905</text:p>
          </table:table-cell>
          <table:table-cell office:value-type="string" table:style-name="ce38">
            <text:p>PONTA GROSS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19954" table:style-name="ce38">
            <text:p>4119954</text:p>
          </table:table-cell>
          <table:table-cell office:value-type="string" table:style-name="ce38">
            <text:p>PONTAL DO PARAN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20002" table:style-name="ce38">
            <text:p>4120002</text:p>
          </table:table-cell>
          <table:table-cell office:value-type="string" table:style-name="ce38">
            <text:p>PORECATU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20101" table:style-name="ce38">
            <text:p>4120101</text:p>
          </table:table-cell>
          <table:table-cell office:value-type="string" table:style-name="ce38">
            <text:p>PORTO AMAZONAS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20150" table:style-name="ce38">
            <text:p>4120150</text:p>
          </table:table-cell>
          <table:table-cell office:value-type="string" table:style-name="ce38">
            <text:p>PORTO BARREIRO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20200" table:style-name="ce38">
            <text:p>4120200</text:p>
          </table:table-cell>
          <table:table-cell office:value-type="string" table:style-name="ce38">
            <text:p>PORTO RICO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20309" table:style-name="ce38">
            <text:p>4120309</text:p>
          </table:table-cell>
          <table:table-cell office:value-type="string" table:style-name="ce38">
            <text:p>PORTO VITORI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20333" table:style-name="ce38">
            <text:p>4120333</text:p>
          </table:table-cell>
          <table:table-cell office:value-type="string" table:style-name="ce38">
            <text:p>PRADO FERREIR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20358" table:style-name="ce38">
            <text:p>4120358</text:p>
          </table:table-cell>
          <table:table-cell office:value-type="string" table:style-name="ce38">
            <text:p>PRANCHIT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20408" table:style-name="ce38">
            <text:p>4120408</text:p>
          </table:table-cell>
          <table:table-cell office:value-type="string" table:style-name="ce38">
            <text:p>PRESIDENTE CASTELO BRANCO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20507" table:style-name="ce38">
            <text:p>4120507</text:p>
          </table:table-cell>
          <table:table-cell office:value-type="string" table:style-name="ce38">
            <text:p>PRIMEIRO DE MAIO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20606" table:style-name="ce38">
            <text:p>4120606</text:p>
          </table:table-cell>
          <table:table-cell office:value-type="string" table:style-name="ce38">
            <text:p>PRUDENTOPOLIS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20655" table:style-name="ce38">
            <text:p>4120655</text:p>
          </table:table-cell>
          <table:table-cell office:value-type="string" table:style-name="ce38">
            <text:p>QUARTO CENTENARIO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20705" table:style-name="ce38">
            <text:p>4120705</text:p>
          </table:table-cell>
          <table:table-cell office:value-type="string" table:style-name="ce38">
            <text:p>QUATIGU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20804" table:style-name="ce38">
            <text:p>4120804</text:p>
          </table:table-cell>
          <table:table-cell office:value-type="string" table:style-name="ce38">
            <text:p>QUATRO BARRAS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20853" table:style-name="ce38">
            <text:p>4120853</text:p>
          </table:table-cell>
          <table:table-cell office:value-type="string" table:style-name="ce38">
            <text:p>QUATRO PONTES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20903" table:style-name="ce38">
            <text:p>4120903</text:p>
          </table:table-cell>
          <table:table-cell office:value-type="string" table:style-name="ce38">
            <text:p>QUEDAS DO IGUACU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21000" table:style-name="ce38">
            <text:p>4121000</text:p>
          </table:table-cell>
          <table:table-cell office:value-type="string" table:style-name="ce38">
            <text:p>QUERENCIA DO NORTE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21109" table:style-name="ce38">
            <text:p>4121109</text:p>
          </table:table-cell>
          <table:table-cell office:value-type="string" table:style-name="ce38">
            <text:p>QUINTA DO SOL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21208" table:style-name="ce38">
            <text:p>4121208</text:p>
          </table:table-cell>
          <table:table-cell office:value-type="string" table:style-name="ce38">
            <text:p>QUITANDINH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21257" table:style-name="ce38">
            <text:p>4121257</text:p>
          </table:table-cell>
          <table:table-cell office:value-type="string" table:style-name="ce38">
            <text:p>RAMILANDI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21307" table:style-name="ce38">
            <text:p>4121307</text:p>
          </table:table-cell>
          <table:table-cell office:value-type="string" table:style-name="ce38">
            <text:p>RANCHO ALEGRE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21356" table:style-name="ce38">
            <text:p>4121356</text:p>
          </table:table-cell>
          <table:table-cell office:value-type="string" table:style-name="ce38">
            <text:p>RANCHO ALEGRE D´OESTE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21406" table:style-name="ce38">
            <text:p>4121406</text:p>
          </table:table-cell>
          <table:table-cell office:value-type="string" table:style-name="ce38">
            <text:p>REALEZ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21505" table:style-name="ce38">
            <text:p>4121505</text:p>
          </table:table-cell>
          <table:table-cell office:value-type="string" table:style-name="ce38">
            <text:p>REBOUCAS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21604" table:style-name="ce38">
            <text:p>4121604</text:p>
          </table:table-cell>
          <table:table-cell office:value-type="string" table:style-name="ce38">
            <text:p>RENASCENC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21703" table:style-name="ce38">
            <text:p>4121703</text:p>
          </table:table-cell>
          <table:table-cell office:value-type="string" table:style-name="ce38">
            <text:p>RESERV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21752" table:style-name="ce38">
            <text:p>4121752</text:p>
          </table:table-cell>
          <table:table-cell office:value-type="string" table:style-name="ce38">
            <text:p>RESERVA DO IGUACU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21802" table:style-name="ce38">
            <text:p>4121802</text:p>
          </table:table-cell>
          <table:table-cell office:value-type="string" table:style-name="ce38">
            <text:p>RIBEIRAO CLARO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21901" table:style-name="ce38">
            <text:p>4121901</text:p>
          </table:table-cell>
          <table:table-cell office:value-type="string" table:style-name="ce38">
            <text:p>RIBEIRAO DO PINHAL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22008" table:style-name="ce38">
            <text:p>4122008</text:p>
          </table:table-cell>
          <table:table-cell office:value-type="string" table:style-name="ce38">
            <text:p>RIO AZUL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22107" table:style-name="ce38">
            <text:p>4122107</text:p>
          </table:table-cell>
          <table:table-cell office:value-type="string" table:style-name="ce38">
            <text:p>RIO BOM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22156" table:style-name="ce38">
            <text:p>4122156</text:p>
          </table:table-cell>
          <table:table-cell office:value-type="string" table:style-name="ce38">
            <text:p>RIO BONITO DO IGUACU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22172" table:style-name="ce38">
            <text:p>4122172</text:p>
          </table:table-cell>
          <table:table-cell office:value-type="string" table:style-name="ce38">
            <text:p>RIO BRANCO DO IVAI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22206" table:style-name="ce38">
            <text:p>4122206</text:p>
          </table:table-cell>
          <table:table-cell office:value-type="string" table:style-name="ce38">
            <text:p>RIO BRANCO DO SUL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22305" table:style-name="ce38">
            <text:p>4122305</text:p>
          </table:table-cell>
          <table:table-cell office:value-type="string" table:style-name="ce38">
            <text:p>RIO NEGRO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22404" table:style-name="ce38">
            <text:p>4122404</text:p>
          </table:table-cell>
          <table:table-cell office:value-type="string" table:style-name="ce38">
            <text:p>ROLANDI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22503" table:style-name="ce38">
            <text:p>4122503</text:p>
          </table:table-cell>
          <table:table-cell office:value-type="string" table:style-name="ce38">
            <text:p>RONCADOR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22602" table:style-name="ce38">
            <text:p>4122602</text:p>
          </table:table-cell>
          <table:table-cell office:value-type="string" table:style-name="ce38">
            <text:p>RONDON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22651" table:style-name="ce38">
            <text:p>4122651</text:p>
          </table:table-cell>
          <table:table-cell office:value-type="string" table:style-name="ce38">
            <text:p>ROSARIO DO IVAI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22701" table:style-name="ce38">
            <text:p>4122701</text:p>
          </table:table-cell>
          <table:table-cell office:value-type="string" table:style-name="ce38">
            <text:p>SABAUDI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22800" table:style-name="ce38">
            <text:p>4122800</text:p>
          </table:table-cell>
          <table:table-cell office:value-type="string" table:style-name="ce38">
            <text:p>SALGADO FILHO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22909" table:style-name="ce38">
            <text:p>4122909</text:p>
          </table:table-cell>
          <table:table-cell office:value-type="string" table:style-name="ce38">
            <text:p>SALTO DO ITARARE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23006" table:style-name="ce38">
            <text:p>4123006</text:p>
          </table:table-cell>
          <table:table-cell office:value-type="string" table:style-name="ce38">
            <text:p>SALTO DO LONTR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23105" table:style-name="ce38">
            <text:p>4123105</text:p>
          </table:table-cell>
          <table:table-cell office:value-type="string" table:style-name="ce38">
            <text:p>SANTA AMELI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23204" table:style-name="ce38">
            <text:p>4123204</text:p>
          </table:table-cell>
          <table:table-cell office:value-type="string" table:style-name="ce38">
            <text:p>SANTA CECILIA DO PAVAO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23303" table:style-name="ce38">
            <text:p>4123303</text:p>
          </table:table-cell>
          <table:table-cell office:value-type="string" table:style-name="ce38">
            <text:p>SANTA CRUZ DE MONTE CASTELO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23402" table:style-name="ce38">
            <text:p>4123402</text:p>
          </table:table-cell>
          <table:table-cell office:value-type="string" table:style-name="ce38">
            <text:p>SANTA FE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23501" table:style-name="ce38">
            <text:p>4123501</text:p>
          </table:table-cell>
          <table:table-cell office:value-type="string" table:style-name="ce38">
            <text:p>SANTA HELEN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23600" table:style-name="ce38">
            <text:p>4123600</text:p>
          </table:table-cell>
          <table:table-cell office:value-type="string" table:style-name="ce38">
            <text:p>SANTA INES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23709" table:style-name="ce38">
            <text:p>4123709</text:p>
          </table:table-cell>
          <table:table-cell office:value-type="string" table:style-name="ce38">
            <text:p>SANTA ISABEL DO IVAI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23808" table:style-name="ce38">
            <text:p>4123808</text:p>
          </table:table-cell>
          <table:table-cell office:value-type="string" table:style-name="ce38">
            <text:p>SANTA IZABEL DO OESTE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23824" table:style-name="ce38">
            <text:p>4123824</text:p>
          </table:table-cell>
          <table:table-cell office:value-type="string" table:style-name="ce38">
            <text:p>SANTA LUCI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23857" table:style-name="ce38">
            <text:p>4123857</text:p>
          </table:table-cell>
          <table:table-cell office:value-type="string" table:style-name="ce38">
            <text:p>SANTA MARIA DO OESTE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23907" table:style-name="ce38">
            <text:p>4123907</text:p>
          </table:table-cell>
          <table:table-cell office:value-type="string" table:style-name="ce38">
            <text:p>SANTA MARIAN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23956" table:style-name="ce38">
            <text:p>4123956</text:p>
          </table:table-cell>
          <table:table-cell office:value-type="string" table:style-name="ce38">
            <text:p>SANTA MONIC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24004" table:style-name="ce38">
            <text:p>4124004</text:p>
          </table:table-cell>
          <table:table-cell office:value-type="string" table:style-name="ce38">
            <text:p>SANTANA DO ITARARE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24020" table:style-name="ce38">
            <text:p>4124020</text:p>
          </table:table-cell>
          <table:table-cell office:value-type="string" table:style-name="ce38">
            <text:p>SANTA TEREZA DO OESTE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24053" table:style-name="ce38">
            <text:p>4124053</text:p>
          </table:table-cell>
          <table:table-cell office:value-type="string" table:style-name="ce38">
            <text:p>SANTA TEREZINHA DE ITAIPU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24103" table:style-name="ce38">
            <text:p>4124103</text:p>
          </table:table-cell>
          <table:table-cell office:value-type="string" table:style-name="ce38">
            <text:p>SANTO ANTONIO DA PLATIN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24202" table:style-name="ce38">
            <text:p>4124202</text:p>
          </table:table-cell>
          <table:table-cell office:value-type="string" table:style-name="ce38">
            <text:p>SANTO ANTONIO DO CAIU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24301" table:style-name="ce38">
            <text:p>4124301</text:p>
          </table:table-cell>
          <table:table-cell office:value-type="string" table:style-name="ce38">
            <text:p>SANTO ANTONIO DO PARAISO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24400" table:style-name="ce38">
            <text:p>4124400</text:p>
          </table:table-cell>
          <table:table-cell office:value-type="string" table:style-name="ce38">
            <text:p>SANTO ANTONIO DO SUDOESTE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24509" table:style-name="ce38">
            <text:p>4124509</text:p>
          </table:table-cell>
          <table:table-cell office:value-type="string" table:style-name="ce38">
            <text:p>SANTO INACIO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24608" table:style-name="ce38">
            <text:p>4124608</text:p>
          </table:table-cell>
          <table:table-cell office:value-type="string" table:style-name="ce38">
            <text:p>SAO CARLOS DO IVAI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24707" table:style-name="ce38">
            <text:p>4124707</text:p>
          </table:table-cell>
          <table:table-cell office:value-type="string" table:style-name="ce38">
            <text:p>SAO JERONIMO DA SERR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24806" table:style-name="ce38">
            <text:p>4124806</text:p>
          </table:table-cell>
          <table:table-cell office:value-type="string" table:style-name="ce38">
            <text:p>SAO JOAO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24905" table:style-name="ce38">
            <text:p>4124905</text:p>
          </table:table-cell>
          <table:table-cell office:value-type="string" table:style-name="ce38">
            <text:p>SAO JOAO DO CAIU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25001" table:style-name="ce38">
            <text:p>4125001</text:p>
          </table:table-cell>
          <table:table-cell office:value-type="string" table:style-name="ce38">
            <text:p>SAO JOAO DO IVAI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25100" table:style-name="ce38">
            <text:p>4125100</text:p>
          </table:table-cell>
          <table:table-cell office:value-type="string" table:style-name="ce38">
            <text:p>SAO JOAO DO TRIUNFO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25209" table:style-name="ce38">
            <text:p>4125209</text:p>
          </table:table-cell>
          <table:table-cell office:value-type="string" table:style-name="ce38">
            <text:p>SAO JORGE D´OESTE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25308" table:style-name="ce38">
            <text:p>4125308</text:p>
          </table:table-cell>
          <table:table-cell office:value-type="string" table:style-name="ce38">
            <text:p>SAO JORGE DO IVAI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25357" table:style-name="ce38">
            <text:p>4125357</text:p>
          </table:table-cell>
          <table:table-cell office:value-type="string" table:style-name="ce38">
            <text:p>SAO JORGE DO PATROCINIO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25407" table:style-name="ce38">
            <text:p>4125407</text:p>
          </table:table-cell>
          <table:table-cell office:value-type="string" table:style-name="ce38">
            <text:p>SAO JOSE DA BOA VIST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25456" table:style-name="ce38">
            <text:p>4125456</text:p>
          </table:table-cell>
          <table:table-cell office:value-type="string" table:style-name="ce38">
            <text:p>SAO JOSE DAS PALMEIRAS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25506" table:style-name="ce38">
            <text:p>4125506</text:p>
          </table:table-cell>
          <table:table-cell office:value-type="string" table:style-name="ce38">
            <text:p>SAO JOSE DO PINHAIS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25555" table:style-name="ce38">
            <text:p>4125555</text:p>
          </table:table-cell>
          <table:table-cell office:value-type="string" table:style-name="ce38">
            <text:p>SAO MANOEL DO PARAN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25605" table:style-name="ce38">
            <text:p>4125605</text:p>
          </table:table-cell>
          <table:table-cell office:value-type="string" table:style-name="ce38">
            <text:p>SAO MATEUS DO SUL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25704" table:style-name="ce38">
            <text:p>4125704</text:p>
          </table:table-cell>
          <table:table-cell office:value-type="string" table:style-name="ce38">
            <text:p>SAO MIGUEL DO IGUACU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25753" table:style-name="ce38">
            <text:p>4125753</text:p>
          </table:table-cell>
          <table:table-cell office:value-type="string" table:style-name="ce38">
            <text:p>SAO PEDRO DO IGUACU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25803" table:style-name="ce38">
            <text:p>4125803</text:p>
          </table:table-cell>
          <table:table-cell office:value-type="string" table:style-name="ce38">
            <text:p>SAO PEDRO DO IVAI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25902" table:style-name="ce38">
            <text:p>4125902</text:p>
          </table:table-cell>
          <table:table-cell office:value-type="string" table:style-name="ce38">
            <text:p>SAO PEDRO DO PARAN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26009" table:style-name="ce38">
            <text:p>4126009</text:p>
          </table:table-cell>
          <table:table-cell office:value-type="string" table:style-name="ce38">
            <text:p>SAO SEBASTIAO DA AMOREIR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26108" table:style-name="ce38">
            <text:p>4126108</text:p>
          </table:table-cell>
          <table:table-cell office:value-type="string" table:style-name="ce38">
            <text:p>SAO TOME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26207" table:style-name="ce38">
            <text:p>4126207</text:p>
          </table:table-cell>
          <table:table-cell office:value-type="string" table:style-name="ce38">
            <text:p>SAPOPEM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26256" table:style-name="ce38">
            <text:p>4126256</text:p>
          </table:table-cell>
          <table:table-cell office:value-type="string" table:style-name="ce38">
            <text:p>SARANDI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26272" table:style-name="ce38">
            <text:p>4126272</text:p>
          </table:table-cell>
          <table:table-cell office:value-type="string" table:style-name="ce38">
            <text:p>SAUDADE DO IGUACU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26306" table:style-name="ce38">
            <text:p>4126306</text:p>
          </table:table-cell>
          <table:table-cell office:value-type="string" table:style-name="ce38">
            <text:p>SENGES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26355" table:style-name="ce38">
            <text:p>4126355</text:p>
          </table:table-cell>
          <table:table-cell office:value-type="string" table:style-name="ce38">
            <text:p>SERRANOPOLIS DO IGUACU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26405" table:style-name="ce38">
            <text:p>4126405</text:p>
          </table:table-cell>
          <table:table-cell office:value-type="string" table:style-name="ce38">
            <text:p>SERTANEJ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26504" table:style-name="ce38">
            <text:p>4126504</text:p>
          </table:table-cell>
          <table:table-cell office:value-type="string" table:style-name="ce38">
            <text:p>SERTANOPOLIS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26603" table:style-name="ce38">
            <text:p>4126603</text:p>
          </table:table-cell>
          <table:table-cell office:value-type="string" table:style-name="ce38">
            <text:p>SIQUEIRA CAMPOS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26652" table:style-name="ce38">
            <text:p>4126652</text:p>
          </table:table-cell>
          <table:table-cell office:value-type="string" table:style-name="ce38">
            <text:p>SULIN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26678" table:style-name="ce38">
            <text:p>4126678</text:p>
          </table:table-cell>
          <table:table-cell office:value-type="string" table:style-name="ce38">
            <text:p>TAMARAN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26702" table:style-name="ce38">
            <text:p>4126702</text:p>
          </table:table-cell>
          <table:table-cell office:value-type="string" table:style-name="ce38">
            <text:p>TAMBOAR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26801" table:style-name="ce38">
            <text:p>4126801</text:p>
          </table:table-cell>
          <table:table-cell office:value-type="string" table:style-name="ce38">
            <text:p>TAPEJAR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26900" table:style-name="ce38">
            <text:p>4126900</text:p>
          </table:table-cell>
          <table:table-cell office:value-type="string" table:style-name="ce38">
            <text:p>TAPIR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27007" table:style-name="ce38">
            <text:p>4127007</text:p>
          </table:table-cell>
          <table:table-cell office:value-type="string" table:style-name="ce38">
            <text:p>TEIXEIRA SOARES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27106" table:style-name="ce38">
            <text:p>4127106</text:p>
          </table:table-cell>
          <table:table-cell office:value-type="string" table:style-name="ce38">
            <text:p>TELEMACO BORB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27205" table:style-name="ce38">
            <text:p>4127205</text:p>
          </table:table-cell>
          <table:table-cell office:value-type="string" table:style-name="ce38">
            <text:p>TERRA BO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27304" table:style-name="ce38">
            <text:p>4127304</text:p>
          </table:table-cell>
          <table:table-cell office:value-type="string" table:style-name="ce38">
            <text:p>TERRA RIC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27403" table:style-name="ce38">
            <text:p>4127403</text:p>
          </table:table-cell>
          <table:table-cell office:value-type="string" table:style-name="ce38">
            <text:p>TERRA ROX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27502" table:style-name="ce38">
            <text:p>4127502</text:p>
          </table:table-cell>
          <table:table-cell office:value-type="string" table:style-name="ce38">
            <text:p>TIBAGI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27601" table:style-name="ce38">
            <text:p>4127601</text:p>
          </table:table-cell>
          <table:table-cell office:value-type="string" table:style-name="ce38">
            <text:p>TIJUCAS DO SUL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27700" table:style-name="ce38">
            <text:p>4127700</text:p>
          </table:table-cell>
          <table:table-cell office:value-type="string" table:style-name="ce38">
            <text:p>TOLEDO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27809" table:style-name="ce38">
            <text:p>4127809</text:p>
          </table:table-cell>
          <table:table-cell office:value-type="string" table:style-name="ce38">
            <text:p>TOMAZIN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27858" table:style-name="ce38">
            <text:p>4127858</text:p>
          </table:table-cell>
          <table:table-cell office:value-type="string" table:style-name="ce38">
            <text:p>TRES BARRAS DO PARAN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27882" table:style-name="ce38">
            <text:p>4127882</text:p>
          </table:table-cell>
          <table:table-cell office:value-type="string" table:style-name="ce38">
            <text:p>TUNAS DO PARAN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27908" table:style-name="ce38">
            <text:p>4127908</text:p>
          </table:table-cell>
          <table:table-cell office:value-type="string" table:style-name="ce38">
            <text:p>TUNEIRAS DO OESTE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27957" table:style-name="ce38">
            <text:p>4127957</text:p>
          </table:table-cell>
          <table:table-cell office:value-type="string" table:style-name="ce38">
            <text:p>TUPASSI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27965" table:style-name="ce38">
            <text:p>4127965</text:p>
          </table:table-cell>
          <table:table-cell office:value-type="string" table:style-name="ce38">
            <text:p>TURVO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28005" table:style-name="ce38">
            <text:p>4128005</text:p>
          </table:table-cell>
          <table:table-cell office:value-type="string" table:style-name="ce38">
            <text:p>UBIRAT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28104" table:style-name="ce38">
            <text:p>4128104</text:p>
          </table:table-cell>
          <table:table-cell office:value-type="string" table:style-name="ce38">
            <text:p>UMUARAM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28203" table:style-name="ce38">
            <text:p>4128203</text:p>
          </table:table-cell>
          <table:table-cell office:value-type="string" table:style-name="ce38">
            <text:p>UNIAO DA VITORI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28302" table:style-name="ce38">
            <text:p>4128302</text:p>
          </table:table-cell>
          <table:table-cell office:value-type="string" table:style-name="ce38">
            <text:p>UNIFLOR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28401" table:style-name="ce38">
            <text:p>4128401</text:p>
          </table:table-cell>
          <table:table-cell office:value-type="string" table:style-name="ce38">
            <text:p>URAI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28500" table:style-name="ce38">
            <text:p>4128500</text:p>
          </table:table-cell>
          <table:table-cell office:value-type="string" table:style-name="ce38">
            <text:p>WENCESLAU BRAZ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28534" table:style-name="ce38">
            <text:p>4128534</text:p>
          </table:table-cell>
          <table:table-cell office:value-type="string" table:style-name="ce38">
            <text:p>VENTANI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28559" table:style-name="ce38">
            <text:p>4128559</text:p>
          </table:table-cell>
          <table:table-cell office:value-type="string" table:style-name="ce38">
            <text:p>VERA CRUZ DO OESTE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28609" table:style-name="ce38">
            <text:p>4128609</text:p>
          </table:table-cell>
          <table:table-cell office:value-type="string" table:style-name="ce38">
            <text:p>VERE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28625" table:style-name="ce38">
            <text:p>4128625</text:p>
          </table:table-cell>
          <table:table-cell office:value-type="string" table:style-name="ce38">
            <text:p>VILA ALTA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28633" table:style-name="ce38">
            <text:p>4128633</text:p>
          </table:table-cell>
          <table:table-cell office:value-type="string" table:style-name="ce38">
            <text:p>DOUTOR ULYSSES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28658" table:style-name="ce38">
            <text:p>4128658</text:p>
          </table:table-cell>
          <table:table-cell office:value-type="string" table:style-name="ce38">
            <text:p>VIRMOND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28708" table:style-name="ce38">
            <text:p>4128708</text:p>
          </table:table-cell>
          <table:table-cell office:value-type="string" table:style-name="ce38">
            <text:p>VITORINO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128807" table:style-name="ce38">
            <text:p>4128807</text:p>
          </table:table-cell>
          <table:table-cell office:value-type="string" table:style-name="ce38">
            <text:p>XAMBRE</text:p>
          </table:table-cell>
          <table:table-cell office:value-type="string" table:style-name="ce38">
            <text:p>PR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0051" table:style-name="ce38">
            <text:p>4200051</text:p>
          </table:table-cell>
          <table:table-cell office:value-type="string" table:style-name="ce38">
            <text:p>ABDON BATISTA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0101" table:style-name="ce38">
            <text:p>4200101</text:p>
          </table:table-cell>
          <table:table-cell office:value-type="string" table:style-name="ce38">
            <text:p>ABELARDO LUZ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0200" table:style-name="ce38">
            <text:p>4200200</text:p>
          </table:table-cell>
          <table:table-cell office:value-type="string" table:style-name="ce38">
            <text:p>AGROLANDIA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0309" table:style-name="ce38">
            <text:p>4200309</text:p>
          </table:table-cell>
          <table:table-cell office:value-type="string" table:style-name="ce38">
            <text:p>AGRONOMICA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0408" table:style-name="ce38">
            <text:p>4200408</text:p>
          </table:table-cell>
          <table:table-cell office:value-type="string" table:style-name="ce38">
            <text:p>AGUA DOCE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0507" table:style-name="ce38">
            <text:p>4200507</text:p>
          </table:table-cell>
          <table:table-cell office:value-type="string" table:style-name="ce38">
            <text:p>AGUAS DE CHAPECO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0556" table:style-name="ce38">
            <text:p>4200556</text:p>
          </table:table-cell>
          <table:table-cell office:value-type="string" table:style-name="ce38">
            <text:p>AGUAS FRIAS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0606" table:style-name="ce38">
            <text:p>4200606</text:p>
          </table:table-cell>
          <table:table-cell office:value-type="string" table:style-name="ce38">
            <text:p>AGUAS MORNAS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0705" table:style-name="ce38">
            <text:p>4200705</text:p>
          </table:table-cell>
          <table:table-cell office:value-type="string" table:style-name="ce38">
            <text:p>ALFREDO WAGNER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0754" table:style-name="ce38">
            <text:p>4200754</text:p>
          </table:table-cell>
          <table:table-cell office:value-type="string" table:style-name="ce38">
            <text:p>ALTO BELA VISTA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0804" table:style-name="ce38">
            <text:p>4200804</text:p>
          </table:table-cell>
          <table:table-cell office:value-type="string" table:style-name="ce38">
            <text:p>ANCHIETA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0903" table:style-name="ce38">
            <text:p>4200903</text:p>
          </table:table-cell>
          <table:table-cell office:value-type="string" table:style-name="ce38">
            <text:p>ANGELINA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1000" table:style-name="ce38">
            <text:p>4201000</text:p>
          </table:table-cell>
          <table:table-cell office:value-type="string" table:style-name="ce38">
            <text:p>ANITA GARIBALDI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1109" table:style-name="ce38">
            <text:p>4201109</text:p>
          </table:table-cell>
          <table:table-cell office:value-type="string" table:style-name="ce38">
            <text:p>ANITAPOLIS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1208" table:style-name="ce38">
            <text:p>4201208</text:p>
          </table:table-cell>
          <table:table-cell office:value-type="string" table:style-name="ce38">
            <text:p>ANTONIO CARLOS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1257" table:style-name="ce38">
            <text:p>4201257</text:p>
          </table:table-cell>
          <table:table-cell office:value-type="string" table:style-name="ce38">
            <text:p>APIUNA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1273" table:style-name="ce38">
            <text:p>4201273</text:p>
          </table:table-cell>
          <table:table-cell office:value-type="string" table:style-name="ce38">
            <text:p>ARABUTA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1307" table:style-name="ce38">
            <text:p>4201307</text:p>
          </table:table-cell>
          <table:table-cell office:value-type="string" table:style-name="ce38">
            <text:p>ARAQUARI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1406" table:style-name="ce38">
            <text:p>4201406</text:p>
          </table:table-cell>
          <table:table-cell office:value-type="string" table:style-name="ce38">
            <text:p>ARARANGUA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1505" table:style-name="ce38">
            <text:p>4201505</text:p>
          </table:table-cell>
          <table:table-cell office:value-type="string" table:style-name="ce38">
            <text:p>ARMAZEM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1604" table:style-name="ce38">
            <text:p>4201604</text:p>
          </table:table-cell>
          <table:table-cell office:value-type="string" table:style-name="ce38">
            <text:p>ARROIO TRINTA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1653" table:style-name="ce38">
            <text:p>4201653</text:p>
          </table:table-cell>
          <table:table-cell office:value-type="string" table:style-name="ce38">
            <text:p>ARVOREDO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1703" table:style-name="ce38">
            <text:p>4201703</text:p>
          </table:table-cell>
          <table:table-cell office:value-type="string" table:style-name="ce38">
            <text:p>ASCURRA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1802" table:style-name="ce38">
            <text:p>4201802</text:p>
          </table:table-cell>
          <table:table-cell office:value-type="string" table:style-name="ce38">
            <text:p>ATALANTA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1901" table:style-name="ce38">
            <text:p>4201901</text:p>
          </table:table-cell>
          <table:table-cell office:value-type="string" table:style-name="ce38">
            <text:p>AURORA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1950" table:style-name="ce38">
            <text:p>4201950</text:p>
          </table:table-cell>
          <table:table-cell office:value-type="string" table:style-name="ce38">
            <text:p>BALNEARIO ARROIO DO SILVA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2008" table:style-name="ce38">
            <text:p>4202008</text:p>
          </table:table-cell>
          <table:table-cell office:value-type="string" table:style-name="ce38">
            <text:p>BALNEARIO CAMBORIU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2057" table:style-name="ce38">
            <text:p>4202057</text:p>
          </table:table-cell>
          <table:table-cell office:value-type="string" table:style-name="ce38">
            <text:p>BALNEARIO BARRA DO SUL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2073" table:style-name="ce38">
            <text:p>4202073</text:p>
          </table:table-cell>
          <table:table-cell office:value-type="string" table:style-name="ce38">
            <text:p>BALNEARIO GAIVOTA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2081" table:style-name="ce38">
            <text:p>4202081</text:p>
          </table:table-cell>
          <table:table-cell office:value-type="string" table:style-name="ce38">
            <text:p>BANDEIRANTE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2099" table:style-name="ce38">
            <text:p>4202099</text:p>
          </table:table-cell>
          <table:table-cell office:value-type="string" table:style-name="ce38">
            <text:p>BARRA BONITA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2107" table:style-name="ce38">
            <text:p>4202107</text:p>
          </table:table-cell>
          <table:table-cell office:value-type="string" table:style-name="ce38">
            <text:p>BARRA VELHA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2131" table:style-name="ce38">
            <text:p>4202131</text:p>
          </table:table-cell>
          <table:table-cell office:value-type="string" table:style-name="ce38">
            <text:p>BELA VISTA DO TOLDO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2156" table:style-name="ce38">
            <text:p>4202156</text:p>
          </table:table-cell>
          <table:table-cell office:value-type="string" table:style-name="ce38">
            <text:p>BELMONTE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2206" table:style-name="ce38">
            <text:p>4202206</text:p>
          </table:table-cell>
          <table:table-cell office:value-type="string" table:style-name="ce38">
            <text:p>BENEDITO NOVO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2305" table:style-name="ce38">
            <text:p>4202305</text:p>
          </table:table-cell>
          <table:table-cell office:value-type="string" table:style-name="ce38">
            <text:p>BIGUACU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2404" table:style-name="ce38">
            <text:p>4202404</text:p>
          </table:table-cell>
          <table:table-cell office:value-type="string" table:style-name="ce38">
            <text:p>BLUMENAU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2438" table:style-name="ce38">
            <text:p>4202438</text:p>
          </table:table-cell>
          <table:table-cell office:value-type="string" table:style-name="ce38">
            <text:p>BOCAINA DO SUL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2453" table:style-name="ce38">
            <text:p>4202453</text:p>
          </table:table-cell>
          <table:table-cell office:value-type="string" table:style-name="ce38">
            <text:p>BOMBINHAS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2503" table:style-name="ce38">
            <text:p>4202503</text:p>
          </table:table-cell>
          <table:table-cell office:value-type="string" table:style-name="ce38">
            <text:p>BOM JARDIM DA SERRA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2537" table:style-name="ce38">
            <text:p>4202537</text:p>
          </table:table-cell>
          <table:table-cell office:value-type="string" table:style-name="ce38">
            <text:p>BOM JESUS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2578" table:style-name="ce38">
            <text:p>4202578</text:p>
          </table:table-cell>
          <table:table-cell office:value-type="string" table:style-name="ce38">
            <text:p>BOM JESUS DO OESTE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2602" table:style-name="ce38">
            <text:p>4202602</text:p>
          </table:table-cell>
          <table:table-cell office:value-type="string" table:style-name="ce38">
            <text:p>BOM RETIRO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2701" table:style-name="ce38">
            <text:p>4202701</text:p>
          </table:table-cell>
          <table:table-cell office:value-type="string" table:style-name="ce38">
            <text:p>BOTUVERA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2800" table:style-name="ce38">
            <text:p>4202800</text:p>
          </table:table-cell>
          <table:table-cell office:value-type="string" table:style-name="ce38">
            <text:p>BRACO DO NORTE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2859" table:style-name="ce38">
            <text:p>4202859</text:p>
          </table:table-cell>
          <table:table-cell office:value-type="string" table:style-name="ce38">
            <text:p>BRACO DO TROMBUDO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2875" table:style-name="ce38">
            <text:p>4202875</text:p>
          </table:table-cell>
          <table:table-cell office:value-type="string" table:style-name="ce38">
            <text:p>BRUNOPOLIS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2909" table:style-name="ce38">
            <text:p>4202909</text:p>
          </table:table-cell>
          <table:table-cell office:value-type="string" table:style-name="ce38">
            <text:p>BRUSQUE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3006" table:style-name="ce38">
            <text:p>4203006</text:p>
          </table:table-cell>
          <table:table-cell office:value-type="string" table:style-name="ce38">
            <text:p>CACADOR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3105" table:style-name="ce38">
            <text:p>4203105</text:p>
          </table:table-cell>
          <table:table-cell office:value-type="string" table:style-name="ce38">
            <text:p>CAIBI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3154" table:style-name="ce38">
            <text:p>4203154</text:p>
          </table:table-cell>
          <table:table-cell office:value-type="string" table:style-name="ce38">
            <text:p>CALMON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3204" table:style-name="ce38">
            <text:p>4203204</text:p>
          </table:table-cell>
          <table:table-cell office:value-type="string" table:style-name="ce38">
            <text:p>CAMBORIU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3253" table:style-name="ce38">
            <text:p>4203253</text:p>
          </table:table-cell>
          <table:table-cell office:value-type="string" table:style-name="ce38">
            <text:p>CAPAO ALTO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3303" table:style-name="ce38">
            <text:p>4203303</text:p>
          </table:table-cell>
          <table:table-cell office:value-type="string" table:style-name="ce38">
            <text:p>CAMPO ALEGRE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3402" table:style-name="ce38">
            <text:p>4203402</text:p>
          </table:table-cell>
          <table:table-cell office:value-type="string" table:style-name="ce38">
            <text:p>CAMPO BELO DO SUL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3501" table:style-name="ce38">
            <text:p>4203501</text:p>
          </table:table-cell>
          <table:table-cell office:value-type="string" table:style-name="ce38">
            <text:p>CAMPO ERE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3600" table:style-name="ce38">
            <text:p>4203600</text:p>
          </table:table-cell>
          <table:table-cell office:value-type="string" table:style-name="ce38">
            <text:p>CAMPOS NOVOS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3709" table:style-name="ce38">
            <text:p>4203709</text:p>
          </table:table-cell>
          <table:table-cell office:value-type="string" table:style-name="ce38">
            <text:p>CANELINHA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3808" table:style-name="ce38">
            <text:p>4203808</text:p>
          </table:table-cell>
          <table:table-cell office:value-type="string" table:style-name="ce38">
            <text:p>CANOINHAS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3907" table:style-name="ce38">
            <text:p>4203907</text:p>
          </table:table-cell>
          <table:table-cell office:value-type="string" table:style-name="ce38">
            <text:p>CAPINZAL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3956" table:style-name="ce38">
            <text:p>4203956</text:p>
          </table:table-cell>
          <table:table-cell office:value-type="string" table:style-name="ce38">
            <text:p>CAPIVARI DE BAIXO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4004" table:style-name="ce38">
            <text:p>4204004</text:p>
          </table:table-cell>
          <table:table-cell office:value-type="string" table:style-name="ce38">
            <text:p>CATANDUVAS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4103" table:style-name="ce38">
            <text:p>4204103</text:p>
          </table:table-cell>
          <table:table-cell office:value-type="string" table:style-name="ce38">
            <text:p>CAXAMBU DO SUL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4152" table:style-name="ce38">
            <text:p>4204152</text:p>
          </table:table-cell>
          <table:table-cell office:value-type="string" table:style-name="ce38">
            <text:p>CELSO RAMOS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4178" table:style-name="ce38">
            <text:p>4204178</text:p>
          </table:table-cell>
          <table:table-cell office:value-type="string" table:style-name="ce38">
            <text:p>CERRO NEGRO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4194" table:style-name="ce38">
            <text:p>4204194</text:p>
          </table:table-cell>
          <table:table-cell office:value-type="string" table:style-name="ce38">
            <text:p>CHAPADAO DO LAGEADO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4202" table:style-name="ce38">
            <text:p>4204202</text:p>
          </table:table-cell>
          <table:table-cell office:value-type="string" table:style-name="ce38">
            <text:p>CHAPECO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4251" table:style-name="ce38">
            <text:p>4204251</text:p>
          </table:table-cell>
          <table:table-cell office:value-type="string" table:style-name="ce38">
            <text:p>COCAL DO SUL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4301" table:style-name="ce38">
            <text:p>4204301</text:p>
          </table:table-cell>
          <table:table-cell office:value-type="string" table:style-name="ce38">
            <text:p>CONCORDIA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4350" table:style-name="ce38">
            <text:p>4204350</text:p>
          </table:table-cell>
          <table:table-cell office:value-type="string" table:style-name="ce38">
            <text:p>CORDILHEIRA ALTA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4400" table:style-name="ce38">
            <text:p>4204400</text:p>
          </table:table-cell>
          <table:table-cell office:value-type="string" table:style-name="ce38">
            <text:p>CORONEL FREITAS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4459" table:style-name="ce38">
            <text:p>4204459</text:p>
          </table:table-cell>
          <table:table-cell office:value-type="string" table:style-name="ce38">
            <text:p>CORONEL MARTINS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4509" table:style-name="ce38">
            <text:p>4204509</text:p>
          </table:table-cell>
          <table:table-cell office:value-type="string" table:style-name="ce38">
            <text:p>CORUPA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4558" table:style-name="ce38">
            <text:p>4204558</text:p>
          </table:table-cell>
          <table:table-cell office:value-type="string" table:style-name="ce38">
            <text:p>CORREIA PINTO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4608" table:style-name="ce38">
            <text:p>4204608</text:p>
          </table:table-cell>
          <table:table-cell office:value-type="string" table:style-name="ce38">
            <text:p>CRICIUMA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4707" table:style-name="ce38">
            <text:p>4204707</text:p>
          </table:table-cell>
          <table:table-cell office:value-type="string" table:style-name="ce38">
            <text:p>CUNHA PORA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4756" table:style-name="ce38">
            <text:p>4204756</text:p>
          </table:table-cell>
          <table:table-cell office:value-type="string" table:style-name="ce38">
            <text:p>CUNHATAI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4806" table:style-name="ce38">
            <text:p>4204806</text:p>
          </table:table-cell>
          <table:table-cell office:value-type="string" table:style-name="ce38">
            <text:p>CURITIBANOS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4905" table:style-name="ce38">
            <text:p>4204905</text:p>
          </table:table-cell>
          <table:table-cell office:value-type="string" table:style-name="ce38">
            <text:p>DESCANSO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5001" table:style-name="ce38">
            <text:p>4205001</text:p>
          </table:table-cell>
          <table:table-cell office:value-type="string" table:style-name="ce38">
            <text:p>DIONISIO CERQUEIRA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5100" table:style-name="ce38">
            <text:p>4205100</text:p>
          </table:table-cell>
          <table:table-cell office:value-type="string" table:style-name="ce38">
            <text:p>DONA EMMA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5159" table:style-name="ce38">
            <text:p>4205159</text:p>
          </table:table-cell>
          <table:table-cell office:value-type="string" table:style-name="ce38">
            <text:p>DOUTOR PEDRINHO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5175" table:style-name="ce38">
            <text:p>4205175</text:p>
          </table:table-cell>
          <table:table-cell office:value-type="string" table:style-name="ce38">
            <text:p>ENTRE RIOS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5191" table:style-name="ce38">
            <text:p>4205191</text:p>
          </table:table-cell>
          <table:table-cell office:value-type="string" table:style-name="ce38">
            <text:p>ERMO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5209" table:style-name="ce38">
            <text:p>4205209</text:p>
          </table:table-cell>
          <table:table-cell office:value-type="string" table:style-name="ce38">
            <text:p>ERVAL VELHO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5308" table:style-name="ce38">
            <text:p>4205308</text:p>
          </table:table-cell>
          <table:table-cell office:value-type="string" table:style-name="ce38">
            <text:p>FAXINAL DO GUEDES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5357" table:style-name="ce38">
            <text:p>4205357</text:p>
          </table:table-cell>
          <table:table-cell office:value-type="string" table:style-name="ce38">
            <text:p>FLOR DO SERTAO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5407" table:style-name="ce38">
            <text:p>4205407</text:p>
          </table:table-cell>
          <table:table-cell office:value-type="string" table:style-name="ce38">
            <text:p>FLORIANOPOLIS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5431" table:style-name="ce38">
            <text:p>4205431</text:p>
          </table:table-cell>
          <table:table-cell office:value-type="string" table:style-name="ce38">
            <text:p>FORMOSA DO SUL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5456" table:style-name="ce38">
            <text:p>4205456</text:p>
          </table:table-cell>
          <table:table-cell office:value-type="string" table:style-name="ce38">
            <text:p>FORQUILHINHA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5506" table:style-name="ce38">
            <text:p>4205506</text:p>
          </table:table-cell>
          <table:table-cell office:value-type="string" table:style-name="ce38">
            <text:p>FRAIBURGO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5555" table:style-name="ce38">
            <text:p>4205555</text:p>
          </table:table-cell>
          <table:table-cell office:value-type="string" table:style-name="ce38">
            <text:p>FREI ROGERIO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5605" table:style-name="ce38">
            <text:p>4205605</text:p>
          </table:table-cell>
          <table:table-cell office:value-type="string" table:style-name="ce38">
            <text:p>GALVAO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5704" table:style-name="ce38">
            <text:p>4205704</text:p>
          </table:table-cell>
          <table:table-cell office:value-type="string" table:style-name="ce38">
            <text:p>GAROPABA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5803" table:style-name="ce38">
            <text:p>4205803</text:p>
          </table:table-cell>
          <table:table-cell office:value-type="string" table:style-name="ce38">
            <text:p>GARUVA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5902" table:style-name="ce38">
            <text:p>4205902</text:p>
          </table:table-cell>
          <table:table-cell office:value-type="string" table:style-name="ce38">
            <text:p>GASPAR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6009" table:style-name="ce38">
            <text:p>4206009</text:p>
          </table:table-cell>
          <table:table-cell office:value-type="string" table:style-name="ce38">
            <text:p>GOVERNADOR CELSO RAMOS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6108" table:style-name="ce38">
            <text:p>4206108</text:p>
          </table:table-cell>
          <table:table-cell office:value-type="string" table:style-name="ce38">
            <text:p>GRAO PARA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6207" table:style-name="ce38">
            <text:p>4206207</text:p>
          </table:table-cell>
          <table:table-cell office:value-type="string" table:style-name="ce38">
            <text:p>GRAVATAL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6306" table:style-name="ce38">
            <text:p>4206306</text:p>
          </table:table-cell>
          <table:table-cell office:value-type="string" table:style-name="ce38">
            <text:p>GUABIRUBA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6405" table:style-name="ce38">
            <text:p>4206405</text:p>
          </table:table-cell>
          <table:table-cell office:value-type="string" table:style-name="ce38">
            <text:p>GUARACIABA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6504" table:style-name="ce38">
            <text:p>4206504</text:p>
          </table:table-cell>
          <table:table-cell office:value-type="string" table:style-name="ce38">
            <text:p>GUARAMIRIM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6603" table:style-name="ce38">
            <text:p>4206603</text:p>
          </table:table-cell>
          <table:table-cell office:value-type="string" table:style-name="ce38">
            <text:p>GUARUJA DO SUL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6652" table:style-name="ce38">
            <text:p>4206652</text:p>
          </table:table-cell>
          <table:table-cell office:value-type="string" table:style-name="ce38">
            <text:p>GUATAMBU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6702" table:style-name="ce38">
            <text:p>4206702</text:p>
          </table:table-cell>
          <table:table-cell office:value-type="string" table:style-name="ce38">
            <text:p>HERVAL D´OESTE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6751" table:style-name="ce38">
            <text:p>4206751</text:p>
          </table:table-cell>
          <table:table-cell office:value-type="string" table:style-name="ce38">
            <text:p>IBIAM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6801" table:style-name="ce38">
            <text:p>4206801</text:p>
          </table:table-cell>
          <table:table-cell office:value-type="string" table:style-name="ce38">
            <text:p>IBICARE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6900" table:style-name="ce38">
            <text:p>4206900</text:p>
          </table:table-cell>
          <table:table-cell office:value-type="string" table:style-name="ce38">
            <text:p>IBIRAMA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7007" table:style-name="ce38">
            <text:p>4207007</text:p>
          </table:table-cell>
          <table:table-cell office:value-type="string" table:style-name="ce38">
            <text:p>ICARA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7106" table:style-name="ce38">
            <text:p>4207106</text:p>
          </table:table-cell>
          <table:table-cell office:value-type="string" table:style-name="ce38">
            <text:p>ILHOTA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7205" table:style-name="ce38">
            <text:p>4207205</text:p>
          </table:table-cell>
          <table:table-cell office:value-type="string" table:style-name="ce38">
            <text:p>IMARUI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7304" table:style-name="ce38">
            <text:p>4207304</text:p>
          </table:table-cell>
          <table:table-cell office:value-type="string" table:style-name="ce38">
            <text:p>IMBITUBA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7403" table:style-name="ce38">
            <text:p>4207403</text:p>
          </table:table-cell>
          <table:table-cell office:value-type="string" table:style-name="ce38">
            <text:p>IMBUIA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7502" table:style-name="ce38">
            <text:p>4207502</text:p>
          </table:table-cell>
          <table:table-cell office:value-type="string" table:style-name="ce38">
            <text:p>INDAIAL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7577" table:style-name="ce38">
            <text:p>4207577</text:p>
          </table:table-cell>
          <table:table-cell office:value-type="string" table:style-name="ce38">
            <text:p>IOMERE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7601" table:style-name="ce38">
            <text:p>4207601</text:p>
          </table:table-cell>
          <table:table-cell office:value-type="string" table:style-name="ce38">
            <text:p>IPIRA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7650" table:style-name="ce38">
            <text:p>4207650</text:p>
          </table:table-cell>
          <table:table-cell office:value-type="string" table:style-name="ce38">
            <text:p>IPORA DO OESTE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7684" table:style-name="ce38">
            <text:p>4207684</text:p>
          </table:table-cell>
          <table:table-cell office:value-type="string" table:style-name="ce38">
            <text:p>IPUACU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7700" table:style-name="ce38">
            <text:p>4207700</text:p>
          </table:table-cell>
          <table:table-cell office:value-type="string" table:style-name="ce38">
            <text:p>IPUMIRIM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7759" table:style-name="ce38">
            <text:p>4207759</text:p>
          </table:table-cell>
          <table:table-cell office:value-type="string" table:style-name="ce38">
            <text:p>IRACEMINHA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7809" table:style-name="ce38">
            <text:p>4207809</text:p>
          </table:table-cell>
          <table:table-cell office:value-type="string" table:style-name="ce38">
            <text:p>IRANI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7858" table:style-name="ce38">
            <text:p>4207858</text:p>
          </table:table-cell>
          <table:table-cell office:value-type="string" table:style-name="ce38">
            <text:p>IRATI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7908" table:style-name="ce38">
            <text:p>4207908</text:p>
          </table:table-cell>
          <table:table-cell office:value-type="string" table:style-name="ce38">
            <text:p>IRINEOPOLIS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8005" table:style-name="ce38">
            <text:p>4208005</text:p>
          </table:table-cell>
          <table:table-cell office:value-type="string" table:style-name="ce38">
            <text:p>ITA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8104" table:style-name="ce38">
            <text:p>4208104</text:p>
          </table:table-cell>
          <table:table-cell office:value-type="string" table:style-name="ce38">
            <text:p>ITAIOPOLIS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8203" table:style-name="ce38">
            <text:p>4208203</text:p>
          </table:table-cell>
          <table:table-cell office:value-type="string" table:style-name="ce38">
            <text:p>ITAJAI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8302" table:style-name="ce38">
            <text:p>4208302</text:p>
          </table:table-cell>
          <table:table-cell office:value-type="string" table:style-name="ce38">
            <text:p>ITAPEMA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8401" table:style-name="ce38">
            <text:p>4208401</text:p>
          </table:table-cell>
          <table:table-cell office:value-type="string" table:style-name="ce38">
            <text:p>ITAPIRANGA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8450" table:style-name="ce38">
            <text:p>4208450</text:p>
          </table:table-cell>
          <table:table-cell office:value-type="string" table:style-name="ce38">
            <text:p>ITAPOA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8500" table:style-name="ce38">
            <text:p>4208500</text:p>
          </table:table-cell>
          <table:table-cell office:value-type="string" table:style-name="ce38">
            <text:p>ITUPORANGA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8609" table:style-name="ce38">
            <text:p>4208609</text:p>
          </table:table-cell>
          <table:table-cell office:value-type="string" table:style-name="ce38">
            <text:p>JABORA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8708" table:style-name="ce38">
            <text:p>4208708</text:p>
          </table:table-cell>
          <table:table-cell office:value-type="string" table:style-name="ce38">
            <text:p>JACINTO MACHADO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8807" table:style-name="ce38">
            <text:p>4208807</text:p>
          </table:table-cell>
          <table:table-cell office:value-type="string" table:style-name="ce38">
            <text:p>JAGUARUNA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8906" table:style-name="ce38">
            <text:p>4208906</text:p>
          </table:table-cell>
          <table:table-cell office:value-type="string" table:style-name="ce38">
            <text:p>JARAGUA DO SUL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8955" table:style-name="ce38">
            <text:p>4208955</text:p>
          </table:table-cell>
          <table:table-cell office:value-type="string" table:style-name="ce38">
            <text:p>JARDINOPOLIS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9003" table:style-name="ce38">
            <text:p>4209003</text:p>
          </table:table-cell>
          <table:table-cell office:value-type="string" table:style-name="ce38">
            <text:p>JOACABA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9102" table:style-name="ce38">
            <text:p>4209102</text:p>
          </table:table-cell>
          <table:table-cell office:value-type="string" table:style-name="ce38">
            <text:p>JOINVILLE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9151" table:style-name="ce38">
            <text:p>4209151</text:p>
          </table:table-cell>
          <table:table-cell office:value-type="string" table:style-name="ce38">
            <text:p>JOSE BOITEUX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9177" table:style-name="ce38">
            <text:p>4209177</text:p>
          </table:table-cell>
          <table:table-cell office:value-type="string" table:style-name="ce38">
            <text:p>JUPIA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9201" table:style-name="ce38">
            <text:p>4209201</text:p>
          </table:table-cell>
          <table:table-cell office:value-type="string" table:style-name="ce38">
            <text:p>LACERDOPOLIS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9300" table:style-name="ce38">
            <text:p>4209300</text:p>
          </table:table-cell>
          <table:table-cell office:value-type="string" table:style-name="ce38">
            <text:p>LAGES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9409" table:style-name="ce38">
            <text:p>4209409</text:p>
          </table:table-cell>
          <table:table-cell office:value-type="string" table:style-name="ce38">
            <text:p>LAGUNA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9458" table:style-name="ce38">
            <text:p>4209458</text:p>
          </table:table-cell>
          <table:table-cell office:value-type="string" table:style-name="ce38">
            <text:p>LAJEADO GRANDE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9508" table:style-name="ce38">
            <text:p>4209508</text:p>
          </table:table-cell>
          <table:table-cell office:value-type="string" table:style-name="ce38">
            <text:p>LAURENTINO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9607" table:style-name="ce38">
            <text:p>4209607</text:p>
          </table:table-cell>
          <table:table-cell office:value-type="string" table:style-name="ce38">
            <text:p>LAURO MULLER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9706" table:style-name="ce38">
            <text:p>4209706</text:p>
          </table:table-cell>
          <table:table-cell office:value-type="string" table:style-name="ce38">
            <text:p>LEBON REGIS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9805" table:style-name="ce38">
            <text:p>4209805</text:p>
          </table:table-cell>
          <table:table-cell office:value-type="string" table:style-name="ce38">
            <text:p>LEOBERTO LEAL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9854" table:style-name="ce38">
            <text:p>4209854</text:p>
          </table:table-cell>
          <table:table-cell office:value-type="string" table:style-name="ce38">
            <text:p>LINDOIA DO SUL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09904" table:style-name="ce38">
            <text:p>4209904</text:p>
          </table:table-cell>
          <table:table-cell office:value-type="string" table:style-name="ce38">
            <text:p>LONTRAS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0001" table:style-name="ce38">
            <text:p>4210001</text:p>
          </table:table-cell>
          <table:table-cell office:value-type="string" table:style-name="ce38">
            <text:p>LUIZ ALVES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0035" table:style-name="ce38">
            <text:p>4210035</text:p>
          </table:table-cell>
          <table:table-cell office:value-type="string" table:style-name="ce38">
            <text:p>LUZERNA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0050" table:style-name="ce38">
            <text:p>4210050</text:p>
          </table:table-cell>
          <table:table-cell office:value-type="string" table:style-name="ce38">
            <text:p>MACIEIRA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0100" table:style-name="ce38">
            <text:p>4210100</text:p>
          </table:table-cell>
          <table:table-cell office:value-type="string" table:style-name="ce38">
            <text:p>MAFRA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0209" table:style-name="ce38">
            <text:p>4210209</text:p>
          </table:table-cell>
          <table:table-cell office:value-type="string" table:style-name="ce38">
            <text:p>MAJOR GERCINO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0308" table:style-name="ce38">
            <text:p>4210308</text:p>
          </table:table-cell>
          <table:table-cell office:value-type="string" table:style-name="ce38">
            <text:p>MAJOR VIEIRA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0407" table:style-name="ce38">
            <text:p>4210407</text:p>
          </table:table-cell>
          <table:table-cell office:value-type="string" table:style-name="ce38">
            <text:p>MARACAJA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0506" table:style-name="ce38">
            <text:p>4210506</text:p>
          </table:table-cell>
          <table:table-cell office:value-type="string" table:style-name="ce38">
            <text:p>MARAVILHA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0555" table:style-name="ce38">
            <text:p>4210555</text:p>
          </table:table-cell>
          <table:table-cell office:value-type="string" table:style-name="ce38">
            <text:p>MAREMA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0605" table:style-name="ce38">
            <text:p>4210605</text:p>
          </table:table-cell>
          <table:table-cell office:value-type="string" table:style-name="ce38">
            <text:p>MASSARANDUBA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0704" table:style-name="ce38">
            <text:p>4210704</text:p>
          </table:table-cell>
          <table:table-cell office:value-type="string" table:style-name="ce38">
            <text:p>MATOS COSTA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0803" table:style-name="ce38">
            <text:p>4210803</text:p>
          </table:table-cell>
          <table:table-cell office:value-type="string" table:style-name="ce38">
            <text:p>MELEIRO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0852" table:style-name="ce38">
            <text:p>4210852</text:p>
          </table:table-cell>
          <table:table-cell office:value-type="string" table:style-name="ce38">
            <text:p>MIRIM DOCE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0902" table:style-name="ce38">
            <text:p>4210902</text:p>
          </table:table-cell>
          <table:table-cell office:value-type="string" table:style-name="ce38">
            <text:p>MODELO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1009" table:style-name="ce38">
            <text:p>4211009</text:p>
          </table:table-cell>
          <table:table-cell office:value-type="string" table:style-name="ce38">
            <text:p>MONDAI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1058" table:style-name="ce38">
            <text:p>4211058</text:p>
          </table:table-cell>
          <table:table-cell office:value-type="string" table:style-name="ce38">
            <text:p>MONTE CARLO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1108" table:style-name="ce38">
            <text:p>4211108</text:p>
          </table:table-cell>
          <table:table-cell office:value-type="string" table:style-name="ce38">
            <text:p>MONTE CASTELO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1207" table:style-name="ce38">
            <text:p>4211207</text:p>
          </table:table-cell>
          <table:table-cell office:value-type="string" table:style-name="ce38">
            <text:p>MORRO DA FUMACA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1256" table:style-name="ce38">
            <text:p>4211256</text:p>
          </table:table-cell>
          <table:table-cell office:value-type="string" table:style-name="ce38">
            <text:p>MORRO GRANDE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1306" table:style-name="ce38">
            <text:p>4211306</text:p>
          </table:table-cell>
          <table:table-cell office:value-type="string" table:style-name="ce38">
            <text:p>NAVEGANTES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1405" table:style-name="ce38">
            <text:p>4211405</text:p>
          </table:table-cell>
          <table:table-cell office:value-type="string" table:style-name="ce38">
            <text:p>NOVA ERECHIM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1454" table:style-name="ce38">
            <text:p>4211454</text:p>
          </table:table-cell>
          <table:table-cell office:value-type="string" table:style-name="ce38">
            <text:p>NOVA ITABERABA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1504" table:style-name="ce38">
            <text:p>4211504</text:p>
          </table:table-cell>
          <table:table-cell office:value-type="string" table:style-name="ce38">
            <text:p>NOVA TRENTO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1603" table:style-name="ce38">
            <text:p>4211603</text:p>
          </table:table-cell>
          <table:table-cell office:value-type="string" table:style-name="ce38">
            <text:p>NOVA VENEZA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1652" table:style-name="ce38">
            <text:p>4211652</text:p>
          </table:table-cell>
          <table:table-cell office:value-type="string" table:style-name="ce38">
            <text:p>NOVO HORIZONTE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1702" table:style-name="ce38">
            <text:p>4211702</text:p>
          </table:table-cell>
          <table:table-cell office:value-type="string" table:style-name="ce38">
            <text:p>ORLEANS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1751" table:style-name="ce38">
            <text:p>4211751</text:p>
          </table:table-cell>
          <table:table-cell office:value-type="string" table:style-name="ce38">
            <text:p>OTACILIO COSTA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1801" table:style-name="ce38">
            <text:p>4211801</text:p>
          </table:table-cell>
          <table:table-cell office:value-type="string" table:style-name="ce38">
            <text:p>OURO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1850" table:style-name="ce38">
            <text:p>4211850</text:p>
          </table:table-cell>
          <table:table-cell office:value-type="string" table:style-name="ce38">
            <text:p>OURO VERDE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1876" table:style-name="ce38">
            <text:p>4211876</text:p>
          </table:table-cell>
          <table:table-cell office:value-type="string" table:style-name="ce38">
            <text:p>PAIAL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1892" table:style-name="ce38">
            <text:p>4211892</text:p>
          </table:table-cell>
          <table:table-cell office:value-type="string" table:style-name="ce38">
            <text:p>PAINEL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1900" table:style-name="ce38">
            <text:p>4211900</text:p>
          </table:table-cell>
          <table:table-cell office:value-type="string" table:style-name="ce38">
            <text:p>PALHOCA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2007" table:style-name="ce38">
            <text:p>4212007</text:p>
          </table:table-cell>
          <table:table-cell office:value-type="string" table:style-name="ce38">
            <text:p>PALMA SOLA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2056" table:style-name="ce38">
            <text:p>4212056</text:p>
          </table:table-cell>
          <table:table-cell office:value-type="string" table:style-name="ce38">
            <text:p>PALMEIRA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2106" table:style-name="ce38">
            <text:p>4212106</text:p>
          </table:table-cell>
          <table:table-cell office:value-type="string" table:style-name="ce38">
            <text:p>PALMITOS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2205" table:style-name="ce38">
            <text:p>4212205</text:p>
          </table:table-cell>
          <table:table-cell office:value-type="string" table:style-name="ce38">
            <text:p>PAPANDUVA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2239" table:style-name="ce38">
            <text:p>4212239</text:p>
          </table:table-cell>
          <table:table-cell office:value-type="string" table:style-name="ce38">
            <text:p>PARAISO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2254" table:style-name="ce38">
            <text:p>4212254</text:p>
          </table:table-cell>
          <table:table-cell office:value-type="string" table:style-name="ce38">
            <text:p>PASSO DE TORRES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2270" table:style-name="ce38">
            <text:p>4212270</text:p>
          </table:table-cell>
          <table:table-cell office:value-type="string" table:style-name="ce38">
            <text:p>PASSOS MAIA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2304" table:style-name="ce38">
            <text:p>4212304</text:p>
          </table:table-cell>
          <table:table-cell office:value-type="string" table:style-name="ce38">
            <text:p>PAULO LOPES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2403" table:style-name="ce38">
            <text:p>4212403</text:p>
          </table:table-cell>
          <table:table-cell office:value-type="string" table:style-name="ce38">
            <text:p>PEDRAS GRANDES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2502" table:style-name="ce38">
            <text:p>4212502</text:p>
          </table:table-cell>
          <table:table-cell office:value-type="string" table:style-name="ce38">
            <text:p>PENHA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2601" table:style-name="ce38">
            <text:p>4212601</text:p>
          </table:table-cell>
          <table:table-cell office:value-type="string" table:style-name="ce38">
            <text:p>PERITIBA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2650" table:style-name="ce38">
            <text:p>4212650</text:p>
          </table:table-cell>
          <table:table-cell office:value-type="string" table:style-name="ce38">
            <text:p>PESCARIA BRAVA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2700" table:style-name="ce38">
            <text:p>4212700</text:p>
          </table:table-cell>
          <table:table-cell office:value-type="string" table:style-name="ce38">
            <text:p>PETROLANDIA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2809" table:style-name="ce38">
            <text:p>4212809</text:p>
          </table:table-cell>
          <table:table-cell office:value-type="string" table:style-name="ce38">
            <text:p>PICARRAS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2908" table:style-name="ce38">
            <text:p>4212908</text:p>
          </table:table-cell>
          <table:table-cell office:value-type="string" table:style-name="ce38">
            <text:p>PINHALZINHO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3005" table:style-name="ce38">
            <text:p>4213005</text:p>
          </table:table-cell>
          <table:table-cell office:value-type="string" table:style-name="ce38">
            <text:p>PINHEIRO PRETO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3104" table:style-name="ce38">
            <text:p>4213104</text:p>
          </table:table-cell>
          <table:table-cell office:value-type="string" table:style-name="ce38">
            <text:p>PIRATUBA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3153" table:style-name="ce38">
            <text:p>4213153</text:p>
          </table:table-cell>
          <table:table-cell office:value-type="string" table:style-name="ce38">
            <text:p>PLANALTO ALEGRE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3203" table:style-name="ce38">
            <text:p>4213203</text:p>
          </table:table-cell>
          <table:table-cell office:value-type="string" table:style-name="ce38">
            <text:p>POMERODE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3302" table:style-name="ce38">
            <text:p>4213302</text:p>
          </table:table-cell>
          <table:table-cell office:value-type="string" table:style-name="ce38">
            <text:p>PONTE ALTA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3351" table:style-name="ce38">
            <text:p>4213351</text:p>
          </table:table-cell>
          <table:table-cell office:value-type="string" table:style-name="ce38">
            <text:p>PONTE ALTA DO NORTE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3401" table:style-name="ce38">
            <text:p>4213401</text:p>
          </table:table-cell>
          <table:table-cell office:value-type="string" table:style-name="ce38">
            <text:p>PONTE SERRADA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3500" table:style-name="ce38">
            <text:p>4213500</text:p>
          </table:table-cell>
          <table:table-cell office:value-type="string" table:style-name="ce38">
            <text:p>PORTO BELO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3609" table:style-name="ce38">
            <text:p>4213609</text:p>
          </table:table-cell>
          <table:table-cell office:value-type="string" table:style-name="ce38">
            <text:p>PORTO UNIAO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3708" table:style-name="ce38">
            <text:p>4213708</text:p>
          </table:table-cell>
          <table:table-cell office:value-type="string" table:style-name="ce38">
            <text:p>POUSO REDONDO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3807" table:style-name="ce38">
            <text:p>4213807</text:p>
          </table:table-cell>
          <table:table-cell office:value-type="string" table:style-name="ce38">
            <text:p>PRAIA GRANDE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3906" table:style-name="ce38">
            <text:p>4213906</text:p>
          </table:table-cell>
          <table:table-cell office:value-type="string" table:style-name="ce38">
            <text:p>PRESIDENTE CASTELO BRANCO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4003" table:style-name="ce38">
            <text:p>4214003</text:p>
          </table:table-cell>
          <table:table-cell office:value-type="string" table:style-name="ce38">
            <text:p>PRESIDENTE GETULIO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4102" table:style-name="ce38">
            <text:p>4214102</text:p>
          </table:table-cell>
          <table:table-cell office:value-type="string" table:style-name="ce38">
            <text:p>PRESIDENTE NEREU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4151" table:style-name="ce38">
            <text:p>4214151</text:p>
          </table:table-cell>
          <table:table-cell office:value-type="string" table:style-name="ce38">
            <text:p>PRINCESA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4201" table:style-name="ce38">
            <text:p>4214201</text:p>
          </table:table-cell>
          <table:table-cell office:value-type="string" table:style-name="ce38">
            <text:p>QUILOMBO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4300" table:style-name="ce38">
            <text:p>4214300</text:p>
          </table:table-cell>
          <table:table-cell office:value-type="string" table:style-name="ce38">
            <text:p>RANCHO QUEIMADO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4409" table:style-name="ce38">
            <text:p>4214409</text:p>
          </table:table-cell>
          <table:table-cell office:value-type="string" table:style-name="ce38">
            <text:p>RIO DAS ANTAS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4508" table:style-name="ce38">
            <text:p>4214508</text:p>
          </table:table-cell>
          <table:table-cell office:value-type="string" table:style-name="ce38">
            <text:p>RIO DO CAMPO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4607" table:style-name="ce38">
            <text:p>4214607</text:p>
          </table:table-cell>
          <table:table-cell office:value-type="string" table:style-name="ce38">
            <text:p>RIO DO OESTE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4706" table:style-name="ce38">
            <text:p>4214706</text:p>
          </table:table-cell>
          <table:table-cell office:value-type="string" table:style-name="ce38">
            <text:p>RIO DO CEDROS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4805" table:style-name="ce38">
            <text:p>4214805</text:p>
          </table:table-cell>
          <table:table-cell office:value-type="string" table:style-name="ce38">
            <text:p>RIO DO SUL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4904" table:style-name="ce38">
            <text:p>4214904</text:p>
          </table:table-cell>
          <table:table-cell office:value-type="string" table:style-name="ce38">
            <text:p>RIO FORTUNA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5000" table:style-name="ce38">
            <text:p>4215000</text:p>
          </table:table-cell>
          <table:table-cell office:value-type="string" table:style-name="ce38">
            <text:p>RIO NEGRINHO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5059" table:style-name="ce38">
            <text:p>4215059</text:p>
          </table:table-cell>
          <table:table-cell office:value-type="string" table:style-name="ce38">
            <text:p>RIO RUFINO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5075" table:style-name="ce38">
            <text:p>4215075</text:p>
          </table:table-cell>
          <table:table-cell office:value-type="string" table:style-name="ce38">
            <text:p>RIQUEZA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5109" table:style-name="ce38">
            <text:p>4215109</text:p>
          </table:table-cell>
          <table:table-cell office:value-type="string" table:style-name="ce38">
            <text:p>RODEIO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5208" table:style-name="ce38">
            <text:p>4215208</text:p>
          </table:table-cell>
          <table:table-cell office:value-type="string" table:style-name="ce38">
            <text:p>ROMELANDIA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5307" table:style-name="ce38">
            <text:p>4215307</text:p>
          </table:table-cell>
          <table:table-cell office:value-type="string" table:style-name="ce38">
            <text:p>SALETE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5356" table:style-name="ce38">
            <text:p>4215356</text:p>
          </table:table-cell>
          <table:table-cell office:value-type="string" table:style-name="ce38">
            <text:p>SALTINHO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5406" table:style-name="ce38">
            <text:p>4215406</text:p>
          </table:table-cell>
          <table:table-cell office:value-type="string" table:style-name="ce38">
            <text:p>SALTO VELOSO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5455" table:style-name="ce38">
            <text:p>4215455</text:p>
          </table:table-cell>
          <table:table-cell office:value-type="string" table:style-name="ce38">
            <text:p>SANGAO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5505" table:style-name="ce38">
            <text:p>4215505</text:p>
          </table:table-cell>
          <table:table-cell office:value-type="string" table:style-name="ce38">
            <text:p>SANTA CECILIA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5554" table:style-name="ce38">
            <text:p>4215554</text:p>
          </table:table-cell>
          <table:table-cell office:value-type="string" table:style-name="ce38">
            <text:p>SANTA HELENA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5604" table:style-name="ce38">
            <text:p>4215604</text:p>
          </table:table-cell>
          <table:table-cell office:value-type="string" table:style-name="ce38">
            <text:p>SANTA ROSA DE LIMA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5653" table:style-name="ce38">
            <text:p>4215653</text:p>
          </table:table-cell>
          <table:table-cell office:value-type="string" table:style-name="ce38">
            <text:p>SANTA ROSA DO SUL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5679" table:style-name="ce38">
            <text:p>4215679</text:p>
          </table:table-cell>
          <table:table-cell office:value-type="string" table:style-name="ce38">
            <text:p>SANTA TEREZINHA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5687" table:style-name="ce38">
            <text:p>4215687</text:p>
          </table:table-cell>
          <table:table-cell office:value-type="string" table:style-name="ce38">
            <text:p>SANTA TEREZINHA DO PROGRESSO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5695" table:style-name="ce38">
            <text:p>4215695</text:p>
          </table:table-cell>
          <table:table-cell office:value-type="string" table:style-name="ce38">
            <text:p>SANTIAGO DO SUL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5703" table:style-name="ce38">
            <text:p>4215703</text:p>
          </table:table-cell>
          <table:table-cell office:value-type="string" table:style-name="ce38">
            <text:p>SANTO AMARO DA IMPERATRIZ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5752" table:style-name="ce38">
            <text:p>4215752</text:p>
          </table:table-cell>
          <table:table-cell office:value-type="string" table:style-name="ce38">
            <text:p>SAO BERNARDINO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5802" table:style-name="ce38">
            <text:p>4215802</text:p>
          </table:table-cell>
          <table:table-cell office:value-type="string" table:style-name="ce38">
            <text:p>SAO BENTO DO SUL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5901" table:style-name="ce38">
            <text:p>4215901</text:p>
          </table:table-cell>
          <table:table-cell office:value-type="string" table:style-name="ce38">
            <text:p>SAO BONIFACIO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6008" table:style-name="ce38">
            <text:p>4216008</text:p>
          </table:table-cell>
          <table:table-cell office:value-type="string" table:style-name="ce38">
            <text:p>SAO CARLOS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6057" table:style-name="ce38">
            <text:p>4216057</text:p>
          </table:table-cell>
          <table:table-cell office:value-type="string" table:style-name="ce38">
            <text:p>SAO CRISTOVAO DO SUL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6107" table:style-name="ce38">
            <text:p>4216107</text:p>
          </table:table-cell>
          <table:table-cell office:value-type="string" table:style-name="ce38">
            <text:p>SAO DOMINGOS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6206" table:style-name="ce38">
            <text:p>4216206</text:p>
          </table:table-cell>
          <table:table-cell office:value-type="string" table:style-name="ce38">
            <text:p>SAO FRANCISCO DO SUL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6255" table:style-name="ce38">
            <text:p>4216255</text:p>
          </table:table-cell>
          <table:table-cell office:value-type="string" table:style-name="ce38">
            <text:p>SAO JOAO DO OESTE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6305" table:style-name="ce38">
            <text:p>4216305</text:p>
          </table:table-cell>
          <table:table-cell office:value-type="string" table:style-name="ce38">
            <text:p>SAO JOAO BATISTA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6354" table:style-name="ce38">
            <text:p>4216354</text:p>
          </table:table-cell>
          <table:table-cell office:value-type="string" table:style-name="ce38">
            <text:p>SAO JOAO DO ITAPERIU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6404" table:style-name="ce38">
            <text:p>4216404</text:p>
          </table:table-cell>
          <table:table-cell office:value-type="string" table:style-name="ce38">
            <text:p>SAO JOAO DO SUL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6503" table:style-name="ce38">
            <text:p>4216503</text:p>
          </table:table-cell>
          <table:table-cell office:value-type="string" table:style-name="ce38">
            <text:p>SAO JOAQUIM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6602" table:style-name="ce38">
            <text:p>4216602</text:p>
          </table:table-cell>
          <table:table-cell office:value-type="string" table:style-name="ce38">
            <text:p>SAO JOSE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6701" table:style-name="ce38">
            <text:p>4216701</text:p>
          </table:table-cell>
          <table:table-cell office:value-type="string" table:style-name="ce38">
            <text:p>SAO JOSE DO CEDRO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6800" table:style-name="ce38">
            <text:p>4216800</text:p>
          </table:table-cell>
          <table:table-cell office:value-type="string" table:style-name="ce38">
            <text:p>SAO JOSE DO CERRITO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6909" table:style-name="ce38">
            <text:p>4216909</text:p>
          </table:table-cell>
          <table:table-cell office:value-type="string" table:style-name="ce38">
            <text:p>SAO LOURENCO DO OESTE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7006" table:style-name="ce38">
            <text:p>4217006</text:p>
          </table:table-cell>
          <table:table-cell office:value-type="string" table:style-name="ce38">
            <text:p>SAO LUDGERO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7105" table:style-name="ce38">
            <text:p>4217105</text:p>
          </table:table-cell>
          <table:table-cell office:value-type="string" table:style-name="ce38">
            <text:p>SAO MARTINHO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7154" table:style-name="ce38">
            <text:p>4217154</text:p>
          </table:table-cell>
          <table:table-cell office:value-type="string" table:style-name="ce38">
            <text:p>SAO MIGUEL DA BOA VISTA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7204" table:style-name="ce38">
            <text:p>4217204</text:p>
          </table:table-cell>
          <table:table-cell office:value-type="string" table:style-name="ce38">
            <text:p>SAO MIGUEL D´OESTE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7253" table:style-name="ce38">
            <text:p>4217253</text:p>
          </table:table-cell>
          <table:table-cell office:value-type="string" table:style-name="ce38">
            <text:p>SAO PEDRO DE ALCANTARA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7303" table:style-name="ce38">
            <text:p>4217303</text:p>
          </table:table-cell>
          <table:table-cell office:value-type="string" table:style-name="ce38">
            <text:p>SAUDADES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7402" table:style-name="ce38">
            <text:p>4217402</text:p>
          </table:table-cell>
          <table:table-cell office:value-type="string" table:style-name="ce38">
            <text:p>SCHROEDER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7501" table:style-name="ce38">
            <text:p>4217501</text:p>
          </table:table-cell>
          <table:table-cell office:value-type="string" table:style-name="ce38">
            <text:p>SEARA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7550" table:style-name="ce38">
            <text:p>4217550</text:p>
          </table:table-cell>
          <table:table-cell office:value-type="string" table:style-name="ce38">
            <text:p>SERRA ALTA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7600" table:style-name="ce38">
            <text:p>4217600</text:p>
          </table:table-cell>
          <table:table-cell office:value-type="string" table:style-name="ce38">
            <text:p>SIDEROPOLIS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7709" table:style-name="ce38">
            <text:p>4217709</text:p>
          </table:table-cell>
          <table:table-cell office:value-type="string" table:style-name="ce38">
            <text:p>SOMBRIO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7758" table:style-name="ce38">
            <text:p>4217758</text:p>
          </table:table-cell>
          <table:table-cell office:value-type="string" table:style-name="ce38">
            <text:p>SUL BRASIL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7808" table:style-name="ce38">
            <text:p>4217808</text:p>
          </table:table-cell>
          <table:table-cell office:value-type="string" table:style-name="ce38">
            <text:p>TAIO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7907" table:style-name="ce38">
            <text:p>4217907</text:p>
          </table:table-cell>
          <table:table-cell office:value-type="string" table:style-name="ce38">
            <text:p>TANGARA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7956" table:style-name="ce38">
            <text:p>4217956</text:p>
          </table:table-cell>
          <table:table-cell office:value-type="string" table:style-name="ce38">
            <text:p>TIGRINHOS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8004" table:style-name="ce38">
            <text:p>4218004</text:p>
          </table:table-cell>
          <table:table-cell office:value-type="string" table:style-name="ce38">
            <text:p>TIJUCAS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8103" table:style-name="ce38">
            <text:p>4218103</text:p>
          </table:table-cell>
          <table:table-cell office:value-type="string" table:style-name="ce38">
            <text:p>TIMBE DO SUL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8202" table:style-name="ce38">
            <text:p>4218202</text:p>
          </table:table-cell>
          <table:table-cell office:value-type="string" table:style-name="ce38">
            <text:p>TIMBO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8251" table:style-name="ce38">
            <text:p>4218251</text:p>
          </table:table-cell>
          <table:table-cell office:value-type="string" table:style-name="ce38">
            <text:p>TIMBO GRANDE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8301" table:style-name="ce38">
            <text:p>4218301</text:p>
          </table:table-cell>
          <table:table-cell office:value-type="string" table:style-name="ce38">
            <text:p>TRES BARRAS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8350" table:style-name="ce38">
            <text:p>4218350</text:p>
          </table:table-cell>
          <table:table-cell office:value-type="string" table:style-name="ce38">
            <text:p>TREVISO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8400" table:style-name="ce38">
            <text:p>4218400</text:p>
          </table:table-cell>
          <table:table-cell office:value-type="string" table:style-name="ce38">
            <text:p>TREZE DE MAIO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8509" table:style-name="ce38">
            <text:p>4218509</text:p>
          </table:table-cell>
          <table:table-cell office:value-type="string" table:style-name="ce38">
            <text:p>TREZE TILIAS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8608" table:style-name="ce38">
            <text:p>4218608</text:p>
          </table:table-cell>
          <table:table-cell office:value-type="string" table:style-name="ce38">
            <text:p>TROMBUDO CENTRAL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8707" table:style-name="ce38">
            <text:p>4218707</text:p>
          </table:table-cell>
          <table:table-cell office:value-type="string" table:style-name="ce38">
            <text:p>TUBARAO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8756" table:style-name="ce38">
            <text:p>4218756</text:p>
          </table:table-cell>
          <table:table-cell office:value-type="string" table:style-name="ce38">
            <text:p>TUNAPOLIS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8806" table:style-name="ce38">
            <text:p>4218806</text:p>
          </table:table-cell>
          <table:table-cell office:value-type="string" table:style-name="ce38">
            <text:p>TURVO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8855" table:style-name="ce38">
            <text:p>4218855</text:p>
          </table:table-cell>
          <table:table-cell office:value-type="string" table:style-name="ce38">
            <text:p>UNIAO DO OESTE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8905" table:style-name="ce38">
            <text:p>4218905</text:p>
          </table:table-cell>
          <table:table-cell office:value-type="string" table:style-name="ce38">
            <text:p>URUBICI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8954" table:style-name="ce38">
            <text:p>4218954</text:p>
          </table:table-cell>
          <table:table-cell office:value-type="string" table:style-name="ce38">
            <text:p>URUPEMA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9002" table:style-name="ce38">
            <text:p>4219002</text:p>
          </table:table-cell>
          <table:table-cell office:value-type="string" table:style-name="ce38">
            <text:p>URUSSANGA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9101" table:style-name="ce38">
            <text:p>4219101</text:p>
          </table:table-cell>
          <table:table-cell office:value-type="string" table:style-name="ce38">
            <text:p>VARGEAO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9150" table:style-name="ce38">
            <text:p>4219150</text:p>
          </table:table-cell>
          <table:table-cell office:value-type="string" table:style-name="ce38">
            <text:p>VARGEM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9176" table:style-name="ce38">
            <text:p>4219176</text:p>
          </table:table-cell>
          <table:table-cell office:value-type="string" table:style-name="ce38">
            <text:p>VARGEM BONITA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9200" table:style-name="ce38">
            <text:p>4219200</text:p>
          </table:table-cell>
          <table:table-cell office:value-type="string" table:style-name="ce38">
            <text:p>VIDAL RAMOS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9309" table:style-name="ce38">
            <text:p>4219309</text:p>
          </table:table-cell>
          <table:table-cell office:value-type="string" table:style-name="ce38">
            <text:p>VIDEIRA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9358" table:style-name="ce38">
            <text:p>4219358</text:p>
          </table:table-cell>
          <table:table-cell office:value-type="string" table:style-name="ce38">
            <text:p>VITOR MEIRELES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9408" table:style-name="ce38">
            <text:p>4219408</text:p>
          </table:table-cell>
          <table:table-cell office:value-type="string" table:style-name="ce38">
            <text:p>WITMARSUM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9507" table:style-name="ce38">
            <text:p>4219507</text:p>
          </table:table-cell>
          <table:table-cell office:value-type="string" table:style-name="ce38">
            <text:p>XANXERE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9606" table:style-name="ce38">
            <text:p>4219606</text:p>
          </table:table-cell>
          <table:table-cell office:value-type="string" table:style-name="ce38">
            <text:p>XAVANTINA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9705" table:style-name="ce38">
            <text:p>4219705</text:p>
          </table:table-cell>
          <table:table-cell office:value-type="string" table:style-name="ce38">
            <text:p>XAXIM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19853" table:style-name="ce38">
            <text:p>4219853</text:p>
          </table:table-cell>
          <table:table-cell office:value-type="string" table:style-name="ce38">
            <text:p>ZORTEA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220000" table:style-name="ce38">
            <text:p>4220000</text:p>
          </table:table-cell>
          <table:table-cell office:value-type="string" table:style-name="ce38">
            <text:p>BALNEARIO RINCAO</text:p>
          </table:table-cell>
          <table:table-cell office:value-type="string" table:style-name="ce38">
            <text:p>SC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0034" table:style-name="ce38">
            <text:p>4300034</text:p>
          </table:table-cell>
          <table:table-cell office:value-type="string" table:style-name="ce38">
            <text:p>ACEGU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0059" table:style-name="ce38">
            <text:p>4300059</text:p>
          </table:table-cell>
          <table:table-cell office:value-type="string" table:style-name="ce38">
            <text:p>AGUA SANT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0109" table:style-name="ce38">
            <text:p>4300109</text:p>
          </table:table-cell>
          <table:table-cell office:value-type="string" table:style-name="ce38">
            <text:p>AGUDO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0208" table:style-name="ce38">
            <text:p>4300208</text:p>
          </table:table-cell>
          <table:table-cell office:value-type="string" table:style-name="ce38">
            <text:p>AJURICAB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0307" table:style-name="ce38">
            <text:p>4300307</text:p>
          </table:table-cell>
          <table:table-cell office:value-type="string" table:style-name="ce38">
            <text:p>ALECRIM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0406" table:style-name="ce38">
            <text:p>4300406</text:p>
          </table:table-cell>
          <table:table-cell office:value-type="string" table:style-name="ce38">
            <text:p>ALEGRETE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0455" table:style-name="ce38">
            <text:p>4300455</text:p>
          </table:table-cell>
          <table:table-cell office:value-type="string" table:style-name="ce38">
            <text:p>ALEGRI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0471" table:style-name="ce38">
            <text:p>4300471</text:p>
          </table:table-cell>
          <table:table-cell office:value-type="string" table:style-name="ce38">
            <text:p>ALMIRANTE TAMANDARE DO SUL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0505" table:style-name="ce38">
            <text:p>4300505</text:p>
          </table:table-cell>
          <table:table-cell office:value-type="string" table:style-name="ce38">
            <text:p>ALPESTRE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0554" table:style-name="ce38">
            <text:p>4300554</text:p>
          </table:table-cell>
          <table:table-cell office:value-type="string" table:style-name="ce38">
            <text:p>ALTO ALEGRE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0570" table:style-name="ce38">
            <text:p>4300570</text:p>
          </table:table-cell>
          <table:table-cell office:value-type="string" table:style-name="ce38">
            <text:p>ALTO FELIZ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0604" table:style-name="ce38">
            <text:p>4300604</text:p>
          </table:table-cell>
          <table:table-cell office:value-type="string" table:style-name="ce38">
            <text:p>ALVORAD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0638" table:style-name="ce38">
            <text:p>4300638</text:p>
          </table:table-cell>
          <table:table-cell office:value-type="string" table:style-name="ce38">
            <text:p>AMARAL FERRADOR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0646" table:style-name="ce38">
            <text:p>4300646</text:p>
          </table:table-cell>
          <table:table-cell office:value-type="string" table:style-name="ce38">
            <text:p>AMETISTA DO SUL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0661" table:style-name="ce38">
            <text:p>4300661</text:p>
          </table:table-cell>
          <table:table-cell office:value-type="string" table:style-name="ce38">
            <text:p>ANDRE DA ROCH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0703" table:style-name="ce38">
            <text:p>4300703</text:p>
          </table:table-cell>
          <table:table-cell office:value-type="string" table:style-name="ce38">
            <text:p>ANTA GORD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0802" table:style-name="ce38">
            <text:p>4300802</text:p>
          </table:table-cell>
          <table:table-cell office:value-type="string" table:style-name="ce38">
            <text:p>ANTONIO PRADO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0851" table:style-name="ce38">
            <text:p>4300851</text:p>
          </table:table-cell>
          <table:table-cell office:value-type="string" table:style-name="ce38">
            <text:p>ARAMBARE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0877" table:style-name="ce38">
            <text:p>4300877</text:p>
          </table:table-cell>
          <table:table-cell office:value-type="string" table:style-name="ce38">
            <text:p>ARARIC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0901" table:style-name="ce38">
            <text:p>4300901</text:p>
          </table:table-cell>
          <table:table-cell office:value-type="string" table:style-name="ce38">
            <text:p>ARATIB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1008" table:style-name="ce38">
            <text:p>4301008</text:p>
          </table:table-cell>
          <table:table-cell office:value-type="string" table:style-name="ce38">
            <text:p>ARROIO DO MEIO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1057" table:style-name="ce38">
            <text:p>4301057</text:p>
          </table:table-cell>
          <table:table-cell office:value-type="string" table:style-name="ce38">
            <text:p>ARROIO DO SAL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1073" table:style-name="ce38">
            <text:p>4301073</text:p>
          </table:table-cell>
          <table:table-cell office:value-type="string" table:style-name="ce38">
            <text:p>ARROIO DO PADRE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1107" table:style-name="ce38">
            <text:p>4301107</text:p>
          </table:table-cell>
          <table:table-cell office:value-type="string" table:style-name="ce38">
            <text:p>ARROIO DO RATOS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1206" table:style-name="ce38">
            <text:p>4301206</text:p>
          </table:table-cell>
          <table:table-cell office:value-type="string" table:style-name="ce38">
            <text:p>ARROIO DO TIGRE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1305" table:style-name="ce38">
            <text:p>4301305</text:p>
          </table:table-cell>
          <table:table-cell office:value-type="string" table:style-name="ce38">
            <text:p>ARROIO GRANDE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1404" table:style-name="ce38">
            <text:p>4301404</text:p>
          </table:table-cell>
          <table:table-cell office:value-type="string" table:style-name="ce38">
            <text:p>ARVOREZINH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1503" table:style-name="ce38">
            <text:p>4301503</text:p>
          </table:table-cell>
          <table:table-cell office:value-type="string" table:style-name="ce38">
            <text:p>AUGUSTO PESTAN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1552" table:style-name="ce38">
            <text:p>4301552</text:p>
          </table:table-cell>
          <table:table-cell office:value-type="string" table:style-name="ce38">
            <text:p>AURE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1602" table:style-name="ce38">
            <text:p>4301602</text:p>
          </table:table-cell>
          <table:table-cell office:value-type="string" table:style-name="ce38">
            <text:p>BAGE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1636" table:style-name="ce38">
            <text:p>4301636</text:p>
          </table:table-cell>
          <table:table-cell office:value-type="string" table:style-name="ce38">
            <text:p>BALNEARIO PINHAL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1651" table:style-name="ce38">
            <text:p>4301651</text:p>
          </table:table-cell>
          <table:table-cell office:value-type="string" table:style-name="ce38">
            <text:p>BARAO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1701" table:style-name="ce38">
            <text:p>4301701</text:p>
          </table:table-cell>
          <table:table-cell office:value-type="string" table:style-name="ce38">
            <text:p>BARAO DE COTEGIPE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1750" table:style-name="ce38">
            <text:p>4301750</text:p>
          </table:table-cell>
          <table:table-cell office:value-type="string" table:style-name="ce38">
            <text:p>BARAO DO TRIUNFO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1800" table:style-name="ce38">
            <text:p>4301800</text:p>
          </table:table-cell>
          <table:table-cell office:value-type="string" table:style-name="ce38">
            <text:p>BARRACAO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1859" table:style-name="ce38">
            <text:p>4301859</text:p>
          </table:table-cell>
          <table:table-cell office:value-type="string" table:style-name="ce38">
            <text:p>BARRA DO GUARIT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1875" table:style-name="ce38">
            <text:p>4301875</text:p>
          </table:table-cell>
          <table:table-cell office:value-type="string" table:style-name="ce38">
            <text:p>BARRA DO QUARAI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1909" table:style-name="ce38">
            <text:p>4301909</text:p>
          </table:table-cell>
          <table:table-cell office:value-type="string" table:style-name="ce38">
            <text:p>BARRA DO RIBEIRO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1925" table:style-name="ce38">
            <text:p>4301925</text:p>
          </table:table-cell>
          <table:table-cell office:value-type="string" table:style-name="ce38">
            <text:p>BARRA DO RIO AZUL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1958" table:style-name="ce38">
            <text:p>4301958</text:p>
          </table:table-cell>
          <table:table-cell office:value-type="string" table:style-name="ce38">
            <text:p>BARRA FUND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2006" table:style-name="ce38">
            <text:p>4302006</text:p>
          </table:table-cell>
          <table:table-cell office:value-type="string" table:style-name="ce38">
            <text:p>BARROS CASSAL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2055" table:style-name="ce38">
            <text:p>4302055</text:p>
          </table:table-cell>
          <table:table-cell office:value-type="string" table:style-name="ce38">
            <text:p>BENJAMIN CONSTANT DO SUL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2105" table:style-name="ce38">
            <text:p>4302105</text:p>
          </table:table-cell>
          <table:table-cell office:value-type="string" table:style-name="ce38">
            <text:p>BENTO GONCALVES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2154" table:style-name="ce38">
            <text:p>4302154</text:p>
          </table:table-cell>
          <table:table-cell office:value-type="string" table:style-name="ce38">
            <text:p>BOA VISTA DAS MISSOES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2204" table:style-name="ce38">
            <text:p>4302204</text:p>
          </table:table-cell>
          <table:table-cell office:value-type="string" table:style-name="ce38">
            <text:p>BOA VISTA DO BURIC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2220" table:style-name="ce38">
            <text:p>4302220</text:p>
          </table:table-cell>
          <table:table-cell office:value-type="string" table:style-name="ce38">
            <text:p>BOA VISTA DO CADEADO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2238" table:style-name="ce38">
            <text:p>4302238</text:p>
          </table:table-cell>
          <table:table-cell office:value-type="string" table:style-name="ce38">
            <text:p>BOA VISTA DO INCR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2253" table:style-name="ce38">
            <text:p>4302253</text:p>
          </table:table-cell>
          <table:table-cell office:value-type="string" table:style-name="ce38">
            <text:p>BOA VISTA DO SUL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2303" table:style-name="ce38">
            <text:p>4302303</text:p>
          </table:table-cell>
          <table:table-cell office:value-type="string" table:style-name="ce38">
            <text:p>BOM JESUS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2352" table:style-name="ce38">
            <text:p>4302352</text:p>
          </table:table-cell>
          <table:table-cell office:value-type="string" table:style-name="ce38">
            <text:p>BOM PRINCIPIO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2378" table:style-name="ce38">
            <text:p>4302378</text:p>
          </table:table-cell>
          <table:table-cell office:value-type="string" table:style-name="ce38">
            <text:p>BOM PROGRESSO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2402" table:style-name="ce38">
            <text:p>4302402</text:p>
          </table:table-cell>
          <table:table-cell office:value-type="string" table:style-name="ce38">
            <text:p>BOM RETIRO DO SUL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2451" table:style-name="ce38">
            <text:p>4302451</text:p>
          </table:table-cell>
          <table:table-cell office:value-type="string" table:style-name="ce38">
            <text:p>BOQUEIRAO DO LEAO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2501" table:style-name="ce38">
            <text:p>4302501</text:p>
          </table:table-cell>
          <table:table-cell office:value-type="string" table:style-name="ce38">
            <text:p>BOSSOROC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2584" table:style-name="ce38">
            <text:p>4302584</text:p>
          </table:table-cell>
          <table:table-cell office:value-type="string" table:style-name="ce38">
            <text:p>BOZANO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2600" table:style-name="ce38">
            <text:p>4302600</text:p>
          </table:table-cell>
          <table:table-cell office:value-type="string" table:style-name="ce38">
            <text:p>BRAG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2659" table:style-name="ce38">
            <text:p>4302659</text:p>
          </table:table-cell>
          <table:table-cell office:value-type="string" table:style-name="ce38">
            <text:p>BROCHIER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2709" table:style-name="ce38">
            <text:p>4302709</text:p>
          </table:table-cell>
          <table:table-cell office:value-type="string" table:style-name="ce38">
            <text:p>BUTI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2808" table:style-name="ce38">
            <text:p>4302808</text:p>
          </table:table-cell>
          <table:table-cell office:value-type="string" table:style-name="ce38">
            <text:p>CACAPAVA DO SUL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2907" table:style-name="ce38">
            <text:p>4302907</text:p>
          </table:table-cell>
          <table:table-cell office:value-type="string" table:style-name="ce38">
            <text:p>CACEQUI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3004" table:style-name="ce38">
            <text:p>4303004</text:p>
          </table:table-cell>
          <table:table-cell office:value-type="string" table:style-name="ce38">
            <text:p>CACHOEIRA DO SUL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3103" table:style-name="ce38">
            <text:p>4303103</text:p>
          </table:table-cell>
          <table:table-cell office:value-type="string" table:style-name="ce38">
            <text:p>CACHOEIRINH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3202" table:style-name="ce38">
            <text:p>4303202</text:p>
          </table:table-cell>
          <table:table-cell office:value-type="string" table:style-name="ce38">
            <text:p>CACIQUE DOBLE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3301" table:style-name="ce38">
            <text:p>4303301</text:p>
          </table:table-cell>
          <table:table-cell office:value-type="string" table:style-name="ce38">
            <text:p>CAIBATE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3400" table:style-name="ce38">
            <text:p>4303400</text:p>
          </table:table-cell>
          <table:table-cell office:value-type="string" table:style-name="ce38">
            <text:p>CAICAR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3509" table:style-name="ce38">
            <text:p>4303509</text:p>
          </table:table-cell>
          <table:table-cell office:value-type="string" table:style-name="ce38">
            <text:p>CAMAQU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3558" table:style-name="ce38">
            <text:p>4303558</text:p>
          </table:table-cell>
          <table:table-cell office:value-type="string" table:style-name="ce38">
            <text:p>CAMARGO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3608" table:style-name="ce38">
            <text:p>4303608</text:p>
          </table:table-cell>
          <table:table-cell office:value-type="string" table:style-name="ce38">
            <text:p>CAMBARA DO SUL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3673" table:style-name="ce38">
            <text:p>4303673</text:p>
          </table:table-cell>
          <table:table-cell office:value-type="string" table:style-name="ce38">
            <text:p>CAMPESTRE DA SERR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3707" table:style-name="ce38">
            <text:p>4303707</text:p>
          </table:table-cell>
          <table:table-cell office:value-type="string" table:style-name="ce38">
            <text:p>CAMPINA DAS MISSOES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3806" table:style-name="ce38">
            <text:p>4303806</text:p>
          </table:table-cell>
          <table:table-cell office:value-type="string" table:style-name="ce38">
            <text:p>CAMPINAS DO SUL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3905" table:style-name="ce38">
            <text:p>4303905</text:p>
          </table:table-cell>
          <table:table-cell office:value-type="string" table:style-name="ce38">
            <text:p>CAMPO BOM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4002" table:style-name="ce38">
            <text:p>4304002</text:p>
          </table:table-cell>
          <table:table-cell office:value-type="string" table:style-name="ce38">
            <text:p>CAMPO NOVO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4101" table:style-name="ce38">
            <text:p>4304101</text:p>
          </table:table-cell>
          <table:table-cell office:value-type="string" table:style-name="ce38">
            <text:p>CAMPOS BORGES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4200" table:style-name="ce38">
            <text:p>4304200</text:p>
          </table:table-cell>
          <table:table-cell office:value-type="string" table:style-name="ce38">
            <text:p>CANDELARI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4309" table:style-name="ce38">
            <text:p>4304309</text:p>
          </table:table-cell>
          <table:table-cell office:value-type="string" table:style-name="ce38">
            <text:p>CANDIDO GODOI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4358" table:style-name="ce38">
            <text:p>4304358</text:p>
          </table:table-cell>
          <table:table-cell office:value-type="string" table:style-name="ce38">
            <text:p>CANDIOT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4408" table:style-name="ce38">
            <text:p>4304408</text:p>
          </table:table-cell>
          <table:table-cell office:value-type="string" table:style-name="ce38">
            <text:p>CANEL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4507" table:style-name="ce38">
            <text:p>4304507</text:p>
          </table:table-cell>
          <table:table-cell office:value-type="string" table:style-name="ce38">
            <text:p>CANGUCU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4606" table:style-name="ce38">
            <text:p>4304606</text:p>
          </table:table-cell>
          <table:table-cell office:value-type="string" table:style-name="ce38">
            <text:p>CANOAS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4614" table:style-name="ce38">
            <text:p>4304614</text:p>
          </table:table-cell>
          <table:table-cell office:value-type="string" table:style-name="ce38">
            <text:p>CANUDOS DO VALE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4622" table:style-name="ce38">
            <text:p>4304622</text:p>
          </table:table-cell>
          <table:table-cell office:value-type="string" table:style-name="ce38">
            <text:p>CAPAO BONITO DO SUL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4630" table:style-name="ce38">
            <text:p>4304630</text:p>
          </table:table-cell>
          <table:table-cell office:value-type="string" table:style-name="ce38">
            <text:p>CAPAO DA CANO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4655" table:style-name="ce38">
            <text:p>4304655</text:p>
          </table:table-cell>
          <table:table-cell office:value-type="string" table:style-name="ce38">
            <text:p>CAPAO DO CIPO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4663" table:style-name="ce38">
            <text:p>4304663</text:p>
          </table:table-cell>
          <table:table-cell office:value-type="string" table:style-name="ce38">
            <text:p>CAPAO DO LEAO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4671" table:style-name="ce38">
            <text:p>4304671</text:p>
          </table:table-cell>
          <table:table-cell office:value-type="string" table:style-name="ce38">
            <text:p>CAPIVARI DO SUL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4689" table:style-name="ce38">
            <text:p>4304689</text:p>
          </table:table-cell>
          <table:table-cell office:value-type="string" table:style-name="ce38">
            <text:p>CAPELA DE SANTAN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4697" table:style-name="ce38">
            <text:p>4304697</text:p>
          </table:table-cell>
          <table:table-cell office:value-type="string" table:style-name="ce38">
            <text:p>CAPITAO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4705" table:style-name="ce38">
            <text:p>4304705</text:p>
          </table:table-cell>
          <table:table-cell office:value-type="string" table:style-name="ce38">
            <text:p>CARAZINHO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4713" table:style-name="ce38">
            <text:p>4304713</text:p>
          </table:table-cell>
          <table:table-cell office:value-type="string" table:style-name="ce38">
            <text:p>CARA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4804" table:style-name="ce38">
            <text:p>4304804</text:p>
          </table:table-cell>
          <table:table-cell office:value-type="string" table:style-name="ce38">
            <text:p>CARLOS BARBOS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4853" table:style-name="ce38">
            <text:p>4304853</text:p>
          </table:table-cell>
          <table:table-cell office:value-type="string" table:style-name="ce38">
            <text:p>CARLOS GOMES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4903" table:style-name="ce38">
            <text:p>4304903</text:p>
          </table:table-cell>
          <table:table-cell office:value-type="string" table:style-name="ce38">
            <text:p>CASC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4952" table:style-name="ce38">
            <text:p>4304952</text:p>
          </table:table-cell>
          <table:table-cell office:value-type="string" table:style-name="ce38">
            <text:p>CASEIROS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5009" table:style-name="ce38">
            <text:p>4305009</text:p>
          </table:table-cell>
          <table:table-cell office:value-type="string" table:style-name="ce38">
            <text:p>CATUIPE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5108" table:style-name="ce38">
            <text:p>4305108</text:p>
          </table:table-cell>
          <table:table-cell office:value-type="string" table:style-name="ce38">
            <text:p>CAXIAS DO SUL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5116" table:style-name="ce38">
            <text:p>4305116</text:p>
          </table:table-cell>
          <table:table-cell office:value-type="string" table:style-name="ce38">
            <text:p>CENTENARIO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5124" table:style-name="ce38">
            <text:p>4305124</text:p>
          </table:table-cell>
          <table:table-cell office:value-type="string" table:style-name="ce38">
            <text:p>CERRITO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5132" table:style-name="ce38">
            <text:p>4305132</text:p>
          </table:table-cell>
          <table:table-cell office:value-type="string" table:style-name="ce38">
            <text:p>CERRO BRANCO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5157" table:style-name="ce38">
            <text:p>4305157</text:p>
          </table:table-cell>
          <table:table-cell office:value-type="string" table:style-name="ce38">
            <text:p>CERRO GRANDE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5173" table:style-name="ce38">
            <text:p>4305173</text:p>
          </table:table-cell>
          <table:table-cell office:value-type="string" table:style-name="ce38">
            <text:p>CERRO GRANDE DO SUL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5207" table:style-name="ce38">
            <text:p>4305207</text:p>
          </table:table-cell>
          <table:table-cell office:value-type="string" table:style-name="ce38">
            <text:p>CERRO LARGO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5306" table:style-name="ce38">
            <text:p>4305306</text:p>
          </table:table-cell>
          <table:table-cell office:value-type="string" table:style-name="ce38">
            <text:p>CHAPAD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5355" table:style-name="ce38">
            <text:p>4305355</text:p>
          </table:table-cell>
          <table:table-cell office:value-type="string" table:style-name="ce38">
            <text:p>CHARQUEADAS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5371" table:style-name="ce38">
            <text:p>4305371</text:p>
          </table:table-cell>
          <table:table-cell office:value-type="string" table:style-name="ce38">
            <text:p>CHARRU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5405" table:style-name="ce38">
            <text:p>4305405</text:p>
          </table:table-cell>
          <table:table-cell office:value-type="string" table:style-name="ce38">
            <text:p>CHIAPET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5439" table:style-name="ce38">
            <text:p>4305439</text:p>
          </table:table-cell>
          <table:table-cell office:value-type="string" table:style-name="ce38">
            <text:p>CHUI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5447" table:style-name="ce38">
            <text:p>4305447</text:p>
          </table:table-cell>
          <table:table-cell office:value-type="string" table:style-name="ce38">
            <text:p>CHUVISC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5454" table:style-name="ce38">
            <text:p>4305454</text:p>
          </table:table-cell>
          <table:table-cell office:value-type="string" table:style-name="ce38">
            <text:p>CIDREIR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5504" table:style-name="ce38">
            <text:p>4305504</text:p>
          </table:table-cell>
          <table:table-cell office:value-type="string" table:style-name="ce38">
            <text:p>CIRIACO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5587" table:style-name="ce38">
            <text:p>4305587</text:p>
          </table:table-cell>
          <table:table-cell office:value-type="string" table:style-name="ce38">
            <text:p>COLINAS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5603" table:style-name="ce38">
            <text:p>4305603</text:p>
          </table:table-cell>
          <table:table-cell office:value-type="string" table:style-name="ce38">
            <text:p>COLORADO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5702" table:style-name="ce38">
            <text:p>4305702</text:p>
          </table:table-cell>
          <table:table-cell office:value-type="string" table:style-name="ce38">
            <text:p>CONDOR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5801" table:style-name="ce38">
            <text:p>4305801</text:p>
          </table:table-cell>
          <table:table-cell office:value-type="string" table:style-name="ce38">
            <text:p>CONSTANTIN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5835" table:style-name="ce38">
            <text:p>4305835</text:p>
          </table:table-cell>
          <table:table-cell office:value-type="string" table:style-name="ce38">
            <text:p>COQUEIRO BAIXO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5850" table:style-name="ce38">
            <text:p>4305850</text:p>
          </table:table-cell>
          <table:table-cell office:value-type="string" table:style-name="ce38">
            <text:p>COQUEIROS DO SUL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5871" table:style-name="ce38">
            <text:p>4305871</text:p>
          </table:table-cell>
          <table:table-cell office:value-type="string" table:style-name="ce38">
            <text:p>CORONEL BARROS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5900" table:style-name="ce38">
            <text:p>4305900</text:p>
          </table:table-cell>
          <table:table-cell office:value-type="string" table:style-name="ce38">
            <text:p>CORONEL BICACO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5934" table:style-name="ce38">
            <text:p>4305934</text:p>
          </table:table-cell>
          <table:table-cell office:value-type="string" table:style-name="ce38">
            <text:p>CORONEL PILAR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5959" table:style-name="ce38">
            <text:p>4305959</text:p>
          </table:table-cell>
          <table:table-cell office:value-type="string" table:style-name="ce38">
            <text:p>COTIPOR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5975" table:style-name="ce38">
            <text:p>4305975</text:p>
          </table:table-cell>
          <table:table-cell office:value-type="string" table:style-name="ce38">
            <text:p>COXILH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6007" table:style-name="ce38">
            <text:p>4306007</text:p>
          </table:table-cell>
          <table:table-cell office:value-type="string" table:style-name="ce38">
            <text:p>CRISSIUMAL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6056" table:style-name="ce38">
            <text:p>4306056</text:p>
          </table:table-cell>
          <table:table-cell office:value-type="string" table:style-name="ce38">
            <text:p>CRISTAL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6072" table:style-name="ce38">
            <text:p>4306072</text:p>
          </table:table-cell>
          <table:table-cell office:value-type="string" table:style-name="ce38">
            <text:p>CRISTAL DO SUL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6106" table:style-name="ce38">
            <text:p>4306106</text:p>
          </table:table-cell>
          <table:table-cell office:value-type="string" table:style-name="ce38">
            <text:p>CRUZ ALT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6130" table:style-name="ce38">
            <text:p>4306130</text:p>
          </table:table-cell>
          <table:table-cell office:value-type="string" table:style-name="ce38">
            <text:p>CRUZALTENSE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6205" table:style-name="ce38">
            <text:p>4306205</text:p>
          </table:table-cell>
          <table:table-cell office:value-type="string" table:style-name="ce38">
            <text:p>CRUZEIRO DO SUL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6304" table:style-name="ce38">
            <text:p>4306304</text:p>
          </table:table-cell>
          <table:table-cell office:value-type="string" table:style-name="ce38">
            <text:p>DAVID CANABARRO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6320" table:style-name="ce38">
            <text:p>4306320</text:p>
          </table:table-cell>
          <table:table-cell office:value-type="string" table:style-name="ce38">
            <text:p>DERRUBADAS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6353" table:style-name="ce38">
            <text:p>4306353</text:p>
          </table:table-cell>
          <table:table-cell office:value-type="string" table:style-name="ce38">
            <text:p>DEZESSEIS DE NOVEMBRO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6379" table:style-name="ce38">
            <text:p>4306379</text:p>
          </table:table-cell>
          <table:table-cell office:value-type="string" table:style-name="ce38">
            <text:p>DILERMANDO DE AGUIAR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6403" table:style-name="ce38">
            <text:p>4306403</text:p>
          </table:table-cell>
          <table:table-cell office:value-type="string" table:style-name="ce38">
            <text:p>DOIS IRMAOS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6429" table:style-name="ce38">
            <text:p>4306429</text:p>
          </table:table-cell>
          <table:table-cell office:value-type="string" table:style-name="ce38">
            <text:p>DOIS IRMAOS DAS MISSOES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6452" table:style-name="ce38">
            <text:p>4306452</text:p>
          </table:table-cell>
          <table:table-cell office:value-type="string" table:style-name="ce38">
            <text:p>DOIS LAJEADOS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6502" table:style-name="ce38">
            <text:p>4306502</text:p>
          </table:table-cell>
          <table:table-cell office:value-type="string" table:style-name="ce38">
            <text:p>DOM FELICIANO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6551" table:style-name="ce38">
            <text:p>4306551</text:p>
          </table:table-cell>
          <table:table-cell office:value-type="string" table:style-name="ce38">
            <text:p>DOM PEDRO DE ALCANTAR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6601" table:style-name="ce38">
            <text:p>4306601</text:p>
          </table:table-cell>
          <table:table-cell office:value-type="string" table:style-name="ce38">
            <text:p>DOM PEDRITO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6700" table:style-name="ce38">
            <text:p>4306700</text:p>
          </table:table-cell>
          <table:table-cell office:value-type="string" table:style-name="ce38">
            <text:p>DONA FRANCISC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6734" table:style-name="ce38">
            <text:p>4306734</text:p>
          </table:table-cell>
          <table:table-cell office:value-type="string" table:style-name="ce38">
            <text:p>DOUTOR MAURICIO CARDOSO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6759" table:style-name="ce38">
            <text:p>4306759</text:p>
          </table:table-cell>
          <table:table-cell office:value-type="string" table:style-name="ce38">
            <text:p>DOUTOR RICARDO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6767" table:style-name="ce38">
            <text:p>4306767</text:p>
          </table:table-cell>
          <table:table-cell office:value-type="string" table:style-name="ce38">
            <text:p>ELDORADO DO SUL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6809" table:style-name="ce38">
            <text:p>4306809</text:p>
          </table:table-cell>
          <table:table-cell office:value-type="string" table:style-name="ce38">
            <text:p>ENCANTADO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6908" table:style-name="ce38">
            <text:p>4306908</text:p>
          </table:table-cell>
          <table:table-cell office:value-type="string" table:style-name="ce38">
            <text:p>ENCRUZILHADA DO SUL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6924" table:style-name="ce38">
            <text:p>4306924</text:p>
          </table:table-cell>
          <table:table-cell office:value-type="string" table:style-name="ce38">
            <text:p>ENGENHO VELHO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6932" table:style-name="ce38">
            <text:p>4306932</text:p>
          </table:table-cell>
          <table:table-cell office:value-type="string" table:style-name="ce38">
            <text:p>ENTRE-IJUIS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6957" table:style-name="ce38">
            <text:p>4306957</text:p>
          </table:table-cell>
          <table:table-cell office:value-type="string" table:style-name="ce38">
            <text:p>ENTRE RIOS DO SUL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6973" table:style-name="ce38">
            <text:p>4306973</text:p>
          </table:table-cell>
          <table:table-cell office:value-type="string" table:style-name="ce38">
            <text:p>EREBANGO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7005" table:style-name="ce38">
            <text:p>4307005</text:p>
          </table:table-cell>
          <table:table-cell office:value-type="string" table:style-name="ce38">
            <text:p>ERECHIM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7054" table:style-name="ce38">
            <text:p>4307054</text:p>
          </table:table-cell>
          <table:table-cell office:value-type="string" table:style-name="ce38">
            <text:p>ERNESTIN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7104" table:style-name="ce38">
            <text:p>4307104</text:p>
          </table:table-cell>
          <table:table-cell office:value-type="string" table:style-name="ce38">
            <text:p>HERVAL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7203" table:style-name="ce38">
            <text:p>4307203</text:p>
          </table:table-cell>
          <table:table-cell office:value-type="string" table:style-name="ce38">
            <text:p>ERVAL GRANDE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7302" table:style-name="ce38">
            <text:p>4307302</text:p>
          </table:table-cell>
          <table:table-cell office:value-type="string" table:style-name="ce38">
            <text:p>ERVAL SECO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7401" table:style-name="ce38">
            <text:p>4307401</text:p>
          </table:table-cell>
          <table:table-cell office:value-type="string" table:style-name="ce38">
            <text:p>ESMERALD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7450" table:style-name="ce38">
            <text:p>4307450</text:p>
          </table:table-cell>
          <table:table-cell office:value-type="string" table:style-name="ce38">
            <text:p>ESPERANCA DO SUL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7500" table:style-name="ce38">
            <text:p>4307500</text:p>
          </table:table-cell>
          <table:table-cell office:value-type="string" table:style-name="ce38">
            <text:p>ESPUMOSO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7559" table:style-name="ce38">
            <text:p>4307559</text:p>
          </table:table-cell>
          <table:table-cell office:value-type="string" table:style-name="ce38">
            <text:p>ESTACAO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7609" table:style-name="ce38">
            <text:p>4307609</text:p>
          </table:table-cell>
          <table:table-cell office:value-type="string" table:style-name="ce38">
            <text:p>ESTANCIA VELH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7708" table:style-name="ce38">
            <text:p>4307708</text:p>
          </table:table-cell>
          <table:table-cell office:value-type="string" table:style-name="ce38">
            <text:p>ESTEIO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7807" table:style-name="ce38">
            <text:p>4307807</text:p>
          </table:table-cell>
          <table:table-cell office:value-type="string" table:style-name="ce38">
            <text:p>ESTREL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7815" table:style-name="ce38">
            <text:p>4307815</text:p>
          </table:table-cell>
          <table:table-cell office:value-type="string" table:style-name="ce38">
            <text:p>ESTRELA VELH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7831" table:style-name="ce38">
            <text:p>4307831</text:p>
          </table:table-cell>
          <table:table-cell office:value-type="string" table:style-name="ce38">
            <text:p>EUGENIO DE CASTRO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7864" table:style-name="ce38">
            <text:p>4307864</text:p>
          </table:table-cell>
          <table:table-cell office:value-type="string" table:style-name="ce38">
            <text:p>FAGUNDES VAREL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7906" table:style-name="ce38">
            <text:p>4307906</text:p>
          </table:table-cell>
          <table:table-cell office:value-type="string" table:style-name="ce38">
            <text:p>FARROUPILH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8003" table:style-name="ce38">
            <text:p>4308003</text:p>
          </table:table-cell>
          <table:table-cell office:value-type="string" table:style-name="ce38">
            <text:p>FAXINAL DO SOTURNO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8052" table:style-name="ce38">
            <text:p>4308052</text:p>
          </table:table-cell>
          <table:table-cell office:value-type="string" table:style-name="ce38">
            <text:p>FAXINALZINHO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8078" table:style-name="ce38">
            <text:p>4308078</text:p>
          </table:table-cell>
          <table:table-cell office:value-type="string" table:style-name="ce38">
            <text:p>FAZENDA VILANOV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8102" table:style-name="ce38">
            <text:p>4308102</text:p>
          </table:table-cell>
          <table:table-cell office:value-type="string" table:style-name="ce38">
            <text:p>FELIZ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8201" table:style-name="ce38">
            <text:p>4308201</text:p>
          </table:table-cell>
          <table:table-cell office:value-type="string" table:style-name="ce38">
            <text:p>FLORES DA CUNH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8250" table:style-name="ce38">
            <text:p>4308250</text:p>
          </table:table-cell>
          <table:table-cell office:value-type="string" table:style-name="ce38">
            <text:p>FLORIANO PEIXOTO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8300" table:style-name="ce38">
            <text:p>4308300</text:p>
          </table:table-cell>
          <table:table-cell office:value-type="string" table:style-name="ce38">
            <text:p>FONTOURA XAVIER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8409" table:style-name="ce38">
            <text:p>4308409</text:p>
          </table:table-cell>
          <table:table-cell office:value-type="string" table:style-name="ce38">
            <text:p>FORMIGUEIRO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8433" table:style-name="ce38">
            <text:p>4308433</text:p>
          </table:table-cell>
          <table:table-cell office:value-type="string" table:style-name="ce38">
            <text:p>FORQUETINH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8458" table:style-name="ce38">
            <text:p>4308458</text:p>
          </table:table-cell>
          <table:table-cell office:value-type="string" table:style-name="ce38">
            <text:p>FORTALEZA DO VALOS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8508" table:style-name="ce38">
            <text:p>4308508</text:p>
          </table:table-cell>
          <table:table-cell office:value-type="string" table:style-name="ce38">
            <text:p>FREDERICO WESTPHALEN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8607" table:style-name="ce38">
            <text:p>4308607</text:p>
          </table:table-cell>
          <table:table-cell office:value-type="string" table:style-name="ce38">
            <text:p>GARIBALDI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8656" table:style-name="ce38">
            <text:p>4308656</text:p>
          </table:table-cell>
          <table:table-cell office:value-type="string" table:style-name="ce38">
            <text:p>GARRUCHOS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8706" table:style-name="ce38">
            <text:p>4308706</text:p>
          </table:table-cell>
          <table:table-cell office:value-type="string" table:style-name="ce38">
            <text:p>GAURAM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8805" table:style-name="ce38">
            <text:p>4308805</text:p>
          </table:table-cell>
          <table:table-cell office:value-type="string" table:style-name="ce38">
            <text:p>GENERAL CAMAR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8854" table:style-name="ce38">
            <text:p>4308854</text:p>
          </table:table-cell>
          <table:table-cell office:value-type="string" table:style-name="ce38">
            <text:p>GENTIL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8904" table:style-name="ce38">
            <text:p>4308904</text:p>
          </table:table-cell>
          <table:table-cell office:value-type="string" table:style-name="ce38">
            <text:p>GETULIO VARGAS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9001" table:style-name="ce38">
            <text:p>4309001</text:p>
          </table:table-cell>
          <table:table-cell office:value-type="string" table:style-name="ce38">
            <text:p>GIRU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9050" table:style-name="ce38">
            <text:p>4309050</text:p>
          </table:table-cell>
          <table:table-cell office:value-type="string" table:style-name="ce38">
            <text:p>GLORINH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9100" table:style-name="ce38">
            <text:p>4309100</text:p>
          </table:table-cell>
          <table:table-cell office:value-type="string" table:style-name="ce38">
            <text:p>GRAMADO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9126" table:style-name="ce38">
            <text:p>4309126</text:p>
          </table:table-cell>
          <table:table-cell office:value-type="string" table:style-name="ce38">
            <text:p>GRAMADO DO LOUREIROS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9159" table:style-name="ce38">
            <text:p>4309159</text:p>
          </table:table-cell>
          <table:table-cell office:value-type="string" table:style-name="ce38">
            <text:p>GRAMADO XAVIER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9209" table:style-name="ce38">
            <text:p>4309209</text:p>
          </table:table-cell>
          <table:table-cell office:value-type="string" table:style-name="ce38">
            <text:p>GRAVATAI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9258" table:style-name="ce38">
            <text:p>4309258</text:p>
          </table:table-cell>
          <table:table-cell office:value-type="string" table:style-name="ce38">
            <text:p>GUABIJU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9308" table:style-name="ce38">
            <text:p>4309308</text:p>
          </table:table-cell>
          <table:table-cell office:value-type="string" table:style-name="ce38">
            <text:p>GUAIB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9407" table:style-name="ce38">
            <text:p>4309407</text:p>
          </table:table-cell>
          <table:table-cell office:value-type="string" table:style-name="ce38">
            <text:p>GUAPORE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9506" table:style-name="ce38">
            <text:p>4309506</text:p>
          </table:table-cell>
          <table:table-cell office:value-type="string" table:style-name="ce38">
            <text:p>GUARANI DAS MISSOES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9555" table:style-name="ce38">
            <text:p>4309555</text:p>
          </table:table-cell>
          <table:table-cell office:value-type="string" table:style-name="ce38">
            <text:p>HARMONI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9571" table:style-name="ce38">
            <text:p>4309571</text:p>
          </table:table-cell>
          <table:table-cell office:value-type="string" table:style-name="ce38">
            <text:p>HERVEIRAS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9605" table:style-name="ce38">
            <text:p>4309605</text:p>
          </table:table-cell>
          <table:table-cell office:value-type="string" table:style-name="ce38">
            <text:p>HORIZONTIN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9654" table:style-name="ce38">
            <text:p>4309654</text:p>
          </table:table-cell>
          <table:table-cell office:value-type="string" table:style-name="ce38">
            <text:p>HULHA NEGR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9704" table:style-name="ce38">
            <text:p>4309704</text:p>
          </table:table-cell>
          <table:table-cell office:value-type="string" table:style-name="ce38">
            <text:p>HUMAIT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9753" table:style-name="ce38">
            <text:p>4309753</text:p>
          </table:table-cell>
          <table:table-cell office:value-type="string" table:style-name="ce38">
            <text:p>IBARAM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9803" table:style-name="ce38">
            <text:p>4309803</text:p>
          </table:table-cell>
          <table:table-cell office:value-type="string" table:style-name="ce38">
            <text:p>IBIAC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9902" table:style-name="ce38">
            <text:p>4309902</text:p>
          </table:table-cell>
          <table:table-cell office:value-type="string" table:style-name="ce38">
            <text:p>IBIRAIARAS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09951" table:style-name="ce38">
            <text:p>4309951</text:p>
          </table:table-cell>
          <table:table-cell office:value-type="string" table:style-name="ce38">
            <text:p>IBIRAPUIT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0009" table:style-name="ce38">
            <text:p>4310009</text:p>
          </table:table-cell>
          <table:table-cell office:value-type="string" table:style-name="ce38">
            <text:p>IBIRUB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0108" table:style-name="ce38">
            <text:p>4310108</text:p>
          </table:table-cell>
          <table:table-cell office:value-type="string" table:style-name="ce38">
            <text:p>IGREJINH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0207" table:style-name="ce38">
            <text:p>4310207</text:p>
          </table:table-cell>
          <table:table-cell office:value-type="string" table:style-name="ce38">
            <text:p>IJUI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0306" table:style-name="ce38">
            <text:p>4310306</text:p>
          </table:table-cell>
          <table:table-cell office:value-type="string" table:style-name="ce38">
            <text:p>ILOPOLIS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0330" table:style-name="ce38">
            <text:p>4310330</text:p>
          </table:table-cell>
          <table:table-cell office:value-type="string" table:style-name="ce38">
            <text:p>IMBE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0363" table:style-name="ce38">
            <text:p>4310363</text:p>
          </table:table-cell>
          <table:table-cell office:value-type="string" table:style-name="ce38">
            <text:p>IMIGRANTE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0405" table:style-name="ce38">
            <text:p>4310405</text:p>
          </table:table-cell>
          <table:table-cell office:value-type="string" table:style-name="ce38">
            <text:p>INDEPENDENCI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0413" table:style-name="ce38">
            <text:p>4310413</text:p>
          </table:table-cell>
          <table:table-cell office:value-type="string" table:style-name="ce38">
            <text:p>INHACOR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0439" table:style-name="ce38">
            <text:p>4310439</text:p>
          </table:table-cell>
          <table:table-cell office:value-type="string" table:style-name="ce38">
            <text:p>IPE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0462" table:style-name="ce38">
            <text:p>4310462</text:p>
          </table:table-cell>
          <table:table-cell office:value-type="string" table:style-name="ce38">
            <text:p>IPIRANGA DO SUL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0504" table:style-name="ce38">
            <text:p>4310504</text:p>
          </table:table-cell>
          <table:table-cell office:value-type="string" table:style-name="ce38">
            <text:p>IRAI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0538" table:style-name="ce38">
            <text:p>4310538</text:p>
          </table:table-cell>
          <table:table-cell office:value-type="string" table:style-name="ce38">
            <text:p>ITAAR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0553" table:style-name="ce38">
            <text:p>4310553</text:p>
          </table:table-cell>
          <table:table-cell office:value-type="string" table:style-name="ce38">
            <text:p>ITACURUBI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0579" table:style-name="ce38">
            <text:p>4310579</text:p>
          </table:table-cell>
          <table:table-cell office:value-type="string" table:style-name="ce38">
            <text:p>ITAPUC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0603" table:style-name="ce38">
            <text:p>4310603</text:p>
          </table:table-cell>
          <table:table-cell office:value-type="string" table:style-name="ce38">
            <text:p>ITAQUI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0652" table:style-name="ce38">
            <text:p>4310652</text:p>
          </table:table-cell>
          <table:table-cell office:value-type="string" table:style-name="ce38">
            <text:p>ITATI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0702" table:style-name="ce38">
            <text:p>4310702</text:p>
          </table:table-cell>
          <table:table-cell office:value-type="string" table:style-name="ce38">
            <text:p>ITATIBA DO SUL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0751" table:style-name="ce38">
            <text:p>4310751</text:p>
          </table:table-cell>
          <table:table-cell office:value-type="string" table:style-name="ce38">
            <text:p>IVOR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0801" table:style-name="ce38">
            <text:p>4310801</text:p>
          </table:table-cell>
          <table:table-cell office:value-type="string" table:style-name="ce38">
            <text:p>IVOTI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0850" table:style-name="ce38">
            <text:p>4310850</text:p>
          </table:table-cell>
          <table:table-cell office:value-type="string" table:style-name="ce38">
            <text:p>JABOTICAB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0876" table:style-name="ce38">
            <text:p>4310876</text:p>
          </table:table-cell>
          <table:table-cell office:value-type="string" table:style-name="ce38">
            <text:p>JACUIZINHO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0900" table:style-name="ce38">
            <text:p>4310900</text:p>
          </table:table-cell>
          <table:table-cell office:value-type="string" table:style-name="ce38">
            <text:p>JACUTING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1007" table:style-name="ce38">
            <text:p>4311007</text:p>
          </table:table-cell>
          <table:table-cell office:value-type="string" table:style-name="ce38">
            <text:p>JAGUARAO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1106" table:style-name="ce38">
            <text:p>4311106</text:p>
          </table:table-cell>
          <table:table-cell office:value-type="string" table:style-name="ce38">
            <text:p>JAGUARI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1122" table:style-name="ce38">
            <text:p>4311122</text:p>
          </table:table-cell>
          <table:table-cell office:value-type="string" table:style-name="ce38">
            <text:p>JAQUIRAN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1130" table:style-name="ce38">
            <text:p>4311130</text:p>
          </table:table-cell>
          <table:table-cell office:value-type="string" table:style-name="ce38">
            <text:p>JARI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1155" table:style-name="ce38">
            <text:p>4311155</text:p>
          </table:table-cell>
          <table:table-cell office:value-type="string" table:style-name="ce38">
            <text:p>JOI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1205" table:style-name="ce38">
            <text:p>4311205</text:p>
          </table:table-cell>
          <table:table-cell office:value-type="string" table:style-name="ce38">
            <text:p>JULIO DE CASTILHOS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1239" table:style-name="ce38">
            <text:p>4311239</text:p>
          </table:table-cell>
          <table:table-cell office:value-type="string" table:style-name="ce38">
            <text:p>LAGOA BONITA DO SUL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1254" table:style-name="ce38">
            <text:p>4311254</text:p>
          </table:table-cell>
          <table:table-cell office:value-type="string" table:style-name="ce38">
            <text:p>LAGOAO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1270" table:style-name="ce38">
            <text:p>4311270</text:p>
          </table:table-cell>
          <table:table-cell office:value-type="string" table:style-name="ce38">
            <text:p>LAGOA DO TRES CANTOS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1304" table:style-name="ce38">
            <text:p>4311304</text:p>
          </table:table-cell>
          <table:table-cell office:value-type="string" table:style-name="ce38">
            <text:p>LAGOA VERMELH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1403" table:style-name="ce38">
            <text:p>4311403</text:p>
          </table:table-cell>
          <table:table-cell office:value-type="string" table:style-name="ce38">
            <text:p>LAJEADO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1429" table:style-name="ce38">
            <text:p>4311429</text:p>
          </table:table-cell>
          <table:table-cell office:value-type="string" table:style-name="ce38">
            <text:p>LAJEADO DO BUGRE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1502" table:style-name="ce38">
            <text:p>4311502</text:p>
          </table:table-cell>
          <table:table-cell office:value-type="string" table:style-name="ce38">
            <text:p>LAVRAS DO SUL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1601" table:style-name="ce38">
            <text:p>4311601</text:p>
          </table:table-cell>
          <table:table-cell office:value-type="string" table:style-name="ce38">
            <text:p>LIBERATO SALZANO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1627" table:style-name="ce38">
            <text:p>4311627</text:p>
          </table:table-cell>
          <table:table-cell office:value-type="string" table:style-name="ce38">
            <text:p>LINDOLFO COLLOR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1643" table:style-name="ce38">
            <text:p>4311643</text:p>
          </table:table-cell>
          <table:table-cell office:value-type="string" table:style-name="ce38">
            <text:p>LINHA NOV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1700" table:style-name="ce38">
            <text:p>4311700</text:p>
          </table:table-cell>
          <table:table-cell office:value-type="string" table:style-name="ce38">
            <text:p>MACHADINHO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1718" table:style-name="ce38">
            <text:p>4311718</text:p>
          </table:table-cell>
          <table:table-cell office:value-type="string" table:style-name="ce38">
            <text:p>MACAMBAR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1734" table:style-name="ce38">
            <text:p>4311734</text:p>
          </table:table-cell>
          <table:table-cell office:value-type="string" table:style-name="ce38">
            <text:p>MAMPITUB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1759" table:style-name="ce38">
            <text:p>4311759</text:p>
          </table:table-cell>
          <table:table-cell office:value-type="string" table:style-name="ce38">
            <text:p>MANOEL VIAN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1775" table:style-name="ce38">
            <text:p>4311775</text:p>
          </table:table-cell>
          <table:table-cell office:value-type="string" table:style-name="ce38">
            <text:p>MAQUINE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1791" table:style-name="ce38">
            <text:p>4311791</text:p>
          </table:table-cell>
          <table:table-cell office:value-type="string" table:style-name="ce38">
            <text:p>MARAT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1809" table:style-name="ce38">
            <text:p>4311809</text:p>
          </table:table-cell>
          <table:table-cell office:value-type="string" table:style-name="ce38">
            <text:p>MARAU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1908" table:style-name="ce38">
            <text:p>4311908</text:p>
          </table:table-cell>
          <table:table-cell office:value-type="string" table:style-name="ce38">
            <text:p>MARCELINO RAMOS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1981" table:style-name="ce38">
            <text:p>4311981</text:p>
          </table:table-cell>
          <table:table-cell office:value-type="string" table:style-name="ce38">
            <text:p>MARIANA PIMENTEL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2005" table:style-name="ce38">
            <text:p>4312005</text:p>
          </table:table-cell>
          <table:table-cell office:value-type="string" table:style-name="ce38">
            <text:p>MARIANO MORO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2054" table:style-name="ce38">
            <text:p>4312054</text:p>
          </table:table-cell>
          <table:table-cell office:value-type="string" table:style-name="ce38">
            <text:p>MARQUES DE SOUZ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2104" table:style-name="ce38">
            <text:p>4312104</text:p>
          </table:table-cell>
          <table:table-cell office:value-type="string" table:style-name="ce38">
            <text:p>MAT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2138" table:style-name="ce38">
            <text:p>4312138</text:p>
          </table:table-cell>
          <table:table-cell office:value-type="string" table:style-name="ce38">
            <text:p>MATO CASTELHANO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2153" table:style-name="ce38">
            <text:p>4312153</text:p>
          </table:table-cell>
          <table:table-cell office:value-type="string" table:style-name="ce38">
            <text:p>MATO LEITAO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2179" table:style-name="ce38">
            <text:p>4312179</text:p>
          </table:table-cell>
          <table:table-cell office:value-type="string" table:style-name="ce38">
            <text:p>MATO QUEIMADO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2203" table:style-name="ce38">
            <text:p>4312203</text:p>
          </table:table-cell>
          <table:table-cell office:value-type="string" table:style-name="ce38">
            <text:p>MAXIMILIANO DE ALMEID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2252" table:style-name="ce38">
            <text:p>4312252</text:p>
          </table:table-cell>
          <table:table-cell office:value-type="string" table:style-name="ce38">
            <text:p>MINAS DO LEAO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2302" table:style-name="ce38">
            <text:p>4312302</text:p>
          </table:table-cell>
          <table:table-cell office:value-type="string" table:style-name="ce38">
            <text:p>MIRAGUAI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2351" table:style-name="ce38">
            <text:p>4312351</text:p>
          </table:table-cell>
          <table:table-cell office:value-type="string" table:style-name="ce38">
            <text:p>MONTAURI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2377" table:style-name="ce38">
            <text:p>4312377</text:p>
          </table:table-cell>
          <table:table-cell office:value-type="string" table:style-name="ce38">
            <text:p>MONTE ALEGRE DO CAMPOS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2385" table:style-name="ce38">
            <text:p>4312385</text:p>
          </table:table-cell>
          <table:table-cell office:value-type="string" table:style-name="ce38">
            <text:p>MONTE BELO DO SUL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2401" table:style-name="ce38">
            <text:p>4312401</text:p>
          </table:table-cell>
          <table:table-cell office:value-type="string" table:style-name="ce38">
            <text:p>MONTENEGRO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2427" table:style-name="ce38">
            <text:p>4312427</text:p>
          </table:table-cell>
          <table:table-cell office:value-type="string" table:style-name="ce38">
            <text:p>MORMACO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2443" table:style-name="ce38">
            <text:p>4312443</text:p>
          </table:table-cell>
          <table:table-cell office:value-type="string" table:style-name="ce38">
            <text:p>MORRINHOS DO SUL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2450" table:style-name="ce38">
            <text:p>4312450</text:p>
          </table:table-cell>
          <table:table-cell office:value-type="string" table:style-name="ce38">
            <text:p>MORRO REDONDO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2476" table:style-name="ce38">
            <text:p>4312476</text:p>
          </table:table-cell>
          <table:table-cell office:value-type="string" table:style-name="ce38">
            <text:p>MORRO REUTER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2500" table:style-name="ce38">
            <text:p>4312500</text:p>
          </table:table-cell>
          <table:table-cell office:value-type="string" table:style-name="ce38">
            <text:p>MOSTARDAS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2609" table:style-name="ce38">
            <text:p>4312609</text:p>
          </table:table-cell>
          <table:table-cell office:value-type="string" table:style-name="ce38">
            <text:p>MUCUM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2617" table:style-name="ce38">
            <text:p>4312617</text:p>
          </table:table-cell>
          <table:table-cell office:value-type="string" table:style-name="ce38">
            <text:p>MUITOS CAPOES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2625" table:style-name="ce38">
            <text:p>4312625</text:p>
          </table:table-cell>
          <table:table-cell office:value-type="string" table:style-name="ce38">
            <text:p>MULITERNO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2658" table:style-name="ce38">
            <text:p>4312658</text:p>
          </table:table-cell>
          <table:table-cell office:value-type="string" table:style-name="ce38">
            <text:p>NAO-ME-TOQUE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2674" table:style-name="ce38">
            <text:p>4312674</text:p>
          </table:table-cell>
          <table:table-cell office:value-type="string" table:style-name="ce38">
            <text:p>NICOLAU VERGUEIRO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2708" table:style-name="ce38">
            <text:p>4312708</text:p>
          </table:table-cell>
          <table:table-cell office:value-type="string" table:style-name="ce38">
            <text:p>NONOAI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2757" table:style-name="ce38">
            <text:p>4312757</text:p>
          </table:table-cell>
          <table:table-cell office:value-type="string" table:style-name="ce38">
            <text:p>NOVA ALVORAD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2807" table:style-name="ce38">
            <text:p>4312807</text:p>
          </table:table-cell>
          <table:table-cell office:value-type="string" table:style-name="ce38">
            <text:p>NOVA ARAC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2906" table:style-name="ce38">
            <text:p>4312906</text:p>
          </table:table-cell>
          <table:table-cell office:value-type="string" table:style-name="ce38">
            <text:p>NOVA BASSANO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2955" table:style-name="ce38">
            <text:p>4312955</text:p>
          </table:table-cell>
          <table:table-cell office:value-type="string" table:style-name="ce38">
            <text:p>NOVA BOA VIST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3003" table:style-name="ce38">
            <text:p>4313003</text:p>
          </table:table-cell>
          <table:table-cell office:value-type="string" table:style-name="ce38">
            <text:p>NOVA BRESCI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3011" table:style-name="ce38">
            <text:p>4313011</text:p>
          </table:table-cell>
          <table:table-cell office:value-type="string" table:style-name="ce38">
            <text:p>NOVA CANDELARI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3037" table:style-name="ce38">
            <text:p>4313037</text:p>
          </table:table-cell>
          <table:table-cell office:value-type="string" table:style-name="ce38">
            <text:p>NOVA ESPERANCA DO SUL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3060" table:style-name="ce38">
            <text:p>4313060</text:p>
          </table:table-cell>
          <table:table-cell office:value-type="string" table:style-name="ce38">
            <text:p>NOVA HARTZ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3086" table:style-name="ce38">
            <text:p>4313086</text:p>
          </table:table-cell>
          <table:table-cell office:value-type="string" table:style-name="ce38">
            <text:p>NOVA PADU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3102" table:style-name="ce38">
            <text:p>4313102</text:p>
          </table:table-cell>
          <table:table-cell office:value-type="string" table:style-name="ce38">
            <text:p>NOVA PALM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3201" table:style-name="ce38">
            <text:p>4313201</text:p>
          </table:table-cell>
          <table:table-cell office:value-type="string" table:style-name="ce38">
            <text:p>NOVA PETROPOLIS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3300" table:style-name="ce38">
            <text:p>4313300</text:p>
          </table:table-cell>
          <table:table-cell office:value-type="string" table:style-name="ce38">
            <text:p>NOVA PRAT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3334" table:style-name="ce38">
            <text:p>4313334</text:p>
          </table:table-cell>
          <table:table-cell office:value-type="string" table:style-name="ce38">
            <text:p>NOVA RAMAD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3359" table:style-name="ce38">
            <text:p>4313359</text:p>
          </table:table-cell>
          <table:table-cell office:value-type="string" table:style-name="ce38">
            <text:p>NOVA ROMA DO SUL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3375" table:style-name="ce38">
            <text:p>4313375</text:p>
          </table:table-cell>
          <table:table-cell office:value-type="string" table:style-name="ce38">
            <text:p>NOVA SANTA RIT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3391" table:style-name="ce38">
            <text:p>4313391</text:p>
          </table:table-cell>
          <table:table-cell office:value-type="string" table:style-name="ce38">
            <text:p>NOVO CABRAIS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3409" table:style-name="ce38">
            <text:p>4313409</text:p>
          </table:table-cell>
          <table:table-cell office:value-type="string" table:style-name="ce38">
            <text:p>NOVO HAMBURGO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3425" table:style-name="ce38">
            <text:p>4313425</text:p>
          </table:table-cell>
          <table:table-cell office:value-type="string" table:style-name="ce38">
            <text:p>NOVO MACHADO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3441" table:style-name="ce38">
            <text:p>4313441</text:p>
          </table:table-cell>
          <table:table-cell office:value-type="string" table:style-name="ce38">
            <text:p>NOVO TIRADENTES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3466" table:style-name="ce38">
            <text:p>4313466</text:p>
          </table:table-cell>
          <table:table-cell office:value-type="string" table:style-name="ce38">
            <text:p>NOVO XINGU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3490" table:style-name="ce38">
            <text:p>4313490</text:p>
          </table:table-cell>
          <table:table-cell office:value-type="string" table:style-name="ce38">
            <text:p>NOVO BARREIRO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3508" table:style-name="ce38">
            <text:p>4313508</text:p>
          </table:table-cell>
          <table:table-cell office:value-type="string" table:style-name="ce38">
            <text:p>OSORIO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3607" table:style-name="ce38">
            <text:p>4313607</text:p>
          </table:table-cell>
          <table:table-cell office:value-type="string" table:style-name="ce38">
            <text:p>PAIM FILHO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3656" table:style-name="ce38">
            <text:p>4313656</text:p>
          </table:table-cell>
          <table:table-cell office:value-type="string" table:style-name="ce38">
            <text:p>PALMARES DO SUL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3706" table:style-name="ce38">
            <text:p>4313706</text:p>
          </table:table-cell>
          <table:table-cell office:value-type="string" table:style-name="ce38">
            <text:p>PALMEIRA DAS MISSOES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3805" table:style-name="ce38">
            <text:p>4313805</text:p>
          </table:table-cell>
          <table:table-cell office:value-type="string" table:style-name="ce38">
            <text:p>PALMITINHO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3904" table:style-name="ce38">
            <text:p>4313904</text:p>
          </table:table-cell>
          <table:table-cell office:value-type="string" table:style-name="ce38">
            <text:p>PANAMBI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3953" table:style-name="ce38">
            <text:p>4313953</text:p>
          </table:table-cell>
          <table:table-cell office:value-type="string" table:style-name="ce38">
            <text:p>PANTANO GRANDE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4001" table:style-name="ce38">
            <text:p>4314001</text:p>
          </table:table-cell>
          <table:table-cell office:value-type="string" table:style-name="ce38">
            <text:p>PARAI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4027" table:style-name="ce38">
            <text:p>4314027</text:p>
          </table:table-cell>
          <table:table-cell office:value-type="string" table:style-name="ce38">
            <text:p>PARAISO DO SUL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4035" table:style-name="ce38">
            <text:p>4314035</text:p>
          </table:table-cell>
          <table:table-cell office:value-type="string" table:style-name="ce38">
            <text:p>PARECI NOVO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4050" table:style-name="ce38">
            <text:p>4314050</text:p>
          </table:table-cell>
          <table:table-cell office:value-type="string" table:style-name="ce38">
            <text:p>PAROBE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4068" table:style-name="ce38">
            <text:p>4314068</text:p>
          </table:table-cell>
          <table:table-cell office:value-type="string" table:style-name="ce38">
            <text:p>PASSA SETE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4076" table:style-name="ce38">
            <text:p>4314076</text:p>
          </table:table-cell>
          <table:table-cell office:value-type="string" table:style-name="ce38">
            <text:p>PASSO DO SOBRADO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4100" table:style-name="ce38">
            <text:p>4314100</text:p>
          </table:table-cell>
          <table:table-cell office:value-type="string" table:style-name="ce38">
            <text:p>PASSO FUNDO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4134" table:style-name="ce38">
            <text:p>4314134</text:p>
          </table:table-cell>
          <table:table-cell office:value-type="string" table:style-name="ce38">
            <text:p>PAULO BENTO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4159" table:style-name="ce38">
            <text:p>4314159</text:p>
          </table:table-cell>
          <table:table-cell office:value-type="string" table:style-name="ce38">
            <text:p>PAVERAM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4175" table:style-name="ce38">
            <text:p>4314175</text:p>
          </table:table-cell>
          <table:table-cell office:value-type="string" table:style-name="ce38">
            <text:p>PEDRAS ALTAS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4209" table:style-name="ce38">
            <text:p>4314209</text:p>
          </table:table-cell>
          <table:table-cell office:value-type="string" table:style-name="ce38">
            <text:p>PEDRO OSORIO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4308" table:style-name="ce38">
            <text:p>4314308</text:p>
          </table:table-cell>
          <table:table-cell office:value-type="string" table:style-name="ce38">
            <text:p>PEJUCAR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4407" table:style-name="ce38">
            <text:p>4314407</text:p>
          </table:table-cell>
          <table:table-cell office:value-type="string" table:style-name="ce38">
            <text:p>PELOTAS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4423" table:style-name="ce38">
            <text:p>4314423</text:p>
          </table:table-cell>
          <table:table-cell office:value-type="string" table:style-name="ce38">
            <text:p>PICADA CAFE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4456" table:style-name="ce38">
            <text:p>4314456</text:p>
          </table:table-cell>
          <table:table-cell office:value-type="string" table:style-name="ce38">
            <text:p>PINHAL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4464" table:style-name="ce38">
            <text:p>4314464</text:p>
          </table:table-cell>
          <table:table-cell office:value-type="string" table:style-name="ce38">
            <text:p>PINHAL DA SERR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4472" table:style-name="ce38">
            <text:p>4314472</text:p>
          </table:table-cell>
          <table:table-cell office:value-type="string" table:style-name="ce38">
            <text:p>PINHAL GRANDE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4498" table:style-name="ce38">
            <text:p>4314498</text:p>
          </table:table-cell>
          <table:table-cell office:value-type="string" table:style-name="ce38">
            <text:p>PINHEIRINHO DO VALE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4506" table:style-name="ce38">
            <text:p>4314506</text:p>
          </table:table-cell>
          <table:table-cell office:value-type="string" table:style-name="ce38">
            <text:p>PINHEIRO MACHADO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4548" table:style-name="ce38">
            <text:p>4314548</text:p>
          </table:table-cell>
          <table:table-cell office:value-type="string" table:style-name="ce38">
            <text:p>PINTO BANDEIR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4555" table:style-name="ce38">
            <text:p>4314555</text:p>
          </table:table-cell>
          <table:table-cell office:value-type="string" table:style-name="ce38">
            <text:p>PIRAPO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4605" table:style-name="ce38">
            <text:p>4314605</text:p>
          </table:table-cell>
          <table:table-cell office:value-type="string" table:style-name="ce38">
            <text:p>PIRATINI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4704" table:style-name="ce38">
            <text:p>4314704</text:p>
          </table:table-cell>
          <table:table-cell office:value-type="string" table:style-name="ce38">
            <text:p>PLANALTO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4753" table:style-name="ce38">
            <text:p>4314753</text:p>
          </table:table-cell>
          <table:table-cell office:value-type="string" table:style-name="ce38">
            <text:p>POCO DAS ANTAS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4779" table:style-name="ce38">
            <text:p>4314779</text:p>
          </table:table-cell>
          <table:table-cell office:value-type="string" table:style-name="ce38">
            <text:p>PONTAO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4787" table:style-name="ce38">
            <text:p>4314787</text:p>
          </table:table-cell>
          <table:table-cell office:value-type="string" table:style-name="ce38">
            <text:p>PONTE PRET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4803" table:style-name="ce38">
            <text:p>4314803</text:p>
          </table:table-cell>
          <table:table-cell office:value-type="string" table:style-name="ce38">
            <text:p>PORTAO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4902" table:style-name="ce38">
            <text:p>4314902</text:p>
          </table:table-cell>
          <table:table-cell office:value-type="string" table:style-name="ce38">
            <text:p>PORTO ALEGRE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5008" table:style-name="ce38">
            <text:p>4315008</text:p>
          </table:table-cell>
          <table:table-cell office:value-type="string" table:style-name="ce38">
            <text:p>PORTO LUCEN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5057" table:style-name="ce38">
            <text:p>4315057</text:p>
          </table:table-cell>
          <table:table-cell office:value-type="string" table:style-name="ce38">
            <text:p>PORTO MAU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5073" table:style-name="ce38">
            <text:p>4315073</text:p>
          </table:table-cell>
          <table:table-cell office:value-type="string" table:style-name="ce38">
            <text:p>PORTO VERA CRUZ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5107" table:style-name="ce38">
            <text:p>4315107</text:p>
          </table:table-cell>
          <table:table-cell office:value-type="string" table:style-name="ce38">
            <text:p>PORTO XAVIER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5131" table:style-name="ce38">
            <text:p>4315131</text:p>
          </table:table-cell>
          <table:table-cell office:value-type="string" table:style-name="ce38">
            <text:p>POUSO NOVO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5149" table:style-name="ce38">
            <text:p>4315149</text:p>
          </table:table-cell>
          <table:table-cell office:value-type="string" table:style-name="ce38">
            <text:p>PRESIDENTE LUCEN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5156" table:style-name="ce38">
            <text:p>4315156</text:p>
          </table:table-cell>
          <table:table-cell office:value-type="string" table:style-name="ce38">
            <text:p>PROGRESSO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5172" table:style-name="ce38">
            <text:p>4315172</text:p>
          </table:table-cell>
          <table:table-cell office:value-type="string" table:style-name="ce38">
            <text:p>PROTASIO ALVES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5206" table:style-name="ce38">
            <text:p>4315206</text:p>
          </table:table-cell>
          <table:table-cell office:value-type="string" table:style-name="ce38">
            <text:p>PUTING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5305" table:style-name="ce38">
            <text:p>4315305</text:p>
          </table:table-cell>
          <table:table-cell office:value-type="string" table:style-name="ce38">
            <text:p>QUARAI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5313" table:style-name="ce38">
            <text:p>4315313</text:p>
          </table:table-cell>
          <table:table-cell office:value-type="string" table:style-name="ce38">
            <text:p>QUATRO IRMAOS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5321" table:style-name="ce38">
            <text:p>4315321</text:p>
          </table:table-cell>
          <table:table-cell office:value-type="string" table:style-name="ce38">
            <text:p>QUEVEDOS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5354" table:style-name="ce38">
            <text:p>4315354</text:p>
          </table:table-cell>
          <table:table-cell office:value-type="string" table:style-name="ce38">
            <text:p>QUINZE DE NOVEMBRO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5404" table:style-name="ce38">
            <text:p>4315404</text:p>
          </table:table-cell>
          <table:table-cell office:value-type="string" table:style-name="ce38">
            <text:p>REDENTOR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5453" table:style-name="ce38">
            <text:p>4315453</text:p>
          </table:table-cell>
          <table:table-cell office:value-type="string" table:style-name="ce38">
            <text:p>RELVADO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5503" table:style-name="ce38">
            <text:p>4315503</text:p>
          </table:table-cell>
          <table:table-cell office:value-type="string" table:style-name="ce38">
            <text:p>RESTINGA SEC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5552" table:style-name="ce38">
            <text:p>4315552</text:p>
          </table:table-cell>
          <table:table-cell office:value-type="string" table:style-name="ce38">
            <text:p>RIO DO INDIOS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5602" table:style-name="ce38">
            <text:p>4315602</text:p>
          </table:table-cell>
          <table:table-cell office:value-type="string" table:style-name="ce38">
            <text:p>RIO GRANDE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5701" table:style-name="ce38">
            <text:p>4315701</text:p>
          </table:table-cell>
          <table:table-cell office:value-type="string" table:style-name="ce38">
            <text:p>RIO PARDO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5750" table:style-name="ce38">
            <text:p>4315750</text:p>
          </table:table-cell>
          <table:table-cell office:value-type="string" table:style-name="ce38">
            <text:p>RIOZINHO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5800" table:style-name="ce38">
            <text:p>4315800</text:p>
          </table:table-cell>
          <table:table-cell office:value-type="string" table:style-name="ce38">
            <text:p>ROCA SALES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5909" table:style-name="ce38">
            <text:p>4315909</text:p>
          </table:table-cell>
          <table:table-cell office:value-type="string" table:style-name="ce38">
            <text:p>RODEIO BONITO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5958" table:style-name="ce38">
            <text:p>4315958</text:p>
          </table:table-cell>
          <table:table-cell office:value-type="string" table:style-name="ce38">
            <text:p>ROLADOR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6006" table:style-name="ce38">
            <text:p>4316006</text:p>
          </table:table-cell>
          <table:table-cell office:value-type="string" table:style-name="ce38">
            <text:p>ROLANTE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6105" table:style-name="ce38">
            <text:p>4316105</text:p>
          </table:table-cell>
          <table:table-cell office:value-type="string" table:style-name="ce38">
            <text:p>RONDA ALT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6204" table:style-name="ce38">
            <text:p>4316204</text:p>
          </table:table-cell>
          <table:table-cell office:value-type="string" table:style-name="ce38">
            <text:p>RONDINH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6303" table:style-name="ce38">
            <text:p>4316303</text:p>
          </table:table-cell>
          <table:table-cell office:value-type="string" table:style-name="ce38">
            <text:p>ROQUE GONZALES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6402" table:style-name="ce38">
            <text:p>4316402</text:p>
          </table:table-cell>
          <table:table-cell office:value-type="string" table:style-name="ce38">
            <text:p>ROSARIO DO SUL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6428" table:style-name="ce38">
            <text:p>4316428</text:p>
          </table:table-cell>
          <table:table-cell office:value-type="string" table:style-name="ce38">
            <text:p>SAGRADA FAMILI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6436" table:style-name="ce38">
            <text:p>4316436</text:p>
          </table:table-cell>
          <table:table-cell office:value-type="string" table:style-name="ce38">
            <text:p>SALDANHA MARINHO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6451" table:style-name="ce38">
            <text:p>4316451</text:p>
          </table:table-cell>
          <table:table-cell office:value-type="string" table:style-name="ce38">
            <text:p>SALTO DO JACUI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6477" table:style-name="ce38">
            <text:p>4316477</text:p>
          </table:table-cell>
          <table:table-cell office:value-type="string" table:style-name="ce38">
            <text:p>SALVADOR DAS MISSOES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6501" table:style-name="ce38">
            <text:p>4316501</text:p>
          </table:table-cell>
          <table:table-cell office:value-type="string" table:style-name="ce38">
            <text:p>SALVADOR DO SUL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6600" table:style-name="ce38">
            <text:p>4316600</text:p>
          </table:table-cell>
          <table:table-cell office:value-type="string" table:style-name="ce38">
            <text:p>SANANDUV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6709" table:style-name="ce38">
            <text:p>4316709</text:p>
          </table:table-cell>
          <table:table-cell office:value-type="string" table:style-name="ce38">
            <text:p>SANTA BARBARA DO SUL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6733" table:style-name="ce38">
            <text:p>4316733</text:p>
          </table:table-cell>
          <table:table-cell office:value-type="string" table:style-name="ce38">
            <text:p>SANTA CECILIA DO SUL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6758" table:style-name="ce38">
            <text:p>4316758</text:p>
          </table:table-cell>
          <table:table-cell office:value-type="string" table:style-name="ce38">
            <text:p>SANTA CLARA DO SUL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6808" table:style-name="ce38">
            <text:p>4316808</text:p>
          </table:table-cell>
          <table:table-cell office:value-type="string" table:style-name="ce38">
            <text:p>SANTA CRUZ DO SUL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6907" table:style-name="ce38">
            <text:p>4316907</text:p>
          </table:table-cell>
          <table:table-cell office:value-type="string" table:style-name="ce38">
            <text:p>SANTA MARI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6956" table:style-name="ce38">
            <text:p>4316956</text:p>
          </table:table-cell>
          <table:table-cell office:value-type="string" table:style-name="ce38">
            <text:p>SANTA MARIA DO HERVAL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6972" table:style-name="ce38">
            <text:p>4316972</text:p>
          </table:table-cell>
          <table:table-cell office:value-type="string" table:style-name="ce38">
            <text:p>SANTA MARGARIDA DO SUL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7004" table:style-name="ce38">
            <text:p>4317004</text:p>
          </table:table-cell>
          <table:table-cell office:value-type="string" table:style-name="ce38">
            <text:p>SANTANA DA BOA VIST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7103" table:style-name="ce38">
            <text:p>4317103</text:p>
          </table:table-cell>
          <table:table-cell office:value-type="string" table:style-name="ce38">
            <text:p>SANTANA DO LIVRAMENTO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7202" table:style-name="ce38">
            <text:p>4317202</text:p>
          </table:table-cell>
          <table:table-cell office:value-type="string" table:style-name="ce38">
            <text:p>SANTA ROS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7251" table:style-name="ce38">
            <text:p>4317251</text:p>
          </table:table-cell>
          <table:table-cell office:value-type="string" table:style-name="ce38">
            <text:p>SANTA TEREZ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7301" table:style-name="ce38">
            <text:p>4317301</text:p>
          </table:table-cell>
          <table:table-cell office:value-type="string" table:style-name="ce38">
            <text:p>SANTA VITORIA DO PALMAR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7400" table:style-name="ce38">
            <text:p>4317400</text:p>
          </table:table-cell>
          <table:table-cell office:value-type="string" table:style-name="ce38">
            <text:p>SANTIAGO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7509" table:style-name="ce38">
            <text:p>4317509</text:p>
          </table:table-cell>
          <table:table-cell office:value-type="string" table:style-name="ce38">
            <text:p>SANTO ANGELO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7558" table:style-name="ce38">
            <text:p>4317558</text:p>
          </table:table-cell>
          <table:table-cell office:value-type="string" table:style-name="ce38">
            <text:p>SANTO ANTONIO DO PALM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7608" table:style-name="ce38">
            <text:p>4317608</text:p>
          </table:table-cell>
          <table:table-cell office:value-type="string" table:style-name="ce38">
            <text:p>SANTO ANTONIO DA PATRULH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7707" table:style-name="ce38">
            <text:p>4317707</text:p>
          </table:table-cell>
          <table:table-cell office:value-type="string" table:style-name="ce38">
            <text:p>SANTO ANTONIO DAS MISSOES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7756" table:style-name="ce38">
            <text:p>4317756</text:p>
          </table:table-cell>
          <table:table-cell office:value-type="string" table:style-name="ce38">
            <text:p>SANTO ANTONIO DO PLANALTO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7806" table:style-name="ce38">
            <text:p>4317806</text:p>
          </table:table-cell>
          <table:table-cell office:value-type="string" table:style-name="ce38">
            <text:p>SANTO AUGUSTO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7905" table:style-name="ce38">
            <text:p>4317905</text:p>
          </table:table-cell>
          <table:table-cell office:value-type="string" table:style-name="ce38">
            <text:p>SANTO CRISTO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7954" table:style-name="ce38">
            <text:p>4317954</text:p>
          </table:table-cell>
          <table:table-cell office:value-type="string" table:style-name="ce38">
            <text:p>SANTO EXPEDITO DO SUL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8002" table:style-name="ce38">
            <text:p>4318002</text:p>
          </table:table-cell>
          <table:table-cell office:value-type="string" table:style-name="ce38">
            <text:p>SAO BORJ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8051" table:style-name="ce38">
            <text:p>4318051</text:p>
          </table:table-cell>
          <table:table-cell office:value-type="string" table:style-name="ce38">
            <text:p>SAO DOMINGOS DO SUL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8101" table:style-name="ce38">
            <text:p>4318101</text:p>
          </table:table-cell>
          <table:table-cell office:value-type="string" table:style-name="ce38">
            <text:p>SAO FRANCISCO DE ASSIS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8200" table:style-name="ce38">
            <text:p>4318200</text:p>
          </table:table-cell>
          <table:table-cell office:value-type="string" table:style-name="ce38">
            <text:p>SAO FRANCISCO DE PAUL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8309" table:style-name="ce38">
            <text:p>4318309</text:p>
          </table:table-cell>
          <table:table-cell office:value-type="string" table:style-name="ce38">
            <text:p>SAO GABRIEL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8408" table:style-name="ce38">
            <text:p>4318408</text:p>
          </table:table-cell>
          <table:table-cell office:value-type="string" table:style-name="ce38">
            <text:p>SAO JERONIMO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8424" table:style-name="ce38">
            <text:p>4318424</text:p>
          </table:table-cell>
          <table:table-cell office:value-type="string" table:style-name="ce38">
            <text:p>SAO JOAO DA URTIG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8432" table:style-name="ce38">
            <text:p>4318432</text:p>
          </table:table-cell>
          <table:table-cell office:value-type="string" table:style-name="ce38">
            <text:p>SAO JOAO DO POLESINE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8440" table:style-name="ce38">
            <text:p>4318440</text:p>
          </table:table-cell>
          <table:table-cell office:value-type="string" table:style-name="ce38">
            <text:p>SAO JORGE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8457" table:style-name="ce38">
            <text:p>4318457</text:p>
          </table:table-cell>
          <table:table-cell office:value-type="string" table:style-name="ce38">
            <text:p>SAO JOSE DAS MISSOES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8465" table:style-name="ce38">
            <text:p>4318465</text:p>
          </table:table-cell>
          <table:table-cell office:value-type="string" table:style-name="ce38">
            <text:p>SAO JOSE DO HERVAL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8481" table:style-name="ce38">
            <text:p>4318481</text:p>
          </table:table-cell>
          <table:table-cell office:value-type="string" table:style-name="ce38">
            <text:p>SAO JOSE DO HORTENCIO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8499" table:style-name="ce38">
            <text:p>4318499</text:p>
          </table:table-cell>
          <table:table-cell office:value-type="string" table:style-name="ce38">
            <text:p>SAO JOSE DO INHACOR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8507" table:style-name="ce38">
            <text:p>4318507</text:p>
          </table:table-cell>
          <table:table-cell office:value-type="string" table:style-name="ce38">
            <text:p>SAO JOSE DO NORTE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8606" table:style-name="ce38">
            <text:p>4318606</text:p>
          </table:table-cell>
          <table:table-cell office:value-type="string" table:style-name="ce38">
            <text:p>SAO JOSE DO OURO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8614" table:style-name="ce38">
            <text:p>4318614</text:p>
          </table:table-cell>
          <table:table-cell office:value-type="string" table:style-name="ce38">
            <text:p>SAO JOSE DO SUL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8622" table:style-name="ce38">
            <text:p>4318622</text:p>
          </table:table-cell>
          <table:table-cell office:value-type="string" table:style-name="ce38">
            <text:p>SAO JOSE DO AUSENTES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8705" table:style-name="ce38">
            <text:p>4318705</text:p>
          </table:table-cell>
          <table:table-cell office:value-type="string" table:style-name="ce38">
            <text:p>SAO LEOPOLDO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8804" table:style-name="ce38">
            <text:p>4318804</text:p>
          </table:table-cell>
          <table:table-cell office:value-type="string" table:style-name="ce38">
            <text:p>SAO LOURENCO DO SUL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8903" table:style-name="ce38">
            <text:p>4318903</text:p>
          </table:table-cell>
          <table:table-cell office:value-type="string" table:style-name="ce38">
            <text:p>SAO LUIZ GONZAG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9000" table:style-name="ce38">
            <text:p>4319000</text:p>
          </table:table-cell>
          <table:table-cell office:value-type="string" table:style-name="ce38">
            <text:p>SAO MARCOS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9109" table:style-name="ce38">
            <text:p>4319109</text:p>
          </table:table-cell>
          <table:table-cell office:value-type="string" table:style-name="ce38">
            <text:p>SAO MARTINHO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9125" table:style-name="ce38">
            <text:p>4319125</text:p>
          </table:table-cell>
          <table:table-cell office:value-type="string" table:style-name="ce38">
            <text:p>SAO MARTINHO DA SERR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9158" table:style-name="ce38">
            <text:p>4319158</text:p>
          </table:table-cell>
          <table:table-cell office:value-type="string" table:style-name="ce38">
            <text:p>SAO MIGUEL DAS MISSOES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9208" table:style-name="ce38">
            <text:p>4319208</text:p>
          </table:table-cell>
          <table:table-cell office:value-type="string" table:style-name="ce38">
            <text:p>SAO NICOLAU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9307" table:style-name="ce38">
            <text:p>4319307</text:p>
          </table:table-cell>
          <table:table-cell office:value-type="string" table:style-name="ce38">
            <text:p>SAO PAULO DAS MISSOES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9356" table:style-name="ce38">
            <text:p>4319356</text:p>
          </table:table-cell>
          <table:table-cell office:value-type="string" table:style-name="ce38">
            <text:p>SAO PEDRO DA SERR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9364" table:style-name="ce38">
            <text:p>4319364</text:p>
          </table:table-cell>
          <table:table-cell office:value-type="string" table:style-name="ce38">
            <text:p>SAO PEDRO DAS MISSOES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9372" table:style-name="ce38">
            <text:p>4319372</text:p>
          </table:table-cell>
          <table:table-cell office:value-type="string" table:style-name="ce38">
            <text:p>SAO PEDRO DO BUTI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9406" table:style-name="ce38">
            <text:p>4319406</text:p>
          </table:table-cell>
          <table:table-cell office:value-type="string" table:style-name="ce38">
            <text:p>SAO PEDRO DO SUL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9505" table:style-name="ce38">
            <text:p>4319505</text:p>
          </table:table-cell>
          <table:table-cell office:value-type="string" table:style-name="ce38">
            <text:p>SAO SEBASTIAO DO CAI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9604" table:style-name="ce38">
            <text:p>4319604</text:p>
          </table:table-cell>
          <table:table-cell office:value-type="string" table:style-name="ce38">
            <text:p>SAO SEPE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9703" table:style-name="ce38">
            <text:p>4319703</text:p>
          </table:table-cell>
          <table:table-cell office:value-type="string" table:style-name="ce38">
            <text:p>SAO VALENTIM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9711" table:style-name="ce38">
            <text:p>4319711</text:p>
          </table:table-cell>
          <table:table-cell office:value-type="string" table:style-name="ce38">
            <text:p>SAO VALENTIM DO SUL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9737" table:style-name="ce38">
            <text:p>4319737</text:p>
          </table:table-cell>
          <table:table-cell office:value-type="string" table:style-name="ce38">
            <text:p>SAO VALERIO DO SUL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9752" table:style-name="ce38">
            <text:p>4319752</text:p>
          </table:table-cell>
          <table:table-cell office:value-type="string" table:style-name="ce38">
            <text:p>SAO VENDELINO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9802" table:style-name="ce38">
            <text:p>4319802</text:p>
          </table:table-cell>
          <table:table-cell office:value-type="string" table:style-name="ce38">
            <text:p>SAO VICENTE DO SUL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19901" table:style-name="ce38">
            <text:p>4319901</text:p>
          </table:table-cell>
          <table:table-cell office:value-type="string" table:style-name="ce38">
            <text:p>SAPIRANG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20008" table:style-name="ce38">
            <text:p>4320008</text:p>
          </table:table-cell>
          <table:table-cell office:value-type="string" table:style-name="ce38">
            <text:p>SAPUCAIA DO SUL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20107" table:style-name="ce38">
            <text:p>4320107</text:p>
          </table:table-cell>
          <table:table-cell office:value-type="string" table:style-name="ce38">
            <text:p>SARANDI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20206" table:style-name="ce38">
            <text:p>4320206</text:p>
          </table:table-cell>
          <table:table-cell office:value-type="string" table:style-name="ce38">
            <text:p>SEBERI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20230" table:style-name="ce38">
            <text:p>4320230</text:p>
          </table:table-cell>
          <table:table-cell office:value-type="string" table:style-name="ce38">
            <text:p>SEDE NOV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20263" table:style-name="ce38">
            <text:p>4320263</text:p>
          </table:table-cell>
          <table:table-cell office:value-type="string" table:style-name="ce38">
            <text:p>SEGREDO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20305" table:style-name="ce38">
            <text:p>4320305</text:p>
          </table:table-cell>
          <table:table-cell office:value-type="string" table:style-name="ce38">
            <text:p>SELBACH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20321" table:style-name="ce38">
            <text:p>4320321</text:p>
          </table:table-cell>
          <table:table-cell office:value-type="string" table:style-name="ce38">
            <text:p>SENADOR SALGADO FILHO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20354" table:style-name="ce38">
            <text:p>4320354</text:p>
          </table:table-cell>
          <table:table-cell office:value-type="string" table:style-name="ce38">
            <text:p>SENTINELA DO SUL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20404" table:style-name="ce38">
            <text:p>4320404</text:p>
          </table:table-cell>
          <table:table-cell office:value-type="string" table:style-name="ce38">
            <text:p>SERAFINA CORRE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20453" table:style-name="ce38">
            <text:p>4320453</text:p>
          </table:table-cell>
          <table:table-cell office:value-type="string" table:style-name="ce38">
            <text:p>SERIO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20503" table:style-name="ce38">
            <text:p>4320503</text:p>
          </table:table-cell>
          <table:table-cell office:value-type="string" table:style-name="ce38">
            <text:p>SERTAO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20552" table:style-name="ce38">
            <text:p>4320552</text:p>
          </table:table-cell>
          <table:table-cell office:value-type="string" table:style-name="ce38">
            <text:p>SERTAO SANTAN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20578" table:style-name="ce38">
            <text:p>4320578</text:p>
          </table:table-cell>
          <table:table-cell office:value-type="string" table:style-name="ce38">
            <text:p>SETE DE SETEMBRO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20602" table:style-name="ce38">
            <text:p>4320602</text:p>
          </table:table-cell>
          <table:table-cell office:value-type="string" table:style-name="ce38">
            <text:p>SEVERIANO DE ALMEID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20651" table:style-name="ce38">
            <text:p>4320651</text:p>
          </table:table-cell>
          <table:table-cell office:value-type="string" table:style-name="ce38">
            <text:p>SILVEIRA MARTINS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20677" table:style-name="ce38">
            <text:p>4320677</text:p>
          </table:table-cell>
          <table:table-cell office:value-type="string" table:style-name="ce38">
            <text:p>SINIMBU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20701" table:style-name="ce38">
            <text:p>4320701</text:p>
          </table:table-cell>
          <table:table-cell office:value-type="string" table:style-name="ce38">
            <text:p>SOBRADINHO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20800" table:style-name="ce38">
            <text:p>4320800</text:p>
          </table:table-cell>
          <table:table-cell office:value-type="string" table:style-name="ce38">
            <text:p>SOLEDADE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20859" table:style-name="ce38">
            <text:p>4320859</text:p>
          </table:table-cell>
          <table:table-cell office:value-type="string" table:style-name="ce38">
            <text:p>TABAI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20909" table:style-name="ce38">
            <text:p>4320909</text:p>
          </table:table-cell>
          <table:table-cell office:value-type="string" table:style-name="ce38">
            <text:p>TAPEJAR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21006" table:style-name="ce38">
            <text:p>4321006</text:p>
          </table:table-cell>
          <table:table-cell office:value-type="string" table:style-name="ce38">
            <text:p>TAPER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21105" table:style-name="ce38">
            <text:p>4321105</text:p>
          </table:table-cell>
          <table:table-cell office:value-type="string" table:style-name="ce38">
            <text:p>TAPES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21204" table:style-name="ce38">
            <text:p>4321204</text:p>
          </table:table-cell>
          <table:table-cell office:value-type="string" table:style-name="ce38">
            <text:p>TAQUAR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21303" table:style-name="ce38">
            <text:p>4321303</text:p>
          </table:table-cell>
          <table:table-cell office:value-type="string" table:style-name="ce38">
            <text:p>TAQUARI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21329" table:style-name="ce38">
            <text:p>4321329</text:p>
          </table:table-cell>
          <table:table-cell office:value-type="string" table:style-name="ce38">
            <text:p>TAQUARUCU DO SUL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21352" table:style-name="ce38">
            <text:p>4321352</text:p>
          </table:table-cell>
          <table:table-cell office:value-type="string" table:style-name="ce38">
            <text:p>TAVARES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21402" table:style-name="ce38">
            <text:p>4321402</text:p>
          </table:table-cell>
          <table:table-cell office:value-type="string" table:style-name="ce38">
            <text:p>TENENTE PORTEL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21436" table:style-name="ce38">
            <text:p>4321436</text:p>
          </table:table-cell>
          <table:table-cell office:value-type="string" table:style-name="ce38">
            <text:p>TERRA DE AREI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21451" table:style-name="ce38">
            <text:p>4321451</text:p>
          </table:table-cell>
          <table:table-cell office:value-type="string" table:style-name="ce38">
            <text:p>TEUTONI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21469" table:style-name="ce38">
            <text:p>4321469</text:p>
          </table:table-cell>
          <table:table-cell office:value-type="string" table:style-name="ce38">
            <text:p>TIO HUGO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21477" table:style-name="ce38">
            <text:p>4321477</text:p>
          </table:table-cell>
          <table:table-cell office:value-type="string" table:style-name="ce38">
            <text:p>TIRADENTES DO SUL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21493" table:style-name="ce38">
            <text:p>4321493</text:p>
          </table:table-cell>
          <table:table-cell office:value-type="string" table:style-name="ce38">
            <text:p>TOROPI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21501" table:style-name="ce38">
            <text:p>4321501</text:p>
          </table:table-cell>
          <table:table-cell office:value-type="string" table:style-name="ce38">
            <text:p>TORRES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21600" table:style-name="ce38">
            <text:p>4321600</text:p>
          </table:table-cell>
          <table:table-cell office:value-type="string" table:style-name="ce38">
            <text:p>TRAMANDAI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21626" table:style-name="ce38">
            <text:p>4321626</text:p>
          </table:table-cell>
          <table:table-cell office:value-type="string" table:style-name="ce38">
            <text:p>TRAVESSEIRO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21634" table:style-name="ce38">
            <text:p>4321634</text:p>
          </table:table-cell>
          <table:table-cell office:value-type="string" table:style-name="ce38">
            <text:p>TRES ARROIOS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21667" table:style-name="ce38">
            <text:p>4321667</text:p>
          </table:table-cell>
          <table:table-cell office:value-type="string" table:style-name="ce38">
            <text:p>TRES CACHOEIRAS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21709" table:style-name="ce38">
            <text:p>4321709</text:p>
          </table:table-cell>
          <table:table-cell office:value-type="string" table:style-name="ce38">
            <text:p>TRES COROAS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21808" table:style-name="ce38">
            <text:p>4321808</text:p>
          </table:table-cell>
          <table:table-cell office:value-type="string" table:style-name="ce38">
            <text:p>TRES DE MAIO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21832" table:style-name="ce38">
            <text:p>4321832</text:p>
          </table:table-cell>
          <table:table-cell office:value-type="string" table:style-name="ce38">
            <text:p>TRES FORQUILHAS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21857" table:style-name="ce38">
            <text:p>4321857</text:p>
          </table:table-cell>
          <table:table-cell office:value-type="string" table:style-name="ce38">
            <text:p>TRES PALMEIRAS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21907" table:style-name="ce38">
            <text:p>4321907</text:p>
          </table:table-cell>
          <table:table-cell office:value-type="string" table:style-name="ce38">
            <text:p>TRES PASSOS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21956" table:style-name="ce38">
            <text:p>4321956</text:p>
          </table:table-cell>
          <table:table-cell office:value-type="string" table:style-name="ce38">
            <text:p>TRINDADE DO SUL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22004" table:style-name="ce38">
            <text:p>4322004</text:p>
          </table:table-cell>
          <table:table-cell office:value-type="string" table:style-name="ce38">
            <text:p>TRIUNFO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22103" table:style-name="ce38">
            <text:p>4322103</text:p>
          </table:table-cell>
          <table:table-cell office:value-type="string" table:style-name="ce38">
            <text:p>TUCUNDUV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22152" table:style-name="ce38">
            <text:p>4322152</text:p>
          </table:table-cell>
          <table:table-cell office:value-type="string" table:style-name="ce38">
            <text:p>TUNAS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22186" table:style-name="ce38">
            <text:p>4322186</text:p>
          </table:table-cell>
          <table:table-cell office:value-type="string" table:style-name="ce38">
            <text:p>TUPANCI DO SUL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22202" table:style-name="ce38">
            <text:p>4322202</text:p>
          </table:table-cell>
          <table:table-cell office:value-type="string" table:style-name="ce38">
            <text:p>TUPANCIRET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22251" table:style-name="ce38">
            <text:p>4322251</text:p>
          </table:table-cell>
          <table:table-cell office:value-type="string" table:style-name="ce38">
            <text:p>TUPANDI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22301" table:style-name="ce38">
            <text:p>4322301</text:p>
          </table:table-cell>
          <table:table-cell office:value-type="string" table:style-name="ce38">
            <text:p>TUPARENDI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22327" table:style-name="ce38">
            <text:p>4322327</text:p>
          </table:table-cell>
          <table:table-cell office:value-type="string" table:style-name="ce38">
            <text:p>TURUCU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22343" table:style-name="ce38">
            <text:p>4322343</text:p>
          </table:table-cell>
          <table:table-cell office:value-type="string" table:style-name="ce38">
            <text:p>UBIRETAM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22350" table:style-name="ce38">
            <text:p>4322350</text:p>
          </table:table-cell>
          <table:table-cell office:value-type="string" table:style-name="ce38">
            <text:p>UNIAO DA SERR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22376" table:style-name="ce38">
            <text:p>4322376</text:p>
          </table:table-cell>
          <table:table-cell office:value-type="string" table:style-name="ce38">
            <text:p>UNISTALD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22400" table:style-name="ce38">
            <text:p>4322400</text:p>
          </table:table-cell>
          <table:table-cell office:value-type="string" table:style-name="ce38">
            <text:p>URUGUAIAN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22509" table:style-name="ce38">
            <text:p>4322509</text:p>
          </table:table-cell>
          <table:table-cell office:value-type="string" table:style-name="ce38">
            <text:p>VACARI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22525" table:style-name="ce38">
            <text:p>4322525</text:p>
          </table:table-cell>
          <table:table-cell office:value-type="string" table:style-name="ce38">
            <text:p>VALE VERDE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22533" table:style-name="ce38">
            <text:p>4322533</text:p>
          </table:table-cell>
          <table:table-cell office:value-type="string" table:style-name="ce38">
            <text:p>VALE DO SOL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22541" table:style-name="ce38">
            <text:p>4322541</text:p>
          </table:table-cell>
          <table:table-cell office:value-type="string" table:style-name="ce38">
            <text:p>VALE REAL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22558" table:style-name="ce38">
            <text:p>4322558</text:p>
          </table:table-cell>
          <table:table-cell office:value-type="string" table:style-name="ce38">
            <text:p>VANINI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22608" table:style-name="ce38">
            <text:p>4322608</text:p>
          </table:table-cell>
          <table:table-cell office:value-type="string" table:style-name="ce38">
            <text:p>VENANCIO AIRES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22707" table:style-name="ce38">
            <text:p>4322707</text:p>
          </table:table-cell>
          <table:table-cell office:value-type="string" table:style-name="ce38">
            <text:p>VERA CRUZ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22806" table:style-name="ce38">
            <text:p>4322806</text:p>
          </table:table-cell>
          <table:table-cell office:value-type="string" table:style-name="ce38">
            <text:p>VERANOPOLIS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22855" table:style-name="ce38">
            <text:p>4322855</text:p>
          </table:table-cell>
          <table:table-cell office:value-type="string" table:style-name="ce38">
            <text:p>VESPASIANO CORRE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22905" table:style-name="ce38">
            <text:p>4322905</text:p>
          </table:table-cell>
          <table:table-cell office:value-type="string" table:style-name="ce38">
            <text:p>VIADUTOS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23002" table:style-name="ce38">
            <text:p>4323002</text:p>
          </table:table-cell>
          <table:table-cell office:value-type="string" table:style-name="ce38">
            <text:p>VIAMAO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23101" table:style-name="ce38">
            <text:p>4323101</text:p>
          </table:table-cell>
          <table:table-cell office:value-type="string" table:style-name="ce38">
            <text:p>VICENTE DUTR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23200" table:style-name="ce38">
            <text:p>4323200</text:p>
          </table:table-cell>
          <table:table-cell office:value-type="string" table:style-name="ce38">
            <text:p>VICTOR GRAEFF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23309" table:style-name="ce38">
            <text:p>4323309</text:p>
          </table:table-cell>
          <table:table-cell office:value-type="string" table:style-name="ce38">
            <text:p>VILA FLORES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23358" table:style-name="ce38">
            <text:p>4323358</text:p>
          </table:table-cell>
          <table:table-cell office:value-type="string" table:style-name="ce38">
            <text:p>VILA LANGARO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23408" table:style-name="ce38">
            <text:p>4323408</text:p>
          </table:table-cell>
          <table:table-cell office:value-type="string" table:style-name="ce38">
            <text:p>VILA MARI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23457" table:style-name="ce38">
            <text:p>4323457</text:p>
          </table:table-cell>
          <table:table-cell office:value-type="string" table:style-name="ce38">
            <text:p>VILA NOVA DO SUL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23507" table:style-name="ce38">
            <text:p>4323507</text:p>
          </table:table-cell>
          <table:table-cell office:value-type="string" table:style-name="ce38">
            <text:p>VISTA ALEGRE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23606" table:style-name="ce38">
            <text:p>4323606</text:p>
          </table:table-cell>
          <table:table-cell office:value-type="string" table:style-name="ce38">
            <text:p>VISTA ALEGRE DO PRAT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23705" table:style-name="ce38">
            <text:p>4323705</text:p>
          </table:table-cell>
          <table:table-cell office:value-type="string" table:style-name="ce38">
            <text:p>VISTA GAUCH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23754" table:style-name="ce38">
            <text:p>4323754</text:p>
          </table:table-cell>
          <table:table-cell office:value-type="string" table:style-name="ce38">
            <text:p>VITORIA DAS MISSOES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23770" table:style-name="ce38">
            <text:p>4323770</text:p>
          </table:table-cell>
          <table:table-cell office:value-type="string" table:style-name="ce38">
            <text:p>WESTFALI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323804" table:style-name="ce38">
            <text:p>4323804</text:p>
          </table:table-cell>
          <table:table-cell office:value-type="string" table:style-name="ce38">
            <text:p>XANGRI-LA</text:p>
          </table:table-cell>
          <table:table-cell office:value-type="string" table:style-name="ce38">
            <text:p>R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000203" table:style-name="ce38">
            <text:p>5000203</text:p>
          </table:table-cell>
          <table:table-cell office:value-type="string" table:style-name="ce38">
            <text:p>AGUA CLARA</text:p>
          </table:table-cell>
          <table:table-cell office:value-type="string" table:style-name="ce38">
            <text:p>M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000252" table:style-name="ce38">
            <text:p>5000252</text:p>
          </table:table-cell>
          <table:table-cell office:value-type="string" table:style-name="ce38">
            <text:p>ALCINOPOLIS</text:p>
          </table:table-cell>
          <table:table-cell office:value-type="string" table:style-name="ce38">
            <text:p>M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000609" table:style-name="ce38">
            <text:p>5000609</text:p>
          </table:table-cell>
          <table:table-cell office:value-type="string" table:style-name="ce38">
            <text:p>AMAMBAI</text:p>
          </table:table-cell>
          <table:table-cell office:value-type="string" table:style-name="ce38">
            <text:p>M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000708" table:style-name="ce38">
            <text:p>5000708</text:p>
          </table:table-cell>
          <table:table-cell office:value-type="string" table:style-name="ce38">
            <text:p>ANASTACIO</text:p>
          </table:table-cell>
          <table:table-cell office:value-type="string" table:style-name="ce38">
            <text:p>M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000807" table:style-name="ce38">
            <text:p>5000807</text:p>
          </table:table-cell>
          <table:table-cell office:value-type="string" table:style-name="ce38">
            <text:p>ANAURILANDIA</text:p>
          </table:table-cell>
          <table:table-cell office:value-type="string" table:style-name="ce38">
            <text:p>M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000856" table:style-name="ce38">
            <text:p>5000856</text:p>
          </table:table-cell>
          <table:table-cell office:value-type="string" table:style-name="ce38">
            <text:p>ANGELICA</text:p>
          </table:table-cell>
          <table:table-cell office:value-type="string" table:style-name="ce38">
            <text:p>M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000906" table:style-name="ce38">
            <text:p>5000906</text:p>
          </table:table-cell>
          <table:table-cell office:value-type="string" table:style-name="ce38">
            <text:p>ANTONIO JOAO</text:p>
          </table:table-cell>
          <table:table-cell office:value-type="string" table:style-name="ce38">
            <text:p>M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001003" table:style-name="ce38">
            <text:p>5001003</text:p>
          </table:table-cell>
          <table:table-cell office:value-type="string" table:style-name="ce38">
            <text:p>APARECIDA DO TABOADO</text:p>
          </table:table-cell>
          <table:table-cell office:value-type="string" table:style-name="ce38">
            <text:p>M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001102" table:style-name="ce38">
            <text:p>5001102</text:p>
          </table:table-cell>
          <table:table-cell office:value-type="string" table:style-name="ce38">
            <text:p>AQUIDAUANA</text:p>
          </table:table-cell>
          <table:table-cell office:value-type="string" table:style-name="ce38">
            <text:p>M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001243" table:style-name="ce38">
            <text:p>5001243</text:p>
          </table:table-cell>
          <table:table-cell office:value-type="string" table:style-name="ce38">
            <text:p>ARAL MOREIRA</text:p>
          </table:table-cell>
          <table:table-cell office:value-type="string" table:style-name="ce38">
            <text:p>M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001508" table:style-name="ce38">
            <text:p>5001508</text:p>
          </table:table-cell>
          <table:table-cell office:value-type="string" table:style-name="ce38">
            <text:p>BANDEIRANTES</text:p>
          </table:table-cell>
          <table:table-cell office:value-type="string" table:style-name="ce38">
            <text:p>M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001904" table:style-name="ce38">
            <text:p>5001904</text:p>
          </table:table-cell>
          <table:table-cell office:value-type="string" table:style-name="ce38">
            <text:p>BATAGUASSU</text:p>
          </table:table-cell>
          <table:table-cell office:value-type="string" table:style-name="ce38">
            <text:p>M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002001" table:style-name="ce38">
            <text:p>5002001</text:p>
          </table:table-cell>
          <table:table-cell office:value-type="string" table:style-name="ce38">
            <text:p>BATAIPORA</text:p>
          </table:table-cell>
          <table:table-cell office:value-type="string" table:style-name="ce38">
            <text:p>M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002100" table:style-name="ce38">
            <text:p>5002100</text:p>
          </table:table-cell>
          <table:table-cell office:value-type="string" table:style-name="ce38">
            <text:p>BELA VISTA</text:p>
          </table:table-cell>
          <table:table-cell office:value-type="string" table:style-name="ce38">
            <text:p>M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002159" table:style-name="ce38">
            <text:p>5002159</text:p>
          </table:table-cell>
          <table:table-cell office:value-type="string" table:style-name="ce38">
            <text:p>BODOQUENA</text:p>
          </table:table-cell>
          <table:table-cell office:value-type="string" table:style-name="ce38">
            <text:p>M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002209" table:style-name="ce38">
            <text:p>5002209</text:p>
          </table:table-cell>
          <table:table-cell office:value-type="string" table:style-name="ce38">
            <text:p>BONITO</text:p>
          </table:table-cell>
          <table:table-cell office:value-type="string" table:style-name="ce38">
            <text:p>M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002308" table:style-name="ce38">
            <text:p>5002308</text:p>
          </table:table-cell>
          <table:table-cell office:value-type="string" table:style-name="ce38">
            <text:p>BRASILANDIA</text:p>
          </table:table-cell>
          <table:table-cell office:value-type="string" table:style-name="ce38">
            <text:p>M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002407" table:style-name="ce38">
            <text:p>5002407</text:p>
          </table:table-cell>
          <table:table-cell office:value-type="string" table:style-name="ce38">
            <text:p>CAARAPO</text:p>
          </table:table-cell>
          <table:table-cell office:value-type="string" table:style-name="ce38">
            <text:p>M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002605" table:style-name="ce38">
            <text:p>5002605</text:p>
          </table:table-cell>
          <table:table-cell office:value-type="string" table:style-name="ce38">
            <text:p>CAMAPUA</text:p>
          </table:table-cell>
          <table:table-cell office:value-type="string" table:style-name="ce38">
            <text:p>M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002704" table:style-name="ce38">
            <text:p>5002704</text:p>
          </table:table-cell>
          <table:table-cell office:value-type="string" table:style-name="ce38">
            <text:p>CAMPO GRANDE</text:p>
          </table:table-cell>
          <table:table-cell office:value-type="string" table:style-name="ce38">
            <text:p>M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002803" table:style-name="ce38">
            <text:p>5002803</text:p>
          </table:table-cell>
          <table:table-cell office:value-type="string" table:style-name="ce38">
            <text:p>CARACOL</text:p>
          </table:table-cell>
          <table:table-cell office:value-type="string" table:style-name="ce38">
            <text:p>M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002902" table:style-name="ce38">
            <text:p>5002902</text:p>
          </table:table-cell>
          <table:table-cell office:value-type="string" table:style-name="ce38">
            <text:p>CASSILANDIA</text:p>
          </table:table-cell>
          <table:table-cell office:value-type="string" table:style-name="ce38">
            <text:p>M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002951" table:style-name="ce38">
            <text:p>5002951</text:p>
          </table:table-cell>
          <table:table-cell office:value-type="string" table:style-name="ce38">
            <text:p>CHAPADAO DO SUL</text:p>
          </table:table-cell>
          <table:table-cell office:value-type="string" table:style-name="ce38">
            <text:p>M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003108" table:style-name="ce38">
            <text:p>5003108</text:p>
          </table:table-cell>
          <table:table-cell office:value-type="string" table:style-name="ce38">
            <text:p>CORGUINHO</text:p>
          </table:table-cell>
          <table:table-cell office:value-type="string" table:style-name="ce38">
            <text:p>M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003157" table:style-name="ce38">
            <text:p>5003157</text:p>
          </table:table-cell>
          <table:table-cell office:value-type="string" table:style-name="ce38">
            <text:p>CORONEL SAPUCAIA</text:p>
          </table:table-cell>
          <table:table-cell office:value-type="string" table:style-name="ce38">
            <text:p>M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003207" table:style-name="ce38">
            <text:p>5003207</text:p>
          </table:table-cell>
          <table:table-cell office:value-type="string" table:style-name="ce38">
            <text:p>CORUMBA</text:p>
          </table:table-cell>
          <table:table-cell office:value-type="string" table:style-name="ce38">
            <text:p>M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003256" table:style-name="ce38">
            <text:p>5003256</text:p>
          </table:table-cell>
          <table:table-cell office:value-type="string" table:style-name="ce38">
            <text:p>COSTA RICA</text:p>
          </table:table-cell>
          <table:table-cell office:value-type="string" table:style-name="ce38">
            <text:p>M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003306" table:style-name="ce38">
            <text:p>5003306</text:p>
          </table:table-cell>
          <table:table-cell office:value-type="string" table:style-name="ce38">
            <text:p>COXIM</text:p>
          </table:table-cell>
          <table:table-cell office:value-type="string" table:style-name="ce38">
            <text:p>M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003454" table:style-name="ce38">
            <text:p>5003454</text:p>
          </table:table-cell>
          <table:table-cell office:value-type="string" table:style-name="ce38">
            <text:p>DEODAPOLIS</text:p>
          </table:table-cell>
          <table:table-cell office:value-type="string" table:style-name="ce38">
            <text:p>M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003488" table:style-name="ce38">
            <text:p>5003488</text:p>
          </table:table-cell>
          <table:table-cell office:value-type="string" table:style-name="ce38">
            <text:p>DOIS IRMAOS DO BURITI</text:p>
          </table:table-cell>
          <table:table-cell office:value-type="string" table:style-name="ce38">
            <text:p>M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003504" table:style-name="ce38">
            <text:p>5003504</text:p>
          </table:table-cell>
          <table:table-cell office:value-type="string" table:style-name="ce38">
            <text:p>DOURADINA</text:p>
          </table:table-cell>
          <table:table-cell office:value-type="string" table:style-name="ce38">
            <text:p>M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003702" table:style-name="ce38">
            <text:p>5003702</text:p>
          </table:table-cell>
          <table:table-cell office:value-type="string" table:style-name="ce38">
            <text:p>DOURADOS</text:p>
          </table:table-cell>
          <table:table-cell office:value-type="string" table:style-name="ce38">
            <text:p>M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003751" table:style-name="ce38">
            <text:p>5003751</text:p>
          </table:table-cell>
          <table:table-cell office:value-type="string" table:style-name="ce38">
            <text:p>ELDORADO</text:p>
          </table:table-cell>
          <table:table-cell office:value-type="string" table:style-name="ce38">
            <text:p>M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003801" table:style-name="ce38">
            <text:p>5003801</text:p>
          </table:table-cell>
          <table:table-cell office:value-type="string" table:style-name="ce38">
            <text:p>FATIMA DO SUL</text:p>
          </table:table-cell>
          <table:table-cell office:value-type="string" table:style-name="ce38">
            <text:p>M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003900" table:style-name="ce38">
            <text:p>5003900</text:p>
          </table:table-cell>
          <table:table-cell office:value-type="string" table:style-name="ce38">
            <text:p>FIGUEIRAO</text:p>
          </table:table-cell>
          <table:table-cell office:value-type="string" table:style-name="ce38">
            <text:p>M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004007" table:style-name="ce38">
            <text:p>5004007</text:p>
          </table:table-cell>
          <table:table-cell office:value-type="string" table:style-name="ce38">
            <text:p>GLORIA DE DOURADOS</text:p>
          </table:table-cell>
          <table:table-cell office:value-type="string" table:style-name="ce38">
            <text:p>M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004106" table:style-name="ce38">
            <text:p>5004106</text:p>
          </table:table-cell>
          <table:table-cell office:value-type="string" table:style-name="ce38">
            <text:p>GUIA LOPES DA LAGUNA</text:p>
          </table:table-cell>
          <table:table-cell office:value-type="string" table:style-name="ce38">
            <text:p>M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004304" table:style-name="ce38">
            <text:p>5004304</text:p>
          </table:table-cell>
          <table:table-cell office:value-type="string" table:style-name="ce38">
            <text:p>IGUATEMI</text:p>
          </table:table-cell>
          <table:table-cell office:value-type="string" table:style-name="ce38">
            <text:p>M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004403" table:style-name="ce38">
            <text:p>5004403</text:p>
          </table:table-cell>
          <table:table-cell office:value-type="string" table:style-name="ce38">
            <text:p>INOCENCIA</text:p>
          </table:table-cell>
          <table:table-cell office:value-type="string" table:style-name="ce38">
            <text:p>M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004502" table:style-name="ce38">
            <text:p>5004502</text:p>
          </table:table-cell>
          <table:table-cell office:value-type="string" table:style-name="ce38">
            <text:p>ITAPORA</text:p>
          </table:table-cell>
          <table:table-cell office:value-type="string" table:style-name="ce38">
            <text:p>M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004601" table:style-name="ce38">
            <text:p>5004601</text:p>
          </table:table-cell>
          <table:table-cell office:value-type="string" table:style-name="ce38">
            <text:p>ITAQUIRAI</text:p>
          </table:table-cell>
          <table:table-cell office:value-type="string" table:style-name="ce38">
            <text:p>M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004700" table:style-name="ce38">
            <text:p>5004700</text:p>
          </table:table-cell>
          <table:table-cell office:value-type="string" table:style-name="ce38">
            <text:p>IVINHEMA</text:p>
          </table:table-cell>
          <table:table-cell office:value-type="string" table:style-name="ce38">
            <text:p>M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004809" table:style-name="ce38">
            <text:p>5004809</text:p>
          </table:table-cell>
          <table:table-cell office:value-type="string" table:style-name="ce38">
            <text:p>JAPORA</text:p>
          </table:table-cell>
          <table:table-cell office:value-type="string" table:style-name="ce38">
            <text:p>M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004908" table:style-name="ce38">
            <text:p>5004908</text:p>
          </table:table-cell>
          <table:table-cell office:value-type="string" table:style-name="ce38">
            <text:p>JARAGUARI</text:p>
          </table:table-cell>
          <table:table-cell office:value-type="string" table:style-name="ce38">
            <text:p>M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005004" table:style-name="ce38">
            <text:p>5005004</text:p>
          </table:table-cell>
          <table:table-cell office:value-type="string" table:style-name="ce38">
            <text:p>JARDIM</text:p>
          </table:table-cell>
          <table:table-cell office:value-type="string" table:style-name="ce38">
            <text:p>M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005103" table:style-name="ce38">
            <text:p>5005103</text:p>
          </table:table-cell>
          <table:table-cell office:value-type="string" table:style-name="ce38">
            <text:p>JATEI</text:p>
          </table:table-cell>
          <table:table-cell office:value-type="string" table:style-name="ce38">
            <text:p>M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005152" table:style-name="ce38">
            <text:p>5005152</text:p>
          </table:table-cell>
          <table:table-cell office:value-type="string" table:style-name="ce38">
            <text:p>JUTI</text:p>
          </table:table-cell>
          <table:table-cell office:value-type="string" table:style-name="ce38">
            <text:p>M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005202" table:style-name="ce38">
            <text:p>5005202</text:p>
          </table:table-cell>
          <table:table-cell office:value-type="string" table:style-name="ce38">
            <text:p>LADARIO</text:p>
          </table:table-cell>
          <table:table-cell office:value-type="string" table:style-name="ce38">
            <text:p>M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005251" table:style-name="ce38">
            <text:p>5005251</text:p>
          </table:table-cell>
          <table:table-cell office:value-type="string" table:style-name="ce38">
            <text:p>LAGUNA CARAPA</text:p>
          </table:table-cell>
          <table:table-cell office:value-type="string" table:style-name="ce38">
            <text:p>M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005400" table:style-name="ce38">
            <text:p>5005400</text:p>
          </table:table-cell>
          <table:table-cell office:value-type="string" table:style-name="ce38">
            <text:p>MARACAJU</text:p>
          </table:table-cell>
          <table:table-cell office:value-type="string" table:style-name="ce38">
            <text:p>M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005608" table:style-name="ce38">
            <text:p>5005608</text:p>
          </table:table-cell>
          <table:table-cell office:value-type="string" table:style-name="ce38">
            <text:p>MIRANDA</text:p>
          </table:table-cell>
          <table:table-cell office:value-type="string" table:style-name="ce38">
            <text:p>M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005681" table:style-name="ce38">
            <text:p>5005681</text:p>
          </table:table-cell>
          <table:table-cell office:value-type="string" table:style-name="ce38">
            <text:p>MUNDO NOVO</text:p>
          </table:table-cell>
          <table:table-cell office:value-type="string" table:style-name="ce38">
            <text:p>M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005707" table:style-name="ce38">
            <text:p>5005707</text:p>
          </table:table-cell>
          <table:table-cell office:value-type="string" table:style-name="ce38">
            <text:p>NAVIRAI</text:p>
          </table:table-cell>
          <table:table-cell office:value-type="string" table:style-name="ce38">
            <text:p>M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005806" table:style-name="ce38">
            <text:p>5005806</text:p>
          </table:table-cell>
          <table:table-cell office:value-type="string" table:style-name="ce38">
            <text:p>NIOAQUE</text:p>
          </table:table-cell>
          <table:table-cell office:value-type="string" table:style-name="ce38">
            <text:p>M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006002" table:style-name="ce38">
            <text:p>5006002</text:p>
          </table:table-cell>
          <table:table-cell office:value-type="string" table:style-name="ce38">
            <text:p>NOVA ALVORADA DO SUL</text:p>
          </table:table-cell>
          <table:table-cell office:value-type="string" table:style-name="ce38">
            <text:p>M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006200" table:style-name="ce38">
            <text:p>5006200</text:p>
          </table:table-cell>
          <table:table-cell office:value-type="string" table:style-name="ce38">
            <text:p>NOVA ANDRADINA</text:p>
          </table:table-cell>
          <table:table-cell office:value-type="string" table:style-name="ce38">
            <text:p>M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006259" table:style-name="ce38">
            <text:p>5006259</text:p>
          </table:table-cell>
          <table:table-cell office:value-type="string" table:style-name="ce38">
            <text:p>NOVO HORIZONTE DO SUL</text:p>
          </table:table-cell>
          <table:table-cell office:value-type="string" table:style-name="ce38">
            <text:p>M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006275" table:style-name="ce38">
            <text:p>5006275</text:p>
          </table:table-cell>
          <table:table-cell office:value-type="string" table:style-name="ce38">
            <text:p>PARAISO DAS AGUAS</text:p>
          </table:table-cell>
          <table:table-cell office:value-type="string" table:style-name="ce38">
            <text:p>M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006309" table:style-name="ce38">
            <text:p>5006309</text:p>
          </table:table-cell>
          <table:table-cell office:value-type="string" table:style-name="ce38">
            <text:p>PARANAIBA</text:p>
          </table:table-cell>
          <table:table-cell office:value-type="string" table:style-name="ce38">
            <text:p>M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006358" table:style-name="ce38">
            <text:p>5006358</text:p>
          </table:table-cell>
          <table:table-cell office:value-type="string" table:style-name="ce38">
            <text:p>PARANHOS</text:p>
          </table:table-cell>
          <table:table-cell office:value-type="string" table:style-name="ce38">
            <text:p>M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006408" table:style-name="ce38">
            <text:p>5006408</text:p>
          </table:table-cell>
          <table:table-cell office:value-type="string" table:style-name="ce38">
            <text:p>PEDRO GOMES</text:p>
          </table:table-cell>
          <table:table-cell office:value-type="string" table:style-name="ce38">
            <text:p>M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006606" table:style-name="ce38">
            <text:p>5006606</text:p>
          </table:table-cell>
          <table:table-cell office:value-type="string" table:style-name="ce38">
            <text:p>PONTA PORA</text:p>
          </table:table-cell>
          <table:table-cell office:value-type="string" table:style-name="ce38">
            <text:p>M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006903" table:style-name="ce38">
            <text:p>5006903</text:p>
          </table:table-cell>
          <table:table-cell office:value-type="string" table:style-name="ce38">
            <text:p>PORTO MURTINHO</text:p>
          </table:table-cell>
          <table:table-cell office:value-type="string" table:style-name="ce38">
            <text:p>M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007109" table:style-name="ce38">
            <text:p>5007109</text:p>
          </table:table-cell>
          <table:table-cell office:value-type="string" table:style-name="ce38">
            <text:p>RIBAS DO RIO PARDO</text:p>
          </table:table-cell>
          <table:table-cell office:value-type="string" table:style-name="ce38">
            <text:p>M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007208" table:style-name="ce38">
            <text:p>5007208</text:p>
          </table:table-cell>
          <table:table-cell office:value-type="string" table:style-name="ce38">
            <text:p>RIO BRILHANTE</text:p>
          </table:table-cell>
          <table:table-cell office:value-type="string" table:style-name="ce38">
            <text:p>M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007307" table:style-name="ce38">
            <text:p>5007307</text:p>
          </table:table-cell>
          <table:table-cell office:value-type="string" table:style-name="ce38">
            <text:p>RIO NEGRO</text:p>
          </table:table-cell>
          <table:table-cell office:value-type="string" table:style-name="ce38">
            <text:p>M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007406" table:style-name="ce38">
            <text:p>5007406</text:p>
          </table:table-cell>
          <table:table-cell office:value-type="string" table:style-name="ce38">
            <text:p>RIO VERDE DE MATO GROSSO</text:p>
          </table:table-cell>
          <table:table-cell office:value-type="string" table:style-name="ce38">
            <text:p>M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007505" table:style-name="ce38">
            <text:p>5007505</text:p>
          </table:table-cell>
          <table:table-cell office:value-type="string" table:style-name="ce38">
            <text:p>ROCHEDO</text:p>
          </table:table-cell>
          <table:table-cell office:value-type="string" table:style-name="ce38">
            <text:p>M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007554" table:style-name="ce38">
            <text:p>5007554</text:p>
          </table:table-cell>
          <table:table-cell office:value-type="string" table:style-name="ce38">
            <text:p>SANTA RITA DO PARDO</text:p>
          </table:table-cell>
          <table:table-cell office:value-type="string" table:style-name="ce38">
            <text:p>M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007695" table:style-name="ce38">
            <text:p>5007695</text:p>
          </table:table-cell>
          <table:table-cell office:value-type="string" table:style-name="ce38">
            <text:p>SAO GABRIEL DO OESTE</text:p>
          </table:table-cell>
          <table:table-cell office:value-type="string" table:style-name="ce38">
            <text:p>M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007703" table:style-name="ce38">
            <text:p>5007703</text:p>
          </table:table-cell>
          <table:table-cell office:value-type="string" table:style-name="ce38">
            <text:p>SETE QUEDAS</text:p>
          </table:table-cell>
          <table:table-cell office:value-type="string" table:style-name="ce38">
            <text:p>M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007802" table:style-name="ce38">
            <text:p>5007802</text:p>
          </table:table-cell>
          <table:table-cell office:value-type="string" table:style-name="ce38">
            <text:p>SELVIRIA</text:p>
          </table:table-cell>
          <table:table-cell office:value-type="string" table:style-name="ce38">
            <text:p>M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007901" table:style-name="ce38">
            <text:p>5007901</text:p>
          </table:table-cell>
          <table:table-cell office:value-type="string" table:style-name="ce38">
            <text:p>SIDROLANDIA</text:p>
          </table:table-cell>
          <table:table-cell office:value-type="string" table:style-name="ce38">
            <text:p>M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007935" table:style-name="ce38">
            <text:p>5007935</text:p>
          </table:table-cell>
          <table:table-cell office:value-type="string" table:style-name="ce38">
            <text:p>SONORA</text:p>
          </table:table-cell>
          <table:table-cell office:value-type="string" table:style-name="ce38">
            <text:p>M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007950" table:style-name="ce38">
            <text:p>5007950</text:p>
          </table:table-cell>
          <table:table-cell office:value-type="string" table:style-name="ce38">
            <text:p>TACURU</text:p>
          </table:table-cell>
          <table:table-cell office:value-type="string" table:style-name="ce38">
            <text:p>M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007976" table:style-name="ce38">
            <text:p>5007976</text:p>
          </table:table-cell>
          <table:table-cell office:value-type="string" table:style-name="ce38">
            <text:p>TAQUARUSSU</text:p>
          </table:table-cell>
          <table:table-cell office:value-type="string" table:style-name="ce38">
            <text:p>M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008008" table:style-name="ce38">
            <text:p>5008008</text:p>
          </table:table-cell>
          <table:table-cell office:value-type="string" table:style-name="ce38">
            <text:p>TERENOS</text:p>
          </table:table-cell>
          <table:table-cell office:value-type="string" table:style-name="ce38">
            <text:p>M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008305" table:style-name="ce38">
            <text:p>5008305</text:p>
          </table:table-cell>
          <table:table-cell office:value-type="string" table:style-name="ce38">
            <text:p>TRES LAGOAS</text:p>
          </table:table-cell>
          <table:table-cell office:value-type="string" table:style-name="ce38">
            <text:p>M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008404" table:style-name="ce38">
            <text:p>5008404</text:p>
          </table:table-cell>
          <table:table-cell office:value-type="string" table:style-name="ce38">
            <text:p>VICENTINA</text:p>
          </table:table-cell>
          <table:table-cell office:value-type="string" table:style-name="ce38">
            <text:p>MS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0102" table:style-name="ce38">
            <text:p>5100102</text:p>
          </table:table-cell>
          <table:table-cell office:value-type="string" table:style-name="ce38">
            <text:p>ACORIZAL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0201" table:style-name="ce38">
            <text:p>5100201</text:p>
          </table:table-cell>
          <table:table-cell office:value-type="string" table:style-name="ce38">
            <text:p>AGUA BOA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0250" table:style-name="ce38">
            <text:p>5100250</text:p>
          </table:table-cell>
          <table:table-cell office:value-type="string" table:style-name="ce38">
            <text:p>ALTA FLORESTA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0300" table:style-name="ce38">
            <text:p>5100300</text:p>
          </table:table-cell>
          <table:table-cell office:value-type="string" table:style-name="ce38">
            <text:p>ALTO ARAGUAIA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0359" table:style-name="ce38">
            <text:p>5100359</text:p>
          </table:table-cell>
          <table:table-cell office:value-type="string" table:style-name="ce38">
            <text:p>ALTO BOA VISTA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0409" table:style-name="ce38">
            <text:p>5100409</text:p>
          </table:table-cell>
          <table:table-cell office:value-type="string" table:style-name="ce38">
            <text:p>ALTO GARCAS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0508" table:style-name="ce38">
            <text:p>5100508</text:p>
          </table:table-cell>
          <table:table-cell office:value-type="string" table:style-name="ce38">
            <text:p>ALTO PARAGUAI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0607" table:style-name="ce38">
            <text:p>5100607</text:p>
          </table:table-cell>
          <table:table-cell office:value-type="string" table:style-name="ce38">
            <text:p>ALTO TAQUARI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0805" table:style-name="ce38">
            <text:p>5100805</text:p>
          </table:table-cell>
          <table:table-cell office:value-type="string" table:style-name="ce38">
            <text:p>APIACAS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1001" table:style-name="ce38">
            <text:p>5101001</text:p>
          </table:table-cell>
          <table:table-cell office:value-type="string" table:style-name="ce38">
            <text:p>ARAGUAIANA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1209" table:style-name="ce38">
            <text:p>5101209</text:p>
          </table:table-cell>
          <table:table-cell office:value-type="string" table:style-name="ce38">
            <text:p>ARAGUAINHA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1258" table:style-name="ce38">
            <text:p>5101258</text:p>
          </table:table-cell>
          <table:table-cell office:value-type="string" table:style-name="ce38">
            <text:p>ARAPUTANGA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1308" table:style-name="ce38">
            <text:p>5101308</text:p>
          </table:table-cell>
          <table:table-cell office:value-type="string" table:style-name="ce38">
            <text:p>ARENAPOLIS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1407" table:style-name="ce38">
            <text:p>5101407</text:p>
          </table:table-cell>
          <table:table-cell office:value-type="string" table:style-name="ce38">
            <text:p>ARIPUANA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1605" table:style-name="ce38">
            <text:p>5101605</text:p>
          </table:table-cell>
          <table:table-cell office:value-type="string" table:style-name="ce38">
            <text:p>BARAO DE MELGACO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1704" table:style-name="ce38">
            <text:p>5101704</text:p>
          </table:table-cell>
          <table:table-cell office:value-type="string" table:style-name="ce38">
            <text:p>BARRA DO BUGRES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1803" table:style-name="ce38">
            <text:p>5101803</text:p>
          </table:table-cell>
          <table:table-cell office:value-type="string" table:style-name="ce38">
            <text:p>BARRA DO GARCAS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1852" table:style-name="ce38">
            <text:p>5101852</text:p>
          </table:table-cell>
          <table:table-cell office:value-type="string" table:style-name="ce38">
            <text:p>BOM JESUS DO ARAGUAIA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1902" table:style-name="ce38">
            <text:p>5101902</text:p>
          </table:table-cell>
          <table:table-cell office:value-type="string" table:style-name="ce38">
            <text:p>BRASNORTE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2504" table:style-name="ce38">
            <text:p>5102504</text:p>
          </table:table-cell>
          <table:table-cell office:value-type="string" table:style-name="ce38">
            <text:p>CACERES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2603" table:style-name="ce38">
            <text:p>5102603</text:p>
          </table:table-cell>
          <table:table-cell office:value-type="string" table:style-name="ce38">
            <text:p>CAMPINAPOLIS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2637" table:style-name="ce38">
            <text:p>5102637</text:p>
          </table:table-cell>
          <table:table-cell office:value-type="string" table:style-name="ce38">
            <text:p>CAMPO NOVO DO PARECIS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2678" table:style-name="ce38">
            <text:p>5102678</text:p>
          </table:table-cell>
          <table:table-cell office:value-type="string" table:style-name="ce38">
            <text:p>CAMPO VERDE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2686" table:style-name="ce38">
            <text:p>5102686</text:p>
          </table:table-cell>
          <table:table-cell office:value-type="string" table:style-name="ce38">
            <text:p>CAMPOS DE JULIO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2694" table:style-name="ce38">
            <text:p>5102694</text:p>
          </table:table-cell>
          <table:table-cell office:value-type="string" table:style-name="ce38">
            <text:p>CANABRAVA DO NORTE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2702" table:style-name="ce38">
            <text:p>5102702</text:p>
          </table:table-cell>
          <table:table-cell office:value-type="string" table:style-name="ce38">
            <text:p>CANARANA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2793" table:style-name="ce38">
            <text:p>5102793</text:p>
          </table:table-cell>
          <table:table-cell office:value-type="string" table:style-name="ce38">
            <text:p>CARLINDA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2850" table:style-name="ce38">
            <text:p>5102850</text:p>
          </table:table-cell>
          <table:table-cell office:value-type="string" table:style-name="ce38">
            <text:p>CASTANHEIRA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3007" table:style-name="ce38">
            <text:p>5103007</text:p>
          </table:table-cell>
          <table:table-cell office:value-type="string" table:style-name="ce38">
            <text:p>CHAPADA DOS GUIMARAES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3056" table:style-name="ce38">
            <text:p>5103056</text:p>
          </table:table-cell>
          <table:table-cell office:value-type="string" table:style-name="ce38">
            <text:p>CLAUDIA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3106" table:style-name="ce38">
            <text:p>5103106</text:p>
          </table:table-cell>
          <table:table-cell office:value-type="string" table:style-name="ce38">
            <text:p>COCALINHO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3205" table:style-name="ce38">
            <text:p>5103205</text:p>
          </table:table-cell>
          <table:table-cell office:value-type="string" table:style-name="ce38">
            <text:p>COLIDER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3254" table:style-name="ce38">
            <text:p>5103254</text:p>
          </table:table-cell>
          <table:table-cell office:value-type="string" table:style-name="ce38">
            <text:p>COLNIZA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3304" table:style-name="ce38">
            <text:p>5103304</text:p>
          </table:table-cell>
          <table:table-cell office:value-type="string" table:style-name="ce38">
            <text:p>COMODORO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3353" table:style-name="ce38">
            <text:p>5103353</text:p>
          </table:table-cell>
          <table:table-cell office:value-type="string" table:style-name="ce38">
            <text:p>CONFRESA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3361" table:style-name="ce38">
            <text:p>5103361</text:p>
          </table:table-cell>
          <table:table-cell office:value-type="string" table:style-name="ce38">
            <text:p>CONQUISTA D´OESTE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3379" table:style-name="ce38">
            <text:p>5103379</text:p>
          </table:table-cell>
          <table:table-cell office:value-type="string" table:style-name="ce38">
            <text:p>COTRIGUACU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3403" table:style-name="ce38">
            <text:p>5103403</text:p>
          </table:table-cell>
          <table:table-cell office:value-type="string" table:style-name="ce38">
            <text:p>CUIABA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3437" table:style-name="ce38">
            <text:p>5103437</text:p>
          </table:table-cell>
          <table:table-cell office:value-type="string" table:style-name="ce38">
            <text:p>CUVERLANDIA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3452" table:style-name="ce38">
            <text:p>5103452</text:p>
          </table:table-cell>
          <table:table-cell office:value-type="string" table:style-name="ce38">
            <text:p>DENISE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3502" table:style-name="ce38">
            <text:p>5103502</text:p>
          </table:table-cell>
          <table:table-cell office:value-type="string" table:style-name="ce38">
            <text:p>DIAMANTINO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3601" table:style-name="ce38">
            <text:p>5103601</text:p>
          </table:table-cell>
          <table:table-cell office:value-type="string" table:style-name="ce38">
            <text:p>DOM AQUINO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3700" table:style-name="ce38">
            <text:p>5103700</text:p>
          </table:table-cell>
          <table:table-cell office:value-type="string" table:style-name="ce38">
            <text:p>FELIZ NATAL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3809" table:style-name="ce38">
            <text:p>5103809</text:p>
          </table:table-cell>
          <table:table-cell office:value-type="string" table:style-name="ce38">
            <text:p>FIGUEIROPOLIS D´OESTE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3858" table:style-name="ce38">
            <text:p>5103858</text:p>
          </table:table-cell>
          <table:table-cell office:value-type="string" table:style-name="ce38">
            <text:p>GAUCHA DO NORTE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3908" table:style-name="ce38">
            <text:p>5103908</text:p>
          </table:table-cell>
          <table:table-cell office:value-type="string" table:style-name="ce38">
            <text:p>GENERAL CARNEIRO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3957" table:style-name="ce38">
            <text:p>5103957</text:p>
          </table:table-cell>
          <table:table-cell office:value-type="string" table:style-name="ce38">
            <text:p>GLORIA D´OESTE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4104" table:style-name="ce38">
            <text:p>5104104</text:p>
          </table:table-cell>
          <table:table-cell office:value-type="string" table:style-name="ce38">
            <text:p>GUARANTA DO NORTE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4203" table:style-name="ce38">
            <text:p>5104203</text:p>
          </table:table-cell>
          <table:table-cell office:value-type="string" table:style-name="ce38">
            <text:p>GUIRATINGA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4500" table:style-name="ce38">
            <text:p>5104500</text:p>
          </table:table-cell>
          <table:table-cell office:value-type="string" table:style-name="ce38">
            <text:p>INDIAVAI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4526" table:style-name="ce38">
            <text:p>5104526</text:p>
          </table:table-cell>
          <table:table-cell office:value-type="string" table:style-name="ce38">
            <text:p>IPIRANGA DO NORTE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4542" table:style-name="ce38">
            <text:p>5104542</text:p>
          </table:table-cell>
          <table:table-cell office:value-type="string" table:style-name="ce38">
            <text:p>ITANHANGA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4559" table:style-name="ce38">
            <text:p>5104559</text:p>
          </table:table-cell>
          <table:table-cell office:value-type="string" table:style-name="ce38">
            <text:p>ITAUBA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4609" table:style-name="ce38">
            <text:p>5104609</text:p>
          </table:table-cell>
          <table:table-cell office:value-type="string" table:style-name="ce38">
            <text:p>ITIQUIRA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4807" table:style-name="ce38">
            <text:p>5104807</text:p>
          </table:table-cell>
          <table:table-cell office:value-type="string" table:style-name="ce38">
            <text:p>JACIARA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4906" table:style-name="ce38">
            <text:p>5104906</text:p>
          </table:table-cell>
          <table:table-cell office:value-type="string" table:style-name="ce38">
            <text:p>JANGADA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5002" table:style-name="ce38">
            <text:p>5105002</text:p>
          </table:table-cell>
          <table:table-cell office:value-type="string" table:style-name="ce38">
            <text:p>JAURU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5101" table:style-name="ce38">
            <text:p>5105101</text:p>
          </table:table-cell>
          <table:table-cell office:value-type="string" table:style-name="ce38">
            <text:p>JUARA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5150" table:style-name="ce38">
            <text:p>5105150</text:p>
          </table:table-cell>
          <table:table-cell office:value-type="string" table:style-name="ce38">
            <text:p>JUINA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5176" table:style-name="ce38">
            <text:p>5105176</text:p>
          </table:table-cell>
          <table:table-cell office:value-type="string" table:style-name="ce38">
            <text:p>JURUENA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5200" table:style-name="ce38">
            <text:p>5105200</text:p>
          </table:table-cell>
          <table:table-cell office:value-type="string" table:style-name="ce38">
            <text:p>JUSCIMEIRA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5234" table:style-name="ce38">
            <text:p>5105234</text:p>
          </table:table-cell>
          <table:table-cell office:value-type="string" table:style-name="ce38">
            <text:p>LAMBARI D´OESTE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5259" table:style-name="ce38">
            <text:p>5105259</text:p>
          </table:table-cell>
          <table:table-cell office:value-type="string" table:style-name="ce38">
            <text:p>LUCAS DO RIO VERDE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5309" table:style-name="ce38">
            <text:p>5105309</text:p>
          </table:table-cell>
          <table:table-cell office:value-type="string" table:style-name="ce38">
            <text:p>LUCIARA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5507" table:style-name="ce38">
            <text:p>5105507</text:p>
          </table:table-cell>
          <table:table-cell office:value-type="string" table:style-name="ce38">
            <text:p>VILA BELA DA SANTISSIMA TRINDADE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5580" table:style-name="ce38">
            <text:p>5105580</text:p>
          </table:table-cell>
          <table:table-cell office:value-type="string" table:style-name="ce38">
            <text:p>MARCELANDIA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5606" table:style-name="ce38">
            <text:p>5105606</text:p>
          </table:table-cell>
          <table:table-cell office:value-type="string" table:style-name="ce38">
            <text:p>MATUPA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5622" table:style-name="ce38">
            <text:p>5105622</text:p>
          </table:table-cell>
          <table:table-cell office:value-type="string" table:style-name="ce38">
            <text:p>MIRASSOL D'OESTE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5903" table:style-name="ce38">
            <text:p>5105903</text:p>
          </table:table-cell>
          <table:table-cell office:value-type="string" table:style-name="ce38">
            <text:p>NOBRES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6000" table:style-name="ce38">
            <text:p>5106000</text:p>
          </table:table-cell>
          <table:table-cell office:value-type="string" table:style-name="ce38">
            <text:p>NORTELANDIA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6109" table:style-name="ce38">
            <text:p>5106109</text:p>
          </table:table-cell>
          <table:table-cell office:value-type="string" table:style-name="ce38">
            <text:p>NOSSA SENHORA DO LIVRAMENTO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6158" table:style-name="ce38">
            <text:p>5106158</text:p>
          </table:table-cell>
          <table:table-cell office:value-type="string" table:style-name="ce38">
            <text:p>NOVA BANDEIRANTES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6174" table:style-name="ce38">
            <text:p>5106174</text:p>
          </table:table-cell>
          <table:table-cell office:value-type="string" table:style-name="ce38">
            <text:p>NOVA NAZARE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6182" table:style-name="ce38">
            <text:p>5106182</text:p>
          </table:table-cell>
          <table:table-cell office:value-type="string" table:style-name="ce38">
            <text:p>NOVA LACERDA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6190" table:style-name="ce38">
            <text:p>5106190</text:p>
          </table:table-cell>
          <table:table-cell office:value-type="string" table:style-name="ce38">
            <text:p>NOVA SANTA HELENA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6208" table:style-name="ce38">
            <text:p>5106208</text:p>
          </table:table-cell>
          <table:table-cell office:value-type="string" table:style-name="ce38">
            <text:p>NOVA BRASILANDIA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6216" table:style-name="ce38">
            <text:p>5106216</text:p>
          </table:table-cell>
          <table:table-cell office:value-type="string" table:style-name="ce38">
            <text:p>NOVA CANAA DO NORTE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6224" table:style-name="ce38">
            <text:p>5106224</text:p>
          </table:table-cell>
          <table:table-cell office:value-type="string" table:style-name="ce38">
            <text:p>NOVA MUTUM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6232" table:style-name="ce38">
            <text:p>5106232</text:p>
          </table:table-cell>
          <table:table-cell office:value-type="string" table:style-name="ce38">
            <text:p>NOVA OLIMPIA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6240" table:style-name="ce38">
            <text:p>5106240</text:p>
          </table:table-cell>
          <table:table-cell office:value-type="string" table:style-name="ce38">
            <text:p>NOVA UBIRATA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6257" table:style-name="ce38">
            <text:p>5106257</text:p>
          </table:table-cell>
          <table:table-cell office:value-type="string" table:style-name="ce38">
            <text:p>NOVA XAVANTINA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6265" table:style-name="ce38">
            <text:p>5106265</text:p>
          </table:table-cell>
          <table:table-cell office:value-type="string" table:style-name="ce38">
            <text:p>NOVO MUNDO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6273" table:style-name="ce38">
            <text:p>5106273</text:p>
          </table:table-cell>
          <table:table-cell office:value-type="string" table:style-name="ce38">
            <text:p>NOVO HORIZONTE DO NORTE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6281" table:style-name="ce38">
            <text:p>5106281</text:p>
          </table:table-cell>
          <table:table-cell office:value-type="string" table:style-name="ce38">
            <text:p>NOVO SAO JOAQUIM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6299" table:style-name="ce38">
            <text:p>5106299</text:p>
          </table:table-cell>
          <table:table-cell office:value-type="string" table:style-name="ce38">
            <text:p>PARANAITA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6307" table:style-name="ce38">
            <text:p>5106307</text:p>
          </table:table-cell>
          <table:table-cell office:value-type="string" table:style-name="ce38">
            <text:p>PARANATINGA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6315" table:style-name="ce38">
            <text:p>5106315</text:p>
          </table:table-cell>
          <table:table-cell office:value-type="string" table:style-name="ce38">
            <text:p>NOVO SANTO ANTONIO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6372" table:style-name="ce38">
            <text:p>5106372</text:p>
          </table:table-cell>
          <table:table-cell office:value-type="string" table:style-name="ce38">
            <text:p>PEDRA PRETA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6422" table:style-name="ce38">
            <text:p>5106422</text:p>
          </table:table-cell>
          <table:table-cell office:value-type="string" table:style-name="ce38">
            <text:p>PEIXOTO DE AZEVEDO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6455" table:style-name="ce38">
            <text:p>5106455</text:p>
          </table:table-cell>
          <table:table-cell office:value-type="string" table:style-name="ce38">
            <text:p>PLANALTO DA SERRA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6505" table:style-name="ce38">
            <text:p>5106505</text:p>
          </table:table-cell>
          <table:table-cell office:value-type="string" table:style-name="ce38">
            <text:p>POCONE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6653" table:style-name="ce38">
            <text:p>5106653</text:p>
          </table:table-cell>
          <table:table-cell office:value-type="string" table:style-name="ce38">
            <text:p>PONTAL DO ARAGUAIA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6703" table:style-name="ce38">
            <text:p>5106703</text:p>
          </table:table-cell>
          <table:table-cell office:value-type="string" table:style-name="ce38">
            <text:p>PONTE BRANCA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6752" table:style-name="ce38">
            <text:p>5106752</text:p>
          </table:table-cell>
          <table:table-cell office:value-type="string" table:style-name="ce38">
            <text:p>PONTES E LACERDA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6778" table:style-name="ce38">
            <text:p>5106778</text:p>
          </table:table-cell>
          <table:table-cell office:value-type="string" table:style-name="ce38">
            <text:p>PORTO ALEGRE DO NORTE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6802" table:style-name="ce38">
            <text:p>5106802</text:p>
          </table:table-cell>
          <table:table-cell office:value-type="string" table:style-name="ce38">
            <text:p>PORTO DO GAUCHOS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6828" table:style-name="ce38">
            <text:p>5106828</text:p>
          </table:table-cell>
          <table:table-cell office:value-type="string" table:style-name="ce38">
            <text:p>PORTO ESPERIDIAO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6851" table:style-name="ce38">
            <text:p>5106851</text:p>
          </table:table-cell>
          <table:table-cell office:value-type="string" table:style-name="ce38">
            <text:p>PORTO ESTRELA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7008" table:style-name="ce38">
            <text:p>5107008</text:p>
          </table:table-cell>
          <table:table-cell office:value-type="string" table:style-name="ce38">
            <text:p>POXOREO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7040" table:style-name="ce38">
            <text:p>5107040</text:p>
          </table:table-cell>
          <table:table-cell office:value-type="string" table:style-name="ce38">
            <text:p>PRIMAVERA DO LESTE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7065" table:style-name="ce38">
            <text:p>5107065</text:p>
          </table:table-cell>
          <table:table-cell office:value-type="string" table:style-name="ce38">
            <text:p>QUERENCIA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7107" table:style-name="ce38">
            <text:p>5107107</text:p>
          </table:table-cell>
          <table:table-cell office:value-type="string" table:style-name="ce38">
            <text:p>SAO JOSE DOS QUATRO MARCOS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7156" table:style-name="ce38">
            <text:p>5107156</text:p>
          </table:table-cell>
          <table:table-cell office:value-type="string" table:style-name="ce38">
            <text:p>RESERVA DO CABACAL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7180" table:style-name="ce38">
            <text:p>5107180</text:p>
          </table:table-cell>
          <table:table-cell office:value-type="string" table:style-name="ce38">
            <text:p>RIBEIRAO CASCALHEIRA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7198" table:style-name="ce38">
            <text:p>5107198</text:p>
          </table:table-cell>
          <table:table-cell office:value-type="string" table:style-name="ce38">
            <text:p>RIBEIRAOZINHO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7206" table:style-name="ce38">
            <text:p>5107206</text:p>
          </table:table-cell>
          <table:table-cell office:value-type="string" table:style-name="ce38">
            <text:p>RIO BRANCO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7248" table:style-name="ce38">
            <text:p>5107248</text:p>
          </table:table-cell>
          <table:table-cell office:value-type="string" table:style-name="ce38">
            <text:p>SANTA CARMEM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7263" table:style-name="ce38">
            <text:p>5107263</text:p>
          </table:table-cell>
          <table:table-cell office:value-type="string" table:style-name="ce38">
            <text:p>SANTO AFONSO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7297" table:style-name="ce38">
            <text:p>5107297</text:p>
          </table:table-cell>
          <table:table-cell office:value-type="string" table:style-name="ce38">
            <text:p>SAO JOSE DO POVO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7305" table:style-name="ce38">
            <text:p>5107305</text:p>
          </table:table-cell>
          <table:table-cell office:value-type="string" table:style-name="ce38">
            <text:p>SAO JOSE DO RIO CLARO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7354" table:style-name="ce38">
            <text:p>5107354</text:p>
          </table:table-cell>
          <table:table-cell office:value-type="string" table:style-name="ce38">
            <text:p>SAO JOSE DO XINGU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7404" table:style-name="ce38">
            <text:p>5107404</text:p>
          </table:table-cell>
          <table:table-cell office:value-type="string" table:style-name="ce38">
            <text:p>SAO PEDRO DA CIPA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7578" table:style-name="ce38">
            <text:p>5107578</text:p>
          </table:table-cell>
          <table:table-cell office:value-type="string" table:style-name="ce38">
            <text:p>RONDOLANDIA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7602" table:style-name="ce38">
            <text:p>5107602</text:p>
          </table:table-cell>
          <table:table-cell office:value-type="string" table:style-name="ce38">
            <text:p>RONDONOPOLIS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7701" table:style-name="ce38">
            <text:p>5107701</text:p>
          </table:table-cell>
          <table:table-cell office:value-type="string" table:style-name="ce38">
            <text:p>ROSARIO OESTE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7743" table:style-name="ce38">
            <text:p>5107743</text:p>
          </table:table-cell>
          <table:table-cell office:value-type="string" table:style-name="ce38">
            <text:p>SANTA CRUZ DO XINGU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7750" table:style-name="ce38">
            <text:p>5107750</text:p>
          </table:table-cell>
          <table:table-cell office:value-type="string" table:style-name="ce38">
            <text:p>SALTO DO CEU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7768" table:style-name="ce38">
            <text:p>5107768</text:p>
          </table:table-cell>
          <table:table-cell office:value-type="string" table:style-name="ce38">
            <text:p>SANTA RITA DO TRIVELATO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7776" table:style-name="ce38">
            <text:p>5107776</text:p>
          </table:table-cell>
          <table:table-cell office:value-type="string" table:style-name="ce38">
            <text:p>SANTA TEREZINHA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7792" table:style-name="ce38">
            <text:p>5107792</text:p>
          </table:table-cell>
          <table:table-cell office:value-type="string" table:style-name="ce38">
            <text:p>SANTO ANTONIO DO LESTE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7800" table:style-name="ce38">
            <text:p>5107800</text:p>
          </table:table-cell>
          <table:table-cell office:value-type="string" table:style-name="ce38">
            <text:p>SANTO ANTONIO DO LEVERGER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7859" table:style-name="ce38">
            <text:p>5107859</text:p>
          </table:table-cell>
          <table:table-cell office:value-type="string" table:style-name="ce38">
            <text:p>SAO FELIX DO ARAGUAIA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7875" table:style-name="ce38">
            <text:p>5107875</text:p>
          </table:table-cell>
          <table:table-cell office:value-type="string" table:style-name="ce38">
            <text:p>SAPEZAL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7883" table:style-name="ce38">
            <text:p>5107883</text:p>
          </table:table-cell>
          <table:table-cell office:value-type="string" table:style-name="ce38">
            <text:p>SERRA NOVA DOURADA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7909" table:style-name="ce38">
            <text:p>5107909</text:p>
          </table:table-cell>
          <table:table-cell office:value-type="string" table:style-name="ce38">
            <text:p>SINOP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7925" table:style-name="ce38">
            <text:p>5107925</text:p>
          </table:table-cell>
          <table:table-cell office:value-type="string" table:style-name="ce38">
            <text:p>SORRISO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7941" table:style-name="ce38">
            <text:p>5107941</text:p>
          </table:table-cell>
          <table:table-cell office:value-type="string" table:style-name="ce38">
            <text:p>TABAPORA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7958" table:style-name="ce38">
            <text:p>5107958</text:p>
          </table:table-cell>
          <table:table-cell office:value-type="string" table:style-name="ce38">
            <text:p>TANGARA DA SERRA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8006" table:style-name="ce38">
            <text:p>5108006</text:p>
          </table:table-cell>
          <table:table-cell office:value-type="string" table:style-name="ce38">
            <text:p>TAPURAH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8055" table:style-name="ce38">
            <text:p>5108055</text:p>
          </table:table-cell>
          <table:table-cell office:value-type="string" table:style-name="ce38">
            <text:p>TERRA NOVA DO NORTE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8105" table:style-name="ce38">
            <text:p>5108105</text:p>
          </table:table-cell>
          <table:table-cell office:value-type="string" table:style-name="ce38">
            <text:p>TESOURO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8204" table:style-name="ce38">
            <text:p>5108204</text:p>
          </table:table-cell>
          <table:table-cell office:value-type="string" table:style-name="ce38">
            <text:p>TORIXOREU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8303" table:style-name="ce38">
            <text:p>5108303</text:p>
          </table:table-cell>
          <table:table-cell office:value-type="string" table:style-name="ce38">
            <text:p>UNIAO DO SUL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8352" table:style-name="ce38">
            <text:p>5108352</text:p>
          </table:table-cell>
          <table:table-cell office:value-type="string" table:style-name="ce38">
            <text:p>VALE DE SAO DOMINGOS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8402" table:style-name="ce38">
            <text:p>5108402</text:p>
          </table:table-cell>
          <table:table-cell office:value-type="string" table:style-name="ce38">
            <text:p>VARZEA GRANDE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8501" table:style-name="ce38">
            <text:p>5108501</text:p>
          </table:table-cell>
          <table:table-cell office:value-type="string" table:style-name="ce38">
            <text:p>VERA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8600" table:style-name="ce38">
            <text:p>5108600</text:p>
          </table:table-cell>
          <table:table-cell office:value-type="string" table:style-name="ce38">
            <text:p>VILA RICA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8808" table:style-name="ce38">
            <text:p>5108808</text:p>
          </table:table-cell>
          <table:table-cell office:value-type="string" table:style-name="ce38">
            <text:p>NOVA GUARITA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8857" table:style-name="ce38">
            <text:p>5108857</text:p>
          </table:table-cell>
          <table:table-cell office:value-type="string" table:style-name="ce38">
            <text:p>NOVA MARILANDIA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8907" table:style-name="ce38">
            <text:p>5108907</text:p>
          </table:table-cell>
          <table:table-cell office:value-type="string" table:style-name="ce38">
            <text:p>NOVA MARINGA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108956" table:style-name="ce38">
            <text:p>5108956</text:p>
          </table:table-cell>
          <table:table-cell office:value-type="string" table:style-name="ce38">
            <text:p>NOVA MONTE VERDE</text:p>
          </table:table-cell>
          <table:table-cell office:value-type="string" table:style-name="ce38">
            <text:p>MT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00050" table:style-name="ce38">
            <text:p>5200050</text:p>
          </table:table-cell>
          <table:table-cell office:value-type="string" table:style-name="ce38">
            <text:p>ABADIA DE GOIAS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00100" table:style-name="ce38">
            <text:p>5200100</text:p>
          </table:table-cell>
          <table:table-cell office:value-type="string" table:style-name="ce38">
            <text:p>ABADIANIA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00134" table:style-name="ce38">
            <text:p>5200134</text:p>
          </table:table-cell>
          <table:table-cell office:value-type="string" table:style-name="ce38">
            <text:p>ACREUNA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00159" table:style-name="ce38">
            <text:p>5200159</text:p>
          </table:table-cell>
          <table:table-cell office:value-type="string" table:style-name="ce38">
            <text:p>ADELANDIA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00175" table:style-name="ce38">
            <text:p>5200175</text:p>
          </table:table-cell>
          <table:table-cell office:value-type="string" table:style-name="ce38">
            <text:p>AGUA FRIA DE GOIAS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00209" table:style-name="ce38">
            <text:p>5200209</text:p>
          </table:table-cell>
          <table:table-cell office:value-type="string" table:style-name="ce38">
            <text:p>AGUA LIMPA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00258" table:style-name="ce38">
            <text:p>5200258</text:p>
          </table:table-cell>
          <table:table-cell office:value-type="string" table:style-name="ce38">
            <text:p>AGUAS LINDAS DE GOIAS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00308" table:style-name="ce38">
            <text:p>5200308</text:p>
          </table:table-cell>
          <table:table-cell office:value-type="string" table:style-name="ce38">
            <text:p>ALEXANIA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00506" table:style-name="ce38">
            <text:p>5200506</text:p>
          </table:table-cell>
          <table:table-cell office:value-type="string" table:style-name="ce38">
            <text:p>ALOANDIA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00555" table:style-name="ce38">
            <text:p>5200555</text:p>
          </table:table-cell>
          <table:table-cell office:value-type="string" table:style-name="ce38">
            <text:p>ALTO HORIZONTE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00605" table:style-name="ce38">
            <text:p>5200605</text:p>
          </table:table-cell>
          <table:table-cell office:value-type="string" table:style-name="ce38">
            <text:p>ALTO PARAISO DE GOIAS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00803" table:style-name="ce38">
            <text:p>5200803</text:p>
          </table:table-cell>
          <table:table-cell office:value-type="string" table:style-name="ce38">
            <text:p>ALVORADA DO NORTE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00829" table:style-name="ce38">
            <text:p>5200829</text:p>
          </table:table-cell>
          <table:table-cell office:value-type="string" table:style-name="ce38">
            <text:p>AMARALINA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00852" table:style-name="ce38">
            <text:p>5200852</text:p>
          </table:table-cell>
          <table:table-cell office:value-type="string" table:style-name="ce38">
            <text:p>AMERICANO DO BRASIL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00902" table:style-name="ce38">
            <text:p>5200902</text:p>
          </table:table-cell>
          <table:table-cell office:value-type="string" table:style-name="ce38">
            <text:p>AMORINOPOLIS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01108" table:style-name="ce38">
            <text:p>5201108</text:p>
          </table:table-cell>
          <table:table-cell office:value-type="string" table:style-name="ce38">
            <text:p>ANAPOLIS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01207" table:style-name="ce38">
            <text:p>5201207</text:p>
          </table:table-cell>
          <table:table-cell office:value-type="string" table:style-name="ce38">
            <text:p>ANHANGUERA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01306" table:style-name="ce38">
            <text:p>5201306</text:p>
          </table:table-cell>
          <table:table-cell office:value-type="string" table:style-name="ce38">
            <text:p>ANICUNS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01405" table:style-name="ce38">
            <text:p>5201405</text:p>
          </table:table-cell>
          <table:table-cell office:value-type="string" table:style-name="ce38">
            <text:p>APARECIDA DE GOIANIA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01454" table:style-name="ce38">
            <text:p>5201454</text:p>
          </table:table-cell>
          <table:table-cell office:value-type="string" table:style-name="ce38">
            <text:p>APARECIDA DO RIO DOCE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01504" table:style-name="ce38">
            <text:p>5201504</text:p>
          </table:table-cell>
          <table:table-cell office:value-type="string" table:style-name="ce38">
            <text:p>APORE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01603" table:style-name="ce38">
            <text:p>5201603</text:p>
          </table:table-cell>
          <table:table-cell office:value-type="string" table:style-name="ce38">
            <text:p>ARACU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01702" table:style-name="ce38">
            <text:p>5201702</text:p>
          </table:table-cell>
          <table:table-cell office:value-type="string" table:style-name="ce38">
            <text:p>ARAGARCAS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01801" table:style-name="ce38">
            <text:p>5201801</text:p>
          </table:table-cell>
          <table:table-cell office:value-type="string" table:style-name="ce38">
            <text:p>ARAGOIANIA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02155" table:style-name="ce38">
            <text:p>5202155</text:p>
          </table:table-cell>
          <table:table-cell office:value-type="string" table:style-name="ce38">
            <text:p>ARAGUAPAZ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02353" table:style-name="ce38">
            <text:p>5202353</text:p>
          </table:table-cell>
          <table:table-cell office:value-type="string" table:style-name="ce38">
            <text:p>ARENOPOLIS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02502" table:style-name="ce38">
            <text:p>5202502</text:p>
          </table:table-cell>
          <table:table-cell office:value-type="string" table:style-name="ce38">
            <text:p>ARUANA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02601" table:style-name="ce38">
            <text:p>5202601</text:p>
          </table:table-cell>
          <table:table-cell office:value-type="string" table:style-name="ce38">
            <text:p>AURILANDIA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02809" table:style-name="ce38">
            <text:p>5202809</text:p>
          </table:table-cell>
          <table:table-cell office:value-type="string" table:style-name="ce38">
            <text:p>AVELINOPOLIS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03104" table:style-name="ce38">
            <text:p>5203104</text:p>
          </table:table-cell>
          <table:table-cell office:value-type="string" table:style-name="ce38">
            <text:p>BALIZA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03203" table:style-name="ce38">
            <text:p>5203203</text:p>
          </table:table-cell>
          <table:table-cell office:value-type="string" table:style-name="ce38">
            <text:p>BARRO ALTO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03302" table:style-name="ce38">
            <text:p>5203302</text:p>
          </table:table-cell>
          <table:table-cell office:value-type="string" table:style-name="ce38">
            <text:p>BELA VISTA DE GOIAS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03401" table:style-name="ce38">
            <text:p>5203401</text:p>
          </table:table-cell>
          <table:table-cell office:value-type="string" table:style-name="ce38">
            <text:p>BOM JARDIM DE GOIAS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03500" table:style-name="ce38">
            <text:p>5203500</text:p>
          </table:table-cell>
          <table:table-cell office:value-type="string" table:style-name="ce38">
            <text:p>BOM JESUS DE GOIAS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03559" table:style-name="ce38">
            <text:p>5203559</text:p>
          </table:table-cell>
          <table:table-cell office:value-type="string" table:style-name="ce38">
            <text:p>BONFINOPOLIS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03575" table:style-name="ce38">
            <text:p>5203575</text:p>
          </table:table-cell>
          <table:table-cell office:value-type="string" table:style-name="ce38">
            <text:p>BONOPOLIS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03609" table:style-name="ce38">
            <text:p>5203609</text:p>
          </table:table-cell>
          <table:table-cell office:value-type="string" table:style-name="ce38">
            <text:p>BRAZABRANTES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03807" table:style-name="ce38">
            <text:p>5203807</text:p>
          </table:table-cell>
          <table:table-cell office:value-type="string" table:style-name="ce38">
            <text:p>BRITANIA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03906" table:style-name="ce38">
            <text:p>5203906</text:p>
          </table:table-cell>
          <table:table-cell office:value-type="string" table:style-name="ce38">
            <text:p>BURITI ALEGRE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03939" table:style-name="ce38">
            <text:p>5203939</text:p>
          </table:table-cell>
          <table:table-cell office:value-type="string" table:style-name="ce38">
            <text:p>BURITI DE GOIAS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03962" table:style-name="ce38">
            <text:p>5203962</text:p>
          </table:table-cell>
          <table:table-cell office:value-type="string" table:style-name="ce38">
            <text:p>BURITINOPOLIS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04003" table:style-name="ce38">
            <text:p>5204003</text:p>
          </table:table-cell>
          <table:table-cell office:value-type="string" table:style-name="ce38">
            <text:p>CABECEIRAS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04102" table:style-name="ce38">
            <text:p>5204102</text:p>
          </table:table-cell>
          <table:table-cell office:value-type="string" table:style-name="ce38">
            <text:p>CACHOEIRA ALTA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04201" table:style-name="ce38">
            <text:p>5204201</text:p>
          </table:table-cell>
          <table:table-cell office:value-type="string" table:style-name="ce38">
            <text:p>CACHOEIRA DE GOIAS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04250" table:style-name="ce38">
            <text:p>5204250</text:p>
          </table:table-cell>
          <table:table-cell office:value-type="string" table:style-name="ce38">
            <text:p>CACHOEIRA DOURADA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04300" table:style-name="ce38">
            <text:p>5204300</text:p>
          </table:table-cell>
          <table:table-cell office:value-type="string" table:style-name="ce38">
            <text:p>CACU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04409" table:style-name="ce38">
            <text:p>5204409</text:p>
          </table:table-cell>
          <table:table-cell office:value-type="string" table:style-name="ce38">
            <text:p>CAIAPONIA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04508" table:style-name="ce38">
            <text:p>5204508</text:p>
          </table:table-cell>
          <table:table-cell office:value-type="string" table:style-name="ce38">
            <text:p>CALDAS NOVAS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04557" table:style-name="ce38">
            <text:p>5204557</text:p>
          </table:table-cell>
          <table:table-cell office:value-type="string" table:style-name="ce38">
            <text:p>CALDAZINHA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04607" table:style-name="ce38">
            <text:p>5204607</text:p>
          </table:table-cell>
          <table:table-cell office:value-type="string" table:style-name="ce38">
            <text:p>CAMPESTRE DE GOIAS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04656" table:style-name="ce38">
            <text:p>5204656</text:p>
          </table:table-cell>
          <table:table-cell office:value-type="string" table:style-name="ce38">
            <text:p>CAMPINACU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04706" table:style-name="ce38">
            <text:p>5204706</text:p>
          </table:table-cell>
          <table:table-cell office:value-type="string" table:style-name="ce38">
            <text:p>CAMPINORTE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04805" table:style-name="ce38">
            <text:p>5204805</text:p>
          </table:table-cell>
          <table:table-cell office:value-type="string" table:style-name="ce38">
            <text:p>CAMPO ALEGRE DE GOIAS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04854" table:style-name="ce38">
            <text:p>5204854</text:p>
          </table:table-cell>
          <table:table-cell office:value-type="string" table:style-name="ce38">
            <text:p>CAMPO LIMPO DE GOIAS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04904" table:style-name="ce38">
            <text:p>5204904</text:p>
          </table:table-cell>
          <table:table-cell office:value-type="string" table:style-name="ce38">
            <text:p>CAMPOS BELOS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04953" table:style-name="ce38">
            <text:p>5204953</text:p>
          </table:table-cell>
          <table:table-cell office:value-type="string" table:style-name="ce38">
            <text:p>CAMPOS VERDES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05000" table:style-name="ce38">
            <text:p>5205000</text:p>
          </table:table-cell>
          <table:table-cell office:value-type="string" table:style-name="ce38">
            <text:p>CARMO DO RIO VERDE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05059" table:style-name="ce38">
            <text:p>5205059</text:p>
          </table:table-cell>
          <table:table-cell office:value-type="string" table:style-name="ce38">
            <text:p>CASTELANDIA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05109" table:style-name="ce38">
            <text:p>5205109</text:p>
          </table:table-cell>
          <table:table-cell office:value-type="string" table:style-name="ce38">
            <text:p>CATALAO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05208" table:style-name="ce38">
            <text:p>5205208</text:p>
          </table:table-cell>
          <table:table-cell office:value-type="string" table:style-name="ce38">
            <text:p>CATURAI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05307" table:style-name="ce38">
            <text:p>5205307</text:p>
          </table:table-cell>
          <table:table-cell office:value-type="string" table:style-name="ce38">
            <text:p>CAVALCANTE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05406" table:style-name="ce38">
            <text:p>5205406</text:p>
          </table:table-cell>
          <table:table-cell office:value-type="string" table:style-name="ce38">
            <text:p>CERES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05455" table:style-name="ce38">
            <text:p>5205455</text:p>
          </table:table-cell>
          <table:table-cell office:value-type="string" table:style-name="ce38">
            <text:p>CEZARINA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05471" table:style-name="ce38">
            <text:p>5205471</text:p>
          </table:table-cell>
          <table:table-cell office:value-type="string" table:style-name="ce38">
            <text:p>CHAPADAO DO CEU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05497" table:style-name="ce38">
            <text:p>5205497</text:p>
          </table:table-cell>
          <table:table-cell office:value-type="string" table:style-name="ce38">
            <text:p>CIDADE OCIDENTAL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05513" table:style-name="ce38">
            <text:p>5205513</text:p>
          </table:table-cell>
          <table:table-cell office:value-type="string" table:style-name="ce38">
            <text:p>COCALZINHO DE GOIAS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05521" table:style-name="ce38">
            <text:p>5205521</text:p>
          </table:table-cell>
          <table:table-cell office:value-type="string" table:style-name="ce38">
            <text:p>COLINAS DO SUL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05703" table:style-name="ce38">
            <text:p>5205703</text:p>
          </table:table-cell>
          <table:table-cell office:value-type="string" table:style-name="ce38">
            <text:p>CORREGO DO OURO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05802" table:style-name="ce38">
            <text:p>5205802</text:p>
          </table:table-cell>
          <table:table-cell office:value-type="string" table:style-name="ce38">
            <text:p>CORUMBA DE GOIAS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05901" table:style-name="ce38">
            <text:p>5205901</text:p>
          </table:table-cell>
          <table:table-cell office:value-type="string" table:style-name="ce38">
            <text:p>CORUMBAIBA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06206" table:style-name="ce38">
            <text:p>5206206</text:p>
          </table:table-cell>
          <table:table-cell office:value-type="string" table:style-name="ce38">
            <text:p>CRISTALINA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06305" table:style-name="ce38">
            <text:p>5206305</text:p>
          </table:table-cell>
          <table:table-cell office:value-type="string" table:style-name="ce38">
            <text:p>CRISTIANOPOLIS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06404" table:style-name="ce38">
            <text:p>5206404</text:p>
          </table:table-cell>
          <table:table-cell office:value-type="string" table:style-name="ce38">
            <text:p>CRIXAS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06503" table:style-name="ce38">
            <text:p>5206503</text:p>
          </table:table-cell>
          <table:table-cell office:value-type="string" table:style-name="ce38">
            <text:p>CROMINIA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06602" table:style-name="ce38">
            <text:p>5206602</text:p>
          </table:table-cell>
          <table:table-cell office:value-type="string" table:style-name="ce38">
            <text:p>CUMARI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06701" table:style-name="ce38">
            <text:p>5206701</text:p>
          </table:table-cell>
          <table:table-cell office:value-type="string" table:style-name="ce38">
            <text:p>DAMIANOPOLIS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06800" table:style-name="ce38">
            <text:p>5206800</text:p>
          </table:table-cell>
          <table:table-cell office:value-type="string" table:style-name="ce38">
            <text:p>DAMOLANDIA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06909" table:style-name="ce38">
            <text:p>5206909</text:p>
          </table:table-cell>
          <table:table-cell office:value-type="string" table:style-name="ce38">
            <text:p>DAVINOPOLIS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07105" table:style-name="ce38">
            <text:p>5207105</text:p>
          </table:table-cell>
          <table:table-cell office:value-type="string" table:style-name="ce38">
            <text:p>DIORAMA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07253" table:style-name="ce38">
            <text:p>5207253</text:p>
          </table:table-cell>
          <table:table-cell office:value-type="string" table:style-name="ce38">
            <text:p>DOVERLANDIA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07352" table:style-name="ce38">
            <text:p>5207352</text:p>
          </table:table-cell>
          <table:table-cell office:value-type="string" table:style-name="ce38">
            <text:p>EDEALINA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07402" table:style-name="ce38">
            <text:p>5207402</text:p>
          </table:table-cell>
          <table:table-cell office:value-type="string" table:style-name="ce38">
            <text:p>EDEIA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07501" table:style-name="ce38">
            <text:p>5207501</text:p>
          </table:table-cell>
          <table:table-cell office:value-type="string" table:style-name="ce38">
            <text:p>ESTRELA DO NORTE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07535" table:style-name="ce38">
            <text:p>5207535</text:p>
          </table:table-cell>
          <table:table-cell office:value-type="string" table:style-name="ce38">
            <text:p>FAINA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07600" table:style-name="ce38">
            <text:p>5207600</text:p>
          </table:table-cell>
          <table:table-cell office:value-type="string" table:style-name="ce38">
            <text:p>FAZENDA NOVA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07808" table:style-name="ce38">
            <text:p>5207808</text:p>
          </table:table-cell>
          <table:table-cell office:value-type="string" table:style-name="ce38">
            <text:p>FIRMINOPOLIS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07907" table:style-name="ce38">
            <text:p>5207907</text:p>
          </table:table-cell>
          <table:table-cell office:value-type="string" table:style-name="ce38">
            <text:p>FLORES DE GOIAS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08004" table:style-name="ce38">
            <text:p>5208004</text:p>
          </table:table-cell>
          <table:table-cell office:value-type="string" table:style-name="ce38">
            <text:p>FORMOSA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08103" table:style-name="ce38">
            <text:p>5208103</text:p>
          </table:table-cell>
          <table:table-cell office:value-type="string" table:style-name="ce38">
            <text:p>FORMOSO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08152" table:style-name="ce38">
            <text:p>5208152</text:p>
          </table:table-cell>
          <table:table-cell office:value-type="string" table:style-name="ce38">
            <text:p>GAMELEIRA DE GOIAS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08301" table:style-name="ce38">
            <text:p>5208301</text:p>
          </table:table-cell>
          <table:table-cell office:value-type="string" table:style-name="ce38">
            <text:p>DIVINOPOLIS DE GOIAS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08400" table:style-name="ce38">
            <text:p>5208400</text:p>
          </table:table-cell>
          <table:table-cell office:value-type="string" table:style-name="ce38">
            <text:p>GOIANAPOLIS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08509" table:style-name="ce38">
            <text:p>5208509</text:p>
          </table:table-cell>
          <table:table-cell office:value-type="string" table:style-name="ce38">
            <text:p>GOIANDIRA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08608" table:style-name="ce38">
            <text:p>5208608</text:p>
          </table:table-cell>
          <table:table-cell office:value-type="string" table:style-name="ce38">
            <text:p>GOIANESIA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08707" table:style-name="ce38">
            <text:p>5208707</text:p>
          </table:table-cell>
          <table:table-cell office:value-type="string" table:style-name="ce38">
            <text:p>GOIANIA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08806" table:style-name="ce38">
            <text:p>5208806</text:p>
          </table:table-cell>
          <table:table-cell office:value-type="string" table:style-name="ce38">
            <text:p>GOIANIRA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08905" table:style-name="ce38">
            <text:p>5208905</text:p>
          </table:table-cell>
          <table:table-cell office:value-type="string" table:style-name="ce38">
            <text:p>GOIAS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09101" table:style-name="ce38">
            <text:p>5209101</text:p>
          </table:table-cell>
          <table:table-cell office:value-type="string" table:style-name="ce38">
            <text:p>GOIATUBA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09150" table:style-name="ce38">
            <text:p>5209150</text:p>
          </table:table-cell>
          <table:table-cell office:value-type="string" table:style-name="ce38">
            <text:p>GOUVELANDIA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09200" table:style-name="ce38">
            <text:p>5209200</text:p>
          </table:table-cell>
          <table:table-cell office:value-type="string" table:style-name="ce38">
            <text:p>GUAPO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09291" table:style-name="ce38">
            <text:p>5209291</text:p>
          </table:table-cell>
          <table:table-cell office:value-type="string" table:style-name="ce38">
            <text:p>GUARAITA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09408" table:style-name="ce38">
            <text:p>5209408</text:p>
          </table:table-cell>
          <table:table-cell office:value-type="string" table:style-name="ce38">
            <text:p>GUARANI DE GOIAS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09457" table:style-name="ce38">
            <text:p>5209457</text:p>
          </table:table-cell>
          <table:table-cell office:value-type="string" table:style-name="ce38">
            <text:p>GUARINOS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09606" table:style-name="ce38">
            <text:p>5209606</text:p>
          </table:table-cell>
          <table:table-cell office:value-type="string" table:style-name="ce38">
            <text:p>HEITORAI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09705" table:style-name="ce38">
            <text:p>5209705</text:p>
          </table:table-cell>
          <table:table-cell office:value-type="string" table:style-name="ce38">
            <text:p>HIDROLANDIA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09804" table:style-name="ce38">
            <text:p>5209804</text:p>
          </table:table-cell>
          <table:table-cell office:value-type="string" table:style-name="ce38">
            <text:p>HIDROLINA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09903" table:style-name="ce38">
            <text:p>5209903</text:p>
          </table:table-cell>
          <table:table-cell office:value-type="string" table:style-name="ce38">
            <text:p>IACIARA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09937" table:style-name="ce38">
            <text:p>5209937</text:p>
          </table:table-cell>
          <table:table-cell office:value-type="string" table:style-name="ce38">
            <text:p>INACIOLANDIA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09952" table:style-name="ce38">
            <text:p>5209952</text:p>
          </table:table-cell>
          <table:table-cell office:value-type="string" table:style-name="ce38">
            <text:p>INDIARA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10000" table:style-name="ce38">
            <text:p>5210000</text:p>
          </table:table-cell>
          <table:table-cell office:value-type="string" table:style-name="ce38">
            <text:p>INHUMAS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10109" table:style-name="ce38">
            <text:p>5210109</text:p>
          </table:table-cell>
          <table:table-cell office:value-type="string" table:style-name="ce38">
            <text:p>IPAMERI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10158" table:style-name="ce38">
            <text:p>5210158</text:p>
          </table:table-cell>
          <table:table-cell office:value-type="string" table:style-name="ce38">
            <text:p>IPIRANGA DE GOIAS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10208" table:style-name="ce38">
            <text:p>5210208</text:p>
          </table:table-cell>
          <table:table-cell office:value-type="string" table:style-name="ce38">
            <text:p>IPORA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10307" table:style-name="ce38">
            <text:p>5210307</text:p>
          </table:table-cell>
          <table:table-cell office:value-type="string" table:style-name="ce38">
            <text:p>ISRAELANDIA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10406" table:style-name="ce38">
            <text:p>5210406</text:p>
          </table:table-cell>
          <table:table-cell office:value-type="string" table:style-name="ce38">
            <text:p>ITABERAI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10562" table:style-name="ce38">
            <text:p>5210562</text:p>
          </table:table-cell>
          <table:table-cell office:value-type="string" table:style-name="ce38">
            <text:p>ITAGUARI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10604" table:style-name="ce38">
            <text:p>5210604</text:p>
          </table:table-cell>
          <table:table-cell office:value-type="string" table:style-name="ce38">
            <text:p>ITAGUARU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10802" table:style-name="ce38">
            <text:p>5210802</text:p>
          </table:table-cell>
          <table:table-cell office:value-type="string" table:style-name="ce38">
            <text:p>ITAJA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10901" table:style-name="ce38">
            <text:p>5210901</text:p>
          </table:table-cell>
          <table:table-cell office:value-type="string" table:style-name="ce38">
            <text:p>ITAPACI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11008" table:style-name="ce38">
            <text:p>5211008</text:p>
          </table:table-cell>
          <table:table-cell office:value-type="string" table:style-name="ce38">
            <text:p>ITAPIRAPUA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11206" table:style-name="ce38">
            <text:p>5211206</text:p>
          </table:table-cell>
          <table:table-cell office:value-type="string" table:style-name="ce38">
            <text:p>ITAPURANGA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11305" table:style-name="ce38">
            <text:p>5211305</text:p>
          </table:table-cell>
          <table:table-cell office:value-type="string" table:style-name="ce38">
            <text:p>ITARUMA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11404" table:style-name="ce38">
            <text:p>5211404</text:p>
          </table:table-cell>
          <table:table-cell office:value-type="string" table:style-name="ce38">
            <text:p>ITAUCU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11503" table:style-name="ce38">
            <text:p>5211503</text:p>
          </table:table-cell>
          <table:table-cell office:value-type="string" table:style-name="ce38">
            <text:p>ITUMBIARA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11602" table:style-name="ce38">
            <text:p>5211602</text:p>
          </table:table-cell>
          <table:table-cell office:value-type="string" table:style-name="ce38">
            <text:p>IVOLANDIA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11701" table:style-name="ce38">
            <text:p>5211701</text:p>
          </table:table-cell>
          <table:table-cell office:value-type="string" table:style-name="ce38">
            <text:p>JANDAIA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11800" table:style-name="ce38">
            <text:p>5211800</text:p>
          </table:table-cell>
          <table:table-cell office:value-type="string" table:style-name="ce38">
            <text:p>JARAGUA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11909" table:style-name="ce38">
            <text:p>5211909</text:p>
          </table:table-cell>
          <table:table-cell office:value-type="string" table:style-name="ce38">
            <text:p>JATAI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12006" table:style-name="ce38">
            <text:p>5212006</text:p>
          </table:table-cell>
          <table:table-cell office:value-type="string" table:style-name="ce38">
            <text:p>JAUPACI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12055" table:style-name="ce38">
            <text:p>5212055</text:p>
          </table:table-cell>
          <table:table-cell office:value-type="string" table:style-name="ce38">
            <text:p>JESUPOLIS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12105" table:style-name="ce38">
            <text:p>5212105</text:p>
          </table:table-cell>
          <table:table-cell office:value-type="string" table:style-name="ce38">
            <text:p>JOVIANIA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12204" table:style-name="ce38">
            <text:p>5212204</text:p>
          </table:table-cell>
          <table:table-cell office:value-type="string" table:style-name="ce38">
            <text:p>JUSSARA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12253" table:style-name="ce38">
            <text:p>5212253</text:p>
          </table:table-cell>
          <table:table-cell office:value-type="string" table:style-name="ce38">
            <text:p>LAGOA SANTA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12303" table:style-name="ce38">
            <text:p>5212303</text:p>
          </table:table-cell>
          <table:table-cell office:value-type="string" table:style-name="ce38">
            <text:p>LEOPOLDO DE BULHOES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12501" table:style-name="ce38">
            <text:p>5212501</text:p>
          </table:table-cell>
          <table:table-cell office:value-type="string" table:style-name="ce38">
            <text:p>LUZIANIA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12600" table:style-name="ce38">
            <text:p>5212600</text:p>
          </table:table-cell>
          <table:table-cell office:value-type="string" table:style-name="ce38">
            <text:p>MAIRIPOTABA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12709" table:style-name="ce38">
            <text:p>5212709</text:p>
          </table:table-cell>
          <table:table-cell office:value-type="string" table:style-name="ce38">
            <text:p>MAMBAI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12808" table:style-name="ce38">
            <text:p>5212808</text:p>
          </table:table-cell>
          <table:table-cell office:value-type="string" table:style-name="ce38">
            <text:p>MARA ROSA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12907" table:style-name="ce38">
            <text:p>5212907</text:p>
          </table:table-cell>
          <table:table-cell office:value-type="string" table:style-name="ce38">
            <text:p>MARZAGAO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12956" table:style-name="ce38">
            <text:p>5212956</text:p>
          </table:table-cell>
          <table:table-cell office:value-type="string" table:style-name="ce38">
            <text:p>MATRINCHA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13004" table:style-name="ce38">
            <text:p>5213004</text:p>
          </table:table-cell>
          <table:table-cell office:value-type="string" table:style-name="ce38">
            <text:p>MAURILANDIA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13053" table:style-name="ce38">
            <text:p>5213053</text:p>
          </table:table-cell>
          <table:table-cell office:value-type="string" table:style-name="ce38">
            <text:p>MIMOSO DE GOIAS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13087" table:style-name="ce38">
            <text:p>5213087</text:p>
          </table:table-cell>
          <table:table-cell office:value-type="string" table:style-name="ce38">
            <text:p>MINACU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13103" table:style-name="ce38">
            <text:p>5213103</text:p>
          </table:table-cell>
          <table:table-cell office:value-type="string" table:style-name="ce38">
            <text:p>MINEIROS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13400" table:style-name="ce38">
            <text:p>5213400</text:p>
          </table:table-cell>
          <table:table-cell office:value-type="string" table:style-name="ce38">
            <text:p>MOIPORA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13509" table:style-name="ce38">
            <text:p>5213509</text:p>
          </table:table-cell>
          <table:table-cell office:value-type="string" table:style-name="ce38">
            <text:p>MONTE ALEGRE DE GOIAS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13707" table:style-name="ce38">
            <text:p>5213707</text:p>
          </table:table-cell>
          <table:table-cell office:value-type="string" table:style-name="ce38">
            <text:p>MONTES CLAROS DE GOIAS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13756" table:style-name="ce38">
            <text:p>5213756</text:p>
          </table:table-cell>
          <table:table-cell office:value-type="string" table:style-name="ce38">
            <text:p>MONTIVIDIU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13772" table:style-name="ce38">
            <text:p>5213772</text:p>
          </table:table-cell>
          <table:table-cell office:value-type="string" table:style-name="ce38">
            <text:p>MONTIVIDIU DO NORTE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13806" table:style-name="ce38">
            <text:p>5213806</text:p>
          </table:table-cell>
          <table:table-cell office:value-type="string" table:style-name="ce38">
            <text:p>MORRINHOS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13855" table:style-name="ce38">
            <text:p>5213855</text:p>
          </table:table-cell>
          <table:table-cell office:value-type="string" table:style-name="ce38">
            <text:p>MORRO AGUDO DE GOIAS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13905" table:style-name="ce38">
            <text:p>5213905</text:p>
          </table:table-cell>
          <table:table-cell office:value-type="string" table:style-name="ce38">
            <text:p>MOSSAMEDES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14002" table:style-name="ce38">
            <text:p>5214002</text:p>
          </table:table-cell>
          <table:table-cell office:value-type="string" table:style-name="ce38">
            <text:p>MOZARLANDIA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14051" table:style-name="ce38">
            <text:p>5214051</text:p>
          </table:table-cell>
          <table:table-cell office:value-type="string" table:style-name="ce38">
            <text:p>MUNDO NOVO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14101" table:style-name="ce38">
            <text:p>5214101</text:p>
          </table:table-cell>
          <table:table-cell office:value-type="string" table:style-name="ce38">
            <text:p>MUTUNOPOLIS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14408" table:style-name="ce38">
            <text:p>5214408</text:p>
          </table:table-cell>
          <table:table-cell office:value-type="string" table:style-name="ce38">
            <text:p>NAZARIO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14507" table:style-name="ce38">
            <text:p>5214507</text:p>
          </table:table-cell>
          <table:table-cell office:value-type="string" table:style-name="ce38">
            <text:p>NEROPOLIS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14606" table:style-name="ce38">
            <text:p>5214606</text:p>
          </table:table-cell>
          <table:table-cell office:value-type="string" table:style-name="ce38">
            <text:p>NIQUELANDIA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14705" table:style-name="ce38">
            <text:p>5214705</text:p>
          </table:table-cell>
          <table:table-cell office:value-type="string" table:style-name="ce38">
            <text:p>NOVA AMERICA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14804" table:style-name="ce38">
            <text:p>5214804</text:p>
          </table:table-cell>
          <table:table-cell office:value-type="string" table:style-name="ce38">
            <text:p>NOVA AURORA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14838" table:style-name="ce38">
            <text:p>5214838</text:p>
          </table:table-cell>
          <table:table-cell office:value-type="string" table:style-name="ce38">
            <text:p>NOVA CRIXAS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14861" table:style-name="ce38">
            <text:p>5214861</text:p>
          </table:table-cell>
          <table:table-cell office:value-type="string" table:style-name="ce38">
            <text:p>NOVA GLORIA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14879" table:style-name="ce38">
            <text:p>5214879</text:p>
          </table:table-cell>
          <table:table-cell office:value-type="string" table:style-name="ce38">
            <text:p>NOVA IGUACU DE GOIAS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14903" table:style-name="ce38">
            <text:p>5214903</text:p>
          </table:table-cell>
          <table:table-cell office:value-type="string" table:style-name="ce38">
            <text:p>NOVA ROMA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15009" table:style-name="ce38">
            <text:p>5215009</text:p>
          </table:table-cell>
          <table:table-cell office:value-type="string" table:style-name="ce38">
            <text:p>NOVA VENEZA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15207" table:style-name="ce38">
            <text:p>5215207</text:p>
          </table:table-cell>
          <table:table-cell office:value-type="string" table:style-name="ce38">
            <text:p>NOVO BRASIL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15231" table:style-name="ce38">
            <text:p>5215231</text:p>
          </table:table-cell>
          <table:table-cell office:value-type="string" table:style-name="ce38">
            <text:p>NOVO GAMA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15256" table:style-name="ce38">
            <text:p>5215256</text:p>
          </table:table-cell>
          <table:table-cell office:value-type="string" table:style-name="ce38">
            <text:p>NOVO PLANALTO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15306" table:style-name="ce38">
            <text:p>5215306</text:p>
          </table:table-cell>
          <table:table-cell office:value-type="string" table:style-name="ce38">
            <text:p>ORIZONA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15405" table:style-name="ce38">
            <text:p>5215405</text:p>
          </table:table-cell>
          <table:table-cell office:value-type="string" table:style-name="ce38">
            <text:p>OURO VERDE DE GOIAS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15504" table:style-name="ce38">
            <text:p>5215504</text:p>
          </table:table-cell>
          <table:table-cell office:value-type="string" table:style-name="ce38">
            <text:p>OUVIDOR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15603" table:style-name="ce38">
            <text:p>5215603</text:p>
          </table:table-cell>
          <table:table-cell office:value-type="string" table:style-name="ce38">
            <text:p>PADRE BERNARDO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15652" table:style-name="ce38">
            <text:p>5215652</text:p>
          </table:table-cell>
          <table:table-cell office:value-type="string" table:style-name="ce38">
            <text:p>PALESTINA DE GOIAS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15702" table:style-name="ce38">
            <text:p>5215702</text:p>
          </table:table-cell>
          <table:table-cell office:value-type="string" table:style-name="ce38">
            <text:p>PALMEIRAS DE GOIAS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15801" table:style-name="ce38">
            <text:p>5215801</text:p>
          </table:table-cell>
          <table:table-cell office:value-type="string" table:style-name="ce38">
            <text:p>PALMELO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15900" table:style-name="ce38">
            <text:p>5215900</text:p>
          </table:table-cell>
          <table:table-cell office:value-type="string" table:style-name="ce38">
            <text:p>PALMINOPOLIS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16007" table:style-name="ce38">
            <text:p>5216007</text:p>
          </table:table-cell>
          <table:table-cell office:value-type="string" table:style-name="ce38">
            <text:p>PANAMA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16304" table:style-name="ce38">
            <text:p>5216304</text:p>
          </table:table-cell>
          <table:table-cell office:value-type="string" table:style-name="ce38">
            <text:p>PARANAIGUARA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16403" table:style-name="ce38">
            <text:p>5216403</text:p>
          </table:table-cell>
          <table:table-cell office:value-type="string" table:style-name="ce38">
            <text:p>PARAUNA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16452" table:style-name="ce38">
            <text:p>5216452</text:p>
          </table:table-cell>
          <table:table-cell office:value-type="string" table:style-name="ce38">
            <text:p>PEROLANDIA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16809" table:style-name="ce38">
            <text:p>5216809</text:p>
          </table:table-cell>
          <table:table-cell office:value-type="string" table:style-name="ce38">
            <text:p>PETROLINA DE GOIAS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16908" table:style-name="ce38">
            <text:p>5216908</text:p>
          </table:table-cell>
          <table:table-cell office:value-type="string" table:style-name="ce38">
            <text:p>PILAR DE GOIAS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17104" table:style-name="ce38">
            <text:p>5217104</text:p>
          </table:table-cell>
          <table:table-cell office:value-type="string" table:style-name="ce38">
            <text:p>PIRACANJUBA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17203" table:style-name="ce38">
            <text:p>5217203</text:p>
          </table:table-cell>
          <table:table-cell office:value-type="string" table:style-name="ce38">
            <text:p>PIRANHAS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17302" table:style-name="ce38">
            <text:p>5217302</text:p>
          </table:table-cell>
          <table:table-cell office:value-type="string" table:style-name="ce38">
            <text:p>PIRENOPOLIS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17401" table:style-name="ce38">
            <text:p>5217401</text:p>
          </table:table-cell>
          <table:table-cell office:value-type="string" table:style-name="ce38">
            <text:p>PIRES DO RIO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17609" table:style-name="ce38">
            <text:p>5217609</text:p>
          </table:table-cell>
          <table:table-cell office:value-type="string" table:style-name="ce38">
            <text:p>PLANALTINA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17708" table:style-name="ce38">
            <text:p>5217708</text:p>
          </table:table-cell>
          <table:table-cell office:value-type="string" table:style-name="ce38">
            <text:p>PONTALINA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18003" table:style-name="ce38">
            <text:p>5218003</text:p>
          </table:table-cell>
          <table:table-cell office:value-type="string" table:style-name="ce38">
            <text:p>PORANGATU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18052" table:style-name="ce38">
            <text:p>5218052</text:p>
          </table:table-cell>
          <table:table-cell office:value-type="string" table:style-name="ce38">
            <text:p>PORTEIRAO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18102" table:style-name="ce38">
            <text:p>5218102</text:p>
          </table:table-cell>
          <table:table-cell office:value-type="string" table:style-name="ce38">
            <text:p>PORTELANDIA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18300" table:style-name="ce38">
            <text:p>5218300</text:p>
          </table:table-cell>
          <table:table-cell office:value-type="string" table:style-name="ce38">
            <text:p>POSSE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18391" table:style-name="ce38">
            <text:p>5218391</text:p>
          </table:table-cell>
          <table:table-cell office:value-type="string" table:style-name="ce38">
            <text:p>PROFESSOR JAMIL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18508" table:style-name="ce38">
            <text:p>5218508</text:p>
          </table:table-cell>
          <table:table-cell office:value-type="string" table:style-name="ce38">
            <text:p>QUIRINOPOLIS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18607" table:style-name="ce38">
            <text:p>5218607</text:p>
          </table:table-cell>
          <table:table-cell office:value-type="string" table:style-name="ce38">
            <text:p>RIALMA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18706" table:style-name="ce38">
            <text:p>5218706</text:p>
          </table:table-cell>
          <table:table-cell office:value-type="string" table:style-name="ce38">
            <text:p>RIANAPOLIS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18789" table:style-name="ce38">
            <text:p>5218789</text:p>
          </table:table-cell>
          <table:table-cell office:value-type="string" table:style-name="ce38">
            <text:p>RIO QUENTE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18805" table:style-name="ce38">
            <text:p>5218805</text:p>
          </table:table-cell>
          <table:table-cell office:value-type="string" table:style-name="ce38">
            <text:p>RIO VERDE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18904" table:style-name="ce38">
            <text:p>5218904</text:p>
          </table:table-cell>
          <table:table-cell office:value-type="string" table:style-name="ce38">
            <text:p>RUBIATABA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19001" table:style-name="ce38">
            <text:p>5219001</text:p>
          </table:table-cell>
          <table:table-cell office:value-type="string" table:style-name="ce38">
            <text:p>SANCLERLANDIA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19100" table:style-name="ce38">
            <text:p>5219100</text:p>
          </table:table-cell>
          <table:table-cell office:value-type="string" table:style-name="ce38">
            <text:p>SANTA BARBARA DE GOIAS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19209" table:style-name="ce38">
            <text:p>5219209</text:p>
          </table:table-cell>
          <table:table-cell office:value-type="string" table:style-name="ce38">
            <text:p>SANTA CRUZ DE GOIAS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19258" table:style-name="ce38">
            <text:p>5219258</text:p>
          </table:table-cell>
          <table:table-cell office:value-type="string" table:style-name="ce38">
            <text:p>SANTA FE DE GOIAS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19308" table:style-name="ce38">
            <text:p>5219308</text:p>
          </table:table-cell>
          <table:table-cell office:value-type="string" table:style-name="ce38">
            <text:p>SANTA HELENA DE GOIAS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19357" table:style-name="ce38">
            <text:p>5219357</text:p>
          </table:table-cell>
          <table:table-cell office:value-type="string" table:style-name="ce38">
            <text:p>SANTA ISABEL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19407" table:style-name="ce38">
            <text:p>5219407</text:p>
          </table:table-cell>
          <table:table-cell office:value-type="string" table:style-name="ce38">
            <text:p>SANTA RITA DO ARAGUAIA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19456" table:style-name="ce38">
            <text:p>5219456</text:p>
          </table:table-cell>
          <table:table-cell office:value-type="string" table:style-name="ce38">
            <text:p>SANTA RITA DO NOVO DESTINO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19506" table:style-name="ce38">
            <text:p>5219506</text:p>
          </table:table-cell>
          <table:table-cell office:value-type="string" table:style-name="ce38">
            <text:p>SANTA ROSA DE GOIAS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19605" table:style-name="ce38">
            <text:p>5219605</text:p>
          </table:table-cell>
          <table:table-cell office:value-type="string" table:style-name="ce38">
            <text:p>SANTA TEREZA DE GOIAS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19704" table:style-name="ce38">
            <text:p>5219704</text:p>
          </table:table-cell>
          <table:table-cell office:value-type="string" table:style-name="ce38">
            <text:p>SANTA TEREZINHA DE GOIAS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19712" table:style-name="ce38">
            <text:p>5219712</text:p>
          </table:table-cell>
          <table:table-cell office:value-type="string" table:style-name="ce38">
            <text:p>SANTO ANTONIO DA BARRA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19738" table:style-name="ce38">
            <text:p>5219738</text:p>
          </table:table-cell>
          <table:table-cell office:value-type="string" table:style-name="ce38">
            <text:p>SANTO ANTONIO DE GOIAS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19753" table:style-name="ce38">
            <text:p>5219753</text:p>
          </table:table-cell>
          <table:table-cell office:value-type="string" table:style-name="ce38">
            <text:p>SANTO ANTONIO DO DESCOBERTO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19803" table:style-name="ce38">
            <text:p>5219803</text:p>
          </table:table-cell>
          <table:table-cell office:value-type="string" table:style-name="ce38">
            <text:p>SAO DOMINGOS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19902" table:style-name="ce38">
            <text:p>5219902</text:p>
          </table:table-cell>
          <table:table-cell office:value-type="string" table:style-name="ce38">
            <text:p>SAO FRANCISCO DE GOIAS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20009" table:style-name="ce38">
            <text:p>5220009</text:p>
          </table:table-cell>
          <table:table-cell office:value-type="string" table:style-name="ce38">
            <text:p>SAO JOAO D´ALIANCA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20058" table:style-name="ce38">
            <text:p>5220058</text:p>
          </table:table-cell>
          <table:table-cell office:value-type="string" table:style-name="ce38">
            <text:p>SAO JOAO DA PARAUNA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20108" table:style-name="ce38">
            <text:p>5220108</text:p>
          </table:table-cell>
          <table:table-cell office:value-type="string" table:style-name="ce38">
            <text:p>SAO LUIS DE MONTES BELOS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20157" table:style-name="ce38">
            <text:p>5220157</text:p>
          </table:table-cell>
          <table:table-cell office:value-type="string" table:style-name="ce38">
            <text:p>SAO LUIZ DO NORTE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20207" table:style-name="ce38">
            <text:p>5220207</text:p>
          </table:table-cell>
          <table:table-cell office:value-type="string" table:style-name="ce38">
            <text:p>SAO MIGUEL DO ARAGUAIA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20264" table:style-name="ce38">
            <text:p>5220264</text:p>
          </table:table-cell>
          <table:table-cell office:value-type="string" table:style-name="ce38">
            <text:p>SAO MIGUEL DO PASSA QUATRO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20280" table:style-name="ce38">
            <text:p>5220280</text:p>
          </table:table-cell>
          <table:table-cell office:value-type="string" table:style-name="ce38">
            <text:p>SAO PATRICIO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20405" table:style-name="ce38">
            <text:p>5220405</text:p>
          </table:table-cell>
          <table:table-cell office:value-type="string" table:style-name="ce38">
            <text:p>SAO SIMAO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20454" table:style-name="ce38">
            <text:p>5220454</text:p>
          </table:table-cell>
          <table:table-cell office:value-type="string" table:style-name="ce38">
            <text:p>SENADOR CANEDO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20504" table:style-name="ce38">
            <text:p>5220504</text:p>
          </table:table-cell>
          <table:table-cell office:value-type="string" table:style-name="ce38">
            <text:p>SERRANOPOLIS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20603" table:style-name="ce38">
            <text:p>5220603</text:p>
          </table:table-cell>
          <table:table-cell office:value-type="string" table:style-name="ce38">
            <text:p>SILVANIA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20686" table:style-name="ce38">
            <text:p>5220686</text:p>
          </table:table-cell>
          <table:table-cell office:value-type="string" table:style-name="ce38">
            <text:p>SIMOLANDIA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20702" table:style-name="ce38">
            <text:p>5220702</text:p>
          </table:table-cell>
          <table:table-cell office:value-type="string" table:style-name="ce38">
            <text:p>SITIO D´ABADIA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21007" table:style-name="ce38">
            <text:p>5221007</text:p>
          </table:table-cell>
          <table:table-cell office:value-type="string" table:style-name="ce38">
            <text:p>TAQUARAL DE GOIAS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21080" table:style-name="ce38">
            <text:p>5221080</text:p>
          </table:table-cell>
          <table:table-cell office:value-type="string" table:style-name="ce38">
            <text:p>TERESINA DE GOIAS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21197" table:style-name="ce38">
            <text:p>5221197</text:p>
          </table:table-cell>
          <table:table-cell office:value-type="string" table:style-name="ce38">
            <text:p>TEREZOPOLIS DE GOIAS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21304" table:style-name="ce38">
            <text:p>5221304</text:p>
          </table:table-cell>
          <table:table-cell office:value-type="string" table:style-name="ce38">
            <text:p>TRES RANCHOS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21403" table:style-name="ce38">
            <text:p>5221403</text:p>
          </table:table-cell>
          <table:table-cell office:value-type="string" table:style-name="ce38">
            <text:p>TRINDADE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21452" table:style-name="ce38">
            <text:p>5221452</text:p>
          </table:table-cell>
          <table:table-cell office:value-type="string" table:style-name="ce38">
            <text:p>TROMBAS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21502" table:style-name="ce38">
            <text:p>5221502</text:p>
          </table:table-cell>
          <table:table-cell office:value-type="string" table:style-name="ce38">
            <text:p>TURVANIA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21551" table:style-name="ce38">
            <text:p>5221551</text:p>
          </table:table-cell>
          <table:table-cell office:value-type="string" table:style-name="ce38">
            <text:p>TURVELANDIA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21577" table:style-name="ce38">
            <text:p>5221577</text:p>
          </table:table-cell>
          <table:table-cell office:value-type="string" table:style-name="ce38">
            <text:p>UIRAPURU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21601" table:style-name="ce38">
            <text:p>5221601</text:p>
          </table:table-cell>
          <table:table-cell office:value-type="string" table:style-name="ce38">
            <text:p>URUACU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21700" table:style-name="ce38">
            <text:p>5221700</text:p>
          </table:table-cell>
          <table:table-cell office:value-type="string" table:style-name="ce38">
            <text:p>URUANA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21809" table:style-name="ce38">
            <text:p>5221809</text:p>
          </table:table-cell>
          <table:table-cell office:value-type="string" table:style-name="ce38">
            <text:p>URUTAI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21858" table:style-name="ce38">
            <text:p>5221858</text:p>
          </table:table-cell>
          <table:table-cell office:value-type="string" table:style-name="ce38">
            <text:p>VALPARAISO DE GOIAS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21908" table:style-name="ce38">
            <text:p>5221908</text:p>
          </table:table-cell>
          <table:table-cell office:value-type="string" table:style-name="ce38">
            <text:p>VARJAO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22005" table:style-name="ce38">
            <text:p>5222005</text:p>
          </table:table-cell>
          <table:table-cell office:value-type="string" table:style-name="ce38">
            <text:p>VIANOPOLIS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22054" table:style-name="ce38">
            <text:p>5222054</text:p>
          </table:table-cell>
          <table:table-cell office:value-type="string" table:style-name="ce38">
            <text:p>VICENTINOPOLIS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22203" table:style-name="ce38">
            <text:p>5222203</text:p>
          </table:table-cell>
          <table:table-cell office:value-type="string" table:style-name="ce38">
            <text:p>VILA BOA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222302" table:style-name="ce38">
            <text:p>5222302</text:p>
          </table:table-cell>
          <table:table-cell office:value-type="string" table:style-name="ce38">
            <text:p>VILA PROPICIO</text:p>
          </table:table-cell>
          <table:table-cell office:value-type="string" table:style-name="ce38">
            <text:p>GO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300108" table:style-name="ce38">
            <text:p>5300108</text:p>
          </table:table-cell>
          <table:table-cell office:value-type="string" table:style-name="ce38">
            <text:p>BRASILIA</text:p>
          </table:table-cell>
          <table:table-cell office:value-type="string" table:style-name="ce38">
            <text:p>DF</text:p>
          </table:table-cell>
          <table:table-cell table:number-columns-repeated="16380"/>
        </table:table-row>
        <table:table-row table:number-rows-repeated="1043002" table:style-name="ro2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pt" number:country="BR">
      <number:text> </number:text>
      <number:currency-symbol number:language="pt" number:country="BR">€</number:currency-symbol>
      <number:number number:decimal-places="2" number:min-integer-digits="1" number:grouping="true"/>
      <number:text> </number:text>
    </number:currency-style>
    <number:currency-style style:name="N36P1" number:language="pt" number:country="BR">
      <number:text> </number:text>
      <number:currency-symbol number:language="pt" number:country="BR">€</number:currency-symbol>
      <number:text>(</number:text>
      <number:number number:decimal-places="2" number:min-integer-digits="1" number:grouping="true"/>
      <number:text>)</number:text>
    </number:currency-style>
    <number:currency-style style:name="N36" number:language="pt" number:country="BR">
      <number:text> </number:text>
      <number:currency-symbol number:language="pt" number:country="BR">€</number:currency-symbol>
      <number:text>-</number:text>
      <number:number number:decimal-places="0" number:min-integer-digits="2"/>
      <number:text> </number:text>
      <style:map style:condition="value()&gt;0" style:apply-style-name="N36P0"/>
      <style:map style:condition="value()&lt;0" style:apply-style-name="N36P1"/>
    </number:currency-style>
    <style:style style:name="_50_0_37__32_-_32__202_nfase1" style:display-name="20% - Ênfase1" style:family="table-cell" style:data-style-name="N0">
      <style:table-cell-properties fo:background-color="#D9E1F2"/>
    </style:style>
    <style:style style:name="_50_0_37__32_-_32__202_nfase2" style:display-name="20% - Ênfase2" style:family="table-cell" style:data-style-name="N0">
      <style:table-cell-properties fo:background-color="#FCE4D6"/>
    </style:style>
    <style:style style:name="_50_0_37__32_-_32__202_nfase3" style:display-name="20% - Ênfase3" style:family="table-cell" style:data-style-name="N0">
      <style:table-cell-properties fo:background-color="#EDEDED"/>
    </style:style>
    <style:style style:name="_50_0_37__32_-_32__202_nfase4" style:display-name="20% - Ênfase4" style:family="table-cell" style:data-style-name="N0">
      <style:table-cell-properties fo:background-color="#FFF2CC"/>
    </style:style>
    <style:style style:name="_50_0_37__32_-_32__202_nfase5" style:display-name="20% - Ênfase5" style:family="table-cell" style:data-style-name="N0">
      <style:table-cell-properties fo:background-color="#DDEBF7"/>
    </style:style>
    <style:style style:name="_50_0_37__32_-_32__202_nfase6" style:display-name="20% - Ênfase6" style:family="table-cell" style:data-style-name="N0">
      <style:table-cell-properties fo:background-color="#E2EFDA"/>
    </style:style>
    <style:style style:name="_52_0_37__32_-_32__202_nfase1" style:display-name="40% - Ênfase1" style:family="table-cell" style:data-style-name="N0">
      <style:table-cell-properties fo:background-color="#B4C6E7"/>
    </style:style>
    <style:style style:name="_52_0_37__32_-_32__202_nfase2" style:display-name="40% - Ênfase2" style:family="table-cell" style:data-style-name="N0">
      <style:table-cell-properties fo:background-color="#F8CBAD"/>
    </style:style>
    <style:style style:name="_52_0_37__32_-_32__202_nfase3" style:display-name="40% - Ênfase3" style:family="table-cell" style:data-style-name="N0">
      <style:table-cell-properties fo:background-color="#DBDBDB"/>
    </style:style>
    <style:style style:name="_52_0_37__32_-_32__202_nfase4" style:display-name="40% - Ênfase4" style:family="table-cell" style:data-style-name="N0">
      <style:table-cell-properties fo:background-color="#FFE699"/>
    </style:style>
    <style:style style:name="_52_0_37__32_-_32__202_nfase5" style:display-name="40% - Ênfase5" style:family="table-cell" style:data-style-name="N0">
      <style:table-cell-properties fo:background-color="#BDD7EE"/>
    </style:style>
    <style:style style:name="_52_0_37__32_-_32__202_nfase6" style:display-name="40% - Ênfase6" style:family="table-cell" style:data-style-name="N0">
      <style:table-cell-properties fo:background-color="#C6E0B4"/>
    </style:style>
    <style:style style:name="_54_0_37__32_-_32__202_nfase1" style:display-name="60% - Ênfase1" style:family="table-cell" style:data-style-name="N0">
      <style:table-cell-properties fo:background-color="#8EA9DB"/>
    </style:style>
    <style:style style:name="_54_0_37__32_-_32__202_nfase2" style:display-name="60% - Ênfase2" style:family="table-cell" style:data-style-name="N0">
      <style:table-cell-properties fo:background-color="#F4B084"/>
    </style:style>
    <style:style style:name="_54_0_37__32_-_32__202_nfase3" style:display-name="60% - Ênfase3" style:family="table-cell" style:data-style-name="N0">
      <style:table-cell-properties fo:background-color="#C9C9C9"/>
    </style:style>
    <style:style style:name="_54_0_37__32_-_32__202_nfase4" style:display-name="60% - Ênfase4" style:family="table-cell" style:data-style-name="N0">
      <style:table-cell-properties fo:background-color="#FFD966"/>
    </style:style>
    <style:style style:name="_54_0_37__32_-_32__202_nfase5" style:display-name="60% - Ênfase5" style:family="table-cell" style:data-style-name="N0">
      <style:table-cell-properties fo:background-color="#9BC2E6"/>
    </style:style>
    <style:style style:name="_54_0_37__32_-_32__202_nfase6" style:display-name="60% - Ênfase6" style:family="table-cell" style:data-style-name="N0">
      <style:table-cell-properties fo:background-color="#A9D08E"/>
    </style:style>
    <style:style style:name="Bom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_233_lula_32_de_32_Verifica_231__227_o" style:display-name="Célula de Verificação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_233_lula_32_Vinculada" style:display-name="Célul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202_nfase1" style:display-name="Ênfase1" style:family="table-cell" style:data-style-name="N0">
      <style:table-cell-properties fo:background-color="#4472C4"/>
      <style:text-properties fo:color="#FFFFFF"/>
    </style:style>
    <style:style style:name="_202_nfase2" style:display-name="Ênfase2" style:family="table-cell" style:data-style-name="N0">
      <style:table-cell-properties fo:background-color="#ED7D31"/>
      <style:text-properties fo:color="#FFFFFF"/>
    </style:style>
    <style:style style:name="_202_nfase3" style:display-name="Ênfase3" style:family="table-cell" style:data-style-name="N0">
      <style:table-cell-properties fo:background-color="#A5A5A5"/>
      <style:text-properties fo:color="#FFFFFF"/>
    </style:style>
    <style:style style:name="_202_nfase4" style:display-name="Ênfase4" style:family="table-cell" style:data-style-name="N0">
      <style:table-cell-properties fo:background-color="#FFC000"/>
      <style:text-properties fo:color="#FFFFFF"/>
    </style:style>
    <style:style style:name="_202_nfase5" style:display-name="Ênfase5" style:family="table-cell" style:data-style-name="N0">
      <style:table-cell-properties fo:background-color="#5B9BD5"/>
      <style:text-properties fo:color="#FFFFFF"/>
    </style:style>
    <style:style style:name="_202_nfase6" style:display-name="Ênfase6" style:family="table-cell" style:data-style-name="N0">
      <style:table-cell-properties fo:background-color="#70AD47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Euro" style:family="table-cell" style:data-style-name="N36"/>
    <style:style style:name="Hiperlink" style:family="table-cell" style:data-style-name="N0">
      <style:text-properties fo:color="#0563C1" style:text-underline-style="solid" style:text-underline-type="single"/>
    </style:style>
    <style:style style:name="Hiperlink_32_2" style:display-name="Hiperlink 2" style:family="table-cell" style:data-style-name="N0">
      <style:text-properties fo:color="#0563C1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Neutro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a" style:family="table-cell" style:data-style-name="N0">
      <style:table-cell-properties fo:border="thin solid #B2B2B2" fo:background-color="#FFFFCC"/>
    </style:style>
    <style:style style:name="Ruim" style:family="table-cell" style:data-style-name="N0">
      <style:table-cell-properties fo:background-color="#FFC7CE"/>
      <style:text-properties fo:color="#9C0006"/>
    </style:style>
    <style:style style:name="Sa_237_da" style:display-name="Saí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viso" style:display-name="Texto de Aviso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_237_tulo_32_1" style:display-name="Título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T_237_tulo_32_4" style:display-name="Título 4" style:family="table-cell" style:data-style-name="N0">
      <style:text-properties fo:color="#44546A" fo:font-weight="bold" style:font-weight-asian="bold" style:font-weight-complex="bold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029</meta:generator>
    <meta:initial-creator>Robson Quintilio</meta:initial-creator>
    <dc:creator>Rafaella Bandeira Cabral Cunha</dc:creator>
    <meta:creation-date>2018-05-16T13:33:41Z</meta:creation-date>
    <dc:date>2018-06-08T14:34:40Z</dc:date>
  </office:meta>
</office:document-meta>
</file>